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16</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Mykolaiv, Mykolayivska Oblast, Kherson, Khersonska Oblast(01:19). Red Alert: aerial threat. S...</text:span>
</text:h>
      <text:p text:style-name="P4">
Authors: liveuamap (Language: en)</text:p>
      <text:p text:style-name="P4">
Time: 2023-04-15T19:20:00</text:p>
      <text:p text:style-name="P4">
Location: Mykolaiv (Latitude:46.94866 Longtitude:32.00639)</text:p>
      <text:p text:style-name="P4">
Videos: []</text:p>
      <text:p text:style-name="P4">
Images: []</text:p>
      <text:p text:style-name="P4">
Tags: ["Europe", "Central and Eastern Europe"]</text:p>
      <text:p text:style-name="P4">
ID: 22556451</text:p>
      <!--METADATA-->
      <text:p text:style-name="P4">
Mykolaiv, Mykolayivska Oblast, Kherson, Khersonska Oblast(01:19). Red Alert:aerial threat. Sirens sounding. Take cover now!</text:p>
      <text:p text:style-name="P4">
News Collection Link: <text:a xlink:type="simple" xlink:href="https://liveuamap.com/en/2023/15-april-mykolaiv-mykolayivska-oblast-khersong" text:style-name="Internet_20_link" text:visited-style-name="Visited_20_Internet_20_Link">
https://liveuamap.com/en/2023/15-april-mykolaiv-mykolayivska-oblast-khersong</text:a>
</text:p>
      <text:p text:style-name="P4">
Source: <text:a xlink:type="simple" xlink:href="https://t.me/air_alert_ua/43111" text:style-name="Internet_20_link" text:visited-style-name="Visited_20_Internet_20_Link">
https://t.me/air_alert_ua/43111</text:a>
</text:p>
      <!--NEWS-->
      <text:h text:style-name="P10" text:outline-level="1">
<text:span text:style-name="T4">
Zaporizka Oblast(01:28). Red Alert: aerial threat. Sirens sounding. Take cover now!</text:span>
</text:h>
      <text:p text:style-name="P4">
Authors: liveuamap (Language: en)</text:p>
      <text:p text:style-name="P4">
Time: 2023-04-15T19:29:00</text:p>
      <text:p text:style-name="P4">
Location: Zaporizka Oblast (Latitude:47.611051 Longtitude:35.764811)</text:p>
      <text:p text:style-name="P4">
Videos: []</text:p>
      <text:p text:style-name="P4">
Images: []</text:p>
      <text:p text:style-name="P4">
Tags: ["Europe", "Central and Eastern Europe"]</text:p>
      <text:p text:style-name="P4">
ID: 22556452</text:p>
      <!--METADATA-->
      <text:p text:style-name="P4">
Zaporizka Oblast(01:28). Red Alert: aerial threat. Sirens sounding. Take covernow!</text:p>
      <text:p text:style-name="P4">
News Collection Link: <text:a xlink:type="simple" xlink:href="https://liveuamap.com/en/2023/15-april-zaporizka-oblast0128-red-alert-aeriag" text:style-name="Internet_20_link" text:visited-style-name="Visited_20_Internet_20_Link">
https://liveuamap.com/en/2023/15-april-zaporizka-oblast0128-red-alert-aeriag</text:a>
</text:p>
      <text:p text:style-name="P4">
Source: <text:a xlink:type="simple" xlink:href="https://t.me/air_alert_ua/43112" text:style-name="Internet_20_link" text:visited-style-name="Visited_20_Internet_20_Link">
https://t.me/air_alert_ua/43112</text:a>
</text:p>
      <!--NEWS-->
      <text:h text:style-name="P10" text:outline-level="1">
<text:span text:style-name="T4">
Donetsk Oblast(01:43). Red Alert: aerial threat. Sirens sounding. Take cover now!</text:span>
</text:h>
      <text:p text:style-name="P4">
Authors: liveuamap (Language: en)</text:p>
      <text:p text:style-name="P4">
Time: 2023-04-15T19:44:00</text:p>
      <text:p text:style-name="P4">
Location: Donetsk Oblast (Latitude:48.72849 Longtitude:37.57716)</text:p>
      <text:p text:style-name="P4">
Videos: []</text:p>
      <text:p text:style-name="P4">
Images: []</text:p>
      <text:p text:style-name="P4">
Tags: ["Europe", "Central and Eastern Europe"]</text:p>
      <text:p text:style-name="P4">
ID: 22556453</text:p>
      <!--METADATA-->
      <text:p text:style-name="P4">
Donetsk Oblast(01:43). Red Alert: aerial threat. Sirens sounding. Take covernow!</text:p>
      <text:p text:style-name="P4">
News Collection Link: <text:a xlink:type="simple" xlink:href="https://liveuamap.com/en/2023/15-april-donetsk-oblast0143-red-alert-aerial-g" text:style-name="Internet_20_link" text:visited-style-name="Visited_20_Internet_20_Link">
https://liveuamap.com/en/2023/15-april-donetsk-oblast0143-red-alert-aerial-g</text:a>
</text:p>
      <text:p text:style-name="P4">
Source: <text:a xlink:type="simple" xlink:href="https://t.me/air_alert_ua/43115" text:style-name="Internet_20_link" text:visited-style-name="Visited_20_Internet_20_Link">
https://t.me/air_alert_ua/43115</text:a>
</text:p>
      <!--NEWS-->
      <text:h text:style-name="P10" text:outline-level="1">
<text:span text:style-name="T4">
Zaporizka Oblast(02:57). Red Alert: aerial threat. Sirens sounding. Take cover now!</text:span>
</text:h>
      <text:p text:style-name="P4">
Authors: liveuamap (Language: en)</text:p>
      <text:p text:style-name="P4">
Time: 2023-04-15T20:58:00</text:p>
      <text:p text:style-name="P4">
Location: Zaporizka Oblast (Latitude:47.612021 Longtitude:35.765261)</text:p>
      <text:p text:style-name="P4">
Videos: []</text:p>
      <text:p text:style-name="P4">
Images: []</text:p>
      <text:p text:style-name="P4">
Tags: ["Europe", "Central and Eastern Europe"]</text:p>
      <text:p text:style-name="P4">
ID: 22556454</text:p>
      <!--METADATA-->
      <text:p text:style-name="P4">
Zaporizka Oblast(02:57). Red Alert: aerial threat. Sirens sounding. Take covernow!</text:p>
      <text:p text:style-name="P4">
News Collection Link: <text:a xlink:type="simple" xlink:href="https://liveuamap.com/en/2023/16-april-zaporizka-oblast0257-red-alert-aeriag" text:style-name="Internet_20_link" text:visited-style-name="Visited_20_Internet_20_Link">
https://liveuamap.com/en/2023/16-april-zaporizka-oblast0257-red-alert-aeriag</text:a>
</text:p>
      <text:p text:style-name="P4">
Source: <text:a xlink:type="simple" xlink:href="https://t.me/air_alert_ua/43121" text:style-name="Internet_20_link" text:visited-style-name="Visited_20_Internet_20_Link">
https://t.me/air_alert_ua/43121</text:a>
</text:p>
      <!--NEWS-->
      <text:h text:style-name="P10" text:outline-level="1">
<text:span text:style-name="T4">
Donetsk Oblast(05:09). Red Alert: aerial threat. Sirens sounding. Take cover now!</text:span>
</text:h>
      <text:p text:style-name="P4">
Authors: liveuamap (Language: en)</text:p>
      <text:p text:style-name="P4">
Time: 2023-04-15T23:09:00</text:p>
      <text:p text:style-name="P4">
Location: Donetsk Oblast (Latitude:48.72838 Longtitude:37.57924)</text:p>
      <text:p text:style-name="P4">
Videos: []</text:p>
      <text:p text:style-name="P4">
Images: []</text:p>
      <text:p text:style-name="P4">
Tags: ["Europe", "Central and Eastern Europe"]</text:p>
      <text:p text:style-name="P4">
ID: 22556455</text:p>
      <!--METADATA-->
      <text:p text:style-name="P4">
Donetsk Oblast(05:09). Red Alert: aerial threat. Sirens sounding. Take covernow!</text:p>
      <text:p text:style-name="P4">
News Collection Link: <text:a xlink:type="simple" xlink:href="https://liveuamap.com/en/2023/16-april-donetsk-oblast0509-red-alert-aerial-g" text:style-name="Internet_20_link" text:visited-style-name="Visited_20_Internet_20_Link">
https://liveuamap.com/en/2023/16-april-donetsk-oblast0509-red-alert-aerial-g</text:a>
</text:p>
      <text:p text:style-name="P4">
Source: <text:a xlink:type="simple" xlink:href="https://t.me/air_alert_ua/43125" text:style-name="Internet_20_link" text:visited-style-name="Visited_20_Internet_20_Link">
https://t.me/air_alert_ua/43125</text:a>
</text:p>
      <!--NEWS-->
      <text:h text:style-name="P10" text:outline-level="1">
<text:span text:style-name="T4">
ЦПД виявив основні маніпуляції від світових ЗМІ за добу</text:span>
</text:h>
      <text:p text:style-name="P4">
Author: ['АРМІЯINFORM']</text:p>
      <text:p text:style-name="P4">
Time: 2023-04-15T52:00:00-04:00</text:p>
      <text:p text:style-name="P4">
Description: Про це повідомляється на сторінці Центру протидії дезінформації.    🔶 Дезінформація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1088213_906181327337476_6674996928519486691_n.jpg" text:style-name="Internet_20_link" text:visited-style-name="Visited_20_Internet_20_Link">
341088213_906181327337476_6674996928519486691_n.jpg</text:a>
']</text:p>
      <text:p text:style-name="P4">
Tags: ['STOPRUSSIA', 'ЦПД РНБО']</text:p>
      <text:p text:style-name="P4">
Category: News</text:p>
      <!--METADATA-->
      <text:p text:style-name="P4">
<draw:frame draw:style-name="fr1" draw:name="Image2" text:anchor-type="as-char" svg:width="6.9236in" svg:height="6.9236in" draw:z-index="0">
<draw:image xlink:href="../Images/AРМІЯINFORM/2023-04-15T52-00-00-04-00/341088213_906181327337476_6674996928519486691_n.jpg" xlink:type="simple" xlink:show="embed" xlink:actuate="onLoad" draw:mime-type="image/jpeg"/>
</draw:frame>
</text:p>
      <text:p text:style-name="P4">
Про це<text:a xlink:type="simple" xlink:href="https://www.facebook.com/protydiyadezinformatsiyi.cpd/posts/pfbid02ssE3YLCkmc7nDeu9yeo9tgesfZsbe4ivBa6yFAUofNnbBL4YnWEX1z8ueTTL1Ueyl" text:style-name="Internet_20_link" text:visited-style-name="Visited_20_Internet_20_Link">
повідомляється</text:a>
на сторінці Центру протидії дезінформації.</text:p>
      <text:p text:style-name="P4">
🔶 Дезінформація</text:p>
      <text:p text:style-name="P4">
❌ Канадський журналіст Аарон Мате у Twitter написав: «Оцінки українськихвійськових у документах Пентагону та публічних звітах, які „злили“, є новимпідтвердженням того, що адміністрація Байдена розпалювала проксі-війну вУкраїні, знаючи, що це дасть мало переваг на полі бою»</text:p>
      <text:p text:style-name="P4">
🔶 Маніпуляція</text:p>
      <text:p text:style-name="P4">
❌ Американське видання Politico вважає, що Україну не влаштовує погляд США наконтрнаступ: «Штати й Україна не такі синхронні, як вони заявляють… Це можевіщувати зниження довіри між Вашингтоном і Києвом перед вирішальними місяцямибоїв, які диктуватимуть хід війни з росією»</text:p>
      <text:p text:style-name="P4">
🔶 Дезінформація</text:p>
      <text:p text:style-name="P4">
❌ Польська журналістка Ганна Крамер у статті NDP заявила: «Завдяки„спецоперації“ росія розвіяла міф про непереможність Заходу. НАТО на чолі зіСША є класичним прикладом „паперового тигра“: він небезпечний лише на першийпогляд, але у разі реальної загрози не здатний зробити нічого серйозного.Зокрема, виграти справжню війну з росією»</text:p>
      <text:p text:style-name="P4">
Source: <text:a xlink:type="simple" xlink:href="https://armyinform.com.ua/2023/04/15/czpd-vyyavyv-osnovni-manipulyacziyi-vid-svitovyh-zmi-za-dobu/" text:style-name="Internet_20_link" text:visited-style-name="Visited_20_Internet_20_Link">
https://armyinform.com.ua/2023/04/15/czpd-vyyavyv-osnovni-manipulyacziyi-vid-svitovyh-zmi-za-dobu/</text:a>
</text:p>
      <!--NEWS-->
      <text:h text:style-name="P10" text:outline-level="1">
<text:span text:style-name="T4">
Апарат Верховної Ради України передав волонтерам святкові паски для українських захисників і захисниць</text:span>
</text:h>
      <text:p text:style-name="P4">
Author: ['АРМІЯINFORM']</text:p>
      <text:p text:style-name="P4">
Time: 2023-04-15T53:00:00-04:00</text:p>
      <text:p text:style-name="P4">
Description: Працівники Апарату Верховної Ради України, аби підтримати незламних українських герої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asha1.jpeg" text:style-name="Internet_20_link" text:visited-style-name="Visited_20_Internet_20_Link">
pasha1.jpeg</text:a>
']</text:p>
      <text:p text:style-name="P4">
Tags: ['STOPRUSSIA', 'ВЕРХОВА РАДА УКРАЇНИ']</text:p>
      <text:p text:style-name="P4">
Category: News</text:p>
      <!--METADATA-->
      <text:p text:style-name="P4">
<draw:frame draw:style-name="fr1" draw:name="Image3" text:anchor-type="as-char" svg:width="6.9236in" svg:height="3.576743in" draw:z-index="0">
<draw:image xlink:href="../Images/AРМІЯINFORM/2023-04-15T53-00-00-04-00/pasha1.jpeg" xlink:type="simple" xlink:show="embed" xlink:actuate="onLoad" draw:mime-type="image/jpeg"/>
</draw:frame>
</text:p>
      <text:p text:style-name="P4">
Працівники Апарату Верховної Ради України, аби підтримати незламнихукраїнських героїв, передали на фронт понад тисячу пасок.</text:p>
      <text:p text:style-name="P4">
Про це <text:a xlink:type="simple" xlink:href="https://www.rada.gov.ua/news/Novyny/235478.html" text:style-name="Internet_20_link" text:visited-style-name="Visited_20_Internet_20_Link">
повідомляє</text:a>
 ВерховнаРада України.</text:p>
      <text:p text:style-name="P4">
«Це ж не лише паски, це традиції та культура. Це саме те, за що воюють нафронті. Торік у нас не вийшло, були трошки іншим зайняті — відганяли російськунечисть від Києва, Чернігова та Сум. А зараз є така можливість і, дякуючиАпарату, знову їдемо», — поділився волонтер Юрій Тира, який безпосередньовідвозитиме святкові паски нашим військовим.</text:p>
      <text:p text:style-name="P4">
Керівник Апарату Верховної Ради України Вячеслав Штучний, зі свого боку,зазначив, що працівники Апарату одразу вирішили долучитися до ініціативи йскористатися можливістю підтримати українських військових, які щодня боронятьУкраїнську землю.</text:p>
      <text:p text:style-name="P4">
Водночас головний консультант Головного юридичного управління АпаратуВерховної Ради України Тетяна Дажура розповіла, що дізнавшись про можливістьвідправити захисникам і захисницям святкові паски до Великодня, вирішиласпекти її самостійно: «Це частинка душі й тепла, яку можна передати нашимбійцям на фронт. Така частинка затишку й теплих слів, від яких тепліше і їм,адже розумітимуть, що про них думають і завжди пам`ятають».</text:p>
      <text:p text:style-name="P4">
Разом із пасками працівники Апарату передали різні смаколики, турнікети,дитячі малюнки та Прапори України.</text:p>
      <text:p text:style-name="P4">
Source: <text:a xlink:type="simple" xlink:href="https://armyinform.com.ua/2023/04/15/aparat-verhovnoyi-rady-ukrayiny-peredav-volonteram-svyatkovi-pasky-dlya-ukrayinskyh-zahysnykiv-i-zahysnycz/" text:style-name="Internet_20_link" text:visited-style-name="Visited_20_Internet_20_Link">
https://armyinform.com.ua/2023/04/15/aparat-verhovnoyi-rady-ukrayiny-peredav-volonteram-svyatkovi-pasky-dlya-ukrayinskyh-zahysnykiv-i-zahysnycz/</text:a>
</text:p>
      <!--NEWS-->
      <text:h text:style-name="P10" text:outline-level="1">
<text:span text:style-name="T4">
СБУ затримала ділків, які намагалися видурювати гроші з бійців ЗСУ та їхніх родичів</text:span>
</text:h>
      <text:p text:style-name="P4">
Author: ['АРМІЯINFORM']</text:p>
      <text:p text:style-name="P4">
Time: 2023-04-15T54:00:00-04:00</text:p>
      <text:p text:style-name="P4">
Description: Ліквідувано ще дві схеми виманювання грошей з військовослужбовців Збройних Сил України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99e2b73438c8ec3f2b05114bc7736572.jpeg" text:style-name="Internet_20_link" text:visited-style-name="Visited_20_Internet_20_Link">
99e2b73438c8ec3f2b05114bc7736572.jpeg</text:a>
', '<text:a xlink:type="simple" xlink:href="https://armyinform.com.ua/wp-content/uploads/2023/04/554a82a26ecbbbd0795319f3faa95a42.jpeg" text:style-name="Internet_20_link" text:visited-style-name="Visited_20_Internet_20_Link">
554a82a26ecbbbd0795319f3faa95a42.jpeg</text:a>
']</text:p>
      <text:p text:style-name="P4">
Tags: ['ВІЙСЬКОВОСЛУЖБОВЦІ', 'СБУ', 'ШАХРАЙСТВО']</text:p>
      <text:p text:style-name="P4">
Category: News</text:p>
      <!--METADATA-->
      <text:p text:style-name="P4">
<draw:frame draw:style-name="fr1" draw:name="Image4" text:anchor-type="as-char" svg:width="6.9236in" svg:height="4.615733in" draw:z-index="0">
<draw:image xlink:href="../Images/AРМІЯINFORM/2023-04-15T54-00-00-04-00/99e2b73438c8ec3f2b05114bc7736572.jpeg" xlink:type="simple" xlink:show="embed" xlink:actuate="onLoad" draw:mime-type="image/jpeg"/>
</draw:frame>
</text:p>
      <text:p text:style-name="P4">
Ліквідувано ще дві схеми виманювання грошей з військовослужбовців Збройних СилУкраїни та їхніх сімей, <text:a xlink:type="simple" xlink:href="https://ssu.gov.ua/novyny/sbu-zatrymala-u-kyievi-ta-vinnytsi-dilkiv-yaki-namahalysia-vyduriuvaty-hroshi-z-biitsiv-zsu-ta-yikhnikh-rodychiv" text:style-name="Internet_20_link" text:visited-style-name="Visited_20_Internet_20_Link">
інформує</text:a>
 СБУ.</text:p>
      <text:p text:style-name="P4">
Так, у Київській області затримано мешканця Бориспільського району, якийвидурював гроші у родичів зниклого безвісти українського захисника.</text:p>
      <text:p text:style-name="P4">
Встановлено, що жертвою шахрая став брат його односельця, молодшого сержантамеханізованого взводу ЗСУ. Цей військовий не виходив на зв’язок після ворожогоартобстрілу українських позицій під Бахмутом.</text:p>
      <text:p text:style-name="P4">
За даними слідства, зловмисник повідомив родичу військового, що зниклий нібитоперебуває у шпиталі на території білорусі та потребує складної операції.</text:p>
      <text:p text:style-name="P4">
Задля «порятунку» захисника ділок запропонував переказати 2 тис. дол. навласні банківські картки.</text:p>
      <text:p text:style-name="P4">
<draw:frame draw:style-name="fr1" draw:name="Image5" text:anchor-type="as-char" svg:width="6.660156in" svg:height="10.0in" draw:z-index="0">
<draw:image xlink:href="../Images/AРМІЯINFORM/2023-04-15T54-00-00-04-00/554a82a26ecbbbd0795319f3faa95a42.jpeg" xlink:type="simple" xlink:show="embed" xlink:actuate="onLoad" draw:mime-type="image/jpeg"/>
</draw:frame>
</text:p>
      <text:p text:style-name="P4">
Співробітники СБУ своєчасно викрили зловмисника, поетапно задокументували трифакти отримання грошей і затримали його.</text:p>
      <text:p text:style-name="P4">
Під час обшуку за адресою проживання фігуранта виявлено:</text:p>
      <text:p text:style-name="P4">
3 мобільні телефони та сім-карту, з якої зловмисник телефонував потерпілому; 3банківські картки, на які отримував гроші; 90 набоїв різного калібру та бойовугранату.</text:p>
      <text:p text:style-name="P4">
Наразі зловмиснику повідомлено про підозру за двома статтями Кримінальногокодексу України:</text:p>
      <text:p text:style-name="P4">
ч. 1 ст. 190 (шахрайство); ч. 1 ст. 263 (незаконне поводження зі зброєю,бойовими припасами або вибуховими речовинами).</text:p>
      <text:p text:style-name="P4">
Крім того, у Вінниці затримано керівника однієї з місцевих колекторськихкомпаній.</text:p>
      <text:p text:style-name="P4">
Він вимагав від демобілізованого пораненого військовослужбовця ЗСУ сплатити 1млн грн начебто протермінованого боргу його матері.</text:p>
      <text:p text:style-name="P4">
У разі несплати погрожував фізичною розправою.</text:p>
      <text:p text:style-name="P4">
Співробітники СБУ затримали зловмисника під час отримання ним першої частинигрошей у розмірі 200 тис. грн.</text:p>
      <text:p text:style-name="P4">
Наразі фігуранту повідомили про підозру за ч. 4 ст. 189 Кримінального кодексуУкраїни (вимагання, що завдало майнової шкоди в особливо великих розмірах).Йому обрано запобіжний захід — тримання під вартою без можливості внесеннязастави.</text:p>
      <text:p text:style-name="P4">
За викритими фактами тривають розслідування для встановлення всіх обставинзлочинів і притягнення винних до відповідальності.</text:p>
      <text:p text:style-name="P4">
Заходи проводили співробітники СБУ у м. Києві та Київській області, Вінницькійобласті спільно з Національною поліцією за процесуального керівництваКиївської та Вінницької обласних прокуратур.</text:p>
      <text:p text:style-name="P4">
Source: <text:a xlink:type="simple" xlink:href="https://armyinform.com.ua/2023/04/15/sbu-zatrymala-dilkiv-yaki-namagalysya-vyduryuvaty-groshi-z-bijcziv-zsu-ta-yihnih-rodychiv/" text:style-name="Internet_20_link" text:visited-style-name="Visited_20_Internet_20_Link">
https://armyinform.com.ua/2023/04/15/sbu-zatrymala-dilkiv-yaki-namagalysya-vyduryuvaty-groshi-z-bijcziv-zsu-ta-yihnih-rodychiv/</text:a>
</text:p>
      <!--NEWS-->
      <text:h text:style-name="P10" text:outline-level="1">
<text:span text:style-name="T4">
Повідомлено про підозру депутату рф, який на камеру росТБ «командував» артобстрілом позицій ЗСУ</text:span>
</text:h>
      <text:p text:style-name="P4">
Author: ['АРМІЯINFORM']</text:p>
      <text:p text:style-name="P4">
Time: 2023-04-15T55:00:00-04:00</text:p>
      <text:p text:style-name="P4">
Description: Служба безпеки зібрала доказову базу на депутата держдуми рф Віктора Водолац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1331671_1236318033652169_5739375149858400182_n.jpg" text:style-name="Internet_20_link" text:visited-style-name="Visited_20_Internet_20_Link">
341331671_1236318033652169_5739375149858400182_n.jpg</text:a>
']</text:p>
      <text:p text:style-name="P4">
Tags: ['STOPRUSSIA', 'АГРЕСІЯ РФ']</text:p>
      <text:p text:style-name="P4">
Category: News</text:p>
      <!--METADATA-->
      <text:p text:style-name="P4">
<draw:frame draw:style-name="fr1" draw:name="Image6" text:anchor-type="as-char" svg:width="6.9236in" svg:height="7.362095in" draw:z-index="0">
<draw:image xlink:href="../Images/AРМІЯINFORM/2023-04-15T55-00-00-04-00/341331671_1236318033652169_5739375149858400182_n.jpg" xlink:type="simple" xlink:show="embed" xlink:actuate="onLoad" draw:mime-type="image/jpeg"/>
</draw:frame>
</text:p>
      <text:p text:style-name="P4">
Служба безпеки зібрала доказову базу на депутата держдуми рф ВіктораВодолацького. Посадовець виконує завдання москви щодо поширення окупаційногорежиму на тимчасово захопленій території Луганщини.</text:p>
      <text:p text:style-name="P4">
Про це<text:a xlink:type="simple" xlink:href="https://www.facebook.com/SecurSerUkraine/posts/pfbid02sVAYDPkHEs2A94fmnSc6Lx37Zrd4S4i48ew9ZspZw2ANCMAgnUVdTuf4Dp6qrJ58l" text:style-name="Internet_20_link" text:visited-style-name="Visited_20_Internet_20_Link">
повідомляє</text:a>
Служба безпеки України.</text:p>
      <text:p text:style-name="P4">
Депутат входить до складу прокремлівської фракції «єдиної росії» і з початкуповномасштабного вторгнення публічно підтримав російських загарбників.</text:p>
      <text:p text:style-name="P4">
Після 24 лютого минулого року він незаконно перетнув державний кордон та«проінспектував» діяльність окупаційних органів у Луганську, Попасній, Щастіта Станиці Луганській.</text:p>
      <text:p text:style-name="P4">
Під час поїздки організував роздачу місцевим колаборантам партквитків«єдиноросів» та закликав «депутатів лнр» уніфікувати «законодавство»квазіутворення за російським зразком.</text:p>
      <text:p text:style-name="P4">
Також Водолацький відвідав місця базування окупантів на східному фронті.</text:p>
      <text:p text:style-name="P4">
Там він знявся у пропагандистському відео, на якому віддає команду заряджатигармату та стріляти по позиціях Сил оборони.</text:p>
      <text:p text:style-name="P4">
Крім того, російський депутат регулярно організовує «добровільний» збірматеріально-технічної допомоги на потреби окупаційних угруповань Південноговійськового округу зс рф.</text:p>
      <text:p text:style-name="P4">
Разом з тим, Водалицький призначений москвою куратором так званих«гуманітарних центрів єдиної росії» у захоплених районах Луганщини.</text:p>
      <text:p text:style-name="P4">
Головне призначення цих ворожих осередків — розповсюдження кремлівськогорежиму під виглядом роздачі місцевим жителям «гумдопомоги» з країни-агресора.</text:p>
      <text:p text:style-name="P4">
На підставі зібраних доказів слідчі Служби безпеки повідомили депутатудерждуми рф про підозру за двома статтями Кримінального кодексу України:</text:p>
      <text:p text:style-name="P4">
▪️ ч. 2 ст. 110 ( вчинення умисних дій з метою зміни меж території тадержавного кордону України на порушення порядку, встановленого КонституцієюУкраїни, за попередньою змовою групою осіб);</text:p>
      <text:p text:style-name="P4">
▪️ ч. 3 ст. 436-2 (виправдовування, визнання правомірною збройної агресії рфпроти України та тимчасової окупації її території, глорифікація осіб, якіздійснювали збройну агресію рф проти України, з використанням засобів масовоїінформації).</text:p>
      <text:p text:style-name="P4">
Тривають комплексні заходи для його притягнення до відповідальності за злочинипроти України.</text:p>
      <text:p text:style-name="P4">
Розслідування проводять співробітники СБУ у Донецькій та Луганській областяхза процесуального керівництва Луганської обласної прокуратури.</text:p>
      <text:p text:style-name="P4">
Source: <text:a xlink:type="simple" xlink:href="https://armyinform.com.ua/2023/04/15/povidomleno-pro-pidozru-deputatu-rf-yakyj-na-kameru-rostb-komanduvav-artobstrilom-pozyczij-zsu/" text:style-name="Internet_20_link" text:visited-style-name="Visited_20_Internet_20_Link">
https://armyinform.com.ua/2023/04/15/povidomleno-pro-pidozru-deputatu-rf-yakyj-na-kameru-rostb-komanduvav-artobstrilom-pozyczij-zsu/</text:a>
</text:p>
      <!--NEWS-->
      <text:h text:style-name="P10" text:outline-level="1">
<text:span text:style-name="T4">
Денис Шмигаль обговорив з міністрами фінансів Великої Британії, Німеччини та Франції плани підтримки України</text:span>
</text:h>
      <text:p text:style-name="P4">
Author: ['АРМІЯINFORM']</text:p>
      <text:p text:style-name="P4">
Time: 2023-04-15T56:00:00-04:00</text:p>
      <text:p text:style-name="P4">
Description: На полях Spring Meetings у Вашингтоні Прем’єр-міністр України провів зустрічі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1318333_187057057460394_5148159972713547978_n.jpg" text:style-name="Internet_20_link" text:visited-style-name="Visited_20_Internet_20_Link">
341318333_187057057460394_5148159972713547978_n.jpg</text:a>
', '<text:a xlink:type="simple" xlink:href="https://armyinform.com.ua/wp-content/uploads/2023/04/340984249_755962739318847_6053786328785412043_n-1-150x150.jpg" text:style-name="Internet_20_link" text:visited-style-name="Visited_20_Internet_20_Link">
340984249_755962739318847_6053786328785412043_n-1-150x150.jpg</text:a>
', '<text:a xlink:type="simple" xlink:href="https://armyinform.com.ua/wp-content/uploads/2023/04/340788446_2455205661295461_5629461309615320533_n-1-150x150.jpg" text:style-name="Internet_20_link" text:visited-style-name="Visited_20_Internet_20_Link">
340788446_2455205661295461_5629461309615320533_n-1-150x150.jpg</text:a>
', '<text:a xlink:type="simple" xlink:href="https://armyinform.com.ua/wp-content/uploads/2023/04/341758411_755926522810926_1395707873916253292_n-1-150x150.jpg" text:style-name="Internet_20_link" text:visited-style-name="Visited_20_Internet_20_Link">
341758411_755926522810926_1395707873916253292_n-1-150x150.jpg</text:a>
']</text:p>
      <text:p text:style-name="P4">
Tags: ['STOPRUSSIA', 'ДОПОМОГА ПАРТНЕРІВ']</text:p>
      <text:p text:style-name="P4">
Category: News</text:p>
      <!--METADATA-->
      <text:p text:style-name="P4">
<draw:frame draw:style-name="fr1" draw:name="Image7" text:anchor-type="as-char" svg:width="6.9236in" svg:height="4.615733in" draw:z-index="0">
<draw:image xlink:href="../Images/AРМІЯINFORM/2023-04-15T56-00-00-04-00/341318333_187057057460394_5148159972713547978_n.jpg" xlink:type="simple" xlink:show="embed" xlink:actuate="onLoad" draw:mime-type="image/jpeg"/>
</draw:frame>
</text:p>
      <text:p text:style-name="P4">
На полях Spring Meetings у Вашингтоні Прем’єр-міністр України провів зустрічіз міністрами фінансів Великої Британії, Німеччини та Франції, —<text:a xlink:type="simple" xlink:href="https://www.facebook.com/KabminUA/posts/pfbid02qGJDwUoKbxbnKxWmDVQ5sZyNL57yXB72GNQa8VXwfY5CWAKuFG979WAfE7zQDquql" text:style-name="Internet_20_link" text:visited-style-name="Visited_20_Internet_20_Link">
інформує</text:a>
Кабінет міністрів України.</text:p>
      <text:p text:style-name="P4">
Під час зустрічей Глава Уряду порушив питання фінансової підтримки України тавзаємодію в межах Міжвідомчої координаційної платформи донорів.</text:p>
      <text:p text:style-name="P4">
З канцлером скарбниці Британії Джеремі Гантом торкнулися основних аспектівспівпраці у відновленні України, запровадженні санкцій проти росії таконфіскації заморожених активів агресора.</text:p>
      <text:p text:style-name="P4">
<text:a xlink:type="simple" xlink:href="https://armyinform.com.ua/wp-content/uploads/2023/04/340984249_755962739318847_6053786328785412043_n-1.jpg" text:style-name="Internet_20_link" text:visited-style-name="Visited_20_Internet_20_Link">
<draw:frame draw:style-name="fr1" draw:name="Image8" text:anchor-type="as-char" svg:width="6.9236in" svg:height="6.9236in" draw:z-index="0">
<draw:image xlink:href="../Images/AРМІЯINFORM/2023-04-15T56-00-00-04-00/340984249_755962739318847_6053786328785412043_n-1-150x150.jpg" xlink:type="simple" xlink:show="embed" xlink:actuate="onLoad" draw:mime-type="image/jpeg"/>
</draw:frame>
</text:a>
</text:p>
      <text:p text:style-name="P4">
<text:a xlink:type="simple" xlink:href="https://armyinform.com.ua/wp-content/uploads/2023/04/340788446_2455205661295461_5629461309615320533_n-1.jpg" text:style-name="Internet_20_link" text:visited-style-name="Visited_20_Internet_20_Link">
<draw:frame draw:style-name="fr1" draw:name="Image9" text:anchor-type="as-char" svg:width="6.9236in" svg:height="6.9236in" draw:z-index="0">
<draw:image xlink:href="../Images/AРМІЯINFORM/2023-04-15T56-00-00-04-00/340788446_2455205661295461_5629461309615320533_n-1-150x150.jpg" xlink:type="simple" xlink:show="embed" xlink:actuate="onLoad" draw:mime-type="image/jpeg"/>
</draw:frame>
</text:a>
</text:p>
      <text:p text:style-name="P4">
<text:a xlink:type="simple" xlink:href="https://armyinform.com.ua/wp-content/uploads/2023/04/341758411_755926522810926_1395707873916253292_n-1.jpg" text:style-name="Internet_20_link" text:visited-style-name="Visited_20_Internet_20_Link">
<draw:frame draw:style-name="fr1" draw:name="Image10" text:anchor-type="as-char" svg:width="6.9236in" svg:height="6.9236in" draw:z-index="0">
<draw:image xlink:href="../Images/AРМІЯINFORM/2023-04-15T56-00-00-04-00/341758411_755926522810926_1395707873916253292_n-1-150x150.jpg" xlink:type="simple" xlink:show="embed" xlink:actuate="onLoad" draw:mime-type="image/jpeg"/>
</draw:frame>
</text:a>
</text:p>
      <text:p text:style-name="P4">
Продовження програм підтримки Уряду Німеччини Денис Шмигаль проговорив ізміністром фінансів ФРН Крістіаном Лінднером. Серед питань зустрічі й обмеженняпроти атомної галузі росії.</text:p>
      <text:p text:style-name="P4">
Прем’єр-міністр подякував за намір виділити понад 3 млрд євро додатковогофінансування цього року та більш як 5 млрд євро довгострокової військовоїпідтримки.</text:p>
      <text:p text:style-name="P4">
Також 2 млрд євро у межах довгострокового фінансування планує виділитиФранція. Денис Шмигаль висловив вдячність за це в розмові з Міністром фінансівБрюно Ле Мером.</text:p>
      <text:p text:style-name="P4">
Source: <text:a xlink:type="simple" xlink:href="https://armyinform.com.ua/2023/04/15/denys-shmygal-obgovoryv-z-ministramy-finansiv-velykoyi-brytaniyi-nimechchyny-ta-francziyi-plany-finansovoyi-pidtrymky-ukrayiny/" text:style-name="Internet_20_link" text:visited-style-name="Visited_20_Internet_20_Link">
https://armyinform.com.ua/2023/04/15/denys-shmygal-obgovoryv-z-ministramy-finansiv-velykoyi-brytaniyi-nimechchyny-ta-francziyi-plany-finansovoyi-pidtrymky-ukrayiny/</text:a>
</text:p>
      <!--NEWS-->
      <text:h text:style-name="P10" text:outline-level="1">
<text:span text:style-name="T4">
Президент України відзначив державними нагородами 45 захисників</text:span>
</text:h>
      <text:p text:style-name="P4">
Author: ['АРМІЯINFORM']</text:p>
      <text:p text:style-name="P4">
Time: 2023-04-15T57:00:00-04:00</text:p>
      <text:p text:style-name="P4">
Description: Про це йдеться в Указі Президента України № 220/2023 «Про відзначення державн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nagorody-1.jpg" text:style-name="Internet_20_link" text:visited-style-name="Visited_20_Internet_20_Link">
nagorody-1.jpg</text:a>
']</text:p>
      <text:p text:style-name="P4">
Tags: ['STOPRUSSIA', 'АГРЕСІЯ РФ', 'ВОЛОДИМИР ЗЕЛЕНСЬКИЙ']</text:p>
      <text:p text:style-name="P4">
Category: News</text:p>
      <!--METADATA-->
      <text:p text:style-name="P4">
<draw:frame draw:style-name="fr1" draw:name="Image11" text:anchor-type="as-char" svg:width="6.9236in" svg:height="3.872889in" draw:z-index="0">
<draw:image xlink:href="../Images/AРМІЯINFORM/2023-04-15T57-00-00-04-00/nagorody-1.jpg" xlink:type="simple" xlink:show="embed" xlink:actuate="onLoad" draw:mime-type="image/jpeg"/>
</draw:frame>
Ілюстративне фото</text:p>
      <text:p text:style-name="P4">
Про це <text:a xlink:type="simple" xlink:href="https://www.president.gov.ua/documents/2202023-46425" text:style-name="Internet_20_link" text:visited-style-name="Visited_20_Internet_20_Link">
йдеться</text:a>
 в УказіПрезидента України № 220/2023 «Про відзначення державними нагородами України»:</text:p>
      <text:p text:style-name="P4">
«За особисту мужність, виявлену у захисті державного суверенітету татериторіальної цілісності України, самовіддане виконання військового обов’язкупостановляю:</text:p>
      <text:p text:style-name="P4">
Нагородити орденом Богдана Хмельницького ІІ ступеня</text:p>
      <text:p text:style-name="P4">
Д’ЯЧИШИНА Ігоря Степановича — полковника</text:p>
      <text:p text:style-name="P4">
КОСТЮКА Миколу Сергійовича — майора</text:p>
      <text:p text:style-name="P4">
СМІРНОВА Максима Вячеславовича — капітана</text:p>
      <text:p text:style-name="P4">
СТЕПАНОВА Вячеслава Юрійовича — майора</text:p>
      <text:p text:style-name="P4">
ТРОЦА Олександра Олександровича — майора</text:p>
      <text:p text:style-name="P4">
Нагородити орденом Богдана Хмельницького ІІІ ступеня</text:p>
      <text:p text:style-name="P4">
ДАНИЛЮКА Віктора Анатолійовича — підполковника</text:p>
      <text:p text:style-name="P4">
ДОНЧЕНКА Михайла Миколайовича — бригадного генерала</text:p>
      <text:p text:style-name="P4">
ЖДЄДА Олексія Олександровича — майора</text:p>
      <text:p text:style-name="P4">
ЛІВІЦЬКОГО Олександра Станіславовича — полковника</text:p>
      <text:p text:style-name="P4">
Нагородити орденом «За мужність» І ступеня</text:p>
      <text:p text:style-name="P4">
ОСТАПЕНКА Вячеслава Руслановича — капітана</text:p>
      <text:p text:style-name="P4">
Нагородити орденом «За мужність» ІІ ступеня</text:p>
      <text:p text:style-name="P4">
ВАСИЛЮКА Дениса Олександровича — капітана</text:p>
      <text:p text:style-name="P4">
МАРУНЧАКА Василя Вікторовича — підполковника</text:p>
      <text:p text:style-name="P4">
НІКОЛАЄНКА Олександра Ігоровича — капітана</text:p>
      <text:p text:style-name="P4">
ОСТАПКА Олексія Миколайовича — підполковника</text:p>
      <text:p text:style-name="P4">
ФІЛЕНКА Максима Миколайовича — підполковника</text:p>
      <text:p text:style-name="P4">
Нагородити орденом «За мужність» ІІІ ступеня</text:p>
      <text:p text:style-name="P4">
ЛАЗУРЕНКА Андрія Анатолійовича — підполковника</text:p>
      <text:p text:style-name="P4">
СІКОРУ Андрія Михайловича — солдата</text:p>
      <text:p text:style-name="P4">
СІЛЬВЕРТЮКА Сергія Володимировича — майора</text:p>
      <text:p text:style-name="P4">
Нагородити орденом Данила Галицького</text:p>
      <text:p text:style-name="P4">
БРИЛКА Олександра Альфредовича — майора</text:p>
      <text:p text:style-name="P4">
ПАРИКВАША Сергія Васильовича — майстер-сержанта</text:p>
      <text:p text:style-name="P4">
СЕВЕНЮКА Ярослава Валерійовича — полковника</text:p>
      <text:p text:style-name="P4">
УСОВА Олександра Миколайовича — полковника</text:p>
      <text:p text:style-name="P4">
ЧАЛОГО Віталія Валерійовича — майора</text:p>
      <text:p text:style-name="P4">
Нагородити медаллю «За військову службу Україні»</text:p>
      <text:p text:style-name="P4">
АНДРУСЕННИКА Василя Сергійовича — полковника</text:p>
      <text:p text:style-name="P4">
НЕДЯЛА Дмитра Дмитровича — підполковника</text:p>
      <text:p text:style-name="P4">
ОЛІЙНИКА Михайла Сергійовича — старшого солдата</text:p>
      <text:p text:style-name="P4">
ОПАНАСЮКА Миколу Олександровича — старшого лейтенанта</text:p>
      <text:p text:style-name="P4">
ПОДВАРСЬКОГО Ігоря Анатолійовича — майора</text:p>
      <text:p text:style-name="P4">
ПУЧКОВА Євгена Ігоровича — полковника</text:p>
      <text:p text:style-name="P4">
ЧЕРНЕГУ Сергія Івановича — полковника</text:p>
      <text:p text:style-name="P4">
ЯРОВЕНКА Сергія Леонідовича — підполковника</text:p>
      <text:p text:style-name="P4">
Нагородити медаллю «За бездоганну службу» ІІІ ступеня</text:p>
      <text:p text:style-name="P4">
ПРОШУНІНА Леоніда Івановича — полковника</text:p>
      <text:p text:style-name="P4">
Нагородити медаллю «Захиснику Вітчизни»</text:p>
      <text:p text:style-name="P4">
ГАЛИЧА Миколу Михайловича — старшого лейтенанта</text:p>
      <text:p text:style-name="P4">
ГОРДІЄНКА Дениса Володимировича — старшого солдата</text:p>
      <text:p text:style-name="P4">
ДАНИЛЬЧУКА Олександра Миколайовича — майора</text:p>
      <text:p text:style-name="P4">
КОМІСАРА Андрія Петровича — старшого сержанта</text:p>
      <text:p text:style-name="P4">
МАЗУРА Андрія Вікторовича — капітана</text:p>
      <text:p text:style-name="P4">
МІЩЕНКА Володимира Костянтиновича — лейтенанта</text:p>
      <text:p text:style-name="P4">
МОІСЄЄНКА Олега Володимировича — солдата</text:p>
      <text:p text:style-name="P4">
ПАНАСЮКА Анатолія Анатолійовича — молодшого сержанта</text:p>
      <text:p text:style-name="P4">
ПЕРЛОВА Геннадія Вячеславовича — сержанта</text:p>
      <text:p text:style-name="P4">
П’ЯНКОВА Павла Олександровича — солдата</text:p>
      <text:p text:style-name="P4">
РОМАНЧИКА Сергія Дмитровича — старшого солдата</text:p>
      <text:p text:style-name="P4">
СЕРГІЄНКА Віталія Юрійовича — полковника</text:p>
      <text:p text:style-name="P4">
ТИМЧАКА Владислава Андрійовича — старшого солдата.</text:p>
      <text:p text:style-name="P4">
Президент України В.ЗЕЛЕНСЬКИЙ</text:p>
      <text:p text:style-name="P4">
13 квітня 2023 року».</text:p>
      <text:p text:style-name="P4">
Source: <text:a xlink:type="simple" xlink:href="https://armyinform.com.ua/2023/04/15/prezydent-ukrayiny-vidznachyv-derzhavnymy-nagorodamy-45-zahysnykiv/" text:style-name="Internet_20_link" text:visited-style-name="Visited_20_Internet_20_Link">
https://armyinform.com.ua/2023/04/15/prezydent-ukrayiny-vidznachyv-derzhavnymy-nagorodamy-45-zahysnykiv/</text:a>
</text:p>
      <!--NEWS-->
      <text:h text:style-name="P10" text:outline-level="1">
<text:span text:style-name="T4">
Протягом минулої доби Сили оборони відбили 56 атак ворога</text:span>
</text:h>
      <text:p text:style-name="P4">
Author: ['АРМІЯINFORM']</text:p>
      <text:p text:style-name="P4">
Time: 2023-04-15T58:00:00-04:00</text:p>
      <text:p text:style-name="P4">
Description: Cтаном на 06:00 15 квітня 2023 року російська федерація, продовжуючи ігнор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1146212_564792792463463_8340423527948675073_n.jpg" text:style-name="Internet_20_link" text:visited-style-name="Visited_20_Internet_20_Link">
341146212_564792792463463_8340423527948675073_n.jpg</text:a>
']</text:p>
      <text:p text:style-name="P4">
Tags: ['STOPRUSSIA', 'АГРЕСІЯ РФ', 'ВІЙНА', 'ВТОРГНЕННЯ РФ', 'ГШ ЗСУ', 'ХРОНІКА ОБОРОНИ']</text:p>
      <text:p text:style-name="P4">
Category: News</text:p>
      <!--METADATA-->
      <text:p text:style-name="P4">
<draw:frame draw:style-name="fr1" draw:name="Image12" text:anchor-type="as-char" svg:width="6.9236in" svg:height="4.449855in" draw:z-index="0">
<draw:image xlink:href="../Images/AРМІЯINFORM/2023-04-15T58-00-00-04-00/341146212_564792792463463_8340423527948675073_n.jpg" xlink:type="simple" xlink:show="embed" xlink:actuate="onLoad" draw:mime-type="image/jpeg"/>
</draw:frame>
Ілюстративне фото <text:span text:style-name="T4">
🔥 Ситуація щодо російського вторгнення</text:span>
</text:p>
      <text:p text:style-name="P4">
Cтаном на 06:00 15 квітня 2023 року російська федерація, продовжуючиігнорувати Міжнародне гуманітарне право, завдає ударів, здійснює обстріли нелише по позиціях наших військ, а й цивільній інфраструктурі населених пунктів,<text:a xlink:type="simple" xlink:href="https://www.facebook.com/GeneralStaff.ua/posts/pfbid0iVMuWjoUbu4NLdoczQy8YA4tCdbKQ8e2NxZQefErg7NNPMXekfh7ajszNP69pJDYl" text:style-name="Internet_20_link" text:visited-style-name="Visited_20_Internet_20_Link">
інформує</text:a>
Генеральний штаб ЗС України. Протягом минулої доби противник завдав 9авіаційних та 19 ракетних ударів, 13 з них — із ЗРК С-300 по мирних містахСлов’янськ та Краматорськ, здійснив 42 обстріли з реактивних систем залповоговогню по позиціях наших військ та цивільній інфраструктурі населених пунктів.Є загиблі та поранені серед цивільного населення, зруйновано та пошкодженобагатоповерхові та приватні житлові будинки, а також іншу цивільнуінфраструктуру.</text:p>
      <text:p text:style-name="P4">
Ймовірність завдавання ракетних та авіаційних ударів по всій території Українизалишається високою.</text:p>
      <text:p text:style-name="P4">
Противник продовжує зосереджувати основні зусилля на веденні наступальних дійна Лиманському, Бахмутському, Авдіївському та Мар’їнському напрямках.Найзапекліші бої тривають за Бахмут та Мар’їнку. Протягом минулої доби буловідбито 56 атак ворога.</text:p>
      <text:p text:style-name="P4">
Source: <text:a xlink:type="simple" xlink:href="https://armyinform.com.ua/2023/04/15/protyagom-mynuloyi-doby-syly-oborony-vidbyly-56-atak-voroga/" text:style-name="Internet_20_link" text:visited-style-name="Visited_20_Internet_20_Link">
https://armyinform.com.ua/2023/04/15/protyagom-mynuloyi-doby-syly-oborony-vidbyly-56-atak-voroga/</text:a>
</text:p>
      <!--NEWS-->
      <text:h text:style-name="P10" text:outline-level="1">
<text:span text:style-name="T4">
білорусь перевіряє боєготовність війська — ГШ ЗСУ</text:span>
</text:h>
      <text:p text:style-name="P4">
Author: ['АРМІЯINFORM']</text:p>
      <text:p text:style-name="P4">
Time: 2023-04-15T59:00:00-04:00</text:p>
      <text:p text:style-name="P4">
Description: На території республіки білорусь продовжують перебувати деякі підрозділи регуляр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rf-vijska.jpg" text:style-name="Internet_20_link" text:visited-style-name="Visited_20_Internet_20_Link">
rf-vijska.jpg</text:a>
']</text:p>
      <text:p text:style-name="P4">
Tags: ['STOPRUSSIA', 'АГРЕСІЯ РФ', 'ВІЙНА', 'ВТОРГНЕННЯ РФ', 'ГШ ЗСУ']</text:p>
      <text:p text:style-name="P4">
Category: News</text:p>
      <!--METADATA-->
      <text:p text:style-name="P4">
<draw:frame draw:style-name="fr1" draw:name="Image13" text:anchor-type="as-char" svg:width="6.9236in" svg:height="4.690181in" draw:z-index="0">
<draw:image xlink:href="../Images/AРМІЯINFORM/2023-04-15T59-00-00-04-00/rf-vijska.jpg" xlink:type="simple" xlink:show="embed" xlink:actuate="onLoad" draw:mime-type="image/jpeg"/>
</draw:frame>
Ілюстративне фото <text:span text:style-name="T4">
🔥 Ситуація щодо російського вторгнення</text:span>
</text:p>
      <text:p text:style-name="P4">
На території республіки білорусь продовжують перебувати деякі підрозділирегулярних військ збройних сил російської федерації,<text:a xlink:type="simple" xlink:href="https://www.facebook.com/GeneralStaff.ua/posts/pfbid0iVMuWjoUbu4NLdoczQy8YA4tCdbKQ8e2NxZQefErg7NNPMXekfh7ajszNP69pJDYl" text:style-name="Internet_20_link" text:visited-style-name="Visited_20_Internet_20_Link">
інформує</text:a>
Генеральний штаб ЗС України. Також триває комплексна перевірка бойовоїготовності збройних сил республіки білорусь.</text:p>
      <text:p text:style-name="P4">
На Волинському, Поліському, Сіверському та Слобожанському напрямках оперативнаобстановка без суттєвих змін, ознак формування наступальних угруповань невиявлено. Зберігається військова присутність противника у прикордонних зУкраїною районах Курської та Бєлгородської областей.</text:p>
      <text:p text:style-name="P4">
Source: <text:a xlink:type="simple" xlink:href="https://armyinform.com.ua/2023/04/15/bilorut-pereviryaye-boyegotovnist-vijska/" text:style-name="Internet_20_link" text:visited-style-name="Visited_20_Internet_20_Link">
https://armyinform.com.ua/2023/04/15/bilorut-pereviryaye-boyegotovnist-vijska/</text:a>
</text:p>
      <!--NEWS-->
      <text:h text:style-name="P10" text:outline-level="1">
<text:span text:style-name="T4">
ЦПД інформує про основний наратив, що за добу просували росЗМІ</text:span>
</text:h>
      <text:p text:style-name="P4">
Author: ['АРМІЯINFORM']</text:p>
      <text:p text:style-name="P4">
Time: 2023-04-15T60:00:00-04:00</text:p>
      <text:p text:style-name="P4">
Description: Центр протидії дезінформації поінформував про основний наратив, що просували російсь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6390558_1191367284916054_3535022615267993245_n.jpg" text:style-name="Internet_20_link" text:visited-style-name="Visited_20_Internet_20_Link">
336390558_1191367284916054_3535022615267993245_n.jpg</text:a>
']</text:p>
      <text:p text:style-name="P4">
Tags: ['STOPRUSSIA', 'АГРЕСІЯ РФ', 'ЦПД РНБО']</text:p>
      <text:p text:style-name="P4">
Category: News</text:p>
      <!--METADATA-->
      <text:p text:style-name="P4">
<draw:frame draw:style-name="fr1" draw:name="Image14" text:anchor-type="as-char" svg:width="6.9236in" svg:height="6.9236in" draw:z-index="0">
<draw:image xlink:href="../Images/AРМІЯINFORM/2023-04-15T60-00-00-04-00/336390558_1191367284916054_3535022615267993245_n.jpg" xlink:type="simple" xlink:show="embed" xlink:actuate="onLoad" draw:mime-type="image/jpeg"/>
</draw:frame>
</text:p>
      <text:p text:style-name="P4">
Центр протидії дезінформації<text:a xlink:type="simple" xlink:href="https://www.facebook.com/protydiyadezinformatsiyi.cpd/posts/pfbid0vaNzsCAc8Pp5yDNybKnaAqMf6aVUAg9taXWmQuKS4CPdgTujHH3HSPd1GaaEH9cFl" text:style-name="Internet_20_link" text:visited-style-name="Visited_20_Internet_20_Link">
поінформував</text:a>
про основний наратив, що просували російські ЗМІ за добу:</text:p>
      <text:p text:style-name="P4">
«Слова експрезидента рф прозвучали як доповнення до заяви угорського прем‘єр-міністра В. Орбана, який назвав Україну «фінансово неіснуючою»</text:p>
      <text:p text:style-name="P4">
Також Орбан сказав, що без фінансування Заходу війна в Україні припиниться,проте свій прогноз щодо її переможця — вирішив не додавати</text:p>
      <text:p text:style-name="P4">
Для ропропагандистів і путінських прихильників подібні висловлюванняєвропейських політиків дають можливість розвивати дезінформаційні таманіпулятивні кампанії</text:p>
      <text:p text:style-name="P4">
Заяви «запасного» президента рф щодо економічних проблем України звучатьособливо цинічно після російського ракетного терору, мета якого — знищенняукраїнської економіки».</text:p>
      <text:p text:style-name="P4">
Source: <text:a xlink:type="simple" xlink:href="https://armyinform.com.ua/2023/04/15/czpd-informuye-pro-osnovnyj-naratyv-shho-za-dobu-prosuvaly-roszmi/" text:style-name="Internet_20_link" text:visited-style-name="Visited_20_Internet_20_Link">
https://armyinform.com.ua/2023/04/15/czpd-informuye-pro-osnovnyj-naratyv-shho-za-dobu-prosuvaly-roszmi/</text:a>
</text:p>
      <!--NEWS-->
      <text:h text:style-name="P10" text:outline-level="1">
<text:span text:style-name="T4">
Окупанти крадуть мастила з електротрансформаторів та знеструмлюють вулиці міст</text:span>
</text:h>
      <text:p text:style-name="P4">
Author: ['АРМІЯINFORM']</text:p>
      <text:p text:style-name="P4">
Time: 2023-04-15T61:00:00-04:00</text:p>
      <text:p text:style-name="P4">
Description: Російські загарбники продовжують чинити мародерство на тимчасово захопленій терито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strilby.jpg" text:style-name="Internet_20_link" text:visited-style-name="Visited_20_Internet_20_Link">
okupanty-strilby.jpg</text:a>
']</text:p>
      <text:p text:style-name="P4">
Tags: ['STOPRUSSIA', 'АГРЕСІЯ РФ', 'ВТОРГНЕННЯ РФ', 'ГШ ЗСУ']</text:p>
      <text:p text:style-name="P4">
Category: News</text:p>
      <!--METADATA-->
      <text:p text:style-name="P4">
<draw:frame draw:style-name="fr1" draw:name="Image15" text:anchor-type="as-char" svg:width="6.9236in" svg:height="4.33302in" draw:z-index="0">
<draw:image xlink:href="../Images/AРМІЯINFORM/2023-04-15T61-00-00-04-00/okupanty-strilby.jpg" xlink:type="simple" xlink:show="embed" xlink:actuate="onLoad" draw:mime-type="image/jpeg"/>
</draw:frame>
Ілюстративне фото <text:span text:style-name="T4">
🔥 Ситуація щодо російського вторгнення</text:span>
</text:p>
      <text:p text:style-name="P4">
Російські загарбники продовжують чинити мародерство на тимчасово захопленійтериторії України. Зокрема, у Новокаховському районі Херсонської областівідзначені випадки зливу мастила з електротрансформаторів, що зі свого бокупризводить до знеструмлення окремо взятих вулиць населених пунктів району,<text:a xlink:type="simple" xlink:href="https://www.facebook.com/GeneralStaff.ua/posts/pfbid0iVMuWjoUbu4NLdoczQy8YA4tCdbKQ8e2NxZQefErg7NNPMXekfh7ajszNP69pJDYl" text:style-name="Internet_20_link" text:visited-style-name="Visited_20_Internet_20_Link">
інформує</text:a>
Генеральний штаб ЗС України.</text:p>
      <text:p text:style-name="P4">
Source: <text:a xlink:type="simple" xlink:href="https://armyinform.com.ua/2023/04/15/okupnaty-kradut-mastyla-z-elektrotransformatoriv-ta-znestrumlyuyut-vulyczi-mist/" text:style-name="Internet_20_link" text:visited-style-name="Visited_20_Internet_20_Link">
https://armyinform.com.ua/2023/04/15/okupnaty-kradut-mastyla-z-elektrotransformatoriv-ta-znestrumlyuyut-vulyczi-mist/</text:a>
</text:p>
      <!--NEWS-->
      <text:h text:style-name="P10" text:outline-level="1">
<text:span text:style-name="T4">
Наша артилерія уразила пункт управління та 3 райони зосередження ворога</text:span>
</text:h>
      <text:p text:style-name="P4">
Author: ['АРМІЯINFORM']</text:p>
      <text:p text:style-name="P4">
Time: 2023-04-15T62:00:00-04:00</text:p>
      <text:p text:style-name="P4">
Description: Авіація Сил оборони за минулу добу завдала 5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jpg" text:style-name="Internet_20_link" text:visited-style-name="Visited_20_Internet_20_Link">
artyleriya.jpg</text:a>
']</text:p>
      <text:p text:style-name="P4">
Tags: ['STOPRUSSIA', 'ВТРАТИ ВОРОГА']</text:p>
      <text:p text:style-name="P4">
Category: News</text:p>
      <!--METADATA-->
      <text:p text:style-name="P4">
<draw:frame draw:style-name="fr1" draw:name="Image16" text:anchor-type="as-char" svg:width="6.9236in" svg:height="4.615733in" draw:z-index="0">
<draw:image xlink:href="../Images/AРМІЯINFORM/2023-04-15T62-00-00-04-00/artyleriya.jpg" xlink:type="simple" xlink:show="embed" xlink:actuate="onLoad" draw:mime-type="image/jpeg"/>
</draw:frame>
Ілюстративне фото <text:span text:style-name="T4">
🔥 Ситуація щодо російського вторгнення</text:span>
</text:p>
      <text:p text:style-name="P4">
Авіація Сил оборони за минулу добу завдала 5 ударів по районах зосередженняособового складу та військової техніки окупантів,<text:a xlink:type="simple" xlink:href="https://www.facebook.com/GeneralStaff.ua/posts/pfbid0iVMuWjoUbu4NLdoczQy8YA4tCdbKQ8e2NxZQefErg7NNPMXekfh7ajszNP69pJDYl" text:style-name="Internet_20_link" text:visited-style-name="Visited_20_Internet_20_Link">
інформує</text:a>
Генеральний штаб ЗС України.</text:p>
      <text:p text:style-name="P4">
Підрозділи ракетних військ і артилерії уразили 1 пункт управління, 3 районизосередження живої сили, озброєння та військової техніки противника, а також 1станцію радіоелектронної боротьби противника.</text:p>
      <text:p text:style-name="P4">
Source: <text:a xlink:type="simple" xlink:href="https://armyinform.com.ua/2023/04/15/nasha-artyleriya-urazyla-punkt-upravlinnya-ta-3-rajony-zoseredzhennya-voroga/" text:style-name="Internet_20_link" text:visited-style-name="Visited_20_Internet_20_Link">
https://armyinform.com.ua/2023/04/15/nasha-artyleriya-urazyla-punkt-upravlinnya-ta-3-rajony-zoseredzhennya-voroga/</text:a>
</text:p>
      <!--NEWS-->
      <text:h text:style-name="P10" text:outline-level="1">
<text:span text:style-name="T4">
Ще мінус 460 окупантів, 3 танки та 4 ББМ: добові втрати ворога</text:span>
</text:h>
      <text:p text:style-name="P4">
Author: ['АРМІЯINFORM']</text:p>
      <text:p text:style-name="P4">
Time: 2023-04-15T63:00:00-04:00</text:p>
      <text:p text:style-name="P4">
Description: Загальні бойові втрати противника з 24.02.22 по 15.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5.04.2023_vtraty-scaled.jpg" text:style-name="Internet_20_link" text:visited-style-name="Visited_20_Internet_20_Link">
15.04.2023_vtraty-scaled.jpg</text:a>
']</text:p>
      <text:p text:style-name="P4">
Tags: ['STOPRUSSIA', 'ВТОРГНЕННЯ РФ', 'ВТРАТИ ВОРОГА', 'ГШ ЗСУ']</text:p>
      <text:p text:style-name="P4">
Category: News</text:p>
      <!--METADATA-->
      <text:p text:style-name="P4">
<draw:frame draw:style-name="fr1" draw:name="Image17" text:anchor-type="as-char" svg:width="6.9236in" svg:height="6.969757in" draw:z-index="0">
<draw:image xlink:href="../Images/AРМІЯINFORM/2023-04-15T63-00-00-04-00/15.04.2023_vtraty-scaled.jpg" xlink:type="simple" xlink:show="embed" xlink:actuate="onLoad" draw:mime-type="image/jpeg"/>
</draw:frame>
 <text:span text:style-name="T4">
🔥 Ситуація щодо російського вторгнення</text:span>
</text:p>
      <text:p text:style-name="P4">
Загальні бойові втрати противника з 24.02.22 по 15.04.23 орієнтовностановлять:</text:p>
      <ul>
        <li>
<text:span text:style-name="T4">
особового складу ‒</text:span>
 181550 (+460) осіб ліквідовано  * <text:span text:style-name="T4">
танків ‒</text:span>
 3653 (+3)  * <text:span text:style-name="T4">
бойових броньованих машин ‒</text:span>
 7073 (+4)  * <text:span text:style-name="T4">
артилерійських систем ‒</text:span>
 2785 (+1)  * <text:span text:style-name="T4">
РСЗВ ‒</text:span>
 535 (0)  * <text:span text:style-name="T4">
засоби ППО ‒</text:span>
 283 (0)  * <text:span text:style-name="T4">
літаків ‒</text:span>
 307 (0)  * <text:span text:style-name="T4">
гелікоптерів ‒</text:span>
 293 (0)  * <text:span text:style-name="T4">
БПЛА оперативно-тактичного рівня ‒</text:span>
 2339 (0)  * <text:span text:style-name="T4">
крилаті ракети ‒</text:span>
 911 (0)  * <text:span text:style-name="T4">
кораблі / катери ‒</text:span>
 18 (0)  * <text:span text:style-name="T4">
автомобільної техніки та автоцистерн ‒</text:span>
 5646 (+6)  * <text:span text:style-name="T4">
спеціальна техніка ‒</text:span>
 324 (+3)</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5.04.23.</text:p>
      <text:p text:style-name="P4">
Source: <text:a xlink:type="simple" xlink:href="https://armyinform.com.ua/2023/04/15/shhe-minus-460-okupantiv-3-tanky-ta-4-bbm-dobovi-vtraty-voroga/" text:style-name="Internet_20_link" text:visited-style-name="Visited_20_Internet_20_Link">
https://armyinform.com.ua/2023/04/15/shhe-minus-460-okupantiv-3-tanky-ta-4-bbm-dobovi-vtraty-voroga/</text:a>
</text:p>
      <!--NEWS-->
      <text:h text:style-name="P10" text:outline-level="1">
<text:span text:style-name="T4">
Данілов: Китайського озброєння ми зараз на нашому фронті не бачимо</text:span>
</text:h>
      <text:p text:style-name="P4">
Authors: Ukrinform (Person)</text:p>
      <text:p text:style-name="P4">
Publisher: Укринформ (Organization)</text:p>
      <text:p text:style-name="P4">
Published Time: 2023-04-16T-11:18:00+03:00</text:p>
      <text:p text:style-name="P4">
Modified Time: 2023-04-16T23:18:00+03:00</text:p>
      <text:p text:style-name="P4">
Description: Секретар РНБО Олексій Данілов прокоментував статтю The Washington Post про те, що в опублікованих у Мережі секретних документах нібито міститься інформація про те, що Китай погодився надати летальну допомогу росії. — Укрінформ.</text:p>
      <text:p text:style-name="P4">
Images: ["<text:a xlink:type="simple" xlink:href="https://static.ukrinform.com/photos/2023_04/thumb_files/630_360_1680783799-703.jpg" text:style-name="Internet_20_link" text:visited-style-name="Visited_20_Internet_20_Link">
630_360_16807...</text:a>
"]</text:p>
      <text:p text:style-name="P4">
Tags: ['Китай', 'РНБО', 'Зброя', 'росія', 'Данілов', 'Війна з росією']</text:p>
      <text:p text:style-name="P4">
Type: Article</text:p>
      <!--METADATA-->
      <text:p text:style-name="P4">
<draw:frame draw:style-name="fr1" draw:name="Image18" text:anchor-type="as-char" svg:width="6.9236in" svg:height="3.956343in" draw:z-index="0">
<draw:image xlink:href="../Images/yкринформ/2023-04-16T-11-18-00-03-00/630_360_1680783799-703.jpg" xlink:type="simple" xlink:show="embed" xlink:actuate="onLoad" draw:mime-type="image/jpeg"/>
</draw:frame>
 СекретарРНБО Олексій Данілов прокоментував статтю The Washington Post про те, що вопублікованих у Мережі секретних документах нібито міститься інформація проте, що Китай погодився надати летальну допомогу росії.</text:p>
      <text:p text:style-name="P4">
Про це Данілов сказав в інтерв'ю журналісту <text:a xlink:type="simple" xlink:href="https://tsn.ua/exclusive/zliti-dokumenti-pentagonu-danilov-vidpoviv-chi-diysno-rf-vzhe-voyuye-kitayskoyu-zbroyeyu-2309086.html" text:style-name="Internet_20_link" text:visited-style-name="Visited_20_Internet_20_Link">
</text:a>
 Олександру Цаплієнку,передає Укрінформ.</text:p>
      <text:p text:style-name="P4">
"Якби вона тут з’явилася, ви пам’ятаєте, коли з’явилися іранські ударнібезпілотники, ми одразу про це зробили заяву. Ми їх розібрали, як кажуть, покісточках, і навіть дані тих країн, компоненти яких там були використані. Мидо них звернемося офіційно, з питанням, чому так сталося і це требаобов’язково припинити. Китайського <text:span text:style-name="T4">
<text:a xlink:type="simple" xlink:href="https://www.ukrinform.ua/tag-zbroa" text:style-name="Internet_20_link" text:visited-style-name="Visited_20_Internet_20_Link">
 </text:a>
</text:span>
 ми зараз на нашому фронті не бачимо", – каже секретар РНБО.</text:p>
      <text:p text:style-name="P4">
<text:span text:style-name="T4">
Читайте також:</text:span>
 <text:span text:style-name="T4">
<text:a xlink:type="simple" xlink:href="https://www.ukrinform.ua/rubric-world/3696764-putin-zustrivsa-z-ministrom-oboroni-kitau-govorili-pro-vijskovu-spivpracu.html" text:style-name="Internet_20_link" text:visited-style-name="Visited_20_Internet_20_Link">
 </text:a>
 </text:span>
</text:p>
      <text:p text:style-name="P4">
Данілов запевнив, якщо китайська зброя все ж з'явиться в російських окупантів,Україна одразу проінформує наше суспільство і світ.</text:p>
      <text:p text:style-name="P4">
"Але виходячи з глобальних питань Китаю, ми не бачимо, для чого він має заразпостачати зброю рф. Позиція Китаю нейтральна – вони не підтримують не одну, нііншу сторону. Вперше китайська дипломатія вийшла у публічний простір зпропозицією 12 питань щодо завершення війни, але вони це називають дещо по-іншому. І це перше питання, чому ми не можемо це остаточно приймати. Там єречі, які можемо приймати, коли йдеться про територіальну цілісність, про ООН.Це, звісно, для нас корисно. Але є пункти, які є доволі сумнівними. Томузаймаємося, працюємо, спостерігаємо. Скоро ми будемо мати великий обсягінформації саме по цьому питанню", – підсумував секретар РНБО.</text:p>
      <text:p text:style-name="P4">
<text:span text:style-name="T4">
Читайте також:</text:span>
 <text:span text:style-name="T4">
<text:a xlink:type="simple" xlink:href="https://www.ukrinform.ua/rubric-world/3696127-kitaj-obicae-ne-prodavati-zbrou-zodnij-storoni-vijni-v-ukraini.html" text:style-name="Internet_20_link" text:visited-style-name="Visited_20_Internet_20_Link">
 </text:a>
 </text:span>
</text:p>
      <text:p text:style-name="P4">
Як раніше повідомляло агентство, високий представник ЄС Жозеп Боррель _<text:span text:style-name="T4">
<text:a xlink:type="simple" xlink:href="https://www.ukrinform.ua/rubric-world/3695859-borrel-nazvav-neperekonlivou-nejtralnist-kitau.html" text:style-name="Internet_20_link" text:visited-style-name="Visited_20_Internet_20_Link">
</text:a>
 </text:span>
 _ , провести переговори з Президентом Зеленським тапідтримати виведення російських військ з території України.</text:p>
      <text:p text:style-name="P4">
Перед цим The Washington Post з посиланням на таємні документи повідомили, щоКитай нібито схвалив постачання зброї росії.</text:p>
      <text:p text:style-name="P4">
Source: <text:a xlink:type="simple" xlink:href="https://www.ukrinform.ua/rubric-ato/3696774-danilov-kitajskogo-ozbroenna-mi-zaraz-na-nasomu-fronti-ne-bacimo.html" text:style-name="Internet_20_link" text:visited-style-name="Visited_20_Internet_20_Link">
https://www.ukrinform.ua/rubric-ato/3696774-danilov-kitajskogo-ozbroenna-mi-zaraz-na-nasomu-fronti-ne-bacimo.html</text:a>
</text:p>
      <!--NEWS-->
      <text:h text:style-name="P10" text:outline-level="1">
<text:span text:style-name="T4">
Владислав Бухов здобув п’яту ліцензію з плавання для України на Олімпійські ігри у Парижі</text:span>
</text:h>
      <text:p text:style-name="P4">
Authors: Ukrinform (Person)</text:p>
      <text:p text:style-name="P4">
Publisher: Укринформ (Organization)</text:p>
      <text:p text:style-name="P4">
Published Time: 2023-04-16T-13:10:00+03:00</text:p>
      <text:p text:style-name="P4">
Modified Time: 2023-04-16T23:10:00+03:00</text:p>
      <text:p text:style-name="P4">
Description: Українець завоював олімпійську ліцензію на дистанції 50 метрів вільним стилем. — Укрінформ.</text:p>
      <text:p text:style-name="P4">
Images: ["<text:a xlink:type="simple" xlink:href="https://static.ukrinform.com/photos/2023_04/thumb_files/630_360_1681675041-214.jpg" text:style-name="Internet_20_link" text:visited-style-name="Visited_20_Internet_20_Link">
630_360_16816...</text:a>
"]</text:p>
      <text:p text:style-name="P4">
Tags: ['плавання']</text:p>
      <text:p text:style-name="P4">
Type: Article</text:p>
      <!--METADATA-->
      <text:p text:style-name="P4">
<draw:frame draw:style-name="fr1" draw:name="Image19" text:anchor-type="as-char" svg:width="6.9236in" svg:height="3.956343in" draw:z-index="0">
<draw:image xlink:href="../Images/yкринформ/2023-04-16T-13-10-00-03-00/630_360_1681675041-214.jpg" xlink:type="simple" xlink:show="embed" xlink:actuate="onLoad" draw:mime-type="image/jpeg"/>
</draw:frame>
 Українецьзавоював олімпійську ліцензію на дистанції 50 метрів вільним стилем.</text:p>
      <text:p text:style-name="P4">
Збірна України з плавання здобула одразу п'ять ліцензій на Олімпійськіігри-2024, що відбудуться у Парижі, сталося це за результатами турніруStockholm Open у Швеції, передає Укрінформ.</text:p>
      <text:p text:style-name="P4">
Раніше три ліцензії здобув Михайло Романчук (400 метрів, вільний стиль, 1500метрів, вільний стиль, 800 метрів, вільний стиль). Четверта ліцензія нарахунку Олександра Желтякова (200 метрів, спина).</text:p>
      <text:p text:style-name="P4">
Останню ж ліцензію для України за результатами Stockholm Open здобув 20-річнийВладислав Бухов. Український плавець виконав норматив на дистанції 50 метріввільним стилем.</text:p>
      <text:p text:style-name="P4">
Олімпійський норматив на 50 м фристайлом складає 21.96 секунд. Виконати йогонамагався ще один українець - Ілля Лінник, однак лише Бухову вдалося пропливтидистанцію з необхідним результатом - норматив випердив на 0.04 секунди (21.92сек).</text:p>
      <text:p text:style-name="P4">
Бухов вдруге відібрався на Олімпійські ігри. На попередній Олімпіаді в Токіоплавець також виступав на 50 метрах вільним стилем і навіть вийшов допівфіналу та показав 19-й загальний результат.</text:p>
      <text:p text:style-name="P4">
<text:span text:style-name="T4">
Читайте також:</text:span>
 <text:a xlink:type="simple" xlink:href="https://www.ukrinform.ua/rubric-sports/3696736-mihajlo-romancuk-zdobuv-tretu-licenziu-na-olimpijski-igri-u-parizi.html" text:style-name="Internet_20_link" text:visited-style-name="Visited_20_Internet_20_Link">
 <text:span text:style-name="T4">
Романчук</text:span>
 </text:a>
</text:p>
      <text:p text:style-name="P4">
Як повідомляв Укрінформ, сьогодні, 16 квітня, Михайло Романчук відібрався наОІ-2024 на дистанції 800 метрів вільним стилем.</text:p>
      <text:p text:style-name="P4">
Фото: Getty Image</text:p>
      <text:p text:style-name="P4">
Source: <text:a xlink:type="simple" xlink:href="https://www.ukrinform.ua/rubric-sports/3696770-vladislav-buhov-zdobuv-patu-licenziu-z-plavanna-dla-ukraini-na-olimpijski-igri-u-parizi.html" text:style-name="Internet_20_link" text:visited-style-name="Visited_20_Internet_20_Link">
https://www.ukrinform.ua/rubric-sports/3696770-vladislav-buhov-zdobuv-patu-licenziu-z-plavanna-dla-ukraini-na-olimpijski-igri-u-parizi.html</text:a>
</text:p>
      <!--NEWS-->
      <text:h text:style-name="P10" text:outline-level="1">
<text:span text:style-name="T4">
Загарбники обстріляли Запорізьку область, пошкодивши дачні будинки – ОВА</text:span>
</text:h>
      <text:p text:style-name="P4">
Authors: Ukrinform (Person)</text:p>
      <text:p text:style-name="P4">
Publisher: Укринформ (Organization)</text:p>
      <text:p text:style-name="P4">
Published Time: 2023-04-16T-16:55:00+03:00</text:p>
      <text:p text:style-name="P4">
Modified Time: 2023-04-16T22:55:00+03:00</text:p>
      <text:p text:style-name="P4">
Description: У неділю, 16 квітня, російські військові знову обстрілювали території Запорізької області. — Укрінформ.</text:p>
      <text:p text:style-name="P4">
Images: ["<text:a xlink:type="simple" xlink:href="https://static.ukrinform.com/photos/2023_04/thumb_files/630_360_1681016947-887.jpg" text:style-name="Internet_20_link" text:visited-style-name="Visited_20_Internet_20_Link">
630_360_16810...</text:a>
"]</text:p>
      <text:p text:style-name="P4">
Tags: ['Обстріл', 'Агресія РФ', 'Запоріжжя', 'Війна з росією']</text:p>
      <text:p text:style-name="P4">
Type: Article</text:p>
      <!--METADATA-->
      <text:p text:style-name="P4">
<draw:frame draw:style-name="fr1" draw:name="Image20" text:anchor-type="as-char" svg:width="6.9236in" svg:height="3.956343in" draw:z-index="0">
<draw:image xlink:href="../Images/yкринформ/2023-04-16T-16-55-00-03-00/630_360_1681016947-887.jpg" xlink:type="simple" xlink:show="embed" xlink:actuate="onLoad" draw:mime-type="image/jpeg"/>
</draw:frame>
 У неділю,16 квітня, російські військові знову обстрілювали території Запорізькоїобласті.</text:p>
      <text:p text:style-name="P4">
Про це йдеться у <text:a xlink:type="simple" xlink:href="https://t.me/zoda_gov_ua/18299" text:style-name="Internet_20_link" text:visited-style-name="Visited_20_Internet_20_Link">
 </text:a>
 голови Запорізької ОВАЮрія Малашка, передає Укрінформ.</text:p>
      <text:p text:style-name="P4">
«Окупанти продовжують тероризувати мирних жителів Запорізької області Ввечеріворог підступно атакував дачні будинки. Вибиті шибки, потрощені фасади,автівки», – повідомив Малашко.</text:p>
      <text:p text:style-name="P4">
<text:span text:style-name="T4">
Читайте також:</text:span>
 <text:span text:style-name="T4">
<text:a xlink:type="simple" xlink:href="https://www.ukrinform.ua/rubric-ato/3696760-vorog-za-dobu-trici-obstrilav-prikordonna-sumsini.html" text:style-name="Internet_20_link" text:visited-style-name="Visited_20_Internet_20_Link">
 </text:a>
 </text:span>
</text:p>
      <text:p text:style-name="P4">
За даними глави ОВА, в результаті обстрілів армії рф обійшлось без жертв.</text:p>
      <text:p text:style-name="P4">
Наразі, за його словами, всі профільні служби працюють на місці прильоту:ліквідовують наслідки атаки та фіксують черговий воєнний злочин рф.</text:p>
      <text:p text:style-name="P4">
Як раніше повідомляло агентство, _<text:span text:style-name="T4">
<text:a xlink:type="simple" xlink:href="https://www.ukrinform.ua/rubric-ato/3696750-rosiani-dvici-za-dobu-obstrilali-nikopolsinu.html" text:style-name="Internet_20_link" text:visited-style-name="Visited_20_Internet_20_Link">
 </text:a>
 . </text:span>
 _</text:p>
      <text:p text:style-name="P4">
Source: <text:a xlink:type="simple" xlink:href="https://www.ukrinform.ua/rubric-ato/3696773-zagarbniki-obstrilali-zaporizku-oblast-poskodivsi-dacni-budinki-ova.html" text:style-name="Internet_20_link" text:visited-style-name="Visited_20_Internet_20_Link">
https://www.ukrinform.ua/rubric-ato/3696773-zagarbniki-obstrilali-zaporizku-oblast-poskodivsi-dacni-budinki-ova.html</text:a>
</text:p>
      <!--NEWS-->
      <text:h text:style-name="P10" text:outline-level="1">
<text:span text:style-name="T4">
Анастасія Німець виграла «срібло» Кубка світу з кульової стрільби</text:span>
</text:h>
      <text:p text:style-name="P4">
Authors: Ukrinform (Person)</text:p>
      <text:p text:style-name="P4">
Publisher: Укринформ (Organization)</text:p>
      <text:p text:style-name="P4">
Published Time: 2023-04-16T-18:45:08+03:00</text:p>
      <text:p text:style-name="P4">
Modified Time: 2023-04-16T22:45:08+03:00</text:p>
      <text:p text:style-name="P4">
Description: Представниця України показала другий результат у стрільбі зі стандартного малокаліберного пістолета на дистанції 25 метрів.  — Укрінформ.</text:p>
      <text:p text:style-name="P4">
Images: ["<text:a xlink:type="simple" xlink:href="https://static.ukrinform.com/photos/2023_04/thumb_files/630_360_1681674212-794.jpg" text:style-name="Internet_20_link" text:visited-style-name="Visited_20_Internet_20_Link">
630_360_16816...</text:a>
"]</text:p>
      <text:p text:style-name="P4">
Tags: ['Кульова стрільба']</text:p>
      <text:p text:style-name="P4">
Type: Article</text:p>
      <!--METADATA-->
      <text:p text:style-name="P4">
<draw:frame draw:style-name="fr1" draw:name="Image21" text:anchor-type="as-char" svg:width="6.9236in" svg:height="3.956343in" draw:z-index="0">
<draw:image xlink:href="../Images/yкринформ/2023-04-16T-18-45-08-03-00/630_360_1681674212-794.jpg" xlink:type="simple" xlink:show="embed" xlink:actuate="onLoad" draw:mime-type="image/jpeg"/>
</draw:frame>
Представниця України показала другий результат у стрільбі зі стандартногомалокаліберного пістолета на дистанції 25 метрів.</text:p>
      <text:p text:style-name="P4">
Кубок світу з кульової стрільби проходить у Лімі (Перу), <text:a xlink:type="simple" xlink:href="https://sport.loda.gov.ua/" text:style-name="Internet_20_link" text:visited-style-name="Visited_20_Internet_20_Link">
</text:a>
 пресслужба Управління молоді та спортуЛьвівської ОДА, передає Укрінформ.</text:p>
      <text:p text:style-name="P4">
Львів’янка Анастасія Німець стала другою у стрільбі зі стандартногомалокаліберного пістолета на дистанції 25 метрів. На першому місці – ФенСисюань з Китаю.</text:p>
      <text:p text:style-name="P4">
Результат у Лімі – найкращий особистий показник для українки в кар’єрі. Учервні минулого року Німець стала бронзовою призеркою етапу Кубка світу зкульової стрільби у Баку.</text:p>
      <text:p text:style-name="P4">
<text:span text:style-name="T4">
Читайте також:</text:span>
 <text:a xlink:type="simple" xlink:href="https://www.ukrinform.ua/rubric-sports/3687684-miznarodna-federacia-strileckogo-sportu-hoce-dopustiti-atletiv-z-rf-ta-bilorusi-do-miznarodnih-turniriv.html" text:style-name="Internet_20_link" text:visited-style-name="Visited_20_Internet_20_Link">
 </text:a>
</text:p>
      <text:p text:style-name="P4">
Як повідомляв Укрінформ, на чемпіонаті Європи-2022 у польському ВроцлавіНімець у складі збірної України здобула «срібло» у стрільбі з малокаліберногопістолета на 25 метрів.</text:p>
      <text:p text:style-name="P4">
Фото: shooting-ukraine.com</text:p>
      <text:p text:style-name="P4">
Source: <text:a xlink:type="simple" xlink:href="https://www.ukrinform.ua/rubric-sports/3696769-anastasia-nimec-vigrala-sriblo-kubka-svitu-z-kulovoi-strilbi.html" text:style-name="Internet_20_link" text:visited-style-name="Visited_20_Internet_20_Link">
https://www.ukrinform.ua/rubric-sports/3696769-anastasia-nimec-vigrala-sriblo-kubka-svitu-z-kulovoi-strilbi.html</text:a>
</text:p>
      <!--NEWS-->
      <text:h text:style-name="P10" text:outline-level="1">
<text:span text:style-name="T4">
Сольський обговорить експорт агропродукції з міністрами Польщі, Румунії та Словаччини</text:span>
</text:h>
      <text:p text:style-name="P4">
Authors: Ukrinform (Person)</text:p>
      <text:p text:style-name="P4">
Publisher: Укринформ (Organization)</text:p>
      <text:p text:style-name="P4">
Published Time: 2023-04-16T-20:36:00+03:00</text:p>
      <text:p text:style-name="P4">
Modified Time: 2023-04-16T22:36:00+03:00</text:p>
      <text:p text:style-name="P4">
Description: Міністр аграрної політики та продовольства України Микола Сольський наступного тижня проведе переговори з аграрними міністрами Польщі, Словаччини та Румунії щодо експорту вітчизняної агропродукції. — Укрінформ.</text:p>
      <text:p text:style-name="P4">
Images: ["<text:a xlink:type="simple" xlink:href="https://static.ukrinform.com/photos/2022_07/thumb_files/630_360_1659199134-979.jpg" text:style-name="Internet_20_link" text:visited-style-name="Visited_20_Internet_20_Link">
630_360_16591...</text:a>
"]</text:p>
      <text:p text:style-name="P4">
Tags: ['Експорт', 'Польща', 'Румунія', 'Зерно', 'Словаччина', 'Сольський', 'Єдині новини']</text:p>
      <text:p text:style-name="P4">
Type: Article</text:p>
      <!--METADATA-->
      <text:p text:style-name="P4">
<draw:frame draw:style-name="fr1" draw:name="Image22" text:anchor-type="as-char" svg:width="6.9236in" svg:height="3.956343in" draw:z-index="0">
<draw:image xlink:href="../Images/yкринформ/2023-04-16T-20-36-00-03-00/630_360_1659199134-979.jpg" xlink:type="simple" xlink:show="embed" xlink:actuate="onLoad" draw:mime-type="image/jpeg"/>
</draw:frame>
 Міністраграрної політики та продовольства України Микола Сольський наступного тижняпроведе переговори з аграрними міністрами Польщі, Словаччини та Румунії щодоекспорту вітчизняної агропродукції.</text:p>
      <text:p text:style-name="P4">
Як повідомляє кореспондент Укрінформу, про це він сказав в ефірі телемарафону"Єдині новини".</text:p>
      <text:p text:style-name="P4">
"Якщо ми говоримо про Польщу, то у нас переговори починаються завтра. Вони впринципі не зупинялися, і навіть сьогодні ми якісь речі очікували від них.Тому завтра ми зустрічаємось з обіду у Варшаві і всіх будемо інформувати", -розповів міністр.</text:p>
      <text:p text:style-name="P4">
Сольський додав, що найперше, що буде обговорювати з польським колегою - цепоновлення транзиту через територію Польщі для української <text:span text:style-name="T4">
<text:a xlink:type="simple" xlink:href="https://www.ukrinform.ua/tag-zerno" text:style-name="Internet_20_link" text:visited-style-name="Visited_20_Internet_20_Link">
</text:a>
 </text:span>
 .</text:p>
      <text:p text:style-name="P4">
Міністр зазначив, що крім зустрічей у Польщі наступного тижня також проведепереговори з аграрними міністрами Румунії та Словаччини.</text:p>
      <text:p text:style-name="P4">
Як повідомляв Укрінформ, Європейська комісія (ЄК) вважає неприйнятнимиодносторонні торговельні рішення Польщі та Угорщини, які заборонили імпортукраїнського зерна та інших сільськогосподарських продуктів.</text:p>
      <text:p text:style-name="P4">
<text:span text:style-name="T4">
Читайте також:</text:span>
 <text:span text:style-name="T4">
<text:a xlink:type="simple" xlink:href="https://www.ukrinform.ua/rubric-economy/3696744-solskij-obgovoriv-z-ugorskim-kolegou-eksport-ukrainskoi-agroprodukcii.html" text:style-name="Internet_20_link" text:visited-style-name="Visited_20_Internet_20_Link">
 </text:a>
 </text:span>
</text:p>
      <text:p text:style-name="P4">
Угорщина та Польща 15 квітня 2023 року ввели тимчасову заборону на імпортзерна та олійних культур з України до 30 червня 2023 року.</text:p>
      <text:p text:style-name="P4">
Міністерство сільського господарства Словаччини в четвер, 13 квітня,заборонило обробку та продаж українського зерна на внутрішньому ринку.</text:p>
      <text:p text:style-name="P4">
Водночас, румунські фермери почали виходити на протести з вимогою призупинитиекспорт українського зерна.</text:p>
      <text:p text:style-name="P4">
Source: <text:a xlink:type="simple" xlink:href="https://www.ukrinform.ua/rubric-economy/3696763-solskij-nastupnogo-tizna-obgovorit-eksport-agroprodukcii-z-ministrami-polsi-rumunii-ta-slovaccini.html" text:style-name="Internet_20_link" text:visited-style-name="Visited_20_Internet_20_Link">
https://www.ukrinform.ua/rubric-economy/3696763-solskij-nastupnogo-tizna-obgovorit-eksport-agroprodukcii-z-ministrami-polsi-rumunii-ta-slovaccini.html</text:a>
</text:p>
      <!--NEWS-->
      <text:h text:style-name="P10" text:outline-level="1">
<text:span text:style-name="T4">
At Kupiansk direction Russian army shelled Novomlynsk, Dvorichna and Berestove of Kharkiv reg...</text:span>
</text:h>
      <text:p text:style-name="P4">
Authors: liveuamap (Language: en)</text:p>
      <text:p text:style-name="P4">
Time: 2023-04-16T-21:36:00</text:p>
      <text:p text:style-name="P4">
Location: Svatove (Latitude:49.53735 Longtitude:37.89682)</text:p>
      <text:p text:style-name="P4">
Videos: []</text:p>
      <text:p text:style-name="P4">
Images: []</text:p>
      <text:p text:style-name="P4">
Tags: ["Russia"]</text:p>
      <text:p text:style-name="P4">
ID: 22556470</text:p>
      <!--METADATA-->
      <text:p text:style-name="P4">
At Kupiansk direction Russian army shelled Novomlynsk, Dvorichna and Berestoveof Kharkiv region, - General Staff of Armed Forces of Ukraine says in themorning report</text:p>
      <text:p text:style-name="P4">
News Collection Link: <text:a xlink:type="simple" xlink:href="https://liveuamap.com/en/2023/16-april-at-kupiansk-direction-russian-army-shelled-novomlynsk" text:style-name="Internet_20_link" text:visited-style-name="Visited_20_Internet_20_Link">
https://liveuamap.com/en/2023/16-april-at-kupiansk-direction-russian-army-shelled-novomlynsk</text:a>
</text:p>
      <text:p text:style-name="P4">
Source: <text:a xlink:type="simple" xlink:href="https://t.me/lumsrc/4505" text:style-name="Internet_20_link" text:visited-style-name="Visited_20_Internet_20_Link">
https://t.me/lumsrc/4505</text:a>
</text:p>
      <!--NEWS-->
      <text:h text:style-name="P10" text:outline-level="1">
<text:span text:style-name="T4">
В Ірані 10 військовослужбовців засудили до ув'язнення у справі про збитий літак МАУ</text:span>
</text:h>
      <text:p text:style-name="P4">
Authors: Ukrinform (Person)</text:p>
      <text:p text:style-name="P4">
Publisher: Укринформ (Organization)</text:p>
      <text:p text:style-name="P4">
Published Time: 2023-04-16T-22:23:00+03:00</text:p>
      <text:p text:style-name="P4">
Modified Time: 2023-04-16T22:23:00+03:00</text:p>
      <text:p text:style-name="P4">
Description: Суд в Ірані виніс вироки 10 іранським військовослужбовцям у зв'язку з катастрофою українського пасажирського літака над Тегераном у 2020 році. — Укрінформ.</text:p>
      <text:p text:style-name="P4">
Images: ["<text:a xlink:type="simple" xlink:href="https://static.ukrinform.com/photos/2020_01/thumb_files/630_360_1578665229-831.jpg" text:style-name="Internet_20_link" text:visited-style-name="Visited_20_Internet_20_Link">
630_360_15786...</text:a>
"]</text:p>
      <text:p text:style-name="P4">
Tags: ['Іран', 'МАУ', 'Суд', 'Військові', 'Авіакатастрофа в Ірані']</text:p>
      <text:p text:style-name="P4">
Type: Article</text:p>
      <!--METADATA-->
      <text:p text:style-name="P4">
<draw:frame draw:style-name="fr1" draw:name="Image23" text:anchor-type="as-char" svg:width="6.9236in" svg:height="3.956343in" draw:z-index="0">
<draw:image xlink:href="../Images/yкринформ/2023-04-16T-22-23-00-03-00/630_360_1578665229-831.jpg" xlink:type="simple" xlink:show="embed" xlink:actuate="onLoad" draw:mime-type="image/jpeg"/>
</draw:frame>
 Суд вІрані виніс вироки 10 іранським військовослужбовцям у зв'язку з катастрофоюукраїнського пасажирського літака над Тегераном у 2020 році.</text:p>
      <text:p text:style-name="P4">
Про це повідомив у неділю сайт судової влади <text:a xlink:type="simple" xlink:href="https://www.mizanonline.ir/fa/news/4707892/%D8%B5%D8%AF%D9%88%D8%B1-%D8%B1%D8%A7%DB%8C-%D9%BE%D8%B1%D9%88%D9%86%D8%AF%D9%87-%D9%87%D9%88%D8%A7%D9%BE%DB%8C%D9%85%D8%A7%DB%8C-%D8%A7%D9%8816A9%D8%B1%D8%A7%DB%8C%D9%86%DB%8C-%D9%BE%D8%B3-%D8%A7%D8%B2-%D8%A8%D8%B116AF%D8%B2%D8%A7%D8%B1%DB%8C-%DB%B2%DB%B0-%D8%AC%D9%84%D8%B3%D9%87-%D8%AF%D8%A7%D8%AF16AF%D8%A7%D9%87-%D9%85%D8%AA%D9%87%D9%85-%D8%B1%D8%AF%DB%8C%D9%81-%D8%A7%D9%88%D9%84-%D8%A8%D9%87-%DB%B1%DB%B3-%D8%B3%D8%A7%D9%84-%D8%AD%D8%A8%D8%B3-%D9%85%D8%AD16A9%D9%88%D9%85-%D8%B4%D8%AF" text:style-name="Internet_20_link" text:visited-style-name="Visited_20_Internet_20_Link">
</text:a>
, передає Укрінформ.</text:p>
      <text:p text:style-name="P4">
Військовослужбовців визнали винними у катастрофі, внаслідок якої загинули 176людей.</text:p>
      <text:p text:style-name="P4">
За даними сайту, одного з командирів було засуджено до 13 років позбавленняволі, а дев'ять інших отримали строки від одного до трьох років позбавленняволі.</text:p>
      <text:p text:style-name="P4">
<text:span text:style-name="T4">
Читайте також:</text:span>
 <text:span text:style-name="T4">
<text:a xlink:type="simple" xlink:href="https://www.ukrinform.ua/rubric-world/3648767-v-irani-vidbulosa-vze-pat-sudovih-zasidan-u-spravi-pro-zbitij-litak-mau-posolstvo.html" text:style-name="Internet_20_link" text:visited-style-name="Visited_20_Internet_20_Link">
 </text:a>
 </text:span>
</text:p>
      <text:p text:style-name="P4">
Загалом у цій справі проведено вже 20 судових засідань, на яких загалом 117позивачів зареєстрували свої скарги, 55 позивачів виступили та зачитализаконопроєкт у судових засіданнях, а 20 адвокатів подавали позивачів та подалиїх скарги та відповідні докази.</text:p>
      <text:p text:style-name="P4">
<text:span text:style-name="T4">
Читайте також:</text:span>
 <text:span text:style-name="T4">
<text:a xlink:type="simple" xlink:href="https://www.ukrinform.ua/rubric-society/3523878-mau-podala-pozov-proti-iranu-cerez-zbitta-pasazirskogo-litaka.html" text:style-name="Internet_20_link" text:visited-style-name="Visited_20_Internet_20_Link">
 </text:a>
 </text:span>
</text:p>
      <text:p text:style-name="P4">
Як повідомлялось, 8 січня 2020 року у небі над Іраном був збитий літак МАУ,який виконував рейс PS752 за маршрутом Тегеран - Київ. На борту перебувалигромадяни Ірану, Канади, України, Швеції, Афганістану та Великої Британії.</text:p>
      <text:p text:style-name="P4">
Усі 176 осіб загинули, серед них – одинадцятеро українців (дев'ятеро членівекіпажу та двоє пасажирів). Після кількох днів заперечень іранська владавизнала, що український літак був помилково збитий зенітно-ракетним комплексомпротиповітряної оборони.</text:p>
      <text:p text:style-name="P4">
5 січня 2021 року міністр закордонних справ Дмитро Кулеба заявив, що Українаотримала від Ірану проєкт технічного звіту щодо обставин <text:span text:style-name="T4">
<text:a xlink:type="simple" xlink:href="http://www.ukrinform.ua/tag-aviakatastrofa-v-irani" text:style-name="Internet_20_link" text:visited-style-name="Visited_20_Internet_20_Link">
</text:a>
 </text:span>
 .</text:p>
      <text:p text:style-name="P4">
На початку 2022 року Іран офіційно відмовився від продовження переговорів щодорозслідування наслідків катастрофи. Тегеран заявив Канаді, Швеції, Україні таБританії, що відмовляється вести переговори щодо катастрофи літака МАУ.</text:p>
      <text:p text:style-name="P4">
Канада, Швеція, Сполучене Королівство та Україна у спільній заяві 29 грудня2022 року закликали Іран погодитися на арбітражний розгляд спору, пов’язаногозі збиттям літака рейсу PS752 авіакомпанії «Міжнародні авіалінії України».</text:p>
      <text:p text:style-name="P4">
<text:span text:style-name="T5">
Фото: АА</text:span>
</text:p>
      <text:p text:style-name="P4">
Source: <text:a xlink:type="simple" xlink:href="https://www.ukrinform.ua/rubric-world/3696768-v-irani-10-vijskovosluzbovciv-zasudili-do-uvaznenna-u-spravi-pro-zbitij-litak-mau.html" text:style-name="Internet_20_link" text:visited-style-name="Visited_20_Internet_20_Link">
https://www.ukrinform.ua/rubric-world/3696768-v-irani-10-vijskovosluzbovciv-zasudili-do-uvaznenna-u-spravi-pro-zbitij-litak-mau.html</text:a>
</text:p>
      <!--NEWS-->
      <text:h text:style-name="P10" text:outline-level="1">
<text:span text:style-name="T4">
At Lyman direction Russian army shelled Stelmakhivka, Nevske, Bilohorivka of Luhansk region a...</text:span>
</text:h>
      <text:p text:style-name="P4">
Authors: liveuamap (Language: en)</text:p>
      <text:p text:style-name="P4">
Time: 2023-04-16T-23:36:00</text:p>
      <text:p text:style-name="P4">
Location: Bakhmut (Latitude:48.80641 Longtitude:38.24736)</text:p>
      <text:p text:style-name="P4">
Videos: []</text:p>
      <text:p text:style-name="P4">
Images: []</text:p>
      <text:p text:style-name="P4">
Tags: ["Russia"]</text:p>
      <text:p text:style-name="P4">
ID: 22556469</text:p>
      <!--METADATA-->
      <text:p text:style-name="P4">
At Lyman direction Russian army shelled Stelmakhivka, Nevske, Bilohorivka ofLuhansk region and Ivanivka, Torske and Spirne of Donetsk region, - GeneralStaff of Armed Forces of Ukraine says in the morning report</text:p>
      <text:p text:style-name="P4">
News Collection Link: <text:a xlink:type="simple" xlink:href="https://liveuamap.com/en/2023/16-april-at-lyman-direction-russian-army-shelled-stelmakhivka" text:style-name="Internet_20_link" text:visited-style-name="Visited_20_Internet_20_Link">
https://liveuamap.com/en/2023/16-april-at-lyman-direction-russian-army-shelled-stelmakhivka</text:a>
</text:p>
      <text:p text:style-name="P4">
Source: <text:a xlink:type="simple" xlink:href="https://t.me/lumsrc/4506" text:style-name="Internet_20_link" text:visited-style-name="Visited_20_Internet_20_Link">
https://t.me/lumsrc/4506</text:a>
</text:p>
      <!--NEWS-->
      <text:h text:style-name="P10" text:outline-level="1">
<text:span text:style-name="T4">
Україна експортувала до Польщі близько 10% від загального обсягу поставок агропродукції - Сольський</text:span>
</text:h>
      <text:p text:style-name="P4">
Authors: Ukrinform (Person)</text:p>
      <text:p text:style-name="P4">
Publisher: Укринформ (Organization)</text:p>
      <text:p text:style-name="P4">
Published Time: 2023-04-16T-24:08:00+03:00</text:p>
      <text:p text:style-name="P4">
Modified Time: 2023-04-16T22:08:00+03:00</text:p>
      <text:p text:style-name="P4">
Description: Україна до введення обмежень постачала у Польщу та транзитом через Польщу приблизно 10% від загального експорту агропродукції. — Укрінформ.</text:p>
      <text:p text:style-name="P4">
Images: ["<text:a xlink:type="simple" xlink:href="https://static.ukrinform.com/photos/2023_04/thumb_files/630_360_1681564397-147.jpg" text:style-name="Internet_20_link" text:visited-style-name="Visited_20_Internet_20_Link">
630_360_16815...</text:a>
"]</text:p>
      <text:p text:style-name="P4">
Tags: ['Експорт', 'Польща', 'Зерно', 'Сольський']</text:p>
      <text:p text:style-name="P4">
Type: Article</text:p>
      <!--METADATA-->
      <text:p text:style-name="P4">
<draw:frame draw:style-name="fr1" draw:name="Image24" text:anchor-type="as-char" svg:width="6.9236in" svg:height="3.956343in" draw:z-index="0">
<draw:image xlink:href="../Images/yкринформ/2023-04-16T-24-08-00-03-00/630_360_1681564397-147.jpg" xlink:type="simple" xlink:show="embed" xlink:actuate="onLoad" draw:mime-type="image/jpeg"/>
</draw:frame>
 Українадо введення обмежень постачала у Польщу та транзитом через Польщу приблизно10% від загального експорту агропродукції.</text:p>
      <text:p text:style-name="P4">
Як повідомляє кореспондент Укрінформу, про це заявив міністр аграрної політикита продовольства України Микола Сольський в ефірі телемарафону "Єдині новини".</text:p>
      <text:p text:style-name="P4">
"Все, що перетинало польський кордон і йшло польським компаніям чипідприємствам або транзитом через <text:a xlink:type="simple" xlink:href="https://www.ukrinform.ua/tag-polsa" text:style-name="Internet_20_link" text:visited-style-name="Visited_20_Internet_20_Link">
 </text:a>
їхало в інші країни ЄС або через порти в інші частини світу - це приблизно 10%від всього, що Україна експортувала", - сказав він.</text:p>
      <text:p text:style-name="P4">
Сольський додав, що на Угорщину припадає в залежності від місяця приблизно 6%від загального аграрного експорту з України.</text:p>
      <text:p text:style-name="P4">
<text:span text:style-name="T4">
Читайте також:</text:span>
 <text:a xlink:type="simple" xlink:href="https://www.ukrinform.ua/rubric-economy/3696763-solskij-nastupnogo-tizna-obgovorit-eksport-agroprodukcii-z-ministrami-polsi-rumunii-ta-slovaccini.html" text:style-name="Internet_20_link" text:visited-style-name="Visited_20_Internet_20_Link">
 <text:span text:style-name="T4">
Сольський</text:span>
 </text:a>
</text:p>
      <text:p text:style-name="P4">
Як повідомляв Укрінформ, Європейська комісія вважає неприйнятними односторонніторговельні рішення Польщі та Угорщини, які заборонили імпорт українськогозерна та інших сільськогосподарських продуктів.</text:p>
      <text:p text:style-name="P4">
Угорщина та Польща 15 квітня 2023 року ввели тимчасову заборону на імпортзерна та олійних культур з України до 30 червня 2023 року.</text:p>
      <text:p text:style-name="P4">
Source: <text:a xlink:type="simple" xlink:href="https://www.ukrinform.ua/rubric-economy/3696765-ukraina-eksportuvala-do-polsi-blizko-10-vid-zagalnogo-obsagu-postavok-agroprodukcii-solskij.html" text:style-name="Internet_20_link" text:visited-style-name="Visited_20_Internet_20_Link">
https://www.ukrinform.ua/rubric-economy/3696765-ukraina-eksportuvala-do-polsi-blizko-10-vid-zagalnogo-obsagu-postavok-agroprodukcii-solskij.html</text:a>
</text:p>
      <!--NEWS-->
      <text:h text:style-name="P10" text:outline-level="1">
<text:span text:style-name="T4">
At Bakhmut direction Russian army shelled Vasukivka, Minkivka, Orikhovo-Vasylivka, Novomarkov...</text:span>
</text:h>
      <text:p text:style-name="P4">
Authors: liveuamap (Language: en)</text:p>
      <text:p text:style-name="P4">
Time: 2023-04-16T-25:36:00</text:p>
      <text:p text:style-name="P4">
Location: Novhorods'ke, Donetsk Oblast (Latitude:48.32601 Longtitude:37.84515)</text:p>
      <text:p text:style-name="P4">
Videos: []</text:p>
      <text:p text:style-name="P4">
Images: []</text:p>
      <text:p text:style-name="P4">
Tags: ["Russia"]</text:p>
      <text:p text:style-name="P4">
ID: 22556468</text:p>
      <!--METADATA-->
      <text:p text:style-name="P4">
At Bakhmut direction Russian army shelled Vasukivka, Minkivka, Orikhovo-Vasylivka, Novomarkove, Hryhorivka, Bakhmut, Ivanivske, Chasiv Yar, Stupochky,Kostyantynivka, Dyliyivka and New York of Donetsk region, - General Staff ofArmed Forces of Ukraine says in the morning report</text:p>
      <text:p text:style-name="P4">
News Collection Link: <text:a xlink:type="simple" xlink:href="https://liveuamap.com/en/2023/16-april-at-bakhmut-direction-russian-army-shelled-vasukivka" text:style-name="Internet_20_link" text:visited-style-name="Visited_20_Internet_20_Link">
https://liveuamap.com/en/2023/16-april-at-bakhmut-direction-russian-army-shelled-vasukivka</text:a>
</text:p>
      <text:p text:style-name="P4">
Source: <text:a xlink:type="simple" xlink:href="https://t.me/lumsrc/4507" text:style-name="Internet_20_link" text:visited-style-name="Visited_20_Internet_20_Link">
https://t.me/lumsrc/4507</text:a>
</text:p>
      <!--NEWS-->
      <text:h text:style-name="P10" text:outline-level="1">
<text:span text:style-name="T4">
At Avdiyivka directions Russian army shelled Keramik, Stepove, Berdychi, Avdiyivka, Pervomays...</text:span>
</text:h>
      <text:p text:style-name="P4">
Authors: liveuamap (Language: en)</text:p>
      <text:p text:style-name="P4">
Time: 2023-04-16T-27:36:00</text:p>
      <text:p text:style-name="P4">
Location: Donetsk Oblast (Latitude:48.11326 Longtitude:37.49504)</text:p>
      <text:p text:style-name="P4">
Videos: []</text:p>
      <text:p text:style-name="P4">
Images: []</text:p>
      <text:p text:style-name="P4">
Tags: ["Russia"]</text:p>
      <text:p text:style-name="P4">
ID: 22556467</text:p>
      <!--METADATA-->
      <text:p text:style-name="P4">
At Avdiyivka directions Russian army shelled Keramik, Stepove, Berdychi,Avdiyivka, Pervomayske and Karlivka of Donetsk region, - General Staff ofArmed Forces of Ukraine says in the morning report</text:p>
      <text:p text:style-name="P4">
News Collection Link: <text:a xlink:type="simple" xlink:href="https://liveuamap.com/en/2023/16-april-at-avdiyivka-directions-russian-army-shelled-keramik" text:style-name="Internet_20_link" text:visited-style-name="Visited_20_Internet_20_Link">
https://liveuamap.com/en/2023/16-april-at-avdiyivka-directions-russian-army-shelled-keramik</text:a>
</text:p>
      <text:p text:style-name="P4">
Source: <text:a xlink:type="simple" xlink:href="https://t.me/lumsrc/4508" text:style-name="Internet_20_link" text:visited-style-name="Visited_20_Internet_20_Link">
https://t.me/lumsrc/4508</text:a>
</text:p>
      <!--NEWS-->
      <text:h text:style-name="P10" text:outline-level="1">
<text:span text:style-name="T4">
путін зустрівся з міністром оборони Китаю: говорили про військову співпрацю</text:span>
</text:h>
      <text:p text:style-name="P4">
Authors: Ukrinform (Person)</text:p>
      <text:p text:style-name="P4">
Publisher: Укринформ (Organization)</text:p>
      <text:p text:style-name="P4">
Published Time: 2023-04-16T-27:58:00+03:00</text:p>
      <text:p text:style-name="P4">
Modified Time: 2023-04-16T21:58:00+03:00</text:p>
      <text:p text:style-name="P4">
Description: Президент рф володимир путін провів робочу зустріч із членом Держради КНР, міністром оборони країни Лі Шанфу. — Укрінформ.</text:p>
      <text:p text:style-name="P4">
Images: ["<text:a xlink:type="simple" xlink:href="https://static.ukrinform.com/photos/2023_04/thumb_files/630_360_1681671864-789.jpg" text:style-name="Internet_20_link" text:visited-style-name="Visited_20_Internet_20_Link">
630_360_16816...</text:a>
"]</text:p>
      <text:p text:style-name="P4">
Tags: ['Китай', 'Міноборони', 'Переговори', 'путін', 'росія']</text:p>
      <text:p text:style-name="P4">
Type: Article</text:p>
      <!--METADATA-->
      <text:p text:style-name="P4">
<draw:frame draw:style-name="fr1" draw:name="Image25" text:anchor-type="as-char" svg:width="6.9236in" svg:height="3.956343in" draw:z-index="0">
<draw:image xlink:href="../Images/yкринформ/2023-04-16T-27-58-00-03-00/630_360_1681671864-789.jpg" xlink:type="simple" xlink:show="embed" xlink:actuate="onLoad" draw:mime-type="image/jpeg"/>
</draw:frame>
 Президентрф володимир путін провів робочу зустріч із членом Держради КНР, міністромоборони країни Лі Шанфу.</text:p>
      <text:p text:style-name="P4">
Про це передає Укрінформ із посиланням на <text:a xlink:type="simple" xlink:href="https://www.radiosvoboda.org/a/news-putin-rosiya-kytay-perehovory-shanfu/32366177.html" text:style-name="Internet_20_link" text:visited-style-name="Visited_20_Internet_20_Link">
</text:a>
 .</text:p>
      <text:p text:style-name="P4">
За словами путіна, для росії «досить продуктивно пройшов нещодавній візитлідера Китаю Сі Цзіньпіна». Це, на думку президента рф, «позитивно вплинуло навідносини рф і Китаю і вони почали інтенсивний розвиток за всіма напрямками,зокрема по лінії військових відомств».</text:p>
      <text:p text:style-name="P4">
«Між нашими країнами в усіх напрямках йде дуже хороший розвиток відносин, векономіці, соціальній, культурній та освітній галузі та по лінії військовихвідомств», – сказав путін.</text:p>
      <text:p text:style-name="P4">
<text:span text:style-name="T4">
Читайте також:</text:span>
 <text:span text:style-name="T4">
<text:a xlink:type="simple" xlink:href="https://www.ukrinform.ua/rubric-world/3696723-prezident-brazilii-zaklikav-stvoriti-analog-g20-dla-zaversenna-rosijskoukrainskoi-vijni.html" text:style-name="Internet_20_link" text:visited-style-name="Visited_20_Internet_20_Link">
 </text:a>
 </text:span>
</text:p>
      <text:p text:style-name="P4">
За словами російського лідера, зараз росія і Китай «регулярно обмінюютьсякорисною інформацією по лінії військових відомств. Країни також проводятьспільні навчання... військове співробітництво рф і Китаю – є одним ізнайважливіших напрямів, який зміцнює стратегічні відносини двох країн».</text:p>
      <text:p text:style-name="P4">
Міністр оборони КНР зі свого боку заявив, що співпраця <text:span text:style-name="T4">
<text:a xlink:type="simple" xlink:href="https://www.ukrinform.ua/tag-kitaj" text:style-name="Internet_20_link" text:visited-style-name="Visited_20_Internet_20_Link">
</text:a>
 </text:span>
 і росії «розвивається дуже добре іробить внесок у забезпечення регіональної безпеки». Він також підкреслив, щоросія стала першою країною його відвідин після того, як його призначили напосаду міністра оборони Китаю.</text:p>
      <text:p text:style-name="P4">
<text:span text:style-name="T4">
Читайте також:</text:span>
 <text:span text:style-name="T4">
<text:a xlink:type="simple" xlink:href="https://www.ukrinform.ua/rubric-world/3696127-kitaj-obicae-ne-prodavati-zbrou-zodnij-storoni-vijni-v-ukraini.html" text:style-name="Internet_20_link" text:visited-style-name="Visited_20_Internet_20_Link">
 </text:a>
 </text:span>
</text:p>
      <text:p text:style-name="P4">
Як раніше повідомляло агентство, високий представник ЄС Жозеп Боррель _<text:span text:style-name="T4">
<text:a xlink:type="simple" xlink:href="https://www.ukrinform.ua/rubric-world/3695859-borrel-nazvav-neperekonlivou-nejtralnist-kitau.html" text:style-name="Internet_20_link" text:visited-style-name="Visited_20_Internet_20_Link">
</text:a>
 </text:span>
 _ , провести переговори з Президентом Зеленським тапідтримати виведення російських військ з території України.</text:p>
      <text:p text:style-name="P4">
Source: <text:a xlink:type="simple" xlink:href="https://www.ukrinform.ua/rubric-world/3696764-putin-zustrivsa-z-ministrom-oboroni-kitau-govorili-pro-vijskovu-spivpracu.html" text:style-name="Internet_20_link" text:visited-style-name="Visited_20_Internet_20_Link">
https://www.ukrinform.ua/rubric-world/3696764-putin-zustrivsa-z-ministrom-oboroni-kitau-govorili-pro-vijskovu-spivpracu.html</text:a>
</text:p>
      <!--NEWS-->
      <text:h text:style-name="P10" text:outline-level="1">
<text:span text:style-name="T4">
At Maryinka direction Russian army shelled Heorhiyivka, Maryinka, Kurakhove, Pobyeda and Novo...</text:span>
</text:h>
      <text:p text:style-name="P4">
Authors: liveuamap (Language: en)</text:p>
      <text:p text:style-name="P4">
Time: 2023-04-16T-29:36:00</text:p>
      <text:p text:style-name="P4">
Location: Donetsk (Latitude:47.85153 Longtitude:37.48192)</text:p>
      <text:p text:style-name="P4">
Videos: []</text:p>
      <text:p text:style-name="P4">
Images: []</text:p>
      <text:p text:style-name="P4">
Tags: ["Russia"]</text:p>
      <text:p text:style-name="P4">
ID: 22556466</text:p>
      <!--METADATA-->
      <text:p text:style-name="P4">
At Maryinka direction Russian army shelled Heorhiyivka, Maryinka, Kurakhove,Pobyeda and Novomykhaylivka of Donetsk region, - General Staff of Armed Forcesof Ukraine says in the morning report</text:p>
      <text:p text:style-name="P4">
News Collection Link: <text:a xlink:type="simple" xlink:href="https://liveuamap.com/en/2023/16-april-at-maryinka-direction-russian-army-shelled-heorhiyivka" text:style-name="Internet_20_link" text:visited-style-name="Visited_20_Internet_20_Link">
https://liveuamap.com/en/2023/16-april-at-maryinka-direction-russian-army-shelled-heorhiyivka</text:a>
</text:p>
      <text:p text:style-name="P4">
Source: <text:a xlink:type="simple" xlink:href="https://t.me/lumsrc/4509" text:style-name="Internet_20_link" text:visited-style-name="Visited_20_Internet_20_Link">
https://t.me/lumsrc/4509</text:a>
</text:p>
      <!--NEWS-->
      <text:h text:style-name="P10" text:outline-level="1">
<text:span text:style-name="T4">
Ворог за добу тричі обстріляв прикордоння Сумщини</text:span>
</text:h>
      <text:p text:style-name="P4">
Authors: Ukrinform (Person)</text:p>
      <text:p text:style-name="P4">
Publisher: Укринформ (Organization)</text:p>
      <text:p text:style-name="P4">
Published Time: 2023-04-16T-29:47:00+03:00</text:p>
      <text:p text:style-name="P4">
Modified Time: 2023-04-16T21:47:00+03:00</text:p>
      <text:p text:style-name="P4">
Description: російські війська в неділю, 16 квітня, тричі обстріляли прикордоння Сумської області, здійснивши загалом 16 влучань з мінометів і артилерії.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Сумщина', 'Війна з росією']</text:p>
      <text:p text:style-name="P4">
Type: Article</text:p>
      <!--METADATA-->
      <text:p text:style-name="P4">
<draw:frame draw:style-name="fr1" draw:name="Image26" text:anchor-type="as-char" svg:width="6.9236in" svg:height="3.956343in" draw:z-index="0">
<draw:image xlink:href="../Images/yкринформ/2023-04-16T-29-47-00-03-00/630_360_1640330796-210.jpeg" xlink:type="simple" xlink:show="embed" xlink:actuate="onLoad" draw:mime-type="image/jpeg"/>
</draw:frame>
російські війська в неділю, 16 квітня, тричі обстріляли прикордоння Сумськоїобласті, здійснивши загалом 16 влучань з мінометів і артилерії.</text:p>
      <text:p text:style-name="P4">
Як передає Укрінформ, про це Сумська обласна військова адміністраціяповідомила в <text:a xlink:type="simple" xlink:href="https://t.me/Sumy_news_ODA/15471" text:style-name="Internet_20_link" text:visited-style-name="Visited_20_Internet_20_Link">
 </text:a>
 .</text:p>
      <text:p text:style-name="P4">
Зокрема, артилерійського <text:a xlink:type="simple" xlink:href="https://www.ukrinform.ua/tag-obstril" text:style-name="Internet_20_link" text:visited-style-name="Visited_20_Internet_20_Link">
 </text:a>
 загарбникизавдали по Шалигинській громаді. На її території відбулися три влучання.</text:p>
      <text:p text:style-name="P4">
Мінометної атаки зазнала Великописарівська громада — на її територію росіянискинули шість мін.</text:p>
      <text:p text:style-name="P4">
Із самохідних артилерійських установок російські армія вдарила поБілопільській громаді, скоївши сім влучань.</text:p>
      <text:p text:style-name="P4">
За даними ОВА, в усіх випадках минулося без втрат і руйнувань.</text:p>
      <text:p text:style-name="P4">
<text:span text:style-name="T4">
Читайте також:</text:span>
 <text:a xlink:type="simple" xlink:href="https://www.ukrinform.ua/rubric-ato/3696750-rosiani-dvici-za-dobu-obstrilali-nikopolsinu.html" text:style-name="Internet_20_link" text:visited-style-name="Visited_20_Internet_20_Link">
 <text:span text:style-name="T4">
обстріл</text:span>
 </text:a>
</text:p>
      <text:p text:style-name="P4">
Як повідомляв Укрінформ, близько 22:40 15 квітня російські загарбники завдалипо Сумській області авіаційного удару, влучивши в комунальну установуШосткинського району.</text:p>
      <text:p text:style-name="P4">
Раніше того ж дня загарбники обстріляли з гелікоптера Юнаківську громадуСумського району, застосувавши некеровані авіаційні ракети.</text:p>
      <text:p text:style-name="P4">
Source: <text:a xlink:type="simple" xlink:href="https://www.ukrinform.ua/rubric-ato/3696760-vorog-za-dobu-trici-obstrilav-prikordonna-sumsini.html" text:style-name="Internet_20_link" text:visited-style-name="Visited_20_Internet_20_Link">
https://www.ukrinform.ua/rubric-ato/3696760-vorog-za-dobu-trici-obstrilav-prikordonna-sumsini.html</text:a>
</text:p>
      <!--NEWS-->
      <text:h text:style-name="P10" text:outline-level="1">
<text:span text:style-name="T4">
Нідерланди виділяють Україні €100 мільйонів на підтримку фермерів</text:span>
</text:h>
      <text:p text:style-name="P4">
Authors: Ukrinform (Person)</text:p>
      <text:p text:style-name="P4">
Publisher: Укринформ (Organization)</text:p>
      <text:p text:style-name="P4">
Published Time: 2023-04-16T-31:42:00+03:00</text:p>
      <text:p text:style-name="P4">
Modified Time: 2023-04-16T21:42:00+03:00</text:p>
      <text:p text:style-name="P4">
Description: Нідерланди виділяють Україні 100 млн євро через механізм Світового банку на гарантії для фінансування сільського господарства. — Укрінформ.</text:p>
      <text:p text:style-name="P4">
Images: ["<text:a xlink:type="simple" xlink:href="https://static.ukrinform.com/photos/2023_01/thumb_files/630_360_1673967567-899.jpg" text:style-name="Internet_20_link" text:visited-style-name="Visited_20_Internet_20_Link">
630_360_16739...</text:a>
"]</text:p>
      <text:p text:style-name="P4">
Tags: ['Нідерланди', 'Сільське господарство', 'Гроші', 'Фермер']</text:p>
      <text:p text:style-name="P4">
Type: Article</text:p>
      <!--METADATA-->
      <text:p text:style-name="P4">
<draw:frame draw:style-name="fr1" draw:name="Image27" text:anchor-type="as-char" svg:width="6.9236in" svg:height="3.956343in" draw:z-index="0">
<draw:image xlink:href="../Images/yкринформ/2023-04-16T-31-42-00-03-00/630_360_1673967567-899.jpg" xlink:type="simple" xlink:show="embed" xlink:actuate="onLoad" draw:mime-type="image/jpeg"/>
</draw:frame>
Нідерланди виділяють Україні 100 млн євро через механізм Світового банку нагарантії для фінансування сільського господарства.</text:p>
      <text:p text:style-name="P4">
Як передає Укрінформ, про це повідомляє <text:a xlink:type="simple" xlink:href="https://www.welingelichtekringen.nl/anp/schreinemacher-belooft-in-washington-steun-aan-oekraiense-boeren" text:style-name="Internet_20_link" text:visited-style-name="Visited_20_Internet_20_Link">
</text:a>
 .</text:p>
      <text:p text:style-name="P4">
“ <text:a xlink:type="simple" xlink:href="https://www.ukrinform.ua/tag-niderlandi" text:style-name="Internet_20_link" text:visited-style-name="Visited_20_Internet_20_Link">
 </text:a>
 інвестують 100 млн євро черезСвітовий банк у гарантії для фінансування сільськогосподарських компаній вУкраїні та, наприклад, у генератори, щоб допомогти країні пережити майбутнюзиму”, - йдеться у повідомленні.</text:p>
      <text:p text:style-name="P4">
Зазначається, що про це заявила міністр зовнішньої торгівлі Нідерландів ЛісьєШрайнемахер на весняній зустрічі Світового банку у Вашингтоні.</text:p>
      <text:p text:style-name="P4">
За її словами, це перша конкретна реалізація у сфері підтримки з тих 2,5 млрдєвро, які Нідерланди пообіцяли Україні на початку цього року. Акцент у ційвеликій сумі було зроблено на військову підтримку, але Шрайнемахер запевняє,що інші варіанти підтримки також розглядаються.</text:p>
      <text:p text:style-name="P4">
“40 млн євро спеціально призначені для агрокомпаній, щоб вони могли закупитизерно цього сезону або замінити зламану сільгосптехніку", - зазначила вона.</text:p>
      <text:p text:style-name="P4">
<text:span text:style-name="T4">
Читайте також:</text:span>
 <text:a xlink:type="simple" xlink:href="https://www.ukrinform.ua/rubric-economy/3692969-niderlandi-nadaut-40-miljoniv-na-zakupivlu-nasinna-ta-obladnanna-dla-ukrainskih-agrariiv.html" text:style-name="Internet_20_link" text:visited-style-name="Visited_20_Internet_20_Link">
 <text:span text:style-name="T4">
Нідерланди</text:span>
 </text:a>
</text:p>
      <text:p text:style-name="P4">
Решта коштів зі 100 млн євро призначена не лише для закупівлі генераторів, а йдля інших цілей – наприклад, ремонту доріг.</text:p>
      <text:p text:style-name="P4">
Міністр також наголосила, що Нідерланди продовжуватимуть підтримувати Українустільки, скільки буде потрібно.</text:p>
      <text:p text:style-name="P4">
Як повідомляв Укрінформ, Нідерланди у 2023 році виділять на підтримку України€2,5 млрд.</text:p>
      <text:p text:style-name="P4">
Source: <text:a xlink:type="simple" xlink:href="https://www.ukrinform.ua/rubric-economy/3696759-niderlandi-vidilaut-ukraini-100-miljoniv-na-pidtrimku-fermeriv.html" text:style-name="Internet_20_link" text:visited-style-name="Visited_20_Internet_20_Link">
https://www.ukrinform.ua/rubric-economy/3696759-niderlandi-vidilaut-ukraini-100-miljoniv-na-pidtrimku-fermeriv.html</text:a>
</text:p>
      <!--NEWS-->
      <text:h text:style-name="P10" text:outline-level="1">
<text:span text:style-name="T4">
Жіноча збірна України з боксу посіла перше загальнокомандне місце на турнірі в Фінляндії</text:span>
</text:h>
      <text:p text:style-name="P4">
Authors: Ukrinform (Person)</text:p>
      <text:p text:style-name="P4">
Publisher: Укринформ (Organization)</text:p>
      <text:p text:style-name="P4">
Published Time: 2023-04-16T-33:36:00+03:00</text:p>
      <text:p text:style-name="P4">
Modified Time: 2023-04-16T21:36:00+03:00</text:p>
      <text:p text:style-name="P4">
Description: Українки здобули три «золота».  — Укрінформ.</text:p>
      <text:p text:style-name="P4">
Images: ["<text:a xlink:type="simple" xlink:href="https://static.ukrinform.com/photos/2023_04/thumb_files/630_360_1681670066-593.jpg" text:style-name="Internet_20_link" text:visited-style-name="Visited_20_Internet_20_Link">
630_360_16816...</text:a>
"]</text:p>
      <text:p text:style-name="P4">
Tags: ['Бокс']</text:p>
      <text:p text:style-name="P4">
Type: Article</text:p>
      <!--METADATA-->
      <text:p text:style-name="P4">
<draw:frame draw:style-name="fr1" draw:name="Image28" text:anchor-type="as-char" svg:width="6.9236in" svg:height="3.956343in" draw:z-index="0">
<draw:image xlink:href="../Images/yкринформ/2023-04-16T-33-36-00-03-00/630_360_1681670066-593.jpg" xlink:type="simple" xlink:show="embed" xlink:actuate="onLoad" draw:mime-type="image/jpeg"/>
</draw:frame>
 Українкиздобули три «золота».</text:p>
      <text:p text:style-name="P4">
Сьогодні, 16 квітня завершився 41-й міжнародний турнір з боксу GeeBee, якийпроходив у Фінляндії, <text:a xlink:type="simple" xlink:href="https://xn--80affa3aj0al.xn--80asehdb/#@UpgradeBoxingUA" text:style-name="Internet_20_link" text:visited-style-name="Visited_20_Internet_20_Link">
 </text:a>
 пресслужба федерації боксу України, передаєУкрінформ.</text:p>
      <text:p text:style-name="P4">
У турнірі взяли участь 15 країн, серед яких потужні команди США, Канади,Англії, Фінляндії та Німеччини.</text:p>
      <text:p text:style-name="P4">
Жіноча збірна України здобула 8 нагород: три «золота», чотири «срібла» та одна«бронза». Українки посіли перше загальнокомандне місце на турнірі.</text:p>
      <text:p text:style-name="P4">
Переможницями змагань стали Тетяна Коб (50кг), Світлана Уманська (52кг) таМарія Бова (63кг).</text:p>
      <text:p text:style-name="P4">
<text:span text:style-name="T4">
Читайте також:</text:span>
 <text:a xlink:type="simple" xlink:href="https://www.ukrinform.ua/rubric-sports/3696447-dmitro-mitrofanov-zdobuv-peremogu-u-poedinku-proti-huana-karlosa.html" text:style-name="Internet_20_link" text:visited-style-name="Visited_20_Internet_20_Link">
 </text:a>
</text:p>
      <text:p text:style-name="P4">
Як повідомляв Укрінформ, українські боксери Харциз, Лапін та Митрофановздобули перемоги на вечорі боксу, що пройшов у Польщі.</text:p>
      <text:p text:style-name="P4">
Фото: fbu.in.ua</text:p>
      <text:p text:style-name="P4">
Source: <text:a xlink:type="simple" xlink:href="https://www.ukrinform.ua/rubric-sports/3696758-zinoca-zbirna-ukraini-z-boksu-posila-perse-zagalnokomandne-misce-na-turniri-v-finlandii.html" text:style-name="Internet_20_link" text:visited-style-name="Visited_20_Internet_20_Link">
https://www.ukrinform.ua/rubric-sports/3696758-zinoca-zbirna-ukraini-z-boksu-posila-perse-zagalnokomandne-misce-na-turniri-v-finlandii.html</text:a>
</text:p>
      <!--NEWS-->
      <text:h text:style-name="P10" text:outline-level="1">
<text:span text:style-name="T4">
Проросійські сили знову провели антиурядовий протест у Празі</text:span>
</text:h>
      <text:p text:style-name="P4">
Authors: Ukrinform (Person)</text:p>
      <text:p text:style-name="P4">
Publisher: Укринформ (Organization)</text:p>
      <text:p text:style-name="P4">
Published Time: 2023-04-16T-35:07:00+03:00</text:p>
      <text:p text:style-name="P4">
Modified Time: 2023-04-16T21:07:00+03:00</text:p>
      <text:p text:style-name="P4">
Description: У чеській столиці Празі 16 квітня пройшла антиурядова демонстрація, організована маловідомою проросійською непарламентською політичною партією «Право Повага Професійність» (PRO). — Укрінформ.</text:p>
      <text:p text:style-name="P4">
Images: ["<text:a xlink:type="simple" xlink:href="https://static.ukrinform.com/photos/2023_04/thumb_files/630_360_1681669203-177.jpg" text:style-name="Internet_20_link" text:visited-style-name="Visited_20_Internet_20_Link">
630_360_16816...</text:a>
"]</text:p>
      <text:p text:style-name="P4">
Tags: ['Чехія', 'Протест', 'Прага']</text:p>
      <text:p text:style-name="P4">
Type: Article</text:p>
      <!--METADATA-->
      <text:p text:style-name="P4">
<draw:frame draw:style-name="fr1" draw:name="Image29" text:anchor-type="as-char" svg:width="6.9236in" svg:height="3.956343in" draw:z-index="0">
<draw:image xlink:href="../Images/yкринформ/2023-04-16T-35-07-00-03-00/630_360_1681669203-177.jpg" xlink:type="simple" xlink:show="embed" xlink:actuate="onLoad" draw:mime-type="image/jpeg"/>
</draw:frame>
 У чеськійстолиці Празі 16 квітня пройшла антиурядова демонстрація, організованамаловідомою проросійською непарламентською політичною партією «Право ПовагаПрофесійність» (PRO).</text:p>
      <text:p text:style-name="P4">
Як передає Укрінформ, про це повідомляє <text:a xlink:type="simple" xlink:href="https://ruski.radio.cz/praga-antipravitelstvennaya-demonstraciya-na-vaclavskoy-ploshchadi-8780460" text:style-name="Internet_20_link" text:visited-style-name="Visited_20_Internet_20_Link">
 </text:a>
 .</text:p>
      <text:p text:style-name="P4">
Офіційно PRO була зареєстрована у 2022-му році. Демонстранти, що зібралися вцентрі міста, принесли з собою чеські державні прапори і транспаранти згаслами, спрямованими проти чинного уряду під керівництвом прем'єр-міністраПетра Фіали.</text:p>
      <text:p text:style-name="P4">
Голова PRO Йіндржих Райхл під час демонстрації під гаслом « <text:a xlink:type="simple" xlink:href="https://www.ukrinform.ua/tag-cehia" text:style-name="Internet_20_link" text:visited-style-name="Visited_20_Internet_20_Link">
</text:a>
 проти злиднів» заявив, що всі, хтозібрався на площі, виступають на захист Чехії.</text:p>
      <text:p text:style-name="P4">
За його словами, демонстрація має висловити протест «не лише проти економічноїбідності, а й проти моральної бідності».</text:p>
      <text:p text:style-name="P4">
<text:span text:style-name="T4">
Читайте також:</text:span>
 <text:a xlink:type="simple" xlink:href="https://www.ukrinform.ua/rubric-diaspora/3657735-u-prazi-v-den-sobornosti-utvorili-lancug-ednosti-ta-proveli-akciu-na-pidtrimku-ukraini.html" text:style-name="Internet_20_link" text:visited-style-name="Visited_20_Internet_20_Link">
 </text:a>
</text:p>
      <text:p text:style-name="P4">
Як повідомляв Укрінформ, під час попередньої антиурядової акції протесту вЧехії у березні цього року, також організованою маловідомою проросійськоюпартією PRO, поліція затримала чоловіка з нашивкою «вагнер» і російськоюсвастикою «Z». Після завершення демонстрації частина протестувальниківвирушила до Національного музею, де спробувала увірватися туди. При цьомукілька учасників намагалися зняти прапор України з будівлі.</text:p>
      <text:p text:style-name="P4">
Тоді противники демонстрації зібралися окремо, закликавши до єдності Чехії тапідтримки України.</text:p>
      <text:p text:style-name="P4">
<text:span text:style-name="T5">
Фото: www.eurointegration.com.ua</text:span>
</text:p>
      <text:p text:style-name="P4">
Source: <text:a xlink:type="simple" xlink:href="https://www.ukrinform.ua/rubric-world/3696756-prorosijski-sili-znovu-proveli-antiuradovij-protest-u-prazi.html" text:style-name="Internet_20_link" text:visited-style-name="Visited_20_Internet_20_Link">
https://www.ukrinform.ua/rubric-world/3696756-prorosijski-sili-znovu-proveli-antiuradovij-protest-u-prazi.html</text:a>
</text:p>
      <!--NEWS-->
      <text:h text:style-name="P10" text:outline-level="1">
<text:span text:style-name="T4">
Середа: почати сезон зі «срібла» на Кубку світу – це хороший результат</text:span>
</text:h>
      <text:p text:style-name="P4">
Authors: Ukrinform (Person)</text:p>
      <text:p text:style-name="P4">
Publisher: Укринформ (Organization)</text:p>
      <text:p text:style-name="P4">
Published Time: 2023-04-16T-38:55:00+03:00</text:p>
      <text:p text:style-name="P4">
Modified Time: 2023-04-16T20:55:00+03:00</text:p>
      <text:p text:style-name="P4">
Description: 17-річний Олексій Середа поділився емоціями від завоювання срібної нагороди на першому етапі Кубка світу зі стрибків у воду у китайському Сіані. — Укрінформ.</text:p>
      <text:p text:style-name="P4">
Images: ["<text:a xlink:type="simple" xlink:href="https://static.ukrinform.com/photos/2023_04/thumb_files/630_360_1681667434-426.jpg" text:style-name="Internet_20_link" text:visited-style-name="Visited_20_Internet_20_Link">
630_360_16816...</text:a>
"]</text:p>
      <text:p text:style-name="P4">
Tags: ['Стрибки у воду']</text:p>
      <text:p text:style-name="P4">
Type: Article</text:p>
      <!--METADATA-->
      <text:p text:style-name="P4">
<draw:frame draw:style-name="fr1" draw:name="Image30" text:anchor-type="as-char" svg:width="6.9236in" svg:height="3.956343in" draw:z-index="0">
<draw:image xlink:href="../Images/yкринформ/2023-04-16T-38-55-00-03-00/630_360_1681667434-426.jpg" xlink:type="simple" xlink:show="embed" xlink:actuate="onLoad" draw:mime-type="image/jpeg"/>
</draw:frame>
 17-річнийОлексій Середа поділився емоціями від завоювання срібної нагороди на першомуетапі Кубка світу зі стрибків у воду у китайському Сіані.</text:p>
      <text:p text:style-name="P4">
Він розповів про це ексклюзивно в коментарі кореспонденту Укрінформу.</text:p>
      <text:p text:style-name="P4">
«Насправді, я думав, що можу потрапити в призи, але те, що можу виграти, недумав навіть. Китаєць – на три голови вищий за мене, тому в мене не булошансів проти нього. Для мене ця «срібна» медаль означає дуже багато. Цепочаток сезону, і почати його зі «срібла» на Кубку світу – це хорошийрезультат», - сказав Середа.</text:p>
      <text:p text:style-name="P4">
На змаганнях Середа виступав з новою програмою.</text:p>
      <text:p text:style-name="P4">
«З новою програмою виступалось добре, я почував себе досить впевнено. Звісно,є такі стрибки, на яких я починаю сумніватися, як от чотири з половиною обертивперед. Я його зробив на сім балів. Не можу сказати, що я робив його добре натренуваннях, тому хвилювався. Щодо нового стрибка, який я виконував останнім,я його зробив дуже добре, я так вважаю», - додав Середа.</text:p>
      <text:p text:style-name="P4">
Середа приніс Україні другу медаль на етапі в Сіані.</text:p>
      <text:p text:style-name="P4">
<text:a xlink:type="simple" xlink:href="https://www.ukrinform.ua/rubric-sports/3695695-ukrainci-sereda-i-boluh-zdobuli-bronzu-kubka-svitu-zi-stribkiv-u-vodu.html" text:style-name="Internet_20_link" text:visited-style-name="Visited_20_Internet_20_Link">
 </text:a>
 Середа та Кирило Болюхстали третіми у чоловічих синхронних стрибках із 10-метрової вишки.</text:p>
      <text:p text:style-name="P4">
<text:span text:style-name="T4">
Читайте також:</text:span>
 <text:a xlink:type="simple" xlink:href="https://www.ukrinform.ua/rubric-sports/3696646-sereda-sribnij-prizer-persogo-etapu-ks-zi-stribkiv-u-vodu.html" text:style-name="Internet_20_link" text:visited-style-name="Visited_20_Internet_20_Link">
 </text:a>
</text:p>
      <text:p text:style-name="P4">
Як повідомляв Укрінформ, другий етап Кубка світу зі стрибків у водувідбудеться 5-7 травня у Монреалі (Канада).</text:p>
      <text:p text:style-name="P4">
Фото: Df-ua.org</text:p>
      <text:p text:style-name="P4">
Source: <text:a xlink:type="simple" xlink:href="https://www.ukrinform.ua/rubric-sports/3696752-sereda-pocati-sezon-zi-sribla-na-kubku-svitu-ce-horosij-rezultat.html" text:style-name="Internet_20_link" text:visited-style-name="Visited_20_Internet_20_Link">
https://www.ukrinform.ua/rubric-sports/3696752-sereda-pocati-sezon-zi-sribla-na-kubku-svitu-ce-horosij-rezultat.html</text:a>
</text:p>
      <!--NEWS-->
      <text:h text:style-name="P10" text:outline-level="1">
<text:span text:style-name="T4">
росіяни двічі за добу обстріляли Нікопольщину</text:span>
</text:h>
      <text:p text:style-name="P4">
Authors: Ukrinform (Person)</text:p>
      <text:p text:style-name="P4">
Publisher: Укринформ (Organization)</text:p>
      <text:p text:style-name="P4">
Published Time: 2023-04-16T-40:47:00+03:00</text:p>
      <text:p text:style-name="P4">
Modified Time: 2023-04-16T20:47:00+03:00</text:p>
      <text:p text:style-name="P4">
Description: російські війська двічі за день обстріляли Нікопольський район Дніпропетровської області. Дві людини постраждали.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Дніпропетровщина', 'Нікополь', 'Обстріл', 'Війна з росією']</text:p>
      <text:p text:style-name="P4">
Type: Article</text:p>
      <!--METADATA-->
      <text:p text:style-name="P4">
<draw:frame draw:style-name="fr1" draw:name="Image31" text:anchor-type="as-char" svg:width="6.9236in" svg:height="3.956343in" draw:z-index="0">
<draw:image xlink:href="../Images/yкринформ/2023-04-16T-40-47-00-03-00/630_360_1669987737-966.jpg" xlink:type="simple" xlink:show="embed" xlink:actuate="onLoad" draw:mime-type="image/jpeg"/>
</draw:frame>
 російськівійська двічі за день обстріляли Нікопольський район Дніпропетровськоїобласті. Дві людини постраждали.</text:p>
      <text:p text:style-name="P4">
Про це в <text:a xlink:type="simple" xlink:href="https://t.me/mykola_lukashuk/4154" text:style-name="Internet_20_link" text:visited-style-name="Visited_20_Internet_20_Link">
 </text:a>
 повідомив головаДніпропетровської обласної ради Микола Лукашук, передає Укрінформ.</text:p>
      <text:p text:style-name="P4">
"Сьогодні ворог двічі <text:a xlink:type="simple" xlink:href="https://www.ukrinform.ua/tag-obstril" text:style-name="Internet_20_link" text:visited-style-name="Visited_20_Internet_20_Link">
 </text:a>
 Нікопольщину -є поранені люди та руйнування. Надвечір росіяни атакували Червоногригорівськугромаду. Наслідки з’ясовуються", - йдеться у дописі.</text:p>
      <text:p text:style-name="P4">
Раніше повідомлялося, що з важкої артилерії російські війська обстріляли храму Нікополі, поранені дві людини: жінку доставили у лікарню, чоловік відгоспіталізації відмовився.</text:p>
      <text:p text:style-name="P4">
<text:span text:style-name="T4">
Читайте також:</text:span>
 <text:a xlink:type="simple" xlink:href="https://www.ukrinform.ua/rubric-ato/3696711-vorog-z-vesni-zminiv-taktiku-obstriliv-ignat.html" text:style-name="Internet_20_link" text:visited-style-name="Visited_20_Internet_20_Link">
 <text:span text:style-name="T4">
обстріл</text:span>
 </text:a>
</text:p>
      <text:p text:style-name="P4">
Знищені господарча споруда, пошкоджений храм, лінії електропередачі, 5приватних житлових будинків, 4 господарчі споруди, 2 автомобілі.</text:p>
      <text:p text:style-name="P4">
Source: <text:a xlink:type="simple" xlink:href="https://www.ukrinform.ua/rubric-ato/3696750-rosiani-dvici-za-dobu-obstrilali-nikopolsinu.html" text:style-name="Internet_20_link" text:visited-style-name="Visited_20_Internet_20_Link">
https://www.ukrinform.ua/rubric-ato/3696750-rosiani-dvici-za-dobu-obstrilali-nikopolsinu.html</text:a>
</text:p>
      <!--NEWS-->
      <text:h text:style-name="P10" text:outline-level="1">
<text:span text:style-name="T4">
МКІП привітало артистів цирку з професійним святом</text:span>
</text:h>
      <text:p text:style-name="P4">
Authors: Ukrinform (Person)</text:p>
      <text:p text:style-name="P4">
Publisher: Укринформ (Organization)</text:p>
      <text:p text:style-name="P4">
Published Time: 2023-04-16T-42:45:00+03:00</text:p>
      <text:p text:style-name="P4">
Modified Time: 2023-04-16T20:45:00+03:00</text:p>
      <text:p text:style-name="P4">
Description: Міністерство культури та інформаційної політики України привітало діячів циркового мистецтва з Міжнародним днем цирку. — Укрінформ.</text:p>
      <text:p text:style-name="P4">
Images: ["<text:a xlink:type="simple" xlink:href="https://static.ukrinform.com/photos/2023_02/thumb_files/630_360_1675767487-857.jpg" text:style-name="Internet_20_link" text:visited-style-name="Visited_20_Internet_20_Link">
630_360_16757...</text:a>
"]</text:p>
      <text:p text:style-name="P4">
Tags: ['Свято', 'Цирк', 'МКІП ']</text:p>
      <text:p text:style-name="P4">
Type: Article</text:p>
      <!--METADATA-->
      <text:p text:style-name="P4">
<draw:frame draw:style-name="fr1" draw:name="Image32" text:anchor-type="as-char" svg:width="6.9236in" svg:height="3.956343in" draw:z-index="0">
<draw:image xlink:href="../Images/yкринформ/2023-04-16T-42-45-00-03-00/630_360_1675767487-857.jpg" xlink:type="simple" xlink:show="embed" xlink:actuate="onLoad" draw:mime-type="image/jpeg"/>
</draw:frame>
Міністерство культури та інформаційної політики України привітало діячівциркового мистецтва з Міжнародним днем цирку.</text:p>
      <text:p text:style-name="P4">
Як передає Укрінформ, про це пресслужба МКІП написала в <text:a xlink:type="simple" xlink:href="https://t.me/mkipu/5610" text:style-name="Internet_20_link" text:visited-style-name="Visited_20_Internet_20_Link">
</text:a>
 .</text:p>
      <text:p text:style-name="P4">
"З нагоди Міжнародного дня цирку вітаємо всіх творців <text:a xlink:type="simple" xlink:href="https://www.ukrinform.ua/tag-mistectvo" text:style-name="Internet_20_link" text:visited-style-name="Visited_20_Internet_20_Link">
</text:a>
 , що здатне зачарувати та змуситинас забути про повсякденність своєю магічною атмосферою. Ми бажаємо артистамцирку успішних виступів, визнання глядачів і щедрого дарування посмішок тавражень, які наповнять серця радістю", — зазначили в міністерстві.</text:p>
      <text:p text:style-name="P4">
У МКІП висловили подяку всім, хто підтримує циркове мистецтво, попри складнічаси сприяє його розвитку й дає змогу здійснювати мрії.</text:p>
      <text:p text:style-name="P4">
<text:span text:style-name="T4">
Читайте також:</text:span>
 <text:a xlink:type="simple" xlink:href="https://www.ukrinform.ua/rubric-culture/3666813-nacionalnij-cirk-zapustiv-nove-dzazove-sou.html" text:style-name="Internet_20_link" text:visited-style-name="Visited_20_Internet_20_Link">
 <text:span text:style-name="T4">
цирк</text:span>
 </text:a>
</text:p>
      <text:p text:style-name="P4">
Як повідомлялося, Міжнародний день цирку відзначають щороку третьої суботиквітня. Подію започаткувала Всесвітня федерація цирку у 2008 році.</text:p>
      <text:p text:style-name="P4">
Source: <text:a xlink:type="simple" xlink:href="https://www.ukrinform.ua/rubric-culture/3696751-mkip-privitalo-artistiv-cirku-z-profesijnim-svatom.html" text:style-name="Internet_20_link" text:visited-style-name="Visited_20_Internet_20_Link">
https://www.ukrinform.ua/rubric-culture/3696751-mkip-privitalo-artistiv-cirku-z-profesijnim-svatom.html</text:a>
</text:p>
      <!--NEWS-->
      <text:h text:style-name="P10" text:outline-level="1">
<text:span text:style-name="T4">
США обговорюють механізми передачі заморожених активів рф для відбудови України</text:span>
</text:h>
      <text:p text:style-name="P4">
Authors: Ukrinform (Person)</text:p>
      <text:p text:style-name="P4">
Publisher: Укринформ (Organization)</text:p>
      <text:p text:style-name="P4">
Published Time: 2023-04-16T-44:39:52+03:00</text:p>
      <text:p text:style-name="P4">
Modified Time: 2023-04-16T20:39:52+03:00</text:p>
      <text:p text:style-name="P4">
Description: російська федерація повинна відшкодувати Україні збитки, завдані в результаті повномасштабного вторгнення. — Укрінформ.</text:p>
      <text:p text:style-name="P4">
Images: ["<text:a xlink:type="simple" xlink:href="https://static.ukrinform.com/photos/2023_02/thumb_files/630_360_1677502946-733.jpg" text:style-name="Internet_20_link" text:visited-style-name="Visited_20_Internet_20_Link">
630_360_16775...</text:a>
"]</text:p>
      <text:p text:style-name="P4">
Tags: ['Мінфін', 'США', 'Україна', 'росія', 'Відбудова']</text:p>
      <text:p text:style-name="P4">
Type: Article</text:p>
      <!--METADATA-->
      <text:p text:style-name="P4">
<draw:frame draw:style-name="fr1" draw:name="Image33" text:anchor-type="as-char" svg:width="6.9236in" svg:height="3.956343in" draw:z-index="0">
<draw:image xlink:href="../Images/yкринформ/2023-04-16T-44-39-52-03-00/630_360_1677502946-733.jpg" xlink:type="simple" xlink:show="embed" xlink:actuate="onLoad" draw:mime-type="image/jpeg"/>
</draw:frame>
 російськафедерація повинна відшкодувати Україні збитки, завдані в результатіповномасштабного вторгнення.</text:p>
      <text:p text:style-name="P4">
Як передає Укрінформ, про це в інтерв’ю <text:a xlink:type="simple" xlink:href="http://www.youtube.com/watch" text:style-name="Internet_20_link" text:visited-style-name="Visited_20_Internet_20_Link">
</text:a>
 у програмі Fareed Zakariaзаявила міністр фінансів США Джанет Єллен.</text:p>
      <text:p text:style-name="P4">
«Я вважаю, що росія повинна заплатити за шкоду, якої завдала Україні. Світоваспільнота очікує, що <text:a xlink:type="simple" xlink:href="https://www.ukrinform.ua/tag-rosia" text:style-name="Internet_20_link" text:visited-style-name="Visited_20_Internet_20_Link">
 </text:a>
 понесе цювідповідальність. Це питання, яке ми обговорюємо з нашими партнерами, але єюридичні обмеження в тому, що ми можемо зробити із замороженими російськимиактивами. Ми обговорюємо з партнерами, що можемо з цим зробити у майбутньому.Але це те, що повинно відбутися, росія повинна заплатити за завдані (Україні –ред.) збитки», - відповіла вона на запитання, чи повинна росія заплатити завідбудову України своїми замороженими активами центробанку на Заході.</text:p>
      <text:p text:style-name="P4">
Єллен також зазначила, що запровадженням проти москви санкцій вже досягнутідві мети – зменшилися прибутки й обладнання для продовження ведення війни.</text:p>
      <text:p text:style-name="P4">
««Граничні ціни» на російську нафту, які ми запровадили, вже зменшили прибуткипутіна десь на 40% за останній рік. Він очікував на бюджетний профіцит, аленатомість має великий дефіцит. Що стосується обладнання, то тут успіх в тому,щоб позбавити росію обладнання. Це сталося завдяки експортному контролю йсанкціям не тільки США, а й інших партнерів», - додала вона.</text:p>
      <text:p text:style-name="P4">
<text:span text:style-name="T4">
Читайте також:</text:span>
 <text:a xlink:type="simple" xlink:href="https://www.ukrinform.ua/rubric-economy/3696112-smigal-dla-vidbudovi-ukraini-mozna-zaluciti-do-500-milardiv-zamorozenih-aktiviv-rf.html" text:style-name="Internet_20_link" text:visited-style-name="Visited_20_Internet_20_Link">
 <text:span text:style-name="T4">
заморожених</text:span>
 </text:a>
</text:p>
      <text:p text:style-name="P4">
Як повідомляв Укрінформ, міністр фінансів США Джанет Єллен <text:a xlink:type="simple" xlink:href="https://www.ukrinform.ua/rubric-economy/3695648-ssa-pidtrimuut-pragnenna-ukraini-do-reform-i-vikonanna-programi-mvf-ministerka-finansiv.html" text:style-name="Internet_20_link" text:visited-style-name="Visited_20_Internet_20_Link">
</text:a>
прагненням українського уряду реалізовувати реформи та досягати показників,зазначених у недавно прийнятій програмі МВФ для України, щоб повернутися доздорового економічного зростання.</text:p>
      <text:p text:style-name="P4">
Source: <text:a xlink:type="simple" xlink:href="https://www.ukrinform.ua/rubric-vidbudova/3696749-ssa-obgovoruut-mehanizmi-peredaci-zamorozenih-aktiviv-rf-dla-vidbudovi-ukraini.html" text:style-name="Internet_20_link" text:visited-style-name="Visited_20_Internet_20_Link">
https://www.ukrinform.ua/rubric-vidbudova/3696749-ssa-obgovoruut-mehanizmi-peredaci-zamorozenih-aktiviv-rf-dla-vidbudovi-ukraini.html</text:a>
</text:p>
      <!--NEWS-->
      <text:h text:style-name="P10" text:outline-level="1">
<text:span text:style-name="T4">
Світлана Самуляк здобула три «срібла» на ЧЄ з важкої атлетики</text:span>
</text:h>
      <text:p text:style-name="P4">
Authors: Ukrinform (Person)</text:p>
      <text:p text:style-name="P4">
Publisher: Укринформ (Organization)</text:p>
      <text:p text:style-name="P4">
Published Time: 2023-04-16T-46:22:54+03:00</text:p>
      <text:p text:style-name="P4">
Modified Time: 2023-04-16T20:22:54+03:00</text:p>
      <text:p text:style-name="P4">
Description: Українка поступилась чемпіонці змагань на два кілограми. — Укрінформ.</text:p>
      <text:p text:style-name="P4">
Images: ["<text:a xlink:type="simple" xlink:href="https://static.ukrinform.com/photos/2023_04/thumb_files/630_360_1681665661-121.jpg" text:style-name="Internet_20_link" text:visited-style-name="Visited_20_Internet_20_Link">
630_360_16816...</text:a>
"]</text:p>
      <text:p text:style-name="P4">
Tags: ['Важка атлетика']</text:p>
      <text:p text:style-name="P4">
Type: Article</text:p>
      <!--METADATA-->
      <text:p text:style-name="P4">
<draw:frame draw:style-name="fr1" draw:name="Image34" text:anchor-type="as-char" svg:width="6.9236in" svg:height="3.956343in" draw:z-index="0">
<draw:image xlink:href="../Images/yкринформ/2023-04-16T-46-22-54-03-00/630_360_1681665661-121.jpg" xlink:type="simple" xlink:show="embed" xlink:actuate="onLoad" draw:mime-type="image/jpeg"/>
</draw:frame>
 Українкапоступилась чемпіонці змагань на два кілограми.</text:p>
      <text:p text:style-name="P4">
У столиці Вірменії Єревані триває чемпіонат Європи з важкої атлетики, <text:a xlink:type="simple" xlink:href="http://uwf.net.ua/news/all/3377/chemponat-vropi-z-vazhko-atletiki-rozklad-ta-rezuljtati" text:style-name="Internet_20_link" text:visited-style-name="Visited_20_Internet_20_Link">
</text:a>
 пресслужба федерації важкої атлетики України, передаєУкрінформ.</text:p>
      <text:p text:style-name="P4">
У другий день змагань одразу три медалі збірній України приніс виступ19-річної Світлани Самуляк у категорії до 55 кілограмів.</text:p>
      <text:p text:style-name="P4">
У ривку важкоатлетка підняла 90 кілограмів з першої спроби. Цей результат лишеу третьому підході покращила румунка Андреа Котрута, яка з результатом 91 кгобійшла Самуляк у першому виді. Срібна нагорода у ривку стала для українкидебютною на рівні Євро.</text:p>
      <text:p text:style-name="P4">
У поштовху Світлана Самуляк підняла 109 кілограмів у другій спробі, програвшина один кілограм тій же Котруті, яка у третій спробі взяла 110 кг. За сумоюдвох видів результат української атлетки дозволив їй посісти друге місце удвоборстві та здобути загалом три медалі.</text:p>
      <text:p text:style-name="P4">
<text:span text:style-name="T4">
Читайте також:</text:span>
 <text:a xlink:type="simple" xlink:href="https://www.ukrinform.ua/rubric-sports/3696609-ukrainka-lomacinska-zdobula-dvi-bronzovi-medali-na-ce-z-vazkoi-atletiki.html" text:style-name="Internet_20_link" text:visited-style-name="Visited_20_Internet_20_Link">
 <text:span text:style-name="T4">
атлетики</text:span>
 </text:a>
</text:p>
      <text:p text:style-name="P4">
Як повідомляв Укрінформ, Ангеліна Ломачинська стала володаркою двох бронзовихнагород на ЧЄ з важкої атлетики, у ваговій категорії до 49 кг українкапіднялася на п'єдестал пошани у ривку та за сумою двоборства.</text:p>
      <text:p text:style-name="P4">
Фото: uwf.net.ua</text:p>
      <text:p text:style-name="P4">
Source: <text:a xlink:type="simple" xlink:href="https://www.ukrinform.ua/rubric-sports/3696745-svitlana-samulak-zdobula-tri-sribla-na-ce-z-vazkoi-atletiki.html" text:style-name="Internet_20_link" text:visited-style-name="Visited_20_Internet_20_Link">
https://www.ukrinform.ua/rubric-sports/3696745-svitlana-samulak-zdobula-tri-sribla-na-ce-z-vazkoi-atletiki.html</text:a>
</text:p>
      <!--NEWS-->
      <text:h text:style-name="P10" text:outline-level="1">
<text:span text:style-name="T4">
Сольський обговорив з угорським колегою експорт української агропродукції</text:span>
</text:h>
      <text:p text:style-name="P4">
Authors: Ukrinform (Person)</text:p>
      <text:p text:style-name="P4">
Publisher: Укринформ (Organization)</text:p>
      <text:p text:style-name="P4">
Published Time: 2023-04-16T-48:19:09+03:00</text:p>
      <text:p text:style-name="P4">
Modified Time: 2023-04-16T20:19:09+03:00</text:p>
      <text:p text:style-name="P4">
Description: Міністр аграрної політики та продовольства України Микола Сольський обговорив з міністром сільського господарства Угорщини Іштваном Надем ситуацію з експортом української аграрної продукції в Угорщину. — Укрінформ.</text:p>
      <text:p text:style-name="P4">
Images: ["<text:a xlink:type="simple" xlink:href="https://static.ukrinform.com/photos/2023_04/thumb_files/630_360_1681564397-147.jpg" text:style-name="Internet_20_link" text:visited-style-name="Visited_20_Internet_20_Link">
630_360_16815...</text:a>
"]</text:p>
      <text:p text:style-name="P4">
Tags: ['Експорт', 'Мінагро', 'Угорщина', 'Україна']</text:p>
      <text:p text:style-name="P4">
Type: Article</text:p>
      <!--METADATA-->
      <text:p text:style-name="P4">
<draw:frame draw:style-name="fr1" draw:name="Image35" text:anchor-type="as-char" svg:width="6.9236in" svg:height="3.956343in" draw:z-index="0">
<draw:image xlink:href="../Images/yкринформ/2023-04-16T-48-19-09-03-00/630_360_1681564397-147.jpg" xlink:type="simple" xlink:show="embed" xlink:actuate="onLoad" draw:mime-type="image/jpeg"/>
</draw:frame>
 Міністраграрної політики та продовольства України Микола Сольський обговорив зміністром сільського господарства Угорщини Іштваном Надем ситуацію з експортомукраїнської аграрної продукції в Угорщину.</text:p>
      <text:p text:style-name="P4">
Як передає Укрінформ, про це повідомляє пресслужба Мінагрополітики у <text:a xlink:type="simple" xlink:href="http://www.facebook.com/mapfu2021/posts/pfbid0fUQZhJMdC9aDuw2gJrmX2sq6EuYLC9iq92BJ39yPcMSf1B2ZeBVd99MbQ8qt7hUVl" text:style-name="Internet_20_link" text:visited-style-name="Visited_20_Internet_20_Link">
</text:a>
</text:p>
      <text:p text:style-name="P4">
Зазначається, що Сольський підкреслив необхідність продовження переговорів длядосягнення домовленостей з приводу експорту української сільськогосподарськоїпродукції та неприйнятність односторонніх рішень.</text:p>
      <text:p text:style-name="P4">
Зі свого боку міністр сільського господарства <text:a xlink:type="simple" xlink:href="https://www.ukrinform.ua/tag-ugorsina" text:style-name="Internet_20_link" text:visited-style-name="Visited_20_Internet_20_Link">
</text:a>
 запевнив, що транзит для українськоїагропродукції зберігатиметься і надалі.</text:p>
      <text:p text:style-name="P4">
Сторони домовились провести консультації і найближчим часом зустрітисяповторно.</text:p>
      <text:p text:style-name="P4">
<text:span text:style-name="T4">
Читайте також:</text:span>
 <text:a xlink:type="simple" xlink:href="https://www.ukrinform.ua/rubric-economy/3696724-bolgaria-rozgladae-mozlivist-zaboroni-importu-ukrainskogo-zerna.html" text:style-name="Internet_20_link" text:visited-style-name="Visited_20_Internet_20_Link">
 <text:span text:style-name="T4">
Болгарія</text:span>
 </text:a>
</text:p>
      <text:p text:style-name="P4">
Як повідомляв Укрінформ, Європейська комісія (ЄК) <text:a xlink:type="simple" xlink:href="https://www.ukrinform.ua/rubric-economy/3696699-v-evrokomisii-rozkritikuvali-risenna-polsi-ta-ugorsini-sodo-zaboroni-importu-zerna-z-ukraini.html" text:style-name="Internet_20_link" text:visited-style-name="Visited_20_Internet_20_Link">
</text:a>
 односторонні торговельні рішення Польщі та Угорщини, якізаборонили імпорт українського зерна та інших сільськогосподарських продуктів.</text:p>
      <text:p text:style-name="P4">
Угорщина та Польща 15 квітня 2023 року ввели тимчасову заборону на імпортзерна та олійних культур з України до 30 червня 2023 року.</text:p>
      <text:p text:style-name="P4">
Source: <text:a xlink:type="simple" xlink:href="https://www.ukrinform.ua/rubric-economy/3696744-solskij-obgovoriv-z-ugorskim-kolegou-eksport-ukrainskoi-agroprodukcii.html" text:style-name="Internet_20_link" text:visited-style-name="Visited_20_Internet_20_Link">
https://www.ukrinform.ua/rubric-economy/3696744-solskij-obgovoriv-z-ugorskim-kolegou-eksport-ukrainskoi-agroprodukcii.html</text:a>
</text:p>
      <!--NEWS-->
      <text:h text:style-name="P10" text:outline-level="1">
<text:span text:style-name="T4">
Глава МЗС України завтра відвідає Ірак</text:span>
</text:h>
      <text:p text:style-name="P4">
Authors: Ukrinform (Person)</text:p>
      <text:p text:style-name="P4">
Publisher: Укринформ (Organization)</text:p>
      <text:p text:style-name="P4">
Published Time: 2023-04-16T-50:08:33+03:00</text:p>
      <text:p text:style-name="P4">
Modified Time: 2023-04-16T20:08:33+03:00</text:p>
      <text:p text:style-name="P4">
Description: Міністр закордонних справ України Дмитро Кулеба в понеділок, 17 квітня, здійснить візит до Іраку. — Укрінформ.</text:p>
      <text:p text:style-name="P4">
Images: ["<text:a xlink:type="simple" xlink:href="https://static.ukrinform.com/photos/2023_02/thumb_files/630_360_1677425770-936.jpg" text:style-name="Internet_20_link" text:visited-style-name="Visited_20_Internet_20_Link">
630_360_16774...</text:a>
"]</text:p>
      <text:p text:style-name="P4">
Tags: ['Ірак', 'Кулеба', 'Візит']</text:p>
      <text:p text:style-name="P4">
Type: Article</text:p>
      <!--METADATA-->
      <text:p text:style-name="P4">
<draw:frame draw:style-name="fr1" draw:name="Image36" text:anchor-type="as-char" svg:width="6.9236in" svg:height="3.956343in" draw:z-index="0">
<draw:image xlink:href="../Images/yкринформ/2023-04-16T-50-08-33-03-00/630_360_1677425770-936.jpg" xlink:type="simple" xlink:show="embed" xlink:actuate="onLoad" draw:mime-type="image/jpeg"/>
</draw:frame>
 Міністрзакордонних справ України Дмитро Кулеба в понеділок, 17 квітня, здійснитьвізит до Іраку.</text:p>
      <text:p text:style-name="P4">
Як передає Укрінформ, про це речник Міністерства закордонних справ ОлегНіколенко повідомив у <text:a xlink:type="simple" xlink:href="http://www.facebook.com/oleg.nikolenko.50/posts/pfbid02HANjNfbuWTGZHwwo1XTEy2nvThP1EvCXHMnyiV7cY8W9wu6atDLBvbaTMVnYp3S6l" text:style-name="Internet_20_link" text:visited-style-name="Visited_20_Internet_20_Link">
</text:a>
.</text:p>
      <text:p text:style-name="P4">
"Поїздка глави МЗС України на Близький Схід продовжує стратегію відкриттянових горизонтів у світі та створення нових можливостей для українськоїдержави, бізнесу та громадян", — зазначив він.</text:p>
      <text:p text:style-name="P4">
Планується, що в Багдаді <text:a xlink:type="simple" xlink:href="https://www.ukrinform.ua/tag-kuleba" text:style-name="Internet_20_link" text:visited-style-name="Visited_20_Internet_20_Link">
 </text:a>
 проведепереговори із Прем'єр-міністром Мухаммадом Ас-Судані й віцепрем'єр-міністром –міністром закордонних справ Іраку Фуадом Хусейном.</text:p>
      <text:p text:style-name="P4">
Сторони обговорять розвиток політичного діалогу, збільшення обсягів торгівлі івзаємодію в міжнародних організаціях.</text:p>
      <text:p text:style-name="P4">
<text:span text:style-name="T4">
Читайте також:</text:span>
 <text:a xlink:type="simple" xlink:href="https://www.ukrinform.ua/rubric-polytics/3687288-druge-afrikanske-turne-kulebi-zaplanovane-na-lito-mzs.html" text:style-name="Internet_20_link" text:visited-style-name="Visited_20_Internet_20_Link">
 <text:span text:style-name="T4">
Друге</text:span>
 <text:span text:style-name="T4">
африканське</text:span>
 <text:span text:style-name="T4">
турне</text:span>
 <text:span text:style-name="T4">
Кулеби</text:span>
<text:span text:style-name="T4">
заплановане</text:span>
 <text:span text:style-name="T4">
літо</text:span>
 <text:span text:style-name="T4">
МЗС</text:span>
 </text:a>
</text:p>
      <text:p text:style-name="P4">
Як повідомляв Укрінформ, на початку тижня Президент Володимир Зеленськийобговорив із Прем'єр-міністром Іраку <text:a xlink:type="simple" xlink:href="https://www.ukrinform.ua/rubric-polytics/3694007-ukraina-gotova-do-novoi-storinki-zelenskij-pogovoriv-z-premerom-iraku.html" text:style-name="Internet_20_link" text:visited-style-name="Visited_20_Internet_20_Link">
 </text:a>
 й українську формулу миру.</text:p>
      <text:p text:style-name="P4">
Source: <text:a xlink:type="simple" xlink:href="https://www.ukrinform.ua/rubric-polytics/3696742-glava-mzs-ukraini-zavtra-vidvidae-irak.html" text:style-name="Internet_20_link" text:visited-style-name="Visited_20_Internet_20_Link">
https://www.ukrinform.ua/rubric-polytics/3696742-glava-mzs-ukraini-zavtra-vidvidae-irak.html</text:a>
</text:p>
      <!--NEWS-->
      <text:h text:style-name="P10" text:outline-level="1">
<text:span text:style-name="T4">
Рятувальники показали ситуацію з підйомом води на Київщині</text:span>
</text:h>
      <text:p text:style-name="P4">
Authors: Ukrinform (Person)</text:p>
      <text:p text:style-name="P4">
Publisher: Укринформ (Organization)</text:p>
      <text:p text:style-name="P4">
Published Time: 2023-04-16T-53:56:00+03:00</text:p>
      <text:p text:style-name="P4">
Modified Time: 2023-04-16T19:56:00+03:00</text:p>
      <text:p text:style-name="P4">
Description: Державна служба України з надзвичайних ситуацій контролює ситуацію з підйомом води у Київській області. — Укрінформ.</text:p>
      <text:p text:style-name="P4">
Images: ["<text:a xlink:type="simple" xlink:href="https://static.ukrinform.com/photos/2023_04/thumb_files/630_360_1681664113-320.jpg" text:style-name="Internet_20_link" text:visited-style-name="Visited_20_Internet_20_Link">
630_360_16816...</text:a>
"]</text:p>
      <text:p text:style-name="P4">
Tags: ['ДСНС', 'Повінь', 'Вода', 'Рятувальники']</text:p>
      <text:p text:style-name="P4">
Type: Article</text:p>
      <!--METADATA-->
      <text:p text:style-name="P4">
<draw:frame draw:style-name="fr1" draw:name="Image37" text:anchor-type="as-char" svg:width="6.9236in" svg:height="3.956343in" draw:z-index="0">
<draw:image xlink:href="../Images/yкринформ/2023-04-16T-53-56-00-03-00/630_360_1681664113-320.jpg" xlink:type="simple" xlink:show="embed" xlink:actuate="onLoad" draw:mime-type="image/jpeg"/>
</draw:frame>
 Державнаслужба України з надзвичайних ситуацій контролює ситуацію з підйомом води уКиївській області.</text:p>
      <text:p text:style-name="P4">
Як передає Укрінформ, про це повідомляє пресслужба ДСНС у <text:a xlink:type="simple" xlink:href="https://t.me/dsns_telegram/15936" text:style-name="Internet_20_link" text:visited-style-name="Visited_20_Internet_20_Link">
</text:a>
 .</text:p>
      <text:p text:style-name="P4">
Зазначається, що станом на 15:00 на території Київської області постійноздійснюється моніторинг підняття рівня <text:a xlink:type="simple" xlink:href="https://www.ukrinform.ua/tag-voda" text:style-name="Internet_20_link" text:visited-style-name="Visited_20_Internet_20_Link">
 </text:a>
.</text:p>
      <text:p text:style-name="P4">
Фахівці ДСНС здійснили обліт території Броварського району, де поблизу селаПогреби вода заблокувала деякі дороги та під’їзди до житлових будинків. Намісці чергують рятувальники, які доставляють до суходолу місцевих жителів тавідкачують воду в житлових будинках.</text:p>
      <text:p text:style-name="P4">
Як повідомляв Укрінформ, в Україні спостерігається сезонне підняття рівня водив межах річок Дніпро, Десна, Сейм, Прип’ять, Горинь та Західний Буг натериторіях Волинської, Дніпропетровської, Житомирської, Київської,Рівненської, Полтавської, Черкаської та Чернігівської областей.</text:p>
      <text:p text:style-name="P4">
<text:span text:style-name="T4">
Читайте також:</text:span>
 <text:a xlink:type="simple" xlink:href="https://www.ukrinform.ua/rubric-regions/3696025-velika-voda-u-dvoh-oblastah-rozmilo-dorogi-do-30-naselenih-punktiv.html" text:style-name="Internet_20_link" text:visited-style-name="Visited_20_Internet_20_Link">
 </text:a>
</text:p>
      <text:p text:style-name="P4">
За даними ДСНС, станом на 9 ранку 16 квітня 2023 року залишаються підтопленими916 дворогосподарств (городи, подвір’я) та 225 будинків, з них 187 дачних.</text:p>
      <text:p text:style-name="P4">
<text:span text:style-name="T5">
Фото: ДСНС</text:span>
</text:p>
      <text:p text:style-name="P4">
Source: <text:a xlink:type="simple" xlink:href="https://www.ukrinform.ua/rubric-regions/3696740-ratuvalniki-pokazali-situaciu-z-pidjomom-vodi-na-kiivsini.html" text:style-name="Internet_20_link" text:visited-style-name="Visited_20_Internet_20_Link">
https://www.ukrinform.ua/rubric-regions/3696740-ratuvalniki-pokazali-situaciu-z-pidjomom-vodi-na-kiivsini.html</text:a>
</text:p>
      <!--NEWS-->
      <text:h text:style-name="P10" text:outline-level="1">
<text:span text:style-name="T4">
З-під завалів у Слов'янську дістали 15 людей, рятувальні роботи завершені</text:span>
</text:h>
      <text:p text:style-name="P4">
Authors: Ukrinform (Person)</text:p>
      <text:p text:style-name="P4">
Publisher: Укринформ (Organization)</text:p>
      <text:p text:style-name="P4">
Published Time: 2023-04-16T-55:43:00+03:00</text:p>
      <text:p text:style-name="P4">
Modified Time: 2023-04-16T19:43:00+03:00</text:p>
      <text:p text:style-name="P4">
Description: Рятувальні роботи на знищеній внаслідок російського ракетного обстрілу п’ятиповерхівці у Слов'янську Донецької області завершені. З-під завалів дістали 15 людей. — Укрінформ.</text:p>
      <text:p text:style-name="P4">
Images: ["<text:a xlink:type="simple" xlink:href="https://static.ukrinform.com/photos/2023_04/thumb_files/630_360_1681663427-207.jpg" text:style-name="Internet_20_link" text:visited-style-name="Visited_20_Internet_20_Link">
630_360_16816...</text:a>
"]</text:p>
      <text:p text:style-name="P4">
Tags: ['Обстріл', 'Загибель', "Слов'янськ", 'Війна з росією']</text:p>
      <text:p text:style-name="P4">
Type: Article</text:p>
      <!--METADATA-->
      <text:p text:style-name="P4">
<draw:frame draw:style-name="fr1" draw:name="Image38" text:anchor-type="as-char" svg:width="6.9236in" svg:height="3.956343in" draw:z-index="0">
<draw:image xlink:href="../Images/yкринформ/2023-04-16T-55-43-00-03-00/630_360_1681663427-207.jpg" xlink:type="simple" xlink:show="embed" xlink:actuate="onLoad" draw:mime-type="image/jpeg"/>
</draw:frame>
Рятувальні роботи на знищеній внаслідок російського ракетного обстрілуп’ятиповерхівці у Слов'янську Донецької області завершені. З-під завалівдістали 15 людей.</text:p>
      <text:p text:style-name="P4">
Як передає Укрінформ, про це начальник Донецької обласної військовоїадміністрації Павло Кириленко повідомляє у <text:a xlink:type="simple" xlink:href="https://t.me/pavlokyrylenko_donoda/7579" text:style-name="Internet_20_link" text:visited-style-name="Visited_20_Internet_20_Link">
</text:a>
 .</text:p>
      <text:p text:style-name="P4">
«Рятувальні роботи на п'ятиповерхівці у Слов'янську завершені. За уточненимданими, з-під завалів дістали 15 людей: п’ятьох (у тому числі, 14-річнудівчину) вдалося врятувати, 10 (серед них дворічний хлопчик) загинули», -ідеться у повідомленні.</text:p>
      <text:p text:style-name="P4">
Він нагадав, що 14 квітня росіяни завдали масованого ракетного удару поСлов'янську. По місту було випущено вісім ракет із ЗРК «С-300».</text:p>
      <text:p text:style-name="P4">
Жертвами цієї атаки стали 39 людей: 15 із них загинули, 24 були <text:a xlink:type="simple" xlink:href="https://www.ukrinform.ua/tag-poraneni" text:style-name="Internet_20_link" text:visited-style-name="Visited_20_Internet_20_Link">
</text:a>
 .</text:p>
      <text:p text:style-name="P4">
«Наймасштабніших руйнувань рашисти завдали п'ятиповерхівці у провулку Парковий- рятувальні роботи із розбору завалів та пошуку людей там тривали кількаднів», - зазначив Кириленко.</text:p>
      <text:p text:style-name="P4">
<text:span text:style-name="T4">
Читайте також:</text:span>
 <text:a xlink:type="simple" xlink:href="https://www.ukrinform.ua/rubric-ato/3696654-avianaloti-j-sotni-obstriliv-u-zsu-rozpovili-pro-situaciu-na-kupanskolimanskomu-napramku.html" text:style-name="Internet_20_link" text:visited-style-name="Visited_20_Internet_20_Link">
 <text:span text:style-name="T4">
обстріл</text:span>
 </text:a>
</text:p>
      <text:p text:style-name="P4">
Як повідомляв Укрінформ, 14 квітня близько 16-ї години <text:a xlink:type="simple" xlink:href="https://www.ukrinform.ua/rubric-ato/3695978-vorog-vluciv-u-tri-patipoverhivki-slovanska-vidomo-zagiblogo-i-sistoh-poranenih.html" text:style-name="Internet_20_link" text:visited-style-name="Visited_20_Internet_20_Link">
</text:a>
 ,спрямувавши їх одразу на кілька житлових кварталів.</text:p>
      <text:p text:style-name="P4">
Source: <text:a xlink:type="simple" xlink:href="https://www.ukrinform.ua/rubric-regions/3696738-zpid-zavaliv-u-slovansku-distali-15-ludej-ratuvalni-roboti-zaverseni.html" text:style-name="Internet_20_link" text:visited-style-name="Visited_20_Internet_20_Link">
https://www.ukrinform.ua/rubric-regions/3696738-zpid-zavaliv-u-slovansku-distali-15-ludej-ratuvalni-roboti-zaverseni.html</text:a>
</text:p>
      <!--NEWS-->
      <text:h text:style-name="P10" text:outline-level="1">
<text:span text:style-name="T4">
Михайло Романчук здобув третю ліцензію на Олімпійські ігри у Парижі</text:span>
</text:h>
      <text:p text:style-name="P4">
Authors: Ukrinform (Person)</text:p>
      <text:p text:style-name="P4">
Publisher: Укринформ (Organization)</text:p>
      <text:p text:style-name="P4">
Published Time: 2023-04-16T-57:40:03+03:00</text:p>
      <text:p text:style-name="P4">
Modified Time: 2023-04-16T19:40:03+03:00</text:p>
      <text:p text:style-name="P4">
Description: Український плавець відібрався на дистанції 800 метрів вільним стилем. — Укрінформ.</text:p>
      <text:p text:style-name="P4">
Images: ["<text:a xlink:type="simple" xlink:href="https://static.ukrinform.com/photos/2023_04/thumb_files/630_360_1681663065-572.jpg" text:style-name="Internet_20_link" text:visited-style-name="Visited_20_Internet_20_Link">
630_360_16816...</text:a>
"]</text:p>
      <text:p text:style-name="P4">
Tags: ['Романчук', 'плавання']</text:p>
      <text:p text:style-name="P4">
Type: Article</text:p>
      <!--METADATA-->
      <text:p text:style-name="P4">
<draw:frame draw:style-name="fr1" draw:name="Image39" text:anchor-type="as-char" svg:width="6.9236in" svg:height="3.956343in" draw:z-index="0">
<draw:image xlink:href="../Images/yкринформ/2023-04-16T-57-40-03-03-00/630_360_1681663065-572.jpg" xlink:type="simple" xlink:show="embed" xlink:actuate="onLoad" draw:mime-type="image/jpeg"/>
</draw:frame>
Український плавець відібрався на дистанції 800 метрів вільним стилем.</text:p>
      <text:p text:style-name="P4">
Україна здобула четверту олімпійську ліцензію на Ігри у Парижі у плаванні,передає Укрінформ.</text:p>
      <text:p text:style-name="P4">
У фінальному запливі на 800 метрів Романчук мав пропливти з часом 7:51.65 хв.На цій дистанції 26-річному українцеві належить національний рекорд: Романчуку 2020 році долав її за 7:25.73 хвилин.</text:p>
      <text:p text:style-name="P4">
Українському плавцеві вдалося виконати норматив. На фініші дистанції вінпоказав результат - 7:47.12 хв - на 4.53 секунди швидше за необхіднийрезультат. Хоча й фінішував другим: випередив Романчука ірландець ДаніельВіффен, який з часом 7:44.45 хв теж кваліфікувався на Олімпіаду.</text:p>
      <text:p text:style-name="P4">
Це третя ліцензія Романчука на Ігри в Парижі та четверта загалом для України:ще одну здобув 17-річний Олександр Желтяков на дистанції 200 метрів на спині.</text:p>
      <text:p text:style-name="P4">
<text:span text:style-name="T4">
Читайте також:</text:span>
 <text:a xlink:type="simple" xlink:href="https://www.ukrinform.ua/rubric-sports/3696052-romancuk-viborov-drugu-olimpijsku-licenziu-na-olimpijsku-igri-v-parizi-u-plavanni.html" text:style-name="Internet_20_link" text:visited-style-name="Visited_20_Internet_20_Link">
 <text:span text:style-name="T4">
Романчук</text:span>
 </text:a>
</text:p>
      <text:p text:style-name="P4">
Як повідомляв Укрінформ, раніше Романчук виборов ліцензії на дистанціях 400 та1500 метрів фристайлом.</text:p>
      <text:p text:style-name="P4">
Фото: Getty Image</text:p>
      <text:p text:style-name="P4">
Source: <text:a xlink:type="simple" xlink:href="https://www.ukrinform.ua/rubric-sports/3696736-mihajlo-romancuk-zdobuv-tretu-licenziu-na-olimpijski-igri-u-parizi.html" text:style-name="Internet_20_link" text:visited-style-name="Visited_20_Internet_20_Link">
https://www.ukrinform.ua/rubric-sports/3696736-mihajlo-romancuk-zdobuv-tretu-licenziu-na-olimpijski-igri-u-parizi.html</text:a>
</text:p>
      <!--NEWS-->
      <text:h text:style-name="P10" text:outline-level="1">
<text:span text:style-name="T4">
Берлусконі перевели з реанімації після 12 днів лікування</text:span>
</text:h>
      <text:p text:style-name="P4">
Authors: Ukrinform (Person)</text:p>
      <text:p text:style-name="P4">
Publisher: Укринформ (Organization)</text:p>
      <text:p text:style-name="P4">
Published Time: 2023-04-16T-59:38:00+03:00</text:p>
      <text:p text:style-name="P4">
Modified Time: 2023-04-16T19:38:00+03:00</text:p>
      <text:p text:style-name="P4">
Description: Італійські лікарі перевели з реанімації до іншої палати 86-річного колишнього прем'єр-міністра країни Сільвіо Берлусконі, госпіталізованого з легеневою інфекцією, пов’язаною з лейкемією. — Укрінформ.</text:p>
      <text:p text:style-name="P4">
Images: ["<text:a xlink:type="simple" xlink:href="https://static.ukrinform.com/photos/2019_10/thumb_files/630_360_1572005821-673.jpg" text:style-name="Internet_20_link" text:visited-style-name="Visited_20_Internet_20_Link">
630_360_15720...</text:a>
"]</text:p>
      <text:p text:style-name="P4">
Tags: ['Берлусконі', 'Італія', 'Лікарня', 'Реанімація']</text:p>
      <text:p text:style-name="P4">
Type: Article</text:p>
      <!--METADATA-->
      <text:p text:style-name="P4">
<draw:frame draw:style-name="fr1" draw:name="Image40" text:anchor-type="as-char" svg:width="6.9236in" svg:height="3.956343in" draw:z-index="0">
<draw:image xlink:href="../Images/yкринформ/2023-04-16T-59-38-00-03-00/630_360_1572005821-673.jpg" xlink:type="simple" xlink:show="embed" xlink:actuate="onLoad" draw:mime-type="image/jpeg"/>
</draw:frame>
Італійські лікарі перевели з реанімації до іншої палати 86-річного колишньогопрем'єр-міністра країни Сільвіо Берлусконі, госпіталізованого з легеневоюінфекцією, пов’язаною з лейкемією.</text:p>
      <text:p text:style-name="P4">
Як передає Укрінформ, про це повідомляє <text:a xlink:type="simple" xlink:href="https://www.ansa.it/english/news/2023/04/16/berlusconi-leaves-intensive-care_41dc7981-5814-4d33-8b9f-9e50458520e1.html" text:style-name="Internet_20_link" text:visited-style-name="Visited_20_Internet_20_Link">
</text:a>
 .</text:p>
      <text:p text:style-name="P4">
За словами медиків, <text:a xlink:type="simple" xlink:href="https://www.ukrinform.ua/tag-berluskoni" text:style-name="Internet_20_link" text:visited-style-name="Visited_20_Internet_20_Link">
 </text:a>
 перевели зреанімації до іншої палати медзакладу Сан-Раффаеле у Мілані після 12 днівлікування.</text:p>
      <text:p text:style-name="P4">
Зазначається, що переведення ексглави уряду Італії, яке було заплановане нанеділю, стало можливим завдяки «постійному поліпшенню» стану здоров’яБерлусконі.</text:p>
      <text:p text:style-name="P4">
<text:span text:style-name="T4">
Читайте також:</text:span>
 <text:a xlink:type="simple" xlink:href="https://www.ukrinform.ua/rubric-polytics/3669365-u-mzs-ukraini-nagadali-ak-berluskoni-ciluvav-ruki-kaddafi.html" text:style-name="Internet_20_link" text:visited-style-name="Visited_20_Internet_20_Link">
 <text:span text:style-name="T4">
Берлусконі</text:span>
 </text:a>
</text:p>
      <text:p text:style-name="P4">
Як повідомлялося, 5 квітня Берлусконі, який чотири рази обіймав посадупрем’єр-міністра Італії, <text:a xlink:type="simple" xlink:href="https://www.ukrinform.ua/rubric-world/3692020-ekspremer-italii-berluskoni-potrapiv-do-reanimacii.html" text:style-name="Internet_20_link" text:visited-style-name="Visited_20_Internet_20_Link">
 </text:a>
міланської лікарні Сан-Раффаеле.</text:p>
      <text:p text:style-name="P4">
Згодом медики повідомили, що <text:a xlink:type="simple" xlink:href="https://www.ukrinform.ua/rubric-world/3692379-u-berluskoni-diagnostuvali-lejkemiu.html" text:style-name="Internet_20_link" text:visited-style-name="Visited_20_Internet_20_Link">
 </text:a>
 і потрапив уреанімацію через легеневу інфекцію.</text:p>
      <text:p text:style-name="P4">
Source: <text:a xlink:type="simple" xlink:href="https://www.ukrinform.ua/rubric-world/3696735-berluskoni-pereveli-z-reanimacii-pisla-12-dniv-likuvanna.html" text:style-name="Internet_20_link" text:visited-style-name="Visited_20_Internet_20_Link">
https://www.ukrinform.ua/rubric-world/3696735-berluskoni-pereveli-z-reanimacii-pisla-12-dniv-likuvanna.html</text:a>
</text:p>
      <!--NEWS-->
      <text:h text:style-name="P10" text:outline-level="1">
<text:span text:style-name="T4">
Крутих зіграє в основній сітці турніру ATP 500 в Іспанії</text:span>
</text:h>
      <text:p text:style-name="P4">
Authors: Ukrinform (Person)</text:p>
      <text:p text:style-name="P4">
Publisher: Укринформ (Organization)</text:p>
      <text:p text:style-name="P4">
Published Time: 2023-04-16T-61:33:12+03:00</text:p>
      <text:p text:style-name="P4">
Modified Time: 2023-04-16T19:33:12+03:00</text:p>
      <text:p text:style-name="P4">
Description: Українець переміг француза Уго Греньє. — Укрінформ.</text:p>
      <text:p text:style-name="P4">
Images: ["<text:a xlink:type="simple" xlink:href="https://static.ukrinform.com/photos/2023_04/thumb_files/630_360_1681662744-535.jpg" text:style-name="Internet_20_link" text:visited-style-name="Visited_20_Internet_20_Link">
630_360_16816...</text:a>
"]</text:p>
      <text:p text:style-name="P4">
Tags: ['Теніс']</text:p>
      <text:p text:style-name="P4">
Type: Article</text:p>
      <!--METADATA-->
      <text:p text:style-name="P4">
<draw:frame draw:style-name="fr1" draw:name="Image41" text:anchor-type="as-char" svg:width="6.9236in" svg:height="3.956343in" draw:z-index="0">
<draw:image xlink:href="../Images/yкринформ/2023-04-16T-61-33-12-03-00/630_360_1681662744-535.jpg" xlink:type="simple" xlink:show="embed" xlink:actuate="onLoad" draw:mime-type="image/jpeg"/>
</draw:frame>
 Українецьпереміг француза Уго Греньє.</text:p>
      <text:p text:style-name="P4">
Український тенісист Олексій Крутих вийшов до основної сітки турніру ATP 500 вІспанії, передає Укрінформ.</text:p>
      <text:p text:style-name="P4">
У фіналі кваліфікації українець переміг француза Уго Греньє - 6:4, 6:4. Матчтривав одну годину та 42 хвилини.</text:p>
      <text:p text:style-name="P4">
В ході зустрічі Крутих зумів оформити два ейси. Також український тенісист невіддав супернику жодної своєї подачі, оформивши натомість 2 брейки.</text:p>
      <text:p text:style-name="P4">
Крутих вдруге зіграє в основній сітці на рівні Туру.</text:p>
      <text:p text:style-name="P4">
<text:span text:style-name="T4">
Читайте також:</text:span>
 <text:a xlink:type="simple" xlink:href="https://www.ukrinform.ua/rubric-sports/3696461-ukrainskij-tenisist-vaceslav-belinskij-stav-cempionom-zmagan-itf-m15-u-tureccini.html" text:style-name="Internet_20_link" text:visited-style-name="Visited_20_Internet_20_Link">
 <text:span text:style-name="T4">
теніс</text:span>
 </text:a>
</text:p>
      <text:p text:style-name="P4">
Як повідомляв Укрінформ, у лютому Крутих аналогічним чином пробився доосновного раунду івенту ATP 250 у Досі.</text:p>
      <text:p text:style-name="P4">
Фото: btu.org.ua</text:p>
      <text:p text:style-name="P4">
Source: <text:a xlink:type="simple" xlink:href="https://www.ukrinform.ua/rubric-sports/3696732-krutih-zigrae-v-osnovnij-sitci-turniru-atp-500-v-ispanii.html" text:style-name="Internet_20_link" text:visited-style-name="Visited_20_Internet_20_Link">
https://www.ukrinform.ua/rubric-sports/3696732-krutih-zigrae-v-osnovnij-sitci-turniru-atp-500-v-ispanii.html</text:a>
</text:p>
      <!--NEWS-->
      <text:h text:style-name="P10" text:outline-level="1">
<text:span text:style-name="T4">
ЗСУ відбили понад 45 російських атак на чотирьох напрямках</text:span>
</text:h>
      <text:p text:style-name="P4">
Authors: Ukrinform (Person)</text:p>
      <text:p text:style-name="P4">
Publisher: Укринформ (Organization)</text:p>
      <text:p text:style-name="P4">
Published Time: 2023-04-16T-63:30:00+03:00</text:p>
      <text:p text:style-name="P4">
Modified Time: 2023-04-16T19:30:00+03:00</text:p>
      <text:p text:style-name="P4">
Description: Сили оборони України протягом доби відбили понад 45 російських атак на Лиманському, Бахмутському, Авдіївському та Мар’їнському напрямках. — Укрінформ.</text:p>
      <text:p text:style-name="P4">
Images: ["<text:a xlink:type="simple" xlink:href="https://static.ukrinform.com/photos/2017_01/thumb_files/630_360_1484807775-5112.jpg" text:style-name="Internet_20_link" text:visited-style-name="Visited_20_Internet_20_Link">
630_360_14848...</text:a>
"]</text:p>
      <text:p text:style-name="P4">
Tags: ['Генштаб', 'ЗСУ', 'Війна з росією']</text:p>
      <text:p text:style-name="P4">
Type: Article</text:p>
      <!--METADATA-->
      <text:p text:style-name="P4">
<draw:frame draw:style-name="fr1" draw:name="Image42" text:anchor-type="as-char" svg:width="6.9236in" svg:height="3.956343in" draw:z-index="0">
<draw:image xlink:href="../Images/yкринформ/2023-04-16T-63-30-00-03-00/630_360_1484807775-5112.jpg" xlink:type="simple" xlink:show="embed" xlink:actuate="onLoad" draw:mime-type="image/jpeg"/>
</draw:frame>
 Силиоборони України протягом доби відбили понад 45 російських атак на Лиманському,Бахмутському, Авдіївському та Мар’їнському напрямках.</text:p>
      <text:p text:style-name="P4">
Як передає Укрінформ, про це Генеральний штаб Збройних сил України повідомив уФейсбуці, оприлюднивши оперативну інформацію станом на 18:00 неділі, 16квітня.</text:p>
      <text:p text:style-name="P4">
Загарбники зосереджують зусилля на веденні наступальних дій на згаданихнапрямках, активно застосовуючи оперативно-тактичну й армійську <text:a xlink:type="simple" xlink:href="https://www.ukrinform.ua/tag-rosijska-aviacia" text:style-name="Internet_20_link" text:visited-style-name="Visited_20_Internet_20_Link">
</text:a>
 . В епіцентрі бойових дійзалишаються Бахмут і Мар’їнка.</text:p>
      <text:p text:style-name="P4">
"російська федерація продовжує вести загарбницьку війну, повністю ігноруєміжнародне гуманітарне право, продовжує завдавати ударів по території Україниіз застосуванням зенітних керованих ракет, здійснює обстріли невійськовихоб’єктів", — зазначили в Генштабі.</text:p>
      <text:p text:style-name="P4">
Українська авіація за добу здійснила п'ять ударів по районах зосередженняособового складу та зенітно-ракетному комплексу російських військ.</text:p>
      <text:p text:style-name="P4">
Силами оборони знищені два ворожі безпілотники типу "Орлан-10", одинрозвідувальний "Елерон" й один дрон-камікадзе "Ланцет".</text:p>
      <text:p text:style-name="P4">
Підрозділи українських ракетних військ й артилерії зі свого боку протягом добиуразили пункт управління, зенітно-ракетний комплекс, район зосередження живоїсили, озброєння та військової техніки росіян, а також ворожий склад пально-мастильних матеріалів і два склади боєприпасів.</text:p>
      <text:p text:style-name="P4">
<text:span text:style-name="T4">
Читайте також:</text:span>
 <text:a xlink:type="simple" xlink:href="https://www.ukrinform.ua/rubric-ato/3696654-avianaloti-j-sotni-obstriliv-u-zsu-rozpovili-pro-situaciu-na-kupanskolimanskomu-napramku.html" text:style-name="Internet_20_link" text:visited-style-name="Visited_20_Internet_20_Link">
 <text:span text:style-name="T4">
ЗСУ</text:span>
 </text:a>
</text:p>
      <text:p text:style-name="P4">
російська армія протягом доби завдала 25 ударів із зенітних ракетнихкомплексів "С-300". Ворог поцілив по мирних містах Запорізької області — посамому Запоріжжю й Комишувасі, а також по Снігурівці Миколаївської області.</text:p>
      <text:p text:style-name="P4">
По позиціях Сил оборони та цивільній інфраструктурі населених пунктівзагарбники здійснили 28 авіаційних ударів і чотири обстріли з реактивнихсистем залпового вогню.</text:p>
      <text:p text:style-name="P4">
Унаслідок ворожих атак є загиблі та поранені серед цивільного населення,зруйновані та пошкоджені багатоповерхові й приватні житлові будинки, цивільнінавчальні заклади, лікарні, церкви та інша цивільна інфраструктура.</text:p>
      <text:p text:style-name="P4">
У Генштабі наголошують: російський агресор продовжує використовує тактикутерору, імовірність здійснення ворогом ракетних й авіаційних ударів по всійтериторії України залишається високою.</text:p>
      <text:p text:style-name="P4">
На Волинському, Поліському, Сіверському і Слобожанському напрямках ознакиформування наступальних угруповань загарбників не виявлені. Триває комплекснаперевірка бойової готовності збройних сил республіки білорусь. На територіїцієї країни продовжують перебувати деякі підрозділи територіальних військзбройних сил російської федерації.</text:p>
      <text:p text:style-name="P4">
У прикордонних з Україною районах Брянської, Курської й Бєлгородської областейворог продовжує утримувати визначені підрозділи.</text:p>
      <text:p text:style-name="P4">
<text:span text:style-name="T4">
Читайте також:</text:span>
 <text:a xlink:type="simple" xlink:href="https://www.ukrinform.ua/rubric-ato/3696711-vorog-z-vesni-zminiv-taktiku-obstriliv-ignat.html" text:style-name="Internet_20_link" text:visited-style-name="Visited_20_Internet_20_Link">
 </text:a>
</text:p>
      <text:p text:style-name="P4">
Від російських обстрілів протягом доби потерпали Свеса, Бунякине,Іскрисківщина, Шпиль, Волфине, Юнаківка й Басівка Сумської області, а такожВетеринарне, Нескучне, Вовчанськ, Бочкове, Мала Вовча та Землянки Харківськоїобласті.</text:p>
      <text:p text:style-name="P4">
На Куп’янському напрямку росіяни завдавали ударів по Новомлинську, Дворічній,Западному та Кіндрашівці Харківської області. На Лиманському напрямкузагарбники вели безуспішні наступальні дії в районі, що північніше відГригорівки, і біля Спірного.</text:p>
      <text:p text:style-name="P4">
З артилерії ворог бив по Стельмахівці, Невському й Білогорівці Луганськоїобласті, а також по Іванівці та Спірному Донецької області.</text:p>
      <text:p text:style-name="P4">
На Бахмутському напрямку російські війська продовжують вести наступальні дії,не припиняються бої за місто Бахмут. У районах Хромового й Іванівськогозагарбники провели атаки, однак успіху не мали. Від ворожих обстрілівпостраждали Васюківка, Міньківка, Оріхово-Василівка, Бахмут, Іванівське,Новодмитрівка та Північне Донецької області.</text:p>
      <text:p text:style-name="P4">
На Авдіївському напрямку росіяни вели наступальні дії в районахНовокалинового, Сєверного, Водяного й Первомайського Донецької області, протеуспіху теж не мали. Ударів російської армії зазнали понад 15 населенихпунктів, розташованих біля лінії зіткнення, зокрема Новокалинове, Авдіївка,Водяне, Первомайське та Нетайлове Донецької області.</text:p>
      <text:p text:style-name="P4">
<text:span text:style-name="T4">
Читайте також:</text:span>
 <text:a xlink:type="simple" xlink:href="https://www.ukrinform.ua/rubric-ato/3696696-sili-oboroni-znisili-spostereznij-punkt-rosian-na-dniprovskih-ostrovah.html" text:style-name="Internet_20_link" text:visited-style-name="Visited_20_Internet_20_Link">
 </text:a>
</text:p>
      <text:p text:style-name="P4">
На Мар’їнському напрямку українські захисники відбили численні ворожі атаки врайоні Мар’їнки. Водночас обстрілів від росіян зазнали Красногорівка,Мар’їнка, Георгіївка, Максимільянівка, Побєда й Новомихайлівка Донецькоїобласті.</text:p>
      <text:p text:style-name="P4">
На Шахтарському напрямку поточної доби ворог наступальних дій не проводив.Натомість загарбники обстрілювали населені пункти – ударів зазнали Вугледар,Пречистівка, Велика Новосілка і Времівка Донецької області.</text:p>
      <text:p text:style-name="P4">
На Запорізькому та Херсонському напрямках російська армія продовжує вестиоборонні дії й обстрілювати населені пункти. Ворожих ударів зазнали, зокрема,Времівка та Новопіль Донецької області, Гуляйполе, Залізничне, Білогір’я, МалаТокмачка, Новоданилівка, Новоандріївка й Кам’янське Запорізької області,Херсон, Дудчани, Берислав, Веселе, Бургунка, Білозерка і ДніпровськеХерсонської області.</text:p>
      <text:p text:style-name="P4">
За інформацією Генштабу, російські війська продовжують зазнавати великихвтрат. На тимчасово захоплених територіях України всі медичні закладипереповнені пораненими загарбниками.</text:p>
      <text:p text:style-name="P4">
У селі Високе Запорізької області спортивний зал місцевої школи росіяниоблаштували під військовий шпиталь. Медичні послуги там надають винятковоросійським військовослужбовцям. Станом на 15 квітня на лікуванні перебувалиблизько сотні загарбників із пораненнями різного ступеню тяжкості.</text:p>
      <text:p text:style-name="P4">
Встановлено, що росіяни продовжують грабувати мирних жителів, привласнюючиїхній зерновий урожай. Зокрема, у тимчасово захопленому місті БердянськЗапорізької області російська псевдовлада намагається вивезти викраденукукурудзу, завантажуючи її на баржі.</text:p>
      <text:p text:style-name="P4">
<text:span text:style-name="T4">
Читайте також:</text:span>
 <text:a xlink:type="simple" xlink:href="https://www.ukrinform.ua/rubric-ato/3696344-zsu-znisili-novitnij-rosijskij-tank-t90-proriv.html" text:style-name="Internet_20_link" text:visited-style-name="Visited_20_Internet_20_Link">
 <text:span text:style-name="T4">
ЗСУ</text:span>
 </text:a>
</text:p>
      <text:p text:style-name="P4">
Водночас загарбники продовжують примусову паспортизацію населення тимчасовозахоплених територій України. Зокрема, у селищі Таврія Херсонської областіросіяни активно здійснюють будинковий обхід місцевих жителів для перевіркинаявності російського паспорта. Громадянам України, які не отримали цейдокумент, ставлять умову оформити його до 1 червня, інакше погрожуютьдепортувати з конфіскацією всього особистого майна.</text:p>
      <text:p text:style-name="P4">
Як повідомляв <text:a xlink:type="simple" xlink:href="https://www.ukrinform.ua/rubric-ato/3696500-sili-oboroni-znisili-vze-182-070-rosian.html" text:style-name="Internet_20_link" text:visited-style-name="Visited_20_Internet_20_Link">
 </text:a>
 , у розв'язаній проти України повномасштабнійвійні російська армія втратила вже близько 182 тисяч 70 представниківособового складу й тисячі одиниць військової техніки.</text:p>
      <text:p text:style-name="P4">
Source: <text:a xlink:type="simple" xlink:href="https://www.ukrinform.ua/rubric-ato/3696733-zsu-vidbili-ponad-45-rosijskih-atak-na-cotiroh-napramkah.html" text:style-name="Internet_20_link" text:visited-style-name="Visited_20_Internet_20_Link">
https://www.ukrinform.ua/rubric-ato/3696733-zsu-vidbili-ponad-45-rosijskih-atak-na-cotiroh-napramkah.html</text:a>
</text:p>
      <!--NEWS-->
      <text:h text:style-name="P10" text:outline-level="1">
<text:span text:style-name="T4">
«Злив» секретних документів не вплинув на співпрацю США з партнерами – Блінкен</text:span>
</text:h>
      <text:p text:style-name="P4">
Authors: Ukrinform (Person)</text:p>
      <text:p text:style-name="P4">
Publisher: Укринформ (Organization)</text:p>
      <text:p text:style-name="P4">
Published Time: 2023-04-16T-67:05:00+03:00</text:p>
      <text:p text:style-name="P4">
Modified Time: 2023-04-16T19:05:00+03:00</text:p>
      <text:p text:style-name="P4">
Description: Держсекретар США Ентоні Блінкен заявив, що «витік» секретних документів, які містять інформацію про війну росії в Україні та операції розвідки США, не вплинув на співпрацю між Сполученими Штатами та їхніми союзниками. — Укрінформ.</text:p>
      <text:p text:style-name="P4">
Images: ["<text:a xlink:type="simple" xlink:href="https://static.ukrinform.com/photos/2022_10/thumb_files/630_360_1666808912-523.jpg" text:style-name="Internet_20_link" text:visited-style-name="Visited_20_Internet_20_Link">
630_360_16668...</text:a>
"]</text:p>
      <text:p text:style-name="P4">
Tags: ['Пентагон', 'Блінкен', 'Документи']</text:p>
      <text:p text:style-name="P4">
Type: Article</text:p>
      <!--METADATA-->
      <text:p text:style-name="P4">
<draw:frame draw:style-name="fr1" draw:name="Image43" text:anchor-type="as-char" svg:width="6.9236in" svg:height="3.956343in" draw:z-index="0">
<draw:image xlink:href="../Images/yкринформ/2023-04-16T-67-05-00-03-00/630_360_1666808912-523.jpg" xlink:type="simple" xlink:show="embed" xlink:actuate="onLoad" draw:mime-type="image/jpeg"/>
</draw:frame>
Держсекретар США Ентоні Блінкен заявив, що «витік» секретних документів, якімістять інформацію про війну росії в Україні та операції розвідки США, невплинув на співпрацю між Сполученими Штатами та їхніми союзниками.</text:p>
      <text:p text:style-name="P4">
Як передає Укрінформ, про це повідомляє <text:a xlink:type="simple" xlink:href="http://ukrainian.voanews.com/a/7052646.html" text:style-name="Internet_20_link" text:visited-style-name="Visited_20_Internet_20_Link">
</text:a>
 .</text:p>
      <text:p text:style-name="P4">
«Ми співпрацюємо з нашими союзниками та партнерами після того, як з’явилися цівитоки, і ми зробили це на високому рівні, і ми чітко заявили про нашувідданість захисту розвідданих і про наші зобов’язання щодо наших партнерськихвідносин у сфері безпеки. Принаймні те, що я почув наразі, — це вдячність закроки, які ми робимо, і це не вплинуло на нашу співпрацю», - заявив Блінкенпід час пресконференції в Ханої, В’єтнам, де він перебуває з офіційнимвізитом.</text:p>
      <text:p text:style-name="P4">
Держсекретар <text:a xlink:type="simple" xlink:href="https://www.ukrinform.ua/tag-ssa" text:style-name="Internet_20_link" text:visited-style-name="Visited_20_Internet_20_Link">
 </text:a>
 також зазначив, щопідозрюваний у здійсненні цих злочинів перебуває під вартою, а для подальшогозахисту інформації вживаються додаткові заходи.</text:p>
      <text:p text:style-name="P4">
<text:span text:style-name="T4">
Читайте також:</text:span>
 <text:a xlink:type="simple" xlink:href="https://www.ukrinform.ua/rubric-world/3696588-rf-moze-vikoristati-zliv-danih-pentagonu-i-vkinuti-u-merezu-fejkovi-dokumenti-danilov.html" text:style-name="Internet_20_link" text:visited-style-name="Visited_20_Internet_20_Link">
 <text:span text:style-name="T4">
Пентагон</text:span>
 </text:a>
</text:p>
      <text:p text:style-name="P4">
Як повідомляв Укрінформ, минулого тижня видання The New York Times написало,що Пентагон розслідує витік секретних документів у соцмережі, які стосуються,зокрема, планів щодо запланованого контрнаступу ЗСУ.</text:p>
      <text:p text:style-name="P4">
13 квітня ФБР <text:a xlink:type="simple" xlink:href="https://www.ukrinform.ua/rubric-world/3695633-u-ssa-arestuvali-lidera-catgrupi-v-akij-zavilisa-sekretni-dani-pentagonu.html" text:style-name="Internet_20_link" text:visited-style-name="Visited_20_Internet_20_Link">
 </text:a>
 узливі секретних документів Пентагону. Ним виявився 21-річнийвійськовослужбовець підрозділу військово-повітряних сил Національної гвардіїСША в Массачусетсі Джек Тейшейра.</text:p>
      <text:p text:style-name="P4">
<text:span text:style-name="T5">
Фото: Andrew Harrer/Bloomberg</text:span>
</text:p>
      <text:p text:style-name="P4">
Source: <text:a xlink:type="simple" xlink:href="https://www.ukrinform.ua/rubric-world/3696726-zliv-sekretnih-dokumentiv-ne-vplinuv-na-spivpracu-ssa-z-partnerami-blinken.html" text:style-name="Internet_20_link" text:visited-style-name="Visited_20_Internet_20_Link">
https://www.ukrinform.ua/rubric-world/3696726-zliv-sekretnih-dokumentiv-ne-vplinuv-na-spivpracu-ssa-z-partnerami-blinken.html</text:a>
</text:p>
      <!--NEWS-->
      <text:h text:style-name="P10" text:outline-level="1">
<text:span text:style-name="T4">
Болгарія розглядає можливість заборони імпорту українського зерна</text:span>
</text:h>
      <text:p text:style-name="P4">
Authors: Ukrinform (Person)</text:p>
      <text:p text:style-name="P4">
Publisher: Укринформ (Organization)</text:p>
      <text:p text:style-name="P4">
Published Time: 2023-04-16T-70:45:54+03:00</text:p>
      <text:p text:style-name="P4">
Modified Time: 2023-04-16T18:45:54+03:00</text:p>
      <text:p text:style-name="P4">
Description: Міністр сільського господарства Явор Гечев заявив, що Болгарія розглядає можливість заборони імпорту українського зерна за прикладом Польщі та Угорщини. — Укрінформ.</text:p>
      <text:p text:style-name="P4">
Images: ["<text:a xlink:type="simple" xlink:href="https://static.ukrinform.com/photos/2022_05/thumb_files/630_360_1651657694-321.jpg" text:style-name="Internet_20_link" text:visited-style-name="Visited_20_Internet_20_Link">
630_360_16516...</text:a>
"]</text:p>
      <text:p text:style-name="P4">
Tags: ['Болгарія', 'Україна', 'Зерно', 'Заборона']</text:p>
      <text:p text:style-name="P4">
Type: Article</text:p>
      <!--METADATA-->
      <text:p text:style-name="P4">
<draw:frame draw:style-name="fr1" draw:name="Image44" text:anchor-type="as-char" svg:width="6.9236in" svg:height="3.956343in" draw:z-index="0">
<draw:image xlink:href="../Images/yкринформ/2023-04-16T-70-45-54-03-00/630_360_1651657694-321.jpg" xlink:type="simple" xlink:show="embed" xlink:actuate="onLoad" draw:mime-type="image/jpeg"/>
</draw:frame>
 Міністрсільського господарства Явор Гечев заявив, що Болгарія розглядає можливістьзаборони імпорту українського зерна за прикладом Польщі та Угорщини.</text:p>
      <text:p text:style-name="P4">
Як передає Укрінформ, про це повідомляє <text:a xlink:type="simple" xlink:href="http://bnr.bg/en/post/101810425" text:style-name="Internet_20_link" text:visited-style-name="Visited_20_Internet_20_Link">
 </text:a>
 .</text:p>
      <text:p text:style-name="P4">
"Інтереси <text:a xlink:type="simple" xlink:href="https://www.ukrinform.ua/tag-bolgaria" text:style-name="Internet_20_link" text:visited-style-name="Visited_20_Internet_20_Link">
 </text:a>
 мають бути захищені. Крімтого, тепер, коли дві країни (Польща й Угорщина – ред.) вже запровадили такіобмеження, якщо ми не відреагуємо, накопичення (зерна – ред.) на територіїБолгарії можуть стати ще більшими", - завив Гечев.</text:p>
      <text:p text:style-name="P4">
Міністр також додав, що кілька днів тому спілкувався з колегами з шести країнз цього приводу.</text:p>
      <text:p text:style-name="P4">
Зазначається, що Софія попросила Брюссель відреагувати на це питання ще увересні.</text:p>
      <text:p text:style-name="P4">
За його словами, у вівторок буде "спілкування з президентом, якийбезпосередньо причетний до цієї ситуації".</text:p>
      <text:p text:style-name="P4">
<text:span text:style-name="T4">
Читайте також:</text:span>
 <text:a xlink:type="simple" xlink:href="https://www.ukrinform.ua/rubric-economy/3696364-solskij-pro-zupinku-eksportu-do-polsi-spodivaemosa-na-vreguluvanna-pitanna-nastupnogo-tizna.html" text:style-name="Internet_20_link" text:visited-style-name="Visited_20_Internet_20_Link">
 <text:span text:style-name="T4">
Сольський</text:span>
 </text:a>
</text:p>
      <text:p text:style-name="P4">
Як повідомляв Укрінформ, Європейська комісія (ЄК) <text:a xlink:type="simple" xlink:href="https://www.ukrinform.ua/rubric-economy/3696699-v-evrokomisii-rozkritikuvali-risenna-polsi-ta-ugorsini-sodo-zaboroni-importu-zerna-z-ukraini.html" text:style-name="Internet_20_link" text:visited-style-name="Visited_20_Internet_20_Link">
</text:a>
 односторонні торговельні рішення Польщі та Угорщини, якізаборонили імпорт українського зерна та інших сільськогосподарських продуктів.</text:p>
      <text:p text:style-name="P4">
Source: <text:a xlink:type="simple" xlink:href="https://www.ukrinform.ua/rubric-economy/3696724-bolgaria-rozgladae-mozlivist-zaboroni-importu-ukrainskogo-zerna.html" text:style-name="Internet_20_link" text:visited-style-name="Visited_20_Internet_20_Link">
https://www.ukrinform.ua/rubric-economy/3696724-bolgaria-rozgladae-mozlivist-zaboroni-importu-ukrainskogo-zerna.html</text:a>
</text:p>
      <!--NEWS-->
      <text:h text:style-name="P10" text:outline-level="1">
<text:span text:style-name="T4">
YouTube дозволяє розміщувати відео, які рекламують пвк «вагнер» - Sunday Times</text:span>
</text:h>
      <text:p text:style-name="P4">
Authors: Ukrinform (Person)</text:p>
      <text:p text:style-name="P4">
Publisher: Укринформ (Organization)</text:p>
      <text:p text:style-name="P4">
Published Time: 2023-04-16T-7:51:00+03:00</text:p>
      <text:p text:style-name="P4">
Modified Time: 2023-04-16T23:51:00+03:00</text:p>
      <text:p text:style-name="P4">
Description: Відеоплатформа YouTube дозволяє розміщувати відео, які рекламують приватну військову компанію «вагнер», засновником якої є євген пригожин. — Укрінформ.</text:p>
      <text:p text:style-name="P4">
Images: ["<text:a xlink:type="simple" xlink:href="https://static.ukrinform.com/photos/2023_03/thumb_files/630_360_1679564904-243.jpg" text:style-name="Internet_20_link" text:visited-style-name="Visited_20_Internet_20_Link">
630_360_16795...</text:a>
"]</text:p>
      <text:p text:style-name="P4">
Tags: ['Реклама', 'YouTube', 'ПВК "Вагнера"', 'Війна з росією']</text:p>
      <text:p text:style-name="P4">
Type: Article</text:p>
      <!--METADATA-->
      <text:p text:style-name="P4">
<draw:frame draw:style-name="fr1" draw:name="Image45" text:anchor-type="as-char" svg:width="6.9236in" svg:height="3.956343in" draw:z-index="0">
<draw:image xlink:href="../Images/yкринформ/2023-04-16T-7-51-00-03-00/630_360_1679564904-243.jpg" xlink:type="simple" xlink:show="embed" xlink:actuate="onLoad" draw:mime-type="image/jpeg"/>
</draw:frame>
Відеоплатформа YouTube дозволяє розміщувати відео, які рекламують приватнувійськову компанію «вагнер», засновником якої є євген пригожин.</text:p>
      <text:p text:style-name="P4">
Про це інформує <text:a xlink:type="simple" xlink:href="https://www.thetimes.co.uk/article/wagner-group-russia-ukraine-war-propaganda-big-tech-j5ncgjbvd" text:style-name="Internet_20_link" text:visited-style-name="Visited_20_Internet_20_Link">
 </text:a>
 , передає Укрінформ.</text:p>
      <text:p text:style-name="P4">
Так на платформі та в інших соціальних мережах публікують десяткипропагандистських відеороликів, які прославляють пвк «вагнер» - компаніюнайманців, яких звинувачують у воєнних злочинах в Україні та в інших країнах.</text:p>
      <text:p text:style-name="P4">
<text:span text:style-name="T4">
Читайте також:</text:span>
 <text:span text:style-name="T4">
<text:a xlink:type="simple" xlink:href="https://www.ukrinform.ua/rubric-world/3695557-rada-es-zaprovadila-sankcii-proti-pvk-vagner.html" text:style-name="Internet_20_link" text:visited-style-name="Visited_20_Internet_20_Link">
 </text:a>
 </text:span>
</text:p>
      <text:p text:style-name="P4">
Крім того, за допомогою цих відео збирають гроші на боєприпаси для пвк. Такожчерез них закликають аудиторію вступити до групи найманців, яка буласанкціонована кількома західними урядами. Зокрема США визнали її"транснаціональною злочинною організацією", а Велика Британія внесла досанкційного списку її засновника пригожина.</text:p>
      <text:p text:style-name="P4">
<text:span text:style-name="T4">
Читайте також:</text:span>
 <text:span text:style-name="T4">
<text:a xlink:type="simple" xlink:href="https://www.ukrinform.ua/rubric-ato/3694630-vagnerivciv-vistacit-na-dva-misaci-akso-ne-zminat-taktiku-cerevatij.html" text:style-name="Internet_20_link" text:visited-style-name="Visited_20_Internet_20_Link">
 </text:a>
 </text:span>
</text:p>
      <text:p text:style-name="P4">
Представник YouTube своєю чергою заявив, що відео з таким вмістом забороненорозміщувати на платформі.</text:p>
      <text:p text:style-name="P4">
"Контент, призначений для вихваляння, просування або допомоги насильницькимекстремістським або злочинним організаціям, заборонений на YouTube. КомпаніяGoogle зобов'язується дотримуватися законів США про санкції та впроваджуєвідповідну політику, попри свої умови надання послуг", - сказав він.</text:p>
      <text:p text:style-name="P4">
<text:span text:style-name="T4">
Читайте також:</text:span>
 <text:span text:style-name="T4">
<text:a xlink:type="simple" xlink:href="https://www.ukrinform.ua/rubric-ato/3696340-prigozin-spodivaetsa-otrimati-vigodu-vid-porazki-moskvi-v-ukraini-isw.html" text:style-name="Internet_20_link" text:visited-style-name="Visited_20_Internet_20_Link">
 </text:a>
 </text:span>
</text:p>
      <text:p text:style-name="P4">
Як раніше повідомляло агентство, найманці пвк "вагнер", що зараз активновоюють на Бахмутському напрямку, у короткостроковій перспективі _<text:span text:style-name="T4">
<text:a xlink:type="simple" xlink:href="https://www.ukrinform.ua/rubric-ato/3694850-rosiani-dosagli-okremih-uspihiv-na-bahmutskomu-napramku-viklucno-masnimi-sturmami-zsu.html" text:style-name="Internet_20_link" text:visited-style-name="Visited_20_Internet_20_Link">
</text:a>
 </text:span>
 _</text:p>
      <text:p text:style-name="P4">
Source: <text:a xlink:type="simple" xlink:href="https://www.ukrinform.ua/rubric-ato/3696776-youtube-dozvolae-rozmisuvati-video-aki-reklamuut-pvk-vagner-sunday-times.html" text:style-name="Internet_20_link" text:visited-style-name="Visited_20_Internet_20_Link">
https://www.ukrinform.ua/rubric-ato/3696776-youtube-dozvolae-rozmisuvati-video-aki-reklamuut-pvk-vagner-sunday-times.html</text:a>
</text:p>
      <!--NEWS-->
      <text:h text:style-name="P10" text:outline-level="1">
<text:span text:style-name="T4">
У Луцьку засудили адміністратора Telegram-каналу про повістки</text:span>
</text:h>
      <text:p text:style-name="P4">
Authors: Ukrinform (Person)</text:p>
      <text:p text:style-name="P4">
Publisher: Укринформ (Organization)</text:p>
      <text:p text:style-name="P4">
Published Time: 2023-04-16T-9:39:00+03:00</text:p>
      <text:p text:style-name="P4">
Modified Time: 2023-04-16T23:39:00+03:00</text:p>
      <text:p text:style-name="P4">
Description: У місті Луцьк Волинської області засудили адміністратора місцевого Telegram-каналу, який повідомляв, де у місті роздають повістки: йому інкримінували перешкоджання законній діяльності Збройних сил України. — Укрінформ.</text:p>
      <text:p text:style-name="P4">
Images: ["<text:a xlink:type="simple" xlink:href="https://static.ukrinform.com/photos/2017_12/thumb_files/630_360_1514464397-1884.jpg" text:style-name="Internet_20_link" text:visited-style-name="Visited_20_Internet_20_Link">
630_360_15144...</text:a>
"]</text:p>
      <text:p text:style-name="P4">
Tags: ['Луцьк', 'Суд', 'Telegram', 'Повістка']</text:p>
      <text:p text:style-name="P4">
Type: Article</text:p>
      <!--METADATA-->
      <text:p text:style-name="P4">
<draw:frame draw:style-name="fr1" draw:name="Image46" text:anchor-type="as-char" svg:width="6.9236in" svg:height="3.956343in" draw:z-index="0">
<draw:image xlink:href="../Images/yкринформ/2023-04-16T-9-39-00-03-00/630_360_1514464397-1884.jpg" xlink:type="simple" xlink:show="embed" xlink:actuate="onLoad" draw:mime-type="image/jpeg"/>
</draw:frame>
 У містіЛуцьк Волинської області засудили адміністратора місцевого Telegram-каналу,який повідомляв, де у місті роздають повістки: йому інкримінувалиперешкоджання законній діяльності Збройних сил України.</text:p>
      <text:p text:style-name="P4">
Про це йдеться в сюжеті телеканалу <text:a xlink:type="simple" xlink:href="https://www.youtube.com/watch" text:style-name="Internet_20_link" text:visited-style-name="Visited_20_Internet_20_Link">
</text:a>
 , передає Укрінформ ізпосиланням на <text:a xlink:type="simple" xlink:href="https://www.volynnews.com/news/all/zasudyly-admina-telegram-kanalu-de-povistky-lutsk/" text:style-name="Internet_20_link" text:visited-style-name="Visited_20_Internet_20_Link">
 </text:a>
</text:p>
      <text:p text:style-name="P4">
Лучанин здійснював адміністрування та забезпечував функціонування групи Деповістки? Луцьк/Волинська область, де розміщувалась інформація про час тамісце вручення повісток працівниками Волинського територіального центрукомплектування та соціальної підтримки, що давало можливість особам призовноговіку ухилятися від виконання військового обов’язку.</text:p>
      <text:p text:style-name="P4">
<text:span text:style-name="T4">
Читайте також:</text:span>
 <text:span text:style-name="T4">
<text:a xlink:type="simple" xlink:href="https://www.ukrinform.ua/rubric-society/3694408-povistki-dozvolili-vrucati-nezalezno-vid-misca-vijskovogo-obliku-postanova-uradu.html" text:style-name="Internet_20_link" text:visited-style-name="Visited_20_Internet_20_Link">
 </text:a>
 </text:span>
</text:p>
      <text:p text:style-name="P4">
Сам Telegram-канал виявили ще у березні. Правоохоронці у помешканні чоловікапровели обшуки. Йому присудили пʼять років за ґратами з іспитовим терміном удва роки.</text:p>
      <text:p text:style-name="P4">
Як раніше повідомляло агентство, Уряд дозволив вручати <text:span text:style-name="T4">
<text:a xlink:type="simple" xlink:href="https://www.ukrinform.ua/tag-povistka" text:style-name="Internet_20_link" text:visited-style-name="Visited_20_Internet_20_Link">
</text:a>
 </text:span>
 незалежно від місця військовогообліку.</text:p>
      <text:p text:style-name="P4">
Source: <text:a xlink:type="simple" xlink:href="https://www.ukrinform.ua/rubric-regions/3696775-u-lucku-zasudili-administratora-telegramkanalu-pro-povistki.html" text:style-name="Internet_20_link" text:visited-style-name="Visited_20_Internet_20_Link">
https://www.ukrinform.ua/rubric-regions/3696775-u-lucku-zasudili-administratora-telegramkanalu-pro-povistki.html</text:a>
</text:p>
      <!--NEWS-->
      <text:h text:style-name="P10" text:outline-level="1">
<text:span text:style-name="T4">
Kharkiv, Kharkivska Oblast(08:02). Red Alert: aerial threat. Sirens sounding. Take cover now!</text:span>
</text:h>
      <text:p text:style-name="P4">
Authors: liveuamap (Language: en)</text:p>
      <text:p text:style-name="P4">
Time: 2023-04-16T02:03:00</text:p>
      <text:p text:style-name="P4">
Location: Kharkiv (Latitude:49.97968 Longtitude:36.2523)</text:p>
      <text:p text:style-name="P4">
Videos: []</text:p>
      <text:p text:style-name="P4">
Images: []</text:p>
      <text:p text:style-name="P4">
Tags: ["Europe", "Central and Eastern Europe"]</text:p>
      <text:p text:style-name="P4">
ID: 22556458</text:p>
      <!--METADATA-->
      <text:p text:style-name="P4">
Kharkiv, Kharkivska Oblast(08:02). Red Alert: aerial threat. Sirens sounding.Take cover now!</text:p>
      <text:p text:style-name="P4">
News Collection Link: <text:a xlink:type="simple" xlink:href="https://liveuamap.com/en/2023/16-april-kharkiv-kharkivska-oblast0802-red-alg" text:style-name="Internet_20_link" text:visited-style-name="Visited_20_Internet_20_Link">
https://liveuamap.com/en/2023/16-april-kharkiv-kharkivska-oblast0802-red-alg</text:a>
</text:p>
      <text:p text:style-name="P4">
Source: <text:a xlink:type="simple" xlink:href="https://t.me/suspilnekharkiv/23912" text:style-name="Internet_20_link" text:visited-style-name="Visited_20_Internet_20_Link">
https://t.me/suspilnekharkiv/23912</text:a>
</text:p>
      <!--NEWS-->
      <text:h text:style-name="P10" text:outline-level="1">
<text:span text:style-name="T4">
Donetsk Oblast(08:04). Red Alert: aerial threat. Sirens sounding. Take cover now!</text:span>
</text:h>
      <text:p text:style-name="P4">
Authors: liveuamap (Language: en)</text:p>
      <text:p text:style-name="P4">
Time: 2023-04-16T02:04:00</text:p>
      <text:p text:style-name="P4">
Location: Donetsk Oblast (Latitude:48.72632 Longtitude:37.57879)</text:p>
      <text:p text:style-name="P4">
Videos: []</text:p>
      <text:p text:style-name="P4">
Images: []</text:p>
      <text:p text:style-name="P4">
Tags: ["Europe", "Central and Eastern Europe"]</text:p>
      <text:p text:style-name="P4">
ID: 22556459</text:p>
      <!--METADATA-->
      <text:p text:style-name="P4">
Donetsk Oblast(08:04). Red Alert: aerial threat. Sirens sounding. Take covernow!</text:p>
      <text:p text:style-name="P4">
News Collection Link: <text:a xlink:type="simple" xlink:href="https://liveuamap.com/en/2023/16-april-donetsk-oblast0804-red-alert-aerial-g" text:style-name="Internet_20_link" text:visited-style-name="Visited_20_Internet_20_Link">
https://liveuamap.com/en/2023/16-april-donetsk-oblast0804-red-alert-aerial-g</text:a>
</text:p>
      <text:p text:style-name="P4">
Source: <text:a xlink:type="simple" xlink:href="https://t.me/air_alert_ua/43128" text:style-name="Internet_20_link" text:visited-style-name="Visited_20_Internet_20_Link">
https://t.me/air_alert_ua/43128</text:a>
</text:p>
      <!--NEWS-->
      <text:h text:style-name="P10" text:outline-level="1">
<text:span text:style-name="T4">
Zaporizka Oblast(08:44). Red Alert: aerial threat. Sirens sounding. Take cover now!</text:span>
</text:h>
      <text:p text:style-name="P4">
Authors: liveuamap (Language: en)</text:p>
      <text:p text:style-name="P4">
Time: 2023-04-16T02:46:00</text:p>
      <text:p text:style-name="P4">
Location: Zaporizka Oblast (Latitude:47.613151 Longtitude:35.765211)</text:p>
      <text:p text:style-name="P4">
Videos: []</text:p>
      <text:p text:style-name="P4">
Images: []</text:p>
      <text:p text:style-name="P4">
Tags: ["Europe", "Central and Eastern Europe"]</text:p>
      <text:p text:style-name="P4">
ID: 22556460</text:p>
      <!--METADATA-->
      <text:p text:style-name="P4">
Zaporizka Oblast(08:44). Red Alert: aerial threat. Sirens sounding. Take covernow!</text:p>
      <text:p text:style-name="P4">
News Collection Link: <text:a xlink:type="simple" xlink:href="https://liveuamap.com/en/2023/16-april-zaporizka-oblast0844-red-alert-aeriag" text:style-name="Internet_20_link" text:visited-style-name="Visited_20_Internet_20_Link">
https://liveuamap.com/en/2023/16-april-zaporizka-oblast0844-red-alert-aeriag</text:a>
</text:p>
      <text:p text:style-name="P4">
Source: <text:a xlink:type="simple" xlink:href="https://t.me/air_alert_ua/43129" text:style-name="Internet_20_link" text:visited-style-name="Visited_20_Internet_20_Link">
https://t.me/air_alert_ua/43129</text:a>
</text:p>
      <!--NEWS-->
      <text:h text:style-name="P10" text:outline-level="1">
<text:span text:style-name="T4">
At Sivershchyna and Slobozhanschyna directions Russian army shelled Bunyakyne, Iskryskivschyn...</text:span>
</text:h>
      <text:p text:style-name="P4">
Authors: liveuamap (Language: en)</text:p>
      <text:p text:style-name="P4">
Time: 2023-04-16T03:36:00</text:p>
      <text:p text:style-name="P4">
Location: Kupiansk (Latitude:50.29767 Longtitude:37.03268)</text:p>
      <text:p text:style-name="P4">
Videos: []</text:p>
      <text:p text:style-name="P4">
Images: []</text:p>
      <text:p text:style-name="P4">
Tags: ["Russia"]</text:p>
      <text:p text:style-name="P4">
ID: 22556473</text:p>
      <!--METADATA-->
      <text:p text:style-name="P4">
At Sivershchyna and Slobozhanschyna directions Russian army shelled Bunyakyne,Iskryskivschyna, Volfyne, Shpyl, Basivka, Yunakivka and Popivka of Sumyregion, also Kozacha Lopan, Hatysche, Vovchansk and Vovchanski Khutory ofKharkiv region, - General Staff of Armed Forces of Ukraine says in the morningreport</text:p>
      <text:p text:style-name="P4">
News Collection Link: <text:a xlink:type="simple" xlink:href="https://liveuamap.com/en/2023/16-april-at-sivershchyna-and-slobozhanschyna-directions-russian" text:style-name="Internet_20_link" text:visited-style-name="Visited_20_Internet_20_Link">
https://liveuamap.com/en/2023/16-april-at-sivershchyna-and-slobozhanschyna-directions-russian</text:a>
</text:p>
      <text:p text:style-name="P4">
Source: <text:a xlink:type="simple" xlink:href="https://t.me/lumsrc/4504" text:style-name="Internet_20_link" text:visited-style-name="Visited_20_Internet_20_Link">
https://t.me/lumsrc/4504</text:a>
</text:p>
      <!--NEWS-->
      <text:h text:style-name="P10" text:outline-level="1">
<text:span text:style-name="T4">
130 Ukrainian servicemen were released from Russian captivity in a new prisoners swap</text:span>
</text:h>
      <text:p text:style-name="P4">
Authors: liveuamap (Language: en)</text:p>
      <text:p text:style-name="P4">
Time: 2023-04-16T03:39:24</text:p>
      <text:p text:style-name="P4">
Location: Kam'yans'ke,Zaporiz'ka oblast (Latitude:47.53911 Longtitude:35.36722)</text:p>
      <text:p text:style-name="P4">
Videos: []</text:p>
      <text:p text:style-name="P4">
Images: ["<text:a xlink:type="simple" xlink:href="https://liveuamap.com/pics/2023/04/16/22556461_0.jpg" text:style-name="Internet_20_link" text:visited-style-name="Visited_20_Internet_20_Link">
22556461_0.jpg</text:a>
", "<text:a xlink:type="simple" xlink:href="https://liveuamap.com/pics/2023/04/16/22556461_1.jpg" text:style-name="Internet_20_link" text:visited-style-name="Visited_20_Internet_20_Link">
22556461_1.jpg</text:a>
", "<text:a xlink:type="simple" xlink:href="https://liveuamap.com/pics/2023/04/16/22556461_2.jpg" text:style-name="Internet_20_link" text:visited-style-name="Visited_20_Internet_20_Link">
22556461_2.jpg</text:a>
", "<text:a xlink:type="simple" xlink:href="https://liveuamap.com/pics/2023/04/16/22556461_3.jpg" text:style-name="Internet_20_link" text:visited-style-name="Visited_20_Internet_20_Link">
22556461_3.jpg</text:a>
", "<text:a xlink:type="simple" xlink:href="https://liveuamap.com/pics/2023/04/16/22556461_4.jpg" text:style-name="Internet_20_link" text:visited-style-name="Visited_20_Internet_20_Link">
22556461_4.jpg</text:a>
"]</text:p>
      <text:p text:style-name="P4">
Tags: ["Europe", "Central and Eastern Europe"]</text:p>
      <text:p text:style-name="P4">
ID: 22556461</text:p>
      <!--METADATA-->
      <text:p text:style-name="P4">
130 Ukrainian servicemen were released from Russian captivity in a newprisoners swap</text:p>
      <text:p text:style-name="P4">
<draw:frame draw:style-name="fr1" draw:name="Image47" text:anchor-type="as-char" svg:width="6.9236in" svg:height="4.604194in" draw:z-index="0">
<draw:image xlink:href="../Images/liveuamap/2023-04-16T03-39-24/22556461_0.jpg" xlink:type="simple" xlink:show="embed" xlink:actuate="onLoad" draw:mime-type="image/jpeg"/>
</draw:frame>
<draw:frame draw:style-name="fr1" draw:name="Image48" text:anchor-type="as-char" svg:width="6.9236in" svg:height="3.894525in" draw:z-index="0">
<draw:image xlink:href="../Images/liveuamap/2023-04-16T03-39-24/22556461_1.jpg" xlink:type="simple" xlink:show="embed" xlink:actuate="onLoad" draw:mime-type="image/jpeg"/>
</draw:frame>
<draw:frame draw:style-name="fr1" draw:name="Image49" text:anchor-type="as-char" svg:width="6.9236in" svg:height="9.246878in" draw:z-index="0">
<draw:image xlink:href="../Images/liveuamap/2023-04-16T03-39-24/22556461_2.jpg" xlink:type="simple" xlink:show="embed" xlink:actuate="onLoad" draw:mime-type="image/jpeg"/>
</draw:frame>
<draw:frame draw:style-name="fr1" draw:name="Image50" text:anchor-type="as-char" svg:width="6.9236in" svg:height="3.894525in" draw:z-index="0">
<draw:image xlink:href="../Images/liveuamap/2023-04-16T03-39-24/22556461_3.jpg" xlink:type="simple" xlink:show="embed" xlink:actuate="onLoad" draw:mime-type="image/jpeg"/>
</draw:frame>
<draw:frame draw:style-name="fr1" draw:name="Image51" text:anchor-type="as-char" svg:width="6.9236in" svg:height="4.604194in" draw:z-index="0">
<draw:image xlink:href="../Images/liveuamap/2023-04-16T03-39-24/22556461_4.jpg" xlink:type="simple" xlink:show="embed" xlink:actuate="onLoad" draw:mime-type="image/jpeg"/>
</draw:frame>
</text:p>
      <text:p text:style-name="P4">
News Collection Link: <text:a xlink:type="simple" xlink:href="https://liveuamap.com/en/2023/16-april-130-ukrainian-servicemen-were-released-from-russian" text:style-name="Internet_20_link" text:visited-style-name="Visited_20_Internet_20_Link">
https://liveuamap.com/en/2023/16-april-130-ukrainian-servicemen-were-released-from-russian</text:a>
</text:p>
      <text:p text:style-name="P4">
Source: <text:a xlink:type="simple" xlink:href="https://t.me/ermaka2022/2453" text:style-name="Internet_20_link" text:visited-style-name="Visited_20_Internet_20_Link">
https://t.me/ermaka2022/2453</text:a>
</text:p>
      <!--NEWS-->
      <text:h text:style-name="P10" text:outline-level="1">
<text:span text:style-name="T4">
Russian army shelled a church in Komyshuvakha town of Zaporizhzhia region</text:span>
</text:h>
      <text:p text:style-name="P4">
Authors: liveuamap (Language: en)</text:p>
      <text:p text:style-name="P4">
Time: 2023-04-16T03:40:15</text:p>
      <text:p text:style-name="P4">
Location: Zaporizhiye (Latitude:47.71294 Longtitude:35.53193)</text:p>
      <text:p text:style-name="P4">
Videos: []</text:p>
      <text:p text:style-name="P4">
Images: ["<text:a xlink:type="simple" xlink:href="https://liveuamap.com/pics/2023/04/16/22556462_0.jpg" text:style-name="Internet_20_link" text:visited-style-name="Visited_20_Internet_20_Link">
22556462_0.jpg</text:a>
"]</text:p>
      <text:p text:style-name="P4">
Tags: ["Europe", "Central and Eastern Europe"]</text:p>
      <text:p text:style-name="P4">
ID: 22556462</text:p>
      <!--METADATA-->
      <text:p text:style-name="P4">
Russian army shelled a church in Komyshuvakha town of Zaporizhzhia region</text:p>
      <text:p text:style-name="P4">
<draw:frame draw:style-name="fr1" draw:name="Image52" text:anchor-type="as-char" svg:width="6.9236in" svg:height="5.1927in" draw:z-index="0">
<draw:image xlink:href="../Images/liveuamap/2023-04-16T03-40-15/22556462_0.jpg" xlink:type="simple" xlink:show="embed" xlink:actuate="onLoad" draw:mime-type="image/jpeg"/>
</draw:frame>
</text:p>
      <text:p text:style-name="P4">
News Collection Link: <text:a xlink:type="simple" xlink:href="https://liveuamap.com/en/2023/16-april-russian-army-shelled-a-church-in-komyshuvakha-town" text:style-name="Internet_20_link" text:visited-style-name="Visited_20_Internet_20_Link">
https://liveuamap.com/en/2023/16-april-russian-army-shelled-a-church-in-komyshuvakha-town</text:a>
</text:p>
      <text:p text:style-name="P4">
Source: <text:a xlink:type="simple" xlink:href="https://t.me/info_zp/33236" text:style-name="Internet_20_link" text:visited-style-name="Visited_20_Internet_20_Link">
https://t.me/info_zp/33236</text:a>
</text:p>
      <!--NEWS-->
      <text:h text:style-name="P10" text:outline-level="1">
<text:span text:style-name="T4">
Donetsk Oblast(10:31). Red Alert: aerial threat. Sirens sounding. Take cover now!</text:span>
</text:h>
      <text:p text:style-name="P4">
Authors: liveuamap (Language: en)</text:p>
      <text:p text:style-name="P4">
Time: 2023-04-16T04:33:00</text:p>
      <text:p text:style-name="P4">
Location: Donetsk Oblast (Latitude:48.72687 Longtitude:37.57821)</text:p>
      <text:p text:style-name="P4">
Videos: []</text:p>
      <text:p text:style-name="P4">
Images: []</text:p>
      <text:p text:style-name="P4">
Tags: ["Europe", "Central and Eastern Europe"]</text:p>
      <text:p text:style-name="P4">
ID: 22556539</text:p>
      <!--METADATA-->
      <text:p text:style-name="P4">
Donetsk Oblast(10:31). Red Alert: aerial threat. Sirens sounding. Take covernow!</text:p>
      <text:p text:style-name="P4">
News Collection Link: <text:a xlink:type="simple" xlink:href="https://liveuamap.com/en/2023/16-april-donetsk-oblast1031-red-alert-aerial-g" text:style-name="Internet_20_link" text:visited-style-name="Visited_20_Internet_20_Link">
https://liveuamap.com/en/2023/16-april-donetsk-oblast1031-red-alert-aerial-g</text:a>
</text:p>
      <text:p text:style-name="P4">
Source: <text:a xlink:type="simple" xlink:href="https://t.me/air_alert_ua/43135" text:style-name="Internet_20_link" text:visited-style-name="Visited_20_Internet_20_Link">
https://t.me/air_alert_ua/43135</text:a>
</text:p>
      <!--NEWS-->
      <text:h text:style-name="P10" text:outline-level="1">
<text:span text:style-name="T4">
Zaporizka Oblast(12:05). Red Alert: aerial threat. Sirens sounding. Take cover now!</text:span>
</text:h>
      <text:p text:style-name="P4">
Authors: liveuamap (Language: en)</text:p>
      <text:p text:style-name="P4">
Time: 2023-04-16T06:07:00</text:p>
      <text:p text:style-name="P4">
Location: Zaporizka Oblast (Latitude:47.610961 Longtitude:35.765761)</text:p>
      <text:p text:style-name="P4">
Videos: []</text:p>
      <text:p text:style-name="P4">
Images: []</text:p>
      <text:p text:style-name="P4">
Tags: ["Europe", "Central and Eastern Europe"]</text:p>
      <text:p text:style-name="P4">
ID: 22556558</text:p>
      <!--METADATA-->
      <text:p text:style-name="P4">
Zaporizka Oblast(12:05). Red Alert: aerial threat. Sirens sounding. Take covernow!</text:p>
      <text:p text:style-name="P4">
News Collection Link: <text:a xlink:type="simple" xlink:href="https://liveuamap.com/en/2023/16-april-zaporizka-oblast1205-red-alert-aeriag" text:style-name="Internet_20_link" text:visited-style-name="Visited_20_Internet_20_Link">
https://liveuamap.com/en/2023/16-april-zaporizka-oblast1205-red-alert-aeriag</text:a>
</text:p>
      <text:p text:style-name="P4">
Source: <text:a xlink:type="simple" xlink:href="https://t.me/air_alert_ua/43139" text:style-name="Internet_20_link" text:visited-style-name="Visited_20_Internet_20_Link">
https://t.me/air_alert_ua/43139</text:a>
</text:p>
      <!--NEWS-->
      <text:h text:style-name="P10" text:outline-level="1">
<text:span text:style-name="T4">
Християни східного обряду святкують Великдень</text:span>
</text:h>
      <text:p text:style-name="P4">
Authors: Ukrinform (Person)</text:p>
      <text:p text:style-name="P4">
Publisher: Укринформ (Organization)</text:p>
      <text:p text:style-name="P4">
Published Time: 2023-04-16T07:05:00+03:00</text:p>
      <text:p text:style-name="P4">
Modified Time: 2023-04-16T07:05:00+03:00</text:p>
      <text:p text:style-name="P4">
Description: Сьогодні християни східного обряду відзначають найвеличніше свято – Світле Христове Воскресіння, або Великдень.</text:p>
      <text:p text:style-name="P4">
— Укрінформ.</text:p>
      <text:p text:style-name="P4">
Images: ["<text:a xlink:type="simple" xlink:href="https://static.ukrinform.com/photos/2023_04/thumb_files/630_360_1681577359-342.jpg" text:style-name="Internet_20_link" text:visited-style-name="Visited_20_Internet_20_Link">
630_360_16815...</text:a>
"]</text:p>
      <text:p text:style-name="P4">
Tags: ['Церква', 'Релігія', 'Свято', 'Великдень']</text:p>
      <text:p text:style-name="P4">
Type: Article</text:p>
      <!--METADATA-->
      <text:p text:style-name="P4">
<draw:frame draw:style-name="fr1" draw:name="Image53" text:anchor-type="as-char" svg:width="6.9236in" svg:height="3.956343in" draw:z-index="0">
<draw:image xlink:href="../Images/yкринформ/2023-04-16T07-05-00-03-00/630_360_1681577359-342.jpg" xlink:type="simple" xlink:show="embed" xlink:actuate="onLoad" draw:mime-type="image/jpeg"/>
</draw:frame>
 Сьогодніхристияни східного обряду відзначають найвеличніше свято – Світле ХристовеВоскресіння, або Великдень.</text:p>
      <text:p text:style-name="P4">
Великдень, а саме так здавна називали українці цю особливу неділю року, єнайдавнішим і найголовнішим християнським святом усього богослужебного року іприурочене Воскресінню Ісуса Христа. Християнська Пасха тісно пов’язана зєврейською і дослівно перекладається як «проходження повз». Але якщо для юдеївПесах є символом визволення від єгипетської неволі й обретінням ЗемліОбітованої, то для християн Пасха символізує перемогу життя над смертю,звільнення від тягарів гріха, перехід зі стану несвободи в царину свободи ілюбові. Пасхою називається і Сам Христос, принесений у жертву за гріхилюдства.</text:p>
      <text:p text:style-name="P4">
<text:span text:style-name="T4">
Читайте також:</text:span>
 <text:a xlink:type="simple" xlink:href="https://www.ukrinform.ua/rubric-society/3696467-u-mihajlivskomu-sobori-velikodne-bogosluzinna-pcu.html" text:style-name="Internet_20_link" text:visited-style-name="Visited_20_Internet_20_Link">
 </text:a>
</text:p>
      <text:p text:style-name="P4">
За Євангеліями, після того, як Ісус прийшов до Єрусалима, був зраджений істрачений на хресті, а потім похований у печері відданими учнями – Вінвоскрес. Недільного дня, прийшовши до Його гробу, жінки-мироносиці виявили, щомісце поховання порожнє. Натомість побачили ангела, який сповістив їм, що Ісусвоскрес. Невдовзі одній із них явився Христос і сказав про Своє воскресіння.Радісна звістка надзвичайно швидко поширилася Єрусалимом, а потім і всієюІудеєю.</text:p>
      <text:p text:style-name="P4">
<text:span text:style-name="T4">
Читайте також:</text:span>
 <text:a xlink:type="simple" xlink:href="https://www.ukrinform.ua/rubric-society/3695834-sbu-zaklikae-ukrainciv-ne-vidviduvati-masovih-zibran-na-velikden.html" text:style-name="Internet_20_link" text:visited-style-name="Visited_20_Internet_20_Link">
 <text:span text:style-name="T4">
Великдень</text:span>
 </text:a>
</text:p>
      <text:p text:style-name="P4">
Саме тому в ніч проти неділі в усіх <text:a xlink:type="simple" xlink:href="https://www.ukrinform.ua/tag-cerkva" text:style-name="Internet_20_link" text:visited-style-name="Visited_20_Internet_20_Link">
 </text:a>
правиться святкова всенощна, кульмінацією якої є урочиста хода вірян навколохраму з запаленими свічками, великодній подзвін і сповіщення священикомдвохтисячолітньої звістки: «Христос воскрес!», на що паства радісновідповідає: «Воістину воскрес!».</text:p>
      <text:p text:style-name="P4">
<text:span text:style-name="T4">
Читайте також:</text:span>
 <text:a xlink:type="simple" xlink:href="https://www.ukrinform.ua/rubric-society/3695654-v-ukraini-na-velikden-cerguvatimut-20-tisac-pravoohoronciv-i-7-tisac-ratuvalnikiv.html" text:style-name="Internet_20_link" text:visited-style-name="Visited_20_Internet_20_Link">
 <text:span text:style-name="T4">
Великдень</text:span>
 </text:a>
</text:p>
      <text:p text:style-name="P4">
Цьогоріч Україна святкую Великдень в умовах воєнного часу.</text:p>
      <text:p text:style-name="P4">
Голова Верховної Ради Руслан Стефанчук <text:a xlink:type="simple" xlink:href="https://www.facebook.com/stefanchuk.official/" text:style-name="Internet_20_link" text:visited-style-name="Visited_20_Internet_20_Link">
</text:a>
 українців зі світлим святомВоскресіння Христового.</text:p>
      <text:p text:style-name="P4">
"Сьогодні наші серця як ніколи сповнені віри!</text:p>
      <text:p text:style-name="P4">
Віри у те, що наша країна неодмінно Переможе і більше ніколи не знатиме, щотаке війна. Не знатиме, що таке обстріли, вибухи і руйнування. Не знатиме, щотаке біль втрати", - наголосив він.</text:p>
      <text:p text:style-name="P4">
Стефанчук зазначив, що сьогодні наші душі як ніколи сповнені молитви. "Молитвиза наших Захисників та Захисниць, синів та дочок України, які на передовій, наполі бою виборюють свободу. Виборюють незалежність. Виборюють майбутнє", -підкреслив він.</text:p>
      <text:p text:style-name="P4">
Голова ВР побажав, щоб якнайшвидше настав той день, коли всі українські родинизнову будуть разом.</text:p>
      <text:p text:style-name="P4">
"Я щиро бажаю, аби наша велика Українська родина завжди була єдиною, сильною інезламною. У мирі, злагоді і процвітанні", - зазначив він.</text:p>
      <text:p text:style-name="P4">
Прем'єр-міністр Денис Шмигаль у своєму відеозверненні з нагоди Великодня,опублікованому в <text:a xlink:type="simple" xlink:href="https://t.me/Denys_Smyhal/5027" text:style-name="Internet_20_link" text:visited-style-name="Visited_20_Internet_20_Link">
 </text:a>
 , побажав українцям, щобзі святом Великодня розпочався благодатний шлях України до перемоги йоновлення, аби за рік слова «Христос Воскрес!» пролунали на мирній українськійземлі.</text:p>
      <text:p text:style-name="P4">
«Хай зі святом Великодня розпочнеться благодатний шлях України до відродженняй оновлення. Аби за рік ми знову сказали: «Христос Воскрес!» — уперше післянашої перемоги на мирній українській землі», - сказав він.</text:p>
      <text:p text:style-name="P4">
Шмигаль зауважив, що слова «Христос Воскрес!» українці вдруге промовляють вумовах повномасштабної війни з росією. Водночас він підкреслив, що ці словаоб'єднують щирою вірою в перемогу, оскільки віра була і є для українськогонароду фундаментом єдності, а свято Воскресіння Христового — символом перемогижиття над смертю.</text:p>
      <text:p text:style-name="P4">
«Українці, де ви б зараз не були - чи обороняєте Україну, чи забезпечуєте її втилу, шукаєте безпеки за кордоном чи повертаєтеся на звільнені території,нехай Великодня молитва надихає всіх нас на добрі справи, додає сили танатхнення нашому народові в боротьбі за країну та свободу», - сказав прем'єр.</text:p>
      <text:p text:style-name="P4">
Дружина Президента Олена Зеленська <text:a xlink:type="simple" xlink:href="https://t.me/FirstLadyOfUkraine/2935" text:style-name="Internet_20_link" text:visited-style-name="Visited_20_Internet_20_Link">
 </text:a>
українців із Великоднем.</text:p>
      <text:p text:style-name="P4">
"Вітаю всіх, хто святкує сьогодні, із Великоднем!",- написала Зеленська.</text:p>
      <text:p text:style-name="P4">
Вона підкреслила, що попри важкий шлях та випробування на ньому, для тих, хтоне опускає рук у боротьбі за правду, обов’язково настане день, коли світлопереможе.</text:p>
      <text:p text:style-name="P4">
"Яким би важким не був шлях, які б випробування не поставали на ньому, длятих, хто не опускає рук у боротьбі за правду, обов’язково настає цей день.День, коли світло перемагає", - написала вона.</text:p>
      <text:p text:style-name="P4">
Міністр культури та інформаційної політики Олександр Ткаченко <text:a xlink:type="simple" xlink:href="https://t.me/otkachenkokyiv/3420" text:style-name="Internet_20_link" text:visited-style-name="Visited_20_Internet_20_Link">
</text:a>
 із Великоднем.</text:p>
      <text:p text:style-name="P4">
"Нехай наступного року всі наші захисники цей день відзначать з родинамивдома. Бо життя обов’язково переможе смерть. І Перемога буде за нами", -написав він.</text:p>
      <text:p text:style-name="P4">
Міністр підкреслив, що Великдень є святом перемоги добра над злом, світла натемрявою, дива у пітьмі.</text:p>
      <text:p text:style-name="P4">
"Нехай Бог оберігає кожного, хто захищає нашу землю від зла. Кожного, хтостоїть проти зла за нашу свободу та можливість сьогодні бути поруч з рідними",- зауважив очільник МКІП.</text:p>
      <text:p text:style-name="P4">
Source: <text:a xlink:type="simple" xlink:href="https://www.ukrinform.ua/rubric-society/3696498-hristiani-shidnogo-obradu-svatkuut-velikden.html" text:style-name="Internet_20_link" text:visited-style-name="Visited_20_Internet_20_Link">
https://www.ukrinform.ua/rubric-society/3696498-hristiani-shidnogo-obradu-svatkuut-velikden.html</text:a>
</text:p>
      <!--NEWS-->
      <text:h text:style-name="P10" text:outline-level="1">
<text:span text:style-name="T4">
Zaporizka Oblast(13:20). Red Alert: aerial threat. Sirens sounding. Take cover now!</text:span>
</text:h>
      <text:p text:style-name="P4">
Authors: liveuamap (Language: en)</text:p>
      <text:p text:style-name="P4">
Time: 2023-04-16T07:22:00</text:p>
      <text:p text:style-name="P4">
Location: Zaporizka Oblast (Latitude:47.611311 Longtitude:35.764321)</text:p>
      <text:p text:style-name="P4">
Videos: []</text:p>
      <text:p text:style-name="P4">
Images: []</text:p>
      <text:p text:style-name="P4">
Tags: ["Europe", "Central and Eastern Europe"]</text:p>
      <text:p text:style-name="P4">
ID: 22556564</text:p>
      <!--METADATA-->
      <text:p text:style-name="P4">
Zaporizka Oblast(13:20). Red Alert: aerial threat. Sirens sounding. Take covernow!</text:p>
      <text:p text:style-name="P4">
News Collection Link: <text:a xlink:type="simple" xlink:href="https://liveuamap.com/en/2023/16-april-zaporizka-oblast1320-red-alert-aeriag" text:style-name="Internet_20_link" text:visited-style-name="Visited_20_Internet_20_Link">
https://liveuamap.com/en/2023/16-april-zaporizka-oblast1320-red-alert-aeriag</text:a>
</text:p>
      <text:p text:style-name="P4">
Source: <text:a xlink:type="simple" xlink:href="https://t.me/air_alert_ua/43141" text:style-name="Internet_20_link" text:visited-style-name="Visited_20_Internet_20_Link">
https://t.me/air_alert_ua/43141</text:a>
</text:p>
      <!--NEWS-->
      <text:h text:style-name="P10" text:outline-level="1">
<text:span text:style-name="T4">
Donetsk Oblast(13:29). Red Alert: aerial threat. Sirens sounding. Take cover now!</text:span>
</text:h>
      <text:p text:style-name="P4">
Authors: liveuamap (Language: en)</text:p>
      <text:p text:style-name="P4">
Time: 2023-04-16T07:30:00</text:p>
      <text:p text:style-name="P4">
Location: Donetsk Oblast (Latitude:48.7262 Longtitude:37.57762)</text:p>
      <text:p text:style-name="P4">
Videos: []</text:p>
      <text:p text:style-name="P4">
Images: []</text:p>
      <text:p text:style-name="P4">
Tags: ["Europe", "Central and Eastern Europe"]</text:p>
      <text:p text:style-name="P4">
ID: 22556566</text:p>
      <!--METADATA-->
      <text:p text:style-name="P4">
Donetsk Oblast(13:29). Red Alert: aerial threat. Sirens sounding. Take covernow!</text:p>
      <text:p text:style-name="P4">
News Collection Link: <text:a xlink:type="simple" xlink:href="https://liveuamap.com/en/2023/16-april-donetsk-oblast1329-red-alert-aerial-g" text:style-name="Internet_20_link" text:visited-style-name="Visited_20_Internet_20_Link">
https://liveuamap.com/en/2023/16-april-donetsk-oblast1329-red-alert-aerial-g</text:a>
</text:p>
      <text:p text:style-name="P4">
Source: <text:a xlink:type="simple" xlink:href="https://t.me/air_alert_ua/43142" text:style-name="Internet_20_link" text:visited-style-name="Visited_20_Internet_20_Link">
https://t.me/air_alert_ua/43142</text:a>
</text:p>
      <!--NEWS-->
      <text:h text:style-name="P10" text:outline-level="1">
<text:span text:style-name="T4">
У Судані унаслідок сутичок щонайменше 25 загиблих, ще 183 поранені</text:span>
</text:h>
      <text:p text:style-name="P4">
Authors: Ukrinform (Person)</text:p>
      <text:p text:style-name="P4">
Publisher: Укринформ (Organization)</text:p>
      <text:p text:style-name="P4">
Published Time: 2023-04-16T07:43:00+03:00</text:p>
      <text:p text:style-name="P4">
Modified Time: 2023-04-16T07:43:00+03:00</text:p>
      <text:p text:style-name="P4">
Description: У Судані 15 квітня під час сутичок між збройними силами та воєнізованими силами швидкої підтримки Судану (RSF) загинули щонайменше 25 людей, ще 183 зазнали поранень.</text:p>
      <text:p text:style-name="P4">
— Укрінформ.</text:p>
      <text:p text:style-name="P4">
Images: ["<text:a xlink:type="simple" xlink:href="https://static.ukrinform.com/photos/2023_04/thumb_files/630_360_1681620167-585.png" text:style-name="Internet_20_link" text:visited-style-name="Visited_20_Internet_20_Link">
630_360_16816...</text:a>
"]</text:p>
      <text:p text:style-name="P4">
Tags: ['Поранені', 'Судан', 'Загибель']</text:p>
      <text:p text:style-name="P4">
Type: Article</text:p>
      <!--METADATA-->
      <text:p text:style-name="P4">
<draw:frame draw:style-name="fr1" draw:name="Image54" text:anchor-type="as-char" svg:width="6.9236in" svg:height="3.956343in" draw:z-index="0">
<draw:image xlink:href="../Images/yкринформ/2023-04-16T07-43-00-03-00/630_360_1681620167-585.png" xlink:type="simple" xlink:show="embed" xlink:actuate="onLoad" draw:mime-type="image/png"/>
</draw:frame>
 У Судані15 квітня під час сутичок між збройними силами та воєнізованими силами швидкоїпідтримки Судану (RSF) загинули щонайменше 25 людей, ще 183 зазнали поранень.</text:p>
      <text:p text:style-name="P4">
Про це пише <text:a xlink:type="simple" xlink:href="https://edition.cnn.com/africa/live-news/sudan-army-paramilitary-palace-news-04-15-23/h_60fb09452b9551743830306deb2b3a6f" text:style-name="Internet_20_link" text:visited-style-name="Visited_20_Internet_20_Link">
 </text:a>
 зпосиланням на Центральний медичний комітет Судану, передає Укрінформ.</text:p>
      <text:p text:style-name="P4">
"Щонайменше 25 людей <text:a xlink:type="simple" xlink:href="https://www.ukrinform.ua/tag-zagibel" text:style-name="Internet_20_link" text:visited-style-name="Visited_20_Internet_20_Link">
 </text:a>
 та ще 183отримали поранення під час зіткнень воєнізованого угруповання з армією", -йдеться у повідомленні.</text:p>
      <text:p text:style-name="P4">
<text:span text:style-name="T4">
Читайте також:</text:span>
 <text:a xlink:type="simple" xlink:href="https://www.ukrinform.ua/rubric-world/3696462-gensek-oon-zasudzue-bojovi-dii-v-sudani.html" text:style-name="Internet_20_link" text:visited-style-name="Visited_20_Internet_20_Link">
 </text:a>
</text:p>
      <text:p text:style-name="P4">
Як повідомляв Укрінформ, 15 квітня після кількох днів напруженості між армієюСудану та Силами швидкого реагування (RSF) в Хартумі пролунали вибухи йстрілянина. Суперечка зосереджена навколо запропонованого переходу країни доцивільного правління.</text:p>
      <text:p text:style-name="P4">
<text:span text:style-name="T4">
Читайте також:</text:span>
 <text:a xlink:type="simple" xlink:href="https://www.ukrinform.ua/rubric-society/3696334-mzs-zaklikae-ukrainciv-utrimatisa-vid-poizdok-do-sudanu-cerez-nestabilnu-situaciu.html" text:style-name="Internet_20_link" text:visited-style-name="Visited_20_Internet_20_Link">
 <text:span text:style-name="T4">
Судан</text:span>
 </text:a>
</text:p>
      <text:p text:style-name="P4">
В аеропорту охопленої бойовими діями столиці Судану — місті Хартум на одному злітаків української авіакомпанії SkyUp <text:a xlink:type="simple" xlink:href="https://www.ukrinform.ua/rubric-world/3696399-skyup-evakujovue-spivrobitnikiv-iz-sudanu-na-odnomu-z-litakiv-spracuvav-avarijnij-radiobuj.html" text:style-name="Internet_20_link" text:visited-style-name="Visited_20_Internet_20_Link">
 </text:a>
 компанія вживає заходів для якнайшвидшоїевакуації співробітників із країни.</text:p>
      <text:p text:style-name="P4">
<text:span text:style-name="T5">
Фото: MARWAN ALI/THE ASSOCIATED PRESS</text:span>
</text:p>
      <text:p text:style-name="P4">
Source: <text:a xlink:type="simple" xlink:href="https://www.ukrinform.ua/rubric-world/3696499-u-sudani-unaslidok-suticok-sonajmense-25-zagiblih-se-183-poraneni.html" text:style-name="Internet_20_link" text:visited-style-name="Visited_20_Internet_20_Link">
https://www.ukrinform.ua/rubric-world/3696499-u-sudani-unaslidok-suticok-sonajmense-25-zagiblih-se-183-poraneni.html</text:a>
</text:p>
      <!--NEWS-->
      <text:h text:style-name="P10" text:outline-level="1">
<text:span text:style-name="T4">
Сили оборони знищили вже 182 070 росіян</text:span>
</text:h>
      <text:p text:style-name="P4">
Authors: Ukrinform (Person)</text:p>
      <text:p text:style-name="P4">
Publisher: Укринформ (Organization)</text:p>
      <text:p text:style-name="P4">
Published Time: 2023-04-16T08:02:56+03:00</text:p>
      <text:p text:style-name="P4">
Modified Time: 2023-04-16T08:02:56+03:00</text:p>
      <text:p text:style-name="P4">
Description: Сили оборони України з 24 лютого 2022 року по 16 квітня 2023 року ліквідували близько 182 тисяч 70 російських загарбників, і лише за минулу добу - ще 520 осіб. — Укрінформ.</text:p>
      <text:p text:style-name="P4">
Images: ["<text:a xlink:type="simple" xlink:href="https://static.ukrinform.com/photos/2022_09/thumb_files/630_360_1663863368-624.jpg" text:style-name="Internet_20_link" text:visited-style-name="Visited_20_Internet_20_Link">
630_360_16638...</text:a>
", "<text:a xlink:type="simple" xlink:href="https://static.ukrinform.com/photos/2023_04/1681621303-769.jpeg" text:style-name="Internet_20_link" text:visited-style-name="Visited_20_Internet_20_Link">
1681621303-76...</text:a>
"]</text:p>
      <text:p text:style-name="P4">
Tags: ['Генштаб', 'ЗСУ', 'Війна з росією']</text:p>
      <text:p text:style-name="P4">
Type: Article</text:p>
      <!--METADATA-->
      <text:p text:style-name="P4">
<draw:frame draw:style-name="fr1" draw:name="Image55" text:anchor-type="as-char" svg:width="6.9236in" svg:height="3.956343in" draw:z-index="0">
<draw:image xlink:href="../Images/yкринформ/2023-04-16T08-02-56-03-00/630_360_1663863368-624.jpg" xlink:type="simple" xlink:show="embed" xlink:actuate="onLoad" draw:mime-type="image/jpeg"/>
</draw:frame>
 Силиоборони України з 24 лютого 2022 року по 16 квітня 2023 року ліквідувалиблизько 182 тисяч 70 російських загарбників, і лише за минулу добу - ще 520осіб.</text:p>
      <text:p text:style-name="P4">
Як передає Укрінформ, про це у <text:a xlink:type="simple" xlink:href="https://www.facebook.com/GeneralStaff.ua/posts/pfbid02jtWAuLJxnZExwT782qZHpiUXavYDUsEronQL3Zphs4hTEbQbX2GBQxvE8n8D3JQvl" text:style-name="Internet_20_link" text:visited-style-name="Visited_20_Internet_20_Link">
</text:a>
повідомляє Генеральний штаб Збройних сил України.</text:p>
      <text:p text:style-name="P4">
<draw:frame draw:style-name="fr1" draw:name="Image56" text:anchor-type="as-char" svg:width="6.9236in" svg:height="9.962291in" draw:z-index="0">
<draw:image xlink:href="../Images/yкринформ/2023-04-16T08-02-56-03-00/1681621303-769.jpeg" xlink:type="simple" xlink:show="embed" xlink:actuate="onLoad" draw:mime-type="image/jpeg"/>
</draw:frame>
</text:p>
      <text:p text:style-name="P4">
Також українські захисники знищили 3657 ворожих танків (+4), бойовихброньованих машин ‒ 7083 (+10), артилерійських систем – 2795 (+10), РСЗВ – 538(+3), засобів ППО ‒ 284 (+1), <text:a xlink:type="simple" xlink:href="https://www.ukrinform.ua/tag-litak" text:style-name="Internet_20_link" text:visited-style-name="Visited_20_Internet_20_Link">
 </text:a>
 – 308(+1), гелікоптерів – 293 (+0), БПЛА оперативно-тактичного рівня – 2339 (+0),крилатих ракет ‒ 911 (+0), кораблів / катерів ‒ 18 (+0), автомобільної технікита автоцистерн – 5658 (+12), спеціальної техніки ‒ 326 (+2).</text:p>
      <text:p text:style-name="P4">
Дані уточнюються.</text:p>
      <text:p text:style-name="P4">
<text:span text:style-name="T4">
Читайте також:</text:span>
 <text:a xlink:type="simple" xlink:href="https://www.ukrinform.ua/rubric-ato/3696218-risenna-rf-pro-onlajnprizov-e-castinou-pidgotovki-do-zataznoi-vijni-v-ukraini-rozvidka-britanii.html" text:style-name="Internet_20_link" text:visited-style-name="Visited_20_Internet_20_Link">
 <text:span text:style-name="T4">
розвідка</text:span>
 </text:a>
</text:p>
      <text:p text:style-name="P4">
Як повідомляв Укрінформ, <text:a xlink:type="simple" xlink:href="https://www.ukrinform.ua/rubric-ato/3696493-aviacia-zsu-za-dobu-zavdala-11-udariv-po-rajonah-skupcenna-protivnika.html" text:style-name="Internet_20_link" text:visited-style-name="Visited_20_Internet_20_Link">
 </text:a>
 по районах зосередження особового складу та військовоїтехніки росіян.</text:p>
      <text:p text:style-name="P4">
Також українські воїни минулої доби <text:a xlink:type="simple" xlink:href="https://www.ukrinform.ua/rubric-ato/3696496-ukrainski-zahisniki-zbili-vorozij-litak-su25.html" text:style-name="Internet_20_link" text:visited-style-name="Visited_20_Internet_20_Link">
 </text:a>
</text:p>
      <text:p text:style-name="P4">
Source: <text:a xlink:type="simple" xlink:href="https://www.ukrinform.ua/rubric-ato/3696500-sili-oboroni-znisili-vze-182-070-rosian.html" text:style-name="Internet_20_link" text:visited-style-name="Visited_20_Internet_20_Link">
https://www.ukrinform.ua/rubric-ato/3696500-sili-oboroni-znisili-vze-182-070-rosian.html</text:a>
</text:p>
      <!--NEWS-->
      <text:h text:style-name="P10" text:outline-level="1">
<text:span text:style-name="T4">
Зеленський привітав українців із Великоднем: Попереду чи не найважча з вершин, ми подолаємо її</text:span>
</text:h>
      <text:p text:style-name="P4">
Authors: Ukrinform (Person)</text:p>
      <text:p text:style-name="P4">
Publisher: Укринформ (Organization)</text:p>
      <text:p text:style-name="P4">
Published Time: 2023-04-16T08:11:00+03:00</text:p>
      <text:p text:style-name="P4">
Modified Time: 2023-04-16T08:11:00+03:00</text:p>
      <text:p text:style-name="P4">
Description: Україна відзначає свято Великодня з непохитною вірою в перемогу, заявляє Президент Володимир Зеленський. — Укрінформ.</text:p>
      <text:p text:style-name="P4">
Images: ["<text:a xlink:type="simple" xlink:href="https://static.ukrinform.com/photos/2023_04/thumb_files/630_360_1681622294-221.jpeg" text:style-name="Internet_20_link" text:visited-style-name="Visited_20_Internet_20_Link">
630_360_16816...</text:a>
"]</text:p>
      <text:p text:style-name="P4">
Tags: ['Великдень', 'Зеленський', 'Війна з росією']</text:p>
      <text:p text:style-name="P4">
Type: Article</text:p>
      <!--METADATA-->
      <text:p text:style-name="P4">
<draw:frame draw:style-name="fr1" draw:name="Image57" text:anchor-type="as-char" svg:width="6.9236in" svg:height="3.956343in" draw:z-index="0">
<draw:image xlink:href="../Images/yкринформ/2023-04-16T08-11-00-03-00/630_360_1681622294-221.jpeg" xlink:type="simple" xlink:show="embed" xlink:actuate="onLoad" draw:mime-type="image/jpeg"/>
</draw:frame>
 Українавідзначає свято Великодня з непохитною вірою в перемогу, заявляє ПрезидентВолодимир Зеленський.</text:p>
      <text:p text:style-name="P4">
Як передає Укрінформ, про це він написав у <text:a xlink:type="simple" xlink:href="https://www.facebook.com/zelenskiy.official" text:style-name="Internet_20_link" text:visited-style-name="Visited_20_Internet_20_Link">
</text:a>
 .</text:p>
      <text:p text:style-name="P4">
"Ми відзначаємо сьогодні свято Великодня з непохитною вірою в нашу перемогу",- зазначив Президент.</text:p>
      <text:p text:style-name="P4">
За словами Зеленського, "ми пройшли вже чималий шлях. Попереду чи не найважчаз вершин. Ми подолаємо її. І разом зустрінемо свій світанок, коли над усієюнашою країною зійде сонце. Це синьо-жовтий прапор. Він неодмінно підійметьсяна всій нашій Богом даній землі, на всіх тимчасово окупованих чортамитериторіях".</text:p>
      <text:p text:style-name="P4">
Як підкреслив глава держави, "сонце засяє на півдні, сонце засяє на сході,сонце засяє в Криму. Жовтогаряче сонце в мирному синьому небі, і це – світлосправедливості. Христос Воскрес!".</text:p>
      <text:p text:style-name="P4">
<text:span text:style-name="T4">
Читайте також:</text:span>
 <text:a xlink:type="simple" xlink:href="https://www.ukrinform.ua/rubric-society/3696467-u-mihajlivskomu-sobori-velikodne-bogosluzinna-pcu.html" text:style-name="Internet_20_link" text:visited-style-name="Visited_20_Internet_20_Link">
 </text:a>
</text:p>
      <text:p text:style-name="P4">
Як повідомлялося, цьогоріч 16 квітня християни східного обряду відзначаютьнайвеличніше свято – Світле Христове Воскресіння або <text:a xlink:type="simple" xlink:href="https://www.ukrinform.ua/tag-velikden" text:style-name="Internet_20_link" text:visited-style-name="Visited_20_Internet_20_Link">
</text:a>
 .</text:p>
      <text:p text:style-name="P4">
Source: <text:a xlink:type="simple" xlink:href="https://www.ukrinform.ua/rubric-society/3696501-zelenskij-privitav-ukrainciv-iz-velikodnem-poperedu-ci-ne-najvazca-z-versin-mi-podolaemo-ii.html" text:style-name="Internet_20_link" text:visited-style-name="Visited_20_Internet_20_Link">
https://www.ukrinform.ua/rubric-society/3696501-zelenskij-privitav-ukrainciv-iz-velikodnem-poperedu-ci-ne-najvazca-z-versin-mi-podolaemo-ii.html</text:a>
</text:p>
      <!--NEWS-->
      <text:h text:style-name="P10" text:outline-level="1">
<text:span text:style-name="T4">
росіяни минулої доби поранили чотирьох жителів Донеччини</text:span>
</text:h>
      <text:p text:style-name="P4">
Authors: Ukrinform (Person)</text:p>
      <text:p text:style-name="P4">
Publisher: Укринформ (Organization)</text:p>
      <text:p text:style-name="P4">
Published Time: 2023-04-16T08:22:49+03:00</text:p>
      <text:p text:style-name="P4">
Modified Time: 2023-04-16T08:22:49+03:00</text:p>
      <text:p text:style-name="P4">
Description: Армія російської федерації за минулу добу, 15 квітня, поранила чотирьох жителів Донецької області. — Укрінформ.</text:p>
      <text:p text:style-name="P4">
Images: ["<text:a xlink:type="simple" xlink:href="https://static.ukrinform.com/photos/2023_01/thumb_files/630_360_1674803898-395.jpg" text:style-name="Internet_20_link" text:visited-style-name="Visited_20_Internet_20_Link">
630_360_16748...</text:a>
", "<text:a xlink:type="simple" xlink:href="https://static.ukrinform.com/photos/2023_04/1681622448-542.jpg" text:style-name="Internet_20_link" text:visited-style-name="Visited_20_Internet_20_Link">
1681622448-54...</text:a>
"]</text:p>
      <text:p text:style-name="P4">
Tags: ['Донеччина', 'Обстріл', 'Поранені', 'Війна з росією']</text:p>
      <text:p text:style-name="P4">
Type: Article</text:p>
      <!--METADATA-->
      <text:p text:style-name="P4">
<draw:frame draw:style-name="fr1" draw:name="Image58" text:anchor-type="as-char" svg:width="6.9236in" svg:height="3.956343in" draw:z-index="0">
<draw:image xlink:href="../Images/yкринформ/2023-04-16T08-22-49-03-00/630_360_1674803898-395.jpg" xlink:type="simple" xlink:show="embed" xlink:actuate="onLoad" draw:mime-type="image/jpeg"/>
</draw:frame>
 Арміяросійської федерації за минулу добу, 15 квітня, поранила чотирьох жителівДонецької області.</text:p>
      <text:p text:style-name="P4">
Як передає Укрінформ, про начальник Донецької обласної військовоїадміністрації Павло Кириленко повідомив у <text:a xlink:type="simple" xlink:href="https://t.me/pavlokyrylenko_donoda/7562" text:style-name="Internet_20_link" text:visited-style-name="Visited_20_Internet_20_Link">
</text:a>
 .</text:p>
      <text:p text:style-name="P4">
<draw:frame draw:style-name="fr1" draw:name="Image59" text:anchor-type="as-char" svg:width="6.9236in" svg:height="4.942681in" draw:z-index="0">
<draw:image xlink:href="../Images/yкринформ/2023-04-16T08-22-49-03-00/1681622448-542.jpg" xlink:type="simple" xlink:show="embed" xlink:actuate="onLoad" draw:mime-type="image/jpeg"/>
</draw:frame>
</text:p>
      <text:p text:style-name="P4">
«За 15 квітня росіяни поранили 4 жителів Донеччини», - зазначив він.</text:p>
      <text:p text:style-name="P4">
Крім того, вдалося встановити інформацію щодо двох загиблих і трьох пораненихвнаслідок ракетного удару по Слов'янську.</text:p>
      <text:p text:style-name="P4">
Також Кириленко зауважив, що наразі неможливо встановити точну кількість жертву <text:a xlink:type="simple" xlink:href="https://www.ukrinform.ua/tag-mariupol" text:style-name="Internet_20_link" text:visited-style-name="Visited_20_Internet_20_Link">
 </text:a>
 та Волновасі.</text:p>
      <text:p text:style-name="P4">
<text:span text:style-name="T4">
Читайте також:</text:span>
 <text:a xlink:type="simple" xlink:href="https://www.ukrinform.ua/rubric-ato/3696464-zagarbniki-obstrilali-sumsinu-nekerovanimi-aviacijnimi-raketami.html" text:style-name="Internet_20_link" text:visited-style-name="Visited_20_Internet_20_Link">
 <text:span text:style-name="T4">
обстріл</text:span>
 </text:a>
</text:p>
      <text:p text:style-name="P4">
Як повідомляв Укрінформ, 14 квітня вдень росіяни випустили по Слов'янськущонайменше сім ракет (за попередньою інформацією, С-300). Шість із них влучилипо житловому сектору, ще одна - на територію ландшафтного парку. Загинули 11людей.</text:p>
      <text:p text:style-name="P4">
Source: <text:a xlink:type="simple" xlink:href="https://www.ukrinform.ua/rubric-regions/3696502-rosiani-minuloi-dobi-poranili-cotiroh-ziteliv-doneccini.html" text:style-name="Internet_20_link" text:visited-style-name="Visited_20_Internet_20_Link">
https://www.ukrinform.ua/rubric-regions/3696502-rosiani-minuloi-dobi-poranili-cotiroh-ziteliv-doneccini.html</text:a>
</text:p>
      <!--NEWS-->
      <text:h text:style-name="P10" text:outline-level="1">
<text:span text:style-name="T4">
На Миколаївщині внаслідок обстрілу загинули двоє підлітків</text:span>
</text:h>
      <text:p text:style-name="P4">
Authors: Ukrinform (Person)</text:p>
      <text:p text:style-name="P4">
Publisher: Укринформ (Organization)</text:p>
      <text:p text:style-name="P4">
Published Time: 2023-04-16T08:23:00+03:00</text:p>
      <text:p text:style-name="P4">
Modified Time: 2023-04-16T08:23:00+03:00</text:p>
      <text:p text:style-name="P4">
Description: російські війська у неділю, 16 квітня, здійснили обстріл Снігурівської громади Миколаївської області, внаслідок чого загинули двоє підлітків 2005 року народження. — Укрінформ.</text:p>
      <text:p text:style-name="P4">
Images: ["<text:a xlink:type="simple" xlink:href="https://static.ukrinform.com/photos/2018_05/thumb_files/630_360_1525875327-6731.jpg" text:style-name="Internet_20_link" text:visited-style-name="Visited_20_Internet_20_Link">
630_360_15258...</text:a>
"]</text:p>
      <text:p text:style-name="P4">
Tags: ['Миколаївщина', 'Обстріл', 'Загибель', 'Війна з росією']</text:p>
      <text:p text:style-name="P4">
Type: Article</text:p>
      <!--METADATA-->
      <text:p text:style-name="P4">
<draw:frame draw:style-name="fr1" draw:name="Image60" text:anchor-type="as-char" svg:width="6.9236in" svg:height="3.956343in" draw:z-index="0">
<draw:image xlink:href="../Images/yкринформ/2023-04-16T08-23-00-03-00/630_360_1525875327-6731.jpg" xlink:type="simple" xlink:show="embed" xlink:actuate="onLoad" draw:mime-type="image/jpeg"/>
</draw:frame>
 російськівійська у неділю, 16 квітня, здійснили обстріл Снігурівської громадиМиколаївської області, внаслідок чого загинули двоє підлітків 2005 рокународження.</text:p>
      <text:p text:style-name="P4">
Як передає Укрінформ, про це начальник Миколаївської обласної військовоїадміністрації Віталій Кім повідомив у <text:a xlink:type="simple" xlink:href="http://t.me/mykolaivskaODA/4776" text:style-name="Internet_20_link" text:visited-style-name="Visited_20_Internet_20_Link">
 </text:a>
 .</text:p>
      <text:p text:style-name="P4">
“Минулої доби, 15 квітня, о 10:00 ворог здійснив обстріл населеного пунктуГорохівської громади Баштанського району. Пошкоджено будівлю дитячого садка таклубу. Без постраждалих”, - зазначив Кім.</text:p>
      <text:p text:style-name="P4">
За його словами, вночі 16 квітня, о 02:20 ворожого ракетного обстрілу зазналаСнігурівська громада. За попередніми даними, росіяни застосували зенітно-ракетні системи С-300. В одному з населених пунктів громади внаслідок обстрілузагинули двоє підлітків 2005 року народження. Пошкоджені житлові будинки,навчальний заклад та приватне підприємство.</text:p>
      <text:p text:style-name="P4">
У Снігурівці пошкоджені два навчальні заклади, лікарня, будинок культури тажитлові будинки. За попередньою інформацією, без постраждалих.</text:p>
      <text:p text:style-name="P4">
За словами Кіма, у <text:a xlink:type="simple" xlink:href="https://www.ukrinform.ua/tag-mikolaiv" text:style-name="Internet_20_link" text:visited-style-name="Visited_20_Internet_20_Link">
 </text:a>
 ,Первомайському, Вознесенському та Баштанському районах день та ніч пройшливідносно спокійно.</text:p>
      <text:p text:style-name="P4">
<text:span text:style-name="T4">
Читайте також:</text:span>
 <text:a xlink:type="simple" xlink:href="https://www.ukrinform.ua/rubric-ato/3696483-rosiani-zavdali-masovanogo-udaru-po-zaporizkij-oblasti-poskodzena-cerkva.html" text:style-name="Internet_20_link" text:visited-style-name="Visited_20_Internet_20_Link">
 </text:a>
</text:p>
      <text:p text:style-name="P4">
Як повідомляв Укрінформ, російська армія 14 квітня п'ять разів обстріляла зартилерії та РСЗВ <text:a xlink:type="simple" xlink:href="https://www.ukrinform.ua/rubric-regions/3696153-vorog-za-dobu-pat-raziv-obstrilav-ocakiv-poskodzeni-obekti-infrastrukturi.html" text:style-name="Internet_20_link" text:visited-style-name="Visited_20_Internet_20_Link">
 </text:a>
 таузбережжя Очаківської громади на Миколаївщині.</text:p>
      <text:p text:style-name="P4">
Source: <text:a xlink:type="simple" xlink:href="https://www.ukrinform.ua/rubric-ato/3696503-na-mikolaivsini-vnaslidok-obstrilu-zaginuli-dvoe-pidlitkiv.html" text:style-name="Internet_20_link" text:visited-style-name="Visited_20_Internet_20_Link">
https://www.ukrinform.ua/rubric-ato/3696503-na-mikolaivsini-vnaslidok-obstrilu-zaginuli-dvoe-pidlitkiv.html</text:a>
</text:p>
      <!--NEWS-->
      <text:h text:style-name="P10" text:outline-level="1">
<text:span text:style-name="T4">
Dnipro, Dnipropetrovska Oblast(14:24). Red Alert: aerial threat. Sirens sounding. Take cover ...</text:span>
</text:h>
      <text:p text:style-name="P4">
Authors: liveuamap (Language: en)</text:p>
      <text:p text:style-name="P4">
Time: 2023-04-16T08:25:00</text:p>
      <text:p text:style-name="P4">
Location: Dnipro (Latitude:48.4592 Longtitude:35.03869)</text:p>
      <text:p text:style-name="P4">
Videos: []</text:p>
      <text:p text:style-name="P4">
Images: []</text:p>
      <text:p text:style-name="P4">
Tags: ["Europe", "Central and Eastern Europe"]</text:p>
      <text:p text:style-name="P4">
ID: 22556569</text:p>
      <!--METADATA-->
      <text:p text:style-name="P4">
Dnipro, Dnipropetrovska Oblast(14:24). Red Alert: aerial threat. Sirenssounding. Take cover now!</text:p>
      <text:p text:style-name="P4">
News Collection Link: <text:a xlink:type="simple" xlink:href="https://liveuamap.com/en/2023/16-april-dnipro-dnipropetrovska-oblast1424-reg" text:style-name="Internet_20_link" text:visited-style-name="Visited_20_Internet_20_Link">
https://liveuamap.com/en/2023/16-april-dnipro-dnipropetrovska-oblast1424-reg</text:a>
</text:p>
      <text:p text:style-name="P4">
Source: <text:a xlink:type="simple" xlink:href="https://t.me/air_alert_ua/43143" text:style-name="Internet_20_link" text:visited-style-name="Visited_20_Internet_20_Link">
https://t.me/air_alert_ua/43143</text:a>
</text:p>
      <!--NEWS-->
      <text:h text:style-name="P10" text:outline-level="1">
<text:span text:style-name="T4">
За добу росіяни 70 разів обстріляли Херсонщину, двоє загиблих</text:span>
</text:h>
      <text:p text:style-name="P4">
Authors: Ukrinform (Person)</text:p>
      <text:p text:style-name="P4">
Publisher: Укринформ (Organization)</text:p>
      <text:p text:style-name="P4">
Published Time: 2023-04-16T08:33:00+03:00</text:p>
      <text:p text:style-name="P4">
Modified Time: 2023-04-16T08:33:00+03:00</text:p>
      <text:p text:style-name="P4">
Description: Минулої доби, 15 квітня, по Херсонській області російська армія здійснила 70 обстрілів, випустивши 419 снарядів. — Укрінформ.</text:p>
      <text:p text:style-name="P4">
Images: ["<text:a xlink:type="simple" xlink:href="https://static.ukrinform.com/photos/2022_10/thumb_files/630_360_1666685096-575.jpg" text:style-name="Internet_20_link" text:visited-style-name="Visited_20_Internet_20_Link">
630_360_16666...</text:a>
"]</text:p>
      <text:p text:style-name="P4">
Tags: ['Херсон', 'Обстріл', 'Загибель', 'Війна з росією']</text:p>
      <text:p text:style-name="P4">
Type: Article</text:p>
      <!--METADATA-->
      <text:p text:style-name="P4">
<draw:frame draw:style-name="fr1" draw:name="Image61" text:anchor-type="as-char" svg:width="6.9236in" svg:height="3.956343in" draw:z-index="0">
<draw:image xlink:href="../Images/yкринформ/2023-04-16T08-33-00-03-00/630_360_1666685096-575.jpg" xlink:type="simple" xlink:show="embed" xlink:actuate="onLoad" draw:mime-type="image/jpeg"/>
</draw:frame>
 Минулоїдоби, 15 квітня, по Херсонській області російська армія здійснила 70обстрілів, випустивши 419 снарядів.</text:p>
      <text:p text:style-name="P4">
Як передає Укрінформ, про це голова Херсонської обласної військовоїадміністрації Олександр Прокудін повідомив у <text:a xlink:type="simple" xlink:href="http://t.me/olexandrprokudin/291" text:style-name="Internet_20_link" text:visited-style-name="Visited_20_Internet_20_Link">
</text:a>
.</text:p>
      <text:p text:style-name="P4">
“За минулу добу противник здійснив 70 обстрілів, випустивши 419 снарядів зважкої артилерії, БПЛА та авіації”, - зазначив він.</text:p>
      <text:p text:style-name="P4">
Херсон армія рф обстріляла пʼять разів.</text:p>
      <text:p text:style-name="P4">
<text:span text:style-name="T4">
Читайте також:</text:span>
 <text:a xlink:type="simple" xlink:href="https://www.ukrinform.ua/rubric-regions/3696502-rosiani-minuloi-dobi-poranili-cotiroh-ziteliv-doneccini.html" text:style-name="Internet_20_link" text:visited-style-name="Visited_20_Internet_20_Link">
 </text:a>
</text:p>
      <text:p text:style-name="P4">
За словами Прокудіна, російські військові поцілили у житлові кварталинаселених пунктів області, територію школи та державної установи виконанняпокарань у <text:a xlink:type="simple" xlink:href="https://www.ukrinform.ua/tag-herson" text:style-name="Internet_20_link" text:visited-style-name="Visited_20_Internet_20_Link">
 </text:a>
 .</text:p>
      <text:p text:style-name="P4">
Через російську агресію дві людини загинули, ще двоє дістали поранення.</text:p>
      <text:p text:style-name="P4">
За минулу добу зі звільненої території області евакуювали 61 особу.</text:p>
      <text:p text:style-name="P4">
<text:span text:style-name="T4">
Читайте також:</text:span>
 <text:a xlink:type="simple" xlink:href="https://www.ukrinform.ua/rubric-ato/3696503-na-mikolaivsini-vnaslidok-obstrilu-zaginuli-dvoe-pidlitkiv.html" text:style-name="Internet_20_link" text:visited-style-name="Visited_20_Internet_20_Link">
 </text:a>
</text:p>
      <text:p text:style-name="P4">
Як повідомляв Укрінформ, 15 квітня у Херсоні внаслідок російського обстрілу <text:a xlink:type="simple" xlink:href="https://www.ukrinform.ua/rubric-regions/3696376-obstril-hersona-rosijski-snaradi-vpali-poblizu-osvitnogo-zakladu-zagibli-mati-i-donka.html" text:style-name="Internet_20_link" text:visited-style-name="Visited_20_Internet_20_Link">
</text:a>
 48-річнажінка та її 28-річна донька.</text:p>
      <text:p text:style-name="P4">
Source: <text:a xlink:type="simple" xlink:href="https://www.ukrinform.ua/rubric-regions/3696504-za-dobu-rosiani-70-raziv-obstrilali-hersonsinu-dvoe-zagiblih.html" text:style-name="Internet_20_link" text:visited-style-name="Visited_20_Internet_20_Link">
https://www.ukrinform.ua/rubric-regions/3696504-za-dobu-rosiani-70-raziv-obstrilali-hersonsinu-dvoe-zagiblih.html</text:a>
</text:p>
      <!--NEWS-->
      <text:h text:style-name="P10" text:outline-level="1">
<text:span text:style-name="T4">
Угорщина заборонила імпорт агропродукції з України</text:span>
</text:h>
      <text:p text:style-name="P4">
Authors: Ukrinform (Person)</text:p>
      <text:p text:style-name="P4">
Publisher: Укринформ (Organization)</text:p>
      <text:p text:style-name="P4">
Published Time: 2023-04-16T08:43:00+03:00</text:p>
      <text:p text:style-name="P4">
Modified Time: 2023-04-16T08:43:00+03:00</text:p>
      <text:p text:style-name="P4">
Description: Угорщина слідом за Польщею тимчасово ввела заборону на імпорт зерна та олійних культур з України. — Укрінформ.</text:p>
      <text:p text:style-name="P4">
Images: ["<text:a xlink:type="simple" xlink:href="https://static.ukrinform.com/photos/2022_07/thumb_files/630_360_1657886640-185.jpg" text:style-name="Internet_20_link" text:visited-style-name="Visited_20_Internet_20_Link">
630_360_16578...</text:a>
"]</text:p>
      <text:p text:style-name="P4">
Tags: ['Імпорт', 'Угорщина', 'Україна', 'Агропродукція']</text:p>
      <text:p text:style-name="P4">
Type: Article</text:p>
      <!--METADATA-->
      <text:p text:style-name="P4">
<draw:frame draw:style-name="fr1" draw:name="Image62" text:anchor-type="as-char" svg:width="6.9236in" svg:height="3.956343in" draw:z-index="0">
<draw:image xlink:href="../Images/yкринформ/2023-04-16T08-43-00-03-00/630_360_1657886640-185.jpg" xlink:type="simple" xlink:show="embed" xlink:actuate="onLoad" draw:mime-type="image/jpeg"/>
</draw:frame>
 Угорщинаслідом за Польщею тимчасово ввела заборону на імпорт зерна та олійних культурз України.</text:p>
      <text:p text:style-name="P4">
Як передає Укрінформ, про це повідомляє <text:a xlink:type="simple" xlink:href="http://www.dw.com/uk/ugorsina-slidom-za-polseu-zaboronila-import-agroprodukcii-z-ukraini/a-65336337" text:style-name="Internet_20_link" text:visited-style-name="Visited_20_Internet_20_Link">
 </text:a>
 зпосиланням на уряд Угорщини.</text:p>
      <text:p text:style-name="P4">
«Уряд прихильний до відстоювання інтересів угорської фермерської спільноти,тому за відсутності значущих заходів ЄС він тимчасово, подібно до Польщі,забороняє імпорт зерна та олійних культур, а також низки іншихсільськогосподарських продуктів з України до Угорщини», – заявив міністрсільського господарства Іштван Надь.</text:p>
      <text:p text:style-name="P4">
Він додав, що сільгоспвиробники в України використовують методи, якізаборонені в ЄС, що дає їм змогу уникати зайвих витрат і експортувати іекспортувати на європейський ринок велику кількість м’яса птиці, яєць і медуразом із зерновими та олійними культурами. Як наслідок, фермери ЦентральноїЄвропи не мають можливості продавати власну продукцію, зазначив Надь.</text:p>
      <text:p text:style-name="P4">
За даними Міністерства сільського господарства <text:a xlink:type="simple" xlink:href="https://www.ukrinform.ua/tag-ugorsina" text:style-name="Internet_20_link" text:visited-style-name="Visited_20_Internet_20_Link">
</text:a>
 , заборона на імпорт триватиме до 30червня цього року.</text:p>
      <text:p text:style-name="P4">
«Будапешт очікує, що до цього терміну ЄС перегляне тимчасове скасування мит наукраїнські товари і забезпечить справедливі ринкові умови для європейськогосільського господарства», – йдеться у повідомленні.</text:p>
      <text:p text:style-name="P4">
Як повідомляв Укрінформ, польські аграрії упродовж останніх кількох місяцівпроводили масові акції протесту, зокрема, виступаючи проти перевезення черезтериторію Польщі до третіх країн української агропродукції.</text:p>
      <text:p text:style-name="P4">
<text:span text:style-name="T4">
Читайте також:</text:span>
 <text:a xlink:type="simple" xlink:href="https://www.ukrinform.ua/rubric-polytics/3695899-u-mzs-ukraini-vidreaguvali-na-zaavu-orbana-sama-ugorsina-otrimue-cimali-grosi-vid-es.html" text:style-name="Internet_20_link" text:visited-style-name="Visited_20_Internet_20_Link">
 <text:span text:style-name="T4">
Угорщина</text:span>
 </text:a>
</text:p>
      <text:p text:style-name="P4">
Під тиском фермерів уряд Польщі звернувся до Єврокомісії про відмову віднульового мита на українську агропродукцію.</text:p>
      <text:p text:style-name="P4">
Утім, Єврокомісія не виконала головну вимогу польських аграріїв про введеннямита на українські товари сільськогосподарського призначення і продовжила щена рік, до 5 червня 2024 року, угоду про безмитне ввезення товарів з України.</text:p>
      <text:p text:style-name="P4">
Президент України Володимир Зеленський під час офіційного візиту до Польщі 5квітня обговорив це питання з прем'єр-міністром Польщі Матеушем Моравецьким.Після цього під час брифінгу для ЗМІ він заявив, що цю <text:a xlink:type="simple" xlink:href="https://www.ukrinform.ua/rubric-economy/3692141-problemi-polskih-fermeriv-zelenskij-zapevnae-so-pitanna-virisat-u-najblizci-dnitizni.html" text:style-name="Internet_20_link" text:visited-style-name="Visited_20_Internet_20_Link">
</text:a>
</text:p>
      <text:p text:style-name="P4">
<text:span text:style-name="T4">
Читайте також:</text:span>
 <text:a xlink:type="simple" xlink:href="https://www.ukrinform.ua/rubric-economy/3696364-solskij-pro-zupinku-eksportu-do-polsi-spodivaemosa-na-vreguluvanna-pitanna-nastupnogo-tizna.html" text:style-name="Internet_20_link" text:visited-style-name="Visited_20_Internet_20_Link">
 </text:a>
</text:p>
      <text:p text:style-name="P4">
Під час зустрічі 7 квітня на кордоні у Дорогуську з польським міністромРобертом Телусом міністр аграрної політики та продовольства України МиколаСольський заявив, що Україна призупинить до нового сезону експорт у Польщупшениці, кукурудзи, ріпаку і соняшнику.</text:p>
      <text:p text:style-name="P4">
15 квітня міністр сільського господарства і розвитку села Польщі Роберт Телусзаявив, що міністри сільського господарства України і Польщі Микола Сольськийі Роберт Телус підпишуть у понеділок, 17 квітня, у Польщі угоду про транзитукраїнського збіжжя через Польщу до третіх країн.</text:p>
      <text:p text:style-name="P4">
Source: <text:a xlink:type="simple" xlink:href="https://www.ukrinform.ua/rubric-economy/3696505-ugorsina-zaboronila-import-agroprodukcii-z-ukraini.html" text:style-name="Internet_20_link" text:visited-style-name="Visited_20_Internet_20_Link">
https://www.ukrinform.ua/rubric-economy/3696505-ugorsina-zaboronila-import-agroprodukcii-z-ukraini.html</text:a>
</text:p>
      <!--NEWS-->
      <text:h text:style-name="P10" text:outline-level="1">
<text:span text:style-name="T4">
У Слов’янську під завалами можуть перебувати чотири людини - рятувальники</text:span>
</text:h>
      <text:p text:style-name="P4">
Authors: Ukrinform (Person)</text:p>
      <text:p text:style-name="P4">
Publisher: Укринформ (Organization)</text:p>
      <text:p text:style-name="P4">
Published Time: 2023-04-16T08:59:44+03:00</text:p>
      <text:p text:style-name="P4">
Modified Time: 2023-04-16T08:59:44+03:00</text:p>
      <text:p text:style-name="P4">
Description: У Слов’янську Донецької області станом на 08:00 неділі, 16 квітня, на місці зруйнованого внаслідок ворожого обстрілу п'ятиповерхового будинку можуть перебувати ще чотири людини, аварійно-рятувальні роботи тривають. — Укрінформ.</text:p>
      <text:p text:style-name="P4">
Images: ["<text:a xlink:type="simple" xlink:href="https://static.ukrinform.com/photos/2023_04/thumb_files/630_360_1681624679-264.jpg" text:style-name="Internet_20_link" text:visited-style-name="Visited_20_Internet_20_Link">
630_360_16816...</text:a>
"]</text:p>
      <text:p text:style-name="P4">
Tags: ['ДСНС', "Слов'янськ", 'Війна з росією', 'Ракетний удар']</text:p>
      <text:p text:style-name="P4">
Type: Article</text:p>
      <!--METADATA-->
      <text:p text:style-name="P4">
<draw:frame draw:style-name="fr1" draw:name="Image63" text:anchor-type="as-char" svg:width="6.9236in" svg:height="3.956343in" draw:z-index="0">
<draw:image xlink:href="../Images/yкринформ/2023-04-16T08-59-44-03-00/630_360_1681624679-264.jpg" xlink:type="simple" xlink:show="embed" xlink:actuate="onLoad" draw:mime-type="image/jpeg"/>
</draw:frame>
 УСлов’янську Донецької області станом на 08:00 неділі, 16 квітня, на місцізруйнованого внаслідок ворожого обстрілу п'ятиповерхового будинку можутьперебувати ще чотири людини, аварійно-рятувальні роботи тривають.</text:p>
      <text:p text:style-name="P4">
Як передає Укрінформ, про це Державна служба з надзвичайних ситуаційповідомляє у <text:a xlink:type="simple" xlink:href="http://t.me/dsns_telegram/15919" text:style-name="Internet_20_link" text:visited-style-name="Visited_20_Internet_20_Link">
 </text:a>
 .</text:p>
      <text:p text:style-name="P4">
“Проведено розбір 107 тонн зруйнованих будівельних конструкцій, роботитривають”, - ідеться у повідомленні.</text:p>
      <text:p text:style-name="P4">
Двоє людей врятовані, тіла шести підняли з-під завалів.</text:p>
      <text:p text:style-name="P4">
Загалом внаслідок масованого удару російської армії 11 людей загинули, 22дістали поранення.</text:p>
      <text:p text:style-name="P4">
<text:span text:style-name="T4">
Читайте також:</text:span>
 <text:a xlink:type="simple" xlink:href="https://www.ukrinform.ua/rubric-regions/3696031-u-slovansku-zpid-zavaliv-uratuvali-ditinu.html" text:style-name="Internet_20_link" text:visited-style-name="Visited_20_Internet_20_Link">
 <text:span text:style-name="T4">
Слов</text:span>
 <text:span text:style-name="T4">
янськ</text:span>
 </text:a>
</text:p>
      <text:p text:style-name="P4">
Як повідомляв Укрінформ, 14 квітня близько 16-ї години росіяни атакували <text:a xlink:type="simple" xlink:href="https://www.ukrinform.ua/rubric-ato/3695978-vorog-vluciv-u-tri-patipoverhivki-slovanska-vidomo-zagiblogo-i-sistoh-poranenih.html" text:style-name="Internet_20_link" text:visited-style-name="Visited_20_Internet_20_Link">
</text:a>
 ракетамиС300, спрямувавши їх одразу на кілька житлових кварталів.</text:p>
      <text:p text:style-name="P4">
<text:span text:style-name="T5">
Фото: ДСНС</text:span>
</text:p>
      <text:p text:style-name="P4">
Source: <text:a xlink:type="simple" xlink:href="https://www.ukrinform.ua/rubric-regions/3696509-u-slovansku-pid-zavalami-mozut-perebuvati-cotiri-ludini-ratuvalniki.html" text:style-name="Internet_20_link" text:visited-style-name="Visited_20_Internet_20_Link">
https://www.ukrinform.ua/rubric-regions/3696509-u-slovansku-pid-zavalami-mozut-perebuvati-cotiri-ludini-ratuvalniki.html</text:a>
</text:p>
      <!--NEWS-->
      <text:h text:style-name="P10" text:outline-level="1">
<text:span text:style-name="T4">
Пам’яті офіцера поліції Ірини Гордієвич</text:span>
</text:h>
      <text:p text:style-name="P4">
Authors: Ukrinform (Person)</text:p>
      <text:p text:style-name="P4">
Publisher: Укринформ (Organization)</text:p>
      <text:p text:style-name="P4">
Published Time: 2023-04-16T09:00:00+03:00</text:p>
      <text:p text:style-name="P4">
Modified Time: 2023-04-16T09:00:00+03:00</text:p>
      <text:p text:style-name="P4">
Description: Вона загинула у перший же день повномасштабного російського вторгнення у місті з такою багатообіцяючою назвою – Щастя... — Укрінформ.</text:p>
      <text:p text:style-name="P4">
Images: ["<text:a xlink:type="simple" xlink:href="https://static.ukrinform.com/photos/2023_04/thumb_files/630_360_1681196925-721.jpg" text:style-name="Internet_20_link" text:visited-style-name="Visited_20_Internet_20_Link">
630_360_16811...</text:a>
", "<text:a xlink:type="simple" xlink:href="https://static.ukrinform.com/photos/2023_04/1681196922-980.jpg" text:style-name="Internet_20_link" text:visited-style-name="Visited_20_Internet_20_Link">
1681196922-98...</text:a>
", "<text:a xlink:type="simple" xlink:href="https://static.ukrinform.com/photos/2023_04/1681198304-654.jpeg" text:style-name="Internet_20_link" text:visited-style-name="Visited_20_Internet_20_Link">
1681198304-65...</text:a>
", "<text:a xlink:type="simple" xlink:href="https://static.ukrinform.com/photos/2023_04/1681196923-496.jpg" text:style-name="Internet_20_link" text:visited-style-name="Visited_20_Internet_20_Link">
1681196923-49...</text:a>
", "<text:a xlink:type="simple" xlink:href="https://static.ukrinform.com/photos/2023_04/1681196923-512.jpg" text:style-name="Internet_20_link" text:visited-style-name="Visited_20_Internet_20_Link">
1681196923-51...</text:a>
", "<text:a xlink:type="simple" xlink:href="https://static.ukrinform.com/photos/2023_04/1681196923-852.jpg" text:style-name="Internet_20_link" text:visited-style-name="Visited_20_Internet_20_Link">
1681196923-85...</text:a>
", "<text:a xlink:type="simple" xlink:href="https://static.ukrinform.com/photos/2023_04/1681196924-719.jpg" text:style-name="Internet_20_link" text:visited-style-name="Visited_20_Internet_20_Link">
1681196924-71...</text:a>
", "<text:a xlink:type="simple" xlink:href="https://static.ukrinform.com/photos/2023_04/1681198500-633.jpeg" text:style-name="Internet_20_link" text:visited-style-name="Visited_20_Internet_20_Link">
1681198500-63...</text:a>
", "<text:a xlink:type="simple" xlink:href="https://static.ukrinform.com/photos/2023_04/1681196924-884.jpg" text:style-name="Internet_20_link" text:visited-style-name="Visited_20_Internet_20_Link">
1681196924-88...</text:a>
", "<text:a xlink:type="simple" xlink:href="https://static.ukrinform.com/photos/2023_04/1681198527-283.jpg" text:style-name="Internet_20_link" text:visited-style-name="Visited_20_Internet_20_Link">
1681198527-28...</text:a>
"]</text:p>
      <text:p text:style-name="P4">
Tags: ["Пам'ять", 'Війна з росією', '#stoprussia']</text:p>
      <text:p text:style-name="P4">
Type: Article</text:p>
      <!--METADATA-->
      <text:p text:style-name="P4">
<draw:frame draw:style-name="fr1" draw:name="Image64" text:anchor-type="as-char" svg:width="6.9236in" svg:height="3.956343in" draw:z-index="0">
<draw:image xlink:href="../Images/yкринформ/2023-04-16T09-00-00-03-00/630_360_1681196925-721.jpg" xlink:type="simple" xlink:show="embed" xlink:actuate="onLoad" draw:mime-type="image/jpeg"/>
</draw:frame>
 Воназагинула у перший же день повномасштабного російського вторгнення у місті зтакою багатообіцяючою назвою – Щастя...</text:p>
      <text:p text:style-name="P4">
Для багатьох її знайомих є загадкою, як така непересічна жінка моглаприєднатися до поліцейського батальйону «Луганськ-1». Слід уточнити, що цейбатальйон був не простим патрульним, а єдиним, який ніс службу на «нулі»,тобто на самісінькій «лінії розмежування»: ось наші, на лівому березі Дінця, аза рікою, на підвищенні – «сєпари». Траплялись достатньо часто і артилерійськіобстріли, і мінування, і спроби ДРГ прорватися на підконтрольну територію. Оту цьому батальйоні і служила з 2014 по 2022 роки Ірина Гордієвич.</text:p>
      <text:p text:style-name="P4">
<draw:frame draw:style-name="fr1" draw:name="Image65" text:anchor-type="as-char" svg:width="6.9236in" svg:height="4.615733in" draw:z-index="0">
<draw:image xlink:href="../Images/yкринформ/2023-04-16T09-00-00-03-00/1681196922-980.jpg" xlink:type="simple" xlink:show="embed" xlink:actuate="onLoad" draw:mime-type="image/jpeg"/>
</draw:frame>
</text:p>
      <text:p text:style-name="P4">
Вона народилася, мабуть, у найромантичнішому куточку Карпат – у Косові. Післязакінчення школи продовжила навчання у Чернівецькому університеті. Хтось можеподумати, що сама атмосфера «бандерівського» краю підштовхнула Ірину до такоїрадикальної зміни в житті. Але – ні. Вона жила у Греції, була одружена і маласина, на грецький манер названого Александрос. Досконало володіла кількомаіноземними мовами.</text:p>
      <text:p text:style-name="P4">
<draw:frame draw:style-name="fr1" draw:name="Image66" text:anchor-type="as-char" svg:width="6.9236in" svg:height="7.72867in" draw:z-index="0">
<draw:image xlink:href="../Images/yкринформ/2023-04-16T09-00-00-03-00/1681198304-654.jpeg" xlink:type="simple" xlink:show="embed" xlink:actuate="onLoad" draw:mime-type="image/jpeg"/>
</draw:frame>
</text:p>
      <text:p text:style-name="P4">
Коли почалася Революція Гідності, Ірина змінила комфортне життя намайданівський намет. А з початком війни записалася до поліцейського батальйону«Чернівці».</text:p>
      <text:p text:style-name="P4">
<draw:frame draw:style-name="fr1" draw:name="Image67" text:anchor-type="as-char" svg:width="6.9236in" svg:height="6.154311in" draw:z-index="0">
<draw:image xlink:href="../Images/yкринформ/2023-04-16T09-00-00-03-00/1681196923-496.jpg" xlink:type="simple" xlink:show="embed" xlink:actuate="onLoad" draw:mime-type="image/jpeg"/>
</draw:frame>
</text:p>
      <text:p text:style-name="P4">
– У батальйоні я побачив Ірину з перших днів, щойно вони приїхали з Чернівців.Там формували свій окремий батальйон, але людей не вистачало, і їх завели до«Луганська-1», – згадує підполковник Олександр Твердохліб. Після загибеліпершого командира Сергія Губанова у травні 2020-го він прийняв командуваннябатальйоном. Сьогодні Олександр – командир штурмового полку бригади «Лють».</text:p>
      <text:p text:style-name="P4">
<draw:frame draw:style-name="fr1" draw:name="Image68" text:anchor-type="as-char" svg:width="6.9236in" svg:height="5.1927in" draw:z-index="0">
<draw:image xlink:href="../Images/yкринформ/2023-04-16T09-00-00-03-00/1681196923-512.jpg" xlink:type="simple" xlink:show="embed" xlink:actuate="onLoad" draw:mime-type="image/jpeg"/>
</draw:frame>
</text:p>
      <text:p text:style-name="P4">
– Це був кінець 2014-го року. Ірина відразу продемонструвала такий… чоловічийхарактер. Вона не цуралась ніякої чоловічої роботи. Пости, блокпости, патрулінічним прифронтовим містом… У селі Кримському вона провоювала майже рік підпостійними артобстрілами. Який у неї був позивний? Не пам’ятаю. Пам’ятаю лиш,що всі звали її Ірен. До призначення мене командиром ми нечасто перетиналися –у мене була інша рота. Потім бачились частіше. Потужні обстріли Щастя почалися16 лютого, ми вже були без світла, без води. Посилювали патрулювання – впринципі, ми чогось такого чекали. І коли ми на своїх камерах спостереженняпомітили, що вони заїхали на міст через Сіверський Донець, було введено в діюплан – куди ми відходимо разом із військовими, де ми вибудовуємо лініюоборони. Ми почали відходити з бази, оскільки вона знаходилась дуже близько домосту.</text:p>
      <text:p text:style-name="P4">
<draw:frame draw:style-name="fr1" draw:name="Image69" text:anchor-type="as-char" svg:width="6.9236in" svg:height="4.615733in" draw:z-index="0">
<draw:image xlink:href="../Images/yкринформ/2023-04-16T09-00-00-03-00/1681196923-852.jpg" xlink:type="simple" xlink:show="embed" xlink:actuate="onLoad" draw:mime-type="image/jpeg"/>
</draw:frame>
</text:p>
      <text:p text:style-name="P4">
…Про загибель старшого лейтенанта поліції Ірини Гордієвич розповідають по-різному, адже перший день нашестя відзначався суцільним сум’яттям. За однієюверсією, її «просто» вбило розривом снаряду. За іншою – вона опинилась уворожому оточенні в приміщенні поліцейського відділку міста. Від неї вимагализдатись, а коли вона відмовилася – закидали гранатами. Що характерно,більшість із тих, хто її знав, погоджуються з цим, бо така рішучість цілкомвідповідала стилю її життя… І смерті.</text:p>
      <text:p text:style-name="P4">
На чому всі сходяться – що тіло її розшукали, коли наші на короткий часповернулися до Щастя, і передали до моргу. Але вже наступного дня росіяниповернулись і вивезли його до Луганська. Мабуть, відчували сакральну цінність…знахідки.</text:p>
      <text:p text:style-name="P4">
– Потім, коли вороги віддали тіло в кінці минулого року, наші фахівці провелиекспертизу. Це була вона, – підсумував командир.</text:p>
      <text:p text:style-name="P4">
Валентин Ткалич знав Ірину краще. У батальйоні підполковник був кимось накшталт пресофіцера, хоча, як і всі, чергував на блокпостах, ходив з нічнимипатрулями і навіть виїжджав на «полювання» з протидиверсійним підрозділом. Якочільник пресслужби він часто представляв Ірину різним знімальним групам(жінка на війні, тим більше така красива й освічена – ласий шмат дляжурналістів; до того ж вона за короткий термін пройшла кар’єрний шлях відрядового бійця до старшого лейтенанта). Перше, про що він згадав – це про її…кулінарні здібності.</text:p>
      <text:p text:style-name="P4">
<draw:frame draw:style-name="fr1" draw:name="Image70" text:anchor-type="as-char" svg:width="6.9236in" svg:height="4.58368in" draw:z-index="0">
<draw:image xlink:href="../Images/yкринформ/2023-04-16T09-00-00-03-00/1681196924-719.jpg" xlink:type="simple" xlink:show="embed" xlink:actuate="onLoad" draw:mime-type="image/jpeg"/>
</draw:frame>
</text:p>
      <text:p text:style-name="P4">
"У 16-му році, «завдяки» обласному начальству, батальйон залишився безпродовольчого забезпечення. То Ірині довелося згадати свої кулінарніздібності, набуті за кордоном. Вона готувала настільки по-європейські вишуканістрави, що ніхто не міг збагнути, що ми їмо. Колектив чоловічий, а вонапримудрялась перебувати на межі: і бути своєю для чоловіків, і в той же часзалишатись жінкою. Причому вона не була брутальною, адже часто трапляється утаких ситуаціях, що жінки приміряють на себе чоловічий образ. Ні. Вона булажінкою – і була своєю. І ще цікаво: в неї було відчуття прекрасного. Вонатягнулася до чогось такого… гарного. Полюбляла фотографії. Коли зацвіталимаки, вона за першої нагоди виїжджала в поле. Там, під Щастям, тоді багато їхцвіло в степу"…</text:p>
      <text:p text:style-name="P4">
<draw:frame draw:style-name="fr1" draw:name="Image71" text:anchor-type="as-char" svg:width="6.9236in" svg:height="4.636562in" draw:z-index="0">
<draw:image xlink:href="../Images/yкринформ/2023-04-16T09-00-00-03-00/1681198500-633.jpeg" xlink:type="simple" xlink:show="embed" xlink:actuate="onLoad" draw:mime-type="image/jpeg"/>
</draw:frame>
</text:p>
      <text:p text:style-name="P4">
Ткалич знав, що Ірина мала намір продовжувати службу.</text:p>
      <text:p text:style-name="P4">
– Були люди, які після того, як закінчувався напряг – а вони приходили зарадинього, щоб повоювати – звільнялись. Не хотіли виконувати буденну роботу «черездень на ремень». А вона для себе визначилась: буде служити.</text:p>
      <text:p text:style-name="P4">
<draw:frame draw:style-name="fr1" draw:name="Image72" text:anchor-type="as-char" svg:width="6.9236in" svg:height="4.58368in" draw:z-index="0">
<draw:image xlink:href="../Images/yкринформ/2023-04-16T09-00-00-03-00/1681196924-884.jpg" xlink:type="simple" xlink:show="embed" xlink:actuate="onLoad" draw:mime-type="image/jpeg"/>
</draw:frame>
</text:p>
      <text:p text:style-name="P4">
Тут слід зазначити, що така жінка не могла не мати амбіцій. Вона, вжеперебуваючи на війні, вступила на юридичний факультет – сподівалась згодомпотрапити на роботу в Інтерпол (знання англійської стало би в нагоді).</text:p>
      <text:p text:style-name="P4">
– Якось до мене звернулась телекомпанія. Їм треба було репортаж зробити, і я зними поїхав. Забрали їх на блокпосту. Приїхали в Старий Айдар, почали знімати.І тут підбігають якісь солдати – побачили, що ми там знімаємо, підбігли йпочали нас класти на землю. Конкретної роботи в них тоді не було, і вонизнайшли собі забаву... Я кажу: «Ми зі зброєю, ви зі зброєю. Ми поліцейські, ви– військові»… Чим би все скінчилось, невідомо, та їй вдалось розрулитиконфлікт. Зуміла знайти потрібні слова. Останній раз я її бачив у 2019 році навиборах. Вона чергувала на мосту. Поговорили про життя, про плани на майбутнє.Вірю, що вона не здалася – це перше. А по-друге – не злякалась. Не знаю, яквсе сталося. Кажуть, вона охороняла відділення. Там її й убили.</text:p>
      <text:p text:style-name="P4">
<draw:frame draw:style-name="fr1" draw:name="Image73" text:anchor-type="as-char" svg:width="6.9236in" svg:height="5.184046in" draw:z-index="0">
<draw:image xlink:href="../Images/yкринформ/2023-04-16T09-00-00-03-00/1681198527-283.jpg" xlink:type="simple" xlink:show="embed" xlink:actuate="onLoad" draw:mime-type="image/jpeg"/>
</draw:frame>
</text:p>
      <text:p text:style-name="P4">
<text:span text:style-name="T5">
Фото: Молодий буковинець</text:span>
</text:p>
      <text:p text:style-name="P4">
…Старшого лейтенанта Ірину Гордієвич урочисто поховали на Центральномуцвинтарі Чернівців – Годилові.</text:p>
      <text:p text:style-name="P4">
У неї залишились син Александрос, мати й сестра.</text:p>
      <text:p text:style-name="P4">
<text:span text:style-name="T5">
Фото: Валентина Ткалича і з сайту ГУ Національної поліції України вЛуганській області</text:span>
</text:p>
      <text:p text:style-name="P4">
Source: <text:a xlink:type="simple" xlink:href="https://www.ukrinform.ua/rubric-ato/3694278-pamati-oficera-policii-irini-gordievic.html" text:style-name="Internet_20_link" text:visited-style-name="Visited_20_Internet_20_Link">
https://www.ukrinform.ua/rubric-ato/3694278-pamati-oficera-policii-irini-gordievic.html</text:a>
</text:p>
      <!--NEWS-->
      <text:h text:style-name="P10" text:outline-level="1">
<text:span text:style-name="T4">
Залужний у Великдень: Україна в єдності здолає ворога</text:span>
</text:h>
      <text:p text:style-name="P4">
Authors: Ukrinform (Person)</text:p>
      <text:p text:style-name="P4">
Publisher: Укринформ (Organization)</text:p>
      <text:p text:style-name="P4">
Published Time: 2023-04-16T09:17:38+03:00</text:p>
      <text:p text:style-name="P4">
Modified Time: 2023-04-16T09:17:38+03:00</text:p>
      <text:p text:style-name="P4">
Description: Головнокомандувач Збройних сил України Валерій Залужний привітав українців з Великоднем і наголосив, що разом, у єдності, ворог буде подоланий. — Укрінформ.</text:p>
      <text:p text:style-name="P4">
Images: ["<text:a xlink:type="simple" xlink:href="https://static.ukrinform.com/photos/2022_08/thumb_files/630_360_1659877197-816.jpeg" text:style-name="Internet_20_link" text:visited-style-name="Visited_20_Internet_20_Link">
630_360_16598...</text:a>
"]</text:p>
      <text:p text:style-name="P4">
Tags: ['Великдень', 'ЗСУ', 'Валерій Залужний']</text:p>
      <text:p text:style-name="P4">
Type: Article</text:p>
      <!--METADATA-->
      <text:p text:style-name="P4">
<draw:frame draw:style-name="fr1" draw:name="Image74" text:anchor-type="as-char" svg:width="6.9236in" svg:height="3.956343in" draw:z-index="0">
<draw:image xlink:href="../Images/yкринформ/2023-04-16T09-17-38-03-00/630_360_1659877197-816.jpeg" xlink:type="simple" xlink:show="embed" xlink:actuate="onLoad" draw:mime-type="image/jpeg"/>
</draw:frame>
Головнокомандувач Збройних сил України Валерій Залужний привітав українців зВеликоднем і наголосив, що разом, у єдності, ворог буде подоланий.</text:p>
      <text:p text:style-name="P4">
Як передає Укрінформ, про це він написав у <text:a xlink:type="simple" xlink:href="https://t.me/CinCAFU/478" text:style-name="Internet_20_link" text:visited-style-name="Visited_20_Internet_20_Link">
 </text:a>
</text:p>
      <text:p text:style-name="P4">
"Вітаю всіх, хто в цей день тримає оборону в окопах. Перебуває в бліндажах.Веде розвідку. Несе бойове чергування. Допомагає армії", - наголосив Залужний.</text:p>
      <text:p text:style-name="P4">
<text:span text:style-name="T4">
Читайте також:</text:span>
 <text:a xlink:type="simple" xlink:href="https://www.ukrinform.ua/rubric-society/3696501-zelenskij-privitav-ukrainciv-iz-velikodnem-poperedu-ci-ne-najvazca-z-versin-mi-podolaemo-ii.html" text:style-name="Internet_20_link" text:visited-style-name="Visited_20_Internet_20_Link">
 <text:span text:style-name="T4">
Зеленськ</text:span>
 </text:a>
</text:p>
      <text:p text:style-name="P4">
Головнокомандувач ЗСУ привітав всіх, хто наближає перемогу. "Вітаю весьукраїнський народ з Величним святом - Воскресіння Христового Великдень - цесвято великої надії. Надії, яка принесе нам мир. Вірю, що разом, у єдності, миподолаємо ворога", - заявив він та побажав усім сили і натхнення у боротьбі заправду і свободу.</text:p>
      <text:p text:style-name="P4">
Як повідомлялося, цьогоріч 16 квітня християни східного обряду відзначаютьнайвеличніше свято – Світле Христове Воскресіння або <text:a xlink:type="simple" xlink:href="https://www.ukrinform.ua/tag-velikden" text:style-name="Internet_20_link" text:visited-style-name="Visited_20_Internet_20_Link">
</text:a>
 .</text:p>
      <text:p text:style-name="P4">
Source: <text:a xlink:type="simple" xlink:href="https://www.ukrinform.ua/rubric-society/3696515-zaluznij-u-velikden-ukraina-v-ednosti-zdolae-voroga.html" text:style-name="Internet_20_link" text:visited-style-name="Visited_20_Internet_20_Link">
https://www.ukrinform.ua/rubric-society/3696515-zaluznij-u-velikden-ukraina-v-ednosti-zdolae-voroga.html</text:a>
</text:p>
      <!--NEWS-->
      <text:h text:style-name="P10" text:outline-level="1">
<text:span text:style-name="T4">
Сила зла є тимчасовою: Епіфаній привітав українців з Великоднем</text:span>
</text:h>
      <text:p text:style-name="P4">
Authors: Ukrinform (Person)</text:p>
      <text:p text:style-name="P4">
Publisher: Укринформ (Organization)</text:p>
      <text:p text:style-name="P4">
Published Time: 2023-04-16T09:18:45+03:00</text:p>
      <text:p text:style-name="P4">
Modified Time: 2023-04-16T09:18:45+03:00</text:p>
      <text:p text:style-name="P4">
Description: Великдень є свідченням про тимчасовість зла, тому віра в перемогу життя допомагає боротися за правду і добро навіть тоді, коли ця боротьба надзвичайно важка. — Укрінформ.</text:p>
      <text:p text:style-name="P4">
Images: ["<text:a xlink:type="simple" xlink:href="https://static.ukrinform.com/photos/2023_02/thumb_files/630_360_1675425238-402.jpg" text:style-name="Internet_20_link" text:visited-style-name="Visited_20_Internet_20_Link">
630_360_16754...</text:a>
"]</text:p>
      <text:p text:style-name="P4">
Tags: ['Україна', 'Великдень', 'Епіфаній']</text:p>
      <text:p text:style-name="P4">
Type: Article</text:p>
      <!--METADATA-->
      <text:p text:style-name="P4">
<draw:frame draw:style-name="fr1" draw:name="Image75" text:anchor-type="as-char" svg:width="6.9236in" svg:height="3.956343in" draw:z-index="0">
<draw:image xlink:href="../Images/yкринформ/2023-04-16T09-18-45-03-00/630_360_1675425238-402.jpg" xlink:type="simple" xlink:show="embed" xlink:actuate="onLoad" draw:mime-type="image/jpeg"/>
</draw:frame>
 Великденьє свідченням про тимчасовість зла, тому віра в перемогу життя допомагаєборотися за правду і добро навіть тоді, коли ця боротьба надзвичайно важка.</text:p>
      <text:p text:style-name="P4">
На цьому наголосив Предстоятель Православної церкви України, митрополитЕпіфаній під час свого привітання з Великоднем, опублікованим на <text:a xlink:type="simple" xlink:href="http://www.youtube.com/watch" text:style-name="Internet_20_link" text:visited-style-name="Visited_20_Internet_20_Link">
</text:a>
</text:p>
      <text:p text:style-name="P4">
«Великдень - свято свідчення, що сила зла є тимчасовою, а перемога правди ідобра - вічні. Христос воскрес і знищив темряву. Христос воскрес і подолавсмерть. Христос воскрес і дарував кожному надію на життя вічне. І наша віра вперемогу життя допомагає нам боротися за правду і добро навіть тоді, коли цяборотьба надзвичайно важка», - сказав він.</text:p>
      <text:p text:style-name="P4">
Епіфаній привітав захисників України, звитяжних воїнів, та побажав допомогиГосподньої усім українцям у боротьбі за правду.</text:p>
      <text:p text:style-name="P4">
«Нехай Господь допомагає всім нам у боротьбі за правду та благословитьперемогою», - підкреслив він.</text:p>
      <text:p text:style-name="P4">
Митрополит зауважив, що таке усвідомлення <text:a xlink:type="simple" xlink:href="https://www.ukrinform.ua/tag-velikden" text:style-name="Internet_20_link" text:visited-style-name="Visited_20_Internet_20_Link">
 </text:a>
 допоможе зміцнити волю та незламність, а також надихнути навідновлення України, на захист свободи, незалежності та утвердження правди.</text:p>
      <text:p text:style-name="P4">
<text:span text:style-name="T4">
Читайте також:</text:span>
 <text:a xlink:type="simple" xlink:href="https://www.ukrinform.ua/rubric-society/3696467-u-mihajlivskomu-sobori-velikodne-bogosluzinna-pcu.html" text:style-name="Internet_20_link" text:visited-style-name="Visited_20_Internet_20_Link">
 </text:a>
</text:p>
      <text:p text:style-name="P4">
Як повідомлялося, цьогоріч 16 квітня християни східного обряду відзначаютьнайвеличніше свято – Світле Христове Воскресіння.</text:p>
      <text:p text:style-name="P4">
Source: <text:a xlink:type="simple" xlink:href="https://www.ukrinform.ua/rubric-society/3696517-sila-zla-e-timcasovou-epifanij-privitav-ukrainciv-z-velikodnem.html" text:style-name="Internet_20_link" text:visited-style-name="Visited_20_Internet_20_Link">
https://www.ukrinform.ua/rubric-society/3696517-sila-zla-e-timcasovou-epifanij-privitav-ukrainciv-z-velikodnem.html</text:a>
</text:p>
      <!--NEWS-->
      <text:h text:style-name="P10" text:outline-level="1">
<text:span text:style-name="T4">
У Судані кількість жертв сутичок зросла до 56, поранених - понад пів тисячі</text:span>
</text:h>
      <text:p text:style-name="P4">
Authors: Ukrinform (Person)</text:p>
      <text:p text:style-name="P4">
Publisher: Укринформ (Organization)</text:p>
      <text:p text:style-name="P4">
Published Time: 2023-04-16T09:26:00+03:00</text:p>
      <text:p text:style-name="P4">
Modified Time: 2023-04-16T09:26:00+03:00</text:p>
      <text:p text:style-name="P4">
Description: У сутичках між збройними силами та воєнізованими силами швидкої підтримки Судану (RSF) загибли щонайменше 56 людей, 595 осіб було зазнали поранень. — Укрінформ.</text:p>
      <text:p text:style-name="P4">
Images: ["<text:a xlink:type="simple" xlink:href="https://static.ukrinform.com/photos/2019_04/thumb_files/630_360_1555141668-170.jpg" text:style-name="Internet_20_link" text:visited-style-name="Visited_20_Internet_20_Link">
630_360_15551...</text:a>
"]</text:p>
      <text:p text:style-name="P4">
Tags: ['Судан', 'Загибель', 'Сутички']</text:p>
      <text:p text:style-name="P4">
Type: Article</text:p>
      <!--METADATA-->
      <text:p text:style-name="P4">
<draw:frame draw:style-name="fr1" draw:name="Image76" text:anchor-type="as-char" svg:width="6.9236in" svg:height="3.956343in" draw:z-index="0">
<draw:image xlink:href="../Images/yкринформ/2023-04-16T09-26-00-03-00/630_360_1555141668-170.jpg" xlink:type="simple" xlink:show="embed" xlink:actuate="onLoad" draw:mime-type="image/jpeg"/>
</draw:frame>
 У сутичкахміж збройними силами та воєнізованими силами швидкої підтримки Судану (RSF)загибли щонайменше 56 людей, 595 осіб було зазнали поранень.</text:p>
      <text:p text:style-name="P4">
Як передає Укрінформ, про це повідомляє <text:a xlink:type="simple" xlink:href="https://www.reuters.com/world/africa/sudan-military-rivals-fight-power-killing-least-25-2023-04-16/" text:style-name="Internet_20_link" text:visited-style-name="Visited_20_Internet_20_Link">
</text:a>
 .</text:p>
      <text:p text:style-name="P4">
Наприкінці дня у суботу, 15 квітня, збройні сили Судану завдали авіаудару побазі Сил швидкої підтримки (RSF) поблизу столиці у спробах відновити контрольнад країною.</text:p>
      <text:p text:style-name="P4">
Військові Судану та RSF змагаються за владу, у той час як політичні фракціїведуть переговори про формування перехідного уряду після військовогоперевороту 2021 року.</text:p>
      <text:p text:style-name="P4">
<text:span text:style-name="T4">
Читайте також:</text:span>
 <text:a xlink:type="simple" xlink:href="https://www.ukrinform.ua/rubric-society/3696434-u-mzs-sprostuvali-informaciu-pro-zahoplenna-ukrainskih-zarucnikiv-u-sudani.html" text:style-name="Internet_20_link" text:visited-style-name="Visited_20_Internet_20_Link">
 <text:span text:style-name="T4">
Судан</text:span>
 </text:a>
</text:p>
      <text:p text:style-name="P4">
Рано вранці у неділю очевидці почули звук важкої артилерії, яка стріляла постолиці Судану Хартуму, містах Омдурману та прилеглому регіону Бахрі.Стрілянина також відбувалася у місті Порт-Судан на Червоному морі, де ранішене повідомлялося про бої.</text:p>
      <text:p text:style-name="P4">
За інформацією профспілки лікарів Судану, щонайменше 56 мирних жителів <text:a xlink:type="simple" xlink:href="https://www.ukrinform.ua/tag-zagibel" text:style-name="Internet_20_link" text:visited-style-name="Visited_20_Internet_20_Link">
</text:a>
 і 595 людей, у тому числі учасникибойових дій, отримали поранення після початку бойових дій у суботу.</text:p>
      <text:p text:style-name="P4">
Зазначається, що десятки військовослужбовців також були вбиті, але точнакількість загиблих не вказується.</text:p>
      <text:p text:style-name="P4">
RSF стверджували, що захопили президентський палац, резиденціюголовнокомандувача армії, державну телестанцію та аеропорти в Хартумі, Мерове,Ель-Фаширі та штаті Західний Дарфур. В армії ці твердження відкинули.</text:p>
      <text:p text:style-name="P4">
<text:span text:style-name="T4">
Читайте також:</text:span>
 <text:a xlink:type="simple" xlink:href="https://www.ukrinform.ua/rubric-world/3696462-gensek-oon-zasudzue-bojovi-dii-v-sudani.html" text:style-name="Internet_20_link" text:visited-style-name="Visited_20_Internet_20_Link">
 <text:span text:style-name="T4">
Судан</text:span>
 </text:a>
</text:p>
      <text:p text:style-name="P4">
Військово-повітряні сили Судану наказали людям залишатися вдома, поки вонипроводили так звану аерофотозйомку діяльності RSF. У неділю в штаті Хартумбуло оголошено вихідний, через що закрили школи, банки та держустанови.</text:p>
      <text:p text:style-name="P4">
Як повідомлялося, 15 квітня після кількох днів напруженості між армією Суданута Силами швидкого реагування (RSF) в Хартумі пролунали вибухи й стрілянина.Суперечка зосереджена навколо запропонованого переходу країни до цивільногоправління.</text:p>
      <text:p text:style-name="P4">
Source: <text:a xlink:type="simple" xlink:href="https://www.ukrinform.ua/rubric-world/3696525-u-sudani-kilkist-zertv-suticok-zrosla-do-56-poranenih-ponad-piv-tisaci.html" text:style-name="Internet_20_link" text:visited-style-name="Visited_20_Internet_20_Link">
https://www.ukrinform.ua/rubric-world/3696525-u-sudani-kilkist-zertv-suticok-zrosla-do-56-poranenih-ponad-piv-tisaci.html</text:a>
</text:p>
      <!--NEWS-->
      <text:h text:style-name="P10" text:outline-level="1">
<text:span text:style-name="T4">
Poltavska Oblast, Zaporizka Oblast, Donetsk Oblast(15:32). Red Alert: aerial threat. Sirens s...</text:span>
</text:h>
      <text:p text:style-name="P4">
Authors: liveuamap (Language: en)</text:p>
      <text:p text:style-name="P4">
Time: 2023-04-16T09:33:00</text:p>
      <text:p text:style-name="P4">
Location: Poltavska Oblast (Latitude:49.47705000 Longtitude:33.81866000)</text:p>
      <text:p text:style-name="P4">
Videos: []</text:p>
      <text:p text:style-name="P4">
Images: []</text:p>
      <text:p text:style-name="P4">
Tags: ["Europe", "Central and Eastern Europe"]</text:p>
      <text:p text:style-name="P4">
ID: 22556570</text:p>
      <!--METADATA-->
      <text:p text:style-name="P4">
Poltavska Oblast, Zaporizka Oblast, Donetsk Oblast(15:32). Red Alert: aerialthreat. Sirens sounding. Take cover now!</text:p>
      <text:p text:style-name="P4">
News Collection Link: <text:a xlink:type="simple" xlink:href="https://liveuamap.com/en/2023/16-april-poltavska-oblast-zaporizka-oblast-dog" text:style-name="Internet_20_link" text:visited-style-name="Visited_20_Internet_20_Link">
https://liveuamap.com/en/2023/16-april-poltavska-oblast-zaporizka-oblast-dog</text:a>
</text:p>
      <text:p text:style-name="P4">
Source: <text:a xlink:type="simple" xlink:href="https://t.me/air_alert_ua/43150" text:style-name="Internet_20_link" text:visited-style-name="Visited_20_Internet_20_Link">
https://t.me/air_alert_ua/43150</text:a>
</text:p>
      <!--NEWS-->
      <text:h text:style-name="P10" text:outline-level="1">
<text:span text:style-name="T4">
Kharkiv, Kharkivska Oblast, Sumska Oblast, Dnipro, Dnipropetrovska Oblast(15:34). Red Alert: ...</text:span>
</text:h>
      <text:p text:style-name="P4">
Authors: liveuamap (Language: en)</text:p>
      <text:p text:style-name="P4">
Time: 2023-04-16T09:35:00</text:p>
      <text:p text:style-name="P4">
Location: Kharkiv (Latitude:49.97984 Longtitude:36.25373)</text:p>
      <text:p text:style-name="P4">
Videos: []</text:p>
      <text:p text:style-name="P4">
Images: []</text:p>
      <text:p text:style-name="P4">
Tags: ["Europe", "Central and Eastern Europe"]</text:p>
      <text:p text:style-name="P4">
ID: 22556571</text:p>
      <!--METADATA-->
      <text:p text:style-name="P4">
Kharkiv, Kharkivska Oblast, Sumska Oblast, Dnipro, DnipropetrovskaOblast(15:34). Red Alert: aerial threat. Sirens sounding. Take cover now!</text:p>
      <text:p text:style-name="P4">
News Collection Link: <text:a xlink:type="simple" xlink:href="https://liveuamap.com/en/2023/16-april-kharkiv-kharkivska-oblast-sumska-oblg" text:style-name="Internet_20_link" text:visited-style-name="Visited_20_Internet_20_Link">
https://liveuamap.com/en/2023/16-april-kharkiv-kharkivska-oblast-sumska-oblg</text:a>
</text:p>
      <text:p text:style-name="P4">
Source: <text:a xlink:type="simple" xlink:href="https://t.me/air_alert_ua/43153" text:style-name="Internet_20_link" text:visited-style-name="Visited_20_Internet_20_Link">
https://t.me/air_alert_ua/43153</text:a>
</text:p>
      <!--NEWS-->
      <text:h text:style-name="P10" text:outline-level="1">
<text:span text:style-name="T4">
Загарбники в «лнр» оголосили військовий призов 18-річних</text:span>
</text:h>
      <text:p text:style-name="P4">
Authors: Ukrinform (Person)</text:p>
      <text:p text:style-name="P4">
Publisher: Укринформ (Organization)</text:p>
      <text:p text:style-name="P4">
Published Time: 2023-04-16T09:42:43+03:00</text:p>
      <text:p text:style-name="P4">
Modified Time: 2023-04-16T09:42:43+03:00</text:p>
      <text:p text:style-name="P4">
Description: російські окупанти у так званій «лнр» оголосили призов на військову службу 18-річних.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Луганщина', 'Окупація', 'Російські військові', 'Війна з росією']</text:p>
      <text:p text:style-name="P4">
Type: Article</text:p>
      <!--METADATA-->
      <text:p text:style-name="P4">
<draw:frame draw:style-name="fr1" draw:name="Image77" text:anchor-type="as-char" svg:width="6.9236in" svg:height="3.956343in" draw:z-index="0">
<draw:image xlink:href="../Images/yкринформ/2023-04-16T09-42-43-03-00/630_360_1668461240-442.jpg" xlink:type="simple" xlink:show="embed" xlink:actuate="onLoad" draw:mime-type="image/jpeg"/>
</draw:frame>
 російськіокупанти у так званій «лнр» оголосили призов на військову службу 18-річних.</text:p>
      <text:p text:style-name="P4">
Про це повідомила в <text:a xlink:type="simple" xlink:href="https://t.me/luhanskaVTSA/9880" text:style-name="Internet_20_link" text:visited-style-name="Visited_20_Internet_20_Link">
 </text:a>
 Луганська обласнавійськова адміністрація, передає Укрінформ.</text:p>
      <text:p text:style-name="P4">
«У так званій «лнр» уведено в дію указ стосовно забезпечення призову навійськову службу громадян 1996-2005 років народження. Тобто, забиратимуть тих,кому в цьому році тільки виповнюється 18 років. У ті громади, де військовікомісаріати відсутні, для забезпечення планової роботи призовних комісій будеорганізовано доставку членів комісій», - ідеться в повідомленні.</text:p>
      <text:p text:style-name="P4">
Також зазначається, що у загарбників все більші фінансові проблеми.</text:p>
      <text:p text:style-name="P4">
<text:span text:style-name="T4">
Читайте також:</text:span>
 <text:a xlink:type="simple" xlink:href="https://www.ukrinform.ua/rubric-regions/3696199-zagarbniki-zabiraut-ludej-u-severodonecku-do-komendaturi-cerez-sprobi-zvazatisa-z-ridnimi.html" text:style-name="Internet_20_link" text:visited-style-name="Visited_20_Internet_20_Link">
 </text:a>
</text:p>
      <text:p text:style-name="P4">
«У Сєвєродонецьку підрядні організації за невеликі кошти наймають місцевечоловіче населення на показові роботи з відновлення. Останні погоджуються, бовибору зайнятися чимось іншим в них нема. Та після завершення робіт на об’єктікошти їм просто не виплачують, після чого шукають нових бажаючих», -повідомляють в ОВА.</text:p>
      <text:p text:style-name="P4">
За інформацією адміністрації, загарбники не в змозі полагодити комунікації, щобули пошкоджені під час негоди.</text:p>
      <text:p text:style-name="P4">
<text:span text:style-name="T4">
Читайте також:</text:span>
 <text:a xlink:type="simple" xlink:href="https://www.ukrinform.ua/rubric-regions/3694230-rosiani-vivozat-tehniku-ta-mebli-z-derzustanov-na-lugansini.html" text:style-name="Internet_20_link" text:visited-style-name="Visited_20_Internet_20_Link">
 <text:span text:style-name="T4">
Луганщин</text:span>
 </text:a>
</text:p>
      <text:p text:style-name="P4">
«Минуло вже більше двох тижнів після завершення березневої негоди на теренах <text:a xlink:type="simple" xlink:href="https://www.ukrinform.ua/tag-lugansina" text:style-name="Internet_20_link" text:visited-style-name="Visited_20_Internet_20_Link">
</text:a>
 , але в низці населених пунктівсвітло так і не полагодили. До прикладу, навколо того ж Сєвєродонецька.Жителів Борівського прохають почекати ще півтора місяці – до літа», -розповіли в ОВА.</text:p>
      <text:p text:style-name="P4">
Щодо військової ситуації, то, за даними ОВА, артилерійських обстрілів протягомминулої доби з боку росіян зазнали Стельмахівка, Невське та Білогорівка.</text:p>
      <text:p text:style-name="P4">
«Ворог знову наступав в бік Білогорівки та Діброви. Ці його спроби буливідбиті. Наші захисники завдяки злагоджено побудованій обороні щодня знижуютьбоєздатність армії рф», – зазначив начальник Луганської обласної військовоїадміністрації Артем Лисогор.</text:p>
      <text:p text:style-name="P4">
Як повідомлялося, у тимчасово захопленому росіянами Сєвєродонецьку Луганськоїобласті <text:a xlink:type="simple" xlink:href="https://www.ukrinform.ua/rubric-regions/3696199-zagarbniki-zabiraut-ludej-u-severodonecku-do-komendaturi-cerez-sprobi-zvazatisa-z-ridnimi.html" text:style-name="Internet_20_link" text:visited-style-name="Visited_20_Internet_20_Link">
 </text:a>
 за спроби зателефонувати рідним.</text:p>
      <text:p text:style-name="P4">
Source: <text:a xlink:type="simple" xlink:href="https://www.ukrinform.ua/rubric-regions/3696529-zagarbniki-v-lnr-ogolosili-vijskovij-prizov-18ricnih.html" text:style-name="Internet_20_link" text:visited-style-name="Visited_20_Internet_20_Link">
https://www.ukrinform.ua/rubric-regions/3696529-zagarbniki-v-lnr-ogolosili-vijskovij-prizov-18ricnih.html</text:a>
</text:p>
      <!--NEWS-->
      <text:h text:style-name="P10" text:outline-level="1">
<text:span text:style-name="T4">
Укрпошта 21 квітня запускає в обіг марки з писанками</text:span>
</text:h>
      <text:p text:style-name="P4">
Authors: Ukrinform (Person)</text:p>
      <text:p text:style-name="P4">
Publisher: Укринформ (Organization)</text:p>
      <text:p text:style-name="P4">
Published Time: 2023-04-16T09:44:33+03:00</text:p>
      <text:p text:style-name="P4">
Modified Time: 2023-04-16T09:44:33+03:00</text:p>
      <text:p text:style-name="P4">
Description: Акціонерне товариство "Укрпошта" 21 квітня запускає в обіг марки з писанками регіонів України. — Укрінформ.</text:p>
      <text:p text:style-name="P4">
Images: ["<text:a xlink:type="simple" xlink:href="https://static.ukrinform.com/photos/2019_07/thumb_files/630_360_1563444384-998.jpg" text:style-name="Internet_20_link" text:visited-style-name="Visited_20_Internet_20_Link">
630_360_15634...</text:a>
", "<text:a xlink:type="simple" xlink:href="https://static.ukrinform.com/photos/2023_04/1681627335-395.jpg" text:style-name="Internet_20_link" text:visited-style-name="Visited_20_Internet_20_Link">
1681627335-39...</text:a>
"]</text:p>
      <text:p text:style-name="P4">
Tags: ['Марка', 'Великдень', 'Писанка', 'Смілянський']</text:p>
      <text:p text:style-name="P4">
Type: Article</text:p>
      <!--METADATA-->
      <text:p text:style-name="P4">
<draw:frame draw:style-name="fr1" draw:name="Image78" text:anchor-type="as-char" svg:width="6.9236in" svg:height="3.956343in" draw:z-index="0">
<draw:image xlink:href="../Images/yкринформ/2023-04-16T09-44-33-03-00/630_360_1563444384-998.jpg" xlink:type="simple" xlink:show="embed" xlink:actuate="onLoad" draw:mime-type="image/jpeg"/>
</draw:frame>
 Акціонернетовариство "Укрпошта" 21 квітня запускає в обіг марки з писанками регіонівУкраїни.</text:p>
      <text:p text:style-name="P4">
Як передає Укрінформ, про це генеральний директор Укрпошти Ігор Смілянськийповідомив у <text:a xlink:type="simple" xlink:href="https://t.me/igorsmelyansky/2124" text:style-name="Internet_20_link" text:visited-style-name="Visited_20_Internet_20_Link">
 </text:a>
</text:p>
      <text:p text:style-name="P4">
<draw:frame draw:style-name="fr1" draw:name="Image79" text:anchor-type="as-char" svg:width="6.9236in" svg:height="3.737462in" draw:z-index="0">
<draw:image xlink:href="../Images/yкринформ/2023-04-16T09-44-33-03-00/1681627335-395.jpg" xlink:type="simple" xlink:show="embed" xlink:actuate="onLoad" draw:mime-type="image/jpeg"/>
</draw:frame>
</text:p>
      <text:p text:style-name="P4">
Він привітав усіх, хто святкує, з Великоднем та побажав, "щоб у всіх регіонахнашої країни цей день був дійсно світлим, спокійним та родинним для тих, хтомає таку можливість".</text:p>
      <text:p text:style-name="P4">
"А для тих, хто сьогодні не поруч, - зауважив Смілянський, - завжди є маркиУкрпошти, щоб привітати один одного. Ні - перевозить писанки ми поки що неберемось :) А от марки з писанками регіонів України запустимо в обіг 21квітня".</text:p>
      <text:p text:style-name="P4">
Як пояснив керівник <text:a xlink:type="simple" xlink:href="https://www.ukrinform.ua/tag-ukrposta" text:style-name="Internet_20_link" text:visited-style-name="Visited_20_Internet_20_Link">
 </text:a>
 , запусквідбудеться не сьогодні, тому що "сьогодні свято і ми не будемо вас від ньоговідволікати. Тим більш в цьому році є пісня, яка розповідає що сьогодні буде"Паска” - вже, всі "заказали м'ясо, сардельки та ковбаски".</text:p>
      <text:p text:style-name="P4">
<text:span text:style-name="T4">
Читайте також:</text:span>
 <text:a xlink:type="simple" xlink:href="https://www.ukrinform.ua/rubric-society/3694717-ukrposta-vistavit-na-prodaz-tisacu-marok-russkij-voennij-korabl-sob-zibrati-na-dron.html" text:style-name="Internet_20_link" text:visited-style-name="Visited_20_Internet_20_Link">
 <text:span text:style-name="T4">
Укрпошта</text:span>
 </text:a>
</text:p>
      <text:p text:style-name="P4">
Як повідомляв Укрінформ, у Вінниці випустили ексклюзивну <text:a xlink:type="simple" xlink:href="https://www.ukrinform.ua/rubric-regions/3696119-u-vinnici-vipustili-postovu-marku-na-cest-tvorca-persogo-benzinovogo-dviguna.html" text:style-name="Internet_20_link" text:visited-style-name="Visited_20_Internet_20_Link">
</text:a>
 першого у світібензинового двигуна Карлу Бенцу, під назвою "Пристрасті до винаходу немаєкінця!".</text:p>
      <text:p text:style-name="P4">
Source: <text:a xlink:type="simple" xlink:href="https://www.ukrinform.ua/rubric-society/3696530-ukrposta-21-kvitna-zapuskae-v-obig-marki-z-pisankami.html" text:style-name="Internet_20_link" text:visited-style-name="Visited_20_Internet_20_Link">
https://www.ukrinform.ua/rubric-society/3696530-ukrposta-21-kvitna-zapuskae-v-obig-marki-z-pisankami.html</text:a>
</text:p>
      <!--NEWS-->
      <text:h text:style-name="P10" text:outline-level="1">
<text:span text:style-name="T4">
Чжилей достроково переміг Джойса та став новим претендентом на пояс WBO Усика</text:span>
</text:h>
      <text:p text:style-name="P4">
Authors: Ukrinform (Person)</text:p>
      <text:p text:style-name="P4">
Publisher: Укринформ (Organization)</text:p>
      <text:p text:style-name="P4">
Published Time: 2023-04-16T09:56:00+03:00</text:p>
      <text:p text:style-name="P4">
Modified Time: 2023-04-16T09:56:00+03:00</text:p>
      <text:p text:style-name="P4">
Description: Китайський боксер надважкої ваги Чжан Чжилей (25-1-1, 20 KO) став новим володарем поясу тимчасового чемпіона WBO. — Укрінформ.</text:p>
      <text:p text:style-name="P4">
Images: ["<text:a xlink:type="simple" xlink:href="https://static.ukrinform.com/photos/2023_04/thumb_files/630_360_1681628028-548.jpg" text:style-name="Internet_20_link" text:visited-style-name="Visited_20_Internet_20_Link">
630_360_16816...</text:a>
"]</text:p>
      <text:p text:style-name="P4">
Tags: ['Бокс']</text:p>
      <text:p text:style-name="P4">
Type: Article</text:p>
      <!--METADATA-->
      <text:p text:style-name="P4">
<draw:frame draw:style-name="fr1" draw:name="Image80" text:anchor-type="as-char" svg:width="6.9236in" svg:height="3.956343in" draw:z-index="0">
<draw:image xlink:href="../Images/yкринформ/2023-04-16T09-56-00-03-00/630_360_1681628028-548.jpg" xlink:type="simple" xlink:show="embed" xlink:actuate="onLoad" draw:mime-type="image/jpeg"/>
</draw:frame>
 Китайськийбоксер надважкої ваги Чжан Чжилей (25-1-1, 20 KO) став новим володарем поясутимчасового чемпіона WBO.</text:p>
      <text:p text:style-name="P4">
Як передає Укрінформ, Чжилей переміг технічним нокаутом.</text:p>
      <text:p text:style-name="P4">
У поєдинку, який провели в Лондоні, він переміг британця Джо Джойса (15-1, 14КО), який володів титулом. У 6-му раунді рефері призупинив бій, бо око Джойсамайже закрилося через число пропущених ударів. Лікар порадив зупинити бій,перемогу здобув Чжилей.</text:p>
      <text:p text:style-name="P4">
<text:span text:style-name="T4">
Читайте також:</text:span>
 <text:a xlink:type="simple" xlink:href="https://www.ukrinform.ua/rubric-sports/3696447-dmitro-mitrofanov-zdobuv-peremogu-u-poedinku-proti-huana-karlosa.html" text:style-name="Internet_20_link" text:visited-style-name="Visited_20_Internet_20_Link">
 </text:a>
</text:p>
      <text:p text:style-name="P4">
37-річний Джойс став тимчасовим чемпіоном WBO у вересні 2022-го, коли перемігДжозефа Паркера. Він був обовʼязковим претендентом на пояс WBO. яким володієукраїнець Олександр Усик (20-0, 13 КО), але тепер 39-річний Чжилей ставпретендентом.</text:p>
      <text:p text:style-name="P4">
Фото: Getty Images</text:p>
      <text:p text:style-name="P4">
Source: <text:a xlink:type="simple" xlink:href="https://www.ukrinform.ua/rubric-sports/3696534-czilej-dostrokovo-peremig-dzojsa-ta-stav-novim-pretendentom-na-poas-wbo-usika.html" text:style-name="Internet_20_link" text:visited-style-name="Visited_20_Internet_20_Link">
https://www.ukrinform.ua/rubric-sports/3696534-czilej-dostrokovo-peremig-dzojsa-ta-stav-novim-pretendentom-na-poas-wbo-usika.html</text:a>
</text:p>
      <!--NEWS-->
      <text:h text:style-name="P10" text:outline-level="1">
<text:span text:style-name="T4">
Президент СКУ привітав українців з Великоднем</text:span>
</text:h>
      <text:p text:style-name="P4">
Authors: Ukrinform (Person)</text:p>
      <text:p text:style-name="P4">
Publisher: Укринформ (Organization)</text:p>
      <text:p text:style-name="P4">
Published Time: 2023-04-16T10:02:00+03:00</text:p>
      <text:p text:style-name="P4">
Modified Time: 2023-04-16T10:02:00+03:00</text:p>
      <text:p text:style-name="P4">
Description: Президент Світового конгресу українців Павло Ґрод висловив сердечні вітання з Великоднем – Святом Христового Воскресіння, яке символізує перемогу добра над злом і дає сили боротися за справедливість. — Укрінформ.</text:p>
      <text:p text:style-name="P4">
Images: ["<text:a xlink:type="simple" xlink:href="https://static.ukrinform.com/photos/2023_04/thumb_files/630_360_1681628516-361.jpg" text:style-name="Internet_20_link" text:visited-style-name="Visited_20_Internet_20_Link">
630_360_16816...</text:a>
"]</text:p>
      <text:p text:style-name="P4">
Tags: ['Діаспора', 'СКУ', 'Великдень', 'Світовий конгрес українців', 'Війна з росією']</text:p>
      <text:p text:style-name="P4">
Type: Article</text:p>
      <!--METADATA-->
      <text:p text:style-name="P4">
<draw:frame draw:style-name="fr1" draw:name="Image81" text:anchor-type="as-char" svg:width="6.9236in" svg:height="3.956343in" draw:z-index="0">
<draw:image xlink:href="../Images/yкринформ/2023-04-16T10-02-00-03-00/630_360_1681628516-361.jpg" xlink:type="simple" xlink:show="embed" xlink:actuate="onLoad" draw:mime-type="image/jpeg"/>
</draw:frame>
 ПрезидентСвітового конгресу українців Павло Ґрод висловив сердечні вітання з Великоднем– Святом Христового Воскресіння, яке символізує перемогу добра над злом і даєсили боротися за справедливість.</text:p>
      <text:p text:style-name="P4">
Як передає Укрінформ, про це йдеться на <text:a xlink:type="simple" xlink:href="https://www.ukrainianworldcongress.org/ua/velikodni-privitannya-ta-zaklik-vid-sku/" text:style-name="Internet_20_link" text:visited-style-name="Visited_20_Internet_20_Link">
</text:a>
 .</text:p>
      <text:p text:style-name="P4">
«У цей важкий для всіх українців час, молімося, щоб Бог захистив Україну та їїнарод, керівництво країни, духовенство, лідерів українських громад у всьомусвіті, волонтерів, а особливо хоробрих захисників та захисниць України, якіборонять нас від жорстокого злочинного наступу російської орди. Сьогодні, якніколи, важливо щоб кожен із нас щодня робив усе можливе, щоб допомогтиУкраїні перемогти», – наголосив Павло Ґрод.</text:p>
      <text:p text:style-name="P4">
Також він закликав допомогти пожертвами на особливі Великодні кошики порятункудля захисників України, що міститимуть засоби, що допомагають рятувати життяна передовій. Долучитися до цієї ініціативи СКУ можна за <text:a xlink:type="simple" xlink:href="https://unitewithukraine.com/" text:style-name="Internet_20_link" text:visited-style-name="Visited_20_Internet_20_Link">
</text:a>
 .</text:p>
      <text:p text:style-name="P4">
«Від імені моєї родини та Світового конгресу українців бажаю Вам та Вашимблизьким щасливих Великодних свят», – побажав президент СКУ.</text:p>
      <text:p text:style-name="P4">
Нагадаємо, на початку квітня Світовий конгрес українців <text:a xlink:type="simple" xlink:href="https://www.ukrinform.ua/rubric-diaspora/3692249-sku-zaklikav-dolucitisa-do-zboru-velikodnih-kosikiv-poratunku-na-peredovu.html" text:style-name="Internet_20_link" text:visited-style-name="Visited_20_Internet_20_Link">
</text:a>
 долучитися до зборуВеликодніх кошиків порятунку на передову.</text:p>
      <text:p text:style-name="P4">
Source: <text:a xlink:type="simple" xlink:href="https://www.ukrinform.ua/rubric-diaspora/3696537-prezident-sku-privitav-ukrainciv-z-velikodnem.html" text:style-name="Internet_20_link" text:visited-style-name="Visited_20_Internet_20_Link">
https://www.ukrinform.ua/rubric-diaspora/3696537-prezident-sku-privitav-ukrainciv-z-velikodnem.html</text:a>
</text:p>
      <!--NEWS-->
      <text:h text:style-name="P10" text:outline-level="1">
<text:span text:style-name="T4">
Плей-оф НБА: «Сакраменто» Леня переміг «Голден Стейт»</text:span>
</text:h>
      <text:p text:style-name="P4">
Authors: Ukrinform (Person)</text:p>
      <text:p text:style-name="P4">
Publisher: Укринформ (Organization)</text:p>
      <text:p text:style-name="P4">
Published Time: 2023-04-16T10:03:23+03:00</text:p>
      <text:p text:style-name="P4">
Modified Time: 2023-04-16T10:03:23+03:00</text:p>
      <text:p text:style-name="P4">
Description: Український баскетболіст «Сакраменто» Олексій Лень зіграв у першому матчі плей-оф НБА проти «Голден Стейт». — Укрінформ.</text:p>
      <text:p text:style-name="P4">
Images: ["<text:a xlink:type="simple" xlink:href="https://static.ukrinform.com/photos/2023_04/thumb_files/630_360_1681628499-530.jpg" text:style-name="Internet_20_link" text:visited-style-name="Visited_20_Internet_20_Link">
630_360_16816...</text:a>
"]</text:p>
      <text:p text:style-name="P4">
Tags: ['Баскетбол', 'НБА', 'Олексій Лень']</text:p>
      <text:p text:style-name="P4">
Type: Article</text:p>
      <!--METADATA-->
      <text:p text:style-name="P4">
<draw:frame draw:style-name="fr1" draw:name="Image82" text:anchor-type="as-char" svg:width="6.9236in" svg:height="3.956343in" draw:z-index="0">
<draw:image xlink:href="../Images/yкринформ/2023-04-16T10-03-23-03-00/630_360_1681628499-530.jpg" xlink:type="simple" xlink:show="embed" xlink:actuate="onLoad" draw:mime-type="image/jpeg"/>
</draw:frame>
Український баскетболіст «Сакраменто» Олексій Лень зіграв у першому матчіплей-оф НБА проти «Голден Стейт».</text:p>
      <text:p text:style-name="P4">
Як передає Укрінформ, «Кінгз» виграли у цьому матчі з рахунком 126:123.</text:p>
      <text:p text:style-name="P4">
На рахунку Леня у цьому матчі 4 очка (2/2 з гри), 7 підбирань та 1 блок-шот за13 хвилин на майданчику.</text:p>
      <text:p text:style-name="P4">
Українець вдев'яте поспіль вийшов на майданчик.</text:p>
      <text:p text:style-name="P4">
<text:span text:style-name="T4">
Читайте також:</text:span>
 <text:a xlink:type="simple" xlink:href="https://www.ukrinform.ua/rubric-sports/3696256-viznacilisa-usi-pari-plejoff-nba.html" text:style-name="Internet_20_link" text:visited-style-name="Visited_20_Internet_20_Link">
 </text:a>
</text:p>
      <text:p text:style-name="P4">
Всього в цьому сезоні він взяв участь у 26 матчах з середнім показником 1.7очка.</text:p>
      <text:p text:style-name="P4">
Фото: Getty Images</text:p>
      <text:p text:style-name="P4">
Source: <text:a xlink:type="simple" xlink:href="https://www.ukrinform.ua/rubric-sports/3696538-plejof-nba-sakramento-lena-peremig-golden-stejt.html" text:style-name="Internet_20_link" text:visited-style-name="Visited_20_Internet_20_Link">
https://www.ukrinform.ua/rubric-sports/3696538-plejof-nba-sakramento-lena-peremig-golden-stejt.html</text:a>
</text:p>
      <!--NEWS-->
      <text:h text:style-name="P10" text:outline-level="1">
<text:span text:style-name="T4">
росіяни вночі вдарили з авіації по селищу на Сумщині, двоє постраждалих</text:span>
</text:h>
      <text:p text:style-name="P4">
Authors: Ukrinform (Person)</text:p>
      <text:p text:style-name="P4">
Publisher: Укринформ (Organization)</text:p>
      <text:p text:style-name="P4">
Published Time: 2023-04-16T10:05:54+03:00</text:p>
      <text:p text:style-name="P4">
Modified Time: 2023-04-16T10:05:54+03:00</text:p>
      <text:p text:style-name="P4">
Description: Ворог завдав уночі авіаудару по селищу Свеса на Сумщині, постраждали двоє людей, пошкоджено цивільну інфраструктуру.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Поранені', 'Сумщина', 'Війна з росією']</text:p>
      <text:p text:style-name="P4">
Type: Article</text:p>
      <!--METADATA-->
      <text:p text:style-name="P4">
<draw:frame draw:style-name="fr1" draw:name="Image83" text:anchor-type="as-char" svg:width="6.9236in" svg:height="3.956343in" draw:z-index="0">
<draw:image xlink:href="../Images/yкринформ/2023-04-16T10-05-54-03-00/630_360_1669987737-966.jpg" xlink:type="simple" xlink:show="embed" xlink:actuate="onLoad" draw:mime-type="image/jpeg"/>
</draw:frame>
 Ворогзавдав уночі авіаудару по селищу Свеса на Сумщині, постраждали двоє людей,пошкоджено цивільну інфраструктуру.</text:p>
      <text:p text:style-name="P4">
Про це повідомила в <text:a xlink:type="simple" xlink:href="http://t.me/Sumy_news_ODA/15459" text:style-name="Internet_20_link" text:visited-style-name="Visited_20_Internet_20_Link">
 </text:a>
 Сумська обласнавійськова адміністрація, передає Укрінформ.</text:p>
      <text:p text:style-name="P4">
«Уночі росіяни здійснили авіаудар (1 приход), по околиці смт Свеса Свеськоїгромади. Внаслідок удару було пошкоджено приміщення комунальної установи, двілюдини отримали тілесні ушкодження. Також ударом пошкоджені дваадмінприміщення», - сказано в повідомленні.</text:p>
      <text:p text:style-name="P4">
<text:span text:style-name="T4">
Читайте також:</text:span>
 <text:a xlink:type="simple" xlink:href="https://www.ukrinform.ua/rubric-regions/3696504-za-dobu-rosiani-70-raziv-obstrilali-hersonsinu-dvoe-zagiblih.html" text:style-name="Internet_20_link" text:visited-style-name="Visited_20_Internet_20_Link">
 <text:span text:style-name="T4">
обстріл</text:span>
 </text:a>
</text:p>
      <text:p text:style-name="P4">
Як повідомлялося, російські військовослужбовці у суботу, 15 квітня, обстрілялиЮнаківську громаду Сумської області із гелікоптера некерованими авіаційнимиракетами.</text:p>
      <text:p text:style-name="P4">
Source: <text:a xlink:type="simple" xlink:href="https://www.ukrinform.ua/rubric-ato/3696539-rosiani-vnoci-vdarili-z-aviacii-po-selisu-na-sumsini-dvoe-postrazdalih.html" text:style-name="Internet_20_link" text:visited-style-name="Visited_20_Internet_20_Link">
https://www.ukrinform.ua/rubric-ato/3696539-rosiani-vnoci-vdarili-z-aviacii-po-selisu-na-sumsini-dvoe-postrazdalih.html</text:a>
</text:p>
      <!--NEWS-->
      <text:h text:style-name="P10" text:outline-level="1">
<text:span text:style-name="T4">
З російського полону визволили ще 130 українських військових</text:span>
</text:h>
      <text:p text:style-name="P4">
Authors: Ukrinform (Person)</text:p>
      <text:p text:style-name="P4">
Publisher: Укринформ (Organization)</text:p>
      <text:p text:style-name="P4">
Published Time: 2023-04-16T10:07:00+03:00</text:p>
      <text:p text:style-name="P4">
Modified Time: 2023-04-16T10:07:00+03:00</text:p>
      <text:p text:style-name="P4">
Description: Україна та росія провели Великодній обмін полоненими - додому повернулися 130 українських захисників. — Укрінформ.</text:p>
      <text:p text:style-name="P4">
Images: ["<text:a xlink:type="simple" xlink:href="https://static.ukrinform.com/photos/2023_04/thumb_files/630_360_1681631512-680.jpg" text:style-name="Internet_20_link" text:visited-style-name="Visited_20_Internet_20_Link">
630_360_16816...</text:a>
"]</text:p>
      <text:p text:style-name="P4">
Tags: ['Обмін', 'Україна', 'Полонені', 'Війна з росією']</text:p>
      <text:p text:style-name="P4">
Type: Article</text:p>
      <!--METADATA-->
      <text:p text:style-name="P4">
<draw:frame draw:style-name="fr1" draw:name="Image84" text:anchor-type="as-char" svg:width="6.9236in" svg:height="3.956343in" draw:z-index="0">
<draw:image xlink:href="../Images/yкринформ/2023-04-16T10-07-00-03-00/630_360_1681631512-680.jpg" xlink:type="simple" xlink:show="embed" xlink:actuate="onLoad" draw:mime-type="image/jpeg"/>
</draw:frame>
 Україна таросія провели Великодній обмін полоненими - додому повернулися 130 українськихзахисників.</text:p>
      <text:p text:style-name="P4">
Про це повідомив глава Офісу Президента Андрій Єрмак у <text:a xlink:type="simple" xlink:href="http://t.me/ermaka2022/2453" text:style-name="Internet_20_link" text:visited-style-name="Visited_20_Internet_20_Link">
</text:a>
 передає Укрінформ.</text:p>
      <text:p text:style-name="P4">
"Великий Великодній обмін полоненими. Повертаємо 130 наших людей. Вінвідбувався протягом останніх днів у декілька етапів. Військові, прикордонники,нацгвардійці, моряки, співробітники ДССТ…", - зазначив Єрмак.</text:p>
      <text:p text:style-name="P4">
За його словами, це рядові і сержанти, які потрапляли в полон на Бахмутському,Соледарському, Запорізькому, Херсонському напрямках.</text:p>
      <text:p text:style-name="P4">
_Відео:<text:a xlink:type="simple" xlink:href="https://t.me/Koord_shtab/854" text:style-name="Internet_20_link" text:visited-style-name="Visited_20_Internet_20_Link">
 </text:a>
 _</text:p>
      <text:p text:style-name="P4">
"Наші люди повертаються додому. Великдень. Квінтесенцією цього свята є надія.Це саме те, що відчували рідні полонених, які так довго чекали на них", -підкреслив керівник ОП.</text:p>
      <text:p text:style-name="P4">
За його словами, "життя наших - найвища цінність для нас. "Герої мають бутиживими", так завжди говорить Президент Володимир Зеленський, чиє завданнявиконує наша команда, Координаційний штаб з питань поводження звійськовополоненими. Це завдання звучить коротко: повернути всіх", - наголосивЄрмак.</text:p>
      <text:p text:style-name="P4">
За даними <text:a xlink:type="simple" xlink:href="https://t.me/Koord_shtab/844" text:style-name="Internet_20_link" text:visited-style-name="Visited_20_Internet_20_Link">
 </text:a>
 , додому повертаються 92військовослужбовця Збройних сил України, 20 бійців тероборони, 11нацгвардійців, троє прикордонників, по двоє представників Військово-морськихсил і Державної спеціальної служби транспорту.</text:p>
      <text:p text:style-name="P4">
48 зі 130 звільнених сьогодні оборонців вважались зниклими безвісти. Частина зврятованих мають поранення, численні контузії та втрачені кінцівки.</text:p>
      <text:p text:style-name="P4">
Звільнені з полону двоє рідних братів, які воювали в районі Бахмута.</text:p>
      <text:p text:style-name="P4">
Найстаршому зі звільнених захисників виповнилося 58 років, наймолодшому – 21рік.</text:p>
      <text:p text:style-name="P4">
“Разом з усією країною ми вітаємо врятованих захисників на рідній землі та неприпиняємо зусиль для звільнення всіх полонених українців”, - заявили уКоордштабі і також <text:a xlink:type="simple" xlink:href="https://t.me/Koord_shtab/848" text:style-name="Internet_20_link" text:visited-style-name="Visited_20_Internet_20_Link">
 </text:a>
 світлини визволенихзахисників.</text:p>
      <text:p text:style-name="P4">
<text:span text:style-name="T4">
Читайте також:</text:span>
 <text:a xlink:type="simple" xlink:href="https://www.ukrinform.ua/rubric-society/3696385-dla-obminu-ne-e-obovazkovim-pidtverdzenna-polonu-vid-rosijskoi-storoni-koordstab.html" text:style-name="Internet_20_link" text:visited-style-name="Visited_20_Internet_20_Link">
 <text:span text:style-name="T4">
обмін</text:span>
 </text:a>
</text:p>
      <text:p text:style-name="P4">
Як повідомляв Укрінформ, 10 квітня, Україна <text:a xlink:type="simple" xlink:href="https://www.ukrinform.ua/rubric-ato/3694003-velikij-obmin-ukraina-povernula-dodomu-se-100-polonenih.html" text:style-name="Internet_20_link" text:visited-style-name="Visited_20_Internet_20_Link">
</text:a>
 .</text:p>
      <text:p text:style-name="P4">
Source: <text:a xlink:type="simple" xlink:href="https://www.ukrinform.ua/rubric-ato/3696541-z-rosijskogo-polonu-vizvolili-se-130-ukrainskih-vijskovih.html" text:style-name="Internet_20_link" text:visited-style-name="Visited_20_Internet_20_Link">
https://www.ukrinform.ua/rubric-ato/3696541-z-rosijskogo-polonu-vizvolili-se-130-ukrainskih-vijskovih.html</text:a>
</text:p>
      <!--NEWS-->
      <text:h text:style-name="P10" text:outline-level="1">
<text:span text:style-name="T4">
У Чорному морі росія тримає два підводні ракетоносії із вісьмома «Калібрами» - Гуменюк</text:span>
</text:h>
      <text:p text:style-name="P4">
Authors: Ukrinform (Person)</text:p>
      <text:p text:style-name="P4">
Publisher: Укринформ (Organization)</text:p>
      <text:p text:style-name="P4">
Published Time: 2023-04-16T10:18:00+03:00</text:p>
      <text:p text:style-name="P4">
Modified Time: 2023-04-16T10:18:00+03:00</text:p>
      <text:p text:style-name="P4">
Description: Наразі у водах Чорного моря чергують два російські підводні ракетоносії, оснащені вісьмома ракетами типу "Калібр". — Укрінформ.</text:p>
      <text:p text:style-name="P4">
Images: ["<text:a xlink:type="simple" xlink:href="https://static.ukrinform.com/photos/2022_08/thumb_files/630_360_1659350152-947.jpg" text:style-name="Internet_20_link" text:visited-style-name="Visited_20_Internet_20_Link">
630_360_16593...</text:a>
"]</text:p>
      <text:p text:style-name="P4">
Tags: [' Чорне море', 'Війна з росією', 'Південь України', 'Єдині новини']</text:p>
      <text:p text:style-name="P4">
Type: Article</text:p>
      <!--METADATA-->
      <text:p text:style-name="P4">
<draw:frame draw:style-name="fr1" draw:name="Image85" text:anchor-type="as-char" svg:width="6.9236in" svg:height="3.956343in" draw:z-index="0">
<draw:image xlink:href="../Images/yкринформ/2023-04-16T10-18-00-03-00/630_360_1659350152-947.jpg" xlink:type="simple" xlink:show="embed" xlink:actuate="onLoad" draw:mime-type="image/jpeg"/>
</draw:frame>
 Наразі уводах Чорного моря чергують два російські підводні ракетоносії, оснащенівісьмома ракетами типу "Калібр".</text:p>
      <text:p text:style-name="P4">
Про це в ефірі загальнонаціонального телемарафону “Єдині новини” сказалакерівник Об’єднаного координаційного пресцентру Сил оборони Півдня НаталіяГуменюк, передає Укрінформ.</text:p>
      <text:p text:style-name="P4">
"Корабельне угрупування (росії - ред.) продовжує маневри, але перебуває вракетобезпековому для себе районі. На жаль, вони можуть звідти досягатирайонів України. Тому небезпека зберігається. На бойовому чергуванні двапідводні ракетоносії, споряджені 8-ма ракетами типу калібр", - підкреслилаГуменюк.</text:p>
      <text:p text:style-name="P4">
<text:span text:style-name="T4">
Читайте також:</text:span>
 <text:a xlink:type="simple" xlink:href="https://www.ukrinform.ua/rubric-ato/3694164-gumenuk-zagarbniki-postupovo-usvidomluut-so-vsudi-de-ukraina-im-ne-bude-spokou.html" text:style-name="Internet_20_link" text:visited-style-name="Visited_20_Internet_20_Link">
 <text:span text:style-name="T4">
Гуменюк</text:span>
 </text:a>
</text:p>
      <text:p text:style-name="P4">
За словами речниці, цілком імовірно, що надводний ракетоносій може доєднатися.</text:p>
      <text:p text:style-name="P4">
У Середземному морі російська федерація тримає три носії крилатих ракет«Калібр». Про це Військово-морські сили Збройних сил України повідомляють у <text:a xlink:type="simple" xlink:href="https://t.me/ukrainian_navy/2747" text:style-name="Internet_20_link" text:visited-style-name="Visited_20_Internet_20_Link">
</text:a>
 .</text:p>
      <text:p text:style-name="P4">
«Станом на 11:00 16.04.2023: в Чорному морі на бойовому чергуванні знаходиться7 ворожих кораблі, серед яких 2 носії крилатих ракет «Калібр» загальний залпдо 8 ракет; в Азовському морі - 1 ворожий корабель», - ідеться в повідолменні.</text:p>
      <text:p text:style-name="P4">
У Середземному морі на бойовому чергуванні знаходиться до 7 ворожих кораблів,з них 3 носії крилатих ракет «Калібр», загальний залп до 20 ракет.</text:p>
      <text:p text:style-name="P4">
Як повідомляв Укрінформ, російські війська у неділю, 16 квітня, здійснили <text:a xlink:type="simple" xlink:href="https://www.ukrinform.ua/rubric-ato/3696503-na-mikolaivsini-vnaslidok-obstrilu-zaginuli-dvoe-pidlitkiv.html" text:style-name="Internet_20_link" text:visited-style-name="Visited_20_Internet_20_Link">
</text:a>
 , внаслідок чого загинули двоєпідлітків 2005 року народження.</text:p>
      <text:p text:style-name="P4">
Source: <text:a xlink:type="simple" xlink:href="https://www.ukrinform.ua/rubric-ato/3696545-u-cornomu-mori-rosia-trimae-dva-pidvodni-raketonosii-iz-vismoma-kalibrami-gumenuk.html" text:style-name="Internet_20_link" text:visited-style-name="Visited_20_Internet_20_Link">
https://www.ukrinform.ua/rubric-ato/3696545-u-cornomu-mori-rosia-trimae-dva-pidvodni-raketonosii-iz-vismoma-kalibrami-gumenuk.html</text:a>
</text:p>
      <!--NEWS-->
      <text:h text:style-name="P10" text:outline-level="1">
<text:span text:style-name="T4">
У Мексиці бойовики вбили сімох людей у громадському басейні</text:span>
</text:h>
      <text:p text:style-name="P4">
Authors: Ukrinform (Person)</text:p>
      <text:p text:style-name="P4">
Publisher: Укринформ (Organization)</text:p>
      <text:p text:style-name="P4">
Published Time: 2023-04-16T10:32:14+03:00</text:p>
      <text:p text:style-name="P4">
Modified Time: 2023-04-16T10:32:14+03:00</text:p>
      <text:p text:style-name="P4">
Description: У Мексиці у суботу щонайменше семеро людей загинули унаслідок відкритої озброєними людьми стрілянини у громадському басейні. — Укрінформ.</text:p>
      <text:p text:style-name="P4">
Images: ["<text:a xlink:type="simple" xlink:href="https://static.ukrinform.com/photos/2023_04/thumb_files/630_360_1681630139-483.jpg" text:style-name="Internet_20_link" text:visited-style-name="Visited_20_Internet_20_Link">
630_360_16816...</text:a>
"]</text:p>
      <text:p text:style-name="P4">
Tags: ['Мексика', 'Стрілянина', 'Загибель', 'Басейн']</text:p>
      <text:p text:style-name="P4">
Type: Article</text:p>
      <!--METADATA-->
      <text:p text:style-name="P4">
<draw:frame draw:style-name="fr1" draw:name="Image86" text:anchor-type="as-char" svg:width="6.9236in" svg:height="3.956343in" draw:z-index="0">
<draw:image xlink:href="../Images/yкринформ/2023-04-16T10-32-14-03-00/630_360_1681630139-483.jpg" xlink:type="simple" xlink:show="embed" xlink:actuate="onLoad" draw:mime-type="image/jpeg"/>
</draw:frame>
 У Мексиціу суботу щонайменше семеро людей загинули унаслідок відкритої озброєнимилюдьми стрілянини у громадському басейні.</text:p>
      <text:p text:style-name="P4">
Як передає Укрінформ, про це повідомляє <text:a xlink:type="simple" xlink:href="http://edition.cnn.com/2023/04/15/americas/mexico-la-palma-swimming-pool-shooting-intl-hnk/index.html" text:style-name="Internet_20_link" text:visited-style-name="Visited_20_Internet_20_Link">
</text:a>
 .</text:p>
      <text:p text:style-name="P4">
За словами очевидця, озброєні люди прибули до басейну мексиканського містаКортасар, штат Гуанахуато, та відкрили вогонь близько 16:30 за місцевим часому суботу, після чого пошкодили магазин, камери відео спостереження та монітор.</text:p>
      <text:p text:style-name="P4">
<text:span text:style-name="T4">
Читайте також:</text:span>
 <text:a xlink:type="simple" xlink:href="https://www.ukrinform.ua/rubric-world/3692304-u-rosijskij-ingusetii-stalasa-strilanina-vbiti-troe-policejskih.html" text:style-name="Internet_20_link" text:visited-style-name="Visited_20_Internet_20_Link">
 <text:span text:style-name="T4">
стрілянина</text:span>
 </text:a>
</text:p>
      <text:p text:style-name="P4">
Мексиканська армія та сили безпеки були спрямовані на пошуки озброєних осіб,які вчинили теракт. Вони виявили тіла жертв, у тому числі одну дитину віком досеми років, та гільзи.</text:p>
      <text:p text:style-name="P4">
Одна людина отримала серйозні поранення і була доставлена у <text:a xlink:type="simple" xlink:href="https://www.ukrinform.ua/tag-bolnica" text:style-name="Internet_20_link" text:visited-style-name="Visited_20_Internet_20_Link">
</text:a>
 .</text:p>
      <text:p text:style-name="P4">
Наразі нікого зі злочинців не заарештували, а влада все ще з’ясовує їхнімотиви.</text:p>
      <text:p text:style-name="P4">
<text:span text:style-name="T4">
Читайте також:</text:span>
 <text:a xlink:type="simple" xlink:href="https://www.ukrinform.ua/rubric-society/3696434-u-mzs-sprostuvali-informaciu-pro-zahoplenna-ukrainskih-zarucnikiv-u-sudani.html" text:style-name="Internet_20_link" text:visited-style-name="Visited_20_Internet_20_Link">
 </text:a>
</text:p>
      <text:p text:style-name="P4">
Як повідомляв Укрінформ, унаслідок стрілянини у центрі американського містаЛуїсвілл у штаті Кентуккі загинули п'ять осіб.</text:p>
      <text:p text:style-name="P4">
У Луїсвіллі стріляв 25-річний працівник банку Old National Bank, який знав просвоє майбутнє звільнення.</text:p>
      <text:p text:style-name="P4">
Source: <text:a xlink:type="simple" xlink:href="https://www.ukrinform.ua/rubric-world/3696550-u-meksici-bojoviki-vbili-simoh-ludej-u-gromadskomu-basejni.html" text:style-name="Internet_20_link" text:visited-style-name="Visited_20_Internet_20_Link">
https://www.ukrinform.ua/rubric-world/3696550-u-meksici-bojoviki-vbili-simoh-ludej-u-gromadskomu-basejni.html</text:a>
</text:p>
      <!--NEWS-->
      <text:h text:style-name="P10" text:outline-level="1">
<text:span text:style-name="T4">
В Україні зросла кількість підтоплень - вода залила понад 900 дворів, сотні будинків</text:span>
</text:h>
      <text:p text:style-name="P4">
Authors: Ukrinform (Person)</text:p>
      <text:p text:style-name="P4">
Publisher: Укринформ (Organization)</text:p>
      <text:p text:style-name="P4">
Published Time: 2023-04-16T10:44:51+03:00</text:p>
      <text:p text:style-name="P4">
Modified Time: 2023-04-16T10:44:51+03:00</text:p>
      <text:p text:style-name="P4">
Description: В Україні станом на 9:00 неділі, 16 квітня, є підтопленими 916 дворогосподарств (городи, подвір’я) та 225 будинків, з них 187 дачних. — Укрінформ.</text:p>
      <text:p text:style-name="P4">
Images: ["<text:a xlink:type="simple" xlink:href="https://static.ukrinform.com/photos/2023_04/thumb_files/630_360_1681630939-845.jpg" text:style-name="Internet_20_link" text:visited-style-name="Visited_20_Internet_20_Link">
630_360_16816...</text:a>
", "<text:a xlink:type="simple" xlink:href="https://static.ukrinform.com/photos/2023_04/1681630940-368.jpg" text:style-name="Internet_20_link" text:visited-style-name="Visited_20_Internet_20_Link">
1681630940-36...</text:a>
", "<text:a xlink:type="simple" xlink:href="https://static.ukrinform.com/photos/2023_04/1681630940-639.jpg" text:style-name="Internet_20_link" text:visited-style-name="Visited_20_Internet_20_Link">
1681630940-63...</text:a>
", "<text:a xlink:type="simple" xlink:href="https://static.ukrinform.com/photos/2023_04/1681630939-583.jpg" text:style-name="Internet_20_link" text:visited-style-name="Visited_20_Internet_20_Link">
1681630939-58...</text:a>
"]</text:p>
      <text:p text:style-name="P4">
Tags: ['ДСНС', 'Повінь', 'Чернігівщина', 'Київщина']</text:p>
      <text:p text:style-name="P4">
Type: Article</text:p>
      <!--METADATA-->
      <text:p text:style-name="P4">
<draw:frame draw:style-name="fr1" draw:name="Image87" text:anchor-type="as-char" svg:width="6.9236in" svg:height="3.956343in" draw:z-index="0">
<draw:image xlink:href="../Images/yкринформ/2023-04-16T10-44-51-03-00/630_360_1681630939-845.jpg" xlink:type="simple" xlink:show="embed" xlink:actuate="onLoad" draw:mime-type="image/jpeg"/>
</draw:frame>
 В Україністаном на 9:00 неділі, 16 квітня, є підтопленими 916 дворогосподарств (городи,подвір’я) та 225 будинків, з них 187 дачних.</text:p>
      <text:p text:style-name="P4">
Як передає Укрінформ, про це повідомляє <text:a xlink:type="simple" xlink:href="https://dsns.gov.ua/uk/news/nadzvicaini-podiyi/kontakti-pres-sluzbi-foto-video-operativna-informaciia-shhodo-likvidaciyi-naslidkiv-castkovix-pidtoplen-na-teritoriyi-ukrayini-stanom-na-0900" text:style-name="Internet_20_link" text:visited-style-name="Visited_20_Internet_20_Link">
</text:a>
 .</text:p>
      <text:p text:style-name="P4">
“У Волинській, Рівненській та Черкаській областях підтоплено 10 тис. 747 гасільгоспугідь. Порушено транспортне сполучення до 30 населених пунктів: уЧернігівській області до 29, у Київській до одного”, - ідеться у повідомленні.</text:p>
      <text:p text:style-name="P4">
<draw:frame draw:style-name="fr1" draw:name="Image88" text:anchor-type="as-char" svg:width="6.9236in" svg:height="5.1927in" draw:z-index="0">
<draw:image xlink:href="../Images/yкринформ/2023-04-16T10-44-51-03-00/1681630940-368.jpg" xlink:type="simple" xlink:show="embed" xlink:actuate="onLoad" draw:mime-type="image/jpeg"/>
</draw:frame>
</text:p>
      <text:p text:style-name="P4">
Рятувальники з початку робіт підвезли для потреб постраждалого населення 24,1тонни питної води та 260 кг продуктів харчування; перевезли через водніперешкоди 1 тис. 344 особи, евакуювали 22 громадян; відкачали 10 тис. 570кубометрів води з 79 домогосподарств.</text:p>
      <text:p text:style-name="P4">
<text:span text:style-name="T4">
Читайте також:</text:span>
 <text:a xlink:type="simple" xlink:href="https://www.ukrinform.ua/rubric-regions/3696381-na-cerkasini-cerez-pidtoplenna-evakuuvali-10-ziteliv.html" text:style-name="Internet_20_link" text:visited-style-name="Visited_20_Internet_20_Link">
 <text:span text:style-name="T4">
підтоп</text:span>
 </text:a>
</text:p>
      <text:p text:style-name="P4">
Для моніторингу та координації дій у Київській та Чернігівській областяхзадіяні мобільні оперативні групи <text:a xlink:type="simple" xlink:href="https://www.ukrinform.ua/tag-dsns" text:style-name="Internet_20_link" text:visited-style-name="Visited_20_Internet_20_Link">
 </text:a>
 ,якими здійснюють повітряну розвідку підтоплених територій із застосуваннямБПЛА.</text:p>
      <text:p text:style-name="P4">
<draw:frame draw:style-name="fr1" draw:name="Image89" text:anchor-type="as-char" svg:width="6.9236in" svg:height="5.1927in" draw:z-index="0">
<draw:image xlink:href="../Images/yкринформ/2023-04-16T10-44-51-03-00/1681630940-639.jpg" xlink:type="simple" xlink:show="embed" xlink:actuate="onLoad" draw:mime-type="image/jpeg"/>
</draw:frame>
</text:p>
      <text:p text:style-name="P4">
На Чернігівщину додатково направили 5 болотоходів "Богун" та залучили 10плавзасобів.</text:p>
      <text:p text:style-name="P4">
<draw:frame draw:style-name="fr1" draw:name="Image90" text:anchor-type="as-char" svg:width="6.9236in" svg:height="5.1927in" draw:z-index="0">
<draw:image xlink:href="../Images/yкринформ/2023-04-16T10-44-51-03-00/1681630939-583.jpg" xlink:type="simple" xlink:show="embed" xlink:actuate="onLoad" draw:mime-type="image/jpeg"/>
</draw:frame>
</text:p>
      <text:p text:style-name="P4">
Гідрологічна ситуація перебуває на посиленому контролі ДСНС.</text:p>
      <text:p text:style-name="P4">
Як повідомляв Укрінформ, станом на 16:00 суботи, 15 квітня в Україні булипідтопленими <text:a xlink:type="simple" xlink:href="https://www.ukrinform.ua/rubric-regions/3696391-v-ukraini-zalisautsa-pidtoplenimi-600-dvorogospodarstv-u-14-naselenih-punktah-dsns.html" text:style-name="Internet_20_link" text:visited-style-name="Visited_20_Internet_20_Link">
 </text:a>
(городи, подвір’я) у 14 населених пунктах.</text:p>
      <text:p text:style-name="P4">
Source: <text:a xlink:type="simple" xlink:href="https://www.ukrinform.ua/rubric-regions/3696555-v-ukraini-zrosla-kilkist-pidtoplen-voda-zalila-ponad-900-dvoriv-sotni-budinkiv.html" text:style-name="Internet_20_link" text:visited-style-name="Visited_20_Internet_20_Link">
https://www.ukrinform.ua/rubric-regions/3696555-v-ukraini-zrosla-kilkist-pidtoplen-voda-zalila-ponad-900-dvoriv-sotni-budinkiv.html</text:a>
</text:p>
      <!--NEWS-->
      <text:h text:style-name="P10" text:outline-level="1">
<text:span text:style-name="T4">
Air defense is active in Belgorod region</text:span>
</text:h>
      <text:p text:style-name="P4">
Authors: liveuamap (Language: en)</text:p>
      <text:p text:style-name="P4">
Time: 2023-04-16T10:45:09</text:p>
      <text:p text:style-name="P4">
Location: Belgorod, Belgorodskaya oblast' (Latitude:50.58847 Longtitude:36.57211)</text:p>
      <text:p text:style-name="P4">
Videos: []</text:p>
      <text:p text:style-name="P4">
Images: ["<text:a xlink:type="simple" xlink:href="https://liveuamap.com/pics/2023/04/16/22556572_0.jpg" text:style-name="Internet_20_link" text:visited-style-name="Visited_20_Internet_20_Link">
22556572_0.jpg</text:a>
", "<text:a xlink:type="simple" xlink:href="https://liveuamap.com/pics/2023/04/16/22556572_1.jpg" text:style-name="Internet_20_link" text:visited-style-name="Visited_20_Internet_20_Link">
22556572_1.jpg</text:a>
", "<text:a xlink:type="simple" xlink:href="https://liveuamap.com/pics/2023/04/16/22556572_2.jpg" text:style-name="Internet_20_link" text:visited-style-name="Visited_20_Internet_20_Link">
22556572_2.jpg</text:a>
"]</text:p>
      <text:p text:style-name="P4">
Tags: ["Russia"]</text:p>
      <text:p text:style-name="P4">
ID: 22556572</text:p>
      <!--METADATA-->
      <text:p text:style-name="P4">
Air defense is active in Belgorod region</text:p>
      <text:p text:style-name="P4">
<draw:frame draw:style-name="fr1" draw:name="Image91" text:anchor-type="as-char" svg:width="6.9236in" svg:height="9.231467in" draw:z-index="0">
<draw:image xlink:href="../Images/liveuamap/2023-04-16T10-45-09/22556572_0.jpg" xlink:type="simple" xlink:show="embed" xlink:actuate="onLoad" draw:mime-type="image/jpeg"/>
</draw:frame>
<draw:frame draw:style-name="fr1" draw:name="Image92" text:anchor-type="as-char" svg:width="6.9236in" svg:height="4.578231in" draw:z-index="0">
<draw:image xlink:href="../Images/liveuamap/2023-04-16T10-45-09/22556572_1.jpg" xlink:type="simple" xlink:show="embed" xlink:actuate="onLoad" draw:mime-type="image/jpeg"/>
</draw:frame>
<draw:frame draw:style-name="fr1" draw:name="Image93" text:anchor-type="as-char" svg:width="6.9236in" svg:height="6.9236in" draw:z-index="0">
<draw:image xlink:href="../Images/liveuamap/2023-04-16T10-45-09/22556572_2.jpg" xlink:type="simple" xlink:show="embed" xlink:actuate="onLoad" draw:mime-type="image/jpeg"/>
</draw:frame>
</text:p>
      <text:p text:style-name="P4">
News Collection Link: <text:a xlink:type="simple" xlink:href="https://liveuamap.com/en/2023/16-april-air-defense-is-active-in-belgorod-region-" text:style-name="Internet_20_link" text:visited-style-name="Visited_20_Internet_20_Link">
https://liveuamap.com/en/2023/16-april-air-defense-is-active-in-belgorod-region-</text:a>
</text:p>
      <text:p text:style-name="P4">
Source: <text:a xlink:type="simple" xlink:href="https://t.me/huyovy_kharkiv/106369" text:style-name="Internet_20_link" text:visited-style-name="Visited_20_Internet_20_Link">
https://t.me/huyovy_kharkiv/106369</text:a>
</text:p>
      <!--NEWS-->
      <text:h text:style-name="P10" text:outline-level="1">
<text:span text:style-name="T4">
У 21-у турі УПЛ в неділю зіграють два матчі</text:span>
</text:h>
      <text:p text:style-name="P4">
Authors: Ukrinform (Person)</text:p>
      <text:p text:style-name="P4">
Publisher: Укринформ (Organization)</text:p>
      <text:p text:style-name="P4">
Published Time: 2023-04-16T10:48:09+03:00</text:p>
      <text:p text:style-name="P4">
Modified Time: 2023-04-16T10:48:09+03:00</text:p>
      <text:p text:style-name="P4">
Description: Двома поєдинками завершиться 21-й тур чемпіонату України з футболу. — Укрінформ.</text:p>
      <text:p text:style-name="P4">
Images: ["<text:a xlink:type="simple" xlink:href="https://static.ukrinform.com/photos/2023_04/thumb_files/630_360_1681631212-757.jpg" text:style-name="Internet_20_link" text:visited-style-name="Visited_20_Internet_20_Link">
630_360_16816...</text:a>
"]</text:p>
      <text:p text:style-name="P4">
Tags: ['Футбол', 'Львів', "Прем'єр-ліга", 'Ворскла', 'Чорноморець', 'Шахтар']</text:p>
      <text:p text:style-name="P4">
Type: Article</text:p>
      <!--METADATA-->
      <text:p text:style-name="P4">
<draw:frame draw:style-name="fr1" draw:name="Image94" text:anchor-type="as-char" svg:width="6.9236in" svg:height="3.956343in" draw:z-index="0">
<draw:image xlink:href="../Images/yкринформ/2023-04-16T10-48-09-03-00/630_360_1681631212-757.jpg" xlink:type="simple" xlink:show="embed" xlink:actuate="onLoad" draw:mime-type="image/jpeg"/>
</draw:frame>
 Двомапоєдинками завершиться 21-й тур чемпіонату України з футболу.</text:p>
      <text:p text:style-name="P4">
о 14:00 «Шахтар» зіграє з «Львовом» у Харкові, передає Укрінформ.</text:p>
      <text:p text:style-name="P4">
Ще один поєдинок в Одесі між «Чорноморцем» і «Ворсклою» розпочнеться о 15:00.</text:p>
      <text:p text:style-name="P4">
Результати 21-го туру Української прем'єр-ліги:</text:p>
      <text:p text:style-name="P4">
«Минай» - «Кривбас» (Кривий Ріг) - 1:0</text:p>
      <text:p text:style-name="P4">
«Інгулець» (Петрове) - «Колос» (Ковалівка) - 0:1</text:p>
      <text:p text:style-name="P4">
«Рух» (Львів) - «Динамо» (Київ) - 1:1</text:p>
      <text:p text:style-name="P4">
«Металіст» (Харків) - «Верес» (Рівне) - 5:5</text:p>
      <text:p text:style-name="P4">
«Зоря» (Луганськ) - «Дніпро-1» (Дніпро) - 2:1</text:p>
      <text:p text:style-name="P4">
«Металіст-1925» (Харків) - «Олександрія» - 0:0.</text:p>
      <text:p text:style-name="P4">
<text:span text:style-name="T4">
Читайте також:</text:span>
 <text:a xlink:type="simple" xlink:href="https://www.ukrinform.ua/rubric-sports/3696367-upl-zora-peremogla-dnipro1-metalist1925-i-oleksandria-podilili-ocki.html" text:style-name="Internet_20_link" text:visited-style-name="Visited_20_Internet_20_Link">
 </text:a>
</text:p>
      <text:p text:style-name="P4">
Становище лідерів: «Шахтар» - 49 очок (після 20-ти ігор), «Дніпро-1» - 45(20), «Зоря» - 43 (21), «Динамо» - 40 (21), «Олександрія» - 33 (20), «Колос» -30 (21).</text:p>
      <text:p text:style-name="P4">
Фото: upl.ua</text:p>
      <text:p text:style-name="P4">
Source: <text:a xlink:type="simple" xlink:href="https://www.ukrinform.ua/rubric-sports/3696557-u-21u-turi-upl-v-nedilu-zigraut-dva-matci.html" text:style-name="Internet_20_link" text:visited-style-name="Visited_20_Internet_20_Link">
https://www.ukrinform.ua/rubric-sports/3696557-u-21u-turi-upl-v-nedilu-zigraut-dva-matci.html</text:a>
</text:p>
      <!--NEWS-->
      <text:h text:style-name="P10" text:outline-level="1">
<text:span text:style-name="T4">
На Запоріжжі російські ракети зруйнували церкву, де мала відбутися Великодня служба</text:span>
</text:h>
      <text:p text:style-name="P4">
Authors: Ukrinform (Person)</text:p>
      <text:p text:style-name="P4">
Publisher: Укринформ (Organization)</text:p>
      <text:p text:style-name="P4">
Published Time: 2023-04-16T11:02:00+03:00</text:p>
      <text:p text:style-name="P4">
Modified Time: 2023-04-16T11:02:00+03:00</text:p>
      <text:p text:style-name="P4">
Description: російська армія близько 2:30 ночі випустила ракети С-300 по Кушугумській громаді, що неподалік Запоріжжя. Зруйновано церкву 1906 року, центральну бібліотеку, молитовний будинок. — Укрінформ.</text:p>
      <text:p text:style-name="P4">
Images: ["<text:a xlink:type="simple" xlink:href="https://static.ukrinform.com/photos/2023_04/thumb_files/630_360_1681631529-273.jpg" text:style-name="Internet_20_link" text:visited-style-name="Visited_20_Internet_20_Link">
630_360_16816...</text:a>
", "<text:a xlink:type="simple" xlink:href="https://static.ukrinform.com/photos/2023_04/thumb_files/630_360_1681644260-1144.jpeg" text:style-name="Internet_20_link" text:visited-style-name="Visited_20_Internet_20_Link">
630_360_16816...</text:a>
", "<text:a xlink:type="simple" xlink:href="https://static.ukrinform.com/photos/2023_04/thumb_files/630_360_1681644260-5107.jpeg" text:style-name="Internet_20_link" text:visited-style-name="Visited_20_Internet_20_Link">
630_360_16816...</text:a>
", "<text:a xlink:type="simple" xlink:href="https://static.ukrinform.com/photos/2023_04/thumb_files/630_360_1681644260-8999.jpeg" text:style-name="Internet_20_link" text:visited-style-name="Visited_20_Internet_20_Link">
630_360_16816...</text:a>
", "<text:a xlink:type="simple" xlink:href="https://static.ukrinform.com/photos/2023_04/thumb_files/630_360_1681644260-9661.jpeg" text:style-name="Internet_20_link" text:visited-style-name="Visited_20_Internet_20_Link">
630_360_16816...</text:a>
", "<text:a xlink:type="simple" xlink:href="https://static.ukrinform.com/photos/2023_04/thumb_files/630_360_1681644260-8196.jpeg" text:style-name="Internet_20_link" text:visited-style-name="Visited_20_Internet_20_Link">
630_360_16816...</text:a>
", "<text:a xlink:type="simple" xlink:href="https://static.ukrinform.com/photos/2023_04/thumb_files/630_360_1681644260-8341.jpeg" text:style-name="Internet_20_link" text:visited-style-name="Visited_20_Internet_20_Link">
630_360_16816...</text:a>
", "<text:a xlink:type="simple" xlink:href="https://static.ukrinform.com/photos/2023_04/thumb_files/630_360_1681644261-3821.jpeg" text:style-name="Internet_20_link" text:visited-style-name="Visited_20_Internet_20_Link">
630_360_16816...</text:a>
", "<text:a xlink:type="simple" xlink:href="https://static.ukrinform.com/photos/2023_04/thumb_files/630_360_1681644261-6941.jpeg" text:style-name="Internet_20_link" text:visited-style-name="Visited_20_Internet_20_Link">
630_360_16816...</text:a>
", "<text:a xlink:type="simple" xlink:href="https://static.ukrinform.com/photos/2023_04/thumb_files/630_360_1681644261-5014.jpeg" text:style-name="Internet_20_link" text:visited-style-name="Visited_20_Internet_20_Link">
630_360_16816...</text:a>
", "<text:a xlink:type="simple" xlink:href="https://static.ukrinform.com/photos/2023_04/thumb_files/630_360_1681644261-4526.jpeg" text:style-name="Internet_20_link" text:visited-style-name="Visited_20_Internet_20_Link">
630_360_16816...</text:a>
", "<text:a xlink:type="simple" xlink:href="https://static.ukrinform.com/photos/2023_04/thumb_files/630_360_1681644261-2549.jpeg" text:style-name="Internet_20_link" text:visited-style-name="Visited_20_Internet_20_Link">
630_360_16816...</text:a>
", "<text:a xlink:type="simple" xlink:href="https://static.ukrinform.com/photos/2023_04/thumb_files/630_360_1681644261-1035.jpeg" text:style-name="Internet_20_link" text:visited-style-name="Visited_20_Internet_20_Link">
630_360_16816...</text:a>
", "<text:a xlink:type="simple" xlink:href="https://static.ukrinform.com/photos/2023_04/thumb_files/630_360_1681644262-3347.jpeg" text:style-name="Internet_20_link" text:visited-style-name="Visited_20_Internet_20_Link">
630_360_16816...</text:a>
", "<text:a xlink:type="simple" xlink:href="https://static.ukrinform.com/photos/2023_04/thumb_files/630_360_1681644262-5068.jpeg" text:style-name="Internet_20_link" text:visited-style-name="Visited_20_Internet_20_Link">
630_360_16816...</text:a>
", "<text:a xlink:type="simple" xlink:href="https://static.ukrinform.com/photos/2023_04/thumb_files/630_360_1681644262-4747.jpeg" text:style-name="Internet_20_link" text:visited-style-name="Visited_20_Internet_20_Link">
630_360_16816...</text:a>
", "<text:a xlink:type="simple" xlink:href="https://static.ukrinform.com/photos/2023_04/thumb_files/630_360_1681644262-6213.jpeg" text:style-name="Internet_20_link" text:visited-style-name="Visited_20_Internet_20_Link">
630_360_16816...</text:a>
", "<text:a xlink:type="simple" xlink:href="https://static.ukrinform.com/photos/2023_04/1681628210-631.jpg" text:style-name="Internet_20_link" text:visited-style-name="Visited_20_Internet_20_Link">
1681628210-63...</text:a>
", "<text:a xlink:type="simple" xlink:href="https://static.ukrinform.com/photos/2023_04/1681628208-764.jpg" text:style-name="Internet_20_link" text:visited-style-name="Visited_20_Internet_20_Link">
1681628208-76...</text:a>
", "<text:a xlink:type="simple" xlink:href="https://static.ukrinform.com/photos/2023_04/1681628210-131.jpg" text:style-name="Internet_20_link" text:visited-style-name="Visited_20_Internet_20_Link">
1681628210-13...</text:a>
"]</text:p>
      <text:p text:style-name="P4">
Tags: ['Церква', 'Запоріжжя', 'Ракетний удар']</text:p>
      <text:p text:style-name="P4">
Type: Article</text:p>
      <!--METADATA-->
      <text:p text:style-name="P4">
<draw:frame draw:style-name="fr1" draw:name="Image95" text:anchor-type="as-char" svg:width="6.9236in" svg:height="3.956343in" draw:z-index="0">
<draw:image xlink:href="../Images/yкринформ/2023-04-16T11-02-00-03-00/630_360_1681631529-273.jpg" xlink:type="simple" xlink:show="embed" xlink:actuate="onLoad" draw:mime-type="image/jpeg"/>
</draw:frame>
 російськаармія близько 2:30 ночі випустила ракети С-300 по Кушугумській громаді, щонеподалік Запоріжжя. Зруйновано церкву 1906 року, центральну бібліотеку,молитовний будинок.</text:p>
      <text:p text:style-name="P4">
Про це повідомляє кореспондент Укрінформу.</text:p>
      <text:p text:style-name="P4">
<draw:frame draw:style-name="fr1" draw:name="Image96" text:anchor-type="as-char" svg:width="6.9236in" svg:height="3.956343in" draw:z-index="0">
<draw:image xlink:href="../Images/yкринформ/2023-04-16T11-02-00-03-00/630_360_1681644260-1144.jpeg" xlink:type="simple" xlink:show="embed" xlink:actuate="onLoad" draw:mime-type="image/jpeg"/>
</draw:frame>
 НаЗапоріжжі російські ракети зруйнували церкву / Фото: Дмитро Смольєнко.Укрінформ  <text:a xlink:type="simple" xlink:href="https://static.ukrinform.com/photos/2023_04/1681644260-1144.jpeg" text:style-name="Internet_20_link" text:visited-style-name="Visited_20_Internet_20_Link">
<draw:frame draw:style-name="fr1" draw:name="Image97" text:anchor-type="as-char" svg:width="6.9236in" svg:height="3.956343in" draw:z-index="0">
<draw:image xlink:href="../Images/yкринформ/2023-04-16T11-02-00-03-00/630_360_1681644260-1144.jpeg" xlink:type="simple" xlink:show="embed" xlink:actuate="onLoad" draw:mime-type="image/jpeg"/>
</draw:frame>
</text:a>
 <text:a xlink:type="simple" xlink:href="https://static.ukrinform.com/photos/2023_04/1681644260-5107.jpeg" text:style-name="Internet_20_link" text:visited-style-name="Visited_20_Internet_20_Link">
<draw:frame draw:style-name="fr1" draw:name="Image98" text:anchor-type="as-char" svg:width="6.9236in" svg:height="3.956343in" draw:z-index="0">
<draw:image xlink:href="../Images/yкринформ/2023-04-16T11-02-00-03-00/630_360_1681644260-5107.jpeg" xlink:type="simple" xlink:show="embed" xlink:actuate="onLoad" draw:mime-type="image/jpeg"/>
</draw:frame>
</text:a>
 <text:a xlink:type="simple" xlink:href="https://static.ukrinform.com/photos/2023_04/1681644260-8999.jpeg" text:style-name="Internet_20_link" text:visited-style-name="Visited_20_Internet_20_Link">
<draw:frame draw:style-name="fr1" draw:name="Image99" text:anchor-type="as-char" svg:width="6.9236in" svg:height="3.956343in" draw:z-index="0">
<draw:image xlink:href="../Images/yкринформ/2023-04-16T11-02-00-03-00/630_360_1681644260-8999.jpeg" xlink:type="simple" xlink:show="embed" xlink:actuate="onLoad" draw:mime-type="image/jpeg"/>
</draw:frame>
</text:a>
 <text:a xlink:type="simple" xlink:href="https://static.ukrinform.com/photos/2023_04/1681644260-9661.jpeg" text:style-name="Internet_20_link" text:visited-style-name="Visited_20_Internet_20_Link">
<draw:frame draw:style-name="fr1" draw:name="Image100" text:anchor-type="as-char" svg:width="6.9236in" svg:height="3.956343in" draw:z-index="0">
<draw:image xlink:href="../Images/yкринформ/2023-04-16T11-02-00-03-00/630_360_1681644260-9661.jpeg" xlink:type="simple" xlink:show="embed" xlink:actuate="onLoad" draw:mime-type="image/jpeg"/>
</draw:frame>
</text:a>
 <text:a xlink:type="simple" xlink:href="https://static.ukrinform.com/photos/2023_04/1681644260-8196.jpeg" text:style-name="Internet_20_link" text:visited-style-name="Visited_20_Internet_20_Link">
<draw:frame draw:style-name="fr1" draw:name="Image101" text:anchor-type="as-char" svg:width="6.9236in" svg:height="3.956343in" draw:z-index="0">
<draw:image xlink:href="../Images/yкринформ/2023-04-16T11-02-00-03-00/630_360_1681644260-8196.jpeg" xlink:type="simple" xlink:show="embed" xlink:actuate="onLoad" draw:mime-type="image/jpeg"/>
</draw:frame>
</text:a>
 <text:a xlink:type="simple" xlink:href="https://static.ukrinform.com/photos/2023_04/1681644260-8341.jpeg" text:style-name="Internet_20_link" text:visited-style-name="Visited_20_Internet_20_Link">
<draw:frame draw:style-name="fr1" draw:name="Image102" text:anchor-type="as-char" svg:width="6.9236in" svg:height="3.956343in" draw:z-index="0">
<draw:image xlink:href="../Images/yкринформ/2023-04-16T11-02-00-03-00/630_360_1681644260-8341.jpeg" xlink:type="simple" xlink:show="embed" xlink:actuate="onLoad" draw:mime-type="image/jpeg"/>
</draw:frame>
</text:a>
 <text:a xlink:type="simple" xlink:href="https://static.ukrinform.com/photos/2023_04/1681644261-3821.jpeg" text:style-name="Internet_20_link" text:visited-style-name="Visited_20_Internet_20_Link">
<draw:frame draw:style-name="fr1" draw:name="Image103" text:anchor-type="as-char" svg:width="6.9236in" svg:height="3.956343in" draw:z-index="0">
<draw:image xlink:href="../Images/yкринформ/2023-04-16T11-02-00-03-00/630_360_1681644261-3821.jpeg" xlink:type="simple" xlink:show="embed" xlink:actuate="onLoad" draw:mime-type="image/jpeg"/>
</draw:frame>
</text:a>
 <text:a xlink:type="simple" xlink:href="https://static.ukrinform.com/photos/2023_04/1681644261-6941.jpeg" text:style-name="Internet_20_link" text:visited-style-name="Visited_20_Internet_20_Link">
<draw:frame draw:style-name="fr1" draw:name="Image104" text:anchor-type="as-char" svg:width="6.9236in" svg:height="3.956343in" draw:z-index="0">
<draw:image xlink:href="../Images/yкринформ/2023-04-16T11-02-00-03-00/630_360_1681644261-6941.jpeg" xlink:type="simple" xlink:show="embed" xlink:actuate="onLoad" draw:mime-type="image/jpeg"/>
</draw:frame>
</text:a>
 <text:a xlink:type="simple" xlink:href="https://static.ukrinform.com/photos/2023_04/1681644261-5014.jpeg" text:style-name="Internet_20_link" text:visited-style-name="Visited_20_Internet_20_Link">
<draw:frame draw:style-name="fr1" draw:name="Image105" text:anchor-type="as-char" svg:width="6.9236in" svg:height="3.956343in" draw:z-index="0">
<draw:image xlink:href="../Images/yкринформ/2023-04-16T11-02-00-03-00/630_360_1681644261-5014.jpeg" xlink:type="simple" xlink:show="embed" xlink:actuate="onLoad" draw:mime-type="image/jpeg"/>
</draw:frame>
</text:a>
 <text:a xlink:type="simple" xlink:href="https://static.ukrinform.com/photos/2023_04/1681644261-4526.jpeg" text:style-name="Internet_20_link" text:visited-style-name="Visited_20_Internet_20_Link">
<draw:frame draw:style-name="fr1" draw:name="Image106" text:anchor-type="as-char" svg:width="6.9236in" svg:height="3.956343in" draw:z-index="0">
<draw:image xlink:href="../Images/yкринформ/2023-04-16T11-02-00-03-00/630_360_1681644261-4526.jpeg" xlink:type="simple" xlink:show="embed" xlink:actuate="onLoad" draw:mime-type="image/jpeg"/>
</draw:frame>
</text:a>
 <text:a xlink:type="simple" xlink:href="https://static.ukrinform.com/photos/2023_04/1681644261-2549.jpeg" text:style-name="Internet_20_link" text:visited-style-name="Visited_20_Internet_20_Link">
<draw:frame draw:style-name="fr1" draw:name="Image107" text:anchor-type="as-char" svg:width="6.9236in" svg:height="3.956343in" draw:z-index="0">
<draw:image xlink:href="../Images/yкринформ/2023-04-16T11-02-00-03-00/630_360_1681644261-2549.jpeg" xlink:type="simple" xlink:show="embed" xlink:actuate="onLoad" draw:mime-type="image/jpeg"/>
</draw:frame>
</text:a>
 <text:a xlink:type="simple" xlink:href="https://static.ukrinform.com/photos/2023_04/1681644261-1035.jpeg" text:style-name="Internet_20_link" text:visited-style-name="Visited_20_Internet_20_Link">
<draw:frame draw:style-name="fr1" draw:name="Image108" text:anchor-type="as-char" svg:width="6.9236in" svg:height="3.956343in" draw:z-index="0">
<draw:image xlink:href="../Images/yкринформ/2023-04-16T11-02-00-03-00/630_360_1681644261-1035.jpeg" xlink:type="simple" xlink:show="embed" xlink:actuate="onLoad" draw:mime-type="image/jpeg"/>
</draw:frame>
</text:a>
 <text:a xlink:type="simple" xlink:href="https://static.ukrinform.com/photos/2023_04/1681644262-3347.jpeg" text:style-name="Internet_20_link" text:visited-style-name="Visited_20_Internet_20_Link">
<draw:frame draw:style-name="fr1" draw:name="Image109" text:anchor-type="as-char" svg:width="6.9236in" svg:height="3.956343in" draw:z-index="0">
<draw:image xlink:href="../Images/yкринформ/2023-04-16T11-02-00-03-00/630_360_1681644262-3347.jpeg" xlink:type="simple" xlink:show="embed" xlink:actuate="onLoad" draw:mime-type="image/jpeg"/>
</draw:frame>
</text:a>
 <text:a xlink:type="simple" xlink:href="https://static.ukrinform.com/photos/2023_04/1681644262-5068.jpeg" text:style-name="Internet_20_link" text:visited-style-name="Visited_20_Internet_20_Link">
<draw:frame draw:style-name="fr1" draw:name="Image110" text:anchor-type="as-char" svg:width="6.9236in" svg:height="3.956343in" draw:z-index="0">
<draw:image xlink:href="../Images/yкринформ/2023-04-16T11-02-00-03-00/630_360_1681644262-5068.jpeg" xlink:type="simple" xlink:show="embed" xlink:actuate="onLoad" draw:mime-type="image/jpeg"/>
</draw:frame>
</text:a>
 <text:a xlink:type="simple" xlink:href="https://static.ukrinform.com/photos/2023_04/1681644262-4747.jpeg" text:style-name="Internet_20_link" text:visited-style-name="Visited_20_Internet_20_Link">
<draw:frame draw:style-name="fr1" draw:name="Image111" text:anchor-type="as-char" svg:width="6.9236in" svg:height="3.956343in" draw:z-index="0">
<draw:image xlink:href="../Images/yкринформ/2023-04-16T11-02-00-03-00/630_360_1681644262-4747.jpeg" xlink:type="simple" xlink:show="embed" xlink:actuate="onLoad" draw:mime-type="image/jpeg"/>
</draw:frame>
</text:a>
 <text:a xlink:type="simple" xlink:href="https://static.ukrinform.com/photos/2023_04/1681644262-6213.jpeg" text:style-name="Internet_20_link" text:visited-style-name="Visited_20_Internet_20_Link">
<draw:frame draw:style-name="fr1" draw:name="Image112" text:anchor-type="as-char" svg:width="6.9236in" svg:height="3.956343in" draw:z-index="0">
<draw:image xlink:href="../Images/yкринформ/2023-04-16T11-02-00-03-00/630_360_1681644262-6213.jpeg" xlink:type="simple" xlink:show="embed" xlink:actuate="onLoad" draw:mime-type="image/jpeg"/>
</draw:frame>
</text:a>
</text:p>
      <text:p text:style-name="P4">
"росіяни вночі обстріляли Комишуваху ракетами С-300. Одна з яких влучила вцеркву. Це Українська православна церква Святого Архангела Михаїла, нашцентральний храм селища Комишуваха. Дякуючи богу та здоровому глузду нашихсвященнослужителів, у цей час не було проведено службу в ньому і не булоосвячення пасок, бо зазвичай тут дуже людяно", - зазначив голова громади ЮрійКарапетян.</text:p>
      <text:p text:style-name="P4">
<draw:frame draw:style-name="fr1" draw:name="Image113" text:anchor-type="as-char" svg:width="6.9236in" svg:height="5.1927in" draw:z-index="0">
<draw:image xlink:href="../Images/yкринформ/2023-04-16T11-02-00-03-00/1681628210-631.jpg" xlink:type="simple" xlink:show="embed" xlink:actuate="onLoad" draw:mime-type="image/jpeg"/>
</draw:frame>
</text:p>
      <text:p text:style-name="P4">
Крім того, в селищі пошкоджено центральну бібліотеку, а також будівлю іншоїрелігійної організації.</text:p>
      <text:p text:style-name="P4">
За словами настоятеля храму отця Володимира, перша святкова служба сьогоднімала проводитись о 5-й ранку.</text:p>
      <text:p text:style-name="P4">
"Була вказівка, аби нічних служб через загрозу ракетної атаки не проводили. Мипланували о 5-й ранку провести службу та освячувати паски. Близько 2:30 почуливибух. Всі служби відклали, розбираємо завали", - сказав він.</text:p>
      <text:p text:style-name="P4">
<draw:frame draw:style-name="fr1" draw:name="Image114" text:anchor-type="as-char" svg:width="6.9236in" svg:height="5.1927in" draw:z-index="0">
<draw:image xlink:href="../Images/yкринформ/2023-04-16T11-02-00-03-00/1681628208-764.jpg" xlink:type="simple" xlink:show="embed" xlink:actuate="onLoad" draw:mime-type="image/jpeg"/>
</draw:frame>
</text:p>
      <text:p text:style-name="P4">
За його словами, цей храм 1906 року. Раніше тут була каплиця, потім магазин,пізніше вже облаштували храм.</text:p>
      <text:p text:style-name="P4">
<text:span text:style-name="T4">
Читайте також:</text:span>
 <text:a xlink:type="simple" xlink:href="https://www.ukrinform.ua/rubric-ato/3696483-rosiani-zavdali-masovanogo-udaru-po-zaporizkij-oblasti-poskodzena-cerkva.html" text:style-name="Internet_20_link" text:visited-style-name="Visited_20_Internet_20_Link">
 <text:span text:style-name="T4">
Запорі</text:span>
 </text:a>
</text:p>
      <text:p text:style-name="P4">
<draw:frame draw:style-name="fr1" draw:name="Image115" text:anchor-type="as-char" svg:width="6.9236in" svg:height="5.1927in" draw:z-index="0">
<draw:image xlink:href="../Images/yкринформ/2023-04-16T11-02-00-03-00/1681628210-131.jpg" xlink:type="simple" xlink:show="embed" xlink:actuate="onLoad" draw:mime-type="image/jpeg"/>
</draw:frame>
</text:p>
      <text:p text:style-name="P4">
Наразі в громаді проживає близько 8 000 людей, у той час як доповномасштабного вторгнення було 13 000.</text:p>
      <text:p text:style-name="P4">
Попередньо, внаслідок нічної ракетної атаки одна людина постраждала та наразізнаходиться в <text:a xlink:type="simple" xlink:href="https://www.ukrinform.ua/tag-bolnica" text:style-name="Internet_20_link" text:visited-style-name="Visited_20_Internet_20_Link">
 </text:a>
 .</text:p>
      <text:p text:style-name="P4">
Як повідомляв Укрінформ, на Миколаївщині <text:a xlink:type="simple" xlink:href="https://www.ukrinform.ua/rubric-ato/3696503-na-mikolaivsini-vnaslidok-obstrilu-zaginuli-dvoe-pidlitkiv.html" text:style-name="Internet_20_link" text:visited-style-name="Visited_20_Internet_20_Link">
 </text:a>
загинули двоє підлітків.</text:p>
      <text:p text:style-name="P4">
<text:span text:style-name="T5">
Фото: Ольга Звонарьова</text:span>
</text:p>
      <text:p text:style-name="P4">
Source: <text:a xlink:type="simple" xlink:href="https://www.ukrinform.ua/rubric-regions/3696559-na-zaporizzi-rosijski-raketi-zrujnuvali-cerkvu-de-mala-vidbutisa-velikodna-sluzba.html" text:style-name="Internet_20_link" text:visited-style-name="Visited_20_Internet_20_Link">
https://www.ukrinform.ua/rubric-regions/3696559-na-zaporizzi-rosijski-raketi-zrujnuvali-cerkvu-de-mala-vidbutisa-velikodna-sluzba.html</text:a>
</text:p>
      <!--NEWS-->
      <text:h text:style-name="P10" text:outline-level="1">
<text:span text:style-name="T4">
Катер КНДР перетнув кордон Кореї, по ньому відкрили попереджувальний вогонь</text:span>
</text:h>
      <text:p text:style-name="P4">
Authors: Ukrinform (Person)</text:p>
      <text:p text:style-name="P4">
Publisher: Укринформ (Organization)</text:p>
      <text:p text:style-name="P4">
Published Time: 2023-04-16T11:12:47+03:00</text:p>
      <text:p text:style-name="P4">
Modified Time: 2023-04-16T11:12:47+03:00</text:p>
      <text:p text:style-name="P4">
Description: Корабель військово-морських сил (ВМС) Південної Кореї зробив попереджувальні постріли у відповідь на фактичний перетин морського кордону катером Північної Кореї. — Укрінформ.</text:p>
      <text:p text:style-name="P4">
Images: ["<text:a xlink:type="simple" xlink:href="https://static.ukrinform.com/photos/2018_06/thumb_files/630_360_1529041560-9666.jpg" text:style-name="Internet_20_link" text:visited-style-name="Visited_20_Internet_20_Link">
630_360_15290...</text:a>
", "<text:a xlink:type="simple" xlink:href="https://static.ukrinform.com/photos/2023_04/1681632591-340.jpg" text:style-name="Internet_20_link" text:visited-style-name="Visited_20_Internet_20_Link">
1681632591-34...</text:a>
"]</text:p>
      <text:p text:style-name="P4">
Tags: ['КНДР', 'Корея', 'Обстріл', 'Кордон']</text:p>
      <text:p text:style-name="P4">
Type: Article</text:p>
      <!--METADATA-->
      <text:p text:style-name="P4">
<draw:frame draw:style-name="fr1" draw:name="Image116" text:anchor-type="as-char" svg:width="6.9236in" svg:height="3.956343in" draw:z-index="0">
<draw:image xlink:href="../Images/yкринформ/2023-04-16T11-12-47-03-00/630_360_1529041560-9666.jpg" xlink:type="simple" xlink:show="embed" xlink:actuate="onLoad" draw:mime-type="image/jpeg"/>
</draw:frame>
 Корабельвійськово-морських сил (ВМС) Південної Кореї зробив попереджувальні постріли увідповідь на фактичний перетин морського кордону катером Північної Кореї.</text:p>
      <text:p text:style-name="P4">
Як передає Укрінформ, про це повідомляє <text:a xlink:type="simple" xlink:href="http://en.yna.co.kr/view/AEN20230416001551325" text:style-name="Internet_20_link" text:visited-style-name="Visited_20_Internet_20_Link">
</text:a>
 .</text:p>
      <text:p text:style-name="P4">
Північнокорейський катер перетнув Північну граничну лінію у водах на північнийсхід від південнокорейського острова Пенньондо у Жовтому морі у суботу об11:00 за місцевим часом. Такі дії спонукали ВМС Південної Кореї направити свійпатрульний катер класу Chamsuri, повідомляють в Об’єднаному комітетіначальників штабу.</text:p>
      <text:p text:style-name="P4">
<draw:frame draw:style-name="fr1" draw:name="Image117" text:anchor-type="as-char" svg:width="6.9236in" svg:height="4.59727in" draw:z-index="0">
<draw:image xlink:href="../Images/yкринформ/2023-04-16T11-12-47-03-00/1681632591-340.jpg" xlink:type="simple" xlink:show="embed" xlink:actuate="onLoad" draw:mime-type="image/jpeg"/>
</draw:frame>
</text:p>
      <text:p text:style-name="P4">
Після ігнорування човном Північної Кореї попереджувальних сигналів ПівденноїКореї та спроб зв’язку, південнокорейське судно здійснило 10 попереджувальнихпострілів із гармати та змусило човен <text:a xlink:type="simple" xlink:href="https://www.ukrinform.ua/tag-kndr" text:style-name="Internet_20_link" text:visited-style-name="Visited_20_Internet_20_Link">
 </text:a>
відступити.</text:p>
      <text:p text:style-name="P4">
Зазначається, що це стало першим випадком із березня минулого року, колиПівденна Корея також робила попереджувальний постріл у бік північнокорейськогопатрульного катера, що перетнув Північну граничну лінію.</text:p>
      <text:p text:style-name="P4">
<text:span text:style-name="T4">
Читайте також:</text:span>
 <text:a xlink:type="simple" xlink:href="https://www.ukrinform.ua/rubric-world/3696245-aponia-ssa-i-pivdenna-korea-posilat-obmin-danimi-pro-raketni-viprobuvanna-kndr.html" text:style-name="Internet_20_link" text:visited-style-name="Visited_20_Internet_20_Link">
 <text:span text:style-name="T4">
КНДР</text:span>
 </text:a>
</text:p>
      <text:p text:style-name="P4">
Як повідомляв Укрінформ, Північна Корея заявила про успішне випробуваннянапередодні нової міжконтинентальної балістичної ракети (МБР) на твердомупаливі Hwasong-18.</text:p>
      <text:p text:style-name="P4">
Source: <text:a xlink:type="simple" xlink:href="https://www.ukrinform.ua/rubric-world/3696563-kater-kndr-peretnuv-kordon-korei-po-nomu-vidkrili-poperedzuvalnij-vogon.html" text:style-name="Internet_20_link" text:visited-style-name="Visited_20_Internet_20_Link">
https://www.ukrinform.ua/rubric-world/3696563-kater-kndr-peretnuv-kordon-korei-po-nomu-vidkrili-poperedzuvalnij-vogon.html</text:a>
</text:p>
      <!--NEWS-->
      <text:h text:style-name="P10" text:outline-level="1">
<text:span text:style-name="T4">
Загарбники вночі випустили по Снігурівці близько десяти ракет С-300</text:span>
</text:h>
      <text:p text:style-name="P4">
Authors: Ukrinform (Person)</text:p>
      <text:p text:style-name="P4">
Publisher: Укринформ (Organization)</text:p>
      <text:p text:style-name="P4">
Published Time: 2023-04-16T11:13:00+03:00</text:p>
      <text:p text:style-name="P4">
Modified Time: 2023-04-16T11:13:00+03:00</text:p>
      <text:p text:style-name="P4">
Description: російські військові у Великодню ніч випустили по мирному населенню Снігурівки на Миколаївщині близько 10 ракет С-300. — Укрінформ.</text:p>
      <text:p text:style-name="P4">
Images: ["<text:a xlink:type="simple" xlink:href="https://static.ukrinform.com/photos/2023_04/thumb_files/630_360_1681632602-546.jpg" text:style-name="Internet_20_link" text:visited-style-name="Visited_20_Internet_20_Link">
630_360_16816...</text:a>
"]</text:p>
      <text:p text:style-name="P4">
Tags: ['Миколаївщина', 'Війна з росією', 'Ракетний удар']</text:p>
      <text:p text:style-name="P4">
Type: Article</text:p>
      <!--METADATA-->
      <text:p text:style-name="P4">
<draw:frame draw:style-name="fr1" draw:name="Image118" text:anchor-type="as-char" svg:width="6.9236in" svg:height="3.956343in" draw:z-index="0">
<draw:image xlink:href="../Images/yкринформ/2023-04-16T11-13-00-03-00/630_360_1681632602-546.jpg" xlink:type="simple" xlink:show="embed" xlink:actuate="onLoad" draw:mime-type="image/jpeg"/>
</draw:frame>
 російськівійськові у Великодню ніч випустили по мирному населенню Снігурівки наМиколаївщині близько 10 ракет С-300.</text:p>
      <text:p text:style-name="P4">
Як передає Укрінформ, про це Офіс генерального прокурора повідомив у <text:a xlink:type="simple" xlink:href="https://t.me/pgo_gov_ua/11290" text:style-name="Internet_20_link" text:visited-style-name="Visited_20_Internet_20_Link">
</text:a>
 .</text:p>
      <text:p text:style-name="P4">
«За попередніми даними, окупанти випустили близько 10 <text:a xlink:type="simple" xlink:href="https://www.ukrinform.ua/tag-raketa" text:style-name="Internet_20_link" text:visited-style-name="Visited_20_Internet_20_Link">
</text:a>
 С-300 по мирному населенню Снігурівки»,- йдеться в повідомленні.</text:p>
      <text:p text:style-name="P4">
Внаслідок масованого ракетного обстрілу загинули 17-річний хлопець та 18-річнадівчина, поінформували в ОГП.</text:p>
      <text:p text:style-name="P4">
Розпочато досудове розслідування у кримінальному провадженні за фактомпорушення законів та звичаїв війни, поєднаного з умисним вбивством (ч. 2 ст.438 КК України).</text:p>
      <text:p text:style-name="P4">
На місці ракетного удару події працюють прокурори, слідчі СБУ та поліції,криміналісти та вибухотехніки.</text:p>
      <text:p text:style-name="P4">
<text:span text:style-name="T4">
Читайте також:</text:span>
 <text:a xlink:type="simple" xlink:href="https://www.ukrinform.ua/rubric-regions/3696559-na-zaporizzi-rosijski-raketi-zrujnuvali-cerkvu-de-mala-vidbutisa-velikodna-sluzba.html" text:style-name="Internet_20_link" text:visited-style-name="Visited_20_Internet_20_Link">
 <text:span text:style-name="T4">
Запоріжж</text:span>
 </text:a>
</text:p>
      <text:p text:style-name="P4">
Як повідомлялося, в ніч на 16 квітня <text:a xlink:type="simple" xlink:href="https://www.ukrinform.ua/rubric-ato/3696503-na-mikolaivsini-vnaslidok-obstrilu-zaginuli-dvoe-pidlitkiv.html" text:style-name="Internet_20_link" text:visited-style-name="Visited_20_Internet_20_Link">
 </text:a>
Снігурівську громаду. Пошкоджено житлові будинки та об’єкти цивільноїінфраструктури. В ОВА інформували, що в одному з населених пунктів громадивнаслідок обстрілу загинули двоє підлітків 2005 року народження.</text:p>
      <text:p text:style-name="P4">
Source: <text:a xlink:type="simple" xlink:href="https://www.ukrinform.ua/rubric-ato/3696561-zagarbniki-vnoci-vipustili-po-snigurivci-blizko-desati-raket-s300.html" text:style-name="Internet_20_link" text:visited-style-name="Visited_20_Internet_20_Link">
https://www.ukrinform.ua/rubric-ato/3696561-zagarbniki-vnoci-vipustili-po-snigurivci-blizko-desati-raket-s300.html</text:a>
</text:p>
      <!--NEWS-->
      <text:h text:style-name="P10" text:outline-level="1">
<text:span text:style-name="T4">
АПЛ: «Арсенал» зіграє із «Вест Гемом», «Ноттінгем Форест» проти «МЮ»</text:span>
</text:h>
      <text:p text:style-name="P4">
Authors: Ukrinform (Person)</text:p>
      <text:p text:style-name="P4">
Publisher: Укринформ (Organization)</text:p>
      <text:p text:style-name="P4">
Published Time: 2023-04-16T11:17:46+03:00</text:p>
      <text:p text:style-name="P4">
Modified Time: 2023-04-16T11:17:46+03:00</text:p>
      <text:p text:style-name="P4">
Description: Сьогодні, 16 квітня, відбудеться два матчі 31-го туру АПЛ. — Укрінформ.</text:p>
      <text:p text:style-name="P4">
Images: ["<text:a xlink:type="simple" xlink:href="https://static.ukrinform.com/photos/2023_04/thumb_files/630_360_1681632995-115.jpg" text:style-name="Internet_20_link" text:visited-style-name="Visited_20_Internet_20_Link">
630_360_16816...</text:a>
"]</text:p>
      <text:p text:style-name="P4">
Tags: ['Арсенал', 'Футбол', 'Манчестер Юнайтед', 'АПЛ']</text:p>
      <text:p text:style-name="P4">
Type: Article</text:p>
      <!--METADATA-->
      <text:p text:style-name="P4">
<draw:frame draw:style-name="fr1" draw:name="Image119" text:anchor-type="as-char" svg:width="6.9236in" svg:height="3.956343in" draw:z-index="0">
<draw:image xlink:href="../Images/yкринформ/2023-04-16T11-17-46-03-00/630_360_1681632995-115.jpg" xlink:type="simple" xlink:show="embed" xlink:actuate="onLoad" draw:mime-type="image/jpeg"/>
</draw:frame>
 Сьогодні,16 квітня, відбудеться два матчі 31-го туру АПЛ.</text:p>
      <text:p text:style-name="P4">
О 16:00 «Вест Гем» прийме «Арсенал», передає Укрінформ.</text:p>
      <text:p text:style-name="P4">
О 18:30 «Манчестер Юнайтед» проведе гостьовий матч з «Ноттінгем Форест».</text:p>
      <text:p text:style-name="P4">
<text:span text:style-name="T4">
Читайте також:</text:span>
 <text:a xlink:type="simple" xlink:href="https://www.ukrinform.ua/rubric-sports/3696557-u-21u-turi-upl-v-nedilu-zigraut-dva-matci.html" text:style-name="Internet_20_link" text:visited-style-name="Visited_20_Internet_20_Link">
 </text:a>
</text:p>
      <text:p text:style-name="P4">
П'ять найкращих команд АПЛ: 1. Арсенал - 73 очки (після 30 матчів), 2.«Манчестер Сіті» - 70 (30), 3. «Ньюкасл» - 56 (30), 4. «Манчестер Юнайтед» -56 (29), 5. «Тоттенгем» - 53 (31).</text:p>
      <text:p text:style-name="P4">
Фото: Getty Images</text:p>
      <text:p text:style-name="P4">
Source: <text:a xlink:type="simple" xlink:href="https://www.ukrinform.ua/rubric-sports/3696567-apl-arsenal-zigrae-iz-vest-gemom-nottingem-forest-proti-mu.html" text:style-name="Internet_20_link" text:visited-style-name="Visited_20_Internet_20_Link">
https://www.ukrinform.ua/rubric-sports/3696567-apl-arsenal-zigrae-iz-vest-gemom-nottingem-forest-proti-mu.html</text:a>
</text:p>
      <!--NEWS-->
      <text:h text:style-name="P10" text:outline-level="1">
<text:span text:style-name="T4">
Мессі наздогнав Роналду за кількістю голів у топ-5 лігах Європи</text:span>
</text:h>
      <text:p text:style-name="P4">
Authors: Ukrinform (Person)</text:p>
      <text:p text:style-name="P4">
Publisher: Укринформ (Organization)</text:p>
      <text:p text:style-name="P4">
Published Time: 2023-04-16T11:27:39+03:00</text:p>
      <text:p text:style-name="P4">
Modified Time: 2023-04-16T11:27:39+03:00</text:p>
      <text:p text:style-name="P4">
Description: Ліонель Мессі зрівнявся із Кріштіану Роналду за кількістю голів у п'яти найкращих футбольних чемпіонатах Європи. — Укрінформ.</text:p>
      <text:p text:style-name="P4">
Images: ["<text:a xlink:type="simple" xlink:href="https://static.ukrinform.com/photos/2023_04/thumb_files/630_360_1681633546-898.jpg" text:style-name="Internet_20_link" text:visited-style-name="Visited_20_Internet_20_Link">
630_360_16816...</text:a>
"]</text:p>
      <text:p text:style-name="P4">
Tags: ['Футбол', 'Мессі', 'Роналду']</text:p>
      <text:p text:style-name="P4">
Type: Article</text:p>
      <!--METADATA-->
      <text:p text:style-name="P4">
<draw:frame draw:style-name="fr1" draw:name="Image120" text:anchor-type="as-char" svg:width="6.9236in" svg:height="3.956343in" draw:z-index="0">
<draw:image xlink:href="../Images/yкринформ/2023-04-16T11-27-39-03-00/630_360_1681633546-898.jpg" xlink:type="simple" xlink:show="embed" xlink:actuate="onLoad" draw:mime-type="image/jpeg"/>
</draw:frame>
 ЛіонельМессі зрівнявся із Кріштіану Роналду за кількістю голів у п'яти найкращихфутбольних чемпіонатах Європи.</text:p>
      <text:p text:style-name="P4">
Нападник «ПСЖ» Ліонель Мессі відзначився голом в матчі 31-го туру чемпіонатуФранції проти «Ланса» (3:1), який став для аргентинця 495-м, передаєУкрінформ.</text:p>
      <text:p text:style-name="P4">
Це дозволило 35-річному аргентинцю зрівнятись з Кріштіану Роналду за кількістюголів у топ-5 чемпіонатах Європи – по 495. Для цього йому знадобилося 572матчі, португальцю – 626.</text:p>
      <text:p text:style-name="P4">
<text:span text:style-name="T4">
Читайте також:</text:span>
 <text:a xlink:type="simple" xlink:href="https://www.ukrinform.ua/rubric-sports/3695522-alnasr-ronaldu-ogolosiv-pro-zvilnenna-rudi-garsii.html" text:style-name="Internet_20_link" text:visited-style-name="Visited_20_Internet_20_Link">
 <text:span text:style-name="T4">
Роналду</text:span>
 </text:a>
</text:p>
      <text:p text:style-name="P4">
Як повідомлялося, Мессі до цього виступав за «Барселону», а Роналду –«Манчестер Юнайтед», «Реал» та «Ювентус».</text:p>
      <text:p text:style-name="P4">
Фото: en.psg.fr</text:p>
      <text:p text:style-name="P4">
Source: <text:a xlink:type="simple" xlink:href="https://www.ukrinform.ua/rubric-sports/3696570-messi-nazdognav-ronaldu-za-kilkistu-goliv-u-top5-ligah-evropi.html" text:style-name="Internet_20_link" text:visited-style-name="Visited_20_Internet_20_Link">
https://www.ukrinform.ua/rubric-sports/3696570-messi-nazdognav-ronaldu-za-kilkistu-goliv-u-top5-ligah-evropi.html</text:a>
</text:p>
      <!--NEWS-->
      <text:h text:style-name="P10" text:outline-level="1">
<text:span text:style-name="T4">
В Енергодарі росіяни готують викрадення дітей - хочуть вивезти в Крим на автобусах ЗАЕС</text:span>
</text:h>
      <text:p text:style-name="P4">
Authors: Ukrinform (Person)</text:p>
      <text:p text:style-name="P4">
Publisher: Укринформ (Organization)</text:p>
      <text:p text:style-name="P4">
Published Time: 2023-04-16T11:37:05+03:00</text:p>
      <text:p text:style-name="P4">
Modified Time: 2023-04-16T11:37:05+03:00</text:p>
      <text:p text:style-name="P4">
Description: російські загарбники готуються викрасти дітей з тимчасово захопленого Енергодара. — Укрінформ.</text:p>
      <text:p text:style-name="P4">
Images: ["<text:a xlink:type="simple" xlink:href="https://static.ukrinform.com/photos/2023_04/thumb_files/630_360_1681634102-574.jpg" text:style-name="Internet_20_link" text:visited-style-name="Visited_20_Internet_20_Link">
630_360_16816...</text:a>
"]</text:p>
      <text:p text:style-name="P4">
Tags: ['Діти', 'Крим', 'Окупація', 'Викрадення людей', 'Війна з росією', 'Енергодар']</text:p>
      <text:p text:style-name="P4">
Type: Article</text:p>
      <!--METADATA-->
      <text:p text:style-name="P4">
<draw:frame draw:style-name="fr1" draw:name="Image121" text:anchor-type="as-char" svg:width="6.9236in" svg:height="3.956343in" draw:z-index="0">
<draw:image xlink:href="../Images/yкринформ/2023-04-16T11-37-05-03-00/630_360_1681634102-574.jpg" xlink:type="simple" xlink:show="embed" xlink:actuate="onLoad" draw:mime-type="image/jpeg"/>
</draw:frame>
 російськізагарбники готуються викрасти дітей з тимчасово захопленого Енергодара.</text:p>
      <text:p text:style-name="P4">
Як передає Укрінформ, про це ідеться у <text:a xlink:type="simple" xlink:href="https://t.me/energodar_ukr/4546" text:style-name="Internet_20_link" text:visited-style-name="Visited_20_Internet_20_Link">
 </text:a>
"Енергодар".</text:p>
      <text:p text:style-name="P4">
"У місцевих школах та садочках тимчасово окупованого міста-супутникаЗапорізької АЕС розповсюджують інформацію про примусову евакуацію, якарозпочалась і триватиме до 20 квітня", - зазначається в повідомленні.</text:p>
      <text:p text:style-name="P4">
<text:span text:style-name="T4">
Читайте також:</text:span>
 <text:a xlink:type="simple" xlink:href="https://www.ukrinform.ua/rubric-ato/3693788-rosia-nezakonno-utrimue-4396-ditejsirit-z-ukraini.html" text:style-name="Internet_20_link" text:visited-style-name="Visited_20_Internet_20_Link">
 </text:a>
</text:p>
      <text:p text:style-name="P4">
Вивозити дітей у бік тимчасово окупованого <text:a xlink:type="simple" xlink:href="https://www.ukrinform.ua/tag-krim" text:style-name="Internet_20_link" text:visited-style-name="Visited_20_Internet_20_Link">
 </text:a>
 загарбники "планують на станційних автобусах, таким чином нібитолегалізуючи крадіжку ще й транспорту ЗАЕС, яким персонал станції добираєтьсяна роботу. Наразі орки вже почали вивозити з дитячих садочків міста меблі,матраци та інші речі", сказано в повідомленні.</text:p>
      <text:p text:style-name="P4">
Як повідомляв Укрінформ, жителі Енергодара фіксують, що російські військовінамагаються <text:a xlink:type="simple" xlink:href="https://www.ukrinform.ua/rubric-regions/3694464-zagarbniki-namagautsa-zaminuvati-vse-navkolo-energodara-sela-ta-lisosmugi.html" text:style-name="Internet_20_link" text:visited-style-name="Visited_20_Internet_20_Link">
 </text:a>
 навколоміста.</text:p>
      <text:p text:style-name="P4">
Source: <text:a xlink:type="simple" xlink:href="https://www.ukrinform.ua/rubric-regions/3696575-v-energodari-rosiani-gotuut-vikradenna-ditej-hocut-vivezti-v-krim-na-avtobusah-zaes.html" text:style-name="Internet_20_link" text:visited-style-name="Visited_20_Internet_20_Link">
https://www.ukrinform.ua/rubric-regions/3696575-v-energodari-rosiani-gotuut-vikradenna-ditej-hocut-vivezti-v-krim-na-avtobusah-zaes.html</text:a>
</text:p>
      <!--NEWS-->
      <text:h text:style-name="P10" text:outline-level="1">
<text:span text:style-name="T4">
Kharkiv, Kharkivska Oblast(17:38). Red Alert: aerial threat. Sirens sounding. Take cover now!</text:span>
</text:h>
      <text:p text:style-name="P4">
Authors: liveuamap (Language: en)</text:p>
      <text:p text:style-name="P4">
Time: 2023-04-16T11:38:00</text:p>
      <text:p text:style-name="P4">
Location: Kharkiv (Latitude:49.98081000 Longtitude:36.25272000)</text:p>
      <text:p text:style-name="P4">
Videos: []</text:p>
      <text:p text:style-name="P4">
Images: []</text:p>
      <text:p text:style-name="P4">
Tags: ["Europe", "Central and Eastern Europe"]</text:p>
      <text:p text:style-name="P4">
ID: 22556573</text:p>
      <!--METADATA-->
      <text:p text:style-name="P4">
Kharkiv, Kharkivska Oblast(17:38). Red Alert: aerial threat. Sirens sounding.Take cover now!</text:p>
      <text:p text:style-name="P4">
News Collection Link: <text:a xlink:type="simple" xlink:href="https://liveuamap.com/en/2023/16-april-kharkiv-kharkivska-oblast1738-red-alg" text:style-name="Internet_20_link" text:visited-style-name="Visited_20_Internet_20_Link">
https://liveuamap.com/en/2023/16-april-kharkiv-kharkivska-oblast1738-red-alg</text:a>
</text:p>
      <text:p text:style-name="P4">
Source: <text:a xlink:type="simple" xlink:href="https://t.me/suspilnekharkiv/23929" text:style-name="Internet_20_link" text:visited-style-name="Visited_20_Internet_20_Link">
https://t.me/suspilnekharkiv/23929</text:a>
</text:p>
      <!--NEWS-->
      <text:h text:style-name="P10" text:outline-level="1">
<text:span text:style-name="T4">
Poltavska Oblast(17:38). Red Alert: aerial threat. Sirens sounding. Take cover now!</text:span>
</text:h>
      <text:p text:style-name="P4">
Authors: liveuamap (Language: en)</text:p>
      <text:p text:style-name="P4">
Time: 2023-04-16T11:39:00</text:p>
      <text:p text:style-name="P4">
Location: Poltavska Oblast (Latitude:49.47581 Longtitude:33.818)</text:p>
      <text:p text:style-name="P4">
Videos: []</text:p>
      <text:p text:style-name="P4">
Images: []</text:p>
      <text:p text:style-name="P4">
Tags: ["Europe", "Central and Eastern Europe"]</text:p>
      <text:p text:style-name="P4">
ID: 22556574</text:p>
      <!--METADATA-->
      <text:p text:style-name="P4">
Poltavska Oblast(17:38). Red Alert: aerial threat. Sirens sounding. Take covernow!</text:p>
      <text:p text:style-name="P4">
News Collection Link: <text:a xlink:type="simple" xlink:href="https://liveuamap.com/en/2023/16-april-poltavska-oblast1738-red-alert-aeriag" text:style-name="Internet_20_link" text:visited-style-name="Visited_20_Internet_20_Link">
https://liveuamap.com/en/2023/16-april-poltavska-oblast1738-red-alert-aeriag</text:a>
</text:p>
      <text:p text:style-name="P4">
Source: <text:a xlink:type="simple" xlink:href="https://t.me/suspilnepoltava/10798" text:style-name="Internet_20_link" text:visited-style-name="Visited_20_Internet_20_Link">
https://t.me/suspilnepoltava/10798</text:a>
</text:p>
      <!--NEWS-->
      <text:h text:style-name="P10" text:outline-level="1">
<text:span text:style-name="T4">
Donetsk Oblast, Sumska Oblast, Zaporizka Oblast, Dnipro, Dnipropetrovska Oblast(17:39). Red A...</text:span>
</text:h>
      <text:p text:style-name="P4">
Authors: liveuamap (Language: en)</text:p>
      <text:p text:style-name="P4">
Time: 2023-04-16T11:40:00</text:p>
      <text:p text:style-name="P4">
Location: Donetsk Oblast (Latitude:48.72744 Longtitude:37.5781)</text:p>
      <text:p text:style-name="P4">
Videos: []</text:p>
      <text:p text:style-name="P4">
Images: []</text:p>
      <text:p text:style-name="P4">
Tags: ["Europe", "Central and Eastern Europe"]</text:p>
      <text:p text:style-name="P4">
ID: 22556575</text:p>
      <!--METADATA-->
      <text:p text:style-name="P4">
Donetsk Oblast, Sumska Oblast, Zaporizka Oblast, Dnipro, DnipropetrovskaOblast(17:39). Red Alert: aerial threat. Sirens sounding. Take cover now!</text:p>
      <text:p text:style-name="P4">
News Collection Link: <text:a xlink:type="simple" xlink:href="https://liveuamap.com/en/2023/16-april-donetsk-oblast-sumska-oblast-zaporizg" text:style-name="Internet_20_link" text:visited-style-name="Visited_20_Internet_20_Link">
https://liveuamap.com/en/2023/16-april-donetsk-oblast-sumska-oblast-zaporizg</text:a>
</text:p>
      <text:p text:style-name="P4">
Source: <text:a xlink:type="simple" xlink:href="https://t.me/air_alert_ua/43166" text:style-name="Internet_20_link" text:visited-style-name="Visited_20_Internet_20_Link">
https://t.me/air_alert_ua/43166</text:a>
</text:p>
      <!--NEWS-->
      <text:h text:style-name="P10" text:outline-level="1">
<text:span text:style-name="T4">
росія повернула на фронт одного з відсторонених генералів – британська розвідка</text:span>
</text:h>
      <text:p text:style-name="P4">
Authors: Ukrinform (Person)</text:p>
      <text:p text:style-name="P4">
Publisher: Укринформ (Organization)</text:p>
      <text:p text:style-name="P4">
Published Time: 2023-04-16T11:55:38+03:00</text:p>
      <text:p text:style-name="P4">
Modified Time: 2023-04-16T11:55:38+03:00</text:p>
      <text:p text:style-name="P4">
Description: Бурхлива кар’єра одного з генерал-полковників рф свідчить про сильну напругу в російському генштабі щодо підходу росії до війни проти України. — Укрінформ.</text:p>
      <text:p text:style-name="P4">
Images: ["<text:a xlink:type="simple" xlink:href="https://static.ukrinform.com/photos/2023_04/thumb_files/630_360_1681635304-359.jpg" text:style-name="Internet_20_link" text:visited-style-name="Visited_20_Internet_20_Link">
630_360_16816...</text:a>
"]</text:p>
      <text:p text:style-name="P4">
Tags: ['Генштаб', 'Розвідка', 'росія', 'Війна']</text:p>
      <text:p text:style-name="P4">
Type: Article</text:p>
      <!--METADATA-->
      <text:p text:style-name="P4">
<draw:frame draw:style-name="fr1" draw:name="Image122" text:anchor-type="as-char" svg:width="6.9236in" svg:height="3.956343in" draw:z-index="0">
<draw:image xlink:href="../Images/yкринформ/2023-04-16T11-55-38-03-00/630_360_1681635304-359.jpg" xlink:type="simple" xlink:show="embed" xlink:actuate="onLoad" draw:mime-type="image/jpeg"/>
</draw:frame>
 Бурхливакар’єра одного з генерал-полковників рф свідчить про сильну напругу вросійському генштабі щодо підходу росії до війни проти України.</text:p>
      <text:p text:style-name="P4">
Про це у <text:a xlink:type="simple" xlink:href="http://twitter.com/DefenceHQ/status/1647472578724872193" text:style-name="Internet_20_link" text:visited-style-name="Visited_20_Internet_20_Link">
 </text:a>
повідомило Міністерство оборони Британії із посиланням на дані розвідки,передає Укрінформ.</text:p>
      <text:p text:style-name="P4">
Генерал-полковник Михайло Теплінський, командувач корпусом повітряно-десантнихвійськ росії (вдв), швидше за все, повернувся до головної ролі в Україні.Раніше він був звільнений із театру військових дій у січні 2023 року.</text:p>
      <text:p text:style-name="P4">
«Теплінський, ймовірно, один із небагатьох російських генералів, якихповажають рядові. Його нещодавня бурхлива кар’єра свідчить про сильну напругуміж фракціями в російському генштабі щодо військового підходу росії вУкраїні», – зазначається у зведенні.</text:p>
      <text:p text:style-name="P4">
Компетенція Теплінського навряд чи буде обмежуватись підрозділами вдв, протевін, скоріше за все, сприятиме традиційній ролі корпусу як елітної сили.</text:p>
      <text:p text:style-name="P4">
«Останніми днями вдв ( <text:a xlink:type="simple" xlink:href="https://www.ukrinform.ua/tag-rosia" text:style-name="Internet_20_link" text:visited-style-name="Visited_20_Internet_20_Link">
 </text:a>
 – ред.)відновили ключову місію у битві за Бахмут і, ймовірно, розпочали новуінтеграцію з термобаричними ракетними установками ТОС-1А у секторі Кремінна»,– повідомляють у британській розвідці.</text:p>
      <text:p text:style-name="P4">
<text:span text:style-name="T4">
Читайте також:</text:span>
 <text:a xlink:type="simple" xlink:href="https://www.ukrinform.ua/rubric-ato/3696401-prikordonniki-pokazali-znisenna-sturmovoi-grupi-rosian-u-bahmuti.html" text:style-name="Internet_20_link" text:visited-style-name="Visited_20_Internet_20_Link">
 <text:span text:style-name="T4">
Бахмут</text:span>
 </text:a>
</text:p>
      <text:p text:style-name="P4">
Як повідомляв Укрінформ, у попередньому зведенні британська розвідкаповідомила, що закон про електронні повістки у рф є частиною підготовки росіїдо затяжної війни в Україні.</text:p>
      <text:p text:style-name="P4">
Source: <text:a xlink:type="simple" xlink:href="https://www.ukrinform.ua/rubric-ato/3696579-rosia-povernula-na-front-odnogo-z-vidstoronenih-generaliv-britanska-rozvidka.html" text:style-name="Internet_20_link" text:visited-style-name="Visited_20_Internet_20_Link">
https://www.ukrinform.ua/rubric-ato/3696579-rosia-povernula-na-front-odnogo-z-vidstoronenih-generaliv-britanska-rozvidka.html</text:a>
</text:p>
      <!--NEWS-->
      <text:h text:style-name="P10" text:outline-level="1">
<text:span text:style-name="T4">
росіяни за добу атакували вісім областей України - зведення ОВА</text:span>
</text:h>
      <text:p text:style-name="P4">
Authors: Ukrinform (Person)</text:p>
      <text:p text:style-name="P4">
Publisher: Укринформ (Organization)</text:p>
      <text:p text:style-name="P4">
Published Time: 2023-04-16T12:00:47+03:00</text:p>
      <text:p text:style-name="P4">
Modified Time: 2023-04-16T12:00:47+03:00</text:p>
      <text:p text:style-name="P4">
Description: російська армія за добу здійснила атаки на вісім регіонів України, є загиблі і поранені цивільні люди. — Укрінформ.</text:p>
      <text:p text:style-name="P4">
Images: ["<text:a xlink:type="simple" xlink:href="https://static.ukrinform.com/photos/2023_04/thumb_files/630_360_1681628209-135.jpg" text:style-name="Internet_20_link" text:visited-style-name="Visited_20_Internet_20_Link">
630_360_16816...</text:a>
"]</text:p>
      <text:p text:style-name="P4">
Tags: ['Обстріл', 'Війна з росією', 'Регіони']</text:p>
      <text:p text:style-name="P4">
Type: Article</text:p>
      <!--METADATA-->
      <text:p text:style-name="P4">
<draw:frame draw:style-name="fr1" draw:name="Image123" text:anchor-type="as-char" svg:width="6.9236in" svg:height="3.956343in" draw:z-index="0">
<draw:image xlink:href="../Images/yкринформ/2023-04-16T12-00-47-03-00/630_360_1681628209-135.jpg" xlink:type="simple" xlink:show="embed" xlink:actuate="onLoad" draw:mime-type="image/jpeg"/>
</draw:frame>
 російськаармія за добу здійснила атаки на вісім регіонів України, є загиблі і пораненіцивільні люди.</text:p>
      <text:p text:style-name="P4">
Як передає Укрінформ, про це ідеться у зведеній інформації обласних військовихадміністрацій про ситуацію в регіонах України станом на 9:00 неділі, 16квітня.</text:p>
      <text:p text:style-name="P4">
У Чернігівській області вночі ворог здійснив авіаудар по Семенівці Новгород-Сіверського району. Пошкоджені приміщення підприємства.</text:p>
      <text:p text:style-name="P4">
У Сумській області вночі росіяни здійснили авіаудар по околиці смт Свеса.Пошкоджено приміщення комунальної установи, двоє людей дістали тілесніушкодження. Також пошкоджені два адміністративні приміщення.</text:p>
      <text:p text:style-name="P4">
У Запорізькій області ​за добу війська рф 101 раз обстріляли 19 населенихпунктів, знову атакували прифронтові Гуляйполе та Оріхів.</text:p>
      <text:p text:style-name="P4">
Крім того, ворог здійснив масовану атаку вночі. У Комишувасі пошкодженацерква. Руйнувань зазнали й будівлі поруч.</text:p>
      <text:p text:style-name="P4">
У Запоріжжі війська рф поцілили в зелену зону та підприємство.</text:p>
      <text:p text:style-name="P4">
<text:span text:style-name="T4">
Читайте також:</text:span>
 <text:a xlink:type="simple" xlink:href="https://www.ukrinform.ua/rubric-regions/3696559-na-zaporizzi-rosijski-raketi-zrujnuvali-cerkvu-de-mala-vidbutisa-velikodna-sluzba.html" text:style-name="Internet_20_link" text:visited-style-name="Visited_20_Internet_20_Link">
 <text:span text:style-name="T4">
Запоріжжі</text:span>
 </text:a>
</text:p>
      <text:p text:style-name="P4">
У Харківській області на Слобожанському напрямку російська армія обстрілялаКозачу Лопань, Гатище, Вовчанськ і Вовчанські Хутори.</text:p>
      <text:p text:style-name="P4">
На Куп’янському напрямку ворог замінував місцевість у районах чотирьохнаселених пунктів, здійснив обстріли Новомлинська, Дворічної та Берестового.</text:p>
      <text:p text:style-name="P4">
Внаслідок обстрілів села Петропавлівка Куп'янського району пошкоджені дваприватні житлові будинки, автомобіль і трактор.</text:p>
      <text:p text:style-name="P4">
У Луганській області артилерійських обстрілів зазнали Стельмахівка, Невське таБілогорівка.</text:p>
      <text:p text:style-name="P4">
У Донецькій області за добу двоє людей загинули і семеро дістали поранення.</text:p>
      <text:p text:style-name="P4">
Війська рф здійснили авіаудари, обстрілювали із РСЗВ "Ураган" та "Град",артилерії, мінометів Авдіївку, Залізне, Костянтинівку, Курахове, Торецьк,Велику Новосілку, Очеретине, Новокалинове, Новоселівку Першу, Олександропіль,Предтечине.</text:p>
      <text:p text:style-name="P4">
Пошкоджено 14 житлових будинків, з них 5 – багатоповерхівки, чотириторговельні павільйони, аптеку, гараж, приміщення ТЦ "Меркурій", ЛЕП, будівлюсанепідемстанції.</text:p>
      <text:p text:style-name="P4">
<text:span text:style-name="T4">
Читайте також:</text:span>
 <text:a xlink:type="simple" xlink:href="https://www.ukrinform.ua/rubric-regions/3696289-rosiani-viddali-na-rozgrabuvanna-zavod-azovstal-andrusenko.html" text:style-name="Internet_20_link" text:visited-style-name="Visited_20_Internet_20_Link">
 </text:a>
</text:p>
      <text:p text:style-name="P4">
У Миколаївській області вночі ворожого обстрілу зазнала Снігурівська громада,за попередніми даними, із зенітно-ракетних систем С-300. В одному з населенихпунктів громади внаслідок обстрілу загинули двоє підлітків 2005 рокународження. Пошкоджено житлові будинки, навчальний заклад та приватнепідприємство.</text:p>
      <text:p text:style-name="P4">
У Снігурівці пошкоджені два навчальні заклади, лікарня, будинок культури тажитлові будинки.</text:p>
      <text:p text:style-name="P4">
Вчора зранку росіяни обстріляли населений пункт у Горохівській громаді.Пошкоджені дитсадок і клуб.</text:p>
      <text:p text:style-name="P4">
У Херсонській області загарбники здійснили 70 обстрілів, випустивши 419снарядів з важкої артилерії, БПЛА та авіації. Херсон ворог обстріляв 5 разів.</text:p>
      <text:p text:style-name="P4">
російська артилерія вдарила по Таврійському мікрорайону <text:a xlink:type="simple" xlink:href="https://www.ukrinform.ua/tag-herson" text:style-name="Internet_20_link" text:visited-style-name="Visited_20_Internet_20_Link">
</text:a>
 . Снаряди поцілили в територію біляосвітнього закладу. Загинули 48-річна жінка та її 28-річна донька.</text:p>
      <text:p text:style-name="P4">
<text:span text:style-name="T4">
Читайте також:</text:span>
 <text:a xlink:type="simple" xlink:href="https://www.ukrinform.ua/rubric-regions/3696321-na-hersonsini-ne-viklucaut-provokacij-z-boku-rosian-na-velikden-miscevim-radat-poberegtisa.html" text:style-name="Internet_20_link" text:visited-style-name="Visited_20_Internet_20_Link">
 <text:span text:style-name="T4">
Херсон</text:span>
 </text:a>
</text:p>
      <text:p text:style-name="P4">
У Петропавлівці Новоолександрівської громади 18-річний хлопець внаслідоквибуху ручного гранатомета дістав осколкові поранення та втратив два пальці.</text:p>
      <text:p text:style-name="P4">
Зі звільненої від росіян території області евакуювали ще 61 людину.</text:p>
      <text:p text:style-name="P4">
Source: <text:a xlink:type="simple" xlink:href="https://www.ukrinform.ua/rubric-regions/3696581-rosiani-za-dobu-atakuvali-visim-oblastej-ukraini-zvedenna-ova.html" text:style-name="Internet_20_link" text:visited-style-name="Visited_20_Internet_20_Link">
https://www.ukrinform.ua/rubric-regions/3696581-rosiani-za-dobu-atakuvali-visim-oblastej-ukraini-zvedenna-ova.html</text:a>
</text:p>
      <!--NEWS-->
      <text:h text:style-name="P10" text:outline-level="1">
<text:span text:style-name="T4">
Фінляндія запустила найбільший у Європі ядерний реактор</text:span>
</text:h>
      <text:p text:style-name="P4">
Authors: Ukrinform (Person)</text:p>
      <text:p text:style-name="P4">
Publisher: Укринформ (Organization)</text:p>
      <text:p text:style-name="P4">
Published Time: 2023-04-16T12:12:09+03:00</text:p>
      <text:p text:style-name="P4">
Modified Time: 2023-04-16T12:12:09+03:00</text:p>
      <text:p text:style-name="P4">
Description: Фінський ядерний реактор Olkiluoto 3 (OL3), який є найбільшим у Європі, почав регулярну роботу у неділю, 16 квітня. — Укрінформ.</text:p>
      <text:p text:style-name="P4">
Images: ["<text:a xlink:type="simple" xlink:href="https://static.ukrinform.com/photos/2023_04/thumb_files/630_360_1681636207-458.jpg" text:style-name="Internet_20_link" text:visited-style-name="Visited_20_Internet_20_Link">
630_360_16816...</text:a>
"]</text:p>
      <text:p text:style-name="P4">
Tags: ['Економіка', 'Фінляндія', 'Атомна енергетика']</text:p>
      <text:p text:style-name="P4">
Type: Article</text:p>
      <!--METADATA-->
      <text:p text:style-name="P4">
<draw:frame draw:style-name="fr1" draw:name="Image124" text:anchor-type="as-char" svg:width="6.9236in" svg:height="3.956343in" draw:z-index="0">
<draw:image xlink:href="../Images/yкринформ/2023-04-16T12-12-09-03-00/630_360_1681636207-458.jpg" xlink:type="simple" xlink:show="embed" xlink:actuate="onLoad" draw:mime-type="image/jpeg"/>
</draw:frame>
 Фінськийядерний реактор Olkiluoto 3 (OL3), який є найбільшим у Європі, почав регулярнуроботу у неділю, 16 квітня.</text:p>
      <text:p text:style-name="P4">
Як передає Укрінформ, про це повідомляє <text:a xlink:type="simple" xlink:href="http://www.reuters.com/world/europe/after-18-years-europes-largest-nuclear-reactor-start-regular-output-sunday-2023-04-15/" text:style-name="Internet_20_link" text:visited-style-name="Visited_20_Internet_20_Link">
</text:a>
 .</text:p>
      <text:p text:style-name="P4">
Новий блок задовольнить близько 14% потреб Фінляндії в електроенергії,зменшивши потребу в імпорті зі Швеції та Норвегії, повідомляє оператор OL3Teollisuuden Voima.</text:p>
      <text:p text:style-name="P4">
Очікується, що новий реактор працюватиме не менше 60 років.</text:p>
      <text:p text:style-name="P4">
За словами виконавчого директора Teollisuuden Voima Ярмо Танхуа, виробництвореактора Olkiluoto 3 стабілізує ціни на електроенергію та відіграє важливуроль у переході Фінляндії до зеленої енергетики.</text:p>
      <text:p text:style-name="P4">
Будівництво ядерного реактора потужністю у 1,6 ГВт у Фінляндії розпочалося у2005 році. Спочатку станцію мали відкрити через чотири роки, але виниклитехнічні проблеми.</text:p>
      <text:p text:style-name="P4">
OL3 вперше поставив тестову продукцію у національну енергомережу Фінляндії уберезні минулого року. Тоді очікувалося, що реактор почне регулярну роботучерез чотири місяці, але сталася серія поломок і відключень, для усунення якихзнадобилися місяці.</text:p>
      <text:p text:style-name="P4">
Імпорт електроенергії до <text:a xlink:type="simple" xlink:href="https://www.ukrinform.ua/tag-finlandia" text:style-name="Internet_20_link" text:visited-style-name="Visited_20_Internet_20_Link">
 </text:a>
 із росіїприпинився у травні 2022 року після заяви російської енергетичної компанії«Інтер РАО» про те, що їй не заплатили за продану енергію.</text:p>
      <text:p text:style-name="P4">
<text:span text:style-name="T4">
Читайте також:</text:span>
 <text:a xlink:type="simple" xlink:href="https://www.ukrinform.ua/rubric-world/3696257-nimeccina-ostatocno-zupinae-virobnictvo-elektroenergii-na-atomnih-stanciah.html" text:style-name="Internet_20_link" text:visited-style-name="Visited_20_Internet_20_Link">
 <text:span text:style-name="T4">
атомни</text:span>
 </text:a>
</text:p>
      <text:p text:style-name="P4">
Як повідомляв Укрінформ, Фінляндія розпочала будувати першу ділянку паркану насвоєму кордоні з росією.</text:p>
      <text:p text:style-name="P4">
<text:span text:style-name="T5">
Фото: Benjamin Suomela/Yle</text:span>
</text:p>
      <text:p text:style-name="P4">
Source: <text:a xlink:type="simple" xlink:href="https://www.ukrinform.ua/rubric-economy/3696586-finlandia-zapustila-najbilsij-u-evropi-adernij-reaktor.html" text:style-name="Internet_20_link" text:visited-style-name="Visited_20_Internet_20_Link">
https://www.ukrinform.ua/rubric-economy/3696586-finlandia-zapustila-najbilsij-u-evropi-adernij-reaktor.html</text:a>
</text:p>
      <!--NEWS-->
      <text:h text:style-name="P10" text:outline-level="1">
<text:span text:style-name="T4">
У Слов'янську кількість жертв ракетного удару зросла до 12</text:span>
</text:h>
      <text:p text:style-name="P4">
Authors: Ukrinform (Person)</text:p>
      <text:p text:style-name="P4">
Publisher: Укринформ (Organization)</text:p>
      <text:p text:style-name="P4">
Published Time: 2023-04-16T12:14:00+03:00</text:p>
      <text:p text:style-name="P4">
Modified Time: 2023-04-16T12:14:00+03:00</text:p>
      <text:p text:style-name="P4">
Description: У Слов’янську Донецької області з-під завалів житлового будинку, який потрапив під обстріл російської армії, вилучили тіло загиблого чоловіка. — Укрінформ.</text:p>
      <text:p text:style-name="P4">
Images: ["<text:a xlink:type="simple" xlink:href="https://static.ukrinform.com/photos/2023_04/thumb_files/630_360_1681636740-491.jpg" text:style-name="Internet_20_link" text:visited-style-name="Visited_20_Internet_20_Link">
630_360_16816...</text:a>
", "<text:a xlink:type="simple" xlink:href="https://static.ukrinform.com/photos/2023_04/thumb_files/630_360_1681638177-7035.jpeg" text:style-name="Internet_20_link" text:visited-style-name="Visited_20_Internet_20_Link">
630_360_16816...</text:a>
", "<text:a xlink:type="simple" xlink:href="https://static.ukrinform.com/photos/2023_04/thumb_files/630_360_1681638177-1035.jpeg" text:style-name="Internet_20_link" text:visited-style-name="Visited_20_Internet_20_Link">
630_360_16816...</text:a>
", "<text:a xlink:type="simple" xlink:href="https://static.ukrinform.com/photos/2023_04/thumb_files/630_360_1681638177-4900.jpeg" text:style-name="Internet_20_link" text:visited-style-name="Visited_20_Internet_20_Link">
630_360_16816...</text:a>
", "<text:a xlink:type="simple" xlink:href="https://static.ukrinform.com/photos/2023_04/thumb_files/630_360_1681638177-9392.jpeg" text:style-name="Internet_20_link" text:visited-style-name="Visited_20_Internet_20_Link">
630_360_16816...</text:a>
", "<text:a xlink:type="simple" xlink:href="https://static.ukrinform.com/photos/2023_04/thumb_files/630_360_1681638177-9521.jpeg" text:style-name="Internet_20_link" text:visited-style-name="Visited_20_Internet_20_Link">
630_360_16816...</text:a>
", "<text:a xlink:type="simple" xlink:href="https://static.ukrinform.com/photos/2023_04/thumb_files/630_360_1681638177-8252.jpeg" text:style-name="Internet_20_link" text:visited-style-name="Visited_20_Internet_20_Link">
630_360_16816...</text:a>
", "<text:a xlink:type="simple" xlink:href="https://static.ukrinform.com/photos/2023_04/thumb_files/630_360_1681638178-7719.jpeg" text:style-name="Internet_20_link" text:visited-style-name="Visited_20_Internet_20_Link">
630_360_16816...</text:a>
", "<text:a xlink:type="simple" xlink:href="https://static.ukrinform.com/photos/2023_04/thumb_files/630_360_1681638178-6542.jpeg" text:style-name="Internet_20_link" text:visited-style-name="Visited_20_Internet_20_Link">
630_360_16816...</text:a>
", "<text:a xlink:type="simple" xlink:href="https://static.ukrinform.com/photos/2023_04/thumb_files/630_360_1681638178-7753.jpeg" text:style-name="Internet_20_link" text:visited-style-name="Visited_20_Internet_20_Link">
630_360_16816...</text:a>
"]</text:p>
      <text:p text:style-name="P4">
Tags: ['ДСНС', "Слов'янськ", 'Війна з росією', 'Ракетний удар']</text:p>
      <text:p text:style-name="P4">
Type: Article</text:p>
      <!--METADATA-->
      <text:p text:style-name="P4">
<draw:frame draw:style-name="fr1" draw:name="Image125" text:anchor-type="as-char" svg:width="6.9236in" svg:height="3.956343in" draw:z-index="0">
<draw:image xlink:href="../Images/yкринформ/2023-04-16T12-14-00-03-00/630_360_1681636740-491.jpg" xlink:type="simple" xlink:show="embed" xlink:actuate="onLoad" draw:mime-type="image/jpeg"/>
</draw:frame>
 УСлов’янську Донецької області з-під завалів житлового будинку, який потрапивпід обстріл російської армії, вилучили тіло загиблого чоловіка.</text:p>
      <text:p text:style-name="P4">
Як передає Укрінформ, про це у <text:a xlink:type="simple" xlink:href="https://t.me/dsns_telegram/15929" text:style-name="Internet_20_link" text:visited-style-name="Visited_20_Internet_20_Link">
 </text:a>
повідомляє Державна служба з надзвичайних ситуацій.</text:p>
      <text:p text:style-name="P4">
"Роботи тривають. За інформацією Національної поліції, під завалом можливеперебування ще 3 осіб", - ідеться в повідомленні.</text:p>
      <text:p text:style-name="P4">
<draw:frame draw:style-name="fr1" draw:name="Image126" text:anchor-type="as-char" svg:width="6.9236in" svg:height="3.956343in" draw:z-index="0">
<draw:image xlink:href="../Images/yкринформ/2023-04-16T12-14-00-03-00/630_360_1681638177-7035.jpeg" xlink:type="simple" xlink:show="embed" xlink:actuate="onLoad" draw:mime-type="image/jpeg"/>
</draw:frame>
 УСлов'янську з-під завалів багатоповерхівки вилучили тіло чоловіка / Фото:Павло Кириленко / Донецька ОДА (ОВА)  <text:a xlink:type="simple" xlink:href="https://static.ukrinform.com/photos/2023_04/1681638177-7035.jpeg" text:style-name="Internet_20_link" text:visited-style-name="Visited_20_Internet_20_Link">
<draw:frame draw:style-name="fr1" draw:name="Image127" text:anchor-type="as-char" svg:width="6.9236in" svg:height="3.956343in" draw:z-index="0">
<draw:image xlink:href="../Images/yкринформ/2023-04-16T12-14-00-03-00/630_360_1681638177-7035.jpeg" xlink:type="simple" xlink:show="embed" xlink:actuate="onLoad" draw:mime-type="image/jpeg"/>
</draw:frame>
</text:a>
 <text:a xlink:type="simple" xlink:href="https://static.ukrinform.com/photos/2023_04/1681638177-1035.jpeg" text:style-name="Internet_20_link" text:visited-style-name="Visited_20_Internet_20_Link">
<draw:frame draw:style-name="fr1" draw:name="Image128" text:anchor-type="as-char" svg:width="6.9236in" svg:height="3.956343in" draw:z-index="0">
<draw:image xlink:href="../Images/yкринформ/2023-04-16T12-14-00-03-00/630_360_1681638177-1035.jpeg" xlink:type="simple" xlink:show="embed" xlink:actuate="onLoad" draw:mime-type="image/jpeg"/>
</draw:frame>
</text:a>
 <text:a xlink:type="simple" xlink:href="https://static.ukrinform.com/photos/2023_04/1681638177-4900.jpeg" text:style-name="Internet_20_link" text:visited-style-name="Visited_20_Internet_20_Link">
<draw:frame draw:style-name="fr1" draw:name="Image129" text:anchor-type="as-char" svg:width="6.9236in" svg:height="3.956343in" draw:z-index="0">
<draw:image xlink:href="../Images/yкринформ/2023-04-16T12-14-00-03-00/630_360_1681638177-4900.jpeg" xlink:type="simple" xlink:show="embed" xlink:actuate="onLoad" draw:mime-type="image/jpeg"/>
</draw:frame>
</text:a>
 <text:a xlink:type="simple" xlink:href="https://static.ukrinform.com/photos/2023_04/1681638177-9392.jpeg" text:style-name="Internet_20_link" text:visited-style-name="Visited_20_Internet_20_Link">
<draw:frame draw:style-name="fr1" draw:name="Image130" text:anchor-type="as-char" svg:width="6.9236in" svg:height="3.956343in" draw:z-index="0">
<draw:image xlink:href="../Images/yкринформ/2023-04-16T12-14-00-03-00/630_360_1681638177-9392.jpeg" xlink:type="simple" xlink:show="embed" xlink:actuate="onLoad" draw:mime-type="image/jpeg"/>
</draw:frame>
</text:a>
 <text:a xlink:type="simple" xlink:href="https://static.ukrinform.com/photos/2023_04/1681638177-9521.jpeg" text:style-name="Internet_20_link" text:visited-style-name="Visited_20_Internet_20_Link">
<draw:frame draw:style-name="fr1" draw:name="Image131" text:anchor-type="as-char" svg:width="6.9236in" svg:height="3.956343in" draw:z-index="0">
<draw:image xlink:href="../Images/yкринформ/2023-04-16T12-14-00-03-00/630_360_1681638177-9521.jpeg" xlink:type="simple" xlink:show="embed" xlink:actuate="onLoad" draw:mime-type="image/jpeg"/>
</draw:frame>
</text:a>
 <text:a xlink:type="simple" xlink:href="https://static.ukrinform.com/photos/2023_04/1681638177-8252.jpeg" text:style-name="Internet_20_link" text:visited-style-name="Visited_20_Internet_20_Link">
<draw:frame draw:style-name="fr1" draw:name="Image132" text:anchor-type="as-char" svg:width="6.9236in" svg:height="3.956343in" draw:z-index="0">
<draw:image xlink:href="../Images/yкринформ/2023-04-16T12-14-00-03-00/630_360_1681638177-8252.jpeg" xlink:type="simple" xlink:show="embed" xlink:actuate="onLoad" draw:mime-type="image/jpeg"/>
</draw:frame>
</text:a>
 <text:a xlink:type="simple" xlink:href="https://static.ukrinform.com/photos/2023_04/1681638178-7719.jpeg" text:style-name="Internet_20_link" text:visited-style-name="Visited_20_Internet_20_Link">
<draw:frame draw:style-name="fr1" draw:name="Image133" text:anchor-type="as-char" svg:width="6.9236in" svg:height="3.956343in" draw:z-index="0">
<draw:image xlink:href="../Images/yкринформ/2023-04-16T12-14-00-03-00/630_360_1681638178-7719.jpeg" xlink:type="simple" xlink:show="embed" xlink:actuate="onLoad" draw:mime-type="image/jpeg"/>
</draw:frame>
</text:a>
 <text:a xlink:type="simple" xlink:href="https://static.ukrinform.com/photos/2023_04/1681638178-6542.jpeg" text:style-name="Internet_20_link" text:visited-style-name="Visited_20_Internet_20_Link">
<draw:frame draw:style-name="fr1" draw:name="Image134" text:anchor-type="as-char" svg:width="6.9236in" svg:height="3.956343in" draw:z-index="0">
<draw:image xlink:href="../Images/yкринформ/2023-04-16T12-14-00-03-00/630_360_1681638178-6542.jpeg" xlink:type="simple" xlink:show="embed" xlink:actuate="onLoad" draw:mime-type="image/jpeg"/>
</draw:frame>
</text:a>
 <text:a xlink:type="simple" xlink:href="https://static.ukrinform.com/photos/2023_04/1681638178-7753.jpeg" text:style-name="Internet_20_link" text:visited-style-name="Visited_20_Internet_20_Link">
<draw:frame draw:style-name="fr1" draw:name="Image135" text:anchor-type="as-char" svg:width="6.9236in" svg:height="3.956343in" draw:z-index="0">
<draw:image xlink:href="../Images/yкринформ/2023-04-16T12-14-00-03-00/630_360_1681638178-7753.jpeg" xlink:type="simple" xlink:show="embed" xlink:actuate="onLoad" draw:mime-type="image/jpeg"/>
</draw:frame>
</text:a>
</text:p>
      <text:p text:style-name="P4">
<text:span text:style-name="T4">
Читайте також:</text:span>
 <text:a xlink:type="simple" xlink:href="https://www.ukrinform.ua/rubric-regions/3696559-na-zaporizzi-rosijski-raketi-zrujnuvali-cerkvu-de-mala-vidbutisa-velikodna-sluzba.html" text:style-name="Internet_20_link" text:visited-style-name="Visited_20_Internet_20_Link">
 <text:span text:style-name="T4">
Запоріжж</text:span>
 </text:a>
</text:p>
      <text:p text:style-name="P4">
Станом на 13:30 неділі, 16 квітня, внаслідок російського <text:a xlink:type="simple" xlink:href="https://www.ukrinform.ua/tag-obstril" text:style-name="Internet_20_link" text:visited-style-name="Visited_20_Internet_20_Link">
</text:a>
 Слов’янська, який відбувся 14 квітня,12 людей загинули і 22 були поранені.</text:p>
      <text:p text:style-name="P4">
Як повідомляв Укрінформ, 14 квітня близько 16-ї години росіяни атакували <text:a xlink:type="simple" xlink:href="https://www.ukrinform.ua/rubric-ato/3695978-vorog-vluciv-u-tri-patipoverhivki-slovanska-vidomo-zagiblogo-i-sistoh-poranenih.html" text:style-name="Internet_20_link" text:visited-style-name="Visited_20_Internet_20_Link">
</text:a>
 ракетамиС300, спрямувавши їх одразу на кілька житлових кварталів.</text:p>
      <text:p text:style-name="P4">
<text:span text:style-name="T5">
Фото: ДСНС</text:span>
</text:p>
      <text:p text:style-name="P4">
Source: <text:a xlink:type="simple" xlink:href="https://www.ukrinform.ua/rubric-regions/3696591-u-slovansku-kilkist-zertv-raketnogo-udaru-zrosla-do-12.html" text:style-name="Internet_20_link" text:visited-style-name="Visited_20_Internet_20_Link">
https://www.ukrinform.ua/rubric-regions/3696591-u-slovansku-kilkist-zertv-raketnogo-udaru-zrosla-do-12.html</text:a>
</text:p>
      <!--NEWS-->
      <text:h text:style-name="P10" text:outline-level="1">
<text:span text:style-name="T4">
рф може використати «злив» даних Пентагону і вкинути у мережу фейкові документи – Данілов</text:span>
</text:h>
      <text:p text:style-name="P4">
Authors: Ukrinform (Person)</text:p>
      <text:p text:style-name="P4">
Publisher: Укринформ (Organization)</text:p>
      <text:p text:style-name="P4">
Published Time: 2023-04-16T12:16:00+03:00</text:p>
      <text:p text:style-name="P4">
Modified Time: 2023-04-16T12:16:00+03:00</text:p>
      <text:p text:style-name="P4">
Description: Секретар РНБО Олексій Данілов не виключає, що росія може використати ситуацію з витоком даних Пентагону щодо контрнаступу ЗСУ і "вкинути" в мережу фейкові документи. — Укрінформ.</text:p>
      <text:p text:style-name="P4">
Images: ["<text:a xlink:type="simple" xlink:href="https://static.ukrinform.com/photos/2023_04/thumb_files/630_360_1680783781-501.jpg" text:style-name="Internet_20_link" text:visited-style-name="Visited_20_Internet_20_Link">
630_360_16807...</text:a>
"]</text:p>
      <text:p text:style-name="P4">
Tags: ['Пентагон', 'Данілов', 'Війна з росією', 'Єдині новини']</text:p>
      <text:p text:style-name="P4">
Type: Article</text:p>
      <!--METADATA-->
      <text:p text:style-name="P4">
<draw:frame draw:style-name="fr1" draw:name="Image136" text:anchor-type="as-char" svg:width="6.9236in" svg:height="3.956343in" draw:z-index="0">
<draw:image xlink:href="../Images/yкринформ/2023-04-16T12-16-00-03-00/630_360_1680783781-501.jpg" xlink:type="simple" xlink:show="embed" xlink:actuate="onLoad" draw:mime-type="image/jpeg"/>
</draw:frame>
 СекретарРНБО Олексій Данілов не виключає, що росія може використати ситуацію з витокомданих Пентагону щодо контрнаступу ЗСУ і "вкинути" в мережу фейкові документи.</text:p>
      <text:p text:style-name="P4">
Про це сказав в ефірі загальнонаціонального телемарафону «Єдині новини»,передає кореспондент Укрінформу.</text:p>
      <text:p text:style-name="P4">
"Документи є різні. Є частина документів, які можуть бути чутливими з того чиіншого питання. Є частина документів, які зараз можуть з'являтися в мережі,які не мають відношення до цього процесу. Але ті країни, які зацікавлені,передусім <text:a xlink:type="simple" xlink:href="https://www.ukrinform.ua/tag-rosia" text:style-name="Internet_20_link" text:visited-style-name="Visited_20_Internet_20_Link">
 </text:a>
 , можуть зараз кидати певнідокументи під виглядом саме цього "витоку". Ми маємо на це зважати, а такождуже уважно аналізувати ці речі", - сказав секретар РНБО України.</text:p>
      <text:p text:style-name="P4">
Водночас Данілов підкреслив, що відносини з партнерами України маютьзалишатися міцними, попри все. Він зауважив, що остаточне рішення з питаньстратегічних дій на фронті, враховуючи всі поточні обставини, ухвалюєукраїнська сторона, представлена обмеженим колом осіб на чолі з Верховнимголовнокомандувачем.</text:p>
      <text:p text:style-name="P4">
Як повідомляв Укрінформ, минулого тижня видання The New York Times написало,що Пентагон розслідує витік секретних документів у соцмережі, які стосуються,зокрема, планів щодо запланованого контрнаступу ЗСУ.</text:p>
      <text:p text:style-name="P4">
<text:span text:style-name="T4">
Читайте також:</text:span>
 <text:a xlink:type="simple" xlink:href="https://www.ukrinform.ua/rubric-world/3695816-ministr-oboroni-ssa-doruciv-pereglanuti-mehanizm-dostupu-do-rozviddanih-pisla-vitoku-dokumentiv.html" text:style-name="Internet_20_link" text:visited-style-name="Visited_20_Internet_20_Link">
 <text:span text:style-name="T4">
Пентагон</text:span>
 </text:a>
</text:p>
      <text:p text:style-name="P4">
Радник керівника Офісу Президента Михайло Подоляк заявив, що оприлюдненнянібито документів про контрнаступ України – це російський блеф, пил в очі.</text:p>
      <text:p text:style-name="P4">
13 квітня ФБР заарештувала підозрюваного у зливі секретних документівПентагону. Ним виявився 21-річний військовослужбовець підрозділу військово-повітряних сил Національної гвардії США в Массачусетсі Джек Тейшейра.</text:p>
      <text:p text:style-name="P4">
Source: <text:a xlink:type="simple" xlink:href="https://www.ukrinform.ua/rubric-world/3696588-rf-moze-vikoristati-zliv-danih-pentagonu-i-vkinuti-u-merezu-fejkovi-dokumenti-danilov.html" text:style-name="Internet_20_link" text:visited-style-name="Visited_20_Internet_20_Link">
https://www.ukrinform.ua/rubric-world/3696588-rf-moze-vikoristati-zliv-danih-pentagonu-i-vkinuti-u-merezu-fejkovi-dokumenti-danilov.html</text:a>
</text:p>
      <!--NEWS-->
      <text:h text:style-name="P10" text:outline-level="1">
<text:span text:style-name="T4">
Гвардіола: Якщо програємо «Арсеналу» - гонка за титулом АПЛ може завершитися</text:span>
</text:h>
      <text:p text:style-name="P4">
Authors: Ukrinform (Person)</text:p>
      <text:p text:style-name="P4">
Publisher: Укринформ (Organization)</text:p>
      <text:p text:style-name="P4">
Published Time: 2023-04-16T12:24:28+03:00</text:p>
      <text:p text:style-name="P4">
Modified Time: 2023-04-16T12:24:28+03:00</text:p>
      <text:p text:style-name="P4">
Description: Головний тренер «Манчестер Сіті» Пеп Гвардіола після перемоги над «Лестером» (3:1) в АПЛ, поділився очікуваннями від зустрічі з «Арсеналом» 26 квітня. — Укрінформ.</text:p>
      <text:p text:style-name="P4">
Images: ["<text:a xlink:type="simple" xlink:href="https://static.ukrinform.com/photos/2023_04/thumb_files/630_360_1681636991-167.jpg" text:style-name="Internet_20_link" text:visited-style-name="Visited_20_Internet_20_Link">
630_360_16816...</text:a>
"]</text:p>
      <text:p text:style-name="P4">
Tags: ['Арсенал', 'Футбол', 'Манчестер Сіті']</text:p>
      <text:p text:style-name="P4">
Type: Article</text:p>
      <!--METADATA-->
      <text:p text:style-name="P4">
<draw:frame draw:style-name="fr1" draw:name="Image137" text:anchor-type="as-char" svg:width="6.9236in" svg:height="3.956343in" draw:z-index="0">
<draw:image xlink:href="../Images/yкринформ/2023-04-16T12-24-28-03-00/630_360_1681636991-167.jpg" xlink:type="simple" xlink:show="embed" xlink:actuate="onLoad" draw:mime-type="image/jpeg"/>
</draw:frame>
 Головнийтренер «Манчестер Сіті» Пеп Гвардіола після перемоги над «Лестером» (3:1) вАПЛ, поділився очікуваннями від зустрічі з «Арсеналом» 26 квітня.</text:p>
      <text:p text:style-name="P4">
Він сказав про це для <text:a xlink:type="simple" xlink:href="https://www.bbc.com/sport/football/65289517" text:style-name="Internet_20_link" text:visited-style-name="Visited_20_Internet_20_Link">
 </text:a>
 ,передає Укрінформ.</text:p>
      <text:p text:style-name="P4">
«Як я й казав раніше, головне зараз - перемагати, перемагати, перемагати.«Арсенал» показав неймовірний хід цього сезону. Не думаю, що вони втратятьбагато очок, боротимуться за титул. Для нас було важливо перемогти «Лестер»перед очним матчем з «Арсеналом». Наша зустріч буде фіналом. Це фінал, щобпісля нього отримати право на ще кілька фіналів. Якщо програємо, гонка затитулом може завершитися. Нам треба підійти до цієї гри, перебуваючи поряд з«Арсеналом» у таблиці. Знаємо, як важко буде грати з ними. Але ми ще маємошанси в ЛЧ та Кубку Англії», - сказав Гвардіола.</text:p>
      <text:p text:style-name="P4">
<text:span text:style-name="T4">
Читайте також:</text:span>
 <text:a xlink:type="simple" xlink:href="https://www.ukrinform.ua/rubric-sports/3696567-apl-arsenal-zigrae-iz-vest-gemom-nottingem-forest-proti-mu.html" text:style-name="Internet_20_link" text:visited-style-name="Visited_20_Internet_20_Link">
 <text:span text:style-name="T4">
АПЛ</text:span>
 </text:a>
</text:p>
      <text:p text:style-name="P4">
Як повідомлялося, «Арсенал» лідирує в АПЛ з 73 очками, у «Манчестер Сіті» - 70пунктів. У наступному турі лондонці зустрінуться з «Вест Гемом» 16 квітня.«Сіті» в АПЛ наступну гру проведе проти «Арсенала».</text:p>
      <text:p text:style-name="P4">
Фото: Depositphotos</text:p>
      <text:p text:style-name="P4">
Source: <text:a xlink:type="simple" xlink:href="https://www.ukrinform.ua/rubric-sports/3696592-gvardiola-akso-prograemo-arsenalu-gonka-za-titulom-apl-moze-zaversitisa.html" text:style-name="Internet_20_link" text:visited-style-name="Visited_20_Internet_20_Link">
https://www.ukrinform.ua/rubric-sports/3696592-gvardiola-akso-prograemo-arsenalu-gonka-za-titulom-apl-moze-zaversitisa.html</text:a>
</text:p>
      <!--NEWS-->
      <text:h text:style-name="P10" text:outline-level="1">
<text:span text:style-name="T4">
У Борисполі - аварійні відключення світла</text:span>
</text:h>
      <text:p text:style-name="P4">
Authors: Ukrinform (Person)</text:p>
      <text:p text:style-name="P4">
Publisher: Укринформ (Organization)</text:p>
      <text:p text:style-name="P4">
Published Time: 2023-04-16T12:30:00+03:00</text:p>
      <text:p text:style-name="P4">
Modified Time: 2023-04-16T12:30:00+03:00</text:p>
      <text:p text:style-name="P4">
Description: На Київщині через відсутність напруги на чотирьох високовольтних лініях у Борисполі сталися аварійні відключення світла. — Укрінформ.</text:p>
      <text:p text:style-name="P4">
Images: ["<text:a xlink:type="simple" xlink:href="https://static.ukrinform.com/photos/2016_02/thumb_files/630_360_1456760162-5290.jpg" text:style-name="Internet_20_link" text:visited-style-name="Visited_20_Internet_20_Link">
630_360_14567...</text:a>
"]</text:p>
      <text:p text:style-name="P4">
Tags: ['Електроенергія', 'Відключення світла', 'Бориспіль']</text:p>
      <text:p text:style-name="P4">
Type: Article</text:p>
      <!--METADATA-->
      <text:p text:style-name="P4">
<draw:frame draw:style-name="fr1" draw:name="Image138" text:anchor-type="as-char" svg:width="6.9236in" svg:height="3.956343in" draw:z-index="0">
<draw:image xlink:href="../Images/yкринформ/2023-04-16T12-30-00-03-00/630_360_1456760162-5290.jpg" xlink:type="simple" xlink:show="embed" xlink:actuate="onLoad" draw:mime-type="image/jpeg"/>
</draw:frame>
 НаКиївщині через відсутність напруги на чотирьох високовольтних лініях уБорисполі сталися аварійні відключення світла.</text:p>
      <text:p text:style-name="P4">
Про це Бориспільська міськрада повідомляє у <text:a xlink:type="simple" xlink:href="https://t.me/borik_officially/1591" text:style-name="Internet_20_link" text:visited-style-name="Visited_20_Internet_20_Link">
</text:a>
 , передає Укрінформ.</text:p>
      <text:p text:style-name="P4">
"У місті аварійні відключення <text:a xlink:type="simple" xlink:href="https://www.ukrinform.ua/tag-elektroenergia" text:style-name="Internet_20_link" text:visited-style-name="Visited_20_Internet_20_Link">
 </text:a>
. Без напруги чотири високовольтні лінії. Фахівці ДТЕК працюють на місці", -йдеться в повідомленні.</text:p>
      <text:p text:style-name="P4">
<text:span text:style-name="T4">
Читайте також:</text:span>
 <text:a xlink:type="simple" xlink:href="https://www.ukrinform.ua/rubric-regions/3696350-na-dnipropetrovsini-i-doneccini-svitlo-povernuli-11-tisacam-rodin.html" text:style-name="Internet_20_link" text:visited-style-name="Visited_20_Internet_20_Link">
 </text:a>
</text:p>
      <text:p text:style-name="P4">
Як повідомляв Укрінформ, енергосистема в цілому працює зараз із профіцитомгенеруючої потужності, забезпечуючи потреби споживачів по всій країні.</text:p>
      <text:p text:style-name="P4">
Source: <text:a xlink:type="simple" xlink:href="https://www.ukrinform.ua/rubric-regions/3696597-u-borispoli-avarijni-vidklucenna-svitla.html" text:style-name="Internet_20_link" text:visited-style-name="Visited_20_Internet_20_Link">
https://www.ukrinform.ua/rubric-regions/3696597-u-borispoli-avarijni-vidklucenna-svitla.html</text:a>
</text:p>
      <!--NEWS-->
      <text:h text:style-name="P10" text:outline-level="1">
<text:span text:style-name="T4">
Наєв привіз військовим на позиції паски, освячені Епіфанієм</text:span>
</text:h>
      <text:p text:style-name="P4">
Authors: Ukrinform (Person)</text:p>
      <text:p text:style-name="P4">
Publisher: Укринформ (Organization)</text:p>
      <text:p text:style-name="P4">
Published Time: 2023-04-16T12:31:00+03:00</text:p>
      <text:p text:style-name="P4">
Modified Time: 2023-04-16T12:31:00+03:00</text:p>
      <text:p text:style-name="P4">
Description: Командувач Об’єднаних сил Збройних сил України генерал-лейтенант Сергій Наєв на Великдень передав військовослужбовцям освячені паски. — Укрінформ.</text:p>
      <text:p text:style-name="P4">
Images: ["<text:a xlink:type="simple" xlink:href="https://static.ukrinform.com/photos/2022_05/thumb_files/630_360_1651498170-971.jpg" text:style-name="Internet_20_link" text:visited-style-name="Visited_20_Internet_20_Link">
630_360_16514...</text:a>
"]</text:p>
      <text:p text:style-name="P4">
Tags: ['Великдень', 'Сергій Наєв', 'Війна з росією']</text:p>
      <text:p text:style-name="P4">
Type: Article</text:p>
      <!--METADATA-->
      <text:p text:style-name="P4">
<draw:frame draw:style-name="fr1" draw:name="Image139" text:anchor-type="as-char" svg:width="6.9236in" svg:height="3.956343in" draw:z-index="0">
<draw:image xlink:href="../Images/yкринформ/2023-04-16T12-31-00-03-00/630_360_1651498170-971.jpg" xlink:type="simple" xlink:show="embed" xlink:actuate="onLoad" draw:mime-type="image/jpeg"/>
</draw:frame>
 КомандувачОб’єднаних сил Збройних сил України генерал-лейтенант Сергій Наєв на Великденьпередав військовослужбовцям освячені паски.</text:p>
      <text:p text:style-name="P4">
Як передає Укрінформ, про це командування Об'єднаних сил ЗСУ повідомляє у <text:a xlink:type="simple" xlink:href="https://www.facebook.com/JointForcesCommandAFU/posts/pfbid0N2uJixMvo7pccDo9m1L2bJtnCJVZS9nMpZLU4kpspMyJSNUjgxjVeb7FJT1UuDQyl" text:style-name="Internet_20_link" text:visited-style-name="Visited_20_Internet_20_Link">
</text:a>
.</text:p>
      <text:p text:style-name="P4">
"Воскресіння Христове святкують й у військових підрозділах, які виконуютьбойові завдання у Північній операційній зоні. Привітати бійців з <text:a xlink:type="simple" xlink:href="https://www.ukrinform.ua/tag-velikden" text:style-name="Internet_20_link" text:visited-style-name="Visited_20_Internet_20_Link">
</text:a>
 безпосередньо на позиціях прибувкомандувач Об’єднаних сил Збройних сил України генерал-лейтенант Сергій Наєв",- ідеться в повідомленні.</text:p>
      <text:p text:style-name="P4">
Цього дня командувач також виконав почесну місію - окрім привітань відкерівництва Міністерства оборони України та командування Збройних сил вінпередав військовим паски, освячені митрополитом Епіфанієм у Свято-Михайлівському Золотоверхому кафедральному соборі Києва.</text:p>
      <text:p text:style-name="P4">
<text:span text:style-name="T5">
Джерело:<text:a xlink:type="simple" xlink:href="https://www.youtube.com/redirect" text:style-name="Internet_20_link" text:visited-style-name="Visited_20_Internet_20_Link">
</text:a>
</text:span>
</text:p>
      <text:p text:style-name="P4">
"Цей освячений хліб є виявом благословення, щоб ви повернулися додому вдоброму здоров’ї й далі розбудовували нашу Батьківщину. Далеко від своїхдомівок ви маєте почувати себе в єдності з усім українським народом, якийсвяткує Великдень. Разом з пасками сьогодні ми хотіли б передати вам часткулюдського тепла, яке є в усіх нас", - зазначив Наєв.</text:p>
      <text:p text:style-name="P4">
<text:span text:style-name="T4">
Читайте також:</text:span>
 <text:a xlink:type="simple" xlink:href="https://www.ukrinform.ua/rubric-society/3696517-sila-zla-e-timcasovou-epifanij-privitav-ukrainciv-z-velikodnem.html" text:style-name="Internet_20_link" text:visited-style-name="Visited_20_Internet_20_Link">
 </text:a>
</text:p>
      <text:p text:style-name="P4">
Під час перебування на позиціях він поспілкувався з військовослужбовцями таподякував їм за службу. Крім того, Наєв переконався, що умови, в яких воницілодобово несуть службу і святкують Великдень, відповідають сучасним вимогам,але, для їхнього ще більшого покращення передав захисникам генератори якджерела резервного живлення, ідеться в повідомленні.</text:p>
      <text:p text:style-name="P4">
"Такі поїздки мають велике значення. Кожен командир та командувач має бутиобізнаний і впевнений у своїх підлеглих. Без звичайного солдата жоден командирне може виконати свої завдання, а командувач досягти поставленої стратегічноїмети. Бо саме воїн з автоматом, кулеметом чи гранатометом на передовій виконуєці завдання", - заявив командувач.</text:p>
      <text:p text:style-name="P4">
Він наголосив, що "віра була, є та буде невід’ємною частиною нашого життя. Івірити треба не тільки в Бога, а й у самого себе, бо, якщо в себе не віриш, тонічого не здолаєш на своєму шляху".</text:p>
      <text:p text:style-name="P4">
<text:span text:style-name="T4">
Читайте також:</text:span>
 <text:a xlink:type="simple" xlink:href="https://www.ukrinform.ua/rubric-society/3696515-zaluznij-u-velikden-ukraina-v-ednosti-zdolae-voroga.html" text:style-name="Internet_20_link" text:visited-style-name="Visited_20_Internet_20_Link">
 <text:span text:style-name="T4">
Залуж</text:span>
 </text:a>
</text:p>
      <text:p text:style-name="P4">
"А нам є кого і що долати. І якщо здавна вірили, що Ісус воскрес, то й мимаємо вірити, що Україна після важких битв, артилерійських обстрілів,авіаційних і ракетних ударів - усього зла, завданого ворогом нашій землі,обов’язково воскресне", - зазначив Наєв.</text:p>
      <text:p text:style-name="P4">
За його словами, загалом для святкування Воскресіння Господньоговійськовослужбовцям передано близько 15 тисяч освячених пасок. Кожна паска вжедійшла до того столу, де на неї чекали.</text:p>
      <text:p text:style-name="P4">
Як повідомляв Укрінформ, митрополит Київський і всієї України Епіфаній уСвято-Михайлівському Золотоверхому соборі освятив три тисячі пасок, які будутьвідправлені українським військовим.</text:p>
      <text:p text:style-name="P4">
Source: <text:a xlink:type="simple" xlink:href="https://www.ukrinform.ua/rubric-society/3696598-naev-priviz-vijskovim-na-pozicii-paski-osvaceni-epifaniem.html" text:style-name="Internet_20_link" text:visited-style-name="Visited_20_Internet_20_Link">
https://www.ukrinform.ua/rubric-society/3696598-naev-priviz-vijskovim-na-pozicii-paski-osvaceni-epifaniem.html</text:a>
</text:p>
      <!--NEWS-->
      <text:h text:style-name="P10" text:outline-level="1">
<text:span text:style-name="T4">
ПЦУ провела першу Великодню службу в Києво-Печерській лаврі</text:span>
</text:h>
      <text:p text:style-name="P4">
Authors: Ukrinform (Person)</text:p>
      <text:p text:style-name="P4">
Publisher: Укринформ (Organization)</text:p>
      <text:p text:style-name="P4">
Published Time: 2023-04-16T12:42:11+03:00</text:p>
      <text:p text:style-name="P4">
Modified Time: 2023-04-16T12:42:11+03:00</text:p>
      <text:p text:style-name="P4">
Description: В Успенському соборі Києво-Печерської Лаври вперше відбулося Великоднє богослужіння Православної церкви України. — Укрінформ.</text:p>
      <text:p text:style-name="P4">
Images: ["<text:a xlink:type="simple" xlink:href="https://static.ukrinform.com/photos/2023_04/thumb_files/630_360_1681637997-1820.jpeg" text:style-name="Internet_20_link" text:visited-style-name="Visited_20_Internet_20_Link">
630_360_16816...</text:a>
", "<text:a xlink:type="simple" xlink:href="https://static.ukrinform.com/photos/2023_04/thumb_files/630_360_1681637996-6943.jpeg" text:style-name="Internet_20_link" text:visited-style-name="Visited_20_Internet_20_Link">
630_360_16816...</text:a>
", "<text:a xlink:type="simple" xlink:href="https://static.ukrinform.com/photos/2023_04/thumb_files/630_360_1681637997-9353.jpeg" text:style-name="Internet_20_link" text:visited-style-name="Visited_20_Internet_20_Link">
630_360_16816...</text:a>
", "<text:a xlink:type="simple" xlink:href="https://static.ukrinform.com/photos/2023_04/thumb_files/630_360_1681637997-2587.jpeg" text:style-name="Internet_20_link" text:visited-style-name="Visited_20_Internet_20_Link">
630_360_16816...</text:a>
", "<text:a xlink:type="simple" xlink:href="https://static.ukrinform.com/photos/2023_04/thumb_files/630_360_1681637997-3469.jpeg" text:style-name="Internet_20_link" text:visited-style-name="Visited_20_Internet_20_Link">
630_360_16816...</text:a>
", "<text:a xlink:type="simple" xlink:href="https://static.ukrinform.com/photos/2023_04/thumb_files/630_360_1681637997-5387.jpeg" text:style-name="Internet_20_link" text:visited-style-name="Visited_20_Internet_20_Link">
630_360_16816...</text:a>
", "<text:a xlink:type="simple" xlink:href="https://static.ukrinform.com/photos/2023_04/thumb_files/630_360_1681637998-7074.jpeg" text:style-name="Internet_20_link" text:visited-style-name="Visited_20_Internet_20_Link">
630_360_16816...</text:a>
", "<text:a xlink:type="simple" xlink:href="https://static.ukrinform.com/photos/2023_04/thumb_files/630_360_1681637998-7126.jpeg" text:style-name="Internet_20_link" text:visited-style-name="Visited_20_Internet_20_Link">
630_360_16816...</text:a>
", "<text:a xlink:type="simple" xlink:href="https://static.ukrinform.com/photos/2023_04/thumb_files/630_360_1681637998-3912.jpeg" text:style-name="Internet_20_link" text:visited-style-name="Visited_20_Internet_20_Link">
630_360_16816...</text:a>
", "<text:a xlink:type="simple" xlink:href="https://static.ukrinform.com/photos/2023_04/thumb_files/630_360_1681637998-6615.jpeg" text:style-name="Internet_20_link" text:visited-style-name="Visited_20_Internet_20_Link">
630_360_16816...</text:a>
", "<text:a xlink:type="simple" xlink:href="https://static.ukrinform.com/photos/2023_04/thumb_files/630_360_1681637998-7258.jpeg" text:style-name="Internet_20_link" text:visited-style-name="Visited_20_Internet_20_Link">
630_360_16816...</text:a>
", "<text:a xlink:type="simple" xlink:href="https://static.ukrinform.com/photos/2023_04/thumb_files/630_360_1681637998-8274.jpeg" text:style-name="Internet_20_link" text:visited-style-name="Visited_20_Internet_20_Link">
630_360_16816...</text:a>
"]</text:p>
      <text:p text:style-name="P4">
Tags: ['Великдень', 'Київська Лавра', 'Православна церква України']</text:p>
      <text:p text:style-name="P4">
Type: Article</text:p>
      <!--METADATA-->
      <text:p text:style-name="P4">
<draw:frame draw:style-name="fr1" draw:name="Image140" text:anchor-type="as-char" svg:width="6.9236in" svg:height="3.956343in" draw:z-index="0">
<draw:image xlink:href="../Images/yкринформ/2023-04-16T12-42-11-03-00/630_360_1681637997-1820.jpeg" xlink:type="simple" xlink:show="embed" xlink:actuate="onLoad" draw:mime-type="image/jpeg"/>
</draw:frame>
 ВУспенському соборі Києво-Печерської Лаври вперше відбулося Великоднєбогослужіння Православної церкви України.</text:p>
      <text:p text:style-name="P4">
Про це повідомляє кореспондент Укрінформу.</text:p>
      <text:p text:style-name="P4">
<draw:frame draw:style-name="fr1" draw:name="Image141" text:anchor-type="as-char" svg:width="6.9236in" svg:height="3.956343in" draw:z-index="0">
<draw:image xlink:href="../Images/yкринформ/2023-04-16T12-42-11-03-00/630_360_1681637996-6943.jpeg" xlink:type="simple" xlink:show="embed" xlink:actuate="onLoad" draw:mime-type="image/jpeg"/>
</draw:frame>
Пасхальне богослужіння ПЦУ в Успенському соборі Києво-Печерської Лаври / Фото:Євген Котенко. Укрінформ  <text:a xlink:type="simple" xlink:href="https://static.ukrinform.com/photos/2023_04/1681637996-6943.jpeg" text:style-name="Internet_20_link" text:visited-style-name="Visited_20_Internet_20_Link">
<draw:frame draw:style-name="fr1" draw:name="Image142" text:anchor-type="as-char" svg:width="6.9236in" svg:height="3.956343in" draw:z-index="0">
<draw:image xlink:href="../Images/yкринформ/2023-04-16T12-42-11-03-00/630_360_1681637996-6943.jpeg" xlink:type="simple" xlink:show="embed" xlink:actuate="onLoad" draw:mime-type="image/jpeg"/>
</draw:frame>
</text:a>
 <text:a xlink:type="simple" xlink:href="https://static.ukrinform.com/photos/2023_04/1681637997-9353.jpeg" text:style-name="Internet_20_link" text:visited-style-name="Visited_20_Internet_20_Link">
<draw:frame draw:style-name="fr1" draw:name="Image143" text:anchor-type="as-char" svg:width="6.9236in" svg:height="3.956343in" draw:z-index="0">
<draw:image xlink:href="../Images/yкринформ/2023-04-16T12-42-11-03-00/630_360_1681637997-9353.jpeg" xlink:type="simple" xlink:show="embed" xlink:actuate="onLoad" draw:mime-type="image/jpeg"/>
</draw:frame>
</text:a>
 <text:a xlink:type="simple" xlink:href="https://static.ukrinform.com/photos/2023_04/1681637997-2587.jpeg" text:style-name="Internet_20_link" text:visited-style-name="Visited_20_Internet_20_Link">
<draw:frame draw:style-name="fr1" draw:name="Image144" text:anchor-type="as-char" svg:width="6.9236in" svg:height="3.956343in" draw:z-index="0">
<draw:image xlink:href="../Images/yкринформ/2023-04-16T12-42-11-03-00/630_360_1681637997-2587.jpeg" xlink:type="simple" xlink:show="embed" xlink:actuate="onLoad" draw:mime-type="image/jpeg"/>
</draw:frame>
</text:a>
 <text:a xlink:type="simple" xlink:href="https://static.ukrinform.com/photos/2023_04/1681637997-3469.jpeg" text:style-name="Internet_20_link" text:visited-style-name="Visited_20_Internet_20_Link">
<draw:frame draw:style-name="fr1" draw:name="Image145" text:anchor-type="as-char" svg:width="6.9236in" svg:height="3.956343in" draw:z-index="0">
<draw:image xlink:href="../Images/yкринформ/2023-04-16T12-42-11-03-00/630_360_1681637997-3469.jpeg" xlink:type="simple" xlink:show="embed" xlink:actuate="onLoad" draw:mime-type="image/jpeg"/>
</draw:frame>
</text:a>
 <text:a xlink:type="simple" xlink:href="https://static.ukrinform.com/photos/2023_04/1681637997-5387.jpeg" text:style-name="Internet_20_link" text:visited-style-name="Visited_20_Internet_20_Link">
<draw:frame draw:style-name="fr1" draw:name="Image146" text:anchor-type="as-char" svg:width="6.9236in" svg:height="3.956343in" draw:z-index="0">
<draw:image xlink:href="../Images/yкринформ/2023-04-16T12-42-11-03-00/630_360_1681637997-5387.jpeg" xlink:type="simple" xlink:show="embed" xlink:actuate="onLoad" draw:mime-type="image/jpeg"/>
</draw:frame>
</text:a>
 <text:a xlink:type="simple" xlink:href="https://static.ukrinform.com/photos/2023_04/1681637997-1820.jpeg" text:style-name="Internet_20_link" text:visited-style-name="Visited_20_Internet_20_Link">
<draw:frame draw:style-name="fr1" draw:name="Image147" text:anchor-type="as-char" svg:width="6.9236in" svg:height="3.956343in" draw:z-index="0">
<draw:image xlink:href="../Images/yкринформ/2023-04-16T12-42-11-03-00/630_360_1681637997-1820.jpeg" xlink:type="simple" xlink:show="embed" xlink:actuate="onLoad" draw:mime-type="image/jpeg"/>
</draw:frame>
</text:a>
 <text:a xlink:type="simple" xlink:href="https://static.ukrinform.com/photos/2023_04/1681637998-7074.jpeg" text:style-name="Internet_20_link" text:visited-style-name="Visited_20_Internet_20_Link">
<draw:frame draw:style-name="fr1" draw:name="Image148" text:anchor-type="as-char" svg:width="6.9236in" svg:height="3.956343in" draw:z-index="0">
<draw:image xlink:href="../Images/yкринформ/2023-04-16T12-42-11-03-00/630_360_1681637998-7074.jpeg" xlink:type="simple" xlink:show="embed" xlink:actuate="onLoad" draw:mime-type="image/jpeg"/>
</draw:frame>
</text:a>
 <text:a xlink:type="simple" xlink:href="https://static.ukrinform.com/photos/2023_04/1681637998-7126.jpeg" text:style-name="Internet_20_link" text:visited-style-name="Visited_20_Internet_20_Link">
<draw:frame draw:style-name="fr1" draw:name="Image149" text:anchor-type="as-char" svg:width="6.9236in" svg:height="3.956343in" draw:z-index="0">
<draw:image xlink:href="../Images/yкринформ/2023-04-16T12-42-11-03-00/630_360_1681637998-7126.jpeg" xlink:type="simple" xlink:show="embed" xlink:actuate="onLoad" draw:mime-type="image/jpeg"/>
</draw:frame>
</text:a>
 <text:a xlink:type="simple" xlink:href="https://static.ukrinform.com/photos/2023_04/1681637998-3912.jpeg" text:style-name="Internet_20_link" text:visited-style-name="Visited_20_Internet_20_Link">
<draw:frame draw:style-name="fr1" draw:name="Image150" text:anchor-type="as-char" svg:width="6.9236in" svg:height="3.956343in" draw:z-index="0">
<draw:image xlink:href="../Images/yкринформ/2023-04-16T12-42-11-03-00/630_360_1681637998-3912.jpeg" xlink:type="simple" xlink:show="embed" xlink:actuate="onLoad" draw:mime-type="image/jpeg"/>
</draw:frame>
</text:a>
 <text:a xlink:type="simple" xlink:href="https://static.ukrinform.com/photos/2023_04/1681637998-6615.jpeg" text:style-name="Internet_20_link" text:visited-style-name="Visited_20_Internet_20_Link">
<draw:frame draw:style-name="fr1" draw:name="Image151" text:anchor-type="as-char" svg:width="6.9236in" svg:height="3.956343in" draw:z-index="0">
<draw:image xlink:href="../Images/yкринформ/2023-04-16T12-42-11-03-00/630_360_1681637998-6615.jpeg" xlink:type="simple" xlink:show="embed" xlink:actuate="onLoad" draw:mime-type="image/jpeg"/>
</draw:frame>
</text:a>
 <text:a xlink:type="simple" xlink:href="https://static.ukrinform.com/photos/2023_04/1681637998-7258.jpeg" text:style-name="Internet_20_link" text:visited-style-name="Visited_20_Internet_20_Link">
<draw:frame draw:style-name="fr1" draw:name="Image152" text:anchor-type="as-char" svg:width="6.9236in" svg:height="3.956343in" draw:z-index="0">
<draw:image xlink:href="../Images/yкринформ/2023-04-16T12-42-11-03-00/630_360_1681637998-7258.jpeg" xlink:type="simple" xlink:show="embed" xlink:actuate="onLoad" draw:mime-type="image/jpeg"/>
</draw:frame>
</text:a>
 <text:a xlink:type="simple" xlink:href="https://static.ukrinform.com/photos/2023_04/1681637998-8274.jpeg" text:style-name="Internet_20_link" text:visited-style-name="Visited_20_Internet_20_Link">
<draw:frame draw:style-name="fr1" draw:name="Image153" text:anchor-type="as-char" svg:width="6.9236in" svg:height="3.956343in" draw:z-index="0">
<draw:image xlink:href="../Images/yкринформ/2023-04-16T12-42-11-03-00/630_360_1681637998-8274.jpeg" xlink:type="simple" xlink:show="embed" xlink:actuate="onLoad" draw:mime-type="image/jpeg"/>
</draw:frame>
</text:a>
</text:p>
      <text:p text:style-name="P4">
Так, із 6 години ранку віряни приходили до церкви для освячення пасок ікрашанок. Також у приміщенні собору українською мовою відбулися молитви зазахисників України.</text:p>
      <text:p text:style-name="P4">
Намісник Лаври від ПЦУ Авраамій у своєму <text:a xlink:type="simple" xlink:href="http://www.youtube.com/watch" text:style-name="Internet_20_link" text:visited-style-name="Visited_20_Internet_20_Link">
</text:a>
 побажав українцям наснагидля перемоги спокус і зла.</text:p>
      <text:p text:style-name="P4">
"Зло ще має тимчасову владу та прагне панувати над людьми, але завдякиВоскресінню Христовому кожен із нас має можливість особисто обрати - піддатисяпринадам зла, повірити лукавому, спокуситися чи разом із Сином Божим пройтичерез Голгофу до перемоги у воскресінні. Христос закликає кожного з нас взятисвій хрест та йти за ним", - сказав він.</text:p>
      <text:p text:style-name="P4">
<text:span text:style-name="T4">
Читайте також:</text:span>
 <text:a xlink:type="simple" xlink:href="https://www.ukrinform.ua/rubric-society/3696517-sila-zla-e-timcasovou-epifanij-privitav-ukrainciv-z-velikodnem.html" text:style-name="Internet_20_link" text:visited-style-name="Visited_20_Internet_20_Link">
 </text:a>
</text:p>
      <text:p text:style-name="P4">
Як повідомляв Укрінформ, Успенський собор Києво-Печерської Лаври та Трапезнацерква повернулися до держави із користування УПЦ (МП) в січні 2023 року.</text:p>
      <text:p text:style-name="P4">
В Успенському соборі вже була служба ПЦУ на Різдво.</text:p>
      <text:p text:style-name="P4">
Source: <text:a xlink:type="simple" xlink:href="https://www.ukrinform.ua/rubric-society/3696602-pcu-provela-persu-velikodnu-sluzbu-v-kievopecerskij-lavri.html" text:style-name="Internet_20_link" text:visited-style-name="Visited_20_Internet_20_Link">
https://www.ukrinform.ua/rubric-society/3696602-pcu-provela-persu-velikodnu-sluzbu-v-kievopecerskij-lavri.html</text:a>
</text:p>
      <!--NEWS-->
      <text:h text:style-name="P10" text:outline-level="1">
<text:span text:style-name="T4">
Kherson, Khersonska Oblast(18:47). Red Alert: aerial threat. Sirens sounding. Take cover now!</text:span>
</text:h>
      <text:p text:style-name="P4">
Authors: liveuamap (Language: en)</text:p>
      <text:p text:style-name="P4">
Time: 2023-04-16T12:48:00</text:p>
      <text:p text:style-name="P4">
Location: Kherson (Latitude:46.65581000 Longtitude:32.61780000)</text:p>
      <text:p text:style-name="P4">
Videos: []</text:p>
      <text:p text:style-name="P4">
Images: []</text:p>
      <text:p text:style-name="P4">
Tags: ["Europe", "Central and Eastern Europe"]</text:p>
      <text:p text:style-name="P4">
ID: 22556576</text:p>
      <!--METADATA-->
      <text:p text:style-name="P4">
Kherson, Khersonska Oblast(18:47). Red Alert: aerial threat. Sirens sounding.Take cover now!</text:p>
      <text:p text:style-name="P4">
News Collection Link: <text:a xlink:type="simple" xlink:href="https://liveuamap.com/en/2023/16-april-kherson-khersonska-oblast1847-red-alg" text:style-name="Internet_20_link" text:visited-style-name="Visited_20_Internet_20_Link">
https://liveuamap.com/en/2023/16-april-kherson-khersonska-oblast1847-red-alg</text:a>
</text:p>
      <text:p text:style-name="P4">
Source: <text:a xlink:type="simple" xlink:href="https://t.me/air_alert_ua/43173" text:style-name="Internet_20_link" text:visited-style-name="Visited_20_Internet_20_Link">
https://t.me/air_alert_ua/43173</text:a>
</text:p>
      <!--NEWS-->
      <text:h text:style-name="P10" text:outline-level="1">
<text:span text:style-name="T4">
Країни G7 зобов’язалися прискорити відмову від викопного палива</text:span>
</text:h>
      <text:p text:style-name="P4">
Authors: Ukrinform (Person)</text:p>
      <text:p text:style-name="P4">
Publisher: Укринформ (Organization)</text:p>
      <text:p text:style-name="P4">
Published Time: 2023-04-16T13:04:07+03:00</text:p>
      <text:p text:style-name="P4">
Modified Time: 2023-04-16T13:04:07+03:00</text:p>
      <text:p text:style-name="P4">
Description: Міністри клімату та енергетики країн G7 зобов’язалися прискорити поступову відмову від викопного палива задля досягнення нульового викиду вуглекислого газу не пізніше 2050 року. — Укрінформ.</text:p>
      <text:p text:style-name="P4">
Images: ["<text:a xlink:type="simple" xlink:href="https://static.ukrinform.com/photos/2023_04/thumb_files/630_360_1681639413-724.png" text:style-name="Internet_20_link" text:visited-style-name="Visited_20_Internet_20_Link">
630_360_16816...</text:a>
"]</text:p>
      <text:p text:style-name="P4">
Tags: ['Енергетика', 'Велика сімка']</text:p>
      <text:p text:style-name="P4">
Type: Article</text:p>
      <!--METADATA-->
      <text:p text:style-name="P4">
<draw:frame draw:style-name="fr1" draw:name="Image154" text:anchor-type="as-char" svg:width="6.9236in" svg:height="3.956343in" draw:z-index="0">
<draw:image xlink:href="../Images/yкринформ/2023-04-16T13-04-07-03-00/630_360_1681639413-724.png" xlink:type="simple" xlink:show="embed" xlink:actuate="onLoad" draw:mime-type="image/png"/>
</draw:frame>
 Міністриклімату та енергетики країн G7 зобов’язалися прискорити поступову відмову відвикопного палива задля досягнення нульового викиду вуглекислого газу непізніше 2050 року.</text:p>
      <text:p text:style-name="P4">
Як передає Укрінформ, про це повідомляє <text:a xlink:type="simple" xlink:href="https://english.kyodonews.net/news/2023/04/dc2c72b450c2-g-7-to-agree-on-need-to-diversify-fuel-sources-push-decarbonization.html" text:style-name="Internet_20_link" text:visited-style-name="Visited_20_Internet_20_Link">
</text:a>
 .</text:p>
      <text:p text:style-name="P4">
Водночас зазначається, що під час зустрічі у японському місті Саппоро невдалося дійти згоди щодо встановлення кінцевого терміну для припиненнявикористання вугільної енергії.</text:p>
      <text:p text:style-name="P4">
Японія, яка очолювала зустріч, не бажала погоджувати конкретні часові рамкищодо припинення використання <text:a xlink:type="simple" xlink:href="https://www.ukrinform.ua/tag-vugilla" text:style-name="Internet_20_link" text:visited-style-name="Visited_20_Internet_20_Link">
 </text:a>
 ,враховуючи ймовірну потребу у цьому джерелі енергії принаймні протягом більшоїчастини 2030-х років. Велика Британія та Канада намагаються припинити цюпрактику.</text:p>
      <text:p text:style-name="P4">
Міністри підтвердили свою прихильність до «повної або переважної»декарбонізації енергетичного сектора до 2035 року. Про це йдеться у виданомукомюніке після зустрічі з питань клімату, енергетики та навколишньогосередовища.</text:p>
      <text:p text:style-name="P4">
Під час зустрічі країни-члени G7 вперше погодилися поступово відмовитися відвикопного палива, зокрема від газу, нафти та вугілля, в енергетичному секторі.</text:p>
      <text:p text:style-name="P4">
Міністри також дійшли колективної згоди щодо скорочення викидів вуглекислогогазу для транспортних засобів принаймні на 50% до 2035 року або раніше.</text:p>
      <text:p text:style-name="P4">
Зустріч G7 стала першою із серії зустрічей на рівні міністрів напередоднітравневого саміту у Хіросімі, які зосереджені на шляхах досягнення вуглецевоїнейтральності до 2050 року шляхом скорочення залежності від викопного паливата розширення використання відновлюваних джерел енергії.</text:p>
      <text:p text:style-name="P4">
<text:span text:style-name="T4">
Читайте також:</text:span>
 <text:a xlink:type="simple" xlink:href="https://www.ukrinform.ua/rubric-economy/3675223-ukraina-moze-stati-eksporterom-zelenogo-abo-nizkovuglecevogo-vodnu-minenergo.html" text:style-name="Internet_20_link" text:visited-style-name="Visited_20_Internet_20_Link">
 </text:a>
</text:p>
      <text:p text:style-name="P4">
Як повідомляв Укрінформ, під час телефонної розмови Президенти Зеленський таБайден <text:a xlink:type="simple" xlink:href="https://www.ukrinform.ua/rubric-polytics/3632232-zelenskij-pro-rozmovu-z-bajdenom-skoordinuvali-nasi-pozicii-pered-samitom-g7.html" text:style-name="Internet_20_link" text:visited-style-name="Visited_20_Internet_20_Link">
 </text:a>
 .</text:p>
      <text:p text:style-name="P4">
<text:span text:style-name="T5">
Фото: Kyodo</text:span>
</text:p>
      <text:p text:style-name="P4">
Source: <text:a xlink:type="simple" xlink:href="https://www.ukrinform.ua/rubric-economy/3696605-kraini-g7-zobovazalisa-priskoriti-vidmovu-vid-vikopnogo-paliva.html" text:style-name="Internet_20_link" text:visited-style-name="Visited_20_Internet_20_Link">
https://www.ukrinform.ua/rubric-economy/3696605-kraini-g7-zobovazalisa-priskoriti-vidmovu-vid-vikopnogo-paliva.html</text:a>
</text:p>
      <!--NEWS-->
      <text:h text:style-name="P10" text:outline-level="1">
<text:span text:style-name="T4">
Mykolaiv, Mykolayivska Oblast(19:08). Red Alert: aerial threat. Sirens sounding. Take cover now!</text:span>
</text:h>
      <text:p text:style-name="P4">
Authors: liveuamap (Language: en)</text:p>
      <text:p text:style-name="P4">
Time: 2023-04-16T13:09:00</text:p>
      <text:p text:style-name="P4">
Location: Mykolaiv (Latitude:46.94806 Longtitude:32.00641)</text:p>
      <text:p text:style-name="P4">
Videos: []</text:p>
      <text:p text:style-name="P4">
Images: []</text:p>
      <text:p text:style-name="P4">
Tags: ["Europe", "Central and Eastern Europe"]</text:p>
      <text:p text:style-name="P4">
ID: 22556577</text:p>
      <!--METADATA-->
      <text:p text:style-name="P4">
Mykolaiv, Mykolayivska Oblast(19:08). Red Alert: aerial threat. Sirenssounding. Take cover now!</text:p>
      <text:p text:style-name="P4">
News Collection Link: <text:a xlink:type="simple" xlink:href="https://liveuamap.com/en/2023/16-april-mykolaiv-mykolayivska-oblast1908-redg" text:style-name="Internet_20_link" text:visited-style-name="Visited_20_Internet_20_Link">
https://liveuamap.com/en/2023/16-april-mykolaiv-mykolayivska-oblast1908-redg</text:a>
</text:p>
      <text:p text:style-name="P4">
Source: <text:a xlink:type="simple" xlink:href="https://t.me/air_alert_ua/43174" text:style-name="Internet_20_link" text:visited-style-name="Visited_20_Internet_20_Link">
https://t.me/air_alert_ua/43174</text:a>
</text:p>
      <!--NEWS-->
      <text:h text:style-name="P10" text:outline-level="1">
<text:span text:style-name="T4">
У Маріуполі на місці майже 30 багатоповерхівок тепер пустеля</text:span>
</text:h>
      <text:p text:style-name="P4">
Authors: Ukrinform (Person)</text:p>
      <text:p text:style-name="P4">
Publisher: Укринформ (Organization)</text:p>
      <text:p text:style-name="P4">
Published Time: 2023-04-16T13:13:00+03:00</text:p>
      <text:p text:style-name="P4">
Modified Time: 2023-04-16T13:13:00+03:00</text:p>
      <text:p text:style-name="P4">
Description: У Маріуполі на місці майже 30 багатоповерхівок у Приморському районі тепер просто «пустеля». — Укрінформ.</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Житло', 'Доступне житло', 'Війна з росією']</text:p>
      <text:p text:style-name="P4">
Type: Article</text:p>
      <!--METADATA-->
      <text:p text:style-name="P4">
<draw:frame draw:style-name="fr1" draw:name="Image155" text:anchor-type="as-char" svg:width="6.9236in" svg:height="3.956343in" draw:z-index="0">
<draw:image xlink:href="../Images/yкринформ/2023-04-16T13-13-00-03-00/630_360_1680546247-363.jpg" xlink:type="simple" xlink:show="embed" xlink:actuate="onLoad" draw:mime-type="image/jpeg"/>
</draw:frame>
 УМаріуполі на місці майже 30 багатоповерхівок у Приморському районі теперпросто «пустеля».</text:p>
      <text:p text:style-name="P4">
Відповідне відео у <text:a xlink:type="simple" xlink:href="https://t.me/andriyshTime/8673" text:style-name="Internet_20_link" text:visited-style-name="Visited_20_Internet_20_Link">
 </text:a>
 опублікував радникМаріупольського міського голови Петро Андрющенко, передає Укрінформ.</text:p>
      <text:p text:style-name="P4">
«Тут було 29 багатоповерхівок. Тепер просто пустеля. Черемушки. Приморськийрайон. <text:a xlink:type="simple" xlink:href="https://www.ukrinform.ua/tag-mariupol" text:style-name="Internet_20_link" text:visited-style-name="Visited_20_Internet_20_Link">
 </text:a>
 . Квітень 2023. “русскиймир”», - підписав відео Андрющенко.</text:p>
      <text:p text:style-name="P4">
<text:span text:style-name="T4">
Читайте також:</text:span>
 <text:a xlink:type="simple" xlink:href="https://www.ukrinform.ua/rubric-regions/3694364-u-mariupoli-zagarbniki-demontuvali-pamatnik-hudozniku-kuindzi.html" text:style-name="Internet_20_link" text:visited-style-name="Visited_20_Internet_20_Link">
 <text:span text:style-name="T4">
Маріуполі</text:span>
 </text:a>
</text:p>
      <text:p text:style-name="P4">
Як повідомляв Укрінформ, у Приморському районі Маріуполя загарбники проводятьдемонтажні роботи та оголошують тендери на зведення будинків. За інформацієюАндрющенка, через підвищений ризик інвестицій підрядники планують будувати забюджетні кошти росії, а от повертати їх згодом будуть через програму іпотеки.</text:p>
      <text:p text:style-name="P4">
Source: <text:a xlink:type="simple" xlink:href="https://www.ukrinform.ua/rubric-regions/3696608-u-mariupoli-na-misci-majze-30-bagatopoverhivok-teper-pustela.html" text:style-name="Internet_20_link" text:visited-style-name="Visited_20_Internet_20_Link">
https://www.ukrinform.ua/rubric-regions/3696608-u-mariupoli-na-misci-majze-30-bagatopoverhivok-teper-pustela.html</text:a>
</text:p>
      <!--NEWS-->
      <text:h text:style-name="P10" text:outline-level="1">
<text:span text:style-name="T4">
Українка Ломачинська здобула дві бронзові медалі на ЧЄ з важкої атлетики</text:span>
</text:h>
      <text:p text:style-name="P4">
Authors: Ukrinform (Person)</text:p>
      <text:p text:style-name="P4">
Publisher: Укринформ (Organization)</text:p>
      <text:p text:style-name="P4">
Published Time: 2023-04-16T13:13:46+03:00</text:p>
      <text:p text:style-name="P4">
Modified Time: 2023-04-16T13:13:46+03:00</text:p>
      <text:p text:style-name="P4">
Description: Українка Ангеліна Ломачинська здобула дві бронзові медалі на чемпіонаті Європи з важкої атлетики у Єревані. — Укрінформ.</text:p>
      <text:p text:style-name="P4">
Images: ["<text:a xlink:type="simple" xlink:href="https://static.ukrinform.com/photos/2023_04/thumb_files/630_360_1681639940-927.jpg" text:style-name="Internet_20_link" text:visited-style-name="Visited_20_Internet_20_Link">
630_360_16816...</text:a>
"]</text:p>
      <text:p text:style-name="P4">
Tags: ['Важка атлетика']</text:p>
      <text:p text:style-name="P4">
Type: Article</text:p>
      <!--METADATA-->
      <text:p text:style-name="P4">
<draw:frame draw:style-name="fr1" draw:name="Image156" text:anchor-type="as-char" svg:width="6.9236in" svg:height="3.956343in" draw:z-index="0">
<draw:image xlink:href="../Images/yкринформ/2023-04-16T13-13-46-03-00/630_360_1681639940-927.jpg" xlink:type="simple" xlink:show="embed" xlink:actuate="onLoad" draw:mime-type="image/jpeg"/>
</draw:frame>
 УкраїнкаАнгеліна Ломачинська здобула дві бронзові медалі на чемпіонаті Європи з важкоїатлетики у Єревані.</text:p>
      <text:p text:style-name="P4">
Вона стала третьою у ваговій категорії до 49 кг з результатом 81 кг, передаєУкрінформ.</text:p>
      <text:p text:style-name="P4">
Цю вагу Ломачинська підняла у другій спробі, після чого спробувала взяти 83кілограми, однак зробити це не вдалося.</text:p>
      <text:p text:style-name="P4">
У поштовху Ангеліна стала п'ятою, взявши у третій спробі 95 кілограмів. Засумою двох видів вона здобула бронзову медаль.</text:p>
      <text:p text:style-name="P4">
Ломачинська здобула у Єревані п'яту та шосту нагороду чемпіонату Європи. Такожвона встановила особистий рекорд за сумою двох видів. На попередніх двох Євроз важкої атлетики Ангеліна показала результат 149 та 167 кг відповідно.</text:p>
      <text:p text:style-name="P4">
<text:span text:style-name="T4">
Читайте також:</text:span>
 <text:a xlink:type="simple" xlink:href="https://www.ukrinform.ua/rubric-sports/3696174-zbirna-ukraini-startue-na-cempionati-evropi-z-vazkoi-atletiki.html" text:style-name="Internet_20_link" text:visited-style-name="Visited_20_Internet_20_Link">
 <text:span text:style-name="T4">
атлетики</text:span>
 </text:a>
</text:p>
      <text:p text:style-name="P4">
Перемогу здобула румунка Міхаела Камбей.</text:p>
      <text:p text:style-name="P4">
Фото: armyinform.com.ua</text:p>
      <text:p text:style-name="P4">
Source: <text:a xlink:type="simple" xlink:href="https://www.ukrinform.ua/rubric-sports/3696609-ukrainka-lomacinska-zdobula-dvi-bronzovi-medali-na-ce-z-vazkoi-atletiki.html" text:style-name="Internet_20_link" text:visited-style-name="Visited_20_Internet_20_Link">
https://www.ukrinform.ua/rubric-sports/3696609-ukrainka-lomacinska-zdobula-dvi-bronzovi-medali-na-ce-z-vazkoi-atletiki.html</text:a>
</text:p>
      <!--NEWS-->
      <text:h text:style-name="P10" text:outline-level="1">
<text:span text:style-name="T4">
Глава УГКЦ: Воскресіння Христове - це не тільки про нього, це про кожного з нас</text:span>
</text:h>
      <text:p text:style-name="P4">
Authors: Ukrinform (Person)</text:p>
      <text:p text:style-name="P4">
Publisher: Укринформ (Organization)</text:p>
      <text:p text:style-name="P4">
Published Time: 2023-04-16T13:14:11+03:00</text:p>
      <text:p text:style-name="P4">
Modified Time: 2023-04-16T13:14:11+03:00</text:p>
      <text:p text:style-name="P4">
Description: Як Христос переміг смерть і прийшов до воскресіння, так і Україна здолає ворога та буде відбудована. — Укрінформ.</text:p>
      <text:p text:style-name="P4">
Images: ["<text:a xlink:type="simple" xlink:href="https://static.ukrinform.com/photos/2016_03/thumb_files/630_360_1457860594-7211.jpg" text:style-name="Internet_20_link" text:visited-style-name="Visited_20_Internet_20_Link">
630_360_14578...</text:a>
"]</text:p>
      <text:p text:style-name="P4">
Tags: ['УГКЦ', 'Великдень', 'Єдині новини']</text:p>
      <text:p text:style-name="P4">
Type: Article</text:p>
      <!--METADATA-->
      <text:p text:style-name="P4">
<draw:frame draw:style-name="fr1" draw:name="Image157" text:anchor-type="as-char" svg:width="6.9236in" svg:height="3.956343in" draw:z-index="0">
<draw:image xlink:href="../Images/yкринформ/2023-04-16T13-14-11-03-00/630_360_1457860594-7211.jpg" xlink:type="simple" xlink:show="embed" xlink:actuate="onLoad" draw:mime-type="image/jpeg"/>
</draw:frame>
 ЯкХристос переміг смерть і прийшов до воскресіння, так і Україна здолає ворогата буде відбудована.</text:p>
      <text:p text:style-name="P4">
На цьому наголосив глава Української греко-католицької церкви Святослав усвоєму зверненні з нагоди Великодня, що транслювалося в ефірі телемарафону"Єдині новини", передає Укрінформ.</text:p>
      <text:p text:style-name="P4">
"Сьогодні Україна є розіп'ятою, сьогодні нас вбивають, але Україна прямує доперемоги, до свого воскресіння. Христос випереджає нас у нашій пасхальнійході. Тому Україна переможе, бо Христос воскрес. Ми відбудуємо наші міста тасела, бо Христос воскрес. Наші дівчата й хлопці повернуться з фронту й мизалікуємо наші рани, бо Христос воскрес", - сказав він.</text:p>
      <text:p text:style-name="P4">
<text:span text:style-name="T4">
Читайте також:</text:span>
 <text:a xlink:type="simple" xlink:href="https://www.ukrinform.ua/rubric-society/3696501-zelenskij-privitav-ukrainciv-iz-velikodnem-poperedu-ci-ne-najvazca-z-versin-mi-podolaemo-ii.html" text:style-name="Internet_20_link" text:visited-style-name="Visited_20_Internet_20_Link">
 </text:a>
</text:p>
      <text:p text:style-name="P4">
Він привітав усіх, хто сьогодні святкує Великдень, побажавши "гучних гаївок ітеплого весняного благословенного Божого Христового миру".</text:p>
      <text:p text:style-name="P4">
"Воскресіння Христове - це не тільки про нього, це про кожного нас", -підкреслив глава УГКЦ.</text:p>
      <text:p text:style-name="P4">
<text:span text:style-name="T4">
Читайте також:</text:span>
 <text:a xlink:type="simple" xlink:href="https://www.ukrinform.ua/rubric-society/3696602-pcu-provela-persu-velikodnu-sluzbu-v-kievopecerskij-lavri.html" text:style-name="Internet_20_link" text:visited-style-name="Visited_20_Internet_20_Link">
 </text:a>
</text:p>
      <text:p text:style-name="P4">
Як повідомлялося, цьогоріч 16 квітня християни східного обряду відзначаютьнайвеличніше свято – Світле Христове Воскресіння або <text:a xlink:type="simple" xlink:href="https://www.ukrinform.ua/tag-velikden" text:style-name="Internet_20_link" text:visited-style-name="Visited_20_Internet_20_Link">
</text:a>
 .</text:p>
      <text:p text:style-name="P4">
Source: <text:a xlink:type="simple" xlink:href="https://www.ukrinform.ua/rubric-society/3696610-glava-ugkc-voskresinna-hristove-ce-ne-tilki-pro-nogo-ce-pro-koznogo-z-nas.html" text:style-name="Internet_20_link" text:visited-style-name="Visited_20_Internet_20_Link">
https://www.ukrinform.ua/rubric-society/3696610-glava-ugkc-voskresinna-hristove-ce-ne-tilki-pro-nogo-ce-pro-koznogo-z-nas.html</text:a>
</text:p>
      <!--NEWS-->
      <text:h text:style-name="P10" text:outline-level="1">
<text:span text:style-name="T4">
росіяни перекрили вхід до Севастопольської бухти – ЗМІ</text:span>
</text:h>
      <text:p text:style-name="P4">
Authors: Ukrinform (Person)</text:p>
      <text:p text:style-name="P4">
Publisher: Укринформ (Organization)</text:p>
      <text:p text:style-name="P4">
Published Time: 2023-04-16T13:37:29+03:00</text:p>
      <text:p text:style-name="P4">
Modified Time: 2023-04-16T13:37:29+03:00</text:p>
      <text:p text:style-name="P4">
Description: Окупаційні війська перекрили плавучими модулями вхід до Севастопольської бухти, де базується чорноморський флот рф. — Укрінформ.</text:p>
      <text:p text:style-name="P4">
Images: ["<text:a xlink:type="simple" xlink:href="https://static.ukrinform.com/photos/2023_04/thumb_files/630_360_1681641432-598.jpg" text:style-name="Internet_20_link" text:visited-style-name="Visited_20_Internet_20_Link">
630_360_16816...</text:a>
"]</text:p>
      <text:p text:style-name="P4">
Tags: ['Крим', 'Севастополь', 'росія']</text:p>
      <text:p text:style-name="P4">
Type: Article</text:p>
      <!--METADATA-->
      <text:p text:style-name="P4">
<draw:frame draw:style-name="fr1" draw:name="Image158" text:anchor-type="as-char" svg:width="6.9236in" svg:height="3.956343in" draw:z-index="0">
<draw:image xlink:href="../Images/yкринформ/2023-04-16T13-37-29-03-00/630_360_1681641432-598.jpg" xlink:type="simple" xlink:show="embed" xlink:actuate="onLoad" draw:mime-type="image/jpeg"/>
</draw:frame>
 Окупаційнівійська перекрили плавучими модулями вхід до Севастопольської бухти, дебазується чорноморський флот рф.</text:p>
      <text:p text:style-name="P4">
Про це повідомляє <text:a xlink:type="simple" xlink:href="http://crimea.suspilne.media/ua/news/10938" text:style-name="Internet_20_link" text:visited-style-name="Visited_20_Internet_20_Link">
 </text:a>
 ізпосиланням на «Агентство», яке отримало відповідні фотографії з бухти, передаєУкрінформ.</text:p>
      <text:p text:style-name="P4">
«Флотське командування вранці у суботу зупиняло рух пасажирських катерів черезбухту. На фотографії, яку житель <text:a xlink:type="simple" xlink:href="https://www.ukrinform.ua/tag-krim" text:style-name="Internet_20_link" text:visited-style-name="Visited_20_Internet_20_Link">
 </text:a>
надіслав «Агентству», видно щонайменше три плавучі конструкції, встановлені навході до Севастопольської бухти, де базується Чорноморський флот. Довгі модулізакривають близько половини входу в бухту, ширина якого - близько 400 метрів»,- йдеться у повідомленні.</text:p>
      <text:p text:style-name="P4">
Як повідомив місцевий житель, відповідні конструкції розміщують декількаостанніх днів. Так, 13 квітня у бухті працювали два крани, а 14 числапідключилися і буксири.</text:p>
      <text:p text:style-name="P4">
Як розповіли у диспетчерському пасажирському флоті севастопольськогопідприємства «Севелектроавтотранс», 15 квітня вранці командування чф рфзупинило рух пасажирських катерів, які з'єднують береги довгої та вузькоїбухти.</text:p>
      <text:p text:style-name="P4">
Вдень того ж дня так званий губернатор Севастополя Михайло Развожаєв <text:a xlink:type="simple" xlink:href="https://t.me/razvozhaev/2554" text:style-name="Internet_20_link" text:visited-style-name="Visited_20_Internet_20_Link">
</text:a>
 , що рейд перекрили через «традиційніпрофілактичні роботи з протипідводно-диверсійне забезпечення». Він заявив, щоце був тимчасовий захід і зараз вже «все працює».</text:p>
      <text:p text:style-name="P4">
Але деяких громадян у коментарях під постом окупаційного чиновника збентежилоте, що «завчасно про це ніхто не попереджає», і людям доводиться скасовуватисвої плани, вже дізнаючись про перекриття бухти постфактум.</text:p>
      <text:p text:style-name="P4">
<text:span text:style-name="T4">
Читайте також:</text:span>
 <text:a xlink:type="simple" xlink:href="https://www.ukrinform.ua/rubric-ato/3695270-corne-more-ak-i-baltijske-mae-stati-morem-nato-dmitro-kuleba.html" text:style-name="Internet_20_link" text:visited-style-name="Visited_20_Internet_20_Link">
 </text:a>
</text:p>
      <text:p text:style-name="P4">
Як повідомляв Укрінформ, Президент України Володимир Зеленський <text:a xlink:type="simple" xlink:href="https://www.ukrinform.ua/rubric-crimea/3693078-deokupacia-krimu-e-bezalternativnou-ne-lise-dla-ukraini-a-dla-vsogo-svitu-zelenskij.html" text:style-name="Internet_20_link" text:visited-style-name="Visited_20_Internet_20_Link">
</text:a>
 , щодеокупація Криму від російських загарбників є безальтернативною.</text:p>
      <text:p text:style-name="P4">
Фото: t.me/agentstvonews</text:p>
      <text:p text:style-name="P4">
Source: <text:a xlink:type="simple" xlink:href="https://www.ukrinform.ua/rubric-crimea/3696617-rosiani-perekrili-vhid-do-sevastopolskoi-buhti-zmi.html" text:style-name="Internet_20_link" text:visited-style-name="Visited_20_Internet_20_Link">
https://www.ukrinform.ua/rubric-crimea/3696617-rosiani-perekrili-vhid-do-sevastopolskoi-buhti-zmi.html</text:a>
</text:p>
      <!--NEWS-->
      <text:h text:style-name="P10" text:outline-level="1">
<text:span text:style-name="T4">
Українська розвідка вже використовує американський гвинтокрил Black Hawk</text:span>
</text:h>
      <text:p text:style-name="P4">
Authors: Ukrinform (Person)</text:p>
      <text:p text:style-name="P4">
Publisher: Укринформ (Organization)</text:p>
      <text:p text:style-name="P4">
Published Time: 2023-04-16T13:40:00+03:00</text:p>
      <text:p text:style-name="P4">
Modified Time: 2023-04-16T13:40:00+03:00</text:p>
      <text:p text:style-name="P4">
Description: Бійці Головного управління розвідки Міністерства оборони України опанували та використовують в бойових діях легендарний американський гвинтокрил Black Hawk ("Чорний яструб"). — Укрінформ.</text:p>
      <text:p text:style-name="P4">
Images: ["<text:a xlink:type="simple" xlink:href="https://static.ukrinform.com/photos/2023_04/thumb_files/630_360_1681641360-562.jpg" text:style-name="Internet_20_link" text:visited-style-name="Visited_20_Internet_20_Link">
630_360_16816...</text:a>
"]</text:p>
      <text:p text:style-name="P4">
Tags: ['Розвідка', 'США', 'Вертоліт', 'Війна з росією']</text:p>
      <text:p text:style-name="P4">
Type: Article</text:p>
      <!--METADATA-->
      <text:p text:style-name="P4">
<draw:frame draw:style-name="fr1" draw:name="Image159" text:anchor-type="as-char" svg:width="6.9236in" svg:height="3.956343in" draw:z-index="0">
<draw:image xlink:href="../Images/yкринформ/2023-04-16T13-40-00-03-00/630_360_1681641360-562.jpg" xlink:type="simple" xlink:show="embed" xlink:actuate="onLoad" draw:mime-type="image/jpeg"/>
</draw:frame>
 БійціГоловного управління розвідки Міністерства оборони України опанували тавикористовують в бойових діях легендарний американський гвинтокрил Black Hawk("Чорний яструб").</text:p>
      <text:p text:style-name="P4">
Як передає Укрінформ, про це ГУР повідомляє у <text:a xlink:type="simple" xlink:href="https://t.me/DIUkraine/2207" text:style-name="Internet_20_link" text:visited-style-name="Visited_20_Internet_20_Link">
 </text:a>
.</text:p>
      <text:p text:style-name="P4">
"Днями на одному з напрямків фронту відбулися чергові тренуванняспецпідрозділів ГУР МО зі взаємодії з багатоцільовим <text:a xlink:type="simple" xlink:href="https://www.ukrinform.ua/tag-vertolit" text:style-name="Internet_20_link" text:visited-style-name="Visited_20_Internet_20_Link">
</text:a>
 Black Hawk. Спецпризначенцівідпрацювали десантування бойових груп на поле бою, евакуацію, висадку здесантних тросів, а також нічні польоти", - ідеться у повідомленні.</text:p>
      <text:p text:style-name="P4">
Як відзначають бійці і пілоти гвинтокрила, ця бойова машина значно випереджаєрадянські аналоги Мі-8 та Мі-24 практично за всіма характеристиками.</text:p>
      <text:p text:style-name="P4">
"Вертоліт вражає своєю надійністю, легкістю в експлуатації та бойовоюживучістю", – заявив бортінженер. За його словами, українські екіпажі освоїлиBlack Hawk надзвичайно швидко – за лічені години. "Маючи досвід експлуатаціїМі-8 та Мі-24, на "Чорному яструбі" ми полетіли в перший день, як йогоотримали. Просто сіли і виконали переліт", – сказав український пілот.</text:p>
      <text:p text:style-name="P4">
Як відзначають оборонці, Black Hawk в рази маневреніший за Мі-8, значно кращийу керованості, виграє за швидкістю горизонтального польоту. Вертоліт здатенперебувати в польоті безперервно близько трьох годин, з легкістю може подолативідстань понад 600 кілометрів.</text:p>
      <text:p text:style-name="P4">
Даний тип вертольота призначений для стрільби керованими і некерованимиракетами типу Hellfire, а також призначений для підтримки піхоти таперевезення різноманітних вантажів. Для розвантаження групи з 12 бійців таевакуації іншої з поля бою вертольота потрібно 3-4 секунди.</text:p>
      <text:p text:style-name="P4">
<text:span text:style-name="T4">
Читайте також:</text:span>
 <text:a xlink:type="simple" xlink:href="https://www.ukrinform.ua/rubric-technology/3401918-gelikopter-black-hawk-vperse-zdijsniv-bezpilotnij-polit.html" text:style-name="Internet_20_link" text:visited-style-name="Visited_20_Internet_20_Link">
 <text:span text:style-name="T4">
Black</text:span>
 <text:span text:style-name="T4">
Hawk</text:span>
 </text:a>
</text:p>
      <text:p text:style-name="P4">
"За останній рік рівень наших пілотів колосально виріс. Наразі Україна злегкістю може прийняти близько сотні багатоцільових вертольотів типу Blackhawk, близько 50 ударних вертольотів типу Apache, а також близько 40-60вантажних вертольотів типу Chinook. Таку кількість ми могли би прийняти змінімальним часом на перенавчання наших пілотів", – запевнив перший пілотвертольота з позивним Маестро.</text:p>
      <text:p text:style-name="P4">
Як зазначив Маестро, цей Black Hawk вже бере активну участь у бойових діях, втому числі на території ворога.</text:p>
      <text:p text:style-name="P4">
Як повідомляв <text:a xlink:type="simple" xlink:href="https://www.ukrinform.ua/rubric-ato/3675061-black-hawk-cornij-astrub-vze-vikonue-bojovi-misii-gur-mo-ukraini.html" text:style-name="Internet_20_link" text:visited-style-name="Visited_20_Internet_20_Link">
 </text:a>
 , у лютому ГУРУкраїни оприлюднило фото своїх гелікоптерів. Поряд з радянським Мі-24 тамстоїть легендарний американський гелікоптер UH-60A Black Hawk.</text:p>
      <text:p text:style-name="P4">
<text:span text:style-name="T5">
Фото: ГУР МО</text:span>
</text:p>
      <text:p text:style-name="P4">
Source: <text:a xlink:type="simple" xlink:href="https://www.ukrinform.ua/rubric-ato/3696618-ukrainska-rozvidka-vze-vikoristovue-amerikanskij-gvintokril-black-hawk.html" text:style-name="Internet_20_link" text:visited-style-name="Visited_20_Internet_20_Link">
https://www.ukrinform.ua/rubric-ato/3696618-ukrainska-rozvidka-vze-vikoristovue-amerikanskij-gvintokril-black-hawk.html</text:a>
</text:p>
      <!--NEWS-->
      <text:h text:style-name="P10" text:outline-level="1">
<text:span text:style-name="T4">
росіяни обстріляли з артилерії храм у Нікополі, є поранені</text:span>
</text:h>
      <text:p text:style-name="P4">
Authors: Ukrinform (Person)</text:p>
      <text:p text:style-name="P4">
Publisher: Укринформ (Organization)</text:p>
      <text:p text:style-name="P4">
Published Time: 2023-04-16T13:42:00+03:00</text:p>
      <text:p text:style-name="P4">
Modified Time: 2023-04-16T13:42:00+03:00</text:p>
      <text:p text:style-name="P4">
Description: З важкої артилерії російські військові обстріляли храм у Нікополі, унаслідок чого поранено двох людей. — Укрінформ.</text:p>
      <text:p text:style-name="P4">
Images: ["<text:a xlink:type="simple" xlink:href="https://static.ukrinform.com/photos/2018_10/thumb_files/630_360_1538997483-946.jpg" text:style-name="Internet_20_link" text:visited-style-name="Visited_20_Internet_20_Link">
630_360_15389...</text:a>
", "<text:a xlink:type="simple" xlink:href="https://static.ukrinform.com/photos/2023_04/1681649456-876.jpg" text:style-name="Internet_20_link" text:visited-style-name="Visited_20_Internet_20_Link">
1681649456-87...</text:a>
", "<text:a xlink:type="simple" xlink:href="https://static.ukrinform.com/photos/2023_04/1681649457-153.jpg" text:style-name="Internet_20_link" text:visited-style-name="Visited_20_Internet_20_Link">
1681649457-15...</text:a>
", "<text:a xlink:type="simple" xlink:href="https://static.ukrinform.com/photos/2023_04/1681649457-869.jpg" text:style-name="Internet_20_link" text:visited-style-name="Visited_20_Internet_20_Link">
1681649457-86...</text:a>
"]</text:p>
      <text:p text:style-name="P4">
Tags: ['Дніпропетровщина', 'Нікополь', 'Обстріл', 'Війна з росією']</text:p>
      <text:p text:style-name="P4">
Type: Article</text:p>
      <!--METADATA-->
      <text:p text:style-name="P4">
<draw:frame draw:style-name="fr1" draw:name="Image160" text:anchor-type="as-char" svg:width="6.9236in" svg:height="3.948443in" draw:z-index="0">
<draw:image xlink:href="../Images/yкринформ/2023-04-16T13-42-00-03-00/630_360_1538997483-946.jpg" xlink:type="simple" xlink:show="embed" xlink:actuate="onLoad" draw:mime-type="image/jpeg"/>
</draw:frame>
 З важкоїартилерії російські військові обстріляли храм у Нікополі, унаслідок чогопоранено двох людей.</text:p>
      <text:p text:style-name="P4">
Про це в <text:a xlink:type="simple" xlink:href="https://t.me/dnipropetrovskaODA/4145" text:style-name="Internet_20_link" text:visited-style-name="Visited_20_Internet_20_Link">
 </text:a>
 написав головаДніпропетровської ОВА Сергій Лисак, передає Укрінформ.</text:p>
      <text:p text:style-name="P4">
"росіяни вкотре підтвердили, що в них немає нічого святого. З важкої артилеріївдарили по храму в Нікополi. Поранені двоє людей. 57-річний чоловік – наамбулаторному лікуванні, 38-річна жінка – госпіталізована", - йдеться удописі.</text:p>
      <text:p text:style-name="P4">
<text:span text:style-name="T4">
Читайте також:</text:span>
 <text:a xlink:type="simple" xlink:href="https://www.ukrinform.ua/rubric-regions/3696559-na-zaporizzi-rosijski-raketi-zrujnuvali-cerkvu-de-mala-vidbutisa-velikodna-sluzba.html" text:style-name="Internet_20_link" text:visited-style-name="Visited_20_Internet_20_Link">
 </text:a>
</text:p>
      <text:p text:style-name="P4">
Окрім храму, в місті пошкоджені п’ять житлових будинків, два автомобілі,кілька ліній електропередач. Понівечені чотири господарчі споруди, ще одна –знищена.</text:p>
      <text:p text:style-name="P4">
<draw:frame draw:style-name="fr1" draw:name="Image161" text:anchor-type="as-char" svg:width="6.9236in" svg:height="3.89773in" draw:z-index="0">
<draw:image xlink:href="../Images/yкринформ/2023-04-16T13-42-00-03-00/1681649456-876.jpg" xlink:type="simple" xlink:show="embed" xlink:actuate="onLoad" draw:mime-type="image/jpeg"/>
</draw:frame>
</text:p>
      <text:p text:style-name="P4">
Наслідки <text:a xlink:type="simple" xlink:href="https://www.ukrinform.ua/tag-obstril" text:style-name="Internet_20_link" text:visited-style-name="Visited_20_Internet_20_Link">
 </text:a>
 уточнюються.</text:p>
      <text:p text:style-name="P4">
<draw:frame draw:style-name="fr1" draw:name="Image162" text:anchor-type="as-char" svg:width="6.9236in" svg:height="5.1927in" draw:z-index="0">
<draw:image xlink:href="../Images/yкринформ/2023-04-16T13-42-00-03-00/1681649457-153.jpg" xlink:type="simple" xlink:show="embed" xlink:actuate="onLoad" draw:mime-type="image/jpeg"/>
</draw:frame>
<draw:frame draw:style-name="fr1" draw:name="Image163" text:anchor-type="as-char" svg:width="6.9236in" svg:height="5.1927in" draw:z-index="0">
<draw:image xlink:href="../Images/yкринформ/2023-04-16T13-42-00-03-00/1681649457-869.jpg" xlink:type="simple" xlink:show="embed" xlink:actuate="onLoad" draw:mime-type="image/jpeg"/>
</draw:frame>
</text:p>
      <text:p text:style-name="P4">
Як повідомляв Укрінформ, росіяни вночі обстріляли Комишуваху ракетами С-300,одна з яких влучила в церкву.</text:p>
      <text:p text:style-name="P4">
<text:span text:style-name="T5">
Фото: Офіс генпрокурора</text:span>
</text:p>
      <text:p text:style-name="P4">
Source: <text:a xlink:type="simple" xlink:href="https://www.ukrinform.ua/rubric-ato/3696620-rosiani-obstrilali-z-artilerii-hram-u-nikopoli-e-poraneni.html" text:style-name="Internet_20_link" text:visited-style-name="Visited_20_Internet_20_Link">
https://www.ukrinform.ua/rubric-ato/3696620-rosiani-obstrilali-z-artilerii-hram-u-nikopoli-e-poraneni.html</text:a>
</text:p>
      <!--NEWS-->
      <text:h text:style-name="P10" text:outline-level="1">
<text:span text:style-name="T4">
На Харківщині прикордонники знищили ворожий безпілотник</text:span>
</text:h>
      <text:p text:style-name="P4">
Authors: Ukrinform (Person)</text:p>
      <text:p text:style-name="P4">
Publisher: Укринформ (Organization)</text:p>
      <text:p text:style-name="P4">
Published Time: 2023-04-16T13:56:00+03:00</text:p>
      <text:p text:style-name="P4">
Modified Time: 2023-04-16T13:56:00+03:00</text:p>
      <text:p text:style-name="P4">
Description: У Харківський області прикордонники знищили російський безпілотник Shahed-136. — Укрінформ.</text:p>
      <text:p text:style-name="P4">
Images: ["<text:a xlink:type="simple" xlink:href="https://static.ukrinform.com/photos/2023_04/thumb_files/630_360_1681642528-224.jpg" text:style-name="Internet_20_link" text:visited-style-name="Visited_20_Internet_20_Link">
630_360_16816...</text:a>
", "<text:a xlink:type="simple" xlink:href="https://static.ukrinform.com/photos/2023_04/1681642520-973.jpg" text:style-name="Internet_20_link" text:visited-style-name="Visited_20_Internet_20_Link">
1681642520-97...</text:a>
", "<text:a xlink:type="simple" xlink:href="https://static.ukrinform.com/photos/2023_04/1681642528-224.jpg" text:style-name="Internet_20_link" text:visited-style-name="Visited_20_Internet_20_Link">
1681642528-22...</text:a>
", "<text:a xlink:type="simple" xlink:href="https://static.ukrinform.com/photos/2023_04/1681642513-673.jpg" text:style-name="Internet_20_link" text:visited-style-name="Visited_20_Internet_20_Link">
1681642513-67...</text:a>
"]</text:p>
      <text:p text:style-name="P4">
Tags: ['Безпілотник', 'Прикордонники', 'росія', 'Харківщина']</text:p>
      <text:p text:style-name="P4">
Type: Article</text:p>
      <!--METADATA-->
      <text:p text:style-name="P4">
<draw:frame draw:style-name="fr1" draw:name="Image164" text:anchor-type="as-char" svg:width="6.9236in" svg:height="3.956343in" draw:z-index="0">
<draw:image xlink:href="../Images/yкринформ/2023-04-16T13-56-00-03-00/630_360_1681642528-224.jpg" xlink:type="simple" xlink:show="embed" xlink:actuate="onLoad" draw:mime-type="image/jpeg"/>
</draw:frame>
 УХарківський області прикордонники знищили російський безпілотник Shahed-136.</text:p>
      <text:p text:style-name="P4">
Як передає Укрінформ, про це Державна прикордонна служба України повідомляє у<text:a xlink:type="simple" xlink:href="http://t.me/DPSUkr/10605" text:style-name="Internet_20_link" text:visited-style-name="Visited_20_Internet_20_Link">
 </text:a>
 .</text:p>
      <text:p text:style-name="P4">
<draw:frame draw:style-name="fr1" draw:name="Image165" text:anchor-type="as-char" svg:width="6.9236in" svg:height="8.6545in" draw:z-index="0">
<draw:image xlink:href="../Images/yкринформ/2023-04-16T13-56-00-03-00/1681642520-973.jpg" xlink:type="simple" xlink:show="embed" xlink:actuate="onLoad" draw:mime-type="image/jpeg"/>
</draw:frame>
</text:p>
      <text:p text:style-name="P4">
<draw:frame draw:style-name="fr1" draw:name="Image166" text:anchor-type="as-char" svg:width="6.9236in" svg:height="8.6545in" draw:z-index="0">
<draw:image xlink:href="../Images/yкринформ/2023-04-16T13-56-00-03-00/1681642528-224.jpg" xlink:type="simple" xlink:show="embed" xlink:actuate="onLoad" draw:mime-type="image/jpeg"/>
</draw:frame>
</text:p>
      <text:p text:style-name="P4">
"Ворожий дрон перетнув кордон та летів вглиб України. Проте його політ тривавнедовго. Прикордонники перетворили <text:a xlink:type="simple" xlink:href="https://www.ukrinform.ua/tag-bezpilotnik" text:style-name="Internet_20_link" text:visited-style-name="Visited_20_Internet_20_Link">
 </text:a>
 на купу мотлоху, влучно поціливши в нього з автоматичної зброї",- зазначили в ДПСУ.</text:p>
      <text:p text:style-name="P4">
<draw:frame draw:style-name="fr1" draw:name="Image167" text:anchor-type="as-char" svg:width="6.9236in" svg:height="8.6545in" draw:z-index="0">
<draw:image xlink:href="../Images/yкринформ/2023-04-16T13-56-00-03-00/1681642513-673.jpg" xlink:type="simple" xlink:show="embed" xlink:actuate="onLoad" draw:mime-type="image/jpeg"/>
</draw:frame>
</text:p>
      <text:p text:style-name="P4">
<text:span text:style-name="T4">
Читайте також:</text:span>
 <text:a xlink:type="simple" xlink:href="https://www.ukrinform.ua/rubric-ato/3696344-zsu-znisili-novitnij-rosijskij-tank-t90-proriv.html" text:style-name="Internet_20_link" text:visited-style-name="Visited_20_Internet_20_Link">
 <text:span text:style-name="T4">
знищили</text:span>
 </text:a>
</text:p>
      <text:p text:style-name="P4">
Як повідомляв Укрінформ, за даними Генерального штабу, Сили оборони України з24 лютого 2022 року по 16 квітня 2023 року <text:a xlink:type="simple" xlink:href="https://www.ukrinform.ua/rubric-ato/3696500-sili-oboroni-znisili-vze-182-070-rosian.html" text:style-name="Internet_20_link" text:visited-style-name="Visited_20_Internet_20_Link">
</text:a>
 308 літаків, 293 гелікоптерів, 2339 БПЛА оперативно-тактичного рівня.</text:p>
      <text:p text:style-name="P4">
Source: <text:a xlink:type="simple" xlink:href="https://www.ukrinform.ua/rubric-ato/3696625-na-harkivsini-prikordonniki-znisili-vorozij-bezpilotnik.html" text:style-name="Internet_20_link" text:visited-style-name="Visited_20_Internet_20_Link">
https://www.ukrinform.ua/rubric-ato/3696625-na-harkivsini-prikordonniki-znisili-vorozij-bezpilotnik.html</text:a>
</text:p>
      <!--NEWS-->
      <text:h text:style-name="P10" text:outline-level="1">
<text:span text:style-name="T4">
На деокупованій Херсонщині працюють 300 станцій мобільного зв’язку</text:span>
</text:h>
      <text:p text:style-name="P4">
Authors: Ukrinform (Person)</text:p>
      <text:p text:style-name="P4">
Publisher: Укринформ (Organization)</text:p>
      <text:p text:style-name="P4">
Published Time: 2023-04-16T14:07:00+03:00</text:p>
      <text:p text:style-name="P4">
Modified Time: 2023-04-16T14:07:00+03:00</text:p>
      <text:p text:style-name="P4">
Description: На деокупованій території Херсонщини працюють 300 станцій мобільного зв’язку, над відновленням подачі електроенергії працюють понад 160 фахівців. — Укрінформ.</text:p>
      <text:p text:style-name="P4">
Images: ["<text:a xlink:type="simple" xlink:href="https://static.ukrinform.com/photos/2015_12/thumb_files/630_360_1449755683-2451.jpg" text:style-name="Internet_20_link" text:visited-style-name="Visited_20_Internet_20_Link">
630_360_14497...</text:a>
"]</text:p>
      <text:p text:style-name="P4">
Tags: ['Деокупація', 'Херсонщина', "Мобільний зв'язок", 'Відновлення України']</text:p>
      <text:p text:style-name="P4">
Type: Article</text:p>
      <!--METADATA-->
      <text:p text:style-name="P4">
<draw:frame draw:style-name="fr1" draw:name="Image168" text:anchor-type="as-char" svg:width="6.9236in" svg:height="3.956343in" draw:z-index="0">
<draw:image xlink:href="../Images/yкринформ/2023-04-16T14-07-00-03-00/630_360_1449755683-2451.jpg" xlink:type="simple" xlink:show="embed" xlink:actuate="onLoad" draw:mime-type="image/jpeg"/>
</draw:frame>
 Надеокупованій території Херсонщини працюють 300 станцій мобільного зв’язку, надвідновленням подачі електроенергії працюють понад 160 фахівців.</text:p>
      <text:p text:style-name="P4">
Про це повідомила у <text:a xlink:type="simple" xlink:href="http://t.me/khersonskaODA/5208" text:style-name="Internet_20_link" text:visited-style-name="Visited_20_Internet_20_Link">
 </text:a>
 Херсонська обласнавійськова адміністрація, передає Укрінформ.</text:p>
      <text:p text:style-name="P4">
«Фахівці оператора мобільного звʼязку відновили роботу 1 базової станції уСуворовському районі Херсона. Нині на звільненій Херсонщині працює 287 базовихта 3 пересувні станції», - йдеться у повідомленні.</text:p>
      <text:p text:style-name="P4">
Зазначається, що для відновлення світла на <text:a xlink:type="simple" xlink:href="https://www.ukrinform.ua/tag-hersonsina" text:style-name="Internet_20_link" text:visited-style-name="Visited_20_Internet_20_Link">
 </text:a>
 минулої доби працювали 37 бригад – це 163 робітники та 61 одиницятехніки. Енергетики виконували аварійно-відновлювальні роботи на лініях, щоживлять Хрещенівку, Давидів Брід, Петрівку, Потьомкине, Бобровий Кут,Берислав, Херсон, Олександрівку та Посад-Покровське.</text:p>
      <text:p text:style-name="P4">
За даними ОВА, триває евакуація з області. За минулу добу з деокупованихтериторій вивезли 61 людину, з них 11 дітей.</text:p>
      <text:p text:style-name="P4">
<text:span text:style-name="T4">
Читайте також:</text:span>
 <text:a xlink:type="simple" xlink:href="https://www.ukrinform.ua/rubric-economy/3654323-na-vidnovlenna-telekomunikacijnogo-sektoru-ukraini-neobhidno-majze-18-milarda.html" text:style-name="Internet_20_link" text:visited-style-name="Visited_20_Internet_20_Link">
 </text:a>
</text:p>
      <text:p text:style-name="P4">
Як повідомлялося, російські війська не припиняють обстрілювати Херсонщину. 15квітня у Херсоні внаслідок обстрілу <text:a xlink:type="simple" xlink:href="https://www.ukrinform.ua/rubric-regions/3696376-obstril-hersona-rosijski-snaradi-vpali-poblizu-osvitnogo-zakladu-zagibli-mati-i-donka.html" text:style-name="Internet_20_link" text:visited-style-name="Visited_20_Internet_20_Link">
 </text:a>
 48-річна жінка та її 28-річна донька.</text:p>
      <text:p text:style-name="P4">
За минулу добу противник здійснив 70 обстрілів, випустивши по Херсонщині 419снарядів з важкої артилерії, БПЛА та авіації.</text:p>
      <text:p text:style-name="P4">
Source: <text:a xlink:type="simple" xlink:href="https://www.ukrinform.ua/rubric-vidbudova/3696632-na-deokupovanij-hersonsini-pracuut-300-stancij-mobilnogo-zvazku.html" text:style-name="Internet_20_link" text:visited-style-name="Visited_20_Internet_20_Link">
https://www.ukrinform.ua/rubric-vidbudova/3696632-na-deokupovanij-hersonsini-pracuut-300-stancij-mobilnogo-zvazku.html</text:a>
</text:p>
      <!--NEWS-->
      <text:h text:style-name="P10" text:outline-level="1">
<text:span text:style-name="T4">
Катастрофа з військовим вертольотом у Японії: на дні океану знайшли тіла п’ятьох загиблих</text:span>
</text:h>
      <text:p text:style-name="P4">
Authors: Ukrinform (Person)</text:p>
      <text:p text:style-name="P4">
Publisher: Укринформ (Organization)</text:p>
      <text:p text:style-name="P4">
Published Time: 2023-04-16T14:14:00+03:00</text:p>
      <text:p text:style-name="P4">
Modified Time: 2023-04-16T14:14:00+03:00</text:p>
      <text:p text:style-name="P4">
Description: Тіла п’яти жертв виявлено у неділю після глибоководного занурення в пошуках вертольота Сил самооборони Японії, який зник безвісти на початку цього місяця з 10 людьми на борту. — Укрінформ.</text:p>
      <text:p text:style-name="P4">
Images: ["<text:a xlink:type="simple" xlink:href="https://static.ukrinform.com/photos/2023_04/thumb_files/630_360_1681643679-986.jpg" text:style-name="Internet_20_link" text:visited-style-name="Visited_20_Internet_20_Link">
630_360_16816...</text:a>
"]</text:p>
      <text:p text:style-name="P4">
Tags: ['Японія', 'Загибель', 'Вертоліт', ' океан']</text:p>
      <text:p text:style-name="P4">
Type: Article</text:p>
      <!--METADATA-->
      <text:p text:style-name="P4">
<draw:frame draw:style-name="fr1" draw:name="Image169" text:anchor-type="as-char" svg:width="6.9236in" svg:height="3.956343in" draw:z-index="0">
<draw:image xlink:href="../Images/yкринформ/2023-04-16T14-14-00-03-00/630_360_1681643679-986.jpg" xlink:type="simple" xlink:show="embed" xlink:actuate="onLoad" draw:mime-type="image/jpeg"/>
</draw:frame>
 Тіла п’ятижертв виявлено у неділю після глибоководного занурення в пошуках вертольотаСил самооборони Японії, який зник безвісти на початку цього місяця з 10 людьмина борту.</text:p>
      <text:p text:style-name="P4">
Як передає Укрінформ, про це повідомляє <text:a xlink:type="simple" xlink:href="https://english.kyodonews.net/news/2023/04/3d2995c5613e-urgent-5-bodies-found-off-okinawa-in-search-for-missing-sdf-chopper.html" text:style-name="Internet_20_link" text:visited-style-name="Visited_20_Internet_20_Link">
</text:a>
 з посиланням наСухопутні сили самооборони.</text:p>
      <text:p text:style-name="P4">
<text:a xlink:type="simple" xlink:href="https://www.ukrinform.ua/tag-zagibel" text:style-name="Internet_20_link" text:visited-style-name="Visited_20_Internet_20_Link">
 </text:a>
 загиблих були знайдені близько 8:30ранку за місцевим часом драйверами на дні океану на глибині близько 106метрів. Тривають пошуки ще п’яти осіб, які вважаються зниклими безвісти.</text:p>
      <text:p text:style-name="P4">
Тіла були виявлені в 6 кілометрах на північ від острова Ірабу, який з’єднаниймостом з островом Міяко.</text:p>
      <text:p text:style-name="P4">
Зазначається, що зниклий армійський гелікоптер вдалося виявити післяглибоководного пошуку, проведеного за допомогою методу насиченого занурення,який дозволяє водолазам працювати на великих глибинах впродовж тривалого часу.</text:p>
      <text:p text:style-name="P4">
Причина авіакатастрофи наразі невідома.</text:p>
      <text:p text:style-name="P4">
<text:span text:style-name="T4">
Читайте також:</text:span>
 <text:a xlink:type="simple" xlink:href="https://www.ukrinform.ua/rubric-world/3684671-u-kolumbii-vpav-vijskovij-gelikopter-cetvero-zagiblih.html" text:style-name="Internet_20_link" text:visited-style-name="Visited_20_Internet_20_Link">
 </text:a>
</text:p>
      <text:p text:style-name="P4">
Як повідомлялося, гелікоптер Сухопутних сил самооборони Японії UH-60JA <text:a xlink:type="simple" xlink:href="https://www.ukrinform.ua/rubric-world/3692531-u-aponii-znik-bezvisti-vijskovij-gelikopter-z-10-clenami-ekipazu.html" text:style-name="Internet_20_link" text:visited-style-name="Visited_20_Internet_20_Link">
</text:a>
 під час виконання місії 6квітня в районі на північ від острова Міяко.</text:p>
      <text:p text:style-name="P4">
<text:span text:style-name="T5">
Фото: Kyodo</text:span>
</text:p>
      <text:p text:style-name="P4">
Source: <text:a xlink:type="simple" xlink:href="https://www.ukrinform.ua/rubric-world/3696633-u-aponii-na-dni-okeanu-viavili-tila-patoh-zagiblih-u-katastrofi-vijskovogo-gelikoptera.html" text:style-name="Internet_20_link" text:visited-style-name="Visited_20_Internet_20_Link">
https://www.ukrinform.ua/rubric-world/3696633-u-aponii-na-dni-okeanu-viavili-tila-patoh-zagiblih-u-katastrofi-vijskovogo-gelikoptera.html</text:a>
</text:p>
      <!--NEWS-->
      <text:h text:style-name="P10" text:outline-level="1">
<text:span text:style-name="T4">
За добу в районі Бахмута ЗСУ знищили 121 загарбника</text:span>
</text:h>
      <text:p text:style-name="P4">
Authors: Ukrinform (Person)</text:p>
      <text:p text:style-name="P4">
Publisher: Укринформ (Organization)</text:p>
      <text:p text:style-name="P4">
Published Time: 2023-04-16T14:22:00+03:00</text:p>
      <text:p text:style-name="P4">
Modified Time: 2023-04-16T14:22:00+03:00</text:p>
      <text:p text:style-name="P4">
Description: Упродовж доби на Бахмутському напрямку відбулося понад 30 бойових зіткнень, у ході яких українські військові знищили 121 російського загарбника, ще 129 – поранили. — Укрінформ.</text:p>
      <text:p text:style-name="P4">
Images: ["<text:a xlink:type="simple" xlink:href="https://static.ukrinform.com/photos/2023_01/thumb_files/630_360_1672996746-919.jpg" text:style-name="Internet_20_link" text:visited-style-name="Visited_20_Internet_20_Link">
630_360_16729...</text:a>
"]</text:p>
      <text:p text:style-name="P4">
Tags: ['Бахмут', 'Схід України', 'Війна з росією', 'Єдині новини']</text:p>
      <text:p text:style-name="P4">
Type: Article</text:p>
      <!--METADATA-->
      <text:p text:style-name="P4">
<draw:frame draw:style-name="fr1" draw:name="Image170" text:anchor-type="as-char" svg:width="6.9236in" svg:height="3.956343in" draw:z-index="0">
<draw:image xlink:href="../Images/yкринформ/2023-04-16T14-22-00-03-00/630_360_1672996746-919.jpg" xlink:type="simple" xlink:show="embed" xlink:actuate="onLoad" draw:mime-type="image/jpeg"/>
</draw:frame>
 Упродовждоби на Бахмутському напрямку відбулося понад 30 бойових зіткнень, у ході якихукраїнські військові знищили 121 російського загарбника, ще 129 – поранили.</text:p>
      <text:p text:style-name="P4">
Про це повідомив речник Східного угруповання військ ЗСУ Сергій Череватий вефірі телемарафону «Єдині новини», передає кореспондент Укрінформу.</text:p>
      <text:p text:style-name="P4">
«За цю добу на Бахмутському напрямку ворог затято продовжував гатити по нашихпозиціях: 265 обстрілів зі ствольної та реактивної артилерії. Відбулося 31боєзіткнення, тільки в районі самого Бахмута - 30. Водночас саме містообстріляли 97 разів», - зазначив він.</text:p>
      <text:p text:style-name="P4">
<text:span text:style-name="T4">
Читайте також:</text:span>
 <text:a xlink:type="simple" xlink:href="https://www.ukrinform.ua/rubric-ato/3696073-cergovij-fejk-rf-pro-bahmut-mae-na-meti-pidirvati-doviru-do-vijskovogo-komanduvanna-malar.html" text:style-name="Internet_20_link" text:visited-style-name="Visited_20_Internet_20_Link">
 </text:a>
</text:p>
      <text:p text:style-name="P4">
Водночас Череватий підкреслив, що захисники України ліквідували 121загарбника, ще 129 – поранили. За його словами, росіяни продовжують щодобикидати на фронт колишніх в'язнів, які стали головною таранною силою, у тойчас, як інші підрозділи <text:a xlink:type="simple" xlink:href="https://www.ukrinform.ua/tag-rosia" text:style-name="Internet_20_link" text:visited-style-name="Visited_20_Internet_20_Link">
 </text:a>
 діютьобачніше.</text:p>
      <text:p text:style-name="P4">
Також речник підкреслив, що армія рф зазнає великих втрат, неспівставних з їївтратами у минулих війнах.</text:p>
      <text:p text:style-name="P4">
<text:span text:style-name="T4">
Читайте також:</text:span>
 <text:a xlink:type="simple" xlink:href="https://www.ukrinform.ua/rubric-ato/3696401-prikordonniki-pokazali-znisenna-sturmovoi-grupi-rosian-u-bahmuti.html" text:style-name="Internet_20_link" text:visited-style-name="Visited_20_Internet_20_Link">
 <text:span text:style-name="T4">
Бахмуті</text:span>
 </text:a>
</text:p>
      <text:p text:style-name="P4">
Як повідомляв Укрінформ, у Бахмуті Донецької області 15 квітня прикордонникизнищили штурмову групу російських загарбників.</text:p>
      <text:p text:style-name="P4">
Source: <text:a xlink:type="simple" xlink:href="https://www.ukrinform.ua/rubric-ato/3696636-za-dobu-v-rajoni-bahmuta-zsu-znisili-121-zagarbnika.html" text:style-name="Internet_20_link" text:visited-style-name="Visited_20_Internet_20_Link">
https://www.ukrinform.ua/rubric-ato/3696636-za-dobu-v-rajoni-bahmuta-zsu-znisili-121-zagarbnika.html</text:a>
</text:p>
      <!--NEWS-->
      <text:h text:style-name="P10" text:outline-level="1">
<text:span text:style-name="T4">
Donetsk Oblast(20:21). Red Alert: aerial threat. Sirens sounding. Take cover now!</text:span>
</text:h>
      <text:p text:style-name="P4">
Authors: liveuamap (Language: en)</text:p>
      <text:p text:style-name="P4">
Time: 2023-04-16T14:22:00</text:p>
      <text:p text:style-name="P4">
Location: Donetsk Oblast (Latitude:48.72629 Longtitude:37.57843)</text:p>
      <text:p text:style-name="P4">
Videos: []</text:p>
      <text:p text:style-name="P4">
Images: []</text:p>
      <text:p text:style-name="P4">
Tags: ["Europe", "Central and Eastern Europe"]</text:p>
      <text:p text:style-name="P4">
ID: 22556579</text:p>
      <!--METADATA-->
      <text:p text:style-name="P4">
Donetsk Oblast(20:21). Red Alert: aerial threat. Sirens sounding. Take covernow!</text:p>
      <text:p text:style-name="P4">
News Collection Link: <text:a xlink:type="simple" xlink:href="https://liveuamap.com/en/2023/16-april-donetsk-oblast2021-red-alert-aerial-g" text:style-name="Internet_20_link" text:visited-style-name="Visited_20_Internet_20_Link">
https://liveuamap.com/en/2023/16-april-donetsk-oblast2021-red-alert-aerial-g</text:a>
</text:p>
      <text:p text:style-name="P4">
Source: <text:a xlink:type="simple" xlink:href="https://t.me/air_alert_ua/43177" text:style-name="Internet_20_link" text:visited-style-name="Visited_20_Internet_20_Link">
https://t.me/air_alert_ua/43177</text:a>
</text:p>
      <!--NEWS-->
      <text:h text:style-name="P10" text:outline-level="1">
<text:span text:style-name="T4">
Скульптури малюків-засновників Києва перевдягли до Великодня</text:span>
</text:h>
      <text:p text:style-name="P4">
Authors: Ukrinform (Person)</text:p>
      <text:p text:style-name="P4">
Publisher: Укринформ (Organization)</text:p>
      <text:p text:style-name="P4">
Published Time: 2023-04-16T14:24:00+03:00</text:p>
      <text:p text:style-name="P4">
Modified Time: 2023-04-16T14:24:00+03:00</text:p>
      <text:p text:style-name="P4">
Description: У столиці на Поштовій площі скульптури малюків-засновників Києва - Кия, Щека, Хорива та їхньої сестри Либідь - до Великодня одягли у костюми захисника, янгола, козака, а також у вишиванку. — Укрінформ.</text:p>
      <text:p text:style-name="P4">
Images: ["<text:a xlink:type="simple" xlink:href="https://static.ukrinform.com/photos/2023_04/thumb_files/630_360_1681643937-648.jpg" text:style-name="Internet_20_link" text:visited-style-name="Visited_20_Internet_20_Link">
630_360_16816...</text:a>
"]</text:p>
      <text:p text:style-name="P4">
Tags: ['Великдень', 'Скульптура', 'Київ']</text:p>
      <text:p text:style-name="P4">
Type: Article</text:p>
      <!--METADATA-->
      <text:p text:style-name="P4">
<draw:frame draw:style-name="fr1" draw:name="Image171" text:anchor-type="as-char" svg:width="6.9236in" svg:height="3.956343in" draw:z-index="0">
<draw:image xlink:href="../Images/yкринформ/2023-04-16T14-24-00-03-00/630_360_1681643937-648.jpg" xlink:type="simple" xlink:show="embed" xlink:actuate="onLoad" draw:mime-type="image/jpeg"/>
</draw:frame>
 У столиціна Поштовій площі скульптури малюків-засновників Києва - Кия, Щека, Хорива таїхньої сестри Либідь - до Великодня одягли у костюми захисника, янгола,козака, а також у вишиванку.</text:p>
      <text:p text:style-name="P4">
Як передає Укрінформ, про це у <text:a xlink:type="simple" xlink:href="http://www.facebook.com/volodymyr.zhuravel/posts/pfbid0AADxCAeELUVuSiUyTU4negyQRN1dvmwQ9MGNu9UFxpPKnPSNb1obMEyat3vu58jfl" text:style-name="Internet_20_link" text:visited-style-name="Visited_20_Internet_20_Link">
</text:a>
повідомив автор скульптурної композиції Володимир Журавель.</text:p>
      <text:p text:style-name="P4">
Він також опублікував світлини з маленькими засновниками <text:a xlink:type="simple" xlink:href="https://www.ukrinform.ua/tag-kiiv" text:style-name="Internet_20_link" text:visited-style-name="Visited_20_Internet_20_Link">
</text:a>
 .</text:p>
      <text:p text:style-name="P4">
Журавель привітав зі святом Великодня та подякував “нашим захисникам земним інебесним”. “Особлива вдячність моїм братам Руслану і Дмитру Журавель, якізахищають Україну, і надали шеврони своїх підрозділів, в яких служать”, -зазначив автор композиції.</text:p>
      <text:p text:style-name="P4">
Крім того, Журавель висловив вдячність Олександру Марущаку, з яким разомрозпочав акції переодягання малюків.</text:p>
      <text:p text:style-name="P4">
<text:span text:style-name="T4">
Читайте також:</text:span>
 <text:a xlink:type="simple" xlink:href="https://www.ukrinform.ua/rubric-culture/3692826-pamatnik-the-beatles-u-liverpuli-odagli-u-visivanki.html" text:style-name="Internet_20_link" text:visited-style-name="Visited_20_Internet_20_Link">
 <text:span text:style-name="T4">
Пам</text:span>
 <text:span text:style-name="T4">
ятник</text:span>
 <text:span text:style-name="T4">
Beatles</text:span>
 <text:span text:style-name="T4">
Ліверпулі</text:span>
 <text:span text:style-name="T4">
одягли</text:span>
<text:span text:style-name="T4">
вишиванки</text:span>
 </text:a>
</text:p>
      <text:p text:style-name="P4">
Як повідомляв Укрінформ, у липні 2022 року скульптури малюків-засновниківКиєва до <text:a xlink:type="simple" xlink:href="https://www.ukrinform.ua/rubric-kyiv/3521471-skulpturi-malukivzasnovnikiv-kieva-odagli-u-policejsku-formu.html" text:style-name="Internet_20_link" text:visited-style-name="Visited_20_Internet_20_Link">
 </text:a>
 одягли у поліцейськуформу.</text:p>
      <text:p text:style-name="P4">
Source: <text:a xlink:type="simple" xlink:href="https://www.ukrinform.ua/rubric-kyiv/3696638-skulpturi-malukivzasnovnikiv-kieva-perevdagli-do-velikodna.html" text:style-name="Internet_20_link" text:visited-style-name="Visited_20_Internet_20_Link">
https://www.ukrinform.ua/rubric-kyiv/3696638-skulpturi-malukivzasnovnikiv-kieva-perevdagli-do-velikodna.html</text:a>
</text:p>
      <!--NEWS-->
      <text:h text:style-name="P10" text:outline-level="1">
<text:span text:style-name="T4">
Zaporizka Oblast(20:23). Red Alert: aerial threat. Sirens sounding. Take cover now!</text:span>
</text:h>
      <text:p text:style-name="P4">
Authors: liveuamap (Language: en)</text:p>
      <text:p text:style-name="P4">
Time: 2023-04-16T14:24:00</text:p>
      <text:p text:style-name="P4">
Location: Zaporizka Oblast (Latitude:47.611811 Longtitude:35.766141)</text:p>
      <text:p text:style-name="P4">
Videos: []</text:p>
      <text:p text:style-name="P4">
Images: []</text:p>
      <text:p text:style-name="P4">
Tags: ["Europe", "Central and Eastern Europe"]</text:p>
      <text:p text:style-name="P4">
ID: 22556580</text:p>
      <!--METADATA-->
      <text:p text:style-name="P4">
Zaporizka Oblast(20:23). Red Alert: aerial threat. Sirens sounding. Take covernow!</text:p>
      <text:p text:style-name="P4">
News Collection Link: <text:a xlink:type="simple" xlink:href="https://liveuamap.com/en/2023/16-april-zaporizka-oblast2023-red-alert-aeriag" text:style-name="Internet_20_link" text:visited-style-name="Visited_20_Internet_20_Link">
https://liveuamap.com/en/2023/16-april-zaporizka-oblast2023-red-alert-aeriag</text:a>
</text:p>
      <text:p text:style-name="P4">
Source: <text:a xlink:type="simple" xlink:href="https://t.me/air_alert_ua/43179" text:style-name="Internet_20_link" text:visited-style-name="Visited_20_Internet_20_Link">
https://t.me/air_alert_ua/43179</text:a>
</text:p>
      <!--NEWS-->
      <text:h text:style-name="P10" text:outline-level="1">
<text:span text:style-name="T4">
SpaceX отримала ліцензію на запуск своєї найпотужнішої ракети Starship</text:span>
</text:h>
      <text:p text:style-name="P4">
Authors: Ukrinform (Person)</text:p>
      <text:p text:style-name="P4">
Publisher: Укринформ (Organization)</text:p>
      <text:p text:style-name="P4">
Published Time: 2023-04-16T14:33:43+03:00</text:p>
      <text:p text:style-name="P4">
Modified Time: 2023-04-16T14:33:43+03:00</text:p>
      <text:p text:style-name="P4">
Description: Компанія Ілона Маска SpaceX отримала схвалення уряду США на запуск ракети наступного покоління Starship, що стало ключовим етапом у прагненні компанії відправляти людей на Місяць та Марс. — Укрінформ.</text:p>
      <text:p text:style-name="P4">
Images: ["<text:a xlink:type="simple" xlink:href="https://static.ukrinform.com/photos/2020_12/thumb_files/630_360_1607474156-316.png" text:style-name="Internet_20_link" text:visited-style-name="Visited_20_Internet_20_Link">
630_360_16074...</text:a>
"]</text:p>
      <text:p text:style-name="P4">
Tags: ['Космос', 'Марс', 'Місяць', 'SpaceX', 'США', 'Starship']</text:p>
      <text:p text:style-name="P4">
Type: Article</text:p>
      <!--METADATA-->
      <text:p text:style-name="P4">
<draw:frame draw:style-name="fr1" draw:name="Image172" text:anchor-type="as-char" svg:width="6.9236in" svg:height="3.956343in" draw:z-index="0">
<draw:image xlink:href="../Images/yкринформ/2023-04-16T14-33-43-03-00/630_360_1607474156-316.png" xlink:type="simple" xlink:show="embed" xlink:actuate="onLoad" draw:mime-type="image/png"/>
</draw:frame>
 КомпаніяІлона Маска SpaceX отримала схвалення уряду США на запуск ракети наступногопокоління Starship, що стало ключовим етапом у прагненні компанії відправлятилюдей на Місяць та Марс.</text:p>
      <text:p text:style-name="P4">
Як передає Укрінформ, про це повідомляє <text:a xlink:type="simple" xlink:href="https://www.bloomberg.com/news/articles/2023-04-14/musk-s-spacex-gets-us-approval-to-launch-starship-rocket" text:style-name="Internet_20_link" text:visited-style-name="Visited_20_Internet_20_Link">
</text:a>
 .</text:p>
      <text:p text:style-name="P4">
Зазначається, що Федеральне авіаційне управління (FAA) США в п’ятницю надалоліцензію SpaceX, що дозволило компанії здійснити запуск ракети зі свогооб’єкта Starbase у селищі Бока-Чіка, штат Техас. Ліцензія буде дійсна протягомп’яти років.</text:p>
      <text:p text:style-name="P4">
У <text:a xlink:type="simple" xlink:href="https://www.ukrinform.ua/tag-spacex" text:style-name="Internet_20_link" text:visited-style-name="Visited_20_Internet_20_Link">
 </text:a>
 заявили, що планують запуститиракету Starship вже у понеділок о 7 ранку за місцевим часом у Техасі. Вонаматиме 150-хвилинне вікно запуску, повідомили у компанії.</text:p>
      <text:p text:style-name="P4">
<text:span text:style-name="T4">
Читайте також:</text:span>
 <text:a xlink:type="simple" xlink:href="https://www.ukrinform.ua/rubric-technology/3696258-spacex-zapustila-na-orbitu-51-minisuputnik.html" text:style-name="Internet_20_link" text:visited-style-name="Visited_20_Internet_20_Link">
 </text:a>
</text:p>
      <text:p text:style-name="P4">
У FAA заявили, що процедура, заснована на часі, потрібна для звільненняповітряного простору навколо Бока-Чіка, щоб ідентифікувати та змінити маршрутилітаків, які безпосередньо зазнали впливу через запланований запуск.</text:p>
      <text:p text:style-name="P4">
Starship – це велика нова ракета, створена для того, щоб доставляти людей, утому числі астронавтів NASA, у глибокий космос. Вона також має служитивідносно недорогою платформою для запуску супутників та інших вантажів наорбіту.</text:p>
      <text:p text:style-name="P4">
Уся система Starship має висоту у 120 метрів, що робить її потужнішою за будь-який попередній космічний корабель з екіпажем. Ракета призначена длябагаторазового використання, що, за прогнозами SpaceX, зменшить витрати.</text:p>
      <text:p text:style-name="P4">
<text:span text:style-name="T4">
Читайте також:</text:span>
 <text:a xlink:type="simple" xlink:href="https://www.ukrinform.ua/rubric-technology/3668284-spacex-provela-staticne-viprobuvanna-ponad-30-dviguniv-raketi-starship.html" text:style-name="Internet_20_link" text:visited-style-name="Visited_20_Internet_20_Link">
 <text:span text:style-name="T4">
Starship</text:span>
 </text:a>
</text:p>
      <text:p text:style-name="P4">
Видана ліцензія означає, що FAA визначило, що запуски та повторне використанняStarship не завдадуть шкоди людям або майну на землі.</text:p>
      <text:p text:style-name="P4">
Як повідомляв Укрінформ, компанія SpaceX у суботу запустила на орбіту партію з51 мінісупутника в рамках місії Transporter 7.</text:p>
      <text:p text:style-name="P4">
Source: <text:a xlink:type="simple" xlink:href="https://www.ukrinform.ua/rubric-technology/3696642-spacex-otrimala-licenziu-na-zapusk-svoei-najpotuznisoi-raketi-starship.html" text:style-name="Internet_20_link" text:visited-style-name="Visited_20_Internet_20_Link">
https://www.ukrinform.ua/rubric-technology/3696642-spacex-otrimala-licenziu-na-zapusk-svoei-najpotuznisoi-raketi-starship.html</text:a>
</text:p>
      <!--NEWS-->
      <text:h text:style-name="P10" text:outline-level="1">
<text:span text:style-name="T4">
Explosions reported in Zaporizhzhia</text:span>
</text:h>
      <text:p text:style-name="P4">
Authors: liveuamap (Language: en)</text:p>
      <text:p text:style-name="P4">
Time: 2023-04-16T14:33:43</text:p>
      <text:p text:style-name="P4">
Location: Zaporizhzhia, Zaporiz'ka oblast (Latitude:47.84577 Longtitude:35.12724)</text:p>
      <text:p text:style-name="P4">
Videos: []</text:p>
      <text:p text:style-name="P4">
Images: []</text:p>
      <text:p text:style-name="P4">
Tags: ["Europe", "Central and Eastern Europe"]</text:p>
      <text:p text:style-name="P4">
ID: 22556581</text:p>
      <!--METADATA-->
      <text:p text:style-name="P4">
Explosions reported in Zaporizhzhia</text:p>
      <text:p text:style-name="P4">
News Collection Link: <text:a xlink:type="simple" xlink:href="https://liveuamap.com/en/2023/16-april-explosions-reported-in-zaporizhzhia-" text:style-name="Internet_20_link" text:visited-style-name="Visited_20_Internet_20_Link">
https://liveuamap.com/en/2023/16-april-explosions-reported-in-zaporizhzhia-</text:a>
</text:p>
      <text:p text:style-name="P4">
Source: <text:a xlink:type="simple" xlink:href="https://t.me/war_monitor/6639" text:style-name="Internet_20_link" text:visited-style-name="Visited_20_Internet_20_Link">
https://t.me/war_monitor/6639</text:a>
</text:p>
      <!--NEWS-->
      <text:h text:style-name="P10" text:outline-level="1">
<text:span text:style-name="T4">
Радівілов - бронзовий призер ЧЄ зі спортивної гімнастики в опорному стрибку</text:span>
</text:h>
      <text:p text:style-name="P4">
Authors: Ukrinform (Person)</text:p>
      <text:p text:style-name="P4">
Publisher: Укринформ (Organization)</text:p>
      <text:p text:style-name="P4">
Published Time: 2023-04-16T14:34:14+03:00</text:p>
      <text:p text:style-name="P4">
Modified Time: 2023-04-16T14:34:14+03:00</text:p>
      <text:p text:style-name="P4">
Description: Перемогу здобув представник Вірменії Давтян. — Укрінформ.</text:p>
      <text:p text:style-name="P4">
Images: ["<text:a xlink:type="simple" xlink:href="https://static.ukrinform.com/photos/2023_04/thumb_files/630_360_1681644796-884.jpg" text:style-name="Internet_20_link" text:visited-style-name="Visited_20_Internet_20_Link">
630_360_16816...</text:a>
"]</text:p>
      <text:p text:style-name="P4">
Tags: ['Гімнастика']</text:p>
      <text:p text:style-name="P4">
Type: Article</text:p>
      <!--METADATA-->
      <text:p text:style-name="P4">
<draw:frame draw:style-name="fr1" draw:name="Image173" text:anchor-type="as-char" svg:width="6.9236in" svg:height="3.956343in" draw:z-index="0">
<draw:image xlink:href="../Images/yкринформ/2023-04-16T14-34-14-03-00/630_360_1681644796-884.jpg" xlink:type="simple" xlink:show="embed" xlink:actuate="onLoad" draw:mime-type="image/jpeg"/>
</draw:frame>
 Перемогуздобув представник Вірменії Давтян.</text:p>
      <text:p text:style-name="P4">
Українець Ігор Радівілов здобув «бронзу» в опорному стрибку на чемпіонатіЄвропи зі спортивної гімнастики, передає Укрінформ.</text:p>
      <text:p text:style-name="P4">
Він отримав у фіналі 14.750 бала. Радівілов вдруге поспіль здобув нагороду нарівні чемпіонату Європи у цій дисципліні.</text:p>
      <text:p text:style-name="P4">
<text:span text:style-name="T4">
Читайте також:</text:span>
 <text:a xlink:type="simple" xlink:href="https://www.ukrinform.ua/rubric-sports/3695561-kovtun-bronzovij-prizer-v-osobistomu-bagatoborstvi-na-ce-zi-sportivnoi-gimnastiki.html" text:style-name="Internet_20_link" text:visited-style-name="Visited_20_Internet_20_Link">
 <text:span text:style-name="T4">
гімнастики</text:span>
 </text:a>
</text:p>
      <text:p text:style-name="P4">
Перемогу здобув вірменський гімнаст Артур Давтян.</text:p>
      <text:p text:style-name="P4">
Фото: Getty Images</text:p>
      <text:p text:style-name="P4">
Source: <text:a xlink:type="simple" xlink:href="https://www.ukrinform.ua/rubric-sports/3696643-radivilov-bronzovij-prizer-ce-zi-sportivnoi-gimnastiki-v-opornomu-stribku.html" text:style-name="Internet_20_link" text:visited-style-name="Visited_20_Internet_20_Link">
https://www.ukrinform.ua/rubric-sports/3696643-radivilov-bronzovij-prizer-ce-zi-sportivnoi-gimnastiki-v-opornomu-stribku.html</text:a>
</text:p>
      <!--NEWS-->
      <text:h text:style-name="P10" text:outline-level="1">
<text:span text:style-name="T4">
Середа - срібний призер першого етапу КС зі стрибків у воду</text:span>
</text:h>
      <text:p text:style-name="P4">
Authors: Ukrinform (Person)</text:p>
      <text:p text:style-name="P4">
Publisher: Укринформ (Organization)</text:p>
      <text:p text:style-name="P4">
Published Time: 2023-04-16T14:41:28+03:00</text:p>
      <text:p text:style-name="P4">
Modified Time: 2023-04-16T14:41:28+03:00</text:p>
      <text:p text:style-name="P4">
Description: Перемога на рахунку представника Китаю Янг. — Укрінформ.</text:p>
      <text:p text:style-name="P4">
Images: ["<text:a xlink:type="simple" xlink:href="https://static.ukrinform.com/photos/2023_04/thumb_files/630_360_1681645184-697.jpg" text:style-name="Internet_20_link" text:visited-style-name="Visited_20_Internet_20_Link">
630_360_16816...</text:a>
"]</text:p>
      <text:p text:style-name="P4">
Tags: ['Стрибки у воду']</text:p>
      <text:p text:style-name="P4">
Type: Article</text:p>
      <!--METADATA-->
      <text:p text:style-name="P4">
<draw:frame draw:style-name="fr1" draw:name="Image174" text:anchor-type="as-char" svg:width="6.9236in" svg:height="3.956343in" draw:z-index="0">
<draw:image xlink:href="../Images/yкринформ/2023-04-16T14-41-28-03-00/630_360_1681645184-697.jpg" xlink:type="simple" xlink:show="embed" xlink:actuate="onLoad" draw:mime-type="image/jpeg"/>
</draw:frame>
 Перемогана рахунку представника Китаю Янг.</text:p>
      <text:p text:style-name="P4">
17-річний Олексій Середа приніс Україні другу медаль на першому етапі Кубкасвіту зі стрибків у воду, який проходить у китайському Сіані, передаєУкрінформ.</text:p>
      <text:p text:style-name="P4">
Він здобув срібну медаль, набравши у підсумку 518,30 балів.</text:p>
      <text:p text:style-name="P4">
Перемогу здобув китаєць Хао Янг.</text:p>
      <text:p text:style-name="P4">
<text:span text:style-name="T4">
Читайте також:</text:span>
 <text:a xlink:type="simple" xlink:href="https://www.ukrinform.ua/rubric-sports/3695695-ukrainci-sereda-i-boluh-zdobuli-bronzu-kubka-svitu-zi-stribkiv-u-vodu.html" text:style-name="Internet_20_link" text:visited-style-name="Visited_20_Internet_20_Link">
 </text:a>
</text:p>
      <text:p text:style-name="P4">
Як повідомлялося, Середа та Кірілл Болюх стали третіми у чоловічих синхроннихстрибках з 10-метрової вишки.</text:p>
      <text:p text:style-name="P4">
Фото: Getty Images</text:p>
      <text:p text:style-name="P4">
Source: <text:a xlink:type="simple" xlink:href="https://www.ukrinform.ua/rubric-sports/3696646-sereda-sribnij-prizer-persogo-etapu-ks-zi-stribkiv-u-vodu.html" text:style-name="Internet_20_link" text:visited-style-name="Visited_20_Internet_20_Link">
https://www.ukrinform.ua/rubric-sports/3696646-sereda-sribnij-prizer-persogo-etapu-ks-zi-stribkiv-u-vodu.html</text:a>
</text:p>
      <!--NEWS-->
      <text:h text:style-name="P10" text:outline-level="1">
<text:span text:style-name="T4">
Kharkiv, Kharkivska Oblast(20:49). Red Alert: aerial threat. Sirens sounding. Take cover now!</text:span>
</text:h>
      <text:p text:style-name="P4">
Authors: liveuamap (Language: en)</text:p>
      <text:p text:style-name="P4">
Time: 2023-04-16T14:50:00</text:p>
      <text:p text:style-name="P4">
Location: Kharkiv (Latitude:49.98106 Longtitude:36.25379)</text:p>
      <text:p text:style-name="P4">
Videos: []</text:p>
      <text:p text:style-name="P4">
Images: []</text:p>
      <text:p text:style-name="P4">
Tags: ["Europe", "Central and Eastern Europe"]</text:p>
      <text:p text:style-name="P4">
ID: 22556582</text:p>
      <!--METADATA-->
      <text:p text:style-name="P4">
Kharkiv, Kharkivska Oblast(20:49). Red Alert: aerial threat. Sirens sounding.Take cover now!</text:p>
      <text:p text:style-name="P4">
News Collection Link: <text:a xlink:type="simple" xlink:href="https://liveuamap.com/en/2023/16-april-kharkiv-kharkivska-oblast2049-red-alg" text:style-name="Internet_20_link" text:visited-style-name="Visited_20_Internet_20_Link">
https://liveuamap.com/en/2023/16-april-kharkiv-kharkivska-oblast2049-red-alg</text:a>
</text:p>
      <text:p text:style-name="P4">
Source: <text:a xlink:type="simple" xlink:href="https://t.me/air_alert_ua/43180" text:style-name="Internet_20_link" text:visited-style-name="Visited_20_Internet_20_Link">
https://t.me/air_alert_ua/43180</text:a>
</text:p>
      <!--NEWS-->
      <text:h text:style-name="P10" text:outline-level="1">
<text:span text:style-name="T4">
Sumska Oblast(20:51). Red Alert: aerial threat. Sirens sounding. Take cover now!</text:span>
</text:h>
      <text:p text:style-name="P4">
Authors: liveuamap (Language: en)</text:p>
      <text:p text:style-name="P4">
Time: 2023-04-16T14:53:00</text:p>
      <text:p text:style-name="P4">
Location: Sumska Oblast (Latitude:51.00000000 Longtitude:34.00000000)</text:p>
      <text:p text:style-name="P4">
Videos: []</text:p>
      <text:p text:style-name="P4">
Images: []</text:p>
      <text:p text:style-name="P4">
Tags: ["Europe", "Central and Eastern Europe"]</text:p>
      <text:p text:style-name="P4">
ID: 22556583</text:p>
      <!--METADATA-->
      <text:p text:style-name="P4">
Sumska Oblast(20:51). Red Alert: aerial threat. Sirens sounding. Take covernow!</text:p>
      <text:p text:style-name="P4">
News Collection Link: <text:a xlink:type="simple" xlink:href="https://liveuamap.com/en/2023/16-april-sumska-oblast2051-red-alert-aerial-tg" text:style-name="Internet_20_link" text:visited-style-name="Visited_20_Internet_20_Link">
https://liveuamap.com/en/2023/16-april-sumska-oblast2051-red-alert-aerial-tg</text:a>
</text:p>
      <text:p text:style-name="P4">
Source: <text:a xlink:type="simple" xlink:href="https://t.me/air_alert_ua/43181" text:style-name="Internet_20_link" text:visited-style-name="Visited_20_Internet_20_Link">
https://t.me/air_alert_ua/43181</text:a>
</text:p>
      <!--NEWS-->
      <text:h text:style-name="P10" text:outline-level="1">
<text:span text:style-name="T4">
Ілля Ковтун здобув дебютне «золото» на ЧЄ зі спортивної гімнастики</text:span>
</text:h>
      <text:p text:style-name="P4">
Authors: Ukrinform (Person)</text:p>
      <text:p text:style-name="P4">
Publisher: Укринформ (Organization)</text:p>
      <text:p text:style-name="P4">
Published Time: 2023-04-16T15:04:37+03:00</text:p>
      <text:p text:style-name="P4">
Modified Time: 2023-04-16T15:04:37+03:00</text:p>
      <text:p text:style-name="P4">
Description: Українець став чемпіоном вправ на паралельних брусах. — Укрінформ.</text:p>
      <text:p text:style-name="P4">
Images: ["<text:a xlink:type="simple" xlink:href="https://static.ukrinform.com/photos/2023_04/thumb_files/630_360_1681646600-488.jpg" text:style-name="Internet_20_link" text:visited-style-name="Visited_20_Internet_20_Link">
630_360_16816...</text:a>
"]</text:p>
      <text:p text:style-name="P4">
Tags: ['Гімнастика']</text:p>
      <text:p text:style-name="P4">
Type: Article</text:p>
      <!--METADATA-->
      <text:p text:style-name="P4">
<draw:frame draw:style-name="fr1" draw:name="Image175" text:anchor-type="as-char" svg:width="6.9236in" svg:height="3.956343in" draw:z-index="0">
<draw:image xlink:href="../Images/yкринформ/2023-04-16T15-04-37-03-00/630_360_1681646600-488.jpg" xlink:type="simple" xlink:show="embed" xlink:actuate="onLoad" draw:mime-type="image/jpeg"/>
</draw:frame>
 Українецьстав чемпіоном вправ на паралельних брусах.</text:p>
      <text:p text:style-name="P4">
У турецькій Антальї розпочався останній день фіналів на чемпіонаті Європи зіспортивної гімнастики, передає Укрінформ.</text:p>
      <text:p text:style-name="P4">
За результатами кваліфікації 19-річний Ілля Ковтун пройшов у чотири особистіфінали, два з яких - паралельні бруси та перекладина - проходили саме востанній день.</text:p>
      <text:p text:style-name="P4">
До фіналу у паралельних брусах Ковтун відібрався з другим результатом.Головним опонентом українця за «золото» був турецький гімнаст Ферхат Арікан -бронзовий призер Олімпіади-2020 на цьому снаряді. У 2020 та 2021 роках Арікантакож ставав чемпіоном Європи.</text:p>
      <text:p text:style-name="P4">
Ковтун виступав у фіналі паралельних брусів третім, перед Аріканом. Вінвиконав програму зі складністю 6.6 з виконанням 8.566 бала, за що отримав15.166 бала. І випередив турецького гімнаста, який за свій виступ заробив14.933 бал.</text:p>
      <text:p text:style-name="P4">
У підсумку Ковтун став чемпіоном Європи з паралельних брусів. Найближчимпереслідувачем став саме Арікан, топ-3 замкнув іспанець Тьєрно Діалло.</text:p>
      <text:p text:style-name="P4">
<text:span text:style-name="T4">
Читайте також:</text:span>
 <text:a xlink:type="simple" xlink:href="https://www.ukrinform.ua/rubric-sports/3696643-radivilov-bronzovij-prizer-ce-zi-sportivnoi-gimnastiki-v-opornomu-stribku.html" text:style-name="Internet_20_link" text:visited-style-name="Visited_20_Internet_20_Link">
 <text:span text:style-name="T4">
Радівілов</text:span>
 </text:a>
</text:p>
      <text:p text:style-name="P4">
Як повідомляв Укрінформ, Ігор Радівілов став бронзовим призером ЧЄ в опорномустрибку.</text:p>
      <text:p text:style-name="P4">
Фото: Getty Image</text:p>
      <text:p text:style-name="P4">
Source: <text:a xlink:type="simple" xlink:href="https://www.ukrinform.ua/rubric-sports/3696652-illa-kovtun-zdobuv-debutne-zoloto-na-ce-zi-sportivnoi-gimnastiki.html" text:style-name="Internet_20_link" text:visited-style-name="Visited_20_Internet_20_Link">
https://www.ukrinform.ua/rubric-sports/3696652-illa-kovtun-zdobuv-debutne-zoloto-na-ce-zi-sportivnoi-gimnastiki.html</text:a>
</text:p>
      <!--NEWS-->
      <text:h text:style-name="P10" text:outline-level="1">
<text:span text:style-name="T4">
Авіанальоти й сотні обстрілів: у ЗСУ розповіли про ситуацію на Куп'янсько-Лиманському напрямку</text:span>
</text:h>
      <text:p text:style-name="P4">
Authors: Ukrinform (Person)</text:p>
      <text:p text:style-name="P4">
Publisher: Укринформ (Organization)</text:p>
      <text:p text:style-name="P4">
Published Time: 2023-04-16T15:09:32+03:00</text:p>
      <text:p text:style-name="P4">
Modified Time: 2023-04-16T15:09:32+03:00</text:p>
      <text:p text:style-name="P4">
Description: Захисники України на Куп'янсько-Лиманському напрямку за цю добу знищили три ворожі танки й БТР, а також підбили штурмовий літак Су-25. — Укрінформ.</text:p>
      <text:p text:style-name="P4">
Images: ["<text:a xlink:type="simple" xlink:href="https://static.ukrinform.com/photos/2022_11/thumb_files/630_360_1667362154-183.jpg" text:style-name="Internet_20_link" text:visited-style-name="Visited_20_Internet_20_Link">
630_360_16673...</text:a>
"]</text:p>
      <text:p text:style-name="P4">
Tags: ['Обстріл', 'ЗСУ', 'Війна з росією', 'Єдині новини']</text:p>
      <text:p text:style-name="P4">
Type: Article</text:p>
      <!--METADATA-->
      <text:p text:style-name="P4">
<draw:frame draw:style-name="fr1" draw:name="Image176" text:anchor-type="as-char" svg:width="6.9236in" svg:height="3.956343in" draw:z-index="0">
<draw:image xlink:href="../Images/yкринформ/2023-04-16T15-09-32-03-00/630_360_1667362154-183.jpg" xlink:type="simple" xlink:show="embed" xlink:actuate="onLoad" draw:mime-type="image/jpeg"/>
</draw:frame>
 ЗахисникиУкраїни на Куп'янсько-Лиманському напрямку за цю добу знищили три ворожі танкий БТР, а також підбили штурмовий літак Су-25.</text:p>
      <text:p text:style-name="P4">
Про це повідомив речник Східного угруповання військ ЗСУ Сергій Череватий вефірі телемарафону «Єдині новини», передає кореспондент Укрінформу.</text:p>
      <text:p text:style-name="P4">
«На цьому напрямку ворог використовує більше броньованої техніки, відтак нашівійськовослужбовці її знищують... За цю добу три танки Т-72, БТР-80, такожнашими десантниками було підбито штурмовий літак Су-25», - сказав він.</text:p>
      <text:p text:style-name="P4">
<text:span text:style-name="T4">
Читайте також:</text:span>
 <text:a xlink:type="simple" xlink:href="https://www.ukrinform.ua/rubric-ato/3696636-za-dobu-v-rajoni-bahmuta-zsu-znisili-121-zagarbnika.html" text:style-name="Internet_20_link" text:visited-style-name="Visited_20_Internet_20_Link">
 </text:a>
</text:p>
      <text:p text:style-name="P4">
Череватий додав, що загарбники також втратили машину бойової піхоти та бойовуремонтно-евакуаційну машину.</text:p>
      <text:p text:style-name="P4">
За його словами, за цю добу з боку рф було завдано 375 <text:a xlink:type="simple" xlink:href="https://www.ukrinform.ua/tag-obstril" text:style-name="Internet_20_link" text:visited-style-name="Visited_20_Internet_20_Link">
</text:a>
 зброєю різного калібру, відбулосяп'ять боєзіткнень та десять авіанальотів. Череватий зазначив, що воїни ЗСУліквідували 27 окупантів, ще 60 поранено.</text:p>
      <text:p text:style-name="P4">
Як повідомляв Укрінформ, <text:a xlink:type="simple" xlink:href="https://www.ukrinform.ua/rubric-ato/3696625-na-harkivsini-prikordonniki-znisili-vorozij-bezpilotnik.html" text:style-name="Internet_20_link" text:visited-style-name="Visited_20_Internet_20_Link">
 </text:a>
 .</text:p>
      <text:p text:style-name="P4">
Source: <text:a xlink:type="simple" xlink:href="https://www.ukrinform.ua/rubric-ato/3696654-avianaloti-j-sotni-obstriliv-u-zsu-rozpovili-pro-situaciu-na-kupanskolimanskomu-napramku.html" text:style-name="Internet_20_link" text:visited-style-name="Visited_20_Internet_20_Link">
https://www.ukrinform.ua/rubric-ato/3696654-avianaloti-j-sotni-obstriliv-u-zsu-rozpovili-pro-situaciu-na-kupanskolimanskomu-napramku.html</text:a>
</text:p>
      <!--NEWS-->
      <text:h text:style-name="P10" text:outline-level="1">
<text:span text:style-name="T4">
Зінченко не зіграє проти «Вест Гема» через проблеми з пахом</text:span>
</text:h>
      <text:p text:style-name="P4">
Authors: Ukrinform (Person)</text:p>
      <text:p text:style-name="P4">
Publisher: Укринформ (Organization)</text:p>
      <text:p text:style-name="P4">
Published Time: 2023-04-16T15:24:09+03:00</text:p>
      <text:p text:style-name="P4">
Modified Time: 2023-04-16T15:24:09+03:00</text:p>
      <text:p text:style-name="P4">
Description: Українець травмувався у поєдинку з «Ліверпулем». — Укрінформ.</text:p>
      <text:p text:style-name="P4">
Images: ["<text:a xlink:type="simple" xlink:href="https://static.ukrinform.com/photos/2023_04/thumb_files/630_360_1681647760-644.jpg" text:style-name="Internet_20_link" text:visited-style-name="Visited_20_Internet_20_Link">
630_360_16816...</text:a>
"]</text:p>
      <text:p text:style-name="P4">
Tags: ['Арсенал', 'Футбол', 'Зінченко']</text:p>
      <text:p text:style-name="P4">
Type: Article</text:p>
      <!--METADATA-->
      <text:p text:style-name="P4">
<draw:frame draw:style-name="fr1" draw:name="Image177" text:anchor-type="as-char" svg:width="6.9236in" svg:height="3.956343in" draw:z-index="0">
<draw:image xlink:href="../Images/yкринформ/2023-04-16T15-24-09-03-00/630_360_1681647760-644.jpg" xlink:type="simple" xlink:show="embed" xlink:actuate="onLoad" draw:mime-type="image/jpeg"/>
</draw:frame>
 Українецьтравмувався у поєдинку з «Ліверпулем».</text:p>
      <text:p text:style-name="P4">
Український захисник «Арсеналу» Олександр Зінченко пропустить матч 31-го туруАПЛ із «Вест Гемом» через проблеми з пахом, <text:a xlink:type="simple" xlink:href="https://theathletic.com/4416831/2023/04/16/zinchenko-arsenal-west-ham-team-news/" text:style-name="Internet_20_link" text:visited-style-name="Visited_20_Internet_20_Link">
</text:a>
 The Athletic, передає Укрінформ.</text:p>
      <text:p text:style-name="P4">
Футболіст має проблеми з пахом, які його турбують ще з минулої гри проти«Ліверпуля» (2:2) 9 квітня. Його вирішили поберегти у матчі з «Вест Гемом»,але очікують, що Зінченко буде готовий зіграти проти «Саутгемптона» 21 квітня.</text:p>
      <text:p text:style-name="P4">
Цього сезону українець забив 1 м’яч та віддав 2 гольові у 29 матчах.</text:p>
      <text:p text:style-name="P4">
Матч «Вест Гем» - «Арсенал» почнеться о 16.00.</text:p>
      <text:p text:style-name="P4">
<text:span text:style-name="T4">
Читайте також:</text:span>
 <text:a xlink:type="simple" xlink:href="https://www.ukrinform.ua/rubric-sports/3696567-apl-arsenal-zigrae-iz-vest-gemom-nottingem-forest-proti-mu.html" text:style-name="Internet_20_link" text:visited-style-name="Visited_20_Internet_20_Link">
 <text:span text:style-name="T4">
Арсенал</text:span>
 </text:a>
</text:p>
      <text:p text:style-name="P4">
Як повідомляв Укрінформ, «Арсенал» лідирує у турнірній таблиці АПЛ,випереджаючи «Манчестер Сіті» на три очки.</text:p>
      <text:p text:style-name="P4">
Фото: Getty Image</text:p>
      <text:p text:style-name="P4">
Source: <text:a xlink:type="simple" xlink:href="https://www.ukrinform.ua/rubric-sports/3696659-zincenko-ne-zigrae-proti-vest-gema-cerez-problemi-z-pahom.html" text:style-name="Internet_20_link" text:visited-style-name="Visited_20_Internet_20_Link">
https://www.ukrinform.ua/rubric-sports/3696659-zincenko-ne-zigrae-proti-vest-gema-cerez-problemi-z-pahom.html</text:a>
</text:p>
      <!--NEWS-->
      <text:h text:style-name="P10" text:outline-level="1">
<text:span text:style-name="T4">
Загарбники знову обстріляли Херсон і Берислав</text:span>
</text:h>
      <text:p text:style-name="P4">
Authors: Ukrinform (Person)</text:p>
      <text:p text:style-name="P4">
Publisher: Укринформ (Organization)</text:p>
      <text:p text:style-name="P4">
Published Time: 2023-04-16T15:25:00+03:00</text:p>
      <text:p text:style-name="P4">
Modified Time: 2023-04-16T15:25:00+03:00</text:p>
      <text:p text:style-name="P4">
Description: російські загарбники у неділю, 16 квітня, обстріляли міста Херсон і Берислав.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 'Херсонщина', 'Обстріл', 'Війна з росією', 'Єдині новини', 'Берислав']</text:p>
      <text:p text:style-name="P4">
Type: Article</text:p>
      <!--METADATA-->
      <text:p text:style-name="P4">
<draw:frame draw:style-name="fr1" draw:name="Image178" text:anchor-type="as-char" svg:width="6.9236in" svg:height="3.948443in" draw:z-index="0">
<draw:image xlink:href="../Images/yкринформ/2023-04-16T15-25-00-03-00/630_360_1538997483-946.jpg" xlink:type="simple" xlink:show="embed" xlink:actuate="onLoad" draw:mime-type="image/jpeg"/>
</draw:frame>
 російськізагарбники у неділю, 16 квітня, обстріляли міста Херсон і Берислав.</text:p>
      <text:p text:style-name="P4">
Про це в ефірі телемарафону «Єдині новини» повідомив начальник управлінняінформаційної політики Херсонської ОВА Олександр Толоконніков, повідомляєкореспондент Укрінформу.</text:p>
      <text:p text:style-name="P4">
«Вони (війська рф) продовжують тероризувати всю Херсонщину, бити по мирнихнаселених пунктах, бити по школам, медзакладах, критичній інфраструктурі. Івже сьогодні вони знову обстрілюють Херсон. На щастя, без жертв. Саме заразпід обстрілами Берислав», - поінформував він.</text:p>
      <text:p text:style-name="P4">
За його словами, з міркувань безпеки в обласному центрі не було скупчень людейу храмах та поблизу них. Заборонено відвідувати кладовища.</text:p>
      <text:p text:style-name="P4">
«Ми сподіваємося, люди прислухаються», - зазначив Толоконніков.</text:p>
      <text:p text:style-name="P4">
<text:span text:style-name="T4">
Читайте також:</text:span>
 <text:a xlink:type="simple" xlink:href="https://www.ukrinform.ua/rubric-ato/3693064-kilkist-poranenih-cerez-obstril-svidkoi-v-berislavi-zrosla-do-vosmi.html" text:style-name="Internet_20_link" text:visited-style-name="Visited_20_Internet_20_Link">
 <text:span text:style-name="T4">
Берислав</text:span>
 </text:a>
</text:p>
      <text:p text:style-name="P4">
Як повідомлялося, російські війська не припиняють обстрілювати Херсонщину. 15квітня у Херсоні внаслідок обстрілу <text:a xlink:type="simple" xlink:href="https://www.ukrinform.ua/rubric-regions/3696376-obstril-hersona-rosijski-snaradi-vpali-poblizu-osvitnogo-zakladu-zagibli-mati-i-donka.html" text:style-name="Internet_20_link" text:visited-style-name="Visited_20_Internet_20_Link">
 </text:a>
 48-річна жінка та її 28-річна донька.</text:p>
      <text:p text:style-name="P4">
За минулу добу противник здійснив 70 обстрілів, випустивши по Херсонщині 419снарядів з важкої артилерії, БПЛА та авіації.</text:p>
      <text:p text:style-name="P4">
Source: <text:a xlink:type="simple" xlink:href="https://www.ukrinform.ua/rubric-ato/3696661-zagarbniki-znovu-obstrilali-herson-i-berislav.html" text:style-name="Internet_20_link" text:visited-style-name="Visited_20_Internet_20_Link">
https://www.ukrinform.ua/rubric-ato/3696661-zagarbniki-znovu-obstrilali-herson-i-berislav.html</text:a>
</text:p>
      <!--NEWS-->
      <text:h text:style-name="P10" text:outline-level="1">
<text:span text:style-name="T4">
Китай запустив новий метеорологічний супутник</text:span>
</text:h>
      <text:p text:style-name="P4">
Authors: Ukrinform (Person)</text:p>
      <text:p text:style-name="P4">
Publisher: Укринформ (Organization)</text:p>
      <text:p text:style-name="P4">
Published Time: 2023-04-16T15:35:00+03:00</text:p>
      <text:p text:style-name="P4">
Modified Time: 2023-04-16T15:35:00+03:00</text:p>
      <text:p text:style-name="P4">
Description: Влада Китаю у неділю вранці, 16 квітня, запустила в космос ракету-носій Long March-4B з новим метеорологічним супутником на борту. — Укрінформ.</text:p>
      <text:p text:style-name="P4">
Images: ["<text:a xlink:type="simple" xlink:href="https://static.ukrinform.com/photos/2023_04/thumb_files/630_360_1681648276-573.jpg" text:style-name="Internet_20_link" text:visited-style-name="Visited_20_Internet_20_Link">
630_360_16816...</text:a>
", "<text:a xlink:type="simple" xlink:href="https://static.ukrinform.com/photos/2023_04/1681648277-548.jpg" text:style-name="Internet_20_link" text:visited-style-name="Visited_20_Internet_20_Link">
1681648277-54...</text:a>
", "<text:a xlink:type="simple" xlink:href="https://static.ukrinform.com/photos/2023_04/1681648277-364.jpg" text:style-name="Internet_20_link" text:visited-style-name="Visited_20_Internet_20_Link">
1681648277-36...</text:a>
"]</text:p>
      <text:p text:style-name="P4">
Tags: ['Китай', 'Космос', 'Ракета', 'Супутник']</text:p>
      <text:p text:style-name="P4">
Type: Article</text:p>
      <!--METADATA-->
      <text:p text:style-name="P4">
<draw:frame draw:style-name="fr1" draw:name="Image179" text:anchor-type="as-char" svg:width="6.9236in" svg:height="3.956343in" draw:z-index="0">
<draw:image xlink:href="../Images/yкринформ/2023-04-16T15-35-00-03-00/630_360_1681648276-573.jpg" xlink:type="simple" xlink:show="embed" xlink:actuate="onLoad" draw:mime-type="image/jpeg"/>
</draw:frame>
 ВладаКитаю у неділю вранці, 16 квітня, запустила в космос ракету-носій LongMarch-4B з новим метеорологічним супутником на борту.</text:p>
      <text:p text:style-name="P4">
Як передає Укрінформ, про це повідомляє <text:a xlink:type="simple" xlink:href="http://www.chinaview.cn/20230416/2529349fa9814682872ac40cc9c6775f/c.html" text:style-name="Internet_20_link" text:visited-style-name="Visited_20_Internet_20_Link">
</text:a>
 .</text:p>
      <text:p text:style-name="P4">
Запуск <text:a xlink:type="simple" xlink:href="https://www.ukrinform.ua/tag-suputnik" text:style-name="Internet_20_link" text:visited-style-name="Visited_20_Internet_20_Link">
 </text:a>
 "Феньюнь-3 07" булоздійснено о 09:36 годині за пекінським часом із космодрому Цзюцюань, що напівнічному заході Китаю.</text:p>
      <text:p text:style-name="P4">
<draw:frame draw:style-name="fr1" draw:name="Image180" text:anchor-type="as-char" svg:width="6.9236in" svg:height="4.615733in" draw:z-index="0">
<draw:image xlink:href="../Images/yкринформ/2023-04-16T15-35-00-03-00/1681648277-548.jpg" xlink:type="simple" xlink:show="embed" xlink:actuate="onLoad" draw:mime-type="image/jpeg"/>
</draw:frame>
</text:p>
      <text:p text:style-name="P4">
Супутник успішно досяг запланованої орбіти.</text:p>
      <text:p text:style-name="P4">
<draw:frame draw:style-name="fr1" draw:name="Image181" text:anchor-type="as-char" svg:width="6.9236in" svg:height="4.615733in" draw:z-index="0">
<draw:image xlink:href="../Images/yкринформ/2023-04-16T15-35-00-03-00/1681648277-364.jpg" xlink:type="simple" xlink:show="embed" xlink:actuate="onLoad" draw:mime-type="image/jpeg"/>
</draw:frame>
</text:p>
      <text:p text:style-name="P4">
Зазначається, що супутник надаватиме послуги з прогнозування погоди,запобігання катастрофам і пом’якшення їх наслідків, реагування на зміниклімату та збереження навколишнього середовища.</text:p>
      <text:p text:style-name="P4">
Ця місія відзначила вже 471-й політ ракет-носіїв типу Long March.</text:p>
      <text:p text:style-name="P4">
<text:span text:style-name="T4">
Читайте також:</text:span>
 <text:a xlink:type="simple" xlink:href="https://www.ukrinform.ua/rubric-technology/3694964-u-kitai-zapustili-sistemu-suputnikovogo-monitoringu-ekologii.html" text:style-name="Internet_20_link" text:visited-style-name="Visited_20_Internet_20_Link">
 <text:span text:style-name="T4">
супутник</text:span>
 </text:a>
</text:p>
      <text:p text:style-name="P4">
Як повідомляв Укрінформ, компанія SpaceX у суботу запустила на орбіту партію з51 мінісупутника в рамках місії <text:a xlink:type="simple" xlink:href="https://www.ukrinform.ua/rubric-technology/3696258-spacex-zapustila-na-orbitu-51-minisuputnik.html" text:style-name="Internet_20_link" text:visited-style-name="Visited_20_Internet_20_Link">
 </text:a>
 .</text:p>
      <text:p text:style-name="P4">
<text:span text:style-name="T5">
Фото: Wang Jiangbo/Xinhua</text:span>
</text:p>
      <text:p text:style-name="P4">
Source: <text:a xlink:type="simple" xlink:href="https://www.ukrinform.ua/rubric-technology/3696666-kitaj-zapustiv-novij-meteorologicnij-suputnik.html" text:style-name="Internet_20_link" text:visited-style-name="Visited_20_Internet_20_Link">
https://www.ukrinform.ua/rubric-technology/3696666-kitaj-zapustiv-novij-meteorologicnij-suputnik.html</text:a>
</text:p>
      <!--NEWS-->
      <text:h text:style-name="P10" text:outline-level="1">
<text:span text:style-name="T4">
У російському Брянську впав безпілотник із вибухівкою – росЗМІ</text:span>
</text:h>
      <text:p text:style-name="P4">
Authors: Ukrinform (Person)</text:p>
      <text:p text:style-name="P4">
Publisher: Укринформ (Organization)</text:p>
      <text:p text:style-name="P4">
Published Time: 2023-04-16T15:40:00+03:00</text:p>
      <text:p text:style-name="P4">
Modified Time: 2023-04-16T15:40:00+03:00</text:p>
      <text:p text:style-name="P4">
Description: У російському Брянську впав безпілотник, до якого була прикріплена вибухівка. — Укрінформ.</text:p>
      <text:p text:style-name="P4">
Images: ["<text:a xlink:type="simple" xlink:href="https://static.ukrinform.com/photos/2022_10/thumb_files/630_360_1666840949-675.jpg" text:style-name="Internet_20_link" text:visited-style-name="Visited_20_Internet_20_Link">
630_360_16668...</text:a>
"]</text:p>
      <text:p text:style-name="P4">
Tags: ['Безпілотник', 'Вибухівка', 'росія']</text:p>
      <text:p text:style-name="P4">
Type: Article</text:p>
      <!--METADATA-->
      <text:p text:style-name="P4">
<draw:frame draw:style-name="fr1" draw:name="Image182" text:anchor-type="as-char" svg:width="6.9236in" svg:height="3.947448in" draw:z-index="0">
<draw:image xlink:href="../Images/yкринформ/2023-04-16T15-40-00-03-00/630_360_1666840949-675.jpg" xlink:type="simple" xlink:show="embed" xlink:actuate="onLoad" draw:mime-type="image/jpeg"/>
</draw:frame>
 Уросійському Брянську впав безпілотник, до якого була прикріплена вибухівка.</text:p>
      <text:p text:style-name="P4">
Про це повідомляє Укрінформ із посиланням на <text:a xlink:type="simple" xlink:href="https://t.me/bazabazon/16963" text:style-name="Internet_20_link" text:visited-style-name="Visited_20_Internet_20_Link">
 </text:a>
Baza.</text:p>
      <text:p text:style-name="P4">
«У Брянську впав <text:a xlink:type="simple" xlink:href="https://www.ukrinform.ua/tag-bezpilotnik" text:style-name="Internet_20_link" text:visited-style-name="Visited_20_Internet_20_Link">
 </text:a>
 , начиненийвибухівкою», - йдеться у повідомленні.</text:p>
      <text:p text:style-name="P4">
Зазначається, що уламки невідомого літального апарату «літакового типу» виявивмісцевий житель. Вони лежали у лісі, приблизно за 5 кілометрів від будинку№100 на вулиці Абашева.</text:p>
      <text:p text:style-name="P4">
Серед уламків лежала й бомба — імовірно, безпілотник ніс заряд із пластичноївибухової речовини.</text:p>
      <text:p text:style-name="P4">
<text:span text:style-name="T4">
Читайте також:</text:span>
 <text:a xlink:type="simple" xlink:href="https://www.ukrinform.ua/rubric-ato/3696625-na-harkivsini-prikordonniki-znisili-vorozij-bezpilotnik.html" text:style-name="Internet_20_link" text:visited-style-name="Visited_20_Internet_20_Link">
 <text:span text:style-name="T4">
безпілотник</text:span>
 </text:a>
</text:p>
      <text:p text:style-name="P4">
Як повідомляв <text:a xlink:type="simple" xlink:href="https://www.ukrinform.ua/rubric-world/3694272-u-aeroportu-belgoroda-vpav-bezpilotnik-iz-vibuhivkou-roszmi.html" text:style-name="Internet_20_link" text:visited-style-name="Visited_20_Internet_20_Link">
 </text:a>
 , 11 квітня безпілотник«літакового типу» з вибуховим пристроєм вибухнув у аеропорту Бєлгорода іменіШухова.</text:p>
      <text:p text:style-name="P4">
<text:span text:style-name="T5">
Фото ілюстративне</text:span>
</text:p>
      <text:p text:style-name="P4">
Source: <text:a xlink:type="simple" xlink:href="https://www.ukrinform.ua/rubric-world/3696668-u-rosijskomu-bransku-vpav-bezpilotnik-iz-vibuhivkou-roszmi.html" text:style-name="Internet_20_link" text:visited-style-name="Visited_20_Internet_20_Link">
https://www.ukrinform.ua/rubric-world/3696668-u-rosijskomu-bransku-vpav-bezpilotnik-iz-vibuhivkou-roszmi.html</text:a>
</text:p>
      <!--NEWS-->
      <text:h text:style-name="P10" text:outline-level="1">
<text:span text:style-name="T4">
Німеччина отримала 337 повідомлень про воєнні злочини в Україні</text:span>
</text:h>
      <text:p text:style-name="P4">
Authors: Ukrinform (Person)</text:p>
      <text:p text:style-name="P4">
Publisher: Укринформ (Organization)</text:p>
      <text:p text:style-name="P4">
Published Time: 2023-04-16T15:42:50+03:00</text:p>
      <text:p text:style-name="P4">
Modified Time: 2023-04-16T15:42:50+03:00</text:p>
      <text:p text:style-name="P4">
Description: Станом на середину квітня 2023 року Федеральне управління кримінальної поліції Німеччини (BKA) отримало 337 повідомлень про можливе скоєння воєнних злочинів в Україні. — Укрінформ.</text:p>
      <text:p text:style-name="P4">
Images: ["<text:a xlink:type="simple" xlink:href="https://static.ukrinform.com/photos/2023_04/thumb_files/630_360_1681648598-896.jpg" text:style-name="Internet_20_link" text:visited-style-name="Visited_20_Internet_20_Link">
630_360_16816...</text:a>
"]</text:p>
      <text:p text:style-name="P4">
Tags: ['Німеччина', 'росія', 'Воєнні злочини']</text:p>
      <text:p text:style-name="P4">
Type: Article</text:p>
      <!--METADATA-->
      <text:p text:style-name="P4">
<draw:frame draw:style-name="fr1" draw:name="Image183" text:anchor-type="as-char" svg:width="6.9236in" svg:height="3.956343in" draw:z-index="0">
<draw:image xlink:href="../Images/yкринформ/2023-04-16T15-42-50-03-00/630_360_1681648598-896.jpg" xlink:type="simple" xlink:show="embed" xlink:actuate="onLoad" draw:mime-type="image/jpeg"/>
</draw:frame>
 Станом насередину квітня 2023 року Федеральне управління кримінальної поліції Німеччини(BKA) отримало 337 повідомлень про можливе скоєння воєнних злочинів в Україні.</text:p>
      <text:p text:style-name="P4">
Це випливає з відповіді Міністерства внутрішніх справ на депутатський запитконсерваторів, передає Укрінформ із посиланням на <text:a xlink:type="simple" xlink:href="https://www.deutschlandfunk.de/bka-337-hinweise-auf-moegliche-kriegsverbrechen-in-der-ukraine-102.html" text:style-name="Internet_20_link" text:visited-style-name="Visited_20_Internet_20_Link">
</text:a>
 .</text:p>
      <text:p text:style-name="P4">
Інформацію збирають з початку повномасштабного вторгнення <text:a xlink:type="simple" xlink:href="https://www.ukrinform.ua/tag-rosia" text:style-name="Internet_20_link" text:visited-style-name="Visited_20_Internet_20_Link">
</text:a>
 в Україну в лютому минулого року. Їїнадають українські біженці в Німеччині або громадяни ФРН, які перебували абоперебувають в Україні.</text:p>
      <text:p text:style-name="P4">
BKA підтримує українських слідчих, зокрема, збираючи свідчення, а такожзакуповуючи та надаючи матеріали для проведення судово-медичних робіт.</text:p>
      <text:p text:style-name="P4">
<text:span text:style-name="T4">
Читайте також:</text:span>
 <text:a xlink:type="simple" xlink:href="https://www.ukrinform.ua/rubric-ato/3696480-rosia-cinitime-voenni-zlocini-poki-ii-vtorgnenna-ne-pripinitsa-glava-mzs-kanadi.html" text:style-name="Internet_20_link" text:visited-style-name="Visited_20_Internet_20_Link">
 <text:span text:style-name="T4">
воєнні</text:span>
 <text:span text:style-name="T4">
злочини</text:span>
 </text:a>
</text:p>
      <text:p text:style-name="P4">
Як повідомляв Укрінформ, з початку повномасштабного російського вторгненняУкраїна уже зареєструвала вчинення на своїй території понад <text:a xlink:type="simple" xlink:href="https://www.ukrinform.ua/rubric-ato/3695651-ofis-genprokurora-zafiksuvav-ponad-77-tisac-voennih-zlociniv-rosian-v-ukraini-kostin.html" text:style-name="Internet_20_link" text:visited-style-name="Visited_20_Internet_20_Link">
</text:a>
 .</text:p>
      <text:p text:style-name="P4">
<text:span text:style-name="T5">
Фото: picture-alliance/U. Baumgarten</text:span>
</text:p>
      <text:p text:style-name="P4">
Source: <text:a xlink:type="simple" xlink:href="https://www.ukrinform.ua/rubric-world/3696669-nimeccina-otrimala-337-povidomlen-pro-voenni-zlocini-v-ukraini.html" text:style-name="Internet_20_link" text:visited-style-name="Visited_20_Internet_20_Link">
https://www.ukrinform.ua/rubric-world/3696669-nimeccina-otrimala-337-povidomlen-pro-voenni-zlocini-v-ukraini.html</text:a>
</text:p>
      <!--NEWS-->
      <text:h text:style-name="P10" text:outline-level="1">
<text:span text:style-name="T4">
У Києві затримали чоловіка, який кинув у людей гранату</text:span>
</text:h>
      <text:p text:style-name="P4">
Authors: Ukrinform (Person)</text:p>
      <text:p text:style-name="P4">
Publisher: Укринформ (Organization)</text:p>
      <text:p text:style-name="P4">
Published Time: 2023-04-16T15:45:40+03:00</text:p>
      <text:p text:style-name="P4">
Modified Time: 2023-04-16T15:45:40+03:00</text:p>
      <text:p text:style-name="P4">
Description: Оперативні співробітники поліції Києва за силової підтримки бійців КОРД затримали чоловіка, який через ревнощі кинув у людей гранату в суботу, 15 квітня. — Укрінформ.</text:p>
      <text:p text:style-name="P4">
Images: ["<text:a xlink:type="simple" xlink:href="https://static.ukrinform.com/photos/2023_04/thumb_files/630_360_1681649035-544.jpg" text:style-name="Internet_20_link" text:visited-style-name="Visited_20_Internet_20_Link">
630_360_16816...</text:a>
", "<text:a xlink:type="simple" xlink:href="https://static.ukrinform.com/photos/2023_04/1681649035-132.jpg" text:style-name="Internet_20_link" text:visited-style-name="Visited_20_Internet_20_Link">
1681649035-13...</text:a>
"]</text:p>
      <text:p text:style-name="P4">
Tags: ['Граната', 'Поліція', 'Київ']</text:p>
      <text:p text:style-name="P4">
Type: Article</text:p>
      <!--METADATA-->
      <text:p text:style-name="P4">
<draw:frame draw:style-name="fr1" draw:name="Image184" text:anchor-type="as-char" svg:width="6.9236in" svg:height="3.956343in" draw:z-index="0">
<draw:image xlink:href="../Images/yкринформ/2023-04-16T15-45-40-03-00/630_360_1681649035-544.jpg" xlink:type="simple" xlink:show="embed" xlink:actuate="onLoad" draw:mime-type="image/jpeg"/>
</draw:frame>
 Оперативніспівробітники поліції Києва за силової підтримки бійців КОРД затрималичоловіка, який через ревнощі кинув у людей гранату в суботу, 15 квітня.</text:p>
      <text:p text:style-name="P4">
Як передає Укрінформ, про це повідомляє пресслужба поліції Києва у <text:a xlink:type="simple" xlink:href="https://www.facebook.com/UA.KyivPolice/posts/pfbid02EHq6bbdbkGnEwTDfpsKc9EUtuKdDUCmNruCnaokM9FF6vxVNVDE29vXVmyF5qvgDl" text:style-name="Internet_20_link" text:visited-style-name="Visited_20_Internet_20_Link">
</text:a>
</text:p>
      <text:p text:style-name="P4">
<draw:frame draw:style-name="fr1" draw:name="Image185" text:anchor-type="as-char" svg:width="6.9236in" svg:height="8.20862in" draw:z-index="0">
<draw:image xlink:href="../Images/yкринформ/2023-04-16T15-45-40-03-00/1681649035-132.jpg" xlink:type="simple" xlink:show="embed" xlink:actuate="onLoad" draw:mime-type="image/jpeg"/>
</draw:frame>
</text:p>
      <text:p text:style-name="P4">
Зазначається, що киянин через ревнощі намагався вбити свою знайому та їїтовариша. Оперативні співробітники за силової підтримки бійців КОРД затрималивинуватця за місцем проживання, а слідчі зібрали докази його вини. За скоєнийзлочин зловмиснику загрожує довічне ув’язнення.</text:p>
      <text:p text:style-name="P4">
Увечері у суботу, 15 квітня, до <text:a xlink:type="simple" xlink:href="https://www.ukrinform.ua/tag-policia" text:style-name="Internet_20_link" text:visited-style-name="Visited_20_Internet_20_Link">
 </text:a>
Києва надійшло повідомлення про те, що на вулиці Милославській стався вибух,внаслідок якого було травмовано двох осіб. Для негайного документування танадання медичної допомоги на місце події негайно виїхали слідчо-оперативнігрупи Головного та Деснянського управлінь поліції, медичні працівники,профільні служби.</text:p>
      <text:p text:style-name="P4">
«Для розшуку та затримання зловмисника у Києві було введено спеціальнуполіцейську операцію. Ми провели першочергові слідчі дії та встановили, щопорушник побачив на вулиці свою знайому з чоловіком та через ревнощі кинув уїх бік гранату. З тілесними ушкодженнями медики госпіталізували 33-річнупотерпілу та її 37-річного знайомого, а слідчі вилучили з місця скоєннязлочину фрагменти боєприпасу», - розповів начальник слідчого відділуДеснянського управління поліції Микола Мазуров.</text:p>
      <text:p text:style-name="P4">
Підозрюваним виявився раніше не судимий 34-річний місцевий мешканець.</text:p>
      <text:p text:style-name="P4">
<text:span text:style-name="T4">
Читайте також:</text:span>
 <text:a xlink:type="simple" xlink:href="https://www.ukrinform.ua/rubric-regions/3695239-na-cernigivsini-vnaslidok-vibuhu-granati-zaginuv-colovik.html" text:style-name="Internet_20_link" text:visited-style-name="Visited_20_Internet_20_Link">
 <text:span text:style-name="T4">
гранати</text:span>
 </text:a>
</text:p>
      <text:p text:style-name="P4">
«За цим фактом ми розпочали кримінальне провадження за частиною другою статті15, пункту першого частини другої статті 115 Кримінального кодексу України —замах на умисне вбивство двох або більше осіб. Санкція статті передбачаєпозбавлення волі від десяти до п’ятнадцяти років або довічне ув’язнення.Наразі вирішується питання про повідомлення фігуранту про підозру у вчиненніособливо тяжкого злочину. Триває досудове розслідування», — додав Мазуров.</text:p>
      <text:p text:style-name="P4">
<text:span text:style-name="T4">
Читайте також:</text:span>
 <text:a xlink:type="simple" xlink:href="https://www.ukrinform.ua/rubric-regions/3692400-zitela-rivnensini-suditimut-za-prodaz-granatometa.html" text:style-name="Internet_20_link" text:visited-style-name="Visited_20_Internet_20_Link">
 <text:span text:style-name="T4">
гранато</text:span>
 </text:a>
</text:p>
      <text:p text:style-name="P4">
Як повідомляв Укрінформ, житель Вишгородського району Київської областінатрапив на реактивну протитанкову гранату в лісосмузі. За словами начальникаполіції Київської області Андрія Нєбитова, фахівці обстежили місце знахідки тавиявили ще чотири протитанкові міни ТМ-62М.</text:p>
      <text:p text:style-name="P4">
Source: <text:a xlink:type="simple" xlink:href="https://www.ukrinform.ua/rubric-kyiv/3696671-u-kievi-zatrimali-colovika-akij-kinuv-u-ludej-granatu.html" text:style-name="Internet_20_link" text:visited-style-name="Visited_20_Internet_20_Link">
https://www.ukrinform.ua/rubric-kyiv/3696671-u-kievi-zatrimali-colovika-akij-kinuv-u-ludej-granatu.html</text:a>
</text:p>
      <!--NEWS-->
      <text:h text:style-name="P10" text:outline-level="1">
<text:span text:style-name="T4">
Японський журналіст Такаші Озакі у капеланському батальйоні «Маріуполь» прийняв хрещення</text:span>
</text:h>
      <text:p text:style-name="P4">
Authors: Ukrinform (Person)</text:p>
      <text:p text:style-name="P4">
Publisher: Укринформ (Organization)</text:p>
      <text:p text:style-name="P4">
Published Time: 2023-04-16T15:46:39+03:00</text:p>
      <text:p text:style-name="P4">
Modified Time: 2023-04-16T15:46:39+03:00</text:p>
      <text:p text:style-name="P4">
Description: Японський журналіст Такаші Озакі (Takashi Ozaki), який вже більше року волонтерить в Україні в капеланському батальйоні «Маріуполь», прийняв хрещення. — Укрінформ.</text:p>
      <text:p text:style-name="P4">
Images: ["<text:a xlink:type="simple" xlink:href="https://static.ukrinform.com/photos/2023_04/thumb_files/630_360_1681648917-187.jpg" text:style-name="Internet_20_link" text:visited-style-name="Visited_20_Internet_20_Link">
630_360_16816...</text:a>
"]</text:p>
      <text:p text:style-name="P4">
Tags: ['Японія', 'Доброволець', 'Волонтери', 'Журналіст', 'Хрещення', 'Війна з росією']</text:p>
      <text:p text:style-name="P4">
Type: Article</text:p>
      <!--METADATA-->
      <text:p text:style-name="P4">
<draw:frame draw:style-name="fr1" draw:name="Image186" text:anchor-type="as-char" svg:width="6.9236in" svg:height="3.956343in" draw:z-index="0">
<draw:image xlink:href="../Images/yкринформ/2023-04-16T15-46-39-03-00/630_360_1681648917-187.jpg" xlink:type="simple" xlink:show="embed" xlink:actuate="onLoad" draw:mime-type="image/jpeg"/>
</draw:frame>
 Японськийжурналіст Такаші Озакі (Takashi Ozaki), який вже більше року волонтерить вУкраїні в капеланському батальйоні «Маріуполь», прийняв хрещення.</text:p>
      <text:p text:style-name="P4">
Про це кореспонденту Укрінформу повідомив пастор, військовий капелан ГеннадійМохненко, який зараз разом із капеланським батальйоном «Маріуполь» займаєтьсяволонтерством на найнебезпечніших ділянках фронту.</text:p>
      <text:p text:style-name="P4">
«Вперше Такаші до нас приїхав уже більше року тому для того, щоб записати зімною інтерв'ю… Він, людина іншої культури, яка цілий рік спостерігає зароботою нашого капеланського батальйону, каже: «Ви щодня ризикуєте життям, щобдопомагати людям, і я хочу стати християнином, як і ви. Це таке гарнесвідчення. І ми його хрестили прямо на католицький Великдень 9 квітня. Вінпісля того, як ми його охрестили, прийняв перше у своєму житті причастя», -розповів Мохненко.</text:p>
      <text:p text:style-name="P4">
<text:span text:style-name="T4">
Читайте також:</text:span>
 <text:a xlink:type="simple" xlink:href="https://www.ukrinform.ua/rubric-ato/3691445-gennadij-vijskovosluzbovec-internacionalnogo-legionu-oboroni-ukraini.html" text:style-name="Internet_20_link" text:visited-style-name="Visited_20_Internet_20_Link">
 </text:a>
</text:p>
      <text:p text:style-name="P4">
Капеллан пояснив, що Такаші працював і зараз продовжує працювати з багатьмаіноземними виданнями. «Його публікація була у легендарному Newsweek. Я бачивбагато різних видань, де були публікації, репортажі. Він пише і до газет, і дожурналів», - уточнив пастор.</text:p>
      <text:p text:style-name="P4">
За словами Мохненка, коли більше року тому він дав інтерв'ю японськомужурналісту, незабаром забув про це, але потім Такаші сам про себе нагадав тим,що став допомагати капеланському батальйону в прифронтових районах і на сході,і на півдні України.</text:p>
      <text:p text:style-name="P4">
«Я тоді дав коротеньке інтерв'ю та забув. Потім минуло тижнів зо два, дивлюся,а він з нами на фронт поїхав, потім почав мотатися з моїми командами по різнимфронтовим селищам, бачив, як він працював на складі вантажником. Я запитав унаших хлопців про нього, а вони розповіли, що він винайняв квартиру вЗапоріжжі і став нам допомагати. Так він протягом цілого року працює з нашоюкомандою», - розповів Мохненко.</text:p>
      <text:p text:style-name="P4">
Пастор уточнив, що Такаші їздить по всім активним фронтам - і на східному був,і в Херсон їздить і скрізь допомагає розвозити, доставляти гуманітарнудопомогу нужденним. Також він продовжує працювати як <text:a xlink:type="simple" xlink:href="https://www.ukrinform.ua/tag-zurnalist" text:style-name="Internet_20_link" text:visited-style-name="Visited_20_Internet_20_Link">
</text:a>
 , пише цікаві репортажі.</text:p>
      <text:p text:style-name="P4">
«Він, звісно, як японець, цікавий. Завжди де б ми не з'являлися, його звуть угості, люблять. Він у Гуляй Полі залишався з нашими солдатами, прожив тамкілька діб у підвалах під обстрілом. У нього вже купа друзів, його впізнають.Він вчить українську мову, вже щось почав говорити. Здебільшого спілкуєтьсяанглійською, але досить активно вивчає українську», - пояснив капелан.</text:p>
      <text:p text:style-name="P4">
<text:span text:style-name="T4">
Читайте також:</text:span>
 <text:a xlink:type="simple" xlink:href="https://www.ukrinform.ua/rubric-ato/3687316-polski-paramediki-pokazali-ak-evakujovuut-poranenih-ukrainskih-zahisnikiv-iz-bahmuta.html" text:style-name="Internet_20_link" text:visited-style-name="Visited_20_Internet_20_Link">
 </text:a>
</text:p>
      <text:p text:style-name="P4">
Він в одному зі своїх постів у <text:a xlink:type="simple" xlink:href="https://www.facebook.com/gennadiy.mokhnenko/posts/pfbid022mgVjCtEJP2wVn4nPiPqefeYh2dJpzhYFSxVYVvbheFMioJ3AC1Hk9kMQCkoy6R2l" text:style-name="Internet_20_link" text:visited-style-name="Visited_20_Internet_20_Link">
</text:a>
також цитував японця Такаші, який захотів прийняти християнське хрещення і«бути назавжди частиною капеланського батальйону «Маріуполь».</text:p>
      <text:p text:style-name="P4">
«Тепер цей японець - християнин... Несподівано, але дуже приємно... ДякуюТакаші за твоє служіння Богу та людям в Україні!!!», - написав Мохненко.</text:p>
      <text:p text:style-name="P4">
Він додав, що капеланський батальйон «Маріуполь» наразі щодня працює нафронті, продовжує евакуювати людей з-під вогню, підвозити все необхіднезахисникам України.</text:p>
      <text:p text:style-name="P4">
Source: <text:a xlink:type="simple" xlink:href="https://www.ukrinform.ua/rubric-regions/3696673-aponskij-zurnalist-takasi-ozaki-u-kapelanskomu-bataljoni-mariupol-prijnav-hresenna.html" text:style-name="Internet_20_link" text:visited-style-name="Visited_20_Internet_20_Link">
https://www.ukrinform.ua/rubric-regions/3696673-aponskij-zurnalist-takasi-ozaki-u-kapelanskomu-bataljoni-mariupol-prijnav-hresenna.html</text:a>
</text:p>
      <!--NEWS-->
      <text:h text:style-name="P10" text:outline-level="1">
<text:span text:style-name="T4">
УПЛ: «Шахтар» здолав «Львів»</text:span>
</text:h>
      <text:p text:style-name="P4">
Authors: Ukrinform (Person)</text:p>
      <text:p text:style-name="P4">
Publisher: Укринформ (Organization)</text:p>
      <text:p text:style-name="P4">
Published Time: 2023-04-16T15:54:48+03:00</text:p>
      <text:p text:style-name="P4">
Modified Time: 2023-04-16T15:54:48+03:00</text:p>
      <text:p text:style-name="P4">
Description: Бондаренко оформив дубль. — Укрінформ.</text:p>
      <text:p text:style-name="P4">
Images: ["<text:a xlink:type="simple" xlink:href="https://static.ukrinform.com/photos/2023_04/thumb_files/630_360_1681649546-993.jpg" text:style-name="Internet_20_link" text:visited-style-name="Visited_20_Internet_20_Link">
630_360_16816...</text:a>
"]</text:p>
      <text:p text:style-name="P4">
Tags: ['Футбол', "Прем'єр-ліга", 'Шахтар', 'ФК Львів']</text:p>
      <text:p text:style-name="P4">
Type: Article</text:p>
      <!--METADATA-->
      <text:p text:style-name="P4">
<draw:frame draw:style-name="fr1" draw:name="Image187" text:anchor-type="as-char" svg:width="6.9236in" svg:height="3.956343in" draw:z-index="0">
<draw:image xlink:href="../Images/yкринформ/2023-04-16T15-54-48-03-00/630_360_1681649546-993.jpg" xlink:type="simple" xlink:show="embed" xlink:actuate="onLoad" draw:mime-type="image/jpeg"/>
</draw:frame>
 Бондаренкооформив дубль.</text:p>
      <text:p text:style-name="P4">
Донецький «Шахтар» переміг «Львів» у 21-у турі Української Прем'єр-ліги – 2:0,передає Укрінформ.</text:p>
      <text:p text:style-name="P4">
Рахунок у матчі був відкритий вже на 7-ій хвилині, відзначився АртемБондаренко. У другому таймі, на 75-ій хвилині він забив вдруге.</text:p>
      <text:p text:style-name="P4">
Таким чином, «Шахтар» перемагає та продовжує очолювати турнірну таблицю УПЛ, у«гірників» 52 очки. «Львів» - останній, маючи в своєму активі лише 13 пунктів.</text:p>
      <text:p text:style-name="P4">
<text:span text:style-name="T4">
Читайте також:</text:span>
 <text:a xlink:type="simple" xlink:href="https://www.ukrinform.ua/rubric-sports/3696557-u-21u-turi-upl-v-nedilu-zigraut-dva-matci.html" text:style-name="Internet_20_link" text:visited-style-name="Visited_20_Internet_20_Link">
 <text:span text:style-name="T4">
УПЛ</text:span>
 </text:a>
</text:p>
      <text:p text:style-name="P4">
Як повідомляв Укрінформ, в іншому матчі ігрового дня «Чорноморець» приймає«Ворсклу», після першого тайму рахунок 0:0.</text:p>
      <text:p text:style-name="P4">
Фото: upl.ua</text:p>
      <text:p text:style-name="P4">
Source: <text:a xlink:type="simple" xlink:href="https://www.ukrinform.ua/rubric-sports/3696674-upl-sahtar-zdolav-lviv.html" text:style-name="Internet_20_link" text:visited-style-name="Visited_20_Internet_20_Link">
https://www.ukrinform.ua/rubric-sports/3696674-upl-sahtar-zdolav-lviv.html</text:a>
</text:p>
      <!--NEWS-->
      <text:h text:style-name="P10" text:outline-level="1">
<text:span text:style-name="T4">
Оборона та відновлення: Шмигаль розповів про результати візиту до США і Канади</text:span>
</text:h>
      <text:p text:style-name="P4">
Authors: Ukrinform (Person)</text:p>
      <text:p text:style-name="P4">
Publisher: Укринформ (Organization)</text:p>
      <text:p text:style-name="P4">
Published Time: 2023-04-16T16:00:00+03:00</text:p>
      <text:p text:style-name="P4">
Modified Time: 2023-04-16T16:00:00+03:00</text:p>
      <text:p text:style-name="P4">
Description: Прем'єр-міністр Денис Шмигаль розповів про результати візиту команди українського уряду до США і Канади. — Укрінформ.</text:p>
      <text:p text:style-name="P4">
Images: ["<text:a xlink:type="simple" xlink:href="https://static.ukrinform.com/photos/2023_04/thumb_files/630_360_1681649884-779.jpg" text:style-name="Internet_20_link" text:visited-style-name="Visited_20_Internet_20_Link">
630_360_16816...</text:a>
"]</text:p>
      <text:p text:style-name="P4">
Tags: ['Канада', 'США', 'Україна', 'Шмигаль']</text:p>
      <text:p text:style-name="P4">
Type: Article</text:p>
      <!--METADATA-->
      <text:p text:style-name="P4">
<draw:frame draw:style-name="fr1" draw:name="Image188" text:anchor-type="as-char" svg:width="6.9236in" svg:height="3.956343in" draw:z-index="0">
<draw:image xlink:href="../Images/yкринформ/2023-04-16T16-00-00-03-00/630_360_1681649884-779.jpg" xlink:type="simple" xlink:show="embed" xlink:actuate="onLoad" draw:mime-type="image/jpeg"/>
</draw:frame>
 Прем'єр-міністр Денис Шмигаль розповів про результати візиту команди українськогоуряду до США і Канади.</text:p>
      <text:p text:style-name="P4">
Як передає Укрінформ, про це Шмигаль написав у <text:a xlink:type="simple" xlink:href="https://t.me/Denys_Smyhal/5033" text:style-name="Internet_20_link" text:visited-style-name="Visited_20_Internet_20_Link">
</text:a>
 , підбиваючи підсумки тижня.</text:p>
      <text:p text:style-name="P4">
За його словами, цього тижня відбувся перший візит урядової команди в Канаду,де були проведені продуктивні зустрічі з прем’єром Джастіном Трюдо тавіцепрем’єркою Христею Фріланд. «Оновлюємо угоду про вільну торгівлю. Маємозавірення про черговий пакет військової підтримки», - зазначив <text:a xlink:type="simple" xlink:href="https://www.ukrinform.ua/tag-smigal" text:style-name="Internet_20_link" text:visited-style-name="Visited_20_Internet_20_Link">
</text:a>
 .</text:p>
      <text:p text:style-name="P4">
Також був прийнятий новий пакет санкцій проти росії від Канади. Зокрема, протикомпанії «Волга-Днепр». Йде підготовка до конфіскації літака АН-124 та іншихактивів агресора в Канаді й передачу їх на користь України. Проти 120юридичних і фізичних осіб, включно з представниками «росатома», також ввелисанкції США.</text:p>
      <text:p text:style-name="P4">
У Вашингтоні, за словами Шмигаля, відбулись предметні зустрічі з міністрамиоборони, фінансів, торгівлі, транспорту США.</text:p>
      <text:p text:style-name="P4">
«Посилюємо координацію з усіх нагальних питань. Готуємося до контрнаступу,звільнення територій та їх подальшого відновлення. Маємо абсолютну підтримкувід американських партнерів», - наголосив Прем’єр-міністр.</text:p>
      <text:p text:style-name="P4">
Були підписані угоди зі Світовим банком, USAID та DFC. СБ виділяє 200 млндоларів на відновлення енергетики, а DFC допоможе в залученні приватнихінвестицій для відновлення економіки. Крім того, компанія Boeing звільняєукраїнські компанії від зобов’язання на 200 млн доларів.</text:p>
      <text:p text:style-name="P4">
За онлайн-участі Президента України Володимира Зеленського відбувся круглийстіл міністерського рівня на Spring Meetings.</text:p>
      <text:p text:style-name="P4">
«Отримали запевнення країн G7 у додатковій підтримці на суму понад 5 млрддоларів. Також Швейцарія надасть 1,8 млрд франків протягом наступних шестироків. Данія створює спецфонд і планує наповнити його на 1 млрд євро.Додаткову підтримку Україні нададуть Іспанія, Ірландія, Японія, Литва, Латвія,Ісландія, Нідерланди», - зазначив Шмигаль.</text:p>
      <text:p text:style-name="P4">
Відбулись зустрічі з прем'єром Польщі, міністрами фінансів Великої Британії,Німеччини, Франції, головами МВФ, Світового банку, ЄІБ та іншимивисокопосадовцями. Ключові теми: відновлення, санкції, фінансова підтримка.</text:p>
      <text:p text:style-name="P4">
«Під час цього візиту ще раз переконалися, що в України є надійні друзі тапартнери, на яких можемо розраховувати. Продовжуємо зміцнювати проукраїнськукоаліцію у світі та залучати ще більше учасників до відновлення України», -підсумував Шмигаль.</text:p>
      <text:p text:style-name="P4">
<text:span text:style-name="T4">
Читайте також:</text:span>
 <text:a xlink:type="simple" xlink:href="https://www.ukrinform.ua/rubric-polytics/3696469-smigal-nazvav-ocikuvanna-ukraini-vid-samitu-krain-g7-u-aponii.html" text:style-name="Internet_20_link" text:visited-style-name="Visited_20_Internet_20_Link">
 <text:span text:style-name="T4">
Шмигаль</text:span>
 </text:a>
</text:p>
      <text:p text:style-name="P4">
Як повідомляв Укрінформ, раніше Прем'єр-міністр України Денис Шмигаль заявив:Україна розраховує на те, що під час зустрічі країн G7 лідери обговорять <text:a xlink:type="simple" xlink:href="https://www.ukrinform.ua/rubric-polytics/3696469-smigal-nazvav-ocikuvanna-ukraini-vid-samitu-krain-g7-u-aponii.html" text:style-name="Internet_20_link" text:visited-style-name="Visited_20_Internet_20_Link">
</text:a>
 .</text:p>
      <text:p text:style-name="P4">
Source: <text:a xlink:type="simple" xlink:href="https://www.ukrinform.ua/rubric-polytics/3696678-oborona-ta-vidnovlenna-smigal-rozpoviv-pro-rezultati-vizitu-do-ssa-i-kanadi.html" text:style-name="Internet_20_link" text:visited-style-name="Visited_20_Internet_20_Link">
https://www.ukrinform.ua/rubric-polytics/3696678-oborona-ta-vidnovlenna-smigal-rozpoviv-pro-rezultati-vizitu-do-ssa-i-kanadi.html</text:a>
</text:p>
      <!--NEWS-->
      <text:h text:style-name="P10" text:outline-level="1">
<text:span text:style-name="T4">
Еліна Світоліна зіграє на турнірі WTA 125 у Парижі</text:span>
</text:h>
      <text:p text:style-name="P4">
Authors: Ukrinform (Person)</text:p>
      <text:p text:style-name="P4">
Publisher: Укринформ (Organization)</text:p>
      <text:p text:style-name="P4">
Published Time: 2023-04-16T16:02:40+03:00</text:p>
      <text:p text:style-name="P4">
Modified Time: 2023-04-16T16:02:40+03:00</text:p>
      <text:p text:style-name="P4">
Description: Турнір проходитиме з 15 по 21 травня. — Укрінформ.</text:p>
      <text:p text:style-name="P4">
Images: ["<text:a xlink:type="simple" xlink:href="https://static.ukrinform.com/photos/2023_04/thumb_files/630_360_1681649852-703.jpg" text:style-name="Internet_20_link" text:visited-style-name="Visited_20_Internet_20_Link">
630_360_16816...</text:a>
"]</text:p>
      <text:p text:style-name="P4">
Tags: ['Світоліна', 'Теніс']</text:p>
      <text:p text:style-name="P4">
Type: Article</text:p>
      <!--METADATA-->
      <text:p text:style-name="P4">
<draw:frame draw:style-name="fr1" draw:name="Image189" text:anchor-type="as-char" svg:width="6.9236in" svg:height="3.956343in" draw:z-index="0">
<draw:image xlink:href="../Images/yкринформ/2023-04-16T16-02-40-03-00/630_360_1681649852-703.jpg" xlink:type="simple" xlink:show="embed" xlink:actuate="onLoad" draw:mime-type="image/jpeg"/>
</draw:frame>
 Турнірпроходитиме з 15 по 21 травня.</text:p>
      <text:p text:style-name="P4">
Українська тенісистка Еліна Світоліна отримала wild card в основну сіткутурніру WTA 125 у Парижі під назвою Trophee Clarins, про це <text:a xlink:type="simple" xlink:href="https://www.instagram.com/stories/elisvitolina/3082142091987701324/" text:style-name="Internet_20_link" text:visited-style-name="Visited_20_Internet_20_Link">
</text:a>
тенісистка у своєму Інстаграмі, передає Укрінформ.</text:p>
      <text:p text:style-name="P4">
Турнір у Франції проходитиме з 15 по 21 травня.</text:p>
      <text:p text:style-name="P4">
Він припадає на другий тиждень змагання WTA 1000 у Римі (9-20 травня), наякому Еліна заявлена за захищеним рейтингом.</text:p>
      <text:p text:style-name="P4">
Потім Світоліна виступить на турнірі WTA 250 у Страсбурзі, який проходитиме з21 до 27 травня.</text:p>
      <text:p text:style-name="P4">
<text:span text:style-name="T4">
Читайте також:</text:span>
 <text:a xlink:type="simple" xlink:href="https://www.ukrinform.ua/rubric-sports/3695546-svitolina-prograla-ignatik-u-drugomu-koli-turniru-itf-u-svejcarii.html" text:style-name="Internet_20_link" text:visited-style-name="Visited_20_Internet_20_Link">
 <text:span text:style-name="T4">
Світоліна</text:span>
 </text:a>
</text:p>
      <text:p text:style-name="P4">
Як повідомляв Укрінформ, після повернення на корт Світоліна зіграла дватурніри, вигравши 2 з 4 матчів.</text:p>
      <text:p text:style-name="P4">
Фото: Getty Image</text:p>
      <text:p text:style-name="P4">
Source: <text:a xlink:type="simple" xlink:href="https://www.ukrinform.ua/rubric-sports/3696681-elina-svitolina-zigrae-na-turniri-wta-125-u-parizi.html" text:style-name="Internet_20_link" text:visited-style-name="Visited_20_Internet_20_Link">
https://www.ukrinform.ua/rubric-sports/3696681-elina-svitolina-zigrae-na-turniri-wta-125-u-parizi.html</text:a>
</text:p>
      <!--NEWS-->
      <text:h text:style-name="P10" text:outline-level="1">
<text:span text:style-name="T4">
Ілля Ковтун здобув «бронзу» на ЧЄ зі спортивної гімнастики</text:span>
</text:h>
      <text:p text:style-name="P4">
Authors: Ukrinform (Person)</text:p>
      <text:p text:style-name="P4">
Publisher: Укринформ (Organization)</text:p>
      <text:p text:style-name="P4">
Published Time: 2023-04-16T16:08:50+03:00</text:p>
      <text:p text:style-name="P4">
Modified Time: 2023-04-16T16:08:50+03:00</text:p>
      <text:p text:style-name="P4">
Description: Українець виграв медаль у вправах на перекладині. — Укрінформ.</text:p>
      <text:p text:style-name="P4">
Images: ["<text:a xlink:type="simple" xlink:href="https://static.ukrinform.com/photos/2023_04/thumb_files/630_360_1681650476-728.jpg" text:style-name="Internet_20_link" text:visited-style-name="Visited_20_Internet_20_Link">
630_360_16816...</text:a>
"]</text:p>
      <text:p text:style-name="P4">
Tags: ['Гімнастика']</text:p>
      <text:p text:style-name="P4">
Type: Article</text:p>
      <!--METADATA-->
      <text:p text:style-name="P4">
<draw:frame draw:style-name="fr1" draw:name="Image190" text:anchor-type="as-char" svg:width="6.9236in" svg:height="3.956343in" draw:z-index="0">
<draw:image xlink:href="../Images/yкринформ/2023-04-16T16-08-50-03-00/630_360_1681650476-728.jpg" xlink:type="simple" xlink:show="embed" xlink:actuate="onLoad" draw:mime-type="image/jpeg"/>
</draw:frame>
 Українецьвиграв медаль у вправах на перекладині.</text:p>
      <text:p text:style-name="P4">
Останнім фіналом чемпіонату Європи зі спортивної гімнастики стали вправи наперекладині, передає Укрінформ.</text:p>
      <text:p text:style-name="P4">
Вісім найкращих спортсменів за результатами кваліфікації отримали можливістьпоборотися за нагороду, серед яких і Ілля Ковтун.</text:p>
      <text:p text:style-name="P4">
19-річний гімнаст відібрався до фіналу з другим результатом серед усіхучасників, отримавши оцінку 14.000 бала. Випередив його лише італієць КарлоМаччіні, тоді як для самого Ковтуна фінал на перекладині став першим у кар'єрісаме на рівні чемпіонатів Європи.</text:p>
      <text:p text:style-name="P4">
Ковтун розпочинав виступи останнім серед всіх учасників. На той момент за14.000 програму виконали хорват Тін Србіч та італієць Маччіні. А ось ще двагімнасти - норвежець Софус Хеггемснес та угорець Крістіан Балаш, які виступалиперед українцем - припустилися хиб під час своїх виступів.</text:p>
      <text:p text:style-name="P4">
Зрештою, Ковтун майже повторив результат у кваліфікації. Попри неідеальнеприземлення, український гімнаст зміг потрапити до топ-3 з результатом 13.966бала.</text:p>
      <text:p text:style-name="P4">
«Срібну» медаль здобув Карло Маччіні з Італії, «золото» - у хорвата ТінаСрбіча.</text:p>
      <text:p text:style-name="P4">
<text:span text:style-name="T4">
Читайте також:</text:span>
 <text:a xlink:type="simple" xlink:href="https://www.ukrinform.ua/rubric-sports/3696652-illa-kovtun-zdobuv-debutne-zoloto-na-ce-zi-sportivnoi-gimnastiki.html" text:style-name="Internet_20_link" text:visited-style-name="Visited_20_Internet_20_Link">
 <text:span text:style-name="T4">
Ковтун</text:span>
 </text:a>
</text:p>
      <text:p text:style-name="P4">
Як повідомляв Укрінформ, український гімнаст вдруге виступав у фіналі узаключний день чемпіонату Європи, перед цим Ковтун став переможцем змагань напаралельних брусах.</text:p>
      <text:p text:style-name="P4">
Фото: Getty Image</text:p>
      <text:p text:style-name="P4">
Source: <text:a xlink:type="simple" xlink:href="https://www.ukrinform.ua/rubric-sports/3696684-illa-kovtun-zdobuv-bronzu-na-ce-zi-sportivnoi-gimnastiki.html" text:style-name="Internet_20_link" text:visited-style-name="Visited_20_Internet_20_Link">
https://www.ukrinform.ua/rubric-sports/3696684-illa-kovtun-zdobuv-bronzu-na-ce-zi-sportivnoi-gimnastiki.html</text:a>
</text:p>
      <!--NEWS-->
      <text:h text:style-name="P10" text:outline-level="1">
<text:span text:style-name="T4">
У коронації Чарльза ІІІ візьмуть участь шість тисяч військовослужбовців</text:span>
</text:h>
      <text:p text:style-name="P4">
Authors: Ukrinform (Person)</text:p>
      <text:p text:style-name="P4">
Publisher: Укринформ (Organization)</text:p>
      <text:p text:style-name="P4">
Published Time: 2023-04-16T16:12:14+03:00</text:p>
      <text:p text:style-name="P4">
Modified Time: 2023-04-16T16:12:14+03:00</text:p>
      <text:p text:style-name="P4">
Description: У коронації британського монарха Чарльза ІІІ візьмуть участь понад 6000 військовослужбовців, що зробить її найбільшою військовою церемоніальною операцією за 70 років. — Укрінформ.</text:p>
      <text:p text:style-name="P4">
Images: ["<text:a xlink:type="simple" xlink:href="https://static.ukrinform.com/photos/2023_04/thumb_files/630_360_1681650592-528.png" text:style-name="Internet_20_link" text:visited-style-name="Visited_20_Internet_20_Link">
630_360_16816...</text:a>
"]</text:p>
      <text:p text:style-name="P4">
Tags: ['Британія', 'Чарльз ІІІ', 'Коронація']</text:p>
      <text:p text:style-name="P4">
Type: Article</text:p>
      <!--METADATA-->
      <text:p text:style-name="P4">
<draw:frame draw:style-name="fr1" draw:name="Image191" text:anchor-type="as-char" svg:width="6.9236in" svg:height="3.956343in" draw:z-index="0">
<draw:image xlink:href="../Images/yкринформ/2023-04-16T16-12-14-03-00/630_360_1681650592-528.png" xlink:type="simple" xlink:show="embed" xlink:actuate="onLoad" draw:mime-type="image/png"/>
</draw:frame>
 Укоронації британського монарха Чарльза ІІІ візьмуть участь понад 6000військовослужбовців, що зробить її найбільшою військовою церемоніальноюоперацією за 70 років.</text:p>
      <text:p text:style-name="P4">
Як передає Укрінформ, про це повідомляє <text:a xlink:type="simple" xlink:href="http://www.bbc.com/news/uk-65286190" text:style-name="Internet_20_link" text:visited-style-name="Visited_20_Internet_20_Link">
</text:a>
 .</text:p>
      <text:p text:style-name="P4">
До процесій у Лондоні приєднаються співробітники з усієї Великої Британії таСпівдружності націй.</text:p>
      <text:p text:style-name="P4">
Тисячі ветеранів також були запрошені спостерігати за коронацією зіспеціального оглядового майданчика. Вони приєднаються до Національної службиохорони Великої Британії на трибуні перед Букінгемським палацом.</text:p>
      <text:p text:style-name="P4">
Перша процесія буде менш масштабною, у ній братимуть участь трохи менш як 200військовослужбовців, які пройдуть маршем до Вестмінстерського абатства. З обохбоків від них буде понад 1000 військовослужбовців армії, флоту та КоролівськихВійськово-повітряних сил.</text:p>
      <text:p text:style-name="P4">
Найбільшою подією дня 6 травня стане коронаційна процесія за участі майже 4000осіб, під час якої король Чарльз ІІІ здійснить історичну подорож відВестмінстерського абатства до Букінгемського палацу.</text:p>
      <text:p text:style-name="P4">
<text:span text:style-name="T4">
Читайте також:</text:span>
 <text:a xlink:type="simple" xlink:href="https://www.ukrinform.ua/rubric-world/3694153-bukingemskij-palac-opriludniv-novi-detali-koronacii-carlza-iii.html" text:style-name="Internet_20_link" text:visited-style-name="Visited_20_Internet_20_Link">
 <text:span text:style-name="T4">
Чарльза</text:span>
 </text:a>
</text:p>
      <text:p text:style-name="P4">
Король Великої Британії обрав коротшу, меншу та різноманітнішу церемонію, ніжпопередня коронація 1953 року, проведена для королеви Єлизавети ІІ, у якійвзяли участь понад 29 000 військових.</text:p>
      <text:p text:style-name="P4">
За межами столиці під час коронації лунатимуть салюти із вогневих станцій у 13місцях, включаючи Единбург, Кардіфф і Белфаст.</text:p>
      <text:p text:style-name="P4">
Музичний супровід для коронації британського монарха будуть створюватидванадцять музикантів, а також композитор Ендрю Ллойд Веббер, який напише гімндля події.</text:p>
      <text:p text:style-name="P4">
<text:span text:style-name="T4">
Читайте також:</text:span>
 <text:a xlink:type="simple" xlink:href="https://www.ukrinform.ua/rubric-world/3691690-na-koronaciu-carlza-iii-zaprosili-majze-dvi-tisaci-osib.html" text:style-name="Internet_20_link" text:visited-style-name="Visited_20_Internet_20_Link">
 <text:span text:style-name="T4">
Чарльза</text:span>
 </text:a>
</text:p>
      <text:p text:style-name="P4">
Як повідомляв Укрінформ, у <text:a xlink:type="simple" xlink:href="https://www.ukrinform.ua/tag-britania" text:style-name="Internet_20_link" text:visited-style-name="Visited_20_Internet_20_Link">
 </text:a>
 почаливипуск нових 10-фунтових банкнот із зображенням короля Чарльза ІІІ.</text:p>
      <text:p text:style-name="P4">
<text:span text:style-name="T5">
Фото: GETTY IMAGES</text:span>
</text:p>
      <text:p text:style-name="P4">
Source: <text:a xlink:type="simple" xlink:href="https://www.ukrinform.ua/rubric-world/3696686-u-koronacii-carlza-iii-vizmut-ucast-sist-tisac-vijskovosluzbovciv.html" text:style-name="Internet_20_link" text:visited-style-name="Visited_20_Internet_20_Link">
https://www.ukrinform.ua/rubric-world/3696686-u-koronacii-carlza-iii-vizmut-ucast-sist-tisac-vijskovosluzbovciv.html</text:a>
</text:p>
      <!--NEWS-->
      <text:h text:style-name="P10" text:outline-level="1">
<text:span text:style-name="T4">
У Судані внаслідок сутичок загинули й зазнали поранень співробіники ООН</text:span>
</text:h>
      <text:p text:style-name="P4">
Authors: Ukrinform (Person)</text:p>
      <text:p text:style-name="P4">
Publisher: Укринформ (Organization)</text:p>
      <text:p text:style-name="P4">
Published Time: 2023-04-16T16:19:00+03:00</text:p>
      <text:p text:style-name="P4">
Modified Time: 2023-04-16T16:19:00+03:00</text:p>
      <text:p text:style-name="P4">
Description: Серед загиблих під час сутичок між збройними силами та воєнізованими силами швидкої підтримки Судану (RSF) виявили трьох співробітників Всесвітньої продовольчої програми (WFP) при ООН, ще двоє отримали поранення. — Укрінформ.</text:p>
      <text:p text:style-name="P4">
Images: ["<text:a xlink:type="simple" xlink:href="https://static.ukrinform.com/photos/2019_04/thumb_files/630_360_1555076910-749.jpg" text:style-name="Internet_20_link" text:visited-style-name="Visited_20_Internet_20_Link">
630_360_15550...</text:a>
"]</text:p>
      <text:p text:style-name="P4">
Tags: ['ООН', 'Стрілянина', 'Судан', 'Сутички']</text:p>
      <text:p text:style-name="P4">
Type: Article</text:p>
      <!--METADATA-->
      <text:p text:style-name="P4">
<draw:frame draw:style-name="fr1" draw:name="Image192" text:anchor-type="as-char" svg:width="6.9236in" svg:height="3.956343in" draw:z-index="0">
<draw:image xlink:href="../Images/yкринформ/2023-04-16T16-19-00-03-00/630_360_1555076910-749.jpg" xlink:type="simple" xlink:show="embed" xlink:actuate="onLoad" draw:mime-type="image/jpeg"/>
</draw:frame>
 Середзагиблих під час сутичок між збройними силами та воєнізованими силами швидкоїпідтримки Судану (RSF) виявили трьох співробітників Всесвітньої продовольчоїпрограми (WFP) при ООН, ще двоє отримали поранення.</text:p>
      <text:p text:style-name="P4">
Як передає Укрінформ, про це йдеться у <text:a xlink:type="simple" xlink:href="https://www.wfp.org/news/statement-wfp-executive-director-developments-sudan" text:style-name="Internet_20_link" text:visited-style-name="Visited_20_Internet_20_Link">
 </text:a>
 виконавчої директорки WFP СіндіМаккейн.</text:p>
      <text:p text:style-name="P4">
«Я обурена трагічною смертю трьох співробітників WFP у суботу, 15 квітня, підчас сутичок в Кабкабії, Північний Дарфур, під час виконання своїх обов’язків зпорятунку життя на передовій глобальної кризи голоду. У тому ж інцидентіпостраждали також двоє співробітників WFP», - заявила вона.</text:p>
      <text:p text:style-name="P4">
За словами Маккейн, гуманітарні працівники є нейтральними і ніколи не повиннібути мішенню. «Загрози нашим командам унеможливлюють безпечну та ефективнуроботу в країні та виконання важливої роботи WFP. Поки ми розглядаємо розвитокситуації з безпекою, ми змушені тимчасово припинити всі операції в Судані», -додала вона.</text:p>
      <text:p text:style-name="P4">
<text:span text:style-name="T4">
Читайте також:</text:span>
 <text:a xlink:type="simple" xlink:href="https://www.ukrinform.ua/rubric-world/3696525-u-sudani-kilkist-zertv-suticok-zrosla-do-56-poranenih-ponad-piv-tisaci.html" text:style-name="Internet_20_link" text:visited-style-name="Visited_20_Internet_20_Link">
 <text:span text:style-name="T4">
Судан</text:span>
 </text:a>
</text:p>
      <text:p text:style-name="P4">
<text:a xlink:type="simple" xlink:href="https://www.bbc.com/news/live/world-africa-65285254" text:style-name="Internet_20_link" text:visited-style-name="Visited_20_Internet_20_Link">
 </text:a>
 зазначає, що троєпрацівників WFP загинули в суботу після того, як між воєнізованимиформуваннями Сил швидкої підтримки (RSF) і збройними силами сталася стрілянинана військовій базі в Кабкабії на заході країни.</text:p>
      <text:p text:style-name="P4">
<text:span text:style-name="T4">
Читайте також:</text:span>
 <text:a xlink:type="simple" xlink:href="https://www.ukrinform.ua/rubric-world/3696462-gensek-oon-zasudzue-bojovi-dii-v-sudani.html" text:style-name="Internet_20_link" text:visited-style-name="Visited_20_Internet_20_Link">
 <text:span text:style-name="T4">
Судан</text:span>
 </text:a>
</text:p>
      <text:p text:style-name="P4">
Як повідомляв Укрінформ, 15 квітня після кількох днів напруженості між армієюСудану та Силами швидкого реагування (RSF) в Хартумі пролунали вибухи й <text:a xlink:type="simple" xlink:href="https://www.ukrinform.ua/tag-strilanina" text:style-name="Internet_20_link" text:visited-style-name="Visited_20_Internet_20_Link">
</text:a>
 . Суперечка зосереджена навколозапропонованого переходу країни до цивільного правління.</text:p>
      <text:p text:style-name="P4">
За останніми даними, загинули щонайменше 56 людей, 595 зазнали поранень.</text:p>
      <text:p text:style-name="P4">
Source: <text:a xlink:type="simple" xlink:href="https://www.ukrinform.ua/rubric-world/3696692-u-sudani-vnaslidok-suticok-zaginuli-j-zaznali-poranen-spivrobiniki-oon.html" text:style-name="Internet_20_link" text:visited-style-name="Visited_20_Internet_20_Link">
https://www.ukrinform.ua/rubric-world/3696692-u-sudani-vnaslidok-suticok-zaginuli-j-zaznali-poranen-spivrobiniki-oon.html</text:a>
</text:p>
      <!--NEWS-->
      <text:h text:style-name="P10" text:outline-level="1">
<text:span text:style-name="T4">
Сили оборони знищили спостережний пункт росіян на дніпровських островах</text:span>
</text:h>
      <text:p text:style-name="P4">
Authors: Ukrinform (Person)</text:p>
      <text:p text:style-name="P4">
Publisher: Укринформ (Organization)</text:p>
      <text:p text:style-name="P4">
Published Time: 2023-04-16T16:26:00+03:00</text:p>
      <text:p text:style-name="P4">
Modified Time: 2023-04-16T16:26:00+03:00</text:p>
      <text:p text:style-name="P4">
Description: На півдні Сили оборони України знищили спостережний пункт російських загарбників, розташований на островах. — Укрінформ.</text:p>
      <text:p text:style-name="P4">
Images: ["<text:a xlink:type="simple" xlink:href="https://static.ukrinform.com/photos/2022_09/thumb_files/630_360_1662821775-396.jpg" text:style-name="Internet_20_link" text:visited-style-name="Visited_20_Internet_20_Link">
630_360_16628...</text:a>
"]</text:p>
      <text:p text:style-name="P4">
Tags: ['Херсонщина', 'ЗСУ', 'Війна з росією', 'Південь України']</text:p>
      <text:p text:style-name="P4">
Type: Article</text:p>
      <!--METADATA-->
      <text:p text:style-name="P4">
<draw:frame draw:style-name="fr1" draw:name="Image193" text:anchor-type="as-char" svg:width="6.9236in" svg:height="3.956343in" draw:z-index="0">
<draw:image xlink:href="../Images/yкринформ/2023-04-16T16-26-00-03-00/630_360_1662821775-396.jpg" xlink:type="simple" xlink:show="embed" xlink:actuate="onLoad" draw:mime-type="image/jpeg"/>
</draw:frame>
 На півдніСили оборони України знищили спостережний пункт російських загарбників,розташований на островах.</text:p>
      <text:p text:style-name="P4">
Про це оперативне командування "Південь" повідомило у <text:a xlink:type="simple" xlink:href="https://www.facebook.com/OperationalCommandSouth/posts/pfbid021jHiUN9xkiAYArVCgooTwDFEXajWi64DAozFrg1HP9eU3ZYL6xFCf2osxxfgPXX5l" text:style-name="Internet_20_link" text:visited-style-name="Visited_20_Internet_20_Link">
</text:a>
, передає Укрінформ.</text:p>
      <text:p text:style-name="P4">
Як зазначається, українська авіація завдала два удари по місцях зосередженняживої сили й техніки росіян у Каховському та Скадовському районах Херсонськоїобласті.</text:p>
      <text:p text:style-name="P4">
Ракетно-артилерійські підрозділи Сил оборони в результаті виконання вогневихзавдань ліквідували десятьох російських військових, 13 одиниць озброєння татехніки ворога, зокрема два безпілотні розвідники, чотири артилерійськіустановки, один танк Т-72 і шість бронемашин.</text:p>
      <text:p text:style-name="P4">
<text:span text:style-name="T4">
Читайте також:</text:span>
 <text:a xlink:type="simple" xlink:href="https://www.ukrinform.ua/rubric-ato/3696625-na-harkivsini-prikordonniki-znisili-vorozij-bezpilotnik.html" text:style-name="Internet_20_link" text:visited-style-name="Visited_20_Internet_20_Link">
 </text:a>
</text:p>
      <text:p text:style-name="P4">
У зоні відповідальності Сил оборони півдня минулої доби фіксувалося підвищененапруження й активізація ворожих <text:a xlink:type="simple" xlink:href="https://www.ukrinform.ua/tag-obstril" text:style-name="Internet_20_link" text:visited-style-name="Visited_20_Internet_20_Link">
 </text:a>
 .</text:p>
      <text:p text:style-name="P4">
"Підтверджуючи свою терористичну сутність, окупаційні війська посилиливогневий та психологічний тиск на цивільне населення прифронтових тадеокупованих територій", — зауважили в командуванні.</text:p>
      <text:p text:style-name="P4">
Зокрема, російська авіація тричі атакувала Бериславський район Херсонськоїобласті, застосовуючи керовані авіаційні бомби й протирадіолокаційні ракети.</text:p>
      <text:p text:style-name="P4">
<text:span text:style-name="T4">
Читайте також:</text:span>
 <text:a xlink:type="simple" xlink:href="https://www.ukrinform.ua/rubric-ato/3696636-za-dobu-v-rajoni-bahmuta-zsu-znisili-121-zagarbnika.html" text:style-name="Internet_20_link" text:visited-style-name="Visited_20_Internet_20_Link">
 </text:a>
</text:p>
      <text:p text:style-name="P4">
Загарбники продовжують нищити промислові потужності регіону, бити посільськогосподарських угіддях. Намагаючись тероризувати тилові визволенітериторії, росіяни поновили практику застосування зенітно-ракетних системС-300 по наземних об’єктах.</text:p>
      <text:p text:style-name="P4">
Як повідомляв Укрінформ, 15 квітня російська армія 70 разів <text:a xlink:type="simple" xlink:href="https://www.ukrinform.ua/rubric-regions/3696581-rosiani-za-dobu-atakuvali-visim-oblastej-ukraini-zvedenna-ova.html" text:style-name="Internet_20_link" text:visited-style-name="Visited_20_Internet_20_Link">
</text:a>
 , випустивши 419 снарядів. Зокрема,з артилерії ворог ударив по Таврійському мікрорайону Херсона, влучивши потериторії біля освітнього закладу. Унаслідок обстрілу загинули 48-річна жінката її 28-річна донька.</text:p>
      <text:p text:style-name="P4">
У Новоолександрівській громаді 18-річний хлопець дістав осколкові пораненнячерез вибух ручного гранатомета.</text:p>
      <text:p text:style-name="P4">
<text:a xlink:type="simple" xlink:href="https://www.ukrinform.ua/rubric-ato/3696503-na-mikolaivsini-vnaslidok-obstrilu-zaginuli-dvoe-pidlitkiv.html" text:style-name="Internet_20_link" text:visited-style-name="Visited_20_Internet_20_Link">
 </text:a>
 15 квітня росіяни обстріляли населенийпункт Горохівської громади Баштанського району, пошкодивши будівлі дитячогосадка та клубу. У ніч на 16 квітня ракетного удару загарбники завдали поСнігурівській громаді, убивши двох підлітків.</text:p>
      <text:p text:style-name="P4">
Source: <text:a xlink:type="simple" xlink:href="https://www.ukrinform.ua/rubric-ato/3696696-sili-oboroni-znisili-spostereznij-punkt-rosian-na-dniprovskih-ostrovah.html" text:style-name="Internet_20_link" text:visited-style-name="Visited_20_Internet_20_Link">
https://www.ukrinform.ua/rubric-ato/3696696-sili-oboroni-znisili-spostereznij-punkt-rosian-na-dniprovskih-ostrovah.html</text:a>
</text:p>
      <!--NEWS-->
      <text:h text:style-name="P10" text:outline-level="1">
<text:span text:style-name="T4">
Kharkiv, Kharkivska Oblast(22:33). Red Alert: aerial threat. Sirens sounding. Take cover now!</text:span>
</text:h>
      <text:p text:style-name="P4">
Authors: liveuamap (Language: en)</text:p>
      <text:p text:style-name="P4">
Time: 2023-04-16T16:34:00</text:p>
      <text:p text:style-name="P4">
Location: Kharkiv (Latitude:49.97991 Longtitude:36.25286)</text:p>
      <text:p text:style-name="P4">
Videos: []</text:p>
      <text:p text:style-name="P4">
Images: []</text:p>
      <text:p text:style-name="P4">
Tags: ["Europe", "Central and Eastern Europe"]</text:p>
      <text:p text:style-name="P4">
ID: 22556584</text:p>
      <!--METADATA-->
      <text:p text:style-name="P4">
Kharkiv, Kharkivska Oblast(22:33). Red Alert: aerial threat. Sirens sounding.Take cover now!</text:p>
      <text:p text:style-name="P4">
News Collection Link: <text:a xlink:type="simple" xlink:href="https://liveuamap.com/en/2023/16-april-kharkiv-kharkivska-oblast2233-red-alg" text:style-name="Internet_20_link" text:visited-style-name="Visited_20_Internet_20_Link">
https://liveuamap.com/en/2023/16-april-kharkiv-kharkivska-oblast2233-red-alg</text:a>
</text:p>
      <text:p text:style-name="P4">
Source: <text:a xlink:type="simple" xlink:href="https://t.me/suspilnekharkiv/23938" text:style-name="Internet_20_link" text:visited-style-name="Visited_20_Internet_20_Link">
https://t.me/suspilnekharkiv/23938</text:a>
</text:p>
      <!--NEWS-->
      <text:h text:style-name="P10" text:outline-level="1">
<text:span text:style-name="T4">
Poltavska Oblast(22:33). Red Alert: aerial threat. Sirens sounding. Take cover now!</text:span>
</text:h>
      <text:p text:style-name="P4">
Authors: liveuamap (Language: en)</text:p>
      <text:p text:style-name="P4">
Time: 2023-04-16T16:35:00</text:p>
      <text:p text:style-name="P4">
Location: Poltavska Oblast (Latitude:49.4758 Longtitude:33.81953)</text:p>
      <text:p text:style-name="P4">
Videos: []</text:p>
      <text:p text:style-name="P4">
Images: []</text:p>
      <text:p text:style-name="P4">
Tags: ["Europe", "Central and Eastern Europe"]</text:p>
      <text:p text:style-name="P4">
ID: 22556585</text:p>
      <!--METADATA-->
      <text:p text:style-name="P4">
Poltavska Oblast(22:33). Red Alert: aerial threat. Sirens sounding. Take covernow!</text:p>
      <text:p text:style-name="P4">
News Collection Link: <text:a xlink:type="simple" xlink:href="https://liveuamap.com/en/2023/16-april-poltavska-oblast2233-red-alert-aeriag" text:style-name="Internet_20_link" text:visited-style-name="Visited_20_Internet_20_Link">
https://liveuamap.com/en/2023/16-april-poltavska-oblast2233-red-alert-aeriag</text:a>
</text:p>
      <text:p text:style-name="P4">
Source: <text:a xlink:type="simple" xlink:href="https://t.me/suspilnepoltava/10801" text:style-name="Internet_20_link" text:visited-style-name="Visited_20_Internet_20_Link">
https://t.me/suspilnepoltava/10801</text:a>
</text:p>
      <!--NEWS-->
      <text:h text:style-name="P10" text:outline-level="1">
<text:span text:style-name="T4">
Sumska Oblast, Donetsk Oblast, Zaporizka Oblast, Dnipro, Dnipropetrovska Oblast(22:34). Red A...</text:span>
</text:h>
      <text:p text:style-name="P4">
Authors: liveuamap (Language: en)</text:p>
      <text:p text:style-name="P4">
Time: 2023-04-16T16:36:00</text:p>
      <text:p text:style-name="P4">
Location: Sumska Oblast (Latitude:50.9988 Longtitude:33.99906)</text:p>
      <text:p text:style-name="P4">
Videos: []</text:p>
      <text:p text:style-name="P4">
Images: []</text:p>
      <text:p text:style-name="P4">
Tags: ["Europe", "Central and Eastern Europe"]</text:p>
      <text:p text:style-name="P4">
ID: 22556586</text:p>
      <!--METADATA-->
      <text:p text:style-name="P4">
Sumska Oblast, Donetsk Oblast, Zaporizka Oblast, Dnipro, DnipropetrovskaOblast(22:34). Red Alert: aerial threat. Sirens sounding. Take cover now!</text:p>
      <text:p text:style-name="P4">
News Collection Link: <text:a xlink:type="simple" xlink:href="https://liveuamap.com/en/2023/16-april-sumska-oblast-donetsk-oblast-zaporizg" text:style-name="Internet_20_link" text:visited-style-name="Visited_20_Internet_20_Link">
https://liveuamap.com/en/2023/16-april-sumska-oblast-donetsk-oblast-zaporizg</text:a>
</text:p>
      <text:p text:style-name="P4">
Source: <text:a xlink:type="simple" xlink:href="https://t.me/air_alert_ua/43191" text:style-name="Internet_20_link" text:visited-style-name="Visited_20_Internet_20_Link">
https://t.me/air_alert_ua/43191</text:a>
</text:p>
      <!--NEWS-->
      <text:h text:style-name="P10" text:outline-level="1">
<text:span text:style-name="T4">
Через нічну атаку ворога в Запоріжжі пошкоджені чотири багатоповерхівки</text:span>
</text:h>
      <text:p text:style-name="P4">
Authors: Ukrinform (Person)</text:p>
      <text:p text:style-name="P4">
Publisher: Укринформ (Organization)</text:p>
      <text:p text:style-name="P4">
Published Time: 2023-04-16T16:39:00+03:00</text:p>
      <text:p text:style-name="P4">
Modified Time: 2023-04-16T16:39:00+03:00</text:p>
      <text:p text:style-name="P4">
Description: Унаслідок нічної ворожої атаки на Запоріжжя пошкоджено чотири багатоповерхівки. — Укрінформ.</text:p>
      <text:p text:style-name="P4">
Images: ["<text:a xlink:type="simple" xlink:href="https://static.ukrinform.com/photos/2023_04/thumb_files/630_360_1681652417-385.jpg" text:style-name="Internet_20_link" text:visited-style-name="Visited_20_Internet_20_Link">
630_360_16816...</text:a>
"]</text:p>
      <text:p text:style-name="P4">
Tags: None</text:p>
      <text:p text:style-name="P4">
Type: Article</text:p>
      <!--METADATA-->
      <text:p text:style-name="P4">
<draw:frame draw:style-name="fr1" draw:name="Image194" text:anchor-type="as-char" svg:width="6.9236in" svg:height="3.956343in" draw:z-index="0">
<draw:image xlink:href="../Images/yкринформ/2023-04-16T16-39-00-03-00/630_360_1681652417-385.jpg" xlink:type="simple" xlink:show="embed" xlink:actuate="onLoad" draw:mime-type="image/jpeg"/>
</draw:frame>
 Унаслідокнічної ворожої атаки на Запоріжжя пошкоджено чотири багатоповерхівки.</text:p>
      <text:p text:style-name="P4">
Про це в <text:a xlink:type="simple" xlink:href="http://t.me/kurtievofficial/10148" text:style-name="Internet_20_link" text:visited-style-name="Visited_20_Internet_20_Link">
 </text:a>
 повідомляє в.о міськогоголови Запоріжжя Анатолій Куртєв, передає Укрінформ.</text:p>
      <text:p text:style-name="P4">
"Цієї ночі під час ворожого ракетного обстрілу міста вибуховою хвилею булопошкоджено 4 багатоповерхових будинки – в них повилітали квартирні тапідʼїздні шибки", - йдеться у дописі.</text:p>
      <text:p text:style-name="P4">
З самого ранку комунальники Муніципальної аварійної служби «Запоріжремсервісу»приступили до ліквідації наслідків ворожої атаки. На цей час фахівці вжевиконали усі роботи та закрили усі вибиті вікна (до яких мали доступ) плитамиOSB. Усі ремонтні матеріали були використані з міського резерву.</text:p>
      <text:p text:style-name="P4">
<text:span text:style-name="T4">
Читайте також:</text:span>
 <text:a xlink:type="simple" xlink:href="https://www.ukrinform.ua/rubric-ato/3696661-zagarbniki-znovu-obstrilali-herson-i-berislav.html" text:style-name="Internet_20_link" text:visited-style-name="Visited_20_Internet_20_Link">
 <text:span text:style-name="T4">
обстріл</text:span>
 </text:a>
</text:p>
      <text:p text:style-name="P4">
Як повідомлялось, уночі <text:a xlink:type="simple" xlink:href="https://www.ukrinform.ua/rubric-ato/3696483-rosiani-zavdali-masovanogo-udaru-po-zaporizkij-oblasti-poskodzena-cerkva.html" text:style-name="Internet_20_link" text:visited-style-name="Visited_20_Internet_20_Link">
 </text:a>
 .</text:p>
      <text:p text:style-name="P4">
Source: <text:a xlink:type="simple" xlink:href="https://www.ukrinform.ua/rubric-regions/3696695-cerez-nicnu-ataku-voroga-v-zaporizzi-poskodzeni-cotiri-bagatopoverhivki.html" text:style-name="Internet_20_link" text:visited-style-name="Visited_20_Internet_20_Link">
https://www.ukrinform.ua/rubric-regions/3696695-cerez-nicnu-ataku-voroga-v-zaporizzi-poskodzeni-cotiri-bagatopoverhivki.html</text:a>
</text:p>
      <!--NEWS-->
      <text:h text:style-name="P10" text:outline-level="1">
<text:span text:style-name="T4">
Протест на потязі: в Австралії затримали 50 екоактивістів, які скидали з вагонів вугілля</text:span>
</text:h>
      <text:p text:style-name="P4">
Authors: Ukrinform (Person)</text:p>
      <text:p text:style-name="P4">
Publisher: Укринформ (Organization)</text:p>
      <text:p text:style-name="P4">
Published Time: 2023-04-16T16:53:00+03:00</text:p>
      <text:p text:style-name="P4">
Modified Time: 2023-04-16T16:53:00+03:00</text:p>
      <text:p text:style-name="P4">
Description: Австралійська поліція затримала близько пів сотні кліматичних активістів після того, як протестувальники залізли на потяг з вугіллям і почали скидати на землю вантаж із вагонів. — Укрінформ.</text:p>
      <text:p text:style-name="P4">
Images: ["<text:a xlink:type="simple" xlink:href="https://static.ukrinform.com/photos/2023_04/thumb_files/630_360_1681649954-126.jpg" text:style-name="Internet_20_link" text:visited-style-name="Visited_20_Internet_20_Link">
630_360_16816...</text:a>
"]</text:p>
      <text:p text:style-name="P4">
Tags: ['Австралія', 'Потяг', 'Протест', 'Вугілля']</text:p>
      <text:p text:style-name="P4">
Type: Article</text:p>
      <!--METADATA-->
      <text:p text:style-name="P4">
<draw:frame draw:style-name="fr1" draw:name="Image195" text:anchor-type="as-char" svg:width="6.9236in" svg:height="3.956343in" draw:z-index="0">
<draw:image xlink:href="../Images/yкринформ/2023-04-16T16-53-00-03-00/630_360_1681649954-126.jpg" xlink:type="simple" xlink:show="embed" xlink:actuate="onLoad" draw:mime-type="image/jpeg"/>
</draw:frame>
Австралійська поліція затримала близько пів сотні кліматичних активістів післятого, як протестувальники залізли на потяг з вугіллям і почали скидати наземлю вантаж із вагонів.</text:p>
      <text:p text:style-name="P4">
Як передає Укрінформ, про це повідомляє <text:a xlink:type="simple" xlink:href="https://www.bbc.com/news/world-australia-65292695" text:style-name="Internet_20_link" text:visited-style-name="Visited_20_Internet_20_Link">
 </text:a>
 .</text:p>
      <text:p text:style-name="P4">
Активісти зупинили потяг біля великого терміналу експорту <text:a xlink:type="simple" xlink:href="https://www.ukrinform.ua/tag-vugilla" text:style-name="Internet_20_link" text:visited-style-name="Visited_20_Internet_20_Link">
</text:a>
 у Ньюкаслі, що у штаті Новий ПівденнийВельс.</text:p>
      <text:p text:style-name="P4">
Протестна група з руху Rising Tide заявила, що вимагає скасування всіх новихвугільних проєктів.</text:p>
      <text:p text:style-name="P4">
Зазначається, що нині Австралія є найбільшим у світі експортером вугілля, іпитання зміни клімату викликає в країні величезні розбіжності.</text:p>
      <text:p text:style-name="P4">
У заяві Rising Tide йдеться, що 20 членів групи піднялися на поїзд, щоброзвантажити вугілля за допомогою лопат, а ще 30 надали їм підтримку.</text:p>
      <text:p text:style-name="P4">
<text:span text:style-name="T4">
Читайте також:</text:span>
 <text:a xlink:type="simple" xlink:href="https://www.ukrinform.ua/rubric-world/3680332-ekoaktivisti-oblili-farbou-pamatnik-u-milani.html" text:style-name="Internet_20_link" text:visited-style-name="Visited_20_Internet_20_Link">
 <text:span text:style-name="T4">
Екоактивісти</text:span>
 </text:a>
</text:p>
      <text:p text:style-name="P4">
Своєю чергою поліція заявила, що 47 активістам висунули обвинувачення у«порушеннях, пов’язаних із залізничним коридором». Вони були звільнені післятого, як їм видали повістку про виклик до суду.</text:p>
      <text:p text:style-name="P4">
Як повідомляв <text:a xlink:type="simple" xlink:href="https://www.ukrinform.ua/rubric-world/3690319-ekoaktivisti-zalili-cornou-ridinou-znamenitij-fontan-u-rimi.html" text:style-name="Internet_20_link" text:visited-style-name="Visited_20_Internet_20_Link">
 </text:a>
 , у Римі троє екологічнихактивістів з руху Ultima Generazione ("Останнє покоління") 1 квітня залиличорною рідиною знаменитий фонтан Баркачча.</text:p>
      <text:p text:style-name="P4">
<text:span text:style-name="T5">
Фото: RISINGTIDEAUSTRALIA/TWITTER</text:span>
</text:p>
      <text:p text:style-name="P4">
Source: <text:a xlink:type="simple" xlink:href="https://www.ukrinform.ua/rubric-world/3696682-protest-na-potazi-v-avstralii-zatrimali-50-ekoaktivistiv-aki-skidali-z-vagoniv-vugilla.html" text:style-name="Internet_20_link" text:visited-style-name="Visited_20_Internet_20_Link">
https://www.ukrinform.ua/rubric-world/3696682-protest-na-potazi-v-avstralii-zatrimali-50-ekoaktivistiv-aki-skidali-z-vagoniv-vugilla.html</text:a>
</text:p>
      <!--NEWS-->
      <text:h text:style-name="P10" text:outline-level="1">
<text:span text:style-name="T4">
В Єврокомісії розкритикували рішення Польщі та Угорщини щодо заборони імпорту зерна з України</text:span>
</text:h>
      <text:p text:style-name="P4">
Authors: Ukrinform (Person)</text:p>
      <text:p text:style-name="P4">
Publisher: Укринформ (Organization)</text:p>
      <text:p text:style-name="P4">
Published Time: 2023-04-16T16:58:00+03:00</text:p>
      <text:p text:style-name="P4">
Modified Time: 2023-04-16T16:58:00+03:00</text:p>
      <text:p text:style-name="P4">
Description: Європейська комісія (ЄК) вважає неприйнятними односторонні торговельні рішення Польщі та Угорщини, які заборонили імпорт українського зерна та інших сільськогосподарських продуктів. — Укрінформ.</text:p>
      <text:p text:style-name="P4">
Images: ["<text:a xlink:type="simple" xlink:href="https://static.ukrinform.com/photos/2016_05/thumb_files/630_360_1462365899-2256.jpg" text:style-name="Internet_20_link" text:visited-style-name="Visited_20_Internet_20_Link">
630_360_14623...</text:a>
"]</text:p>
      <text:p text:style-name="P4">
Tags: ['Єврокомісія', 'Польща', 'Угорщина', 'Зерно']</text:p>
      <text:p text:style-name="P4">
Type: Article</text:p>
      <!--METADATA-->
      <text:p text:style-name="P4">
<draw:frame draw:style-name="fr1" draw:name="Image196" text:anchor-type="as-char" svg:width="6.9236in" svg:height="3.956343in" draw:z-index="0">
<draw:image xlink:href="../Images/yкринформ/2023-04-16T16-58-00-03-00/630_360_1462365899-2256.jpg" xlink:type="simple" xlink:show="embed" xlink:actuate="onLoad" draw:mime-type="image/jpeg"/>
</draw:frame>
Європейська комісія (ЄК) вважає неприйнятними односторонні торговельні рішенняПольщі та Угорщини, які заборонили імпорт українського зерна та іншихсільськогосподарських продуктів.</text:p>
      <text:p text:style-name="P4">
Як передає Укрінформ, про це йдеться у надісланій <text:a xlink:type="simple" xlink:href="http://www.reuters.com/world/europe/polish-ban-ukrainian-grain-food-imports-apply-transit-says-minister-2023-04-16/" text:style-name="Internet_20_link" text:visited-style-name="Visited_20_Internet_20_Link">
</text:a>
 заяві від речника ЄК.</text:p>
      <text:p text:style-name="P4">
«Ми знаємо про заяви Польщі та Угорщини щодо заборони імпорту зерна та іншоїсільськогосподарської продукції з України. У цьому контексті важливопідкреслити, що торговельна політика є виключною компетенцією <text:a xlink:type="simple" xlink:href="https://www.ukrinform.ua/tag-evrosouz" text:style-name="Internet_20_link" text:visited-style-name="Visited_20_Internet_20_Link">
</text:a>
 , тому односторонні дії єнеприйнятними», - йдеться у заяві.</text:p>
      <text:p text:style-name="P4">
Речник ЄК додав, що у такі складні часи вкрай важливо координувати таузгоджувати всі рішення всередині ЄС.</text:p>
      <text:p text:style-name="P4">
<text:span text:style-name="T4">
Читайте також:</text:span>
 <text:a xlink:type="simple" xlink:href="https://www.ukrinform.ua/rubric-economy/3694846-protesti-proti-eksportu-ukrainskogo-zerna-v-es-maut-politicnij-harakter-ekspert.html" text:style-name="Internet_20_link" text:visited-style-name="Visited_20_Internet_20_Link">
 <text:span text:style-name="T4">
Протести</text:span>
 <text:span text:style-name="T4">
проти</text:span>
 <text:span text:style-name="T4">
експорту</text:span>
 <text:span text:style-name="T4">
українського</text:span>
<text:span text:style-name="T4">
зерна</text:span>
 <text:span text:style-name="T4">
мають</text:span>
 <text:span text:style-name="T4">
політичний</text:span>
 <text:span text:style-name="T4">
характер</text:span>
 <text:span text:style-name="T4">
експерт</text:span>
</text:a>
</text:p>
      <text:p text:style-name="P4">
Як повідомляв Укрінформ, Угорщина слідом за Польщею тимчасово <text:a xlink:type="simple" xlink:href="https://www.ukrinform.ua/rubric-economy/3696505-ugorsina-zaboronila-import-agroprodukcii-z-ukraini.html" text:style-name="Internet_20_link" text:visited-style-name="Visited_20_Internet_20_Link">
</text:a>
 на імпорт зерна та олійних культур з України.</text:p>
      <text:p text:style-name="P4">
Польські аграрії упродовж останніх кількох місяців проводили масові акціїпротесту, виступаючи проти перевезення через територію Польщі до третіх країнукраїнської агропродукції. Вони підкреслювали, що значна частина українськогозерна не перевозиться транзитом далі, а осідає в Польщі, знижуючи тим самимзакупівельні ціни в РП на збіжжя польських аграріїв. Під тиском фермерів урядПольщі звернувся до Єврокомісії про відмову від нульового мита на українськуагропродукцію. Утім Єврокомісія не виконала головну вимогу польських аграріївпро введення мита на українські товари сільськогосподарського призначення іпродовжила ще на рік, до 5 червня 2024 року, угоду про безмитне ввезеннятоварів з України.</text:p>
      <text:p text:style-name="P4">
5 квітня на тлі кризи з українським збіжжям у відставку подав попереднійміністр сільського господарства Польщі Генрик Ковальчик. На його місце булопризначено Роберта Телуса, який того ж дня зібрав міжвідомчий кризовий штабщодо розв'язання проблеми з напливом на польський ринок українського збіжжя.</text:p>
      <text:p text:style-name="P4">
Президент України Володимир Зеленський під час офіційного візиту до Польщі 5квітня обговорив це питання з прем'єр-міністром Польщі Матеушем Моравецьким.Після цього під час брифінгу для ЗМІ він заявив, що <text:a xlink:type="simple" xlink:href="https://www.ukrinform.ua/rubric-economy/3692141-problemi-polskih-fermeriv-zelenskij-zapevnae-so-pitanna-virisat-u-najblizci-dnitizni.html" text:style-name="Internet_20_link" text:visited-style-name="Visited_20_Internet_20_Link">
</text:a>
</text:p>
      <text:p text:style-name="P4">
Під час зустрічі 7 квітня на кордоні з польським колегою Телусом міністраграрної політики та продовольства України Сольський заявив, що Українапризупинить до нового сезону експорт у Польщу пшениці, кукурудзи, ріпаку ісоняшнику.</text:p>
      <text:p text:style-name="P4">
Source: <text:a xlink:type="simple" xlink:href="https://www.ukrinform.ua/rubric-economy/3696699-v-evrokomisii-rozkritikuvali-risenna-polsi-ta-ugorsini-sodo-zaboroni-importu-zerna-z-ukraini.html" text:style-name="Internet_20_link" text:visited-style-name="Visited_20_Internet_20_Link">
https://www.ukrinform.ua/rubric-economy/3696699-v-evrokomisii-rozkritikuvali-risenna-polsi-ta-ugorsini-sodo-zaboroni-importu-zerna-z-ukraini.html</text:a>
</text:p>
      <!--NEWS-->
      <text:h text:style-name="P10" text:outline-level="1">
<text:span text:style-name="T4">
Повітряні сили фіксують активність близько 20 російських літаків - Ігнат</text:span>
</text:h>
      <text:p text:style-name="P4">
Authors: Ukrinform (Person)</text:p>
      <text:p text:style-name="P4">
Publisher: Укринформ (Organization)</text:p>
      <text:p text:style-name="P4">
Published Time: 2023-04-16T16:59:00+03:00</text:p>
      <text:p text:style-name="P4">
Modified Time: 2023-04-16T16:59:00+03:00</text:p>
      <text:p text:style-name="P4">
Description: У неділю, 16 квітня, Повітряні сили ЗСУ фіксують активність близько 20 російських літаків. — Укрінформ.</text:p>
      <text:p text:style-name="P4">
Images: ["<text:a xlink:type="simple" xlink:href="https://static.ukrinform.com/photos/2023_03/thumb_files/630_360_1678116073-288.jpg" text:style-name="Internet_20_link" text:visited-style-name="Visited_20_Internet_20_Link">
630_360_16781...</text:a>
"]</text:p>
      <text:p text:style-name="P4">
Tags: ['Авіація', 'Повітряні сили ЗСУ', 'Війна з росією', 'Єдині новини']</text:p>
      <text:p text:style-name="P4">
Type: Article</text:p>
      <!--METADATA-->
      <text:p text:style-name="P4">
<draw:frame draw:style-name="fr1" draw:name="Image197" text:anchor-type="as-char" svg:width="6.9236in" svg:height="3.956343in" draw:z-index="0">
<draw:image xlink:href="../Images/yкринформ/2023-04-16T16-59-00-03-00/630_360_1678116073-288.jpg" xlink:type="simple" xlink:show="embed" xlink:actuate="onLoad" draw:mime-type="image/jpeg"/>
</draw:frame>
 У неділю,16 квітня, Повітряні сили ЗСУ фіксують активність близько 20 російськихлітаків.</text:p>
      <text:p text:style-name="P4">
Як повідомляє кореспондент Укрінформу, про це розповів речник Повітряних силЗСУ Юрій Ігнат в ефірі телемарафону "Єдині новини".</text:p>
      <text:p text:style-name="P4">
"Сьогодні велика активність авіації. Сьогодні з ночі надзвичайно великаактивність. Реактивна артилерія само собою, С-300, ну й авіація. Близько 20літаків у повітрі на даний час - це свіжа інформація. Це було і зранку, ізараз", - сказав він.</text:p>
      <text:p text:style-name="P4">
<text:span text:style-name="T4">
Читайте також:</text:span>
 <text:a xlink:type="simple" xlink:href="https://www.ukrinform.ua/rubric-ato/3696545-u-cornomu-mori-rosia-trimae-dva-pidvodni-raketonosii-iz-vismoma-kalibrami-gumenuk.html" text:style-name="Internet_20_link" text:visited-style-name="Visited_20_Internet_20_Link">
 <text:span text:style-name="T4">
Гуменюк</text:span>
 </text:a>
</text:p>
      <text:p text:style-name="P4">
Ігнат додав, що російські війська атакують <text:a xlink:type="simple" xlink:href="https://www.ukrinform.ua/tag-raketa" text:style-name="Internet_20_link" text:visited-style-name="Visited_20_Internet_20_Link">
 </text:a>
 , керованими авіаційними бомбами та іншими видами зброї.</text:p>
      <text:p text:style-name="P4">
"Навіть у Великдень ми бачимо, що для них нічого святого немає", - додавречник Повітряних сил.</text:p>
      <text:p text:style-name="P4">
За його словами, у неділю зберігається загроза обстрілу території Україниракетами з літаків тактичної авіації.</text:p>
      <text:p text:style-name="P4">
<text:span text:style-name="T4">
Читайте також:</text:span>
 <text:a xlink:type="simple" xlink:href="https://www.ukrinform.ua/rubric-ato/3695718-vijskovi-zaklikaut-unikati-masovih-skupcen-ludej-na-velikden.html" text:style-name="Internet_20_link" text:visited-style-name="Visited_20_Internet_20_Link">
 </text:a>
</text:p>
      <text:p text:style-name="P4">
Як повідомляв Укрінформ, російська армія за добу здійснила атаки на вісімрегіонів України, є загиблі і поранені цивільні люди. Зокрема, у Чернігівськійобласті вночі 16 квітня ворог здійснив авіаудар по Семенівці Новгород-Сіверського району. Пошкоджені приміщення підприємства.Також, у Сумськійобласті вночі росіяни здійснили авіаудар по околиці смт Свеса. Пошкодженоприміщення комунальної установи, двоє людей дістали тілесні ушкодження. Такожпошкоджені два адміністративні приміщення.</text:p>
      <text:p text:style-name="P4">
Source: <text:a xlink:type="simple" xlink:href="https://www.ukrinform.ua/rubric-ato/3696701-povitrani-sili-fiksuut-aktivnist-blizko-20-rosijskih-litakiv-ignat.html" text:style-name="Internet_20_link" text:visited-style-name="Visited_20_Internet_20_Link">
https://www.ukrinform.ua/rubric-ato/3696701-povitrani-sili-fiksuut-aktivnist-blizko-20-rosijskih-litakiv-ignat.html</text:a>
</text:p>
      <!--NEWS-->
      <text:h text:style-name="P10" text:outline-level="1">
<text:span text:style-name="T4">
У Мексиці прокинувся один із найактивніших вулканів світу</text:span>
</text:h>
      <text:p text:style-name="P4">
Authors: Ukrinform (Person)</text:p>
      <text:p text:style-name="P4">
Publisher: Укринформ (Organization)</text:p>
      <text:p text:style-name="P4">
Published Time: 2023-04-16T17:00:00+03:00</text:p>
      <text:p text:style-name="P4">
Modified Time: 2023-04-16T17:00:00+03:00</text:p>
      <text:p text:style-name="P4">
Description: На півдні Мексики у неділю, 16 квітня, прокинувся один із найактивніших вулканів світу під назвою Попокатепетль. — Укрінформ.</text:p>
      <text:p text:style-name="P4">
Images: ["<text:a xlink:type="simple" xlink:href="https://static.ukrinform.com/photos/2023_04/thumb_files/630_360_1681653633-283.jpg" text:style-name="Internet_20_link" text:visited-style-name="Visited_20_Internet_20_Link">
630_360_16816...</text:a>
"]</text:p>
      <text:p text:style-name="P4">
Tags: ['Мексика', 'Стихія', 'Вулкан']</text:p>
      <text:p text:style-name="P4">
Type: Article</text:p>
      <!--METADATA-->
      <text:p text:style-name="P4">
<draw:frame draw:style-name="fr1" draw:name="Image198" text:anchor-type="as-char" svg:width="6.9236in" svg:height="3.956343in" draw:z-index="0">
<draw:image xlink:href="../Images/yкринформ/2023-04-16T17-00-00-03-00/630_360_1681653633-283.jpg" xlink:type="simple" xlink:show="embed" xlink:actuate="onLoad" draw:mime-type="image/jpeg"/>
</draw:frame>
 На півдніМексики у неділю, 16 квітня, прокинувся один із найактивніших вулканів світупід назвою Попокатепетль.</text:p>
      <text:p text:style-name="P4">
Як передає Укрінформ, про це повідомляє <text:a xlink:type="simple" xlink:href="https://www.volcanodiscovery.com/popocatepetl/news/209348/Popocatepetl-Volcano-Volcanic-Ash-Advisory-CONS-VA-EMS-OBSD-to-22000-ft-6700-m.html" text:style-name="Internet_20_link" text:visited-style-name="Visited_20_Internet_20_Link">
</text:a>
 .</text:p>
      <text:p text:style-name="P4">
Дим піднявся у висоту близько 6 700 метрів.</text:p>
      <text:p text:style-name="P4">
За даними <text:a xlink:type="simple" xlink:href="https://twitter.com/TheRioTimes/status/1647307699338596353" text:style-name="Internet_20_link" text:visited-style-name="Visited_20_Internet_20_Link">
 </text:a>
 ,після того, як <text:a xlink:type="simple" xlink:href="https://www.ukrinform.ua/tag-vulkan" text:style-name="Internet_20_link" text:visited-style-name="Visited_20_Internet_20_Link">
 </text:a>
 викинув стовп попелу,в районі розпочалася евакуація мирного населення.</text:p>
      <text:p text:style-name="Quotations">

<text:p text:style-name="P4">
Popocatepetl volcano "woke up" in Mexico  &gt;
  &gt;
  After the volcano threw out a column of ash, the evacuation of the civilian&gt;
 population began in the district. <text:a xlink:type="simple" xlink:href="https://t.co/uGeE4MfKgJ" text:style-name="Internet_20_link" text:visited-style-name="Visited_20_Internet_20_Link">
 </text:a>
&gt;
&gt;
 — The Rio Times (@TheRioTimes) <text:a xlink:type="simple" xlink:href="https://twitter.com/TheRioTimes/status/1647307699338596353" text:style-name="Internet_20_link" text:visited-style-name="Visited_20_Internet_20_Link">
&gt;
 </text:a>
</text:p>

</text:p>
      <text:p text:style-name="P4">
Відповідно до щоденного <text:a xlink:type="simple" xlink:href="https://www.infobae.com/mexico/2023/04/11/volcan-popocatepetl-registra-148-exhalaciones-las-ultimas-24-horas/" text:style-name="Internet_20_link" text:visited-style-name="Visited_20_Internet_20_Link">
 </text:a>
 , проведеногоНаціональним центром із запобігання катастрофам (Cenapred) спільно зНаціональним автономним університетом Мексики (UNAM), за останні 24 години увулкані Попокатепетль зареєстрували 148 викидів.</text:p>
      <text:p text:style-name="P4">
Попокатепетль є одним з найактивніших діючих вулканів світу. Він розташованийлише за 64 кілометрів на південний схід від столиці Мексики міста Мехіко.</text:p>
      <text:p text:style-name="P4">
<text:span text:style-name="T4">
Читайте також:</text:span>
 <text:a xlink:type="simple" xlink:href="https://www.ukrinform.ua/rubric-world/3681084-na-ostrovi-ava-v-indonezii-prokinuvsa-vulkan-merapi.html" text:style-name="Internet_20_link" text:visited-style-name="Visited_20_Internet_20_Link">
 <text:span text:style-name="T4">
вулкан</text:span>
 </text:a>
</text:p>
      <text:p text:style-name="P4">
Крім цього, він є другою за висотою вершиною в Мексиці (5 452 м) після Піко-де-Орісаба (5 636 м).</text:p>
      <text:p text:style-name="P4">
Як повідомляв <text:a xlink:type="simple" xlink:href="https://www.ukrinform.ua/rubric-world/3694181-u-rosii-vidbulosa-potuzne-viverzenna-vulkana-siveluc.html" text:style-name="Internet_20_link" text:visited-style-name="Visited_20_Internet_20_Link">
 </text:a>
 , у ніч на 11 квітня наросійському півострові Камчатка відбулося потужне виверження вулкана Шивелуч.</text:p>
      <text:p text:style-name="P4">
Source: <text:a xlink:type="simple" xlink:href="https://www.ukrinform.ua/rubric-world/3696702-u-meksici-prokinuvsa-odin-iz-najaktivnisih-vulkaniv-svitu.html" text:style-name="Internet_20_link" text:visited-style-name="Visited_20_Internet_20_Link">
https://www.ukrinform.ua/rubric-world/3696702-u-meksici-prokinuvsa-odin-iz-najaktivnisih-vulkaniv-svitu.html</text:a>
</text:p>
      <!--NEWS-->
      <text:h text:style-name="P10" text:outline-level="1">
<text:span text:style-name="T4">
УПЛ: «Ворскла» мінімально здолала «Чорноморець»</text:span>
</text:h>
      <text:p text:style-name="P4">
Authors: Ukrinform (Person)</text:p>
      <text:p text:style-name="P4">
Publisher: Укринформ (Organization)</text:p>
      <text:p text:style-name="P4">
Published Time: 2023-04-16T17:06:15+03:00</text:p>
      <text:p text:style-name="P4">
Modified Time: 2023-04-16T17:06:15+03:00</text:p>
      <text:p text:style-name="P4">
Description: Полтавці посідають восьму сходинку в УПЛ. — Укрінформ.</text:p>
      <text:p text:style-name="P4">
Images: ["<text:a xlink:type="simple" xlink:href="https://static.ukrinform.com/photos/2023_04/thumb_files/630_360_1681653915-851.jpg" text:style-name="Internet_20_link" text:visited-style-name="Visited_20_Internet_20_Link">
630_360_16816...</text:a>
"]</text:p>
      <text:p text:style-name="P4">
Tags: ["Прем'єр-ліга", 'Ворскла', 'Чорноморець']</text:p>
      <text:p text:style-name="P4">
Type: Article</text:p>
      <!--METADATA-->
      <text:p text:style-name="P4">
<draw:frame draw:style-name="fr1" draw:name="Image199" text:anchor-type="as-char" svg:width="6.9236in" svg:height="3.956343in" draw:z-index="0">
<draw:image xlink:href="../Images/yкринформ/2023-04-16T17-06-15-03-00/630_360_1681653915-851.jpg" xlink:type="simple" xlink:show="embed" xlink:actuate="onLoad" draw:mime-type="image/jpeg"/>
</draw:frame>
 Полтавціпосідають восьму сходинку в УПЛ.</text:p>
      <text:p text:style-name="P4">
«Ворскла» перемогла «Чорноморець» 1:0 в 21-у турі Української прем'єр-ліги,передає Укрінформ.</text:p>
      <text:p text:style-name="P4">
У складі полтавців відзначився Сефері на 85-й хвилині матчу.</text:p>
      <text:p text:style-name="P4">
Підопічні Віктора Скрипника посідають восьму сходинку в УПЛ, маючи в активі 26очок після 21 матчу.</text:p>
      <text:p text:style-name="P4">
<text:span text:style-name="T4">
Читайте також:</text:span>
 <text:a xlink:type="simple" xlink:href="https://www.ukrinform.ua/rubric-sports/3696674-upl-sahtar-zdolav-lviv.html" text:style-name="Internet_20_link" text:visited-style-name="Visited_20_Internet_20_Link">
 <text:span text:style-name="T4">
Шахтар</text:span>
 </text:a>
</text:p>
      <text:p text:style-name="P4">
Як повідомлялося, «Шахтар» очолює УПЛ, маючи в активі 52 пункта після 21матчу.</text:p>
      <text:p text:style-name="P4">
Фото: upl.ua</text:p>
      <text:p text:style-name="P4">
Source: <text:a xlink:type="simple" xlink:href="https://www.ukrinform.ua/rubric-sports/3696703-upl-vorskla-minimalno-zdolala-cornomorec.html" text:style-name="Internet_20_link" text:visited-style-name="Visited_20_Internet_20_Link">
https://www.ukrinform.ua/rubric-sports/3696703-upl-vorskla-minimalno-zdolala-cornomorec.html</text:a>
</text:p>
      <!--NEWS-->
      <text:h text:style-name="P10" text:outline-level="1">
<text:span text:style-name="T4">
Папа Римський у Великдень побажав миру всім, хто страждає від війни</text:span>
</text:h>
      <text:p text:style-name="P4">
Authors: Ukrinform (Person)</text:p>
      <text:p text:style-name="P4">
Publisher: Укринформ (Organization)</text:p>
      <text:p text:style-name="P4">
Published Time: 2023-04-16T17:21:00+03:00</text:p>
      <text:p text:style-name="P4">
Modified Time: 2023-04-16T17:21:00+03:00</text:p>
      <text:p text:style-name="P4">
Description: Папа Римський Франциск привітав християн сходу з Великоднем і побажав миру всім, хто страждає від війни. — Укрінформ.</text:p>
      <text:p text:style-name="P4">
Images: ["<text:a xlink:type="simple" xlink:href="https://static.ukrinform.com/photos/2020_07/thumb_files/630_360_1595766608-606.jpeg" text:style-name="Internet_20_link" text:visited-style-name="Visited_20_Internet_20_Link">
630_360_15957...</text:a>
", "<text:a xlink:type="simple" xlink:href="https://static.ukrinform.com/photos/2023_04/1681654740-590.jpeg" text:style-name="Internet_20_link" text:visited-style-name="Visited_20_Internet_20_Link">
1681654740-59...</text:a>
", "<text:a xlink:type="simple" xlink:href="https://static.ukrinform.com/photos/2023_04/1681654740-880.jpeg" text:style-name="Internet_20_link" text:visited-style-name="Visited_20_Internet_20_Link">
1681654740-88...</text:a>
"]</text:p>
      <text:p text:style-name="P4">
Tags: ['Папа Франциск', 'Великдень', 'Війна з росією']</text:p>
      <text:p text:style-name="P4">
Type: Article</text:p>
      <!--METADATA-->
      <text:p text:style-name="P4">
<draw:frame draw:style-name="fr1" draw:name="Image200" text:anchor-type="as-char" svg:width="6.9236in" svg:height="3.956343in" draw:z-index="0">
<draw:image xlink:href="../Images/yкринформ/2023-04-16T17-21-00-03-00/630_360_1595766608-606.jpeg" xlink:type="simple" xlink:show="embed" xlink:actuate="onLoad" draw:mime-type="image/jpeg"/>
</draw:frame>
 ПапаРимський Франциск привітав християн сходу з Великоднем і побажав миру всім,хто страждає від війни.</text:p>
      <text:p text:style-name="P4">
Як передає Укрінформ, про це повідомляє <text:a xlink:type="simple" xlink:href="https://www.vaticannews.va/uk/pope/news/2023-04/zaklyky-papy-16-kvitnya-2023.html" text:style-name="Internet_20_link" text:visited-style-name="Visited_20_Internet_20_Link">
</text:a>
 .</text:p>
      <text:p text:style-name="P4">
«Прагну висловити свою близькість всім братам і сестрам які, особливо насході, сьогодні святкують <text:a xlink:type="simple" xlink:href="https://www.ukrinform.ua/tag-velikden" text:style-name="Internet_20_link" text:visited-style-name="Visited_20_Internet_20_Link">
 </text:a>
 :Благодатного вам Великодня!» - сказав Папа Римський.</text:p>
      <text:p text:style-name="P4">
<draw:frame draw:style-name="fr1" draw:name="Image201" text:anchor-type="as-char" svg:width="6.9236in" svg:height="3.895679in" draw:z-index="0">
<draw:image xlink:href="../Images/yкринформ/2023-04-16T17-21-00-03-00/1681654740-590.jpeg" xlink:type="simple" xlink:show="embed" xlink:actuate="onLoad" draw:mime-type="image/jpeg"/>
</draw:frame>
</text:p>
      <text:p text:style-name="P4">
Він також побажав миру всім, хто страждає від війни.</text:p>
      <text:p text:style-name="P4">
<draw:frame draw:style-name="fr1" draw:name="Image202" text:anchor-type="as-char" svg:width="6.9236in" svg:height="3.895679in" draw:z-index="0">
<draw:image xlink:href="../Images/yкринформ/2023-04-16T17-21-00-03-00/1681654740-880.jpeg" xlink:type="simple" xlink:show="embed" xlink:actuate="onLoad" draw:mime-type="image/jpeg"/>
</draw:frame>
</text:p>
      <text:p text:style-name="P4">
«І на жаль, у страшенному протиріччі з великоднім посланням, тривають війни,які надалі сіють смерть у жахливих формах. Сумуючи з приводу цієї жорстокості,молімося за їхні жертви, просячи в Бога, щоби світ більше не мусив переживатижахіття насильницької смерті, заподіяної рукою людини, переживаючи натомістьзачудування життям, яке дає та оновлює Своєю благодаттю Господь!» – додавпонтифік.</text:p>
      <text:p text:style-name="P4">
<text:span text:style-name="T4">
Читайте також:</text:span>
 <text:a xlink:type="simple" xlink:href="https://www.ukrinform.ua/rubric-world/3696182-posol-ukraini-u-vatikani-rozpoviv-zvidki-papa-rimskij-otrimue-informaciu-pro-vijnu.html" text:style-name="Internet_20_link" text:visited-style-name="Visited_20_Internet_20_Link">
 <text:span text:style-name="T4">
Папа</text:span>
 <text:span text:style-name="T4">
Римський</text:span>
 </text:a>
</text:p>
      <text:p text:style-name="P4">
Як повідомлялося, цього року 16 квітня християни східного обряду відзначаютьнайвеличніше свято – Світле Христове Воскресіння або Великдень.</text:p>
      <text:p text:style-name="P4">
<text:span text:style-name="T5">
Фото: www.vaticannews.va</text:span>
</text:p>
      <text:p text:style-name="P4">
Source: <text:a xlink:type="simple" xlink:href="https://www.ukrinform.ua/rubric-world/3696705-papa-rimskij-u-velikden-pobazav-miru-vsim-hto-strazdae-vid-vijni.html" text:style-name="Internet_20_link" text:visited-style-name="Visited_20_Internet_20_Link">
https://www.ukrinform.ua/rubric-world/3696705-papa-rimskij-u-velikden-pobazav-miru-vsim-hto-strazdae-vid-vijni.html</text:a>
</text:p>
      <!--NEWS-->
      <text:h text:style-name="P10" text:outline-level="1">
<text:span text:style-name="T4">
У Слов’янську з-під завалів дістали тіло жінки - кількість загиблих зросла до 13</text:span>
</text:h>
      <text:p text:style-name="P4">
Authors: Ukrinform (Person)</text:p>
      <text:p text:style-name="P4">
Publisher: Укринформ (Organization)</text:p>
      <text:p text:style-name="P4">
Published Time: 2023-04-16T17:25:00+03:00</text:p>
      <text:p text:style-name="P4">
Modified Time: 2023-04-16T17:25:00+03:00</text:p>
      <text:p text:style-name="P4">
Description: У Слов’янську Донецької області з-під завалів житлового будинку, який потрапив під обстріл російської армії 14 квітня, вилучили тіло ще однієї людини, таким чином кількість загиблих становить уже 13 осіб. — Укрінформ.</text:p>
      <text:p text:style-name="P4">
Images: ["<text:a xlink:type="simple" xlink:href="https://static.ukrinform.com/photos/2023_04/thumb_files/630_360_1681548283-486.jpg" text:style-name="Internet_20_link" text:visited-style-name="Visited_20_Internet_20_Link">
630_360_16815...</text:a>
"]</text:p>
      <text:p text:style-name="P4">
Tags: ['Донеччина', "Слов'янськ", 'Війна з росією', 'Ракетний удар']</text:p>
      <text:p text:style-name="P4">
Type: Article</text:p>
      <!--METADATA-->
      <text:p text:style-name="P4">
<draw:frame draw:style-name="fr1" draw:name="Image203" text:anchor-type="as-char" svg:width="6.9236in" svg:height="3.956343in" draw:z-index="0">
<draw:image xlink:href="../Images/yкринформ/2023-04-16T17-25-00-03-00/630_360_1681548283-486.jpg" xlink:type="simple" xlink:show="embed" xlink:actuate="onLoad" draw:mime-type="image/jpeg"/>
</draw:frame>
 УСлов’янську Донецької області з-під завалів житлового будинку, який потрапивпід обстріл російської армії 14 квітня, вилучили тіло ще однієї людини, такимчином кількість загиблих становить уже 13 осіб.</text:p>
      <text:p text:style-name="P4">
Про це повідомила у <text:a xlink:type="simple" xlink:href="https://www.facebook.com/DSNSDon/videos/109164878821153/" text:style-name="Internet_20_link" text:visited-style-name="Visited_20_Internet_20_Link">
</text:a>
 пресслужба ГУ ДСНСу Донецькій області, передає Укрінформ.</text:p>
      <text:p text:style-name="P4">
«Станом на 16:00 16 квітня на місці завалу вилучено тіло загиблої жінки.Всього внаслідок <text:a xlink:type="simple" xlink:href="https://www.ukrinform.ua/tag-obstril" text:style-name="Internet_20_link" text:visited-style-name="Visited_20_Internet_20_Link">
 </text:a>
 м. Слов’янськ, якийвідбувся 14 квітня, постраждало 35 осіб, в тому числі 13 людей загинуло, 22отримали поранення», - сказано в повідомленні.</text:p>
      <text:p text:style-name="P4">
<text:span text:style-name="T4">
Читайте також:</text:span>
 <text:a xlink:type="simple" xlink:href="https://www.ukrinform.ua/rubric-regions/3696581-rosiani-za-dobu-atakuvali-visim-oblastej-ukraini-zvedenna-ova.html" text:style-name="Internet_20_link" text:visited-style-name="Visited_20_Internet_20_Link">
 <text:span text:style-name="T4">
зведення</text:span>
 </text:a>
</text:p>
      <text:p text:style-name="P4">
Зазначається, що проведено розбір 153 тонн зруйнованих будівельнихконструкцій, роботи тривають. За інформацією від Національної поліції, підзавалом можуть перебувати ще двоє людей.</text:p>
      <text:p text:style-name="P4">
Як повідомляв Укрінформ, 14 квітня близько 16-ї години <text:a xlink:type="simple" xlink:href="https://www.ukrinform.ua/rubric-ato/3695978-vorog-vluciv-u-tri-patipoverhivki-slovanska-vidomo-zagiblogo-i-sistoh-poranenih.html" text:style-name="Internet_20_link" text:visited-style-name="Visited_20_Internet_20_Link">
</text:a>
 ,спрямувавши їх одразу на кілька житлових кварталів.</text:p>
      <text:p text:style-name="P4">
Source: <text:a xlink:type="simple" xlink:href="https://www.ukrinform.ua/rubric-regions/3696706-u-slovansku-zpid-zavaliv-distali-tilo-zinki-kilkist-zagiblih-zrosla-do-13.html" text:style-name="Internet_20_link" text:visited-style-name="Visited_20_Internet_20_Link">
https://www.ukrinform.ua/rubric-regions/3696706-u-slovansku-zpid-zavaliv-distali-tilo-zinki-kilkist-zagiblih-zrosla-do-13.html</text:a>
</text:p>
      <!--NEWS-->
      <text:h text:style-name="P10" text:outline-level="1">
<text:span text:style-name="T4">
Ла Ліга: «Жирона» перемогла «Ельче»</text:span>
</text:h>
      <text:p text:style-name="P4">
Authors: Ukrinform (Person)</text:p>
      <text:p text:style-name="P4">
Publisher: Укринформ (Organization)</text:p>
      <text:p text:style-name="P4">
Published Time: 2023-04-16T17:41:05+03:00</text:p>
      <text:p text:style-name="P4">
Modified Time: 2023-04-16T17:41:05+03:00</text:p>
      <text:p text:style-name="P4">
Description: Український вінгер зіграв повний поєдинок. — Укрінформ.</text:p>
      <text:p text:style-name="P4">
Images: ["<text:a xlink:type="simple" xlink:href="https://static.ukrinform.com/photos/2023_04/thumb_files/630_360_1681656008-946.jpeg" text:style-name="Internet_20_link" text:visited-style-name="Visited_20_Internet_20_Link">
630_360_16816...</text:a>
"]</text:p>
      <text:p text:style-name="P4">
Tags: ['Футбол', 'Циганков']</text:p>
      <text:p text:style-name="P4">
Type: Article</text:p>
      <!--METADATA-->
      <text:p text:style-name="P4">
<draw:frame draw:style-name="fr1" draw:name="Image204" text:anchor-type="as-char" svg:width="6.9236in" svg:height="3.956343in" draw:z-index="0">
<draw:image xlink:href="../Images/yкринформ/2023-04-16T17-41-05-03-00/630_360_1681656008-946.jpeg" xlink:type="simple" xlink:show="embed" xlink:actuate="onLoad" draw:mime-type="image/jpeg"/>
</draw:frame>
Український вінгер зіграв повний поєдинок.</text:p>
      <text:p text:style-name="P4">
«Жирона» на своєму полі здолала «Ельче» 2:0 в 29-у турі іспанської Прімери,передає Укрінформ.</text:p>
      <text:p text:style-name="P4">
У складі «каталонців» відзначилися Кастельянос і Ромеу.</text:p>
      <text:p text:style-name="P4">
Український вінгер «Жирони» Віктор Циганков вийшов у стартовому складі івідіграв повний матч.</text:p>
      <text:p text:style-name="P4">
«Каталонці» посідають дев'яту сходинку в Ла Лізі.</text:p>
      <text:p text:style-name="P4">
<text:span text:style-name="T4">
Читайте також:</text:span>
 <text:a xlink:type="simple" xlink:href="https://www.ukrinform.ua/rubric-sports/3696659-zincenko-ne-zigrae-proti-vest-gema-cerez-problemi-z-pahom.html" text:style-name="Internet_20_link" text:visited-style-name="Visited_20_Internet_20_Link">
 </text:a>
</text:p>
      <text:p text:style-name="P4">
Як повідомлялося, «Барселона» очолює Прімеру, маючи в активі 72 пункти після29 матчів.</text:p>
      <text:p text:style-name="P4">
Фото: Getty Images</text:p>
      <text:p text:style-name="P4">
Source: <text:a xlink:type="simple" xlink:href="https://www.ukrinform.ua/rubric-sports/3696710-la-liga-zirona-peremogla-elce.html" text:style-name="Internet_20_link" text:visited-style-name="Visited_20_Internet_20_Link">
https://www.ukrinform.ua/rubric-sports/3696710-la-liga-zirona-peremogla-elce.html</text:a>
</text:p>
      <!--NEWS-->
      <text:h text:style-name="P10" text:outline-level="1">
<text:span text:style-name="T4">
Ворог з весни змінив тактику обстрілів – Ігнат</text:span>
</text:h>
      <text:p text:style-name="P4">
Authors: Ukrinform (Person)</text:p>
      <text:p text:style-name="P4">
Publisher: Укринформ (Organization)</text:p>
      <text:p text:style-name="P4">
Published Time: 2023-04-16T17:42:41+03:00</text:p>
      <text:p text:style-name="P4">
Modified Time: 2023-04-16T17:42:41+03:00</text:p>
      <text:p text:style-name="P4">
Description: російські війська від початку весни змінили тактику обстрілів території України. — Укрінформ.</text:p>
      <text:p text:style-name="P4">
Images: ["<text:a xlink:type="simple" xlink:href="https://static.ukrinform.com/photos/2016_04/thumb_files/630_360_1460439379-1197.jpg" text:style-name="Internet_20_link" text:visited-style-name="Visited_20_Internet_20_Link">
630_360_14604...</text:a>
"]</text:p>
      <text:p text:style-name="P4">
Tags: ['Обстріл', 'Ракета', 'росія', 'Єдині новини']</text:p>
      <text:p text:style-name="P4">
Type: Article</text:p>
      <!--METADATA-->
      <text:p text:style-name="P4">
<draw:frame draw:style-name="fr1" draw:name="Image205" text:anchor-type="as-char" svg:width="6.9236in" svg:height="3.956343in" draw:z-index="0">
<draw:image xlink:href="../Images/yкринформ/2023-04-16T17-42-41-03-00/630_360_1460439379-1197.jpg" xlink:type="simple" xlink:show="embed" xlink:actuate="onLoad" draw:mime-type="image/jpeg"/>
</draw:frame>
 російськівійська від початку весни змінили тактику обстрілів території України.</text:p>
      <text:p text:style-name="P4">
Як передає Укрінформ, про це розповів речник Повітряних сил ЗСУ Юрій Ігнат вефірі телемарафону "Єдині новини".</text:p>
      <text:p text:style-name="P4">
"Всі звикли з осені-зими чути про масовані обстріли всієї України, коли ворогфактично застосував увесь свій стратегічний арсенал крилатих ракет і випустивїх по об'єктах нашої критичної інфраструктури. Зараз це змінилося. З весниворог передусім атакує південні, східні та північні області. Куди може дістатитією зброєю, там і атакує", - сказав він.</text:p>
      <text:p text:style-name="P4">
Ігнат додав, що, за даними української розвідки, кілька місяців тому <text:a xlink:type="simple" xlink:href="https://www.ukrinform.ua/tag-rosia" text:style-name="Internet_20_link" text:visited-style-name="Visited_20_Internet_20_Link">
</text:a>
 мала на зберіганні 7 тис. ракет дляС-300, але з цієї кількості вже використаний чималий обсяг.</text:p>
      <text:p text:style-name="P4">
"Треба розуміти, в якому стані ці ракети, якщо вони готові до застосування. Яквони зберігалися, чи не відсиріли. Тому не можна точно сказати, скільки у нихє боєздатних, бо як вже неодноразово бачили при застосуванні С-300, їхзнаходили на території росії. Вони не долітали", - пояснив речник Повітрянихсил.</text:p>
      <text:p text:style-name="P4">
Він наголосив, що росіяни можуть виготовляти ракети для С-300 та С-400. Крімцього, нещодавно з'явилась інформація про відновлення виробництва ракети Х-50.За словами Ігната, ця ракета є аналогом ракети Х-101.</text:p>
      <text:p text:style-name="P4">
"Можливо, взялись за неї, тому що мають з чого робити і, можливо, тому, щовона дешевша. Це така сама крилата ракета, як Х-101, в принципі її можназбивати засобами ППО", - зазначив він.</text:p>
      <text:p text:style-name="P4">
<text:span text:style-name="T4">
Читайте також:</text:span>
 <text:a xlink:type="simple" xlink:href="https://www.ukrinform.ua/rubric-ato/3696701-povitrani-sili-fiksuut-aktivnist-blizko-20-rosijskih-litakiv-ignat.html" text:style-name="Internet_20_link" text:visited-style-name="Visited_20_Internet_20_Link">
 <text:span text:style-name="T4">
Ігнат</text:span>
 </text:a>
</text:p>
      <text:p text:style-name="P4">
Як повідомляв Укрінформ, росія з осені <text:a xlink:type="simple" xlink:href="https://www.ukrinform.ua/rubric-ato/3695764-rosia-z-oseni-vipustila-po-ukraini-850-krilatih-raket-riznih-tipiv-povitrani-sili.html" text:style-name="Internet_20_link" text:visited-style-name="Visited_20_Internet_20_Link">
 </text:a>
 , серед яких були й високоточні та далекобійні"Калібри", Х-101, "Іскандери".</text:p>
      <text:p text:style-name="P4">
Source: <text:a xlink:type="simple" xlink:href="https://www.ukrinform.ua/rubric-ato/3696711-vorog-z-vesni-zminiv-taktiku-obstriliv-ignat.html" text:style-name="Internet_20_link" text:visited-style-name="Visited_20_Internet_20_Link">
https://www.ukrinform.ua/rubric-ato/3696711-vorog-z-vesni-zminiv-taktiku-obstriliv-ignat.html</text:a>
</text:p>
      <!--NEWS-->
      <text:h text:style-name="P10" text:outline-level="1">
<text:span text:style-name="T4">
На півдні Китаю вирує масштабна лісова пожежа</text:span>
</text:h>
      <text:p text:style-name="P4">
Authors: Ukrinform (Person)</text:p>
      <text:p text:style-name="P4">
Publisher: Укринформ (Organization)</text:p>
      <text:p text:style-name="P4">
Published Time: 2023-04-16T17:50:00+03:00</text:p>
      <text:p text:style-name="P4">
Modified Time: 2023-04-16T17:50:00+03:00</text:p>
      <text:p text:style-name="P4">
Description: У південній китайській провінції Юньнань вже декілька днів триває масштабна лісова пожежа. — Укрінформ.</text:p>
      <text:p text:style-name="P4">
Images: ["<text:a xlink:type="simple" xlink:href="https://static.ukrinform.com/photos/2016_03/thumb_files/630_360_1457938883-7092.jpg" text:style-name="Internet_20_link" text:visited-style-name="Visited_20_Internet_20_Link">
630_360_14579...</text:a>
"]</text:p>
      <text:p text:style-name="P4">
Tags: ['Китай', 'Ліс', 'Пожежа']</text:p>
      <text:p text:style-name="P4">
Type: Article</text:p>
      <!--METADATA-->
      <text:p text:style-name="P4">
<draw:frame draw:style-name="fr1" draw:name="Image206" text:anchor-type="as-char" svg:width="6.9236in" svg:height="3.956343in" draw:z-index="0">
<draw:image xlink:href="../Images/yкринформ/2023-04-16T17-50-00-03-00/630_360_1457938883-7092.jpg" xlink:type="simple" xlink:show="embed" xlink:actuate="onLoad" draw:mime-type="image/jpeg"/>
</draw:frame>
 Упівденній китайській провінції Юньнань вже декілька днів триває масштабналісова пожежа.</text:p>
      <text:p text:style-name="P4">
Як передає Укрінформ, про це повідомляє <text:a xlink:type="simple" xlink:href="https://english.news.cn/20230416/dc21b95ba2e54f63a968857e2e866022/c.html" text:style-name="Internet_20_link" text:visited-style-name="Visited_20_Internet_20_Link">
</text:a>
 .</text:p>
      <text:p text:style-name="P4">
Зазначається, що понад 1400 людей, у тому числі пожежники та правоохоронці,намагаються загасити лісову пожежу.</text:p>
      <text:p text:style-name="P4">
За словами муніципальних чиновників, <text:a xlink:type="simple" xlink:href="https://www.ukrinform.ua/tag-pozeza" text:style-name="Internet_20_link" text:visited-style-name="Visited_20_Internet_20_Link">
 </text:a>
спалахнула в селі Гуаньчжуан під містом Аннін у четвер вдень.</text:p>
      <text:p text:style-name="P4">
<text:span text:style-name="T4">
Читайте також:</text:span>
 <text:a xlink:type="simple" xlink:href="https://www.ukrinform.ua/rubric-world/3694239-u-pivdennij-korei-lisova-pozeza-vognem-zniseni-do-100-budinkiv-ludi-evakujovuutsa.html" text:style-name="Internet_20_link" text:visited-style-name="Visited_20_Internet_20_Link">
 <text:span text:style-name="T4">
лісова</text:span>
 <text:span text:style-name="T4">
пожежа</text:span>
 </text:a>
</text:p>
      <text:p text:style-name="P4">
Для гасіння пожежі також залучено 56 водовозів і техніки, а також гелікоптери.Наразі про постраждалих не повідомляється.</text:p>
      <text:p text:style-name="P4">
Причина пожежі ще встановлюється.</text:p>
      <text:p text:style-name="P4">
Тим часом у суботу пожежники загасили ще одну лісову пожежу, яка вирувала звівторка в місті Юйсі, також у провінції Юньнань.</text:p>
      <text:p text:style-name="P4">
Як повідомляв Укрінформ, <text:a xlink:type="simple" xlink:href="https://www.ukrinform.ua/rubric-world/3694974-u-ssa-virue-masstabna-lisova-pozeza-evakuuvali-majze-200-budinkiv.html" text:style-name="Internet_20_link" text:visited-style-name="Visited_20_Internet_20_Link">
 </text:a>
 , площа якої за ніч розширилася на понад 1000гектарів, було евакуйовано мешканців 170 будинків.</text:p>
      <text:p text:style-name="P4">
Source: <text:a xlink:type="simple" xlink:href="https://www.ukrinform.ua/rubric-world/3696715-na-pivdni-kitau-virue-masstabna-lisova-pozeza.html" text:style-name="Internet_20_link" text:visited-style-name="Visited_20_Internet_20_Link">
https://www.ukrinform.ua/rubric-world/3696715-na-pivdni-kitau-virue-masstabna-lisova-pozeza.html</text:a>
</text:p>
      <!--NEWS-->
      <text:h text:style-name="P10" text:outline-level="1">
<text:span text:style-name="T4">
АПЛ: «Арсенал» без Зінченка втратив очки із «Вест Гемом»</text:span>
</text:h>
      <text:p text:style-name="P4">
Authors: Ukrinform (Person)</text:p>
      <text:p text:style-name="P4">
Publisher: Укринформ (Organization)</text:p>
      <text:p text:style-name="P4">
Published Time: 2023-04-16T17:57:46+03:00</text:p>
      <text:p text:style-name="P4">
Modified Time: 2023-04-16T17:57:46+03:00</text:p>
      <text:p text:style-name="P4">
Description: «Каноніри» випереджають «Ман Сіті» на 4 очки. У «містян» є матч в запасі. — Укрінформ.</text:p>
      <text:p text:style-name="P4">
Images: ["<text:a xlink:type="simple" xlink:href="https://static.ukrinform.com/photos/2023_04/thumb_files/630_360_1681656973-904.jpg" text:style-name="Internet_20_link" text:visited-style-name="Visited_20_Internet_20_Link">
630_360_16816...</text:a>
"]</text:p>
      <text:p text:style-name="P4">
Tags: ['Арсенал', 'Футбол', 'Зінченко', 'АПЛ']</text:p>
      <text:p text:style-name="P4">
Type: Article</text:p>
      <!--METADATA-->
      <text:p text:style-name="P4">
<draw:frame draw:style-name="fr1" draw:name="Image207" text:anchor-type="as-char" svg:width="6.9236in" svg:height="3.956343in" draw:z-index="0">
<draw:image xlink:href="../Images/yкринформ/2023-04-16T17-57-46-03-00/630_360_1681656973-904.jpg" xlink:type="simple" xlink:show="embed" xlink:actuate="onLoad" draw:mime-type="image/jpeg"/>
</draw:frame>
 «Каноніри»випереджають «Ман Сіті» на 4 очки. У «містян» є матч в запасі.</text:p>
      <text:p text:style-name="P4">
«Арсенал» на чужому полі зіграв внічию із «Вест Гемом» 2:2 в 31-у туріАнглійської прем'єр-ліги, передає Укрінформ.</text:p>
      <text:p text:style-name="P4">
У складі «канонірів» відзначилися Жезус й Едегор. «Молотобійці» відповілиточними ударами Бенрахми і Боуена.</text:p>
      <text:p text:style-name="P4">
Український захисник «Арсеналу» Олександр Зінченко пропустив гру черезпроблеми з пахом.</text:p>
      <text:p text:style-name="P4">
<text:span text:style-name="T4">
Читайте також:</text:span>
 <text:a xlink:type="simple" xlink:href="https://www.ukrinform.ua/rubric-sports/3696674-upl-sahtar-zdolav-lviv.html" text:style-name="Internet_20_link" text:visited-style-name="Visited_20_Internet_20_Link">
 <text:span text:style-name="T4">
Шахтар</text:span>
 </text:a>
</text:p>
      <text:p text:style-name="P4">
«Каноніри» очолюють АПЛ, маючи в активі 74 пункти після 31 матчу.</text:p>
      <text:p text:style-name="P4">
Фото: twitter.com/Arsenal</text:p>
      <text:p text:style-name="P4">
Source: <text:a xlink:type="simple" xlink:href="https://www.ukrinform.ua/rubric-sports/3696716-apl-arsenal-bez-zincenka-vtrativ-ocki-iz-vest-gemom.html" text:style-name="Internet_20_link" text:visited-style-name="Visited_20_Internet_20_Link">
https://www.ukrinform.ua/rubric-sports/3696716-apl-arsenal-bez-zincenka-vtrativ-ocki-iz-vest-gemom.html</text:a>
</text:p>
      <!--NEWS-->
      <text:h text:style-name="P10" text:outline-level="1">
<text:span text:style-name="T4">
Explosions were reported at substations in Belgorod</text:span>
</text:h>
      <text:p text:style-name="P4">
Authors: liveuamap (Language: en)</text:p>
      <text:p text:style-name="P4">
Time: 2023-04-16T17:59:00</text:p>
      <text:p text:style-name="P4">
Location: Belgorod, Belgorodskaya oblast' (Latitude:50.58596 Longtitude:36.59185)</text:p>
      <text:p text:style-name="P4">
Videos: []</text:p>
      <text:p text:style-name="P4">
Images: ["<text:a xlink:type="simple" xlink:href="https://liveuamap.com/pics/2023/04/16/22556587_0.jpg" text:style-name="Internet_20_link" text:visited-style-name="Visited_20_Internet_20_Link">
22556587_0.jpg</text:a>
"]</text:p>
      <text:p text:style-name="P4">
Tags: ["Belarus", "Energy"]</text:p>
      <text:p text:style-name="P4">
ID: 22556587</text:p>
      <!--METADATA-->
      <text:p text:style-name="P4">
Explosions were reported at substations in Belgorod</text:p>
      <text:p text:style-name="P4">
<draw:frame draw:style-name="fr1" draw:name="Image208" text:anchor-type="as-char" svg:width="6.9236in" svg:height="6.283167in" draw:z-index="0">
<draw:image xlink:href="../Images/liveuamap/2023-04-16T17-59-00/22556587_0.jpg" xlink:type="simple" xlink:show="embed" xlink:actuate="onLoad" draw:mime-type="image/jpeg"/>
</draw:frame>
</text:p>
      <text:p text:style-name="P4">
News Collection Link: <text:a xlink:type="simple" xlink:href="https://liveuamap.com/en/2023/16-april-explosions-were-reported-at-substations-in-belgorod" text:style-name="Internet_20_link" text:visited-style-name="Visited_20_Internet_20_Link">
https://liveuamap.com/en/2023/16-april-explosions-were-reported-at-substations-in-belgorod</text:a>
</text:p>
      <text:p text:style-name="P4">
Source: <text:a xlink:type="simple" xlink:href="https://t.me/zhest_belgorod/25085" text:style-name="Internet_20_link" text:visited-style-name="Visited_20_Internet_20_Link">
https://t.me/zhest_belgorod/25085</text:a>
</text:p>
      <!--NEWS-->
      <text:h text:style-name="P10" text:outline-level="1">
<text:span text:style-name="T4">
В Україні буде хмарно, подекуди із дощами, вдень до +16°</text:span>
</text:h>
      <text:p text:style-name="P4">
Authors: Ukrinform (Person)</text:p>
      <text:p text:style-name="P4">
Publisher: Укринформ (Organization)</text:p>
      <text:p text:style-name="P4">
Published Time: 2023-04-16T18:05:00+03:00</text:p>
      <text:p text:style-name="P4">
Modified Time: 2023-04-16T18:05:00+03:00</text:p>
      <text:p text:style-name="P4">
Description: У понеділок, 17 квітня, в Україні збережеться хмарна з проясненнями погода, в окремих регіонах пройдуть дощі. — Укрінформ.</text:p>
      <text:p text:style-name="P4">
Images: ["<text:a xlink:type="simple" xlink:href="https://static.ukrinform.com/photos/2020_12/thumb_files/630_360_1609397815-516.jpg" text:style-name="Internet_20_link" text:visited-style-name="Visited_20_Internet_20_Link">
630_360_16093...</text:a>
"]</text:p>
      <text:p text:style-name="P4">
Tags: ['Дощ', 'Погода', 'Прогноз', 'Весна']</text:p>
      <text:p text:style-name="P4">
Type: Article</text:p>
      <!--METADATA-->
      <text:p text:style-name="P4">
<draw:frame draw:style-name="fr1" draw:name="Image209" text:anchor-type="as-char" svg:width="6.9236in" svg:height="3.956343in" draw:z-index="0">
<draw:image xlink:href="../Images/yкринформ/2023-04-16T18-05-00-03-00/630_360_1609397815-516.jpg" xlink:type="simple" xlink:show="embed" xlink:actuate="onLoad" draw:mime-type="image/jpeg"/>
</draw:frame>
 Упонеділок, 17 квітня, в Україні збережеться хмарна з проясненнями погода, вокремих регіонах пройдуть дощі.</text:p>
      <text:p text:style-name="P4">
Про це Укрінформу повідомили в Українському гідрометцентрі.</text:p>
      <text:p text:style-name="P4">
«17 квітня у західних, Житомирській, Вінницькій та Одеській областях помірний<text:a xlink:type="simple" xlink:href="https://www.ukrinform.ua/tag-dos" text:style-name="Internet_20_link" text:visited-style-name="Visited_20_Internet_20_Link">
 </text:a>
 ; на решті території без істотнихопадів», - йдеться в повідомленні.</text:p>
      <text:p text:style-name="P4">
Вітер переважно східний, 7-12 м/с, у південній та південно-східній частинімісцями пориви 15-20 м/с.</text:p>
      <text:p text:style-name="P4">
18 квітня синоптики прогнозують у південній частині України невеликий дощ,місцями грозу, на решті території без істотних опадів.</text:p>
      <text:p text:style-name="P4">
Температура вночі 4-9°, на Лівобережжі, 18 квітня в Україні 2-7° тепла; вдень11-16°, на Закарпатті та Криму до 20°.</text:p>
      <text:p text:style-name="P4">
У Києві та Київській області 17-18 квітня без істотних опадів. Вітер переважносхідний, 7-12 м/с. Температура у столиці вночі 17 квітня 6-8°, 18 квітня 4-6°тепла, вдень 13-15°. По області температура вночі 17 квітня 4-9°, 18 квітня2-7° тепла; вдень 11-16°.</text:p>
      <text:p text:style-name="P4">
Впродовж 19-20 квітня у більшості областей України невеликий, у південних,східних, 20 квітня і в центральних областях помірний дощ, в Карпатах місцями змокрим снігом.</text:p>
      <text:p text:style-name="P4">
<text:span text:style-name="T4">
Читайте також:</text:span>
 <text:a xlink:type="simple" xlink:href="https://www.ukrinform.ua/rubric-technology/3694782-prognoz-pogodi-za-30-sekund-u-kitai-rozrobili-sistemu-na-osnovi-stucnogo-intelektu.html" text:style-name="Internet_20_link" text:visited-style-name="Visited_20_Internet_20_Link">
 <text:span text:style-name="T4">
секунд</text:span>
 </text:a>
</text:p>
      <text:p text:style-name="P4">
Температура вночі 3-9° тепла, вдень 11-17°, у більшості західних, північних,20 квітня і центральних областей 8-14° тепла; в Карпатах вночі 1-6° тепла,вдень 4-9° тепла.</text:p>
      <text:p text:style-name="P4">
У столичному регіоні 19-20 квітня невеликий дощ (вночі місцями). Температура уКиєві вночі 6-8° тепла, вдень 11-13°; по області вночі 6-8° тепла, вдень11-13°.</text:p>
      <text:p text:style-name="P4">
Source: <text:a xlink:type="simple" xlink:href="https://www.ukrinform.ua/rubric-regions/3696653-v-ukraini-bude-hmarno-podekudi-iz-dosami-vden-do-16.html" text:style-name="Internet_20_link" text:visited-style-name="Visited_20_Internet_20_Link">
https://www.ukrinform.ua/rubric-regions/3696653-v-ukraini-bude-hmarno-podekudi-iz-dosami-vden-do-16.html</text:a>
</text:p>
      <!--NEWS-->
      <text:h text:style-name="P10" text:outline-level="1">
<text:span text:style-name="T4">
Україну на Лондонському книжковому ярмарку представлятиме 21 видавництво</text:span>
</text:h>
      <text:p text:style-name="P4">
Authors: Ukrinform (Person)</text:p>
      <text:p text:style-name="P4">
Publisher: Укринформ (Organization)</text:p>
      <text:p text:style-name="P4">
Published Time: 2023-04-16T18:14:00+03:00</text:p>
      <text:p text:style-name="P4">
Modified Time: 2023-04-16T18:14:00+03:00</text:p>
      <text:p text:style-name="P4">
Description: Україну на Лондонському книжковому ярмарку, що відбудеться з 18 по 20 квітня в Olympia London, представлятиме 21 видавництво. — Укрінформ.</text:p>
      <text:p text:style-name="P4">
Images: ["<text:a xlink:type="simple" xlink:href="https://static.ukrinform.com/photos/2023_04/thumb_files/630_360_1681386249-262.jpg" text:style-name="Internet_20_link" text:visited-style-name="Visited_20_Internet_20_Link">
630_360_16813...</text:a>
"]</text:p>
      <text:p text:style-name="P4">
Tags: ['Бібліотека', 'Книги', 'Лондон', 'Україна', 'Ярмарок']</text:p>
      <text:p text:style-name="P4">
Type: Article</text:p>
      <!--METADATA-->
      <text:p text:style-name="P4">
<draw:frame draw:style-name="fr1" draw:name="Image210" text:anchor-type="as-char" svg:width="6.9236in" svg:height="3.956343in" draw:z-index="0">
<draw:image xlink:href="../Images/yкринформ/2023-04-16T18-14-00-03-00/630_360_1681386249-262.jpg" xlink:type="simple" xlink:show="embed" xlink:actuate="onLoad" draw:mime-type="image/jpeg"/>
</draw:frame>
 Україну наЛондонському книжковому ярмарку, що відбудеться з 18 по 20 квітня в OlympiaLondon, представлятиме 21 видавництво.</text:p>
      <text:p text:style-name="P4">
Про це інформує <text:a xlink:type="simple" xlink:href="https://mkip.gov.ua/news/8955.html" text:style-name="Internet_20_link" text:visited-style-name="Visited_20_Internet_20_Link">
 </text:a>
 Міністерства культурита інформаційної політики, передає Укрінформ.</text:p>
      <text:p text:style-name="P4">
«Завдяки співпраці УІК з партнерами українським авторам вдасться розповістисвою історію на одному з найважливіших культурних майданчиків — Лондонськомукнижковому ярмарку. З початком війни наша реальність змінилася: ми сталисвідками того, що соціальні мережі приховують, позначаючи фото як SensitiveContent. Наша правда спрямована не на те, щоб вражати, а на те, щоб свідчитипро злочини, які щодня вчиняють росіяни проти українців та українськоїкультури», - зазначила директорка Українського інституту книги ОлександраКоваль.</text:p>
      <text:p text:style-name="P4">
Як повідомляється, за підтримки організаторів ярмарку, Україні безплатнонадано стенд площею 49,5 кв. м під номером 2B01. Водночас Україна матимеособливий статус: Guest Spotlight («Країна у фокусі уваги»).</text:p>
      <text:p text:style-name="P4">
Також у відомстві зазначають, що основною темою стенду стане експозиція«Зруйнована бібліотека», що містить меблі зі зруйнованих книгозбірень України.Водночас гасло - «Чутливий вміст» (Sensitive Content) - має на меті привернутиувагу міжнародної спільноти до руйнування українських бібліотек унаслідокповномасштабного вторгнення росії.</text:p>
      <text:p text:style-name="P4">
У МКІП зауважують, що у партнерстві з PEN Ukraine під час роботи стендутриватиме збір коштів на підтримку пошкоджених українських <text:a xlink:type="simple" xlink:href="https://www.ukrinform.ua/tag-biblioteka" text:style-name="Internet_20_link" text:visited-style-name="Visited_20_Internet_20_Link">
</text:a>
 , до якого зможуть долучитися всіучасники та відвідувачі ярмарку.</text:p>
      <text:p text:style-name="P4">
Цьогоріч на українському колективному стенді будуть представлені близько 300книжок від 21 видавництва, зокрема, «Артбукс», «АССА», «Навчальна книга —Богдан»,«Ковчег Україна», «Наш формат», «Ранок», «Саміт-книга», «Часмайстрів», видавництво «їzhak», ist publishing, «Парасоля», Видавництво «ТУТ»,CP Publishing, Harvard Ukrainian Research Institute.</text:p>
      <text:p text:style-name="P4">
<text:span text:style-name="T4">
Читайте також:</text:span>
 <text:a xlink:type="simple" xlink:href="https://www.ukrinform.ua/rubric-diaspora/3695227-v-ukrainskomu-centri-u-vilnusi-vidbudetsa-velikodnij-blagodijnij-armarok.html" text:style-name="Internet_20_link" text:visited-style-name="Visited_20_Internet_20_Link">
 <text:span text:style-name="T4">
ярмарок</text:span>
 </text:a>
</text:p>
      <text:p text:style-name="P4">
«Ми маємо честь вітати Україну в ролі нашого гостя в центрі уваги та радіприйняти українських видавців і багатьох україномовних осіб як особисто, так івіртуально, оскільки вони досліджують багату літературну культуру своєїкраїни, а також вплив війни на літературний продукт та розмови. З сотнямидоповідачів і десятками тем програма Лондонського книжкового ярмарку обіцяєбезліч глибоких дискусій про кожен з аспектів галузі, що спонукає дороздумів», - зазначив директор Лондонського книжкового ярмарку Ґарет Реплі.</text:p>
      <text:p text:style-name="P4">
Очікується, що ярмарок збере понад 25 000 відвідувачів — професіоналіввидавничої справи зі 135 країн. Участь у роботі візьмуть представники 1000організацій із 60 країн. Загальна програма ярмарку містить 220 заходів.</text:p>
      <text:p text:style-name="P4">
Український стенд на Лондонському книжковому ярмарку організували спільнимизусиллями УІК і МКІП, МЗС, Посольства України у Сполученому КоролівствіВеликої Британії та Північної Ірландії, Лондонського книжкового ярмарку,Британської Ради, Українського інституту, PEN Ukraine та English PEN,Українського інституту в Лондоні, Culture Ambassador, Львівського БукФоруму,Українсько-єврейської зустрічі, Української бібліотечної асоціації таУкраїнської асоціації видавців та книгорозповсюджувачів.</text:p>
      <text:p text:style-name="P4">
Як повідомлялося, <text:a xlink:type="simple" xlink:href="https://www.ukrinform.ua/rubric-ato/3683839-ukraina-predstavila-svij-stend-na-bolonskomu-knizkovomu-armarku.html" text:style-name="Internet_20_link" text:visited-style-name="Visited_20_Internet_20_Link">
 </text:a>
</text:p>
      <text:p text:style-name="P4">
<text:span text:style-name="T5">
Фото: London Book Fair</text:span>
</text:p>
      <text:p text:style-name="P4">
Source: <text:a xlink:type="simple" xlink:href="https://www.ukrinform.ua/rubric-culture/3695421-ukrainu-na-londonskomu-knizkovomu-armarku-predstavlatime-21-vidavnictvo.html" text:style-name="Internet_20_link" text:visited-style-name="Visited_20_Internet_20_Link">
https://www.ukrinform.ua/rubric-culture/3695421-ukrainu-na-londonskomu-knizkovomu-armarku-predstavlatime-21-vidavnictvo.html</text:a>
</text:p>
      <!--NEWS-->
      <text:h text:style-name="P10" text:outline-level="1">
<text:span text:style-name="T4">
Усик привітав українців з Великоднем</text:span>
</text:h>
      <text:p text:style-name="P4">
Authors: Ukrinform (Person)</text:p>
      <text:p text:style-name="P4">
Publisher: Укринформ (Organization)</text:p>
      <text:p text:style-name="P4">
Published Time: 2023-04-16T18:19:39+03:00</text:p>
      <text:p text:style-name="P4">
Modified Time: 2023-04-16T18:19:39+03:00</text:p>
      <text:p text:style-name="P4">
Description: Чемпіон WBA, WBO, IBO та IBF у надважкій вазі Олександр Усик (20-0, 13 КО) привітав українців з Великоднем. — Укрінформ.</text:p>
      <text:p text:style-name="P4">
Images: ["<text:a xlink:type="simple" xlink:href="https://static.ukrinform.com/photos/2023_04/thumb_files/630_360_1681658247-407.jpg" text:style-name="Internet_20_link" text:visited-style-name="Visited_20_Internet_20_Link">
630_360_16816...</text:a>
"]</text:p>
      <text:p text:style-name="P4">
Tags: ['Бокс', 'Усик']</text:p>
      <text:p text:style-name="P4">
Type: Article</text:p>
      <!--METADATA-->
      <text:p text:style-name="P4">
<draw:frame draw:style-name="fr1" draw:name="Image211" text:anchor-type="as-char" svg:width="6.9236in" svg:height="3.956343in" draw:z-index="0">
<draw:image xlink:href="../Images/yкринформ/2023-04-16T18-19-39-03-00/630_360_1681658247-407.jpg" xlink:type="simple" xlink:show="embed" xlink:actuate="onLoad" draw:mime-type="image/jpeg"/>
</draw:frame>
 ЧемпіонWBA, WBO, IBO та IBF у надважкій вазі Олександр Усик (20-0, 13 КО) привітавукраїнців з Великоднем.</text:p>
      <text:p text:style-name="P4">
Як передає Укрінформ, з <text:a xlink:type="simple" xlink:href="https://www.instagram.com/p/CrFtToCg4hI/" text:style-name="Internet_20_link" text:visited-style-name="Visited_20_Internet_20_Link">
 </text:a>
 насторінку Усика в Інстаграмі.</text:p>
      <text:p text:style-name="Quotations">

<text:p text:style-name="P4">
<text:a xlink:type="simple" xlink:href="https://www.instagram.com/reel/CrFtToCg4hI/" text:style-name="Internet_20_link" text:visited-style-name="Visited_20_Internet_20_Link">
&gt;
 </text:a>
&gt;
 <text:a xlink:type="simple" xlink:href="https://www.instagram.com/reel/CrFtToCg4hI/" text:style-name="Internet_20_link" text:visited-style-name="Visited_20_Internet_20_Link">
&gt;
 </text:a>
&gt;
&gt;
 <text:a xlink:type="simple" xlink:href="https://www.instagram.com/reel/CrFtToCg4hI/" text:style-name="Internet_20_link" text:visited-style-name="Visited_20_Internet_20_Link">
&gt;
 </text:a>
</text:p>

</text:p>
      <text:p text:style-name="P4">
«Дорогі брати та сестри, хочу привітати всіх з Великоднем. Побажати здоров’я,радості та перемоги. Перемоги над гріхом. Христос воскрес із мертвих. Смертюсмерть поправ. Та сущім во гробі життя нам дарував. Бог є світло. І нема вньому ніякої темряви. Христос воскрес. Воістину воскрес. Зі святом», – сказавУсик.</text:p>
      <text:p text:style-name="P4">
Фото: Getty Images</text:p>
      <text:p text:style-name="P4">
Source: <text:a xlink:type="simple" xlink:href="https://www.ukrinform.ua/rubric-sports/3696719-usik-privitav-ukrainciv-z-velikodnem.html" text:style-name="Internet_20_link" text:visited-style-name="Visited_20_Internet_20_Link">
https://www.ukrinform.ua/rubric-sports/3696719-usik-privitav-ukrainciv-z-velikodnem.html</text:a>
</text:p>
      <!--NEWS-->
      <text:h text:style-name="P10" text:outline-level="1">
<text:span text:style-name="T4">
До Землі наближається стометровий астероїд - NASA</text:span>
</text:h>
      <text:p text:style-name="P4">
Authors: Ukrinform (Person)</text:p>
      <text:p text:style-name="P4">
Publisher: Укринформ (Organization)</text:p>
      <text:p text:style-name="P4">
Published Time: 2023-04-16T18:21:00+03:00</text:p>
      <text:p text:style-name="P4">
Modified Time: 2023-04-16T18:21:00+03:00</text:p>
      <text:p text:style-name="P4">
Description: Національне управління США з аеронавтики та дослідження космосу (NASA) повідомило, що поблизу Землі у понеділок, 17 квітня, пролетить астероїд 2023 GM. — Укрінформ.</text:p>
      <text:p text:style-name="P4">
Images: ["<text:a xlink:type="simple" xlink:href="https://static.ukrinform.com/photos/2021_05/thumb_files/630_360_1620904791-574.jpg" text:style-name="Internet_20_link" text:visited-style-name="Visited_20_Internet_20_Link">
630_360_16209...</text:a>
", "<text:a xlink:type="simple" xlink:href="https://static.ukrinform.com/photos/2023_04/1681658354-540.jpg" text:style-name="Internet_20_link" text:visited-style-name="Visited_20_Internet_20_Link">
1681658354-54...</text:a>
"]</text:p>
      <text:p text:style-name="P4">
Tags: ['Астероїд', 'Космос', 'NASA', 'Земля']</text:p>
      <text:p text:style-name="P4">
Type: Article</text:p>
      <!--METADATA-->
      <text:p text:style-name="P4">
<draw:frame draw:style-name="fr1" draw:name="Image212" text:anchor-type="as-char" svg:width="6.9236in" svg:height="3.956343in" draw:z-index="0">
<draw:image xlink:href="../Images/yкринформ/2023-04-16T18-21-00-03-00/630_360_1620904791-574.jpg" xlink:type="simple" xlink:show="embed" xlink:actuate="onLoad" draw:mime-type="image/jpeg"/>
</draw:frame>
Національне управління США з аеронавтики та дослідження космосу (NASA)повідомило, що поблизу Землі у понеділок, 17 квітня, пролетить астероїд 2023GM.</text:p>
      <text:p text:style-name="P4">
Як передає Укрінформ, про це повідомляє <text:a xlink:type="simple" xlink:href="https://ssd.jpl.nasa.gov/tools/sbdb_lookup.html#/" text:style-name="Internet_20_link" text:visited-style-name="Visited_20_Internet_20_Link">
</text:a>
(JPL).</text:p>
      <text:p text:style-name="P4">
За даними NASA, довжина небесного об'єкта - близько 107 метрів, що довше зафутбольне поле.</text:p>
      <text:p text:style-name="P4">
<draw:frame draw:style-name="fr1" draw:name="Image213" text:anchor-type="as-char" svg:width="6.9236in" svg:height="4.515391in" draw:z-index="0">
<draw:image xlink:href="../Images/yкринформ/2023-04-16T18-21-00-03-00/1681658354-540.jpg" xlink:type="simple" xlink:show="embed" xlink:actuate="onLoad" draw:mime-type="image/jpeg"/>
</draw:frame>
</text:p>
      <text:p text:style-name="P4">
Відстань від <text:a xlink:type="simple" xlink:href="https://www.ukrinform.ua/tag-asteroid" text:style-name="Internet_20_link" text:visited-style-name="Visited_20_Internet_20_Link">
 </text:a>
 до Землі становитимеблизько 3,24 млн км. Зазначається, що швидкість руху астероїда дорівнює 72 324км за годину.</text:p>
      <text:p text:style-name="P4">
Варто зауважити, що якщо астероїд наближається до Землі на відстань ближче за7,4 млн км, а розмір більший за 150 м, то у NASA вважають його «потенційнонебезпечним об’єктом». Однак 2023 GM не відповідає обом критеріям одночасно,тож не вважається «потенційно небезпечним».</text:p>
      <text:p text:style-name="P4">
<text:span text:style-name="T4">
Читайте також:</text:span>
 <text:a xlink:type="simple" xlink:href="https://www.ukrinform.ua/rubric-world/3669449-nad-lamansem-vibuhnuv-asteroid.html" text:style-name="Internet_20_link" text:visited-style-name="Visited_20_Internet_20_Link">
 <text:span text:style-name="T4">
астероїд</text:span>
 </text:a>
</text:p>
      <text:p text:style-name="P4">
Як повідомляв Укрінформ, Національне управління США з аеронавтики тадослідження космосу (NASA) повідомило, що поблизу Землі у вівторок, 11 квітня,пролетів астероїд 2023 GG.</text:p>
      <text:p text:style-name="P4">
<text:span text:style-name="T5">
Фото: Getty Images</text:span>
</text:p>
      <text:p text:style-name="P4">
Source: <text:a xlink:type="simple" xlink:href="https://www.ukrinform.ua/rubric-technology/3696720-do-zemli-nablizaetsa-stometrovij-asteroid-nasa.html" text:style-name="Internet_20_link" text:visited-style-name="Visited_20_Internet_20_Link">
https://www.ukrinform.ua/rubric-technology/3696720-do-zemli-nablizaetsa-stometrovij-asteroid-nasa.html</text:a>
</text:p>
      <!--NEWS-->
      <text:h text:style-name="P10" text:outline-level="1">
<text:span text:style-name="T4">
Президент Бразилії закликав створити аналог G20 для завершення російсько-української війни</text:span>
</text:h>
      <text:p text:style-name="P4">
Authors: Ukrinform (Person)</text:p>
      <text:p text:style-name="P4">
Publisher: Укринформ (Organization)</text:p>
      <text:p text:style-name="P4">
Published Time: 2023-04-16T18:36:13+03:00</text:p>
      <text:p text:style-name="P4">
Modified Time: 2023-04-16T18:36:13+03:00</text:p>
      <text:p text:style-name="P4">
Description: Президент Бразилії Лула да Сілва закликав світ створити аналог групи країн G20 для завершення російсько-української війни. — Укрінформ.</text:p>
      <text:p text:style-name="P4">
Images: ["<text:a xlink:type="simple" xlink:href="https://static.ukrinform.com/photos/2023_04/thumb_files/630_360_1681659329-256.jpg" text:style-name="Internet_20_link" text:visited-style-name="Visited_20_Internet_20_Link">
630_360_16816...</text:a>
"]</text:p>
      <text:p text:style-name="P4">
Tags: ['Бразилія', 'Китай', 'Україна', 'Війна з росією']</text:p>
      <text:p text:style-name="P4">
Type: Article</text:p>
      <!--METADATA-->
      <text:p text:style-name="P4">
<draw:frame draw:style-name="fr1" draw:name="Image214" text:anchor-type="as-char" svg:width="6.9236in" svg:height="3.956343in" draw:z-index="0">
<draw:image xlink:href="../Images/yкринформ/2023-04-16T18-36-13-03-00/630_360_1681659329-256.jpg" xlink:type="simple" xlink:show="embed" xlink:actuate="onLoad" draw:mime-type="image/jpeg"/>
</draw:frame>
 ПрезидентБразилії Лула да Сілва закликав світ створити аналог групи країн G20 длязавершення російсько-української війни.</text:p>
      <text:p text:style-name="P4">
Як передає Укрінформ, про це повідомляє <text:a xlink:type="simple" xlink:href="http://www.france24.com/en/live-news/20230416-brazil-s-lula-raises-russia-war-mediation-with-china-uae" text:style-name="Internet_20_link" text:visited-style-name="Visited_20_Internet_20_Link">
 </text:a>
 .</text:p>
      <text:p text:style-name="P4">
«G20 була сформована, щоб врятувати світову економіку, яка опинилася в кризі.Тепер важливо створити інший вид G20, щоб покласти край цій (російсько-українській – ред.) війні та встановити мир. Це мій намір, і я думаю, що намвдасться досягти великого успіху», - сказав да Сілва.</text:p>
      <text:p text:style-name="P4">
Він також додав, що вже обговорив питання російсько-української війни з рядомглав держав, серед яких лідер Китаю Сі Цзіньпін.</text:p>
      <text:p text:style-name="P4">
«І я думаю, що ми зустрічаємося з групою людей, які вважають за краще говоритипро мир, ніж про війну. І тому я думаю, що ми досягнемо успіху», - зазначивпрезидент <text:a xlink:type="simple" xlink:href="https://www.ukrinform.ua/tag-brazilia" text:style-name="Internet_20_link" text:visited-style-name="Visited_20_Internet_20_Link">
 </text:a>
 .</text:p>
      <text:p text:style-name="P4">
<text:span text:style-name="T4">
Читайте також:</text:span>
 <text:a xlink:type="simple" xlink:href="https://www.ukrinform.ua/rubric-world/3696006-kitaj-i-brazilia-zaklikali-svit-spriati-politicnomu-vreguluvannu-krizi-v-ukraini.html" text:style-name="Internet_20_link" text:visited-style-name="Visited_20_Internet_20_Link">
 </text:a>
</text:p>
      <text:p text:style-name="P4">
Як повідомляв Укрінформ, президент Бразилії Лула да Сілва заявив, що <text:a xlink:type="simple" xlink:href="https://www.ukrinform.ua/rubric-polytics/3696326-prezident-brazilii-zaklikav-ssa-pripiniti-zaohocuvati-vijnu-v-ukraini.html" text:style-name="Internet_20_link" text:visited-style-name="Visited_20_Internet_20_Link">
</text:a>
 .</text:p>
      <text:p text:style-name="P4">
<text:span text:style-name="T5">
Фото: AA</text:span>
</text:p>
      <text:p text:style-name="P4">
Source: <text:a xlink:type="simple" xlink:href="https://www.ukrinform.ua/rubric-world/3696723-prezident-brazilii-zaklikav-stvoriti-analog-g20-dla-zaversenna-rosijskoukrainskoi-vijni.html" text:style-name="Internet_20_link" text:visited-style-name="Visited_20_Internet_20_Link">
https://www.ukrinform.ua/rubric-world/3696723-prezident-brazilii-zaklikav-stvoriti-analog-g20-dla-zaversenna-rosijskoukrainskoi-vijni.html</text:a>
</text:p>
      <!--NEWS-->
      <text:h text:style-name="P10" text:outline-level="1">
<text:span text:style-name="T4">
Болгарія розглядає можливість заборони імпорту українського зерна</text:span>
</text:h>
      <text:p text:style-name="P4">
Authors: Ukrinform (Person)</text:p>
      <text:p text:style-name="P4">
Publisher: Укринформ (Organization)</text:p>
      <text:p text:style-name="P4">
Published Time: 2023-04-16T18:45:54+03:00</text:p>
      <text:p text:style-name="P4">
Modified Time: 2023-04-16T18:45:54+03:00</text:p>
      <text:p text:style-name="P4">
Description: Міністр сільського господарства Явор Гечев заявив, що Болгарія розглядає можливість заборони імпорту українського зерна за прикладом Польщі та Угорщини. — Укрінформ.</text:p>
      <text:p text:style-name="P4">
Images: ["<text:a xlink:type="simple" xlink:href="https://static.ukrinform.com/photos/2022_05/thumb_files/630_360_1651657694-321.jpg" text:style-name="Internet_20_link" text:visited-style-name="Visited_20_Internet_20_Link">
630_360_16516...</text:a>
"]</text:p>
      <text:p text:style-name="P4">
Tags: ['Болгарія', 'Україна', 'Зерно', 'Заборона']</text:p>
      <text:p text:style-name="P4">
Type: Article</text:p>
      <!--METADATA-->
      <text:p text:style-name="P4">
<draw:frame draw:style-name="fr1" draw:name="Image215" text:anchor-type="as-char" svg:width="6.9236in" svg:height="3.956343in" draw:z-index="0">
<draw:image xlink:href="../Images/yкринформ/2023-04-16T18-45-54-03-00/630_360_1651657694-321.jpg" xlink:type="simple" xlink:show="embed" xlink:actuate="onLoad" draw:mime-type="image/jpeg"/>
</draw:frame>
 Міністрсільського господарства Явор Гечев заявив, що Болгарія розглядає можливістьзаборони імпорту українського зерна за прикладом Польщі та Угорщини.</text:p>
      <text:p text:style-name="P4">
Як передає Укрінформ, про це повідомляє <text:a xlink:type="simple" xlink:href="http://bnr.bg/en/post/101810425" text:style-name="Internet_20_link" text:visited-style-name="Visited_20_Internet_20_Link">
 </text:a>
 .</text:p>
      <text:p text:style-name="P4">
"Інтереси <text:a xlink:type="simple" xlink:href="https://www.ukrinform.ua/tag-bolgaria" text:style-name="Internet_20_link" text:visited-style-name="Visited_20_Internet_20_Link">
 </text:a>
 мають бути захищені. Крімтого, тепер, коли дві країни (Польща й Угорщина – ред.) вже запровадили такіобмеження, якщо ми не відреагуємо, накопичення (зерна – ред.) на територіїБолгарії можуть стати ще більшими", - завив Гечев.</text:p>
      <text:p text:style-name="P4">
Міністр також додав, що кілька днів тому спілкувався з колегами з шести країнз цього приводу.</text:p>
      <text:p text:style-name="P4">
Зазначається, що Софія попросила Брюссель відреагувати на це питання ще увересні.</text:p>
      <text:p text:style-name="P4">
За його словами, у вівторок буде "спілкування з президентом, якийбезпосередньо причетний до цієї ситуації".</text:p>
      <text:p text:style-name="P4">
<text:span text:style-name="T4">
Читайте також:</text:span>
 <text:a xlink:type="simple" xlink:href="https://www.ukrinform.ua/rubric-economy/3696364-solskij-pro-zupinku-eksportu-do-polsi-spodivaemosa-na-vreguluvanna-pitanna-nastupnogo-tizna.html" text:style-name="Internet_20_link" text:visited-style-name="Visited_20_Internet_20_Link">
 <text:span text:style-name="T4">
Сольський</text:span>
 </text:a>
</text:p>
      <text:p text:style-name="P4">
Як повідомляв Укрінформ, Європейська комісія (ЄК) <text:a xlink:type="simple" xlink:href="https://www.ukrinform.ua/rubric-economy/3696699-v-evrokomisii-rozkritikuvali-risenna-polsi-ta-ugorsini-sodo-zaboroni-importu-zerna-z-ukraini.html" text:style-name="Internet_20_link" text:visited-style-name="Visited_20_Internet_20_Link">
</text:a>
 односторонні торговельні рішення Польщі та Угорщини, якізаборонили імпорт українського зерна та інших сільськогосподарських продуктів.</text:p>
      <text:p text:style-name="P4">
Source: <text:a xlink:type="simple" xlink:href="https://www.ukrinform.ua/rubric-economy/3696724-bolgaria-rozgladae-mozlivist-zaboroni-importu-ukrainskogo-zerna.html" text:style-name="Internet_20_link" text:visited-style-name="Visited_20_Internet_20_Link">
https://www.ukrinform.ua/rubric-economy/3696724-bolgaria-rozgladae-mozlivist-zaboroni-importu-ukrainskogo-zerna.html</text:a>
</text:p>
      <!--NEWS-->
      <text:h text:style-name="P10" text:outline-level="1">
<text:span text:style-name="T4">
«Злив» секретних документів не вплинув на співпрацю США з партнерами – Блінкен</text:span>
</text:h>
      <text:p text:style-name="P4">
Authors: Ukrinform (Person)</text:p>
      <text:p text:style-name="P4">
Publisher: Укринформ (Organization)</text:p>
      <text:p text:style-name="P4">
Published Time: 2023-04-16T19:05:00+03:00</text:p>
      <text:p text:style-name="P4">
Modified Time: 2023-04-16T19:05:00+03:00</text:p>
      <text:p text:style-name="P4">
Description: Держсекретар США Ентоні Блінкен заявив, що «витік» секретних документів, які містять інформацію про війну росії в Україні та операції розвідки США, не вплинув на співпрацю між Сполученими Штатами та їхніми союзниками. — Укрінформ.</text:p>
      <text:p text:style-name="P4">
Images: ["<text:a xlink:type="simple" xlink:href="https://static.ukrinform.com/photos/2022_10/thumb_files/630_360_1666808912-523.jpg" text:style-name="Internet_20_link" text:visited-style-name="Visited_20_Internet_20_Link">
630_360_16668...</text:a>
"]</text:p>
      <text:p text:style-name="P4">
Tags: ['Пентагон', 'Блінкен', 'Документи']</text:p>
      <text:p text:style-name="P4">
Type: Article</text:p>
      <!--METADATA-->
      <text:p text:style-name="P4">
<draw:frame draw:style-name="fr1" draw:name="Image216" text:anchor-type="as-char" svg:width="6.9236in" svg:height="3.956343in" draw:z-index="0">
<draw:image xlink:href="../Images/yкринформ/2023-04-16T19-05-00-03-00/630_360_1666808912-523.jpg" xlink:type="simple" xlink:show="embed" xlink:actuate="onLoad" draw:mime-type="image/jpeg"/>
</draw:frame>
Держсекретар США Ентоні Блінкен заявив, що «витік» секретних документів, якімістять інформацію про війну росії в Україні та операції розвідки США, невплинув на співпрацю між Сполученими Штатами та їхніми союзниками.</text:p>
      <text:p text:style-name="P4">
Як передає Укрінформ, про це повідомляє <text:a xlink:type="simple" xlink:href="http://ukrainian.voanews.com/a/7052646.html" text:style-name="Internet_20_link" text:visited-style-name="Visited_20_Internet_20_Link">
</text:a>
 .</text:p>
      <text:p text:style-name="P4">
«Ми співпрацюємо з нашими союзниками та партнерами після того, як з’явилися цівитоки, і ми зробили це на високому рівні, і ми чітко заявили про нашувідданість захисту розвідданих і про наші зобов’язання щодо наших партнерськихвідносин у сфері безпеки. Принаймні те, що я почув наразі, — це вдячність закроки, які ми робимо, і це не вплинуло на нашу співпрацю», - заявив Блінкенпід час пресконференції в Ханої, В’єтнам, де він перебуває з офіційнимвізитом.</text:p>
      <text:p text:style-name="P4">
Держсекретар <text:a xlink:type="simple" xlink:href="https://www.ukrinform.ua/tag-ssa" text:style-name="Internet_20_link" text:visited-style-name="Visited_20_Internet_20_Link">
 </text:a>
 також зазначив, щопідозрюваний у здійсненні цих злочинів перебуває під вартою, а для подальшогозахисту інформації вживаються додаткові заходи.</text:p>
      <text:p text:style-name="P4">
<text:span text:style-name="T4">
Читайте також:</text:span>
 <text:a xlink:type="simple" xlink:href="https://www.ukrinform.ua/rubric-world/3696588-rf-moze-vikoristati-zliv-danih-pentagonu-i-vkinuti-u-merezu-fejkovi-dokumenti-danilov.html" text:style-name="Internet_20_link" text:visited-style-name="Visited_20_Internet_20_Link">
 <text:span text:style-name="T4">
Пентагон</text:span>
 </text:a>
</text:p>
      <text:p text:style-name="P4">
Як повідомляв Укрінформ, минулого тижня видання The New York Times написало,що Пентагон розслідує витік секретних документів у соцмережі, які стосуються,зокрема, планів щодо запланованого контрнаступу ЗСУ.</text:p>
      <text:p text:style-name="P4">
13 квітня ФБР <text:a xlink:type="simple" xlink:href="https://www.ukrinform.ua/rubric-world/3695633-u-ssa-arestuvali-lidera-catgrupi-v-akij-zavilisa-sekretni-dani-pentagonu.html" text:style-name="Internet_20_link" text:visited-style-name="Visited_20_Internet_20_Link">
 </text:a>
 узливі секретних документів Пентагону. Ним виявився 21-річнийвійськовослужбовець підрозділу військово-повітряних сил Національної гвардіїСША в Массачусетсі Джек Тейшейра.</text:p>
      <text:p text:style-name="P4">
<text:span text:style-name="T5">
Фото: Andrew Harrer/Bloomberg</text:span>
</text:p>
      <text:p text:style-name="P4">
Source: <text:a xlink:type="simple" xlink:href="https://www.ukrinform.ua/rubric-world/3696726-zliv-sekretnih-dokumentiv-ne-vplinuv-na-spivpracu-ssa-z-partnerami-blinken.html" text:style-name="Internet_20_link" text:visited-style-name="Visited_20_Internet_20_Link">
https://www.ukrinform.ua/rubric-world/3696726-zliv-sekretnih-dokumentiv-ne-vplinuv-na-spivpracu-ssa-z-partnerami-blinken.html</text:a>
</text:p>
      <!--NEWS-->
      <text:h text:style-name="P10" text:outline-level="1">
<text:span text:style-name="T4">
ЗСУ відбили понад 45 російських атак на чотирьох напрямках</text:span>
</text:h>
      <text:p text:style-name="P4">
Authors: Ukrinform (Person)</text:p>
      <text:p text:style-name="P4">
Publisher: Укринформ (Organization)</text:p>
      <text:p text:style-name="P4">
Published Time: 2023-04-16T19:30:00+03:00</text:p>
      <text:p text:style-name="P4">
Modified Time: 2023-04-16T19:30:00+03:00</text:p>
      <text:p text:style-name="P4">
Description: Сили оборони України протягом доби відбили понад 45 російських атак на Лиманському, Бахмутському, Авдіївському та Мар’їнському напрямках. — Укрінформ.</text:p>
      <text:p text:style-name="P4">
Images: ["<text:a xlink:type="simple" xlink:href="https://static.ukrinform.com/photos/2017_01/thumb_files/630_360_1484807775-5112.jpg" text:style-name="Internet_20_link" text:visited-style-name="Visited_20_Internet_20_Link">
630_360_14848...</text:a>
"]</text:p>
      <text:p text:style-name="P4">
Tags: ['Генштаб', 'ЗСУ', 'Війна з росією']</text:p>
      <text:p text:style-name="P4">
Type: Article</text:p>
      <!--METADATA-->
      <text:p text:style-name="P4">
<draw:frame draw:style-name="fr1" draw:name="Image217" text:anchor-type="as-char" svg:width="6.9236in" svg:height="3.956343in" draw:z-index="0">
<draw:image xlink:href="../Images/yкринформ/2023-04-16T19-30-00-03-00/630_360_1484807775-5112.jpg" xlink:type="simple" xlink:show="embed" xlink:actuate="onLoad" draw:mime-type="image/jpeg"/>
</draw:frame>
 Силиоборони України протягом доби відбили понад 45 російських атак на Лиманському,Бахмутському, Авдіївському та Мар’їнському напрямках.</text:p>
      <text:p text:style-name="P4">
Як передає Укрінформ, про це Генеральний штаб Збройних сил України повідомив уФейсбуці, оприлюднивши оперативну інформацію станом на 18:00 неділі, 16квітня.</text:p>
      <text:p text:style-name="P4">
Загарбники зосереджують зусилля на веденні наступальних дій на згаданихнапрямках, активно застосовуючи оперативно-тактичну й армійську <text:a xlink:type="simple" xlink:href="https://www.ukrinform.ua/tag-rosijska-aviacia" text:style-name="Internet_20_link" text:visited-style-name="Visited_20_Internet_20_Link">
</text:a>
 . В епіцентрі бойових дійзалишаються Бахмут і Мар’їнка.</text:p>
      <text:p text:style-name="P4">
"російська федерація продовжує вести загарбницьку війну, повністю ігноруєміжнародне гуманітарне право, продовжує завдавати ударів по території Україниіз застосуванням зенітних керованих ракет, здійснює обстріли невійськовихоб’єктів", — зазначили в Генштабі.</text:p>
      <text:p text:style-name="P4">
Українська авіація за добу здійснила п'ять ударів по районах зосередженняособового складу та зенітно-ракетному комплексу російських військ.</text:p>
      <text:p text:style-name="P4">
Силами оборони знищені два ворожі безпілотники типу "Орлан-10", одинрозвідувальний "Елерон" й один дрон-камікадзе "Ланцет".</text:p>
      <text:p text:style-name="P4">
Підрозділи українських ракетних військ й артилерії зі свого боку протягом добиуразили пункт управління, зенітно-ракетний комплекс, район зосередження живоїсили, озброєння та військової техніки росіян, а також ворожий склад пально-мастильних матеріалів і два склади боєприпасів.</text:p>
      <text:p text:style-name="P4">
<text:span text:style-name="T4">
Читайте також:</text:span>
 <text:a xlink:type="simple" xlink:href="https://www.ukrinform.ua/rubric-ato/3696654-avianaloti-j-sotni-obstriliv-u-zsu-rozpovili-pro-situaciu-na-kupanskolimanskomu-napramku.html" text:style-name="Internet_20_link" text:visited-style-name="Visited_20_Internet_20_Link">
 <text:span text:style-name="T4">
ЗСУ</text:span>
 </text:a>
</text:p>
      <text:p text:style-name="P4">
російська армія протягом доби завдала 25 ударів із зенітних ракетнихкомплексів "С-300". Ворог поцілив по мирних містах Запорізької області — посамому Запоріжжю й Комишувасі, а також по Снігурівці Миколаївської області.</text:p>
      <text:p text:style-name="P4">
По позиціях Сил оборони та цивільній інфраструктурі населених пунктівзагарбники здійснили 28 авіаційних ударів і чотири обстріли з реактивнихсистем залпового вогню.</text:p>
      <text:p text:style-name="P4">
Унаслідок ворожих атак є загиблі та поранені серед цивільного населення,зруйновані та пошкоджені багатоповерхові й приватні житлові будинки, цивільнінавчальні заклади, лікарні, церкви та інша цивільна інфраструктура.</text:p>
      <text:p text:style-name="P4">
У Генштабі наголошують: російський агресор продовжує використовує тактикутерору, імовірність здійснення ворогом ракетних й авіаційних ударів по всійтериторії України залишається високою.</text:p>
      <text:p text:style-name="P4">
На Волинському, Поліському, Сіверському і Слобожанському напрямках ознакиформування наступальних угруповань загарбників не виявлені. Триває комплекснаперевірка бойової готовності збройних сил республіки білорусь. На територіїцієї країни продовжують перебувати деякі підрозділи територіальних військзбройних сил російської федерації.</text:p>
      <text:p text:style-name="P4">
У прикордонних з Україною районах Брянської, Курської й Бєлгородської областейворог продовжує утримувати визначені підрозділи.</text:p>
      <text:p text:style-name="P4">
<text:span text:style-name="T4">
Читайте також:</text:span>
 <text:a xlink:type="simple" xlink:href="https://www.ukrinform.ua/rubric-ato/3696711-vorog-z-vesni-zminiv-taktiku-obstriliv-ignat.html" text:style-name="Internet_20_link" text:visited-style-name="Visited_20_Internet_20_Link">
 </text:a>
</text:p>
      <text:p text:style-name="P4">
Від російських обстрілів протягом доби потерпали Свеса, Бунякине,Іскрисківщина, Шпиль, Волфине, Юнаківка й Басівка Сумської області, а такожВетеринарне, Нескучне, Вовчанськ, Бочкове, Мала Вовча та Землянки Харківськоїобласті.</text:p>
      <text:p text:style-name="P4">
На Куп’янському напрямку росіяни завдавали ударів по Новомлинську, Дворічній,Западному та Кіндрашівці Харківської області. На Лиманському напрямкузагарбники вели безуспішні наступальні дії в районі, що північніше відГригорівки, і біля Спірного.</text:p>
      <text:p text:style-name="P4">
З артилерії ворог бив по Стельмахівці, Невському й Білогорівці Луганськоїобласті, а також по Іванівці та Спірному Донецької області.</text:p>
      <text:p text:style-name="P4">
На Бахмутському напрямку російські війська продовжують вести наступальні дії,не припиняються бої за місто Бахмут. У районах Хромового й Іванівськогозагарбники провели атаки, однак успіху не мали. Від ворожих обстрілівпостраждали Васюківка, Міньківка, Оріхово-Василівка, Бахмут, Іванівське,Новодмитрівка та Північне Донецької області.</text:p>
      <text:p text:style-name="P4">
На Авдіївському напрямку росіяни вели наступальні дії в районахНовокалинового, Сєверного, Водяного й Первомайського Донецької області, протеуспіху теж не мали. Ударів російської армії зазнали понад 15 населенихпунктів, розташованих біля лінії зіткнення, зокрема Новокалинове, Авдіївка,Водяне, Первомайське та Нетайлове Донецької області.</text:p>
      <text:p text:style-name="P4">
<text:span text:style-name="T4">
Читайте також:</text:span>
 <text:a xlink:type="simple" xlink:href="https://www.ukrinform.ua/rubric-ato/3696696-sili-oboroni-znisili-spostereznij-punkt-rosian-na-dniprovskih-ostrovah.html" text:style-name="Internet_20_link" text:visited-style-name="Visited_20_Internet_20_Link">
 </text:a>
</text:p>
      <text:p text:style-name="P4">
На Мар’їнському напрямку українські захисники відбили численні ворожі атаки врайоні Мар’їнки. Водночас обстрілів від росіян зазнали Красногорівка,Мар’їнка, Георгіївка, Максимільянівка, Побєда й Новомихайлівка Донецькоїобласті.</text:p>
      <text:p text:style-name="P4">
На Шахтарському напрямку поточної доби ворог наступальних дій не проводив.Натомість загарбники обстрілювали населені пункти – ударів зазнали Вугледар,Пречистівка, Велика Новосілка і Времівка Донецької області.</text:p>
      <text:p text:style-name="P4">
На Запорізькому та Херсонському напрямках російська армія продовжує вестиоборонні дії й обстрілювати населені пункти. Ворожих ударів зазнали, зокрема,Времівка та Новопіль Донецької області, Гуляйполе, Залізничне, Білогір’я, МалаТокмачка, Новоданилівка, Новоандріївка й Кам’янське Запорізької області,Херсон, Дудчани, Берислав, Веселе, Бургунка, Білозерка і ДніпровськеХерсонської області.</text:p>
      <text:p text:style-name="P4">
За інформацією Генштабу, російські війська продовжують зазнавати великихвтрат. На тимчасово захоплених територіях України всі медичні закладипереповнені пораненими загарбниками.</text:p>
      <text:p text:style-name="P4">
У селі Високе Запорізької області спортивний зал місцевої школи росіяниоблаштували під військовий шпиталь. Медичні послуги там надають винятковоросійським військовослужбовцям. Станом на 15 квітня на лікуванні перебувалиблизько сотні загарбників із пораненнями різного ступеню тяжкості.</text:p>
      <text:p text:style-name="P4">
Встановлено, що росіяни продовжують грабувати мирних жителів, привласнюючиїхній зерновий урожай. Зокрема, у тимчасово захопленому місті БердянськЗапорізької області російська псевдовлада намагається вивезти викраденукукурудзу, завантажуючи її на баржі.</text:p>
      <text:p text:style-name="P4">
<text:span text:style-name="T4">
Читайте також:</text:span>
 <text:a xlink:type="simple" xlink:href="https://www.ukrinform.ua/rubric-ato/3696344-zsu-znisili-novitnij-rosijskij-tank-t90-proriv.html" text:style-name="Internet_20_link" text:visited-style-name="Visited_20_Internet_20_Link">
 <text:span text:style-name="T4">
ЗСУ</text:span>
 </text:a>
</text:p>
      <text:p text:style-name="P4">
Водночас загарбники продовжують примусову паспортизацію населення тимчасовозахоплених територій України. Зокрема, у селищі Таврія Херсонської областіросіяни активно здійснюють будинковий обхід місцевих жителів для перевіркинаявності російського паспорта. Громадянам України, які не отримали цейдокумент, ставлять умову оформити його до 1 червня, інакше погрожуютьдепортувати з конфіскацією всього особистого майна.</text:p>
      <text:p text:style-name="P4">
Як повідомляв <text:a xlink:type="simple" xlink:href="https://www.ukrinform.ua/rubric-ato/3696500-sili-oboroni-znisili-vze-182-070-rosian.html" text:style-name="Internet_20_link" text:visited-style-name="Visited_20_Internet_20_Link">
 </text:a>
 , у розв'язаній проти України повномасштабнійвійні російська армія втратила вже близько 182 тисяч 70 представниківособового складу й тисячі одиниць військової техніки.</text:p>
      <text:p text:style-name="P4">
Source: <text:a xlink:type="simple" xlink:href="https://www.ukrinform.ua/rubric-ato/3696733-zsu-vidbili-ponad-45-rosijskih-atak-na-cotiroh-napramkah.html" text:style-name="Internet_20_link" text:visited-style-name="Visited_20_Internet_20_Link">
https://www.ukrinform.ua/rubric-ato/3696733-zsu-vidbili-ponad-45-rosijskih-atak-na-cotiroh-napramkah.html</text:a>
</text:p>
      <!--NEWS-->
      <text:h text:style-name="P10" text:outline-level="1">
<text:span text:style-name="T4">
Крутих зіграє в основній сітці турніру ATP 500 в Іспанії</text:span>
</text:h>
      <text:p text:style-name="P4">
Authors: Ukrinform (Person)</text:p>
      <text:p text:style-name="P4">
Publisher: Укринформ (Organization)</text:p>
      <text:p text:style-name="P4">
Published Time: 2023-04-16T19:33:12+03:00</text:p>
      <text:p text:style-name="P4">
Modified Time: 2023-04-16T19:33:12+03:00</text:p>
      <text:p text:style-name="P4">
Description: Українець переміг француза Уго Греньє. — Укрінформ.</text:p>
      <text:p text:style-name="P4">
Images: ["<text:a xlink:type="simple" xlink:href="https://static.ukrinform.com/photos/2023_04/thumb_files/630_360_1681662744-535.jpg" text:style-name="Internet_20_link" text:visited-style-name="Visited_20_Internet_20_Link">
630_360_16816...</text:a>
"]</text:p>
      <text:p text:style-name="P4">
Tags: ['Теніс']</text:p>
      <text:p text:style-name="P4">
Type: Article</text:p>
      <!--METADATA-->
      <text:p text:style-name="P4">
<draw:frame draw:style-name="fr1" draw:name="Image218" text:anchor-type="as-char" svg:width="6.9236in" svg:height="3.956343in" draw:z-index="0">
<draw:image xlink:href="../Images/yкринформ/2023-04-16T19-33-12-03-00/630_360_1681662744-535.jpg" xlink:type="simple" xlink:show="embed" xlink:actuate="onLoad" draw:mime-type="image/jpeg"/>
</draw:frame>
 Українецьпереміг француза Уго Греньє.</text:p>
      <text:p text:style-name="P4">
Український тенісист Олексій Крутих вийшов до основної сітки турніру ATP 500 вІспанії, передає Укрінформ.</text:p>
      <text:p text:style-name="P4">
У фіналі кваліфікації українець переміг француза Уго Греньє - 6:4, 6:4. Матчтривав одну годину та 42 хвилини.</text:p>
      <text:p text:style-name="P4">
В ході зустрічі Крутих зумів оформити два ейси. Також український тенісист невіддав супернику жодної своєї подачі, оформивши натомість 2 брейки.</text:p>
      <text:p text:style-name="P4">
Крутих вдруге зіграє в основній сітці на рівні Туру.</text:p>
      <text:p text:style-name="P4">
<text:span text:style-name="T4">
Читайте також:</text:span>
 <text:a xlink:type="simple" xlink:href="https://www.ukrinform.ua/rubric-sports/3696461-ukrainskij-tenisist-vaceslav-belinskij-stav-cempionom-zmagan-itf-m15-u-tureccini.html" text:style-name="Internet_20_link" text:visited-style-name="Visited_20_Internet_20_Link">
 <text:span text:style-name="T4">
теніс</text:span>
 </text:a>
</text:p>
      <text:p text:style-name="P4">
Як повідомляв Укрінформ, у лютому Крутих аналогічним чином пробився доосновного раунду івенту ATP 250 у Досі.</text:p>
      <text:p text:style-name="P4">
Фото: btu.org.ua</text:p>
      <text:p text:style-name="P4">
Source: <text:a xlink:type="simple" xlink:href="https://www.ukrinform.ua/rubric-sports/3696732-krutih-zigrae-v-osnovnij-sitci-turniru-atp-500-v-ispanii.html" text:style-name="Internet_20_link" text:visited-style-name="Visited_20_Internet_20_Link">
https://www.ukrinform.ua/rubric-sports/3696732-krutih-zigrae-v-osnovnij-sitci-turniru-atp-500-v-ispanii.html</text:a>
</text:p>
      <!--NEWS-->
      <text:h text:style-name="P10" text:outline-level="1">
<text:span text:style-name="T4">
Берлусконі перевели з реанімації після 12 днів лікування</text:span>
</text:h>
      <text:p text:style-name="P4">
Authors: Ukrinform (Person)</text:p>
      <text:p text:style-name="P4">
Publisher: Укринформ (Organization)</text:p>
      <text:p text:style-name="P4">
Published Time: 2023-04-16T19:38:00+03:00</text:p>
      <text:p text:style-name="P4">
Modified Time: 2023-04-16T19:38:00+03:00</text:p>
      <text:p text:style-name="P4">
Description: Італійські лікарі перевели з реанімації до іншої палати 86-річного колишнього прем'єр-міністра країни Сільвіо Берлусконі, госпіталізованого з легеневою інфекцією, пов’язаною з лейкемією. — Укрінформ.</text:p>
      <text:p text:style-name="P4">
Images: ["<text:a xlink:type="simple" xlink:href="https://static.ukrinform.com/photos/2019_10/thumb_files/630_360_1572005821-673.jpg" text:style-name="Internet_20_link" text:visited-style-name="Visited_20_Internet_20_Link">
630_360_15720...</text:a>
"]</text:p>
      <text:p text:style-name="P4">
Tags: ['Берлусконі', 'Італія', 'Лікарня', 'Реанімація']</text:p>
      <text:p text:style-name="P4">
Type: Article</text:p>
      <!--METADATA-->
      <text:p text:style-name="P4">
<draw:frame draw:style-name="fr1" draw:name="Image219" text:anchor-type="as-char" svg:width="6.9236in" svg:height="3.956343in" draw:z-index="0">
<draw:image xlink:href="../Images/yкринформ/2023-04-16T19-38-00-03-00/630_360_1572005821-673.jpg" xlink:type="simple" xlink:show="embed" xlink:actuate="onLoad" draw:mime-type="image/jpeg"/>
</draw:frame>
 Італійськілікарі перевели з реанімації до іншої палати 86-річного колишнього прем'єр-міністра країни Сільвіо Берлусконі, госпіталізованого з легеневою інфекцією,пов’язаною з лейкемією.</text:p>
      <text:p text:style-name="P4">
Як передає Укрінформ, про це повідомляє <text:a xlink:type="simple" xlink:href="https://www.ansa.it/english/news/2023/04/16/berlusconi-leaves-intensive-care_41dc7981-5814-4d33-8b9f-9e50458520e1.html" text:style-name="Internet_20_link" text:visited-style-name="Visited_20_Internet_20_Link">
</text:a>
 .</text:p>
      <text:p text:style-name="P4">
За словами медиків, <text:a xlink:type="simple" xlink:href="https://www.ukrinform.ua/tag-berluskoni" text:style-name="Internet_20_link" text:visited-style-name="Visited_20_Internet_20_Link">
 </text:a>
 перевели зреанімації до іншої палати медзакладу Сан-Раффаеле у Мілані після 12 днівлікування.</text:p>
      <text:p text:style-name="P4">
Зазначається, що переведення ексглави уряду Італії, яке було заплановане нанеділю, стало можливим завдяки «постійному поліпшенню» стану здоров’яБерлусконі.</text:p>
      <text:p text:style-name="P4">
<text:span text:style-name="T4">
Читайте також:</text:span>
 <text:a xlink:type="simple" xlink:href="https://www.ukrinform.ua/rubric-polytics/3669365-u-mzs-ukraini-nagadali-ak-berluskoni-ciluvav-ruki-kaddafi.html" text:style-name="Internet_20_link" text:visited-style-name="Visited_20_Internet_20_Link">
 <text:span text:style-name="T4">
Берлусконі</text:span>
 </text:a>
</text:p>
      <text:p text:style-name="P4">
Як повідомлялося, 5 квітня Берлусконі, який чотири рази обіймав посадупрем’єр-міністра Італії, <text:a xlink:type="simple" xlink:href="https://www.ukrinform.ua/rubric-world/3692020-ekspremer-italii-berluskoni-potrapiv-do-reanimacii.html" text:style-name="Internet_20_link" text:visited-style-name="Visited_20_Internet_20_Link">
 </text:a>
міланської лікарні Сан-Раффаеле.</text:p>
      <text:p text:style-name="P4">
Згодом медики повідомили, що <text:a xlink:type="simple" xlink:href="https://www.ukrinform.ua/rubric-world/3692379-u-berluskoni-diagnostuvali-lejkemiu.html" text:style-name="Internet_20_link" text:visited-style-name="Visited_20_Internet_20_Link">
 </text:a>
 і потрапив уреанімацію через легеневу інфекцію.</text:p>
      <text:p text:style-name="P4">
Source: <text:a xlink:type="simple" xlink:href="https://www.ukrinform.ua/rubric-world/3696735-berluskoni-pereveli-z-reanimacii-pisla-12-dniv-likuvanna.html" text:style-name="Internet_20_link" text:visited-style-name="Visited_20_Internet_20_Link">
https://www.ukrinform.ua/rubric-world/3696735-berluskoni-pereveli-z-reanimacii-pisla-12-dniv-likuvanna.html</text:a>
</text:p>
      <!--NEWS-->
      <text:h text:style-name="P10" text:outline-level="1">
<text:span text:style-name="T4">
Михайло Романчук здобув третю ліцензію на Олімпійські ігри у Парижі</text:span>
</text:h>
      <text:p text:style-name="P4">
Authors: Ukrinform (Person)</text:p>
      <text:p text:style-name="P4">
Publisher: Укринформ (Organization)</text:p>
      <text:p text:style-name="P4">
Published Time: 2023-04-16T19:40:03+03:00</text:p>
      <text:p text:style-name="P4">
Modified Time: 2023-04-16T19:40:03+03:00</text:p>
      <text:p text:style-name="P4">
Description: Український плавець відібрався на дистанції 800 метрів вільним стилем. — Укрінформ.</text:p>
      <text:p text:style-name="P4">
Images: ["<text:a xlink:type="simple" xlink:href="https://static.ukrinform.com/photos/2023_04/thumb_files/630_360_1681663065-572.jpg" text:style-name="Internet_20_link" text:visited-style-name="Visited_20_Internet_20_Link">
630_360_16816...</text:a>
"]</text:p>
      <text:p text:style-name="P4">
Tags: ['Романчук', 'плавання']</text:p>
      <text:p text:style-name="P4">
Type: Article</text:p>
      <!--METADATA-->
      <text:p text:style-name="P4">
<draw:frame draw:style-name="fr1" draw:name="Image220" text:anchor-type="as-char" svg:width="6.9236in" svg:height="3.956343in" draw:z-index="0">
<draw:image xlink:href="../Images/yкринформ/2023-04-16T19-40-03-03-00/630_360_1681663065-572.jpg" xlink:type="simple" xlink:show="embed" xlink:actuate="onLoad" draw:mime-type="image/jpeg"/>
</draw:frame>
Український плавець відібрався на дистанції 800 метрів вільним стилем.</text:p>
      <text:p text:style-name="P4">
Україна здобула четверту олімпійську ліцензію на Ігри у Парижі у плаванні,передає Укрінформ.</text:p>
      <text:p text:style-name="P4">
У фінальному запливі на 800 метрів Романчук мав пропливти з часом 7:51.65 хв.На цій дистанції 26-річному українцеві належить національний рекорд: Романчуку 2020 році долав її за 7:25.73 хвилин.</text:p>
      <text:p text:style-name="P4">
Українському плавцеві вдалося виконати норматив. На фініші дистанції вінпоказав результат - 7:47.12 хв - на 4.53 секунди швидше за необхіднийрезультат. Хоча й фінішував другим: випередив Романчука ірландець ДаніельВіффен, який з часом 7:44.45 хв теж кваліфікувався на Олімпіаду.</text:p>
      <text:p text:style-name="P4">
Це третя ліцензія Романчука на Ігри в Парижі та четверта загалом для України:ще одну здобув 17-річний Олександр Желтяков на дистанції 200 метрів на спині.</text:p>
      <text:p text:style-name="P4">
<text:span text:style-name="T4">
Читайте також:</text:span>
 <text:a xlink:type="simple" xlink:href="https://www.ukrinform.ua/rubric-sports/3696052-romancuk-viborov-drugu-olimpijsku-licenziu-na-olimpijsku-igri-v-parizi-u-plavanni.html" text:style-name="Internet_20_link" text:visited-style-name="Visited_20_Internet_20_Link">
 <text:span text:style-name="T4">
Романчук</text:span>
 </text:a>
</text:p>
      <text:p text:style-name="P4">
Як повідомляв Укрінформ, раніше Романчук виборов ліцензії на дистанціях 400 та1500 метрів фристайлом.</text:p>
      <text:p text:style-name="P4">
Фото: Getty Image</text:p>
      <text:p text:style-name="P4">
Source: <text:a xlink:type="simple" xlink:href="https://www.ukrinform.ua/rubric-sports/3696736-mihajlo-romancuk-zdobuv-tretu-licenziu-na-olimpijski-igri-u-parizi.html" text:style-name="Internet_20_link" text:visited-style-name="Visited_20_Internet_20_Link">
https://www.ukrinform.ua/rubric-sports/3696736-mihajlo-romancuk-zdobuv-tretu-licenziu-na-olimpijski-igri-u-parizi.html</text:a>
</text:p>
      <!--NEWS-->
      <text:h text:style-name="P10" text:outline-level="1">
<text:span text:style-name="T4">
З-під завалів у Слов'янську дістали 15 людей, рятувальні роботи завершені</text:span>
</text:h>
      <text:p text:style-name="P4">
Authors: Ukrinform (Person)</text:p>
      <text:p text:style-name="P4">
Publisher: Укринформ (Organization)</text:p>
      <text:p text:style-name="P4">
Published Time: 2023-04-16T19:43:00+03:00</text:p>
      <text:p text:style-name="P4">
Modified Time: 2023-04-16T19:43:00+03:00</text:p>
      <text:p text:style-name="P4">
Description: Рятувальні роботи на знищеній внаслідок російського ракетного обстрілу п’ятиповерхівці у Слов'янську Донецької області завершені. З-під завалів дістали 15 людей. — Укрінформ.</text:p>
      <text:p text:style-name="P4">
Images: ["<text:a xlink:type="simple" xlink:href="https://static.ukrinform.com/photos/2023_04/thumb_files/630_360_1681663427-207.jpg" text:style-name="Internet_20_link" text:visited-style-name="Visited_20_Internet_20_Link">
630_360_16816...</text:a>
"]</text:p>
      <text:p text:style-name="P4">
Tags: ['Обстріл', 'Загибель', "Слов'янськ", 'Війна з росією']</text:p>
      <text:p text:style-name="P4">
Type: Article</text:p>
      <!--METADATA-->
      <text:p text:style-name="P4">
<draw:frame draw:style-name="fr1" draw:name="Image221" text:anchor-type="as-char" svg:width="6.9236in" svg:height="3.956343in" draw:z-index="0">
<draw:image xlink:href="../Images/yкринформ/2023-04-16T19-43-00-03-00/630_360_1681663427-207.jpg" xlink:type="simple" xlink:show="embed" xlink:actuate="onLoad" draw:mime-type="image/jpeg"/>
</draw:frame>
 Рятувальніроботи на знищеній внаслідок російського ракетного обстрілу п’ятиповерхівці уСлов'янську Донецької області завершені. З-під завалів дістали 15 людей.</text:p>
      <text:p text:style-name="P4">
Як передає Укрінформ, про це начальник Донецької обласної військовоїадміністрації Павло Кириленко повідомляє у <text:a xlink:type="simple" xlink:href="https://t.me/pavlokyrylenko_donoda/7579" text:style-name="Internet_20_link" text:visited-style-name="Visited_20_Internet_20_Link">
</text:a>
 .</text:p>
      <text:p text:style-name="P4">
«Рятувальні роботи на п'ятиповерхівці у Слов'янську завершені. За уточненимданими, з-під завалів дістали 15 людей: п’ятьох (у тому числі, 14-річнудівчину) вдалося врятувати, 10 (серед них дворічний хлопчик) загинули», -ідеться у повідомленні.</text:p>
      <text:p text:style-name="P4">
Він нагадав, що 14 квітня росіяни завдали масованого ракетного удару поСлов'янську. По місту було випущено вісім ракет із ЗРК «С-300».</text:p>
      <text:p text:style-name="P4">
Жертвами цієї атаки стали 39 людей: 15 із них загинули, 24 були <text:a xlink:type="simple" xlink:href="https://www.ukrinform.ua/tag-poraneni" text:style-name="Internet_20_link" text:visited-style-name="Visited_20_Internet_20_Link">
</text:a>
 .</text:p>
      <text:p text:style-name="P4">
«Наймасштабніших руйнувань рашисти завдали п'ятиповерхівці у провулку Парковий- рятувальні роботи із розбору завалів та пошуку людей там тривали кількаднів», - зазначив Кириленко.</text:p>
      <text:p text:style-name="P4">
<text:span text:style-name="T4">
Читайте також:</text:span>
 <text:a xlink:type="simple" xlink:href="https://www.ukrinform.ua/rubric-ato/3696654-avianaloti-j-sotni-obstriliv-u-zsu-rozpovili-pro-situaciu-na-kupanskolimanskomu-napramku.html" text:style-name="Internet_20_link" text:visited-style-name="Visited_20_Internet_20_Link">
 <text:span text:style-name="T4">
обстріл</text:span>
 </text:a>
</text:p>
      <text:p text:style-name="P4">
Як повідомляв Укрінформ, 14 квітня близько 16-ї години <text:a xlink:type="simple" xlink:href="https://www.ukrinform.ua/rubric-ato/3695978-vorog-vluciv-u-tri-patipoverhivki-slovanska-vidomo-zagiblogo-i-sistoh-poranenih.html" text:style-name="Internet_20_link" text:visited-style-name="Visited_20_Internet_20_Link">
</text:a>
 ,спрямувавши їх одразу на кілька житлових кварталів.</text:p>
      <text:p text:style-name="P4">
Source: <text:a xlink:type="simple" xlink:href="https://www.ukrinform.ua/rubric-regions/3696738-zpid-zavaliv-u-slovansku-distali-15-ludej-ratuvalni-roboti-zaverseni.html" text:style-name="Internet_20_link" text:visited-style-name="Visited_20_Internet_20_Link">
https://www.ukrinform.ua/rubric-regions/3696738-zpid-zavaliv-u-slovansku-distali-15-ludej-ratuvalni-roboti-zaverseni.html</text:a>
</text:p>
      <!--NEWS-->
      <text:h text:style-name="P10" text:outline-level="1">
<text:span text:style-name="T4">
Рятувальники показали ситуацію з підйомом води на Київщині</text:span>
</text:h>
      <text:p text:style-name="P4">
Authors: Ukrinform (Person)</text:p>
      <text:p text:style-name="P4">
Publisher: Укринформ (Organization)</text:p>
      <text:p text:style-name="P4">
Published Time: 2023-04-16T19:56:00+03:00</text:p>
      <text:p text:style-name="P4">
Modified Time: 2023-04-16T19:56:00+03:00</text:p>
      <text:p text:style-name="P4">
Description: Державна служба України з надзвичайних ситуацій контролює ситуацію з підйомом води у Київській області. — Укрінформ.</text:p>
      <text:p text:style-name="P4">
Images: ["<text:a xlink:type="simple" xlink:href="https://static.ukrinform.com/photos/2023_04/thumb_files/630_360_1681664113-320.jpg" text:style-name="Internet_20_link" text:visited-style-name="Visited_20_Internet_20_Link">
630_360_16816...</text:a>
"]</text:p>
      <text:p text:style-name="P4">
Tags: ['ДСНС', 'Повінь', 'Вода', 'Рятувальники']</text:p>
      <text:p text:style-name="P4">
Type: Article</text:p>
      <!--METADATA-->
      <text:p text:style-name="P4">
<draw:frame draw:style-name="fr1" draw:name="Image222" text:anchor-type="as-char" svg:width="6.9236in" svg:height="3.956343in" draw:z-index="0">
<draw:image xlink:href="../Images/yкринформ/2023-04-16T19-56-00-03-00/630_360_1681664113-320.jpg" xlink:type="simple" xlink:show="embed" xlink:actuate="onLoad" draw:mime-type="image/jpeg"/>
</draw:frame>
 Державнаслужба України з надзвичайних ситуацій контролює ситуацію з підйомом води уКиївській області.</text:p>
      <text:p text:style-name="P4">
Як передає Укрінформ, про це повідомляє пресслужба ДСНС у <text:a xlink:type="simple" xlink:href="https://t.me/dsns_telegram/15936" text:style-name="Internet_20_link" text:visited-style-name="Visited_20_Internet_20_Link">
</text:a>
 .</text:p>
      <text:p text:style-name="P4">
Зазначається, що станом на 15:00 на території Київської області постійноздійснюється моніторинг підняття рівня <text:a xlink:type="simple" xlink:href="https://www.ukrinform.ua/tag-voda" text:style-name="Internet_20_link" text:visited-style-name="Visited_20_Internet_20_Link">
 </text:a>
.</text:p>
      <text:p text:style-name="P4">
Фахівці ДСНС здійснили обліт території Броварського району, де поблизу селаПогреби вода заблокувала деякі дороги та під’їзди до житлових будинків. Намісці чергують рятувальники, які доставляють до суходолу місцевих жителів тавідкачують воду в житлових будинках.</text:p>
      <text:p text:style-name="P4">
Як повідомляв Укрінформ, в Україні спостерігається сезонне підняття рівня водив межах річок Дніпро, Десна, Сейм, Прип’ять, Горинь та Західний Буг натериторіях Волинської, Дніпропетровської, Житомирської, Київської,Рівненської, Полтавської, Черкаської та Чернігівської областей.</text:p>
      <text:p text:style-name="P4">
<text:span text:style-name="T4">
Читайте також:</text:span>
 <text:a xlink:type="simple" xlink:href="https://www.ukrinform.ua/rubric-regions/3696025-velika-voda-u-dvoh-oblastah-rozmilo-dorogi-do-30-naselenih-punktiv.html" text:style-name="Internet_20_link" text:visited-style-name="Visited_20_Internet_20_Link">
 </text:a>
</text:p>
      <text:p text:style-name="P4">
За даними ДСНС, станом на 9 ранку 16 квітня 2023 року залишаються підтопленими916 дворогосподарств (городи, подвір’я) та 225 будинків, з них 187 дачних.</text:p>
      <text:p text:style-name="P4">
<text:span text:style-name="T5">
Фото: ДСНС</text:span>
</text:p>
      <text:p text:style-name="P4">
Source: <text:a xlink:type="simple" xlink:href="https://www.ukrinform.ua/rubric-regions/3696740-ratuvalniki-pokazali-situaciu-z-pidjomom-vodi-na-kiivsini.html" text:style-name="Internet_20_link" text:visited-style-name="Visited_20_Internet_20_Link">
https://www.ukrinform.ua/rubric-regions/3696740-ratuvalniki-pokazali-situaciu-z-pidjomom-vodi-na-kiivsini.html</text:a>
</text:p>
      <!--NEWS-->
      <text:h text:style-name="P10" text:outline-level="1">
<text:span text:style-name="T4">
Глава МЗС України завтра відвідає Ірак</text:span>
</text:h>
      <text:p text:style-name="P4">
Authors: Ukrinform (Person)</text:p>
      <text:p text:style-name="P4">
Publisher: Укринформ (Organization)</text:p>
      <text:p text:style-name="P4">
Published Time: 2023-04-16T20:08:33+03:00</text:p>
      <text:p text:style-name="P4">
Modified Time: 2023-04-16T20:08:33+03:00</text:p>
      <text:p text:style-name="P4">
Description: Міністр закордонних справ України Дмитро Кулеба в понеділок, 17 квітня, здійснить візит до Іраку. — Укрінформ.</text:p>
      <text:p text:style-name="P4">
Images: ["<text:a xlink:type="simple" xlink:href="https://static.ukrinform.com/photos/2023_02/thumb_files/630_360_1677425770-936.jpg" text:style-name="Internet_20_link" text:visited-style-name="Visited_20_Internet_20_Link">
630_360_16774...</text:a>
"]</text:p>
      <text:p text:style-name="P4">
Tags: ['Ірак', 'Кулеба', 'Візит']</text:p>
      <text:p text:style-name="P4">
Type: Article</text:p>
      <!--METADATA-->
      <text:p text:style-name="P4">
<draw:frame draw:style-name="fr1" draw:name="Image223" text:anchor-type="as-char" svg:width="6.9236in" svg:height="3.956343in" draw:z-index="0">
<draw:image xlink:href="../Images/yкринформ/2023-04-16T20-08-33-03-00/630_360_1677425770-936.jpg" xlink:type="simple" xlink:show="embed" xlink:actuate="onLoad" draw:mime-type="image/jpeg"/>
</draw:frame>
 Міністрзакордонних справ України Дмитро Кулеба в понеділок, 17 квітня, здійснитьвізит до Іраку.</text:p>
      <text:p text:style-name="P4">
Як передає Укрінформ, про це речник Міністерства закордонних справ ОлегНіколенко повідомив у <text:a xlink:type="simple" xlink:href="http://www.facebook.com/oleg.nikolenko.50/posts/pfbid02HANjNfbuWTGZHwwo1XTEy2nvThP1EvCXHMnyiV7cY8W9wu6atDLBvbaTMVnYp3S6l" text:style-name="Internet_20_link" text:visited-style-name="Visited_20_Internet_20_Link">
</text:a>
.</text:p>
      <text:p text:style-name="P4">
"Поїздка глави МЗС України на Близький Схід продовжує стратегію відкриттянових горизонтів у світі та створення нових можливостей для українськоїдержави, бізнесу та громадян", — зазначив він.</text:p>
      <text:p text:style-name="P4">
Планується, що в Багдаді <text:a xlink:type="simple" xlink:href="https://www.ukrinform.ua/tag-kuleba" text:style-name="Internet_20_link" text:visited-style-name="Visited_20_Internet_20_Link">
 </text:a>
 проведепереговори із Прем'єр-міністром Мухаммадом Ас-Судані й віцепрем'єр-міністром –міністром закордонних справ Іраку Фуадом Хусейном.</text:p>
      <text:p text:style-name="P4">
Сторони обговорять розвиток політичного діалогу, збільшення обсягів торгівлі івзаємодію в міжнародних організаціях.</text:p>
      <text:p text:style-name="P4">
<text:span text:style-name="T4">
Читайте також:</text:span>
 <text:a xlink:type="simple" xlink:href="https://www.ukrinform.ua/rubric-polytics/3687288-druge-afrikanske-turne-kulebi-zaplanovane-na-lito-mzs.html" text:style-name="Internet_20_link" text:visited-style-name="Visited_20_Internet_20_Link">
 <text:span text:style-name="T4">
Друге</text:span>
 <text:span text:style-name="T4">
африканське</text:span>
 <text:span text:style-name="T4">
турне</text:span>
 <text:span text:style-name="T4">
Кулеби</text:span>
<text:span text:style-name="T4">
заплановане</text:span>
 <text:span text:style-name="T4">
літо</text:span>
 <text:span text:style-name="T4">
МЗС</text:span>
 </text:a>
</text:p>
      <text:p text:style-name="P4">
Як повідомляв Укрінформ, на початку тижня Президент Володимир Зеленськийобговорив із Прем'єр-міністром Іраку <text:a xlink:type="simple" xlink:href="https://www.ukrinform.ua/rubric-polytics/3694007-ukraina-gotova-do-novoi-storinki-zelenskij-pogovoriv-z-premerom-iraku.html" text:style-name="Internet_20_link" text:visited-style-name="Visited_20_Internet_20_Link">
 </text:a>
 й українську формулу миру.</text:p>
      <text:p text:style-name="P4">
Source: <text:a xlink:type="simple" xlink:href="https://www.ukrinform.ua/rubric-polytics/3696742-glava-mzs-ukraini-zavtra-vidvidae-irak.html" text:style-name="Internet_20_link" text:visited-style-name="Visited_20_Internet_20_Link">
https://www.ukrinform.ua/rubric-polytics/3696742-glava-mzs-ukraini-zavtra-vidvidae-irak.html</text:a>
</text:p>
      <!--NEWS-->
      <text:h text:style-name="P10" text:outline-level="1">
<text:span text:style-name="T4">
Сольський обговорив з угорським колегою експорт української агропродукції</text:span>
</text:h>
      <text:p text:style-name="P4">
Authors: Ukrinform (Person)</text:p>
      <text:p text:style-name="P4">
Publisher: Укринформ (Organization)</text:p>
      <text:p text:style-name="P4">
Published Time: 2023-04-16T20:19:09+03:00</text:p>
      <text:p text:style-name="P4">
Modified Time: 2023-04-16T20:19:09+03:00</text:p>
      <text:p text:style-name="P4">
Description: Міністр аграрної політики та продовольства України Микола Сольський обговорив з міністром сільського господарства Угорщини Іштваном Надем ситуацію з експортом української аграрної продукції в Угорщину. — Укрінформ.</text:p>
      <text:p text:style-name="P4">
Images: ["<text:a xlink:type="simple" xlink:href="https://static.ukrinform.com/photos/2023_04/thumb_files/630_360_1681564397-147.jpg" text:style-name="Internet_20_link" text:visited-style-name="Visited_20_Internet_20_Link">
630_360_16815...</text:a>
"]</text:p>
      <text:p text:style-name="P4">
Tags: ['Експорт', 'Мінагро', 'Угорщина', 'Україна']</text:p>
      <text:p text:style-name="P4">
Type: Article</text:p>
      <!--METADATA-->
      <text:p text:style-name="P4">
<draw:frame draw:style-name="fr1" draw:name="Image224" text:anchor-type="as-char" svg:width="6.9236in" svg:height="3.956343in" draw:z-index="0">
<draw:image xlink:href="../Images/yкринформ/2023-04-16T20-19-09-03-00/630_360_1681564397-147.jpg" xlink:type="simple" xlink:show="embed" xlink:actuate="onLoad" draw:mime-type="image/jpeg"/>
</draw:frame>
 Міністраграрної політики та продовольства України Микола Сольський обговорив зміністром сільського господарства Угорщини Іштваном Надем ситуацію з експортомукраїнської аграрної продукції в Угорщину.</text:p>
      <text:p text:style-name="P4">
Як передає Укрінформ, про це повідомляє пресслужба Мінагрополітики у <text:a xlink:type="simple" xlink:href="http://www.facebook.com/mapfu2021/posts/pfbid0fUQZhJMdC9aDuw2gJrmX2sq6EuYLC9iq92BJ39yPcMSf1B2ZeBVd99MbQ8qt7hUVl" text:style-name="Internet_20_link" text:visited-style-name="Visited_20_Internet_20_Link">
</text:a>
</text:p>
      <text:p text:style-name="P4">
Зазначається, що Сольський підкреслив необхідність продовження переговорів длядосягнення домовленостей з приводу експорту української сільськогосподарськоїпродукції та неприйнятність односторонніх рішень.</text:p>
      <text:p text:style-name="P4">
Зі свого боку міністр сільського господарства <text:a xlink:type="simple" xlink:href="https://www.ukrinform.ua/tag-ugorsina" text:style-name="Internet_20_link" text:visited-style-name="Visited_20_Internet_20_Link">
</text:a>
 запевнив, що транзит для українськоїагропродукції зберігатиметься і надалі.</text:p>
      <text:p text:style-name="P4">
Сторони домовились провести консультації і найближчим часом зустрітисяповторно.</text:p>
      <text:p text:style-name="P4">
<text:span text:style-name="T4">
Читайте також:</text:span>
 <text:a xlink:type="simple" xlink:href="https://www.ukrinform.ua/rubric-economy/3696724-bolgaria-rozgladae-mozlivist-zaboroni-importu-ukrainskogo-zerna.html" text:style-name="Internet_20_link" text:visited-style-name="Visited_20_Internet_20_Link">
 <text:span text:style-name="T4">
Болгарія</text:span>
 </text:a>
</text:p>
      <text:p text:style-name="P4">
Як повідомляв Укрінформ, Європейська комісія (ЄК) <text:a xlink:type="simple" xlink:href="https://www.ukrinform.ua/rubric-economy/3696699-v-evrokomisii-rozkritikuvali-risenna-polsi-ta-ugorsini-sodo-zaboroni-importu-zerna-z-ukraini.html" text:style-name="Internet_20_link" text:visited-style-name="Visited_20_Internet_20_Link">
</text:a>
 односторонні торговельні рішення Польщі та Угорщини, якізаборонили імпорт українського зерна та інших сільськогосподарських продуктів.</text:p>
      <text:p text:style-name="P4">
Угорщина та Польща 15 квітня 2023 року ввели тимчасову заборону на імпортзерна та олійних культур з України до 30 червня 2023 року.</text:p>
      <text:p text:style-name="P4">
Source: <text:a xlink:type="simple" xlink:href="https://www.ukrinform.ua/rubric-economy/3696744-solskij-obgovoriv-z-ugorskim-kolegou-eksport-ukrainskoi-agroprodukcii.html" text:style-name="Internet_20_link" text:visited-style-name="Visited_20_Internet_20_Link">
https://www.ukrinform.ua/rubric-economy/3696744-solskij-obgovoriv-z-ugorskim-kolegou-eksport-ukrainskoi-agroprodukcii.html</text:a>
</text:p>
      <!--NEWS-->
      <text:h text:style-name="P10" text:outline-level="1">
<text:span text:style-name="T4">
Світлана Самуляк здобула три «срібла» на ЧЄ з важкої атлетики</text:span>
</text:h>
      <text:p text:style-name="P4">
Authors: Ukrinform (Person)</text:p>
      <text:p text:style-name="P4">
Publisher: Укринформ (Organization)</text:p>
      <text:p text:style-name="P4">
Published Time: 2023-04-16T20:22:54+03:00</text:p>
      <text:p text:style-name="P4">
Modified Time: 2023-04-16T20:22:54+03:00</text:p>
      <text:p text:style-name="P4">
Description: Українка поступилась чемпіонці змагань на два кілограми. — Укрінформ.</text:p>
      <text:p text:style-name="P4">
Images: ["<text:a xlink:type="simple" xlink:href="https://static.ukrinform.com/photos/2023_04/thumb_files/630_360_1681665661-121.jpg" text:style-name="Internet_20_link" text:visited-style-name="Visited_20_Internet_20_Link">
630_360_16816...</text:a>
"]</text:p>
      <text:p text:style-name="P4">
Tags: ['Важка атлетика']</text:p>
      <text:p text:style-name="P4">
Type: Article</text:p>
      <!--METADATA-->
      <text:p text:style-name="P4">
<draw:frame draw:style-name="fr1" draw:name="Image225" text:anchor-type="as-char" svg:width="6.9236in" svg:height="3.956343in" draw:z-index="0">
<draw:image xlink:href="../Images/yкринформ/2023-04-16T20-22-54-03-00/630_360_1681665661-121.jpg" xlink:type="simple" xlink:show="embed" xlink:actuate="onLoad" draw:mime-type="image/jpeg"/>
</draw:frame>
 Українкапоступилась чемпіонці змагань на два кілограми.</text:p>
      <text:p text:style-name="P4">
У столиці Вірменії Єревані триває чемпіонат Європи з важкої атлетики, <text:a xlink:type="simple" xlink:href="http://uwf.net.ua/news/all/3377/chemponat-vropi-z-vazhko-atletiki-rozklad-ta-rezuljtati" text:style-name="Internet_20_link" text:visited-style-name="Visited_20_Internet_20_Link">
</text:a>
 пресслужба федерації важкої атлетики України, передаєУкрінформ.</text:p>
      <text:p text:style-name="P4">
У другий день змагань одразу три медалі збірній України приніс виступ19-річної Світлани Самуляк у категорії до 55 кілограмів.</text:p>
      <text:p text:style-name="P4">
У ривку важкоатлетка підняла 90 кілограмів з першої спроби. Цей результат лишеу третьому підході покращила румунка Андреа Котрута, яка з результатом 91 кгобійшла Самуляк у першому виді. Срібна нагорода у ривку стала для українкидебютною на рівні Євро.</text:p>
      <text:p text:style-name="P4">
У поштовху Світлана Самуляк підняла 109 кілограмів у другій спробі, програвшина один кілограм тій же Котруті, яка у третій спробі взяла 110 кг. За сумоюдвох видів результат української атлетки дозволив їй посісти друге місце удвоборстві та здобути загалом три медалі.</text:p>
      <text:p text:style-name="P4">
<text:span text:style-name="T4">
Читайте також:</text:span>
 <text:a xlink:type="simple" xlink:href="https://www.ukrinform.ua/rubric-sports/3696609-ukrainka-lomacinska-zdobula-dvi-bronzovi-medali-na-ce-z-vazkoi-atletiki.html" text:style-name="Internet_20_link" text:visited-style-name="Visited_20_Internet_20_Link">
 <text:span text:style-name="T4">
атлетики</text:span>
 </text:a>
</text:p>
      <text:p text:style-name="P4">
Як повідомляв Укрінформ, Ангеліна Ломачинська стала володаркою двох бронзовихнагород на ЧЄ з важкої атлетики, у ваговій категорії до 49 кг українкапіднялася на п'єдестал пошани у ривку та за сумою двоборства.</text:p>
      <text:p text:style-name="P4">
Фото: uwf.net.ua</text:p>
      <text:p text:style-name="P4">
Source: <text:a xlink:type="simple" xlink:href="https://www.ukrinform.ua/rubric-sports/3696745-svitlana-samulak-zdobula-tri-sribla-na-ce-z-vazkoi-atletiki.html" text:style-name="Internet_20_link" text:visited-style-name="Visited_20_Internet_20_Link">
https://www.ukrinform.ua/rubric-sports/3696745-svitlana-samulak-zdobula-tri-sribla-na-ce-z-vazkoi-atletiki.html</text:a>
</text:p>
      <!--NEWS-->
      <text:h text:style-name="P10" text:outline-level="1">
<text:span text:style-name="T4">
США обговорюють механізми передачі заморожених активів рф для відбудови України</text:span>
</text:h>
      <text:p text:style-name="P4">
Authors: Ukrinform (Person)</text:p>
      <text:p text:style-name="P4">
Publisher: Укринформ (Organization)</text:p>
      <text:p text:style-name="P4">
Published Time: 2023-04-16T20:39:52+03:00</text:p>
      <text:p text:style-name="P4">
Modified Time: 2023-04-16T20:39:52+03:00</text:p>
      <text:p text:style-name="P4">
Description: російська федерація повинна відшкодувати Україні збитки, завдані в результаті повномасштабного вторгнення. — Укрінформ.</text:p>
      <text:p text:style-name="P4">
Images: ["<text:a xlink:type="simple" xlink:href="https://static.ukrinform.com/photos/2023_02/thumb_files/630_360_1677502946-733.jpg" text:style-name="Internet_20_link" text:visited-style-name="Visited_20_Internet_20_Link">
630_360_16775...</text:a>
"]</text:p>
      <text:p text:style-name="P4">
Tags: ['Мінфін', 'США', 'Україна', 'росія', 'Відбудова']</text:p>
      <text:p text:style-name="P4">
Type: Article</text:p>
      <!--METADATA-->
      <text:p text:style-name="P4">
<draw:frame draw:style-name="fr1" draw:name="Image226" text:anchor-type="as-char" svg:width="6.9236in" svg:height="3.956343in" draw:z-index="0">
<draw:image xlink:href="../Images/yкринформ/2023-04-16T20-39-52-03-00/630_360_1677502946-733.jpg" xlink:type="simple" xlink:show="embed" xlink:actuate="onLoad" draw:mime-type="image/jpeg"/>
</draw:frame>
 російськафедерація повинна відшкодувати Україні збитки, завдані в результатіповномасштабного вторгнення.</text:p>
      <text:p text:style-name="P4">
Як передає Укрінформ, про це в інтерв’ю <text:a xlink:type="simple" xlink:href="http://www.youtube.com/watch" text:style-name="Internet_20_link" text:visited-style-name="Visited_20_Internet_20_Link">
</text:a>
 у програмі Fareed Zakariaзаявила міністр фінансів США Джанет Єллен.</text:p>
      <text:p text:style-name="P4">
«Я вважаю, що росія повинна заплатити за шкоду, якої завдала Україні. Світоваспільнота очікує, що <text:a xlink:type="simple" xlink:href="https://www.ukrinform.ua/tag-rosia" text:style-name="Internet_20_link" text:visited-style-name="Visited_20_Internet_20_Link">
 </text:a>
 понесе цювідповідальність. Це питання, яке ми обговорюємо з нашими партнерами, але єюридичні обмеження в тому, що ми можемо зробити із замороженими російськимиактивами. Ми обговорюємо з партнерами, що можемо з цим зробити у майбутньому.Але це те, що повинно відбутися, росія повинна заплатити за завдані (Україні –ред.) збитки», - відповіла вона на запитання, чи повинна росія заплатити завідбудову України своїми замороженими активами центробанку на Заході.</text:p>
      <text:p text:style-name="P4">
Єллен також зазначила, що запровадженням проти москви санкцій вже досягнутідві мети – зменшилися прибутки й обладнання для продовження ведення війни.</text:p>
      <text:p text:style-name="P4">
««Граничні ціни» на російську нафту, які ми запровадили, вже зменшили прибуткипутіна десь на 40% за останній рік. Він очікував на бюджетний профіцит, аленатомість має великий дефіцит. Що стосується обладнання, то тут успіх в тому,щоб позбавити росію обладнання. Це сталося завдяки експортному контролю йсанкціям не тільки США, а й інших партнерів», - додала вона.</text:p>
      <text:p text:style-name="P4">
<text:span text:style-name="T4">
Читайте також:</text:span>
 <text:a xlink:type="simple" xlink:href="https://www.ukrinform.ua/rubric-economy/3696112-smigal-dla-vidbudovi-ukraini-mozna-zaluciti-do-500-milardiv-zamorozenih-aktiviv-rf.html" text:style-name="Internet_20_link" text:visited-style-name="Visited_20_Internet_20_Link">
 <text:span text:style-name="T4">
заморожених</text:span>
 </text:a>
</text:p>
      <text:p text:style-name="P4">
Як повідомляв Укрінформ, міністр фінансів США Джанет Єллен <text:a xlink:type="simple" xlink:href="https://www.ukrinform.ua/rubric-economy/3695648-ssa-pidtrimuut-pragnenna-ukraini-do-reform-i-vikonanna-programi-mvf-ministerka-finansiv.html" text:style-name="Internet_20_link" text:visited-style-name="Visited_20_Internet_20_Link">
</text:a>
прагненням українського уряду реалізовувати реформи та досягати показників,зазначених у недавно прийнятій програмі МВФ для України, щоб повернутися доздорового економічного зростання.</text:p>
      <text:p text:style-name="P4">
Source: <text:a xlink:type="simple" xlink:href="https://www.ukrinform.ua/rubric-vidbudova/3696749-ssa-obgovoruut-mehanizmi-peredaci-zamorozenih-aktiviv-rf-dla-vidbudovi-ukraini.html" text:style-name="Internet_20_link" text:visited-style-name="Visited_20_Internet_20_Link">
https://www.ukrinform.ua/rubric-vidbudova/3696749-ssa-obgovoruut-mehanizmi-peredaci-zamorozenih-aktiviv-rf-dla-vidbudovi-ukraini.html</text:a>
</text:p>
      <!--NEWS-->
      <text:h text:style-name="P10" text:outline-level="1">
<text:span text:style-name="T4">
МКІП привітало артистів цирку з професійним святом</text:span>
</text:h>
      <text:p text:style-name="P4">
Authors: Ukrinform (Person)</text:p>
      <text:p text:style-name="P4">
Publisher: Укринформ (Organization)</text:p>
      <text:p text:style-name="P4">
Published Time: 2023-04-16T20:45:00+03:00</text:p>
      <text:p text:style-name="P4">
Modified Time: 2023-04-16T20:45:00+03:00</text:p>
      <text:p text:style-name="P4">
Description: Міністерство культури та інформаційної політики України привітало діячів циркового мистецтва з Міжнародним днем цирку. — Укрінформ.</text:p>
      <text:p text:style-name="P4">
Images: ["<text:a xlink:type="simple" xlink:href="https://static.ukrinform.com/photos/2023_02/thumb_files/630_360_1675767487-857.jpg" text:style-name="Internet_20_link" text:visited-style-name="Visited_20_Internet_20_Link">
630_360_16757...</text:a>
"]</text:p>
      <text:p text:style-name="P4">
Tags: ['Свято', 'Цирк', 'МКІП ']</text:p>
      <text:p text:style-name="P4">
Type: Article</text:p>
      <!--METADATA-->
      <text:p text:style-name="P4">
<draw:frame draw:style-name="fr1" draw:name="Image227" text:anchor-type="as-char" svg:width="6.9236in" svg:height="3.956343in" draw:z-index="0">
<draw:image xlink:href="../Images/yкринформ/2023-04-16T20-45-00-03-00/630_360_1675767487-857.jpg" xlink:type="simple" xlink:show="embed" xlink:actuate="onLoad" draw:mime-type="image/jpeg"/>
</draw:frame>
Міністерство культури та інформаційної політики України привітало діячівциркового мистецтва з Міжнародним днем цирку.</text:p>
      <text:p text:style-name="P4">
Як передає Укрінформ, про це пресслужба МКІП написала в <text:a xlink:type="simple" xlink:href="https://t.me/mkipu/5610" text:style-name="Internet_20_link" text:visited-style-name="Visited_20_Internet_20_Link">
</text:a>
 .</text:p>
      <text:p text:style-name="P4">
"З нагоди Міжнародного дня цирку вітаємо всіх творців <text:a xlink:type="simple" xlink:href="https://www.ukrinform.ua/tag-mistectvo" text:style-name="Internet_20_link" text:visited-style-name="Visited_20_Internet_20_Link">
</text:a>
 , що здатне зачарувати та змуситинас забути про повсякденність своєю магічною атмосферою. Ми бажаємо артистамцирку успішних виступів, визнання глядачів і щедрого дарування посмішок тавражень, які наповнять серця радістю", — зазначили в міністерстві.</text:p>
      <text:p text:style-name="P4">
У МКІП висловили подяку всім, хто підтримує циркове мистецтво, попри складнічаси сприяє його розвитку й дає змогу здійснювати мрії.</text:p>
      <text:p text:style-name="P4">
<text:span text:style-name="T4">
Читайте також:</text:span>
 <text:a xlink:type="simple" xlink:href="https://www.ukrinform.ua/rubric-culture/3666813-nacionalnij-cirk-zapustiv-nove-dzazove-sou.html" text:style-name="Internet_20_link" text:visited-style-name="Visited_20_Internet_20_Link">
 <text:span text:style-name="T4">
цирк</text:span>
 </text:a>
</text:p>
      <text:p text:style-name="P4">
Як повідомлялося, Міжнародний день цирку відзначають щороку третьої суботиквітня. Подію започаткувала Всесвітня федерація цирку у 2008 році.</text:p>
      <text:p text:style-name="P4">
Source: <text:a xlink:type="simple" xlink:href="https://www.ukrinform.ua/rubric-culture/3696751-mkip-privitalo-artistiv-cirku-z-profesijnim-svatom.html" text:style-name="Internet_20_link" text:visited-style-name="Visited_20_Internet_20_Link">
https://www.ukrinform.ua/rubric-culture/3696751-mkip-privitalo-artistiv-cirku-z-profesijnim-svatom.html</text:a>
</text:p>
      <!--NEWS-->
      <text:h text:style-name="P10" text:outline-level="1">
<text:span text:style-name="T4">
росіяни двічі за добу обстріляли Нікопольщину</text:span>
</text:h>
      <text:p text:style-name="P4">
Authors: Ukrinform (Person)</text:p>
      <text:p text:style-name="P4">
Publisher: Укринформ (Organization)</text:p>
      <text:p text:style-name="P4">
Published Time: 2023-04-16T20:47:00+03:00</text:p>
      <text:p text:style-name="P4">
Modified Time: 2023-04-16T20:47:00+03:00</text:p>
      <text:p text:style-name="P4">
Description: російські війська двічі за день обстріляли Нікопольський район Дніпропетровської області. Дві людини постраждали.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Дніпропетровщина', 'Нікополь', 'Обстріл', 'Війна з росією']</text:p>
      <text:p text:style-name="P4">
Type: Article</text:p>
      <!--METADATA-->
      <text:p text:style-name="P4">
<draw:frame draw:style-name="fr1" draw:name="Image228" text:anchor-type="as-char" svg:width="6.9236in" svg:height="3.956343in" draw:z-index="0">
<draw:image xlink:href="../Images/yкринформ/2023-04-16T20-47-00-03-00/630_360_1669987737-966.jpg" xlink:type="simple" xlink:show="embed" xlink:actuate="onLoad" draw:mime-type="image/jpeg"/>
</draw:frame>
 російськівійська двічі за день обстріляли Нікопольський район Дніпропетровськоїобласті. Дві людини постраждали.</text:p>
      <text:p text:style-name="P4">
Про це в <text:a xlink:type="simple" xlink:href="https://t.me/mykola_lukashuk/4154" text:style-name="Internet_20_link" text:visited-style-name="Visited_20_Internet_20_Link">
 </text:a>
 повідомив головаДніпропетровської обласної ради Микола Лукашук, передає Укрінформ.</text:p>
      <text:p text:style-name="P4">
"Сьогодні ворог двічі <text:a xlink:type="simple" xlink:href="https://www.ukrinform.ua/tag-obstril" text:style-name="Internet_20_link" text:visited-style-name="Visited_20_Internet_20_Link">
 </text:a>
 Нікопольщину -є поранені люди та руйнування. Надвечір росіяни атакували Червоногригорівськугромаду. Наслідки з’ясовуються", - йдеться у дописі.</text:p>
      <text:p text:style-name="P4">
Раніше повідомлялося, що з важкої артилерії російські війська обстріляли храму Нікополі, поранені дві людини: жінку доставили у лікарню, чоловік відгоспіталізації відмовився.</text:p>
      <text:p text:style-name="P4">
<text:span text:style-name="T4">
Читайте також:</text:span>
 <text:a xlink:type="simple" xlink:href="https://www.ukrinform.ua/rubric-ato/3696711-vorog-z-vesni-zminiv-taktiku-obstriliv-ignat.html" text:style-name="Internet_20_link" text:visited-style-name="Visited_20_Internet_20_Link">
 <text:span text:style-name="T4">
обстріл</text:span>
 </text:a>
</text:p>
      <text:p text:style-name="P4">
Знищені господарча споруда, пошкоджений храм, лінії електропередачі, 5приватних житлових будинків, 4 господарчі споруди, 2 автомобілі.</text:p>
      <text:p text:style-name="P4">
Source: <text:a xlink:type="simple" xlink:href="https://www.ukrinform.ua/rubric-ato/3696750-rosiani-dvici-za-dobu-obstrilali-nikopolsinu.html" text:style-name="Internet_20_link" text:visited-style-name="Visited_20_Internet_20_Link">
https://www.ukrinform.ua/rubric-ato/3696750-rosiani-dvici-za-dobu-obstrilali-nikopolsinu.html</text:a>
</text:p>
      <!--NEWS-->
      <text:h text:style-name="P10" text:outline-level="1">
<text:span text:style-name="T4">
Середа: почати сезон зі «срібла» на Кубку світу – це хороший результат</text:span>
</text:h>
      <text:p text:style-name="P4">
Authors: Ukrinform (Person)</text:p>
      <text:p text:style-name="P4">
Publisher: Укринформ (Organization)</text:p>
      <text:p text:style-name="P4">
Published Time: 2023-04-16T20:55:00+03:00</text:p>
      <text:p text:style-name="P4">
Modified Time: 2023-04-16T20:55:00+03:00</text:p>
      <text:p text:style-name="P4">
Description: 17-річний Олексій Середа поділився емоціями від завоювання срібної нагороди на першому етапі Кубка світу зі стрибків у воду у китайському Сіані. — Укрінформ.</text:p>
      <text:p text:style-name="P4">
Images: ["<text:a xlink:type="simple" xlink:href="https://static.ukrinform.com/photos/2023_04/thumb_files/630_360_1681667434-426.jpg" text:style-name="Internet_20_link" text:visited-style-name="Visited_20_Internet_20_Link">
630_360_16816...</text:a>
"]</text:p>
      <text:p text:style-name="P4">
Tags: ['Стрибки у воду']</text:p>
      <text:p text:style-name="P4">
Type: Article</text:p>
      <!--METADATA-->
      <text:p text:style-name="P4">
<draw:frame draw:style-name="fr1" draw:name="Image229" text:anchor-type="as-char" svg:width="6.9236in" svg:height="3.956343in" draw:z-index="0">
<draw:image xlink:href="../Images/yкринформ/2023-04-16T20-55-00-03-00/630_360_1681667434-426.jpg" xlink:type="simple" xlink:show="embed" xlink:actuate="onLoad" draw:mime-type="image/jpeg"/>
</draw:frame>
 17-річнийОлексій Середа поділився емоціями від завоювання срібної нагороди на першомуетапі Кубка світу зі стрибків у воду у китайському Сіані.</text:p>
      <text:p text:style-name="P4">
Він розповів про це ексклюзивно в коментарі кореспонденту Укрінформу.</text:p>
      <text:p text:style-name="P4">
«Насправді, я думав, що можу потрапити в призи, але те, що можу виграти, недумав навіть. Китаєць – на три голови вищий за мене, тому в мене не булошансів проти нього. Для мене ця «срібна» медаль означає дуже багато. Цепочаток сезону, і почати його зі «срібла» на Кубку світу – це хорошийрезультат», - сказав Середа.</text:p>
      <text:p text:style-name="P4">
На змаганнях Середа виступав з новою програмою.</text:p>
      <text:p text:style-name="P4">
«З новою програмою виступалось добре, я почував себе досить впевнено. Звісно,є такі стрибки, на яких я починаю сумніватися, як от чотири з половиною обертивперед. Я його зробив на сім балів. Не можу сказати, що я робив його добре натренуваннях, тому хвилювався. Щодо нового стрибка, який я виконував останнім,я його зробив дуже добре, я так вважаю», - додав Середа.</text:p>
      <text:p text:style-name="P4">
Середа приніс Україні другу медаль на етапі в Сіані.</text:p>
      <text:p text:style-name="P4">
<text:a xlink:type="simple" xlink:href="https://www.ukrinform.ua/rubric-sports/3695695-ukrainci-sereda-i-boluh-zdobuli-bronzu-kubka-svitu-zi-stribkiv-u-vodu.html" text:style-name="Internet_20_link" text:visited-style-name="Visited_20_Internet_20_Link">
 </text:a>
 Середа та Кирило Болюхстали третіми у чоловічих синхронних стрибках із 10-метрової вишки.</text:p>
      <text:p text:style-name="P4">
<text:span text:style-name="T4">
Читайте також:</text:span>
 <text:a xlink:type="simple" xlink:href="https://www.ukrinform.ua/rubric-sports/3696646-sereda-sribnij-prizer-persogo-etapu-ks-zi-stribkiv-u-vodu.html" text:style-name="Internet_20_link" text:visited-style-name="Visited_20_Internet_20_Link">
 </text:a>
</text:p>
      <text:p text:style-name="P4">
Як повідомляв Укрінформ, другий етап Кубка світу зі стрибків у водувідбудеться 5-7 травня у Монреалі (Канада).</text:p>
      <text:p text:style-name="P4">
Фото: Df-ua.org</text:p>
      <text:p text:style-name="P4">
Source: <text:a xlink:type="simple" xlink:href="https://www.ukrinform.ua/rubric-sports/3696752-sereda-pocati-sezon-zi-sribla-na-kubku-svitu-ce-horosij-rezultat.html" text:style-name="Internet_20_link" text:visited-style-name="Visited_20_Internet_20_Link">
https://www.ukrinform.ua/rubric-sports/3696752-sereda-pocati-sezon-zi-sribla-na-kubku-svitu-ce-horosij-rezultat.html</text:a>
</text:p>
      <!--NEWS-->
      <text:h text:style-name="P10" text:outline-level="1">
<text:span text:style-name="T4">
Проросійські сили знову провели антиурядовий протест у Празі</text:span>
</text:h>
      <text:p text:style-name="P4">
Authors: Ukrinform (Person)</text:p>
      <text:p text:style-name="P4">
Publisher: Укринформ (Organization)</text:p>
      <text:p text:style-name="P4">
Published Time: 2023-04-16T21:07:00+03:00</text:p>
      <text:p text:style-name="P4">
Modified Time: 2023-04-16T21:07:00+03:00</text:p>
      <text:p text:style-name="P4">
Description: У чеській столиці Празі 16 квітня пройшла антиурядова демонстрація, організована маловідомою проросійською непарламентською політичною партією «Право Повага Професійність» (PRO). — Укрінформ.</text:p>
      <text:p text:style-name="P4">
Images: ["<text:a xlink:type="simple" xlink:href="https://static.ukrinform.com/photos/2023_04/thumb_files/630_360_1681669203-177.jpg" text:style-name="Internet_20_link" text:visited-style-name="Visited_20_Internet_20_Link">
630_360_16816...</text:a>
"]</text:p>
      <text:p text:style-name="P4">
Tags: ['Чехія', 'Протест', 'Прага']</text:p>
      <text:p text:style-name="P4">
Type: Article</text:p>
      <!--METADATA-->
      <text:p text:style-name="P4">
<draw:frame draw:style-name="fr1" draw:name="Image230" text:anchor-type="as-char" svg:width="6.9236in" svg:height="3.956343in" draw:z-index="0">
<draw:image xlink:href="../Images/yкринформ/2023-04-16T21-07-00-03-00/630_360_1681669203-177.jpg" xlink:type="simple" xlink:show="embed" xlink:actuate="onLoad" draw:mime-type="image/jpeg"/>
</draw:frame>
 У чеськійстолиці Празі 16 квітня пройшла антиурядова демонстрація, організованамаловідомою проросійською непарламентською політичною партією «Право ПовагаПрофесійність» (PRO).</text:p>
      <text:p text:style-name="P4">
Як передає Укрінформ, про це повідомляє <text:a xlink:type="simple" xlink:href="https://ruski.radio.cz/praga-antipravitelstvennaya-demonstraciya-na-vaclavskoy-ploshchadi-8780460" text:style-name="Internet_20_link" text:visited-style-name="Visited_20_Internet_20_Link">
 </text:a>
 .</text:p>
      <text:p text:style-name="P4">
Офіційно PRO була зареєстрована у 2022-му році. Демонстранти, що зібралися вцентрі міста, принесли з собою чеські державні прапори і транспаранти згаслами, спрямованими проти чинного уряду під керівництвом прем'єр-міністраПетра Фіали.</text:p>
      <text:p text:style-name="P4">
Голова PRO Йіндржих Райхл під час демонстрації під гаслом « <text:a xlink:type="simple" xlink:href="https://www.ukrinform.ua/tag-cehia" text:style-name="Internet_20_link" text:visited-style-name="Visited_20_Internet_20_Link">
</text:a>
 проти злиднів» заявив, що всі, хтозібрався на площі, виступають на захист Чехії.</text:p>
      <text:p text:style-name="P4">
За його словами, демонстрація має висловити протест «не лише проти економічноїбідності, а й проти моральної бідності».</text:p>
      <text:p text:style-name="P4">
<text:span text:style-name="T4">
Читайте також:</text:span>
 <text:a xlink:type="simple" xlink:href="https://www.ukrinform.ua/rubric-diaspora/3657735-u-prazi-v-den-sobornosti-utvorili-lancug-ednosti-ta-proveli-akciu-na-pidtrimku-ukraini.html" text:style-name="Internet_20_link" text:visited-style-name="Visited_20_Internet_20_Link">
 </text:a>
</text:p>
      <text:p text:style-name="P4">
Як повідомляв Укрінформ, під час попередньої антиурядової акції протесту вЧехії у березні цього року, також організованою маловідомою проросійськоюпартією PRO, поліція затримала чоловіка з нашивкою «вагнер» і російськоюсвастикою «Z». Після завершення демонстрації частина протестувальниківвирушила до Національного музею, де спробувала увірватися туди. При цьомукілька учасників намагалися зняти прапор України з будівлі.</text:p>
      <text:p text:style-name="P4">
Тоді противники демонстрації зібралися окремо, закликавши до єдності Чехії тапідтримки України.</text:p>
      <text:p text:style-name="P4">
<text:span text:style-name="T5">
Фото: www.eurointegration.com.ua</text:span>
</text:p>
      <text:p text:style-name="P4">
Source: <text:a xlink:type="simple" xlink:href="https://www.ukrinform.ua/rubric-world/3696756-prorosijski-sili-znovu-proveli-antiuradovij-protest-u-prazi.html" text:style-name="Internet_20_link" text:visited-style-name="Visited_20_Internet_20_Link">
https://www.ukrinform.ua/rubric-world/3696756-prorosijski-sili-znovu-proveli-antiuradovij-protest-u-prazi.html</text:a>
</text:p>
      <!--NEWS-->
      <text:h text:style-name="P10" text:outline-level="1">
<text:span text:style-name="T4">
Жіноча збірна України з боксу посіла перше загальнокомандне місце на турнірі в Фінляндії</text:span>
</text:h>
      <text:p text:style-name="P4">
Authors: Ukrinform (Person)</text:p>
      <text:p text:style-name="P4">
Publisher: Укринформ (Organization)</text:p>
      <text:p text:style-name="P4">
Published Time: 2023-04-16T21:36:00+03:00</text:p>
      <text:p text:style-name="P4">
Modified Time: 2023-04-16T21:36:00+03:00</text:p>
      <text:p text:style-name="P4">
Description: Українки здобули три «золота».  — Укрінформ.</text:p>
      <text:p text:style-name="P4">
Images: ["<text:a xlink:type="simple" xlink:href="https://static.ukrinform.com/photos/2023_04/thumb_files/630_360_1681670066-593.jpg" text:style-name="Internet_20_link" text:visited-style-name="Visited_20_Internet_20_Link">
630_360_16816...</text:a>
"]</text:p>
      <text:p text:style-name="P4">
Tags: ['Бокс']</text:p>
      <text:p text:style-name="P4">
Type: Article</text:p>
      <!--METADATA-->
      <text:p text:style-name="P4">
<draw:frame draw:style-name="fr1" draw:name="Image231" text:anchor-type="as-char" svg:width="6.9236in" svg:height="3.956343in" draw:z-index="0">
<draw:image xlink:href="../Images/yкринформ/2023-04-16T21-36-00-03-00/630_360_1681670066-593.jpg" xlink:type="simple" xlink:show="embed" xlink:actuate="onLoad" draw:mime-type="image/jpeg"/>
</draw:frame>
 Українкиздобули три «золота».</text:p>
      <text:p text:style-name="P4">
Сьогодні, 16 квітня завершився 41-й міжнародний турнір з боксу GeeBee, якийпроходив у Фінляндії, <text:a xlink:type="simple" xlink:href="https://xn--80affa3aj0al.xn--80asehdb/#@UpgradeBoxingUA" text:style-name="Internet_20_link" text:visited-style-name="Visited_20_Internet_20_Link">
 </text:a>
 пресслужба федерації боксу України, передаєУкрінформ.</text:p>
      <text:p text:style-name="P4">
У турнірі взяли участь 15 країн, серед яких потужні команди США, Канади,Англії, Фінляндії та Німеччини.</text:p>
      <text:p text:style-name="P4">
Жіноча збірна України здобула 8 нагород: три «золота», чотири «срібла» та одна«бронза». Українки посіли перше загальнокомандне місце на турнірі.</text:p>
      <text:p text:style-name="P4">
Переможницями змагань стали Тетяна Коб (50кг), Світлана Уманська (52кг) таМарія Бова (63кг).</text:p>
      <text:p text:style-name="P4">
<text:span text:style-name="T4">
Читайте також:</text:span>
 <text:a xlink:type="simple" xlink:href="https://www.ukrinform.ua/rubric-sports/3696447-dmitro-mitrofanov-zdobuv-peremogu-u-poedinku-proti-huana-karlosa.html" text:style-name="Internet_20_link" text:visited-style-name="Visited_20_Internet_20_Link">
 </text:a>
</text:p>
      <text:p text:style-name="P4">
Як повідомляв Укрінформ, українські боксери Харциз, Лапін та Митрофановздобули перемоги на вечорі боксу, що пройшов у Польщі.</text:p>
      <text:p text:style-name="P4">
Фото: fbu.in.ua</text:p>
      <text:p text:style-name="P4">
Source: <text:a xlink:type="simple" xlink:href="https://www.ukrinform.ua/rubric-sports/3696758-zinoca-zbirna-ukraini-z-boksu-posila-perse-zagalnokomandne-misce-na-turniri-v-finlandii.html" text:style-name="Internet_20_link" text:visited-style-name="Visited_20_Internet_20_Link">
https://www.ukrinform.ua/rubric-sports/3696758-zinoca-zbirna-ukraini-z-boksu-posila-perse-zagalnokomandne-misce-na-turniri-v-finlandii.html</text:a>
</text:p>
      <!--NEWS-->
      <text:h text:style-name="P10" text:outline-level="1">
<text:span text:style-name="T4">
Нідерланди виділяють Україні €100 мільйонів на підтримку фермерів</text:span>
</text:h>
      <text:p text:style-name="P4">
Authors: Ukrinform (Person)</text:p>
      <text:p text:style-name="P4">
Publisher: Укринформ (Organization)</text:p>
      <text:p text:style-name="P4">
Published Time: 2023-04-16T21:42:00+03:00</text:p>
      <text:p text:style-name="P4">
Modified Time: 2023-04-16T21:42:00+03:00</text:p>
      <text:p text:style-name="P4">
Description: Нідерланди виділяють Україні 100 млн євро через механізм Світового банку на гарантії для фінансування сільського господарства. — Укрінформ.</text:p>
      <text:p text:style-name="P4">
Images: ["<text:a xlink:type="simple" xlink:href="https://static.ukrinform.com/photos/2023_01/thumb_files/630_360_1673967567-899.jpg" text:style-name="Internet_20_link" text:visited-style-name="Visited_20_Internet_20_Link">
630_360_16739...</text:a>
"]</text:p>
      <text:p text:style-name="P4">
Tags: ['Нідерланди', 'Сільське господарство', 'Гроші', 'Фермер']</text:p>
      <text:p text:style-name="P4">
Type: Article</text:p>
      <!--METADATA-->
      <text:p text:style-name="P4">
<draw:frame draw:style-name="fr1" draw:name="Image232" text:anchor-type="as-char" svg:width="6.9236in" svg:height="3.956343in" draw:z-index="0">
<draw:image xlink:href="../Images/yкринформ/2023-04-16T21-42-00-03-00/630_360_1673967567-899.jpg" xlink:type="simple" xlink:show="embed" xlink:actuate="onLoad" draw:mime-type="image/jpeg"/>
</draw:frame>
 Нідерландивиділяють Україні 100 млн євро через механізм Світового банку на гарантії дляфінансування сільського господарства.</text:p>
      <text:p text:style-name="P4">
Як передає Укрінформ, про це повідомляє <text:a xlink:type="simple" xlink:href="https://www.welingelichtekringen.nl/anp/schreinemacher-belooft-in-washington-steun-aan-oekraiense-boeren" text:style-name="Internet_20_link" text:visited-style-name="Visited_20_Internet_20_Link">
</text:a>
 .</text:p>
      <text:p text:style-name="P4">
“ <text:a xlink:type="simple" xlink:href="https://www.ukrinform.ua/tag-niderlandi" text:style-name="Internet_20_link" text:visited-style-name="Visited_20_Internet_20_Link">
 </text:a>
 інвестують 100 млн євро черезСвітовий банк у гарантії для фінансування сільськогосподарських компаній вУкраїні та, наприклад, у генератори, щоб допомогти країні пережити майбутнюзиму”, - йдеться у повідомленні.</text:p>
      <text:p text:style-name="P4">
Зазначається, що про це заявила міністр зовнішньої торгівлі Нідерландів ЛісьєШрайнемахер на весняній зустрічі Світового банку у Вашингтоні.</text:p>
      <text:p text:style-name="P4">
За її словами, це перша конкретна реалізація у сфері підтримки з тих 2,5 млрдєвро, які Нідерланди пообіцяли Україні на початку цього року. Акцент у ційвеликій сумі було зроблено на військову підтримку, але Шрайнемахер запевняє,що інші варіанти підтримки також розглядаються.</text:p>
      <text:p text:style-name="P4">
“40 млн євро спеціально призначені для агрокомпаній, щоб вони могли закупитизерно цього сезону або замінити зламану сільгосптехніку", - зазначила вона.</text:p>
      <text:p text:style-name="P4">
<text:span text:style-name="T4">
Читайте також:</text:span>
 <text:a xlink:type="simple" xlink:href="https://www.ukrinform.ua/rubric-economy/3692969-niderlandi-nadaut-40-miljoniv-na-zakupivlu-nasinna-ta-obladnanna-dla-ukrainskih-agrariiv.html" text:style-name="Internet_20_link" text:visited-style-name="Visited_20_Internet_20_Link">
 <text:span text:style-name="T4">
Нідерланди</text:span>
 </text:a>
</text:p>
      <text:p text:style-name="P4">
Решта коштів зі 100 млн євро призначена не лише для закупівлі генераторів, а йдля інших цілей – наприклад, ремонту доріг.</text:p>
      <text:p text:style-name="P4">
Міністр також наголосила, що Нідерланди продовжуватимуть підтримувати Українустільки, скільки буде потрібно.</text:p>
      <text:p text:style-name="P4">
Як повідомляв Укрінформ, Нідерланди у 2023 році виділять на підтримку України€2,5 млрд.</text:p>
      <text:p text:style-name="P4">
Source: <text:a xlink:type="simple" xlink:href="https://www.ukrinform.ua/rubric-economy/3696759-niderlandi-vidilaut-ukraini-100-miljoniv-na-pidtrimku-fermeriv.html" text:style-name="Internet_20_link" text:visited-style-name="Visited_20_Internet_20_Link">
https://www.ukrinform.ua/rubric-economy/3696759-niderlandi-vidilaut-ukraini-100-miljoniv-na-pidtrimku-fermeriv.html</text:a>
</text:p>
      <!--NEWS-->
      <text:h text:style-name="P10" text:outline-level="1">
<text:span text:style-name="T4">
Ворог за добу тричі обстріляв прикордоння Сумщини</text:span>
</text:h>
      <text:p text:style-name="P4">
Authors: Ukrinform (Person)</text:p>
      <text:p text:style-name="P4">
Publisher: Укринформ (Organization)</text:p>
      <text:p text:style-name="P4">
Published Time: 2023-04-16T21:47:00+03:00</text:p>
      <text:p text:style-name="P4">
Modified Time: 2023-04-16T21:47:00+03:00</text:p>
      <text:p text:style-name="P4">
Description: російські війська в неділю, 16 квітня, тричі обстріляли прикордоння Сумської області, здійснивши загалом 16 влучань з мінометів і артилерії.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Сумщина', 'Війна з росією']</text:p>
      <text:p text:style-name="P4">
Type: Article</text:p>
      <!--METADATA-->
      <text:p text:style-name="P4">
<draw:frame draw:style-name="fr1" draw:name="Image233" text:anchor-type="as-char" svg:width="6.9236in" svg:height="3.956343in" draw:z-index="0">
<draw:image xlink:href="../Images/yкринформ/2023-04-16T21-47-00-03-00/630_360_1640330796-210.jpeg" xlink:type="simple" xlink:show="embed" xlink:actuate="onLoad" draw:mime-type="image/jpeg"/>
</draw:frame>
 російськівійська в неділю, 16 квітня, тричі обстріляли прикордоння Сумської області,здійснивши загалом 16 влучань з мінометів і артилерії.</text:p>
      <text:p text:style-name="P4">
Як передає Укрінформ, про це Сумська обласна військова адміністраціяповідомила в <text:a xlink:type="simple" xlink:href="https://t.me/Sumy_news_ODA/15471" text:style-name="Internet_20_link" text:visited-style-name="Visited_20_Internet_20_Link">
 </text:a>
 .</text:p>
      <text:p text:style-name="P4">
Зокрема, артилерійського <text:a xlink:type="simple" xlink:href="https://www.ukrinform.ua/tag-obstril" text:style-name="Internet_20_link" text:visited-style-name="Visited_20_Internet_20_Link">
 </text:a>
 загарбникизавдали по Шалигинській громаді. На її території відбулися три влучання.</text:p>
      <text:p text:style-name="P4">
Мінометної атаки зазнала Великописарівська громада — на її територію росіянискинули шість мін.</text:p>
      <text:p text:style-name="P4">
Із самохідних артилерійських установок російські армія вдарила поБілопільській громаді, скоївши сім влучань.</text:p>
      <text:p text:style-name="P4">
За даними ОВА, в усіх випадках минулося без втрат і руйнувань.</text:p>
      <text:p text:style-name="P4">
<text:span text:style-name="T4">
Читайте також:</text:span>
 <text:a xlink:type="simple" xlink:href="https://www.ukrinform.ua/rubric-ato/3696750-rosiani-dvici-za-dobu-obstrilali-nikopolsinu.html" text:style-name="Internet_20_link" text:visited-style-name="Visited_20_Internet_20_Link">
 <text:span text:style-name="T4">
обстріл</text:span>
 </text:a>
</text:p>
      <text:p text:style-name="P4">
Як повідомляв Укрінформ, близько 22:40 15 квітня російські загарбники завдалипо Сумській області авіаційного удару, влучивши в комунальну установуШосткинського району.</text:p>
      <text:p text:style-name="P4">
Раніше того ж дня загарбники обстріляли з гелікоптера Юнаківську громадуСумського району, застосувавши некеровані авіаційні ракети.</text:p>
      <text:p text:style-name="P4">
Source: <text:a xlink:type="simple" xlink:href="https://www.ukrinform.ua/rubric-ato/3696760-vorog-za-dobu-trici-obstrilav-prikordonna-sumsini.html" text:style-name="Internet_20_link" text:visited-style-name="Visited_20_Internet_20_Link">
https://www.ukrinform.ua/rubric-ato/3696760-vorog-za-dobu-trici-obstrilav-prikordonna-sumsini.html</text:a>
</text:p>
      <!--NEWS-->
      <text:h text:style-name="P10" text:outline-level="1">
<text:span text:style-name="T4">
путін зустрівся з міністром оборони Китаю: говорили про військову співпрацю</text:span>
</text:h>
      <text:p text:style-name="P4">
Authors: Ukrinform (Person)</text:p>
      <text:p text:style-name="P4">
Publisher: Укринформ (Organization)</text:p>
      <text:p text:style-name="P4">
Published Time: 2023-04-16T21:58:00+03:00</text:p>
      <text:p text:style-name="P4">
Modified Time: 2023-04-16T21:58:00+03:00</text:p>
      <text:p text:style-name="P4">
Description: Президент рф володимир путін провів робочу зустріч із членом Держради КНР, міністром оборони країни Лі Шанфу. — Укрінформ.</text:p>
      <text:p text:style-name="P4">
Images: ["<text:a xlink:type="simple" xlink:href="https://static.ukrinform.com/photos/2023_04/thumb_files/630_360_1681671864-789.jpg" text:style-name="Internet_20_link" text:visited-style-name="Visited_20_Internet_20_Link">
630_360_16816...</text:a>
"]</text:p>
      <text:p text:style-name="P4">
Tags: ['Китай', 'Міноборони', 'Переговори', 'путін', 'росія']</text:p>
      <text:p text:style-name="P4">
Type: Article</text:p>
      <!--METADATA-->
      <text:p text:style-name="P4">
<draw:frame draw:style-name="fr1" draw:name="Image234" text:anchor-type="as-char" svg:width="6.9236in" svg:height="3.956343in" draw:z-index="0">
<draw:image xlink:href="../Images/yкринформ/2023-04-16T21-58-00-03-00/630_360_1681671864-789.jpg" xlink:type="simple" xlink:show="embed" xlink:actuate="onLoad" draw:mime-type="image/jpeg"/>
</draw:frame>
 Президентрф володимир путін провів робочу зустріч із членом Держради КНР, міністромоборони країни Лі Шанфу.</text:p>
      <text:p text:style-name="P4">
Про це передає Укрінформ із посиланням на <text:a xlink:type="simple" xlink:href="https://www.radiosvoboda.org/a/news-putin-rosiya-kytay-perehovory-shanfu/32366177.html" text:style-name="Internet_20_link" text:visited-style-name="Visited_20_Internet_20_Link">
</text:a>
 .</text:p>
      <text:p text:style-name="P4">
За словами путіна, для росії «досить продуктивно пройшов нещодавній візитлідера Китаю Сі Цзіньпіна». Це, на думку президента рф, «позитивно вплинуло навідносини рф і Китаю і вони почали інтенсивний розвиток за всіма напрямками,зокрема по лінії військових відомств».</text:p>
      <text:p text:style-name="P4">
«Між нашими країнами в усіх напрямках йде дуже хороший розвиток відносин, векономіці, соціальній, культурній та освітній галузі та по лінії військовихвідомств», – сказав путін.</text:p>
      <text:p text:style-name="P4">
<text:span text:style-name="T4">
Читайте також:</text:span>
 <text:span text:style-name="T4">
<text:a xlink:type="simple" xlink:href="https://www.ukrinform.ua/rubric-world/3696723-prezident-brazilii-zaklikav-stvoriti-analog-g20-dla-zaversenna-rosijskoukrainskoi-vijni.html" text:style-name="Internet_20_link" text:visited-style-name="Visited_20_Internet_20_Link">
 </text:a>
 </text:span>
</text:p>
      <text:p text:style-name="P4">
За словами російського лідера, зараз росія і Китай «регулярно обмінюютьсякорисною інформацією по лінії військових відомств. Країни також проводятьспільні навчання... військове співробітництво рф і Китаю – є одним ізнайважливіших напрямів, який зміцнює стратегічні відносини двох країн».</text:p>
      <text:p text:style-name="P4">
Міністр оборони КНР зі свого боку заявив, що співпраця <text:span text:style-name="T4">
<text:a xlink:type="simple" xlink:href="https://www.ukrinform.ua/tag-kitaj" text:style-name="Internet_20_link" text:visited-style-name="Visited_20_Internet_20_Link">
</text:a>
 </text:span>
 і росії «розвивається дуже добре іробить внесок у забезпечення регіональної безпеки». Він також підкреслив, щоросія стала першою країною його відвідин після того, як його призначили напосаду міністра оборони Китаю.</text:p>
      <text:p text:style-name="P4">
<text:span text:style-name="T4">
Читайте також:</text:span>
 <text:span text:style-name="T4">
<text:a xlink:type="simple" xlink:href="https://www.ukrinform.ua/rubric-world/3696127-kitaj-obicae-ne-prodavati-zbrou-zodnij-storoni-vijni-v-ukraini.html" text:style-name="Internet_20_link" text:visited-style-name="Visited_20_Internet_20_Link">
 </text:a>
 </text:span>
</text:p>
      <text:p text:style-name="P4">
Як раніше повідомляло агентство, високий представник ЄС Жозеп Боррель _<text:span text:style-name="T4">
<text:a xlink:type="simple" xlink:href="https://www.ukrinform.ua/rubric-world/3695859-borrel-nazvav-neperekonlivou-nejtralnist-kitau.html" text:style-name="Internet_20_link" text:visited-style-name="Visited_20_Internet_20_Link">
</text:a>
 </text:span>
 _ , провести переговори з Президентом Зеленським тапідтримати виведення російських військ з території України.</text:p>
      <text:p text:style-name="P4">
Source: <text:a xlink:type="simple" xlink:href="https://www.ukrinform.ua/rubric-world/3696764-putin-zustrivsa-z-ministrom-oboroni-kitau-govorili-pro-vijskovu-spivpracu.html" text:style-name="Internet_20_link" text:visited-style-name="Visited_20_Internet_20_Link">
https://www.ukrinform.ua/rubric-world/3696764-putin-zustrivsa-z-ministrom-oboroni-kitau-govorili-pro-vijskovu-spivpracu.html</text:a>
</text:p>
      <!--NEWS-->
      <text:h text:style-name="P10" text:outline-level="1">
<text:span text:style-name="T4">
Україна експортувала до Польщі близько 10% від загального обсягу поставок агропродукції - Сольський</text:span>
</text:h>
      <text:p text:style-name="P4">
Authors: Ukrinform (Person)</text:p>
      <text:p text:style-name="P4">
Publisher: Укринформ (Organization)</text:p>
      <text:p text:style-name="P4">
Published Time: 2023-04-16T22:08:00+03:00</text:p>
      <text:p text:style-name="P4">
Modified Time: 2023-04-16T22:08:00+03:00</text:p>
      <text:p text:style-name="P4">
Description: Україна до введення обмежень постачала у Польщу та транзитом через Польщу приблизно 10% від загального експорту агропродукції. — Укрінформ.</text:p>
      <text:p text:style-name="P4">
Images: ["<text:a xlink:type="simple" xlink:href="https://static.ukrinform.com/photos/2023_04/thumb_files/630_360_1681564397-147.jpg" text:style-name="Internet_20_link" text:visited-style-name="Visited_20_Internet_20_Link">
630_360_16815...</text:a>
"]</text:p>
      <text:p text:style-name="P4">
Tags: ['Експорт', 'Польща', 'Зерно', 'Сольський']</text:p>
      <text:p text:style-name="P4">
Type: Article</text:p>
      <!--METADATA-->
      <text:p text:style-name="P4">
<draw:frame draw:style-name="fr1" draw:name="Image235" text:anchor-type="as-char" svg:width="6.9236in" svg:height="3.956343in" draw:z-index="0">
<draw:image xlink:href="../Images/yкринформ/2023-04-16T22-08-00-03-00/630_360_1681564397-147.jpg" xlink:type="simple" xlink:show="embed" xlink:actuate="onLoad" draw:mime-type="image/jpeg"/>
</draw:frame>
 Україна довведення обмежень постачала у Польщу та транзитом через Польщу приблизно 10%від загального експорту агропродукції.</text:p>
      <text:p text:style-name="P4">
Як повідомляє кореспондент Укрінформу, про це заявив міністр аграрної політикита продовольства України Микола Сольський в ефірі телемарафону "Єдині новини".</text:p>
      <text:p text:style-name="P4">
"Все, що перетинало польський кордон і йшло польським компаніям чипідприємствам або транзитом через <text:a xlink:type="simple" xlink:href="https://www.ukrinform.ua/tag-polsa" text:style-name="Internet_20_link" text:visited-style-name="Visited_20_Internet_20_Link">
 </text:a>
їхало в інші країни ЄС або через порти в інші частини світу - це приблизно 10%від всього, що Україна експортувала", - сказав він.</text:p>
      <text:p text:style-name="P4">
Сольський додав, що на Угорщину припадає в залежності від місяця приблизно 6%від загального аграрного експорту з України.</text:p>
      <text:p text:style-name="P4">
<text:span text:style-name="T4">
Читайте також:</text:span>
 <text:a xlink:type="simple" xlink:href="https://www.ukrinform.ua/rubric-economy/3696763-solskij-nastupnogo-tizna-obgovorit-eksport-agroprodukcii-z-ministrami-polsi-rumunii-ta-slovaccini.html" text:style-name="Internet_20_link" text:visited-style-name="Visited_20_Internet_20_Link">
 <text:span text:style-name="T4">
Сольський</text:span>
 </text:a>
</text:p>
      <text:p text:style-name="P4">
Як повідомляв Укрінформ, Європейська комісія вважає неприйнятними односторонніторговельні рішення Польщі та Угорщини, які заборонили імпорт українськогозерна та інших сільськогосподарських продуктів.</text:p>
      <text:p text:style-name="P4">
Угорщина та Польща 15 квітня 2023 року ввели тимчасову заборону на імпортзерна та олійних культур з України до 30 червня 2023 року.</text:p>
      <text:p text:style-name="P4">
Source: <text:a xlink:type="simple" xlink:href="https://www.ukrinform.ua/rubric-economy/3696765-ukraina-eksportuvala-do-polsi-blizko-10-vid-zagalnogo-obsagu-postavok-agroprodukcii-solskij.html" text:style-name="Internet_20_link" text:visited-style-name="Visited_20_Internet_20_Link">
https://www.ukrinform.ua/rubric-economy/3696765-ukraina-eksportuvala-do-polsi-blizko-10-vid-zagalnogo-obsagu-postavok-agroprodukcii-solskij.html</text:a>
</text:p>
      <!--NEWS-->
      <text:h text:style-name="P10" text:outline-level="1">
<text:span text:style-name="T4">
В Ірані 10 військовослужбовців засудили до ув'язнення у справі про збитий літак МАУ</text:span>
</text:h>
      <text:p text:style-name="P4">
Authors: Ukrinform (Person)</text:p>
      <text:p text:style-name="P4">
Publisher: Укринформ (Organization)</text:p>
      <text:p text:style-name="P4">
Published Time: 2023-04-16T22:23:00+03:00</text:p>
      <text:p text:style-name="P4">
Modified Time: 2023-04-16T22:23:00+03:00</text:p>
      <text:p text:style-name="P4">
Description: Суд в Ірані виніс вироки 10 іранським військовослужбовцям у зв'язку з катастрофою українського пасажирського літака над Тегераном у 2020 році. — Укрінформ.</text:p>
      <text:p text:style-name="P4">
Images: ["<text:a xlink:type="simple" xlink:href="https://static.ukrinform.com/photos/2020_01/thumb_files/630_360_1578665229-831.jpg" text:style-name="Internet_20_link" text:visited-style-name="Visited_20_Internet_20_Link">
630_360_15786...</text:a>
"]</text:p>
      <text:p text:style-name="P4">
Tags: ['Іран', 'МАУ', 'Суд', 'Військові', 'Авіакатастрофа в Ірані']</text:p>
      <text:p text:style-name="P4">
Type: Article</text:p>
      <!--METADATA-->
      <text:p text:style-name="P4">
<draw:frame draw:style-name="fr1" draw:name="Image236" text:anchor-type="as-char" svg:width="6.9236in" svg:height="3.956343in" draw:z-index="0">
<draw:image xlink:href="../Images/yкринформ/2023-04-16T22-23-00-03-00/630_360_1578665229-831.jpg" xlink:type="simple" xlink:show="embed" xlink:actuate="onLoad" draw:mime-type="image/jpeg"/>
</draw:frame>
 Суд вІрані виніс вироки 10 іранським військовослужбовцям у зв'язку з катастрофоюукраїнського пасажирського літака над Тегераном у 2020 році.</text:p>
      <text:p text:style-name="P4">
Про це повідомив у неділю сайт судової влади <text:a xlink:type="simple" xlink:href="https://www.mizanonline.ir/fa/news/4707892/%D8%B5%D8%AF%D9%88%D8%B1-%D8%B1%D8%A7%DB%8C-%D9%BE%D8%B1%D9%88%D9%86%D8%AF%D9%87-%D9%87%D9%88%D8%A7%D9%BE%DB%8C%D9%85%D8%A7%DB%8C-%D8%A7%D9%8816A9%D8%B1%D8%A7%DB%8C%D9%86%DB%8C-%D9%BE%D8%B3-%D8%A7%D8%B2-%D8%A8%D8%B116AF%D8%B2%D8%A7%D8%B1%DB%8C-%DB%B2%DB%B0-%D8%AC%D9%84%D8%B3%D9%87-%D8%AF%D8%A7%D8%AF16AF%D8%A7%D9%87-%D9%85%D8%AA%D9%87%D9%85-%D8%B1%D8%AF%DB%8C%D9%81-%D8%A7%D9%88%D9%84-%D8%A8%D9%87-%DB%B1%DB%B3-%D8%B3%D8%A7%D9%84-%D8%AD%D8%A8%D8%B3-%D9%85%D8%AD16A9%D9%88%D9%85-%D8%B4%D8%AF" text:style-name="Internet_20_link" text:visited-style-name="Visited_20_Internet_20_Link">
</text:a>
, передає Укрінформ.</text:p>
      <text:p text:style-name="P4">
Військовослужбовців визнали винними у катастрофі, внаслідок якої загинули 176людей.</text:p>
      <text:p text:style-name="P4">
За даними сайту, одного з командирів було засуджено до 13 років позбавленняволі, а дев'ять інших отримали строки від одного до трьох років позбавленняволі.</text:p>
      <text:p text:style-name="P4">
<text:span text:style-name="T4">
Читайте також:</text:span>
 <text:span text:style-name="T4">
<text:a xlink:type="simple" xlink:href="https://www.ukrinform.ua/rubric-world/3648767-v-irani-vidbulosa-vze-pat-sudovih-zasidan-u-spravi-pro-zbitij-litak-mau-posolstvo.html" text:style-name="Internet_20_link" text:visited-style-name="Visited_20_Internet_20_Link">
 </text:a>
 </text:span>
</text:p>
      <text:p text:style-name="P4">
Загалом у цій справі проведено вже 20 судових засідань, на яких загалом 117позивачів зареєстрували свої скарги, 55 позивачів виступили та зачитализаконопроєкт у судових засіданнях, а 20 адвокатів подавали позивачів та подалиїх скарги та відповідні докази.</text:p>
      <text:p text:style-name="P4">
<text:span text:style-name="T4">
Читайте також:</text:span>
 <text:span text:style-name="T4">
<text:a xlink:type="simple" xlink:href="https://www.ukrinform.ua/rubric-society/3523878-mau-podala-pozov-proti-iranu-cerez-zbitta-pasazirskogo-litaka.html" text:style-name="Internet_20_link" text:visited-style-name="Visited_20_Internet_20_Link">
 </text:a>
 </text:span>
</text:p>
      <text:p text:style-name="P4">
Як повідомлялось, 8 січня 2020 року у небі над Іраном був збитий літак МАУ,який виконував рейс PS752 за маршрутом Тегеран - Київ. На борту перебувалигромадяни Ірану, Канади, України, Швеції, Афганістану та Великої Британії.</text:p>
      <text:p text:style-name="P4">
Усі 176 осіб загинули, серед них – одинадцятеро українців (дев'ятеро членівекіпажу та двоє пасажирів). Після кількох днів заперечень іранська владавизнала, що український літак був помилково збитий зенітно-ракетним комплексомпротиповітряної оборони.</text:p>
      <text:p text:style-name="P4">
5 січня 2021 року міністр закордонних справ Дмитро Кулеба заявив, що Українаотримала від Ірану проєкт технічного звіту щодо обставин <text:span text:style-name="T4">
<text:a xlink:type="simple" xlink:href="http://www.ukrinform.ua/tag-aviakatastrofa-v-irani" text:style-name="Internet_20_link" text:visited-style-name="Visited_20_Internet_20_Link">
</text:a>
 </text:span>
 .</text:p>
      <text:p text:style-name="P4">
На початку 2022 року Іран офіційно відмовився від продовження переговорів щодорозслідування наслідків катастрофи. Тегеран заявив Канаді, Швеції, Україні таБританії, що відмовляється вести переговори щодо катастрофи літака МАУ.</text:p>
      <text:p text:style-name="P4">
Канада, Швеція, Сполучене Королівство та Україна у спільній заяві 29 грудня2022 року закликали Іран погодитися на арбітражний розгляд спору, пов’язаногозі збиттям літака рейсу PS752 авіакомпанії «Міжнародні авіалінії України».</text:p>
      <text:p text:style-name="P4">
<text:span text:style-name="T5">
Фото: АА</text:span>
</text:p>
      <text:p text:style-name="P4">
Source: <text:a xlink:type="simple" xlink:href="https://www.ukrinform.ua/rubric-world/3696768-v-irani-10-vijskovosluzbovciv-zasudili-do-uvaznenna-u-spravi-pro-zbitij-litak-mau.html" text:style-name="Internet_20_link" text:visited-style-name="Visited_20_Internet_20_Link">
https://www.ukrinform.ua/rubric-world/3696768-v-irani-10-vijskovosluzbovciv-zasudili-do-uvaznenna-u-spravi-pro-zbitij-litak-mau.html</text:a>
</text:p>
      <!--NEWS-->
      <text:h text:style-name="P10" text:outline-level="1">
<text:span text:style-name="T4">
Сольський обговорить експорт агропродукції з міністрами Польщі, Румунії та Словаччини</text:span>
</text:h>
      <text:p text:style-name="P4">
Authors: Ukrinform (Person)</text:p>
      <text:p text:style-name="P4">
Publisher: Укринформ (Organization)</text:p>
      <text:p text:style-name="P4">
Published Time: 2023-04-16T22:36:00+03:00</text:p>
      <text:p text:style-name="P4">
Modified Time: 2023-04-16T22:36:00+03:00</text:p>
      <text:p text:style-name="P4">
Description: Міністр аграрної політики та продовольства України Микола Сольський наступного тижня проведе переговори з аграрними міністрами Польщі, Словаччини та Румунії щодо експорту вітчизняної агропродукції. — Укрінформ.</text:p>
      <text:p text:style-name="P4">
Images: ["<text:a xlink:type="simple" xlink:href="https://static.ukrinform.com/photos/2022_07/thumb_files/630_360_1659199134-979.jpg" text:style-name="Internet_20_link" text:visited-style-name="Visited_20_Internet_20_Link">
630_360_16591...</text:a>
"]</text:p>
      <text:p text:style-name="P4">
Tags: ['Експорт', 'Польща', 'Румунія', 'Зерно', 'Словаччина', 'Сольський', 'Єдині новини']</text:p>
      <text:p text:style-name="P4">
Type: Article</text:p>
      <!--METADATA-->
      <text:p text:style-name="P4">
<draw:frame draw:style-name="fr1" draw:name="Image237" text:anchor-type="as-char" svg:width="6.9236in" svg:height="3.956343in" draw:z-index="0">
<draw:image xlink:href="../Images/yкринформ/2023-04-16T22-36-00-03-00/630_360_1659199134-979.jpg" xlink:type="simple" xlink:show="embed" xlink:actuate="onLoad" draw:mime-type="image/jpeg"/>
</draw:frame>
 Міністраграрної політики та продовольства України Микола Сольський наступного тижняпроведе переговори з аграрними міністрами Польщі, Словаччини та Румунії щодоекспорту вітчизняної агропродукції.</text:p>
      <text:p text:style-name="P4">
Як повідомляє кореспондент Укрінформу, про це він сказав в ефірі телемарафону"Єдині новини".</text:p>
      <text:p text:style-name="P4">
"Якщо ми говоримо про Польщу, то у нас переговори починаються завтра. Вони впринципі не зупинялися, і навіть сьогодні ми якісь речі очікували від них.Тому завтра ми зустрічаємось з обіду у Варшаві і всіх будемо інформувати", -розповів міністр.</text:p>
      <text:p text:style-name="P4">
Сольський додав, що найперше, що буде обговорювати з польським колегою - цепоновлення транзиту через територію Польщі для української <text:span text:style-name="T4">
<text:a xlink:type="simple" xlink:href="https://www.ukrinform.ua/tag-zerno" text:style-name="Internet_20_link" text:visited-style-name="Visited_20_Internet_20_Link">
</text:a>
 </text:span>
 .</text:p>
      <text:p text:style-name="P4">
Міністр зазначив, що крім зустрічей у Польщі наступного тижня також проведепереговори з аграрними міністрами Румунії та Словаччини.</text:p>
      <text:p text:style-name="P4">
Як повідомляв Укрінформ, Європейська комісія (ЄК) вважає неприйнятнимиодносторонні торговельні рішення Польщі та Угорщини, які заборонили імпортукраїнського зерна та інших сільськогосподарських продуктів.</text:p>
      <text:p text:style-name="P4">
<text:span text:style-name="T4">
Читайте також:</text:span>
 <text:span text:style-name="T4">
<text:a xlink:type="simple" xlink:href="https://www.ukrinform.ua/rubric-economy/3696744-solskij-obgovoriv-z-ugorskim-kolegou-eksport-ukrainskoi-agroprodukcii.html" text:style-name="Internet_20_link" text:visited-style-name="Visited_20_Internet_20_Link">
 </text:a>
 </text:span>
</text:p>
      <text:p text:style-name="P4">
Угорщина та Польща 15 квітня 2023 року ввели тимчасову заборону на імпортзерна та олійних культур з України до 30 червня 2023 року.</text:p>
      <text:p text:style-name="P4">
Міністерство сільського господарства Словаччини в четвер, 13 квітня,заборонило обробку та продаж українського зерна на внутрішньому ринку.</text:p>
      <text:p text:style-name="P4">
Водночас, румунські фермери почали виходити на протести з вимогою призупинитиекспорт українського зерна.</text:p>
      <text:p text:style-name="P4">
Source: <text:a xlink:type="simple" xlink:href="https://www.ukrinform.ua/rubric-economy/3696763-solskij-nastupnogo-tizna-obgovorit-eksport-agroprodukcii-z-ministrami-polsi-rumunii-ta-slovaccini.html" text:style-name="Internet_20_link" text:visited-style-name="Visited_20_Internet_20_Link">
https://www.ukrinform.ua/rubric-economy/3696763-solskij-nastupnogo-tizna-obgovorit-eksport-agroprodukcii-z-ministrami-polsi-rumunii-ta-slovaccini.html</text:a>
</text:p>
      <!--NEWS-->
      <text:h text:style-name="P10" text:outline-level="1">
<text:span text:style-name="T4">
Анастасія Німець виграла «срібло» Кубка світу з кульової стрільби</text:span>
</text:h>
      <text:p text:style-name="P4">
Authors: Ukrinform (Person)</text:p>
      <text:p text:style-name="P4">
Publisher: Укринформ (Organization)</text:p>
      <text:p text:style-name="P4">
Published Time: 2023-04-16T22:45:08+03:00</text:p>
      <text:p text:style-name="P4">
Modified Time: 2023-04-16T22:45:08+03:00</text:p>
      <text:p text:style-name="P4">
Description: Представниця України показала другий результат у стрільбі зі стандартного малокаліберного пістолета на дистанції 25 метрів.  — Укрінформ.</text:p>
      <text:p text:style-name="P4">
Images: ["<text:a xlink:type="simple" xlink:href="https://static.ukrinform.com/photos/2023_04/thumb_files/630_360_1681674212-794.jpg" text:style-name="Internet_20_link" text:visited-style-name="Visited_20_Internet_20_Link">
630_360_16816...</text:a>
"]</text:p>
      <text:p text:style-name="P4">
Tags: ['Кульова стрільба']</text:p>
      <text:p text:style-name="P4">
Type: Article</text:p>
      <!--METADATA-->
      <text:p text:style-name="P4">
<draw:frame draw:style-name="fr1" draw:name="Image238" text:anchor-type="as-char" svg:width="6.9236in" svg:height="3.956343in" draw:z-index="0">
<draw:image xlink:href="../Images/yкринформ/2023-04-16T22-45-08-03-00/630_360_1681674212-794.jpg" xlink:type="simple" xlink:show="embed" xlink:actuate="onLoad" draw:mime-type="image/jpeg"/>
</draw:frame>
Представниця України показала другий результат у стрільбі зі стандартногомалокаліберного пістолета на дистанції 25 метрів.</text:p>
      <text:p text:style-name="P4">
Кубок світу з кульової стрільби проходить у Лімі (Перу), <text:a xlink:type="simple" xlink:href="https://sport.loda.gov.ua/" text:style-name="Internet_20_link" text:visited-style-name="Visited_20_Internet_20_Link">
</text:a>
 пресслужба Управління молоді та спортуЛьвівської ОДА, передає Укрінформ.</text:p>
      <text:p text:style-name="P4">
Львів’янка Анастасія Німець стала другою у стрільбі зі стандартногомалокаліберного пістолета на дистанції 25 метрів. На першому місці – ФенСисюань з Китаю.</text:p>
      <text:p text:style-name="P4">
Результат у Лімі – найкращий особистий показник для українки в кар’єрі. Учервні минулого року Німець стала бронзовою призеркою етапу Кубка світу зкульової стрільби у Баку.</text:p>
      <text:p text:style-name="P4">
<text:span text:style-name="T4">
Читайте також:</text:span>
 <text:a xlink:type="simple" xlink:href="https://www.ukrinform.ua/rubric-sports/3687684-miznarodna-federacia-strileckogo-sportu-hoce-dopustiti-atletiv-z-rf-ta-bilorusi-do-miznarodnih-turniriv.html" text:style-name="Internet_20_link" text:visited-style-name="Visited_20_Internet_20_Link">
 </text:a>
</text:p>
      <text:p text:style-name="P4">
Як повідомляв Укрінформ, на чемпіонаті Європи-2022 у польському ВроцлавіНімець у складі збірної України здобула «срібло» у стрільбі з малокаліберногопістолета на 25 метрів.</text:p>
      <text:p text:style-name="P4">
Фото: shooting-ukraine.com</text:p>
      <text:p text:style-name="P4">
Source: <text:a xlink:type="simple" xlink:href="https://www.ukrinform.ua/rubric-sports/3696769-anastasia-nimec-vigrala-sriblo-kubka-svitu-z-kulovoi-strilbi.html" text:style-name="Internet_20_link" text:visited-style-name="Visited_20_Internet_20_Link">
https://www.ukrinform.ua/rubric-sports/3696769-anastasia-nimec-vigrala-sriblo-kubka-svitu-z-kulovoi-strilbi.html</text:a>
</text:p>
      <!--NEWS-->
      <text:h text:style-name="P10" text:outline-level="1">
<text:span text:style-name="T4">
Загарбники обстріляли Запорізьку область, пошкодивши дачні будинки – ОВА</text:span>
</text:h>
      <text:p text:style-name="P4">
Authors: Ukrinform (Person)</text:p>
      <text:p text:style-name="P4">
Publisher: Укринформ (Organization)</text:p>
      <text:p text:style-name="P4">
Published Time: 2023-04-16T22:55:00+03:00</text:p>
      <text:p text:style-name="P4">
Modified Time: 2023-04-16T22:55:00+03:00</text:p>
      <text:p text:style-name="P4">
Description: У неділю, 16 квітня, російські військові знову обстрілювали території Запорізької області. — Укрінформ.</text:p>
      <text:p text:style-name="P4">
Images: ["<text:a xlink:type="simple" xlink:href="https://static.ukrinform.com/photos/2023_04/thumb_files/630_360_1681016947-887.jpg" text:style-name="Internet_20_link" text:visited-style-name="Visited_20_Internet_20_Link">
630_360_16810...</text:a>
"]</text:p>
      <text:p text:style-name="P4">
Tags: ['Обстріл', 'Агресія РФ', 'Запоріжжя', 'Війна з росією']</text:p>
      <text:p text:style-name="P4">
Type: Article</text:p>
      <!--METADATA-->
      <text:p text:style-name="P4">
<draw:frame draw:style-name="fr1" draw:name="Image239" text:anchor-type="as-char" svg:width="6.9236in" svg:height="3.956343in" draw:z-index="0">
<draw:image xlink:href="../Images/yкринформ/2023-04-16T22-55-00-03-00/630_360_1681016947-887.jpg" xlink:type="simple" xlink:show="embed" xlink:actuate="onLoad" draw:mime-type="image/jpeg"/>
</draw:frame>
 У неділю,16 квітня, російські військові знову обстрілювали території Запорізькоїобласті.</text:p>
      <text:p text:style-name="P4">
Про це йдеться у <text:a xlink:type="simple" xlink:href="https://t.me/zoda_gov_ua/18299" text:style-name="Internet_20_link" text:visited-style-name="Visited_20_Internet_20_Link">
 </text:a>
 голови Запорізької ОВАЮрія Малашка, передає Укрінформ.</text:p>
      <text:p text:style-name="P4">
«Окупанти продовжують тероризувати мирних жителів Запорізької області Ввечеріворог підступно атакував дачні будинки. Вибиті шибки, потрощені фасади,автівки», – повідомив Малашко.</text:p>
      <text:p text:style-name="P4">
<text:span text:style-name="T4">
Читайте також:</text:span>
 <text:span text:style-name="T4">
<text:a xlink:type="simple" xlink:href="https://www.ukrinform.ua/rubric-ato/3696760-vorog-za-dobu-trici-obstrilav-prikordonna-sumsini.html" text:style-name="Internet_20_link" text:visited-style-name="Visited_20_Internet_20_Link">
 </text:a>
 </text:span>
</text:p>
      <text:p text:style-name="P4">
За даними глави ОВА, в результаті обстрілів армії рф обійшлось без жертв.</text:p>
      <text:p text:style-name="P4">
Наразі, за його словами, всі профільні служби працюють на місці прильоту:ліквідовують наслідки атаки та фіксують черговий воєнний злочин рф.</text:p>
      <text:p text:style-name="P4">
Як раніше повідомляло агентство, _<text:span text:style-name="T4">
<text:a xlink:type="simple" xlink:href="https://www.ukrinform.ua/rubric-ato/3696750-rosiani-dvici-za-dobu-obstrilali-nikopolsinu.html" text:style-name="Internet_20_link" text:visited-style-name="Visited_20_Internet_20_Link">
 </text:a>
 . </text:span>
 _</text:p>
      <text:p text:style-name="P4">
Source: <text:a xlink:type="simple" xlink:href="https://www.ukrinform.ua/rubric-ato/3696773-zagarbniki-obstrilali-zaporizku-oblast-poskodivsi-dacni-budinki-ova.html" text:style-name="Internet_20_link" text:visited-style-name="Visited_20_Internet_20_Link">
https://www.ukrinform.ua/rubric-ato/3696773-zagarbniki-obstrilali-zaporizku-oblast-poskodivsi-dacni-budinki-ova.html</text:a>
</text:p>
      <!--NEWS-->
      <text:h text:style-name="P10" text:outline-level="1">
<text:span text:style-name="T4">
Владислав Бухов здобув п’яту ліцензію з плавання для України на Олімпійські ігри у Парижі</text:span>
</text:h>
      <text:p text:style-name="P4">
Authors: Ukrinform (Person)</text:p>
      <text:p text:style-name="P4">
Publisher: Укринформ (Organization)</text:p>
      <text:p text:style-name="P4">
Published Time: 2023-04-16T23:10:00+03:00</text:p>
      <text:p text:style-name="P4">
Modified Time: 2023-04-16T23:10:00+03:00</text:p>
      <text:p text:style-name="P4">
Description: Українець завоював олімпійську ліцензію на дистанції 50 метрів вільним стилем. — Укрінформ.</text:p>
      <text:p text:style-name="P4">
Images: ["<text:a xlink:type="simple" xlink:href="https://static.ukrinform.com/photos/2023_04/thumb_files/630_360_1681675041-214.jpg" text:style-name="Internet_20_link" text:visited-style-name="Visited_20_Internet_20_Link">
630_360_16816...</text:a>
"]</text:p>
      <text:p text:style-name="P4">
Tags: ['плавання']</text:p>
      <text:p text:style-name="P4">
Type: Article</text:p>
      <!--METADATA-->
      <text:p text:style-name="P4">
<draw:frame draw:style-name="fr1" draw:name="Image240" text:anchor-type="as-char" svg:width="6.9236in" svg:height="3.956343in" draw:z-index="0">
<draw:image xlink:href="../Images/yкринформ/2023-04-16T23-10-00-03-00/630_360_1681675041-214.jpg" xlink:type="simple" xlink:show="embed" xlink:actuate="onLoad" draw:mime-type="image/jpeg"/>
</draw:frame>
 Українецьзавоював олімпійську ліцензію на дистанції 50 метрів вільним стилем.</text:p>
      <text:p text:style-name="P4">
Збірна України з плавання здобула одразу п'ять ліцензій на Олімпійськіігри-2024, що відбудуться у Парижі, сталося це за результатами турніруStockholm Open у Швеції, передає Укрінформ.</text:p>
      <text:p text:style-name="P4">
Раніше три ліцензії здобув Михайло Романчук (400 метрів, вільний стиль, 1500метрів, вільний стиль, 800 метрів, вільний стиль). Четверта ліцензія нарахунку Олександра Желтякова (200 метрів, спина).</text:p>
      <text:p text:style-name="P4">
Останню ж ліцензію для України за результатами Stockholm Open здобув 20-річнийВладислав Бухов. Український плавець виконав норматив на дистанції 50 метріввільним стилем.</text:p>
      <text:p text:style-name="P4">
Олімпійський норматив на 50 м фристайлом складає 21.96 секунд. Виконати йогонамагався ще один українець - Ілля Лінник, однак лише Бухову вдалося пропливтидистанцію з необхідним результатом - норматив випердив на 0.04 секунди (21.92сек).</text:p>
      <text:p text:style-name="P4">
Бухов вдруге відібрався на Олімпійські ігри. На попередній Олімпіаді в Токіоплавець також виступав на 50 метрах вільним стилем і навіть вийшов допівфіналу та показав 19-й загальний результат.</text:p>
      <text:p text:style-name="P4">
<text:span text:style-name="T4">
Читайте також:</text:span>
 <text:a xlink:type="simple" xlink:href="https://www.ukrinform.ua/rubric-sports/3696736-mihajlo-romancuk-zdobuv-tretu-licenziu-na-olimpijski-igri-u-parizi.html" text:style-name="Internet_20_link" text:visited-style-name="Visited_20_Internet_20_Link">
 <text:span text:style-name="T4">
Романчук</text:span>
 </text:a>
</text:p>
      <text:p text:style-name="P4">
Як повідомляв Укрінформ, сьогодні, 16 квітня, Михайло Романчук відібрався наОІ-2024 на дистанції 800 метрів вільним стилем.</text:p>
      <text:p text:style-name="P4">
Фото: Getty Image</text:p>
      <text:p text:style-name="P4">
Source: <text:a xlink:type="simple" xlink:href="https://www.ukrinform.ua/rubric-sports/3696770-vladislav-buhov-zdobuv-patu-licenziu-z-plavanna-dla-ukraini-na-olimpijski-igri-u-parizi.html" text:style-name="Internet_20_link" text:visited-style-name="Visited_20_Internet_20_Link">
https://www.ukrinform.ua/rubric-sports/3696770-vladislav-buhov-zdobuv-patu-licenziu-z-plavanna-dla-ukraini-na-olimpijski-igri-u-parizi.html</text:a>
</text:p>
      <!--NEWS-->
      <text:h text:style-name="P10" text:outline-level="1">
<text:span text:style-name="T4">
Данілов: Китайського озброєння ми зараз на нашому фронті не бачимо</text:span>
</text:h>
      <text:p text:style-name="P4">
Authors: Ukrinform (Person)</text:p>
      <text:p text:style-name="P4">
Publisher: Укринформ (Organization)</text:p>
      <text:p text:style-name="P4">
Published Time: 2023-04-16T23:18:00+03:00</text:p>
      <text:p text:style-name="P4">
Modified Time: 2023-04-16T23:18:00+03:00</text:p>
      <text:p text:style-name="P4">
Description: Секретар РНБО Олексій Данілов прокоментував статтю The Washington Post про те, що в опублікованих у Мережі секретних документах нібито міститься інформація про те, що Китай погодився надати летальну допомогу росії. — Укрінформ.</text:p>
      <text:p text:style-name="P4">
Images: ["<text:a xlink:type="simple" xlink:href="https://static.ukrinform.com/photos/2023_04/thumb_files/630_360_1680783799-703.jpg" text:style-name="Internet_20_link" text:visited-style-name="Visited_20_Internet_20_Link">
630_360_16807...</text:a>
"]</text:p>
      <text:p text:style-name="P4">
Tags: ['Китай', 'РНБО', 'Зброя', 'росія', 'Данілов', 'Війна з росією']</text:p>
      <text:p text:style-name="P4">
Type: Article</text:p>
      <!--METADATA-->
      <text:p text:style-name="P4">
<draw:frame draw:style-name="fr1" draw:name="Image241" text:anchor-type="as-char" svg:width="6.9236in" svg:height="3.956343in" draw:z-index="0">
<draw:image xlink:href="../Images/yкринформ/2023-04-16T23-18-00-03-00/630_360_1680783799-703.jpg" xlink:type="simple" xlink:show="embed" xlink:actuate="onLoad" draw:mime-type="image/jpeg"/>
</draw:frame>
 СекретарРНБО Олексій Данілов прокоментував статтю The Washington Post про те, що вопублікованих у Мережі секретних документах нібито міститься інформація проте, що Китай погодився надати летальну допомогу росії.</text:p>
      <text:p text:style-name="P4">
Про це Данілов сказав в інтерв'ю журналісту <text:a xlink:type="simple" xlink:href="https://tsn.ua/exclusive/zliti-dokumenti-pentagonu-danilov-vidpoviv-chi-diysno-rf-vzhe-voyuye-kitayskoyu-zbroyeyu-2309086.html" text:style-name="Internet_20_link" text:visited-style-name="Visited_20_Internet_20_Link">
</text:a>
 Олександру Цаплієнку,передає Укрінформ.</text:p>
      <text:p text:style-name="P4">
"Якби вона тут з’явилася, ви пам’ятаєте, коли з’явилися іранські ударнібезпілотники, ми одразу про це зробили заяву. Ми їх розібрали, як кажуть, покісточках, і навіть дані тих країн, компоненти яких там були використані. Мидо них звернемося офіційно, з питанням, чому так сталося і це требаобов’язково припинити. Китайського <text:span text:style-name="T4">
<text:a xlink:type="simple" xlink:href="https://www.ukrinform.ua/tag-zbroa" text:style-name="Internet_20_link" text:visited-style-name="Visited_20_Internet_20_Link">
 </text:a>
</text:span>
 ми зараз на нашому фронті не бачимо", – каже секретар РНБО.</text:p>
      <text:p text:style-name="P4">
<text:span text:style-name="T4">
Читайте також:</text:span>
 <text:span text:style-name="T4">
<text:a xlink:type="simple" xlink:href="https://www.ukrinform.ua/rubric-world/3696764-putin-zustrivsa-z-ministrom-oboroni-kitau-govorili-pro-vijskovu-spivpracu.html" text:style-name="Internet_20_link" text:visited-style-name="Visited_20_Internet_20_Link">
 </text:a>
 </text:span>
</text:p>
      <text:p text:style-name="P4">
Данілов запевнив, якщо китайська зброя все ж з'явиться в російських окупантів,Україна одразу проінформує наше суспільство і світ.</text:p>
      <text:p text:style-name="P4">
"Але виходячи з глобальних питань Китаю, ми не бачимо, для чого він має заразпостачати зброю рф. Позиція Китаю нейтральна – вони не підтримують не одну, нііншу сторону. Вперше китайська дипломатія вийшла у публічний простір зпропозицією 12 питань щодо завершення війни, але вони це називають дещо по-іншому. І це перше питання, чому ми не можемо це остаточно приймати. Там єречі, які можемо приймати, коли йдеться про територіальну цілісність, про ООН.Це, звісно, для нас корисно. Але є пункти, які є доволі сумнівними. Томузаймаємося, працюємо, спостерігаємо. Скоро ми будемо мати великий обсягінформації саме по цьому питанню", – підсумував секретар РНБО.</text:p>
      <text:p text:style-name="P4">
<text:span text:style-name="T4">
Читайте також:</text:span>
 <text:span text:style-name="T4">
<text:a xlink:type="simple" xlink:href="https://www.ukrinform.ua/rubric-world/3696127-kitaj-obicae-ne-prodavati-zbrou-zodnij-storoni-vijni-v-ukraini.html" text:style-name="Internet_20_link" text:visited-style-name="Visited_20_Internet_20_Link">
 </text:a>
 </text:span>
</text:p>
      <text:p text:style-name="P4">
Як раніше повідомляло агентство, високий представник ЄС Жозеп Боррель _<text:span text:style-name="T4">
<text:a xlink:type="simple" xlink:href="https://www.ukrinform.ua/rubric-world/3695859-borrel-nazvav-neperekonlivou-nejtralnist-kitau.html" text:style-name="Internet_20_link" text:visited-style-name="Visited_20_Internet_20_Link">
</text:a>
 </text:span>
 _ , провести переговори з Президентом Зеленським тапідтримати виведення російських військ з території України.</text:p>
      <text:p text:style-name="P4">
Перед цим The Washington Post з посиланням на таємні документи повідомили, щоКитай нібито схвалив постачання зброї росії.</text:p>
      <text:p text:style-name="P4">
Source: <text:a xlink:type="simple" xlink:href="https://www.ukrinform.ua/rubric-ato/3696774-danilov-kitajskogo-ozbroenna-mi-zaraz-na-nasomu-fronti-ne-bacimo.html" text:style-name="Internet_20_link" text:visited-style-name="Visited_20_Internet_20_Link">
https://www.ukrinform.ua/rubric-ato/3696774-danilov-kitajskogo-ozbroenna-mi-zaraz-na-nasomu-fronti-ne-bacimo.html</text:a>
</text:p>
      <!--NEWS-->
      <text:h text:style-name="P10" text:outline-level="1">
<text:span text:style-name="T4">
У Луцьку засудили адміністратора Telegram-каналу про повістки</text:span>
</text:h>
      <text:p text:style-name="P4">
Authors: Ukrinform (Person)</text:p>
      <text:p text:style-name="P4">
Publisher: Укринформ (Organization)</text:p>
      <text:p text:style-name="P4">
Published Time: 2023-04-16T23:39:00+03:00</text:p>
      <text:p text:style-name="P4">
Modified Time: 2023-04-16T23:39:00+03:00</text:p>
      <text:p text:style-name="P4">
Description: У місті Луцьк Волинської області засудили адміністратора місцевого Telegram-каналу, який повідомляв, де у місті роздають повістки: йому інкримінували перешкоджання законній діяльності Збройних сил України. — Укрінформ.</text:p>
      <text:p text:style-name="P4">
Images: ["<text:a xlink:type="simple" xlink:href="https://static.ukrinform.com/photos/2017_12/thumb_files/630_360_1514464397-1884.jpg" text:style-name="Internet_20_link" text:visited-style-name="Visited_20_Internet_20_Link">
630_360_15144...</text:a>
"]</text:p>
      <text:p text:style-name="P4">
Tags: ['Луцьк', 'Суд', 'Telegram', 'Повістка']</text:p>
      <text:p text:style-name="P4">
Type: Article</text:p>
      <!--METADATA-->
      <text:p text:style-name="P4">
<draw:frame draw:style-name="fr1" draw:name="Image242" text:anchor-type="as-char" svg:width="6.9236in" svg:height="3.956343in" draw:z-index="0">
<draw:image xlink:href="../Images/yкринформ/2023-04-16T23-39-00-03-00/630_360_1514464397-1884.jpg" xlink:type="simple" xlink:show="embed" xlink:actuate="onLoad" draw:mime-type="image/jpeg"/>
</draw:frame>
 У містіЛуцьк Волинської області засудили адміністратора місцевого Telegram-каналу,який повідомляв, де у місті роздають повістки: йому інкримінувалиперешкоджання законній діяльності Збройних сил України.</text:p>
      <text:p text:style-name="P4">
Про це йдеться в сюжеті телеканалу <text:a xlink:type="simple" xlink:href="https://www.youtube.com/watch" text:style-name="Internet_20_link" text:visited-style-name="Visited_20_Internet_20_Link">
</text:a>
 , передає Укрінформ ізпосиланням на <text:a xlink:type="simple" xlink:href="https://www.volynnews.com/news/all/zasudyly-admina-telegram-kanalu-de-povistky-lutsk/" text:style-name="Internet_20_link" text:visited-style-name="Visited_20_Internet_20_Link">
 </text:a>
</text:p>
      <text:p text:style-name="P4">
Лучанин здійснював адміністрування та забезпечував функціонування групи Деповістки? Луцьк/Волинська область, де розміщувалась інформація про час тамісце вручення повісток працівниками Волинського територіального центрукомплектування та соціальної підтримки, що давало можливість особам призовноговіку ухилятися від виконання військового обов’язку.</text:p>
      <text:p text:style-name="P4">
<text:span text:style-name="T4">
Читайте також:</text:span>
 <text:span text:style-name="T4">
<text:a xlink:type="simple" xlink:href="https://www.ukrinform.ua/rubric-society/3694408-povistki-dozvolili-vrucati-nezalezno-vid-misca-vijskovogo-obliku-postanova-uradu.html" text:style-name="Internet_20_link" text:visited-style-name="Visited_20_Internet_20_Link">
 </text:a>
 </text:span>
</text:p>
      <text:p text:style-name="P4">
Сам Telegram-канал виявили ще у березні. Правоохоронці у помешканні чоловікапровели обшуки. Йому присудили пʼять років за ґратами з іспитовим терміном удва роки.</text:p>
      <text:p text:style-name="P4">
Як раніше повідомляло агентство, Уряд дозволив вручати <text:span text:style-name="T4">
<text:a xlink:type="simple" xlink:href="https://www.ukrinform.ua/tag-povistka" text:style-name="Internet_20_link" text:visited-style-name="Visited_20_Internet_20_Link">
</text:a>
 </text:span>
 незалежно від місця військовогообліку.</text:p>
      <text:p text:style-name="P4">
Source: <text:a xlink:type="simple" xlink:href="https://www.ukrinform.ua/rubric-regions/3696775-u-lucku-zasudili-administratora-telegramkanalu-pro-povistki.html" text:style-name="Internet_20_link" text:visited-style-name="Visited_20_Internet_20_Link">
https://www.ukrinform.ua/rubric-regions/3696775-u-lucku-zasudili-administratora-telegramkanalu-pro-povistki.html</text:a>
</text:p>
      <!--NEWS-->
      <text:h text:style-name="P10" text:outline-level="1">
<text:span text:style-name="T4">
YouTube дозволяє розміщувати відео, які рекламують пвк «вагнер» - Sunday Times</text:span>
</text:h>
      <text:p text:style-name="P4">
Authors: Ukrinform (Person)</text:p>
      <text:p text:style-name="P4">
Publisher: Укринформ (Organization)</text:p>
      <text:p text:style-name="P4">
Published Time: 2023-04-16T23:51:00+03:00</text:p>
      <text:p text:style-name="P4">
Modified Time: 2023-04-16T23:51:00+03:00</text:p>
      <text:p text:style-name="P4">
Description: Відеоплатформа YouTube дозволяє розміщувати відео, які рекламують приватну військову компанію «вагнер», засновником якої є євген пригожин. — Укрінформ.</text:p>
      <text:p text:style-name="P4">
Images: ["<text:a xlink:type="simple" xlink:href="https://static.ukrinform.com/photos/2023_03/thumb_files/630_360_1679564904-243.jpg" text:style-name="Internet_20_link" text:visited-style-name="Visited_20_Internet_20_Link">
630_360_16795...</text:a>
"]</text:p>
      <text:p text:style-name="P4">
Tags: ['Реклама', 'YouTube', 'ПВК "Вагнера"', 'Війна з росією']</text:p>
      <text:p text:style-name="P4">
Type: Article</text:p>
      <!--METADATA-->
      <text:p text:style-name="P4">
<draw:frame draw:style-name="fr1" draw:name="Image243" text:anchor-type="as-char" svg:width="6.9236in" svg:height="3.956343in" draw:z-index="0">
<draw:image xlink:href="../Images/yкринформ/2023-04-16T23-51-00-03-00/630_360_1679564904-243.jpg" xlink:type="simple" xlink:show="embed" xlink:actuate="onLoad" draw:mime-type="image/jpeg"/>
</draw:frame>
Відеоплатформа YouTube дозволяє розміщувати відео, які рекламують приватнувійськову компанію «вагнер», засновником якої є євген пригожин.</text:p>
      <text:p text:style-name="P4">
Про це інформує <text:a xlink:type="simple" xlink:href="https://www.thetimes.co.uk/article/wagner-group-russia-ukraine-war-propaganda-big-tech-j5ncgjbvd" text:style-name="Internet_20_link" text:visited-style-name="Visited_20_Internet_20_Link">
 </text:a>
 , передає Укрінформ.</text:p>
      <text:p text:style-name="P4">
Так на платформі та в інших соціальних мережах публікують десяткипропагандистських відеороликів, які прославляють пвк «вагнер» - компаніюнайманців, яких звинувачують у воєнних злочинах в Україні та в інших країнах.</text:p>
      <text:p text:style-name="P4">
<text:span text:style-name="T4">
Читайте також:</text:span>
 <text:span text:style-name="T4">
<text:a xlink:type="simple" xlink:href="https://www.ukrinform.ua/rubric-world/3695557-rada-es-zaprovadila-sankcii-proti-pvk-vagner.html" text:style-name="Internet_20_link" text:visited-style-name="Visited_20_Internet_20_Link">
 </text:a>
 </text:span>
</text:p>
      <text:p text:style-name="P4">
Крім того, за допомогою цих відео збирають гроші на боєприпаси для пвк. Такожчерез них закликають аудиторію вступити до групи найманців, яка буласанкціонована кількома західними урядами. Зокрема США визнали її"транснаціональною злочинною організацією", а Велика Британія внесла досанкційного списку її засновника пригожина.</text:p>
      <text:p text:style-name="P4">
<text:span text:style-name="T4">
Читайте також:</text:span>
 <text:span text:style-name="T4">
<text:a xlink:type="simple" xlink:href="https://www.ukrinform.ua/rubric-ato/3694630-vagnerivciv-vistacit-na-dva-misaci-akso-ne-zminat-taktiku-cerevatij.html" text:style-name="Internet_20_link" text:visited-style-name="Visited_20_Internet_20_Link">
 </text:a>
 </text:span>
</text:p>
      <text:p text:style-name="P4">
Представник YouTube своєю чергою заявив, що відео з таким вмістом забороненорозміщувати на платформі.</text:p>
      <text:p text:style-name="P4">
"Контент, призначений для вихваляння, просування або допомоги насильницькимекстремістським або злочинним організаціям, заборонений на YouTube. КомпаніяGoogle зобов'язується дотримуватися законів США про санкції та впроваджуєвідповідну політику, попри свої умови надання послуг", - сказав він.</text:p>
      <text:p text:style-name="P4">
<text:span text:style-name="T4">
Читайте також:</text:span>
 <text:span text:style-name="T4">
<text:a xlink:type="simple" xlink:href="https://www.ukrinform.ua/rubric-ato/3696340-prigozin-spodivaetsa-otrimati-vigodu-vid-porazki-moskvi-v-ukraini-isw.html" text:style-name="Internet_20_link" text:visited-style-name="Visited_20_Internet_20_Link">
 </text:a>
 </text:span>
</text:p>
      <text:p text:style-name="P4">
Як раніше повідомляло агентство, найманці пвк "вагнер", що зараз активновоюють на Бахмутському напрямку, у короткостроковій перспективі _<text:span text:style-name="T4">
<text:a xlink:type="simple" xlink:href="https://www.ukrinform.ua/rubric-ato/3694850-rosiani-dosagli-okremih-uspihiv-na-bahmutskomu-napramku-viklucno-masnimi-sturmami-zsu.html" text:style-name="Internet_20_link" text:visited-style-name="Visited_20_Internet_20_Link">
</text:a>
 </text:span>
 _</text:p>
      <text:p text:style-name="P4">
Source: <text:a xlink:type="simple" xlink:href="https://www.ukrinform.ua/rubric-ato/3696776-youtube-dozvolae-rozmisuvati-video-aki-reklamuut-pvk-vagner-sunday-times.html" text:style-name="Internet_20_link" text:visited-style-name="Visited_20_Internet_20_Link">
https://www.ukrinform.ua/rubric-ato/3696776-youtube-dozvolae-rozmisuvati-video-aki-reklamuut-pvk-vagner-sunday-times.html</text:a>
</text:p>
      <!--NEWS-->
      <text:h text:style-name="P10" text:outline-level="1">
<text:span text:style-name="T4">
Слідчі JIT розслідуватимуть в Україні злочин геноциду, вчинений рф</text:span>
</text:h>
      <text:p text:style-name="P4">
Author: ['АРМІЯINFORM']</text:p>
      <text:p text:style-name="P4">
Time: 2023-04-16T49:00:00-04:00</text:p>
      <text:p text:style-name="P4">
Description: У Вільнюсі члени спільної слідчої групи з розслідування тяжких міжнародних злочин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23-2.jpg" text:style-name="Internet_20_link" text:visited-style-name="Visited_20_Internet_20_Link">
123-2.jpg</text:a>
']</text:p>
      <text:p text:style-name="P4">
Tags: ['JIT', 'STOPRUSSIA', 'ВОЄННІ ЗЛОЧИНИ ЗС РФ', 'ВТОРГНЕННЯ РФ', 'ГЕНОЦИД УКРАЇНЦІВ', 'ЄВРОЮСТ', 'МІНРЕІНТЕГРАЦІЇ']</text:p>
      <text:p text:style-name="P4">
Category: News</text:p>
      <!--METADATA-->
      <text:p text:style-name="P4">
<draw:frame draw:style-name="fr1" draw:name="Image244" text:anchor-type="as-char" svg:width="6.9236in" svg:height="4.055251in" draw:z-index="0">
<draw:image xlink:href="../Images/AРМІЯINFORM/2023-04-16T49-00-00-04-00/123-2.jpg" xlink:type="simple" xlink:show="embed" xlink:actuate="onLoad" draw:mime-type="image/jpeg"/>
</draw:frame>
</text:p>
      <text:p text:style-name="P4">
У Вільнюсі члени спільної слідчої групи з розслідування тяжких міжнароднихзлочинів в Україні (JIT — Joint Investigation Team) підписали угоду щодорозслідування не лише воєнних злочинів, але й злочину геноциду, інформує<text:a xlink:type="simple" xlink:href="https://minre.gov.ua/2023/04/15/chleny-spilnoyi-grupy-z-rozsliduvannya-tyazhkyh-mizhnarodnyh-zlochyniv-v-ukrayini-pidpysaly-ugodu-pro-rozsliduvannya-zlochynu-genoczydu/" text:style-name="Internet_20_link" text:visited-style-name="Visited_20_Internet_20_Link">
пресслужба</text:a>
 Мінреінтеграції.</text:p>
      <text:p text:style-name="P4">
Зазначається, що до JIT входять Україна, Польща, Литва, Естонія, Латвія,Словаччина та Румунія. Її учасниками є Євроюст та вперше у своїй історії —Офіс прокурора Міжнародного кримінального суду.</text:p>
      <text:p text:style-name="P4">
«Члени групи дійшли висновку, що з перших днів повномасштабного вторгненнястало очевидним, що масовість і системність воєнних злочинів, скоєних натимчасово окупованих територіях України, має ознаки кампанії переслідуванняукраїнців як національної групи. Зокрема, зафіксовано понад 19 тисяч випадківпримусової депортації дітей», — йдеться у повідомленні.</text:p>
      <text:p text:style-name="P4">
Тож Угода сприятиме розслідуванню злочину геноциду в Україні, обміну доказамий інформацією. Роботу JIT посилять міжнародні експерти.</text:p>
      <text:p text:style-name="P4">
У відомстві підкреслили, що це важливий крок до виявлення і притягнення довідповідальності всіх причетних до цього жахливого злочину в Україні. Цепотужний сигнал агресору про невідворотність покарання, адже міжнароднапідтримка України тільки посилюється.</text:p>
      <text:p text:style-name="P4">
Source: <text:a xlink:type="simple" xlink:href="https://armyinform.com.ua/2023/04/16/slidchi-jit-rozsliduvatymut-v-ukrayini-zlochyn-genoczydu-vchynenyj-rf/" text:style-name="Internet_20_link" text:visited-style-name="Visited_20_Internet_20_Link">
https://armyinform.com.ua/2023/04/16/slidchi-jit-rozsliduvatymut-v-ukrayini-zlochyn-genoczydu-vchynenyj-rf/</text:a>
</text:p>
      <!--NEWS-->
      <text:h text:style-name="P10" text:outline-level="1">
<text:span text:style-name="T4">
Автомати нам видали старі, половина «клинить» — перехоплення ГУР</text:span>
</text:h>
      <text:p text:style-name="P4">
Author: ['АРМІЯINFORM']</text:p>
      <text:p text:style-name="P4">
Time: 2023-04-16T50:00:00-04:00</text:p>
      <text:p text:style-name="P4">
Description: Загарбник поскаржився дружині на те, що українські військові потужно обстрілюють їх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2345.jpg" text:style-name="Internet_20_link" text:visited-style-name="Visited_20_Internet_20_Link">
12345.jpg</text:a>
']</text:p>
      <text:p text:style-name="P4">
Tags: ['STOPRUSSIA', 'ВТОРГНЕННЯ РФ', 'ГУР МО УКРАЇНИ', 'ДУТА ВЕЛИЧ РОСАРМІЇ']</text:p>
      <text:p text:style-name="P4">
Category: News</text:p>
      <!--METADATA-->
      <text:p text:style-name="P4">
<draw:frame draw:style-name="fr1" draw:name="Image245" text:anchor-type="as-char" svg:width="6.9236in" svg:height="2.881748in" draw:z-index="0">
<draw:image xlink:href="../Images/AРМІЯINFORM/2023-04-16T50-00-00-04-00/12345.jpg" xlink:type="simple" xlink:show="embed" xlink:actuate="onLoad" draw:mime-type="image/jpeg"/>
</draw:frame>
</text:p>
      <text:p text:style-name="P4">
Загарбник поскаржився дружині на те, що українські військові потужнообстрілюють їхні позиції в Запорізькій області, а також на вкрай поганезабезпечення.</text:p>
      <text:p text:style-name="P4">
Про це свідчить <text:a xlink:type="simple" xlink:href="https://t.me/DIUkraine/2200" text:style-name="Internet_20_link" text:visited-style-name="Visited_20_Internet_20_Link">
перехоплення телефонноїрозмови</text:a>
, оприлюднене Головним управліннямрозвідки Міноборони.</text:p>
      <text:p text:style-name="P4">
Із аудіозапису також зрозуміло, що окупанти на своїх позиціях почуваються «якв оточенні» через обстріли з боку українських військових. При цьому росіянинкаже, що їм нічого протиставити українським Силам оборони — у них немає ніозброєння, ні техніки.</text:p>
      <text:p text:style-name="P4">
«Вони нас не чіпають, чого нас чіпати? Взводик маленький, з нас ніякого толку.У нас ні техніки, нічого немає, що ми їм протиставимо? Нічого! Вони снаряди нанас не переводять. А якщо треба буде, переХХХбуть за один раз. Та ще йавтомати, повидавали нам — старі всі. Інші підрозділи — у них нові, а у насвсе старе, половина «клинить», — говорить окупант.</text:p>
      <text:p text:style-name="P4">
Source: <text:a xlink:type="simple" xlink:href="https://armyinform.com.ua/2023/04/16/avtomaty-nam-vydaly-stari-polovyna-klynyt-perehoplennya-gur/" text:style-name="Internet_20_link" text:visited-style-name="Visited_20_Internet_20_Link">
https://armyinform.com.ua/2023/04/16/avtomaty-nam-vydaly-stari-polovyna-klynyt-perehoplennya-gur/</text:a>
</text:p>
      <!--NEWS-->
      <text:h text:style-name="P10" text:outline-level="1">
<text:span text:style-name="T4">
Відновлення України: підписана Грантова угода про виділення Японією 400 млн дол.</text:span>
</text:h>
      <text:p text:style-name="P4">
Author: ['АРМІЯINFORM']</text:p>
      <text:p text:style-name="P4">
Time: 2023-04-16T51:00:00-04:00</text:p>
      <text:p text:style-name="P4">
Description: Кошти будуть виділені в рамках Програми екстреного відновлення, направленого на критич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6393880_281640394200419_4976586122701812281_n.jpg" text:style-name="Internet_20_link" text:visited-style-name="Visited_20_Internet_20_Link">
336393880_281640394200419_4976586122701812281_n.jpg</text:a>
']</text:p>
      <text:p text:style-name="P4">
Tags: ['ГРАНТ', 'ДОПОМОГА ПАРТНЕРІВ', 'СВІТ ПІДТРИМУЄ УКРАЇНУ', 'ЯПОНІЯ']</text:p>
      <text:p text:style-name="P4">
Category: News</text:p>
      <!--METADATA-->
      <text:p text:style-name="P4">
<draw:frame draw:style-name="fr1" draw:name="Image246" text:anchor-type="as-char" svg:width="6.9236in" svg:height="4.615733in" draw:z-index="0">
<draw:image xlink:href="../Images/AРМІЯINFORM/2023-04-16T51-00-00-04-00/336393880_281640394200419_4976586122701812281_n.jpg" xlink:type="simple" xlink:show="embed" xlink:actuate="onLoad" draw:mime-type="image/jpeg"/>
</draw:frame>
</text:p>
      <text:p text:style-name="P4">
Кошти будуть виділені в рамках Програми екстреного відновлення, направленогона критичну інфраструктуру. Угода про виділення гранту від Уряду Японії булапогоджена ще наприкінці березня 2023 року. Про це<text:a xlink:type="simple" xlink:href="https://www.kmu.gov.ua/news/vidnovlennia-ukrainy-pidpysana-hrantova-uhoda-pro-vydilennia-iaponiieiu-400-mln-dol" text:style-name="Internet_20_link" text:visited-style-name="Visited_20_Internet_20_Link">
повідомляє</text:a>
 Урядовий портал.</text:p>
      <text:p text:style-name="P4">
14 квітня 2023 року Грантову угоду підписали Віцепрем’єр-міністр з відновленняУкраїни — Міністр розвитку громад, територій та інфраструктури ОлександрКубраков та старший заступник Генерального директора JICA Хідея Кобаясі.</text:p>
      <text:p text:style-name="P4">
«Хочу подякувати Уряду Японії за системну допомогу Україні. Це вже другагрантова угода, підписана з агентством міжнародного співробітництва JICA. Такапідтримка дозволяє нам оперативно та якісно реалізовувати проекти зі швидкогота гуманітарного відновлення.</text:p>
      <text:p text:style-name="P4">
Насамперед йдеться про забезпечення базових потреб наших громадян тавідновлення критичної інфраструктури.</text:p>
      <text:p text:style-name="P4">
Цивілізований світ не залишився осторонь вирішення вкрай складних проблем вУкраїні через повномасштабну війну. І ми дуже цінуємо таку підтримку. Зі свогобоку робимо все, щоб процеси відновлення були максимально прозорими тапідзвітними», — зазначив Олександр Кубраков.</text:p>
      <text:p text:style-name="P4">
Кошти виділятимуться на покращення та підтримку наступних напрямків:</text:p>
      <text:p text:style-name="P4">
— обладнання для гуманітарного розмінування</text:p>
      <text:p text:style-name="P4">
— транспортне обслуговування</text:p>
      <text:p text:style-name="P4">
— енергетичне обслуговування</text:p>
      <text:p text:style-name="P4">
— управління відходами руйнувань</text:p>
      <text:p text:style-name="P4">
— водопостачання</text:p>
      <text:p text:style-name="P4">
— медичне обладнання</text:p>
      <text:p text:style-name="P4">
— обладнання для надання освітніх послуг</text:p>
      <text:p text:style-name="P4">
— аграрного сектору</text:p>
      <text:p text:style-name="P4">
— сектору суспільного мовлення</text:p>
      <text:p text:style-name="P4">
— сектору комунальних послуг на рівні органів місцевого самоврядування.</text:p>
      <text:p text:style-name="P4">
Крім того, Уряд Японії виділить 70 мільйонів доларів грантової підтримкивідновлення України через механізм Програми розвитку ООН. Загалом з початкуроку була досягнута домовленість між Україною та Японією про виділення понад600 млн дол на відновлення України.</text:p>
      <text:p text:style-name="P4">
Агентство JICA — всесвітньо відома японська урядова організація з наданнятехнічної, грантової допомоги та пільгових кредитів урядам іноземних держав.</text:p>
      <text:p text:style-name="P4">
Source: <text:a xlink:type="simple" xlink:href="https://armyinform.com.ua/2023/04/16/vidnovlennya-ukrayiny-pidpysana-grantova-ugoda-pro-vydilennya-yaponiyeyu-400-mln-dol/" text:style-name="Internet_20_link" text:visited-style-name="Visited_20_Internet_20_Link">
https://armyinform.com.ua/2023/04/16/vidnovlennya-ukrayiny-pidpysana-grantova-ugoda-pro-vydilennya-yaponiyeyu-400-mln-dol/</text:a>
</text:p>
      <!--NEWS-->
      <text:h text:style-name="P10" text:outline-level="1">
<text:span text:style-name="T4">
Військові частини не беруть участі в обмінах полоненими, але подають  необхідні документи до компетентних органів</text:span>
</text:h>
      <text:p text:style-name="P4">
Author: ['АРМІЯINFORM']</text:p>
      <text:p text:style-name="P4">
Time: 2023-04-16T52:00:00-04:00</text:p>
      <text:p text:style-name="P4">
Description: Про це повідомив представник Координаційного штабу з питань пово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14_17-11-46.jpg" text:style-name="Internet_20_link" text:visited-style-name="Visited_20_Internet_20_Link">
photo_2023-04-14_17-11-46.jpg</text:a>
']</text:p>
      <text:p text:style-name="P4">
Tags: ['STOPRUSSIA', 'ВОЄННІ ЗЛОЧИНИ ЗС РФ', 'ВТОРГНЕННЯ РФ', 'КООРДИНАЦІЙНИЙ ШТАБ', 'ОБМІН ПОЛОНЕНИХ']</text:p>
      <text:p text:style-name="P4">
Category: News</text:p>
      <!--METADATA-->
      <text:p text:style-name="P4">
<draw:frame draw:style-name="fr1" draw:name="Image247" text:anchor-type="as-char" svg:width="6.9236in" svg:height="4.823441in" draw:z-index="0">
<draw:image xlink:href="../Images/AРМІЯINFORM/2023-04-16T52-00-00-04-00/photo_2023-04-14_17-11-46.jpg" xlink:type="simple" xlink:show="embed" xlink:actuate="onLoad" draw:mime-type="image/jpeg"/>
</draw:frame>
</text:p>
      <text:p text:style-name="P4">
Про це <text:a xlink:type="simple" xlink:href="https://t.me/Koord_shtab/841" text:style-name="Internet_20_link" text:visited-style-name="Visited_20_Internet_20_Link">
повідомив</text:a>
 представник Координаційногоштабу з питань поводження з військовополоненими під час зустрічі з родинамиоборонців 63-ї окремої механізованої бригади.</text:p>
      <text:p text:style-name="P4">
Одне з питань, яке було порушене під час зустрічі, стосувалося можливостіотримання інформації про обставини зникнення військовослужбовця. Як зазначивпредставник військової частини, усі документи, які не мають обмежень удоступі, у тому числі витяги з матеріалів службового розслідування, можнаотримати у передбачений законом спосіб. Родичі повинні звернутися дотериторіальних центрів комплектування та соціальної підтримки (колишніхвійськкоматів) з відповідним запитом. Також він додав, що військова частинаучасті в обмінах не бере, але подає всі необхідні документи до компетентнихорганів.</text:p>
      <text:p text:style-name="P4">
Представник Штабу зауважив, що важливим джерелом інформації є свідченнязвільнених з полону. Вони надають цінні відомості: про стан здоров’я, умовиутримання в полоні, імовірне місцезнаходження. Певну кількість інформації, як-от фото- чи відеоматеріали з відкритих джерел, знаходять і передають доКоординаційного штабу родичі військовослужбовця.</text:p>
      <text:p text:style-name="P4">
Source: <text:a xlink:type="simple" xlink:href="https://armyinform.com.ua/2023/04/16/vijskovi-chastyny-ne-berut-uchasti-v-obminah-polonenyh-ale-podayut-neobhidni-dokumenty-do-kompetentnyh-organiv/" text:style-name="Internet_20_link" text:visited-style-name="Visited_20_Internet_20_Link">
https://armyinform.com.ua/2023/04/16/vijskovi-chastyny-ne-berut-uchasti-v-obminah-polonenyh-ale-podayut-neobhidni-dokumenty-do-kompetentnyh-organiv/</text:a>
</text:p>
      <!--NEWS-->
      <text:h text:style-name="P10" text:outline-level="1">
<text:span text:style-name="T4">
11,5 років ув’язнення отримав інформатор фсб, який наводив «Калібри» на Миколаїв</text:span>
</text:h>
      <text:p text:style-name="P4">
Author: ['АРМІЯINFORM']</text:p>
      <text:p text:style-name="P4">
Time: 2023-04-16T53:00:00-04:00</text:p>
      <text:p text:style-name="P4">
Description: Служба безпеки України зібрала беззаперечні докази вини ще одного інформатора фсб, я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11-1.jpg" text:style-name="Internet_20_link" text:visited-style-name="Visited_20_Internet_20_Link">
111-1.jpg</text:a>
', '<text:a xlink:type="simple" xlink:href="https://armyinform.com.ua/wp-content/uploads/2023/04/333-150x150.jpg" text:style-name="Internet_20_link" text:visited-style-name="Visited_20_Internet_20_Link">
333-150x150.jpg</text:a>
', '<text:a xlink:type="simple" xlink:href="https://armyinform.com.ua/wp-content/uploads/2023/04/222-150x150.jpg" text:style-name="Internet_20_link" text:visited-style-name="Visited_20_Internet_20_Link">
222-150x150.jpg</text:a>
']</text:p>
      <text:p text:style-name="P4">
Tags: ['STOPRUSSIA', 'ВОЄННІ ЗЛОЧИНИ ЗС РФ', 'ВТОРГНЕННЯ РФ', 'ЗРАДНИК', 'КАЛІБР', 'СБУ']</text:p>
      <text:p text:style-name="P4">
Category: News</text:p>
      <!--METADATA-->
      <text:p text:style-name="P4">
<draw:frame draw:style-name="fr1" draw:name="Image248" text:anchor-type="as-char" svg:width="6.9236in" svg:height="5.80658in" draw:z-index="0">
<draw:image xlink:href="../Images/AРМІЯINFORM/2023-04-16T53-00-00-04-00/111-1.jpg" xlink:type="simple" xlink:show="embed" xlink:actuate="onLoad" draw:mime-type="image/jpeg"/>
</draw:frame>
</text:p>
      <text:p text:style-name="P4">
Служба безпеки України зібрала беззаперечні докази вини ще одного інформаторафсб, який діяв у прифронтових районах на півдні України. Зловмисник коригувавракетні удари по Миколаєву російськими крилатими ракетами «Калібр».</text:p>
      <text:p text:style-name="P4">
Про це<text:a xlink:type="simple" xlink:href="https://www.facebook.com/SecurSerUkraine/posts/pfbid02p6b2bps41mw6ap1NfYnxdCdYYqTE2Tsx8eoAHaBoNMNWQzowmXMUMTyusF8FrVLpl" text:style-name="Internet_20_link" text:visited-style-name="Visited_20_Internet_20_Link">
повідомляє</text:a>
пресцентр СБУ.</text:p>
      <text:p text:style-name="P4">
Крім того, як зазначається, він збирав розвідані про місця базування тапереміщення підрозділів Сил оборони на території регіону.</text:p>
      <text:p text:style-name="P4">
Насамперед ворожий поплічник намагався виявити бойові позиції артилерії тасистеми протиповітряної оборони ЗСУ.</text:p>
      <text:p text:style-name="P4">
«Співробітники Служби безпеки затримали зловмисника на початку серпня минулогороку під час контрдиверсійних заходів на Миколаївщині. За матеріалами СБУ судпризначив йому одинадцять з половиною років позбавлення волі», — йдеться уповідомленні.</text:p>
      <text:p text:style-name="P4">
Як встановили слідчі, ворожим інформатором виявився мешканець обласногоцентру. На початку літа минулого року російська спецслужба залучила його донегласної співпраці через представника «мдб днр».</text:p>
      <text:p text:style-name="P4">
У поле зору ворога він потрапив на одному із прокремлівських Телеграм-каналів,де регулярно виправдовував російську збройну агресію проти України.</text:p>
      <text:p text:style-name="P4">
<text:a xlink:type="simple" xlink:href="https://armyinform.com.ua/wp-content/uploads/2023/04/333.jpg" text:style-name="Internet_20_link" text:visited-style-name="Visited_20_Internet_20_Link">
<draw:frame draw:style-name="fr1" draw:name="Image249" text:anchor-type="as-char" svg:width="6.9236in" svg:height="6.9236in" draw:z-index="0">
<draw:image xlink:href="../Images/AРМІЯINFORM/2023-04-16T53-00-00-04-00/333-150x150.jpg" xlink:type="simple" xlink:show="embed" xlink:actuate="onLoad" draw:mime-type="image/jpeg"/>
</draw:frame>
</text:a>
</text:p>
      <text:p text:style-name="P4">
<text:a xlink:type="simple" xlink:href="https://armyinform.com.ua/wp-content/uploads/2023/04/222.jpg" text:style-name="Internet_20_link" text:visited-style-name="Visited_20_Internet_20_Link">
<draw:frame draw:style-name="fr1" draw:name="Image250" text:anchor-type="as-char" svg:width="6.9236in" svg:height="6.9236in" draw:z-index="0">
<draw:image xlink:href="../Images/AРМІЯINFORM/2023-04-16T53-00-00-04-00/222-150x150.jpg" xlink:type="simple" xlink:show="embed" xlink:actuate="onLoad" draw:mime-type="image/jpeg"/>
</draw:frame>
</text:a>
</text:p>
      <text:p text:style-name="P4">
Під час обшуку у зловмисника виявлено мобільний телефон, який вінвикористовував для комунікації з окупантами.</text:p>
      <text:p text:style-name="P4">
На підставі зібраних доказів суд визнав його винним за двома статтямиКримінального кодексу України:</text:p>
      <text:p text:style-name="P4">
ч. 3 ст. 114-2 (несанкціоноване поширення інформації про направлення,переміщення зброї, озброєння та бойових припасів в Україну, рух, переміщенняЗбройних Сил України чи інших утворених відповідно до законів Українивійськових формувань, вчинене в умовах воєнного стану);</text:p>
      <text:p text:style-name="P4">
ч. 2 та ч. 3 ст. 436-2 (виправдовування, визнання правомірною, запереченнязбройної агресії рф проти України, глорифікація її учасників).</text:p>
      <text:p text:style-name="P4">
Служба безпеки наголошує на невідворотності покарання за злочини проти нашоїдержави.</text:p>
      <text:p text:style-name="P4">
Розслідування проводили співробітники СБУ у Миколаївській області запроцесуального керівництва обласної прокуратури.</text:p>
      <text:p text:style-name="P4">
Source: <text:a xlink:type="simple" xlink:href="https://armyinform.com.ua/2023/04/16/115-rokiv-uvyaznennya-otrymav-informator-fsb-yakyj-navodyv-kalibry-na-mykolayiv/" text:style-name="Internet_20_link" text:visited-style-name="Visited_20_Internet_20_Link">
https://armyinform.com.ua/2023/04/16/115-rokiv-uvyaznennya-otrymav-informator-fsb-yakyj-navodyv-kalibry-na-mykolayiv/</text:a>
</text:p>
      <!--NEWS-->
      <text:h text:style-name="P10" text:outline-level="1">
<text:span text:style-name="T4">
Зрадники-правоохоронці «заробили» на службі в рф до 15 років ув’язнення</text:span>
</text:h>
      <text:p text:style-name="P4">
Author: ['АРМІЯINFORM']</text:p>
      <text:p text:style-name="P4">
Time: 2023-04-16T54:00:00-04:00</text:p>
      <text:p text:style-name="P4">
Description: Прокурори Луганської обласної прокуратури направили до суду обвинувальні акти стосов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hatsapp_image_2023_04_08_at_14.25.59.jpeg" text:style-name="Internet_20_link" text:visited-style-name="Visited_20_Internet_20_Link">
whatsapp_image_2023_04_08_at_14.25.59.jpeg</text:a>
']</text:p>
      <text:p text:style-name="P4">
Tags: ['STOPRUSSIA', 'ВТОРГНЕННЯ РФ', 'ЗРАДНИКИ', 'ЛУГАНСЬКА ОБЛАСТЬ', 'НАЦПОЛІЦІЯ']</text:p>
      <text:p text:style-name="P4">
Category: News</text:p>
      <!--METADATA-->
      <text:p text:style-name="P4">
<draw:frame draw:style-name="fr1" draw:name="Image251" text:anchor-type="as-char" svg:width="6.9236in" svg:height="3.894525in" draw:z-index="0">
<draw:image xlink:href="../Images/AРМІЯINFORM/2023-04-16T54-00-00-04-00/whatsapp_image_2023_04_08_at_14.25.59.jpeg" xlink:type="simple" xlink:show="embed" xlink:actuate="onLoad" draw:mime-type="image/jpeg"/>
</draw:frame>
</text:p>
      <text:p text:style-name="P4">
Прокурори Луганської обласної прокуратури направили до суду обвинувальні актистосовно двох правоохоронців за фактом державної зради (ч. 2 ст. 111 ККУкраїни), повідомляє<text:a xlink:type="simple" xlink:href="https://lug.gp.gov.ua/ua/news.html" text:style-name="Internet_20_link" text:visited-style-name="Visited_20_Internet_20_Link">
пресслужба</text:a>
Луганської обласної прокуратури.</text:p>
      <text:p text:style-name="P4">
«Слідством встановлено, що в квітні 2022 року охоронник команди воєнізованоїохорони Лисичанського міського відділу Управління поліції охорони в Луганськійобласті та слідчий відділу поліції Старобільського районного управлінняполіції ГУНП в Луганській області зрадили присязі та перейшли на бік ворога.Обвинувачені зайняли проросійську позицію та почали «служити» у незаконномуправоохоронному органі на тимчасово окупованій території Луганщини — у такзваному «Біловодському районному відділі внутрішніх справ мвс лнр», — йдетьсяу повідомленні.</text:p>
      <text:p text:style-name="P4">
Наразі матеріали обвинувачень направлені до Новомосковського міськрайонногосуду Дніпропетровської області для розгляду по суті. Спеціальне досудоверозслідування здійснювали слідчі територіального управління ДБР, розташованогоу м. Краматорську, за оперативного супроводу Луганського управління ДВБНацполіції України.</text:p>
      <text:p text:style-name="P4">
Source: <text:a xlink:type="simple" xlink:href="https://armyinform.com.ua/2023/04/16/zradnyky-pravoohoronczi-zarobyly-na-sluzhbi-u-rf-na-15-rokiv-v-uvyaznenni/" text:style-name="Internet_20_link" text:visited-style-name="Visited_20_Internet_20_Link">
https://armyinform.com.ua/2023/04/16/zradnyky-pravoohoronczi-zarobyly-na-sluzhbi-u-rf-na-15-rokiv-v-uvyaznenni/</text:a>
</text:p>
      <!--NEWS-->
      <text:h text:style-name="P10" text:outline-level="1">
<text:span text:style-name="T4">
Понад 100 шкіл буде відновлено в партнерстві з ПРООН та UNOPS</text:span>
</text:h>
      <text:p text:style-name="P4">
Author: ['АРМІЯINFORM']</text:p>
      <text:p text:style-name="P4">
Time: 2023-04-16T55:00:00-04:00</text:p>
      <text:p text:style-name="P4">
Description: Мністерство розвитку громад, територій та інфраструктури, Програма розвитку ООН (ПРОО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a30d52aed2be731.jpg" text:style-name="Internet_20_link" text:visited-style-name="Visited_20_Internet_20_Link">
2a30d52aed2be731.jpg</text:a>
']</text:p>
      <text:p text:style-name="P4">
Tags: ['STOPRUSSIA', 'UNOPS', 'ВТОРГНЕННЯ РФ', 'ООН', 'ШКОЛА']</text:p>
      <text:p text:style-name="P4">
Category: News</text:p>
      <!--METADATA-->
      <text:p text:style-name="P4">
<draw:frame draw:style-name="fr1" draw:name="Image252" text:anchor-type="as-char" svg:width="6.9236in" svg:height="3.894525in" draw:z-index="0">
<draw:image xlink:href="../Images/AРМІЯINFORM/2023-04-16T55-00-00-04-00/2a30d52aed2be731.jpg" xlink:type="simple" xlink:show="embed" xlink:actuate="onLoad" draw:mime-type="image/jpeg"/>
</draw:frame>
</text:p>
      <text:p text:style-name="P4">
Мністерство розвитку громад, територій та інфраструктури, Програма розвиткуООН (ПРООН) та Офіс Управління Організації Об’єднаних Націй з обслуговуванняпроєктів (UNOPS) домовились про спільну діяльність в реалізації двох проєктіввідновлення шкіл — ECHO4SCHOOLS-UA та «Відновлення шкіл в Україні»,<text:a xlink:type="simple" xlink:href="https://www.kmu.gov.ua/news/oleksandr-kubrakov-u-partnerstvi-z-proon-ta-unops-bude-vidnovleno-ponad-100-shkil" text:style-name="Internet_20_link" text:visited-style-name="Visited_20_Internet_20_Link">
інформує</text:a>
 Урядовий портал</text:p>
      <text:p text:style-name="P4">
У рамках цих проєктів, які реалізуються за сприяння першої Леді ОлениЗеленської, планується відремонтувати та модернізувати понад 100 шкіл у 14областях України.</text:p>
      <text:p text:style-name="P4">
«Дякую партнерам з Програми розвитку ООН та UNOPS за співпрацю та готовністьпрацювати оперативно, аби старт нового навчального року для багатьох українцівне було зірвано. Розраховуємо тільки поглиблювати співпрацю. Відновлення таоснащення освітньої інфраструктури є однією з необхідних умов для поверненняукраїнців додому. Окрему вдячність хочу висловити Єврокомісії, яка виділила100 мільйонів євро на відновлення та модернізацію шкіл, у тому числі в рамкахзазначених проектів. Для реалізації допомоги Комісія працюватиме спільно зМіністерством розвитку громад, територій та інфраструктури та Фондом ОлениЗеленської. Розуміємо, наскільки важливою для українських сімей є захищена тасучасна шкільна інфраструктура, тому цими проектами зробимо не тільки так, якбуло, але й краще. Так, особливий акцент в обох проектах зроблено напокращенні безпечності інфраструктури, зокрема шляхом ремонту та необхідногооснащення бомбосховищ», — прокоментував Віцепрем’єр-міністр з відновленняУкраїни — Міністр розвитку громад, територій та інфраструктури ОлександрКубраков.</text:p>
      <text:p text:style-name="P4">
<text:span text:style-name="T4">
Довідково</text:span>
</text:p>
      <text:p text:style-name="P4">
<text:span text:style-name="T5">
<text:span text:style-name="T4">
«ECHO4SCHOOLS-UA: Ремонт/модернізація шкіл у постраждалих внаслідок війнирегіонах»</text:span>
</text:span>
</text:p>
      <text:p text:style-name="P4">
Проєкт, який реалізує ПРООН, направлений на здійснення поточних ремонтівщонайменше 50 шкіл у 10 областях України. Вже триває підготовка до тендеру наперші ремонтні роботи. У перспективі планується збільшити цей показник допонад сотні. Його бюджет становить близько 14 мільйонів євро.</text:p>
      <text:p text:style-name="P4">
<text:span text:style-name="T5">
<text:span text:style-name="T4">
«Відновлення шкіл в Україні»</text:span>
</text:span>
</text:p>
      <text:p text:style-name="P4">
Проєкт, який реалізує UNOPS, передбачає проведення поточних ремонтів шкіл у 4областях: Київській, Сумській, Харківській та Чернігівській.</text:p>
      <text:p text:style-name="P4">
Вже відібрано та узгоджено 54 навчальні заклади, які потребують відновлення.Щодо 8 об’єктів уже триває підготовка документації для проведення тендернихпроцедур. Завдяки реалізації проєкту понад 20 000 дітей зможуть почати новийнавчальний рік у гідних умовах. Бюджет становить 20 мільйонів євро.</text:p>
      <text:p text:style-name="P4">
Source: <text:a xlink:type="simple" xlink:href="https://armyinform.com.ua/2023/04/16/ponad-100-shkil-bude-vidnovleno-u-partnerstvi-z-proon-ta-unops/" text:style-name="Internet_20_link" text:visited-style-name="Visited_20_Internet_20_Link">
https://armyinform.com.ua/2023/04/16/ponad-100-shkil-bude-vidnovleno-u-partnerstvi-z-proon-ta-unops/</text:a>
</text:p>
      <!--NEWS-->
      <text:h text:style-name="P10" text:outline-level="1">
<text:span text:style-name="T4">
Глава держави нагородив орденом князя Ярослава Мудрого ІІ ступеня двох парламентарів Чеської Республіки</text:span>
</text:h>
      <text:p text:style-name="P4">
Author: ['АРМІЯINFORM']</text:p>
      <text:p text:style-name="P4">
Time: 2023-04-16T56:00:00-04:00</text:p>
      <text:p text:style-name="P4">
Description: Відповідний Указ № 225/2023 опублікований на сайті Президента України.    Як зазначає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1/ukaz.jpg" text:style-name="Internet_20_link" text:visited-style-name="Visited_20_Internet_20_Link">
ukaz.jpg</text:a>
']</text:p>
      <text:p text:style-name="P4">
Tags: ['НАГОРОДЖЕННЯ', 'ОРДЕН КНЯЗЯ ЯРОСЛАВА МУДРОГО', 'ПРЕЗИДЕНТ УКРАЇНИ', 'ЧЕХІЯ']</text:p>
      <text:p text:style-name="P4">
Category: News</text:p>
      <!--METADATA-->
      <text:p text:style-name="P4">
<draw:frame draw:style-name="fr1" draw:name="Image253" text:anchor-type="as-char" svg:width="6.9236in" svg:height="4.615733in" draw:z-index="0">
<draw:image xlink:href="../Images/AРМІЯINFORM/2023-04-16T56-00-00-04-00/ukaz.jpg" xlink:type="simple" xlink:show="embed" xlink:actuate="onLoad" draw:mime-type="image/jpeg"/>
</draw:frame>
</text:p>
      <text:p text:style-name="P4">
Відповідний <text:a xlink:type="simple" xlink:href="https://www.president.gov.ua/documents/2252023-46481" text:style-name="Internet_20_link" text:visited-style-name="Visited_20_Internet_20_Link">
Указ №225/2023</text:a>
 опублікованийна сайті Президента України.</text:p>
      <text:p text:style-name="P4">
Як зазначається в документі, нагороди присвоєно «за визначні особисті заслугиу зміцненні українсько-чеського міждержавного співробітництва, підтримкудержавного суверенітету та територіальної цілісності України».</text:p>
      <text:p text:style-name="P4">
<text:span text:style-name="T4">
Нагородити орденом князя Ярослава Мудрого ІІ ступеня</text:span>
</text:p>
      <text:p text:style-name="P4">
ВИСТРЧІЛА Мілоша — Голову Сенату Парламенту Чеської Республіки</text:p>
      <text:p text:style-name="P4">
ПЕКАРОВУ АДАМОВУ Маркету — Голову Палати депутатів Парламенту ЧеськоїРеспубліки.</text:p>
      <text:p text:style-name="P4">
Source: <text:a xlink:type="simple" xlink:href="https://armyinform.com.ua/2023/04/16/glava-derzhavy-nagorodyv-ordenom-knyazya-yaroslava-mudrogo-ii-stupenya-dvoh-parlamentariv-cheskoyi-respubliky/" text:style-name="Internet_20_link" text:visited-style-name="Visited_20_Internet_20_Link">
https://armyinform.com.ua/2023/04/16/glava-derzhavy-nagorodyv-ordenom-knyazya-yaroslava-mudrogo-ii-stupenya-dvoh-parlamentariv-cheskoyi-respubliky/</text:a>
</text:p>
      <!--NEWS-->
      <text:h text:style-name="P10" text:outline-level="1">
<text:span text:style-name="T4">
15 квітня наші воїни збили російський літак Су-25</text:span>
</text:h>
      <text:p text:style-name="P4">
Author: ['АРМІЯINFORM']</text:p>
      <text:p text:style-name="P4">
Time: 2023-04-16T57:00:00-04:00</text:p>
      <text:p text:style-name="P4">
Description: Про це повідомляє ГШ ЗС України в ранковому зведенні.    «Авіація Сил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su-25_znyshh.jpg" text:style-name="Internet_20_link" text:visited-style-name="Visited_20_Internet_20_Link">
su-25_znyshh.jpg</text:a>
']</text:p>
      <text:p text:style-name="P4">
Tags: ['STOPRUSSIA', 'ВТОРГНЕННЯ РФ', 'ГШ ЗС УКРАЇНИ', 'СУ-25']</text:p>
      <text:p text:style-name="P4">
Category: News</text:p>
      <!--METADATA-->
      <text:p text:style-name="P4">
<draw:frame draw:style-name="fr1" draw:name="Image254" text:anchor-type="as-char" svg:width="6.9236in" svg:height="4.611226in" draw:z-index="0">
<draw:image xlink:href="../Images/AРМІЯINFORM/2023-04-16T57-00-00-04-00/su-25_znyshh.jpg" xlink:type="simple" xlink:show="embed" xlink:actuate="onLoad" draw:mime-type="image/jpeg"/>
</draw:frame>
Ілюстративне <text:span text:style-name="T4">
🔥 Ситуація щодо російського вторгнення</text:span>
</text:p>
      <text:p text:style-name="P4">
Про це<text:a xlink:type="simple" xlink:href="https://www.facebook.com/GeneralStaff.ua/posts/pfbid0WBTL7u6jrEH8yTucMexaFAXRC8YqzwTKp13dbkYX5fcWzmQH6CpL8nB185kbTSrPl" text:style-name="Internet_20_link" text:visited-style-name="Visited_20_Internet_20_Link">
повідомляє</text:a>
ГШ ЗС України в ранковому зведенні.</text:p>
      <text:p text:style-name="P4">
«Авіація Сил оборони за минулу добу завдала 11 ударів по районах зосередженняособового складу та військової техніки окупантів, а також 3 — по зенітно-ракетних комплексах. Минулої доби наші воїни збили ворожий літак Су-25», —йдеться у повідомленні.</text:p>
      <text:p text:style-name="P4">
Source: <text:a xlink:type="simple" xlink:href="https://armyinform.com.ua/2023/04/16/15-kvitnya-nashi-voyiny-zbyly-rosijskyj-litak-su-25/" text:style-name="Internet_20_link" text:visited-style-name="Visited_20_Internet_20_Link">
https://armyinform.com.ua/2023/04/16/15-kvitnya-nashi-voyiny-zbyly-rosijskyj-litak-su-25/</text:a>
</text:p>
      <!--NEWS-->
      <text:h text:style-name="P10" text:outline-level="1">
<text:span text:style-name="T4">
Сили оборони вразили три райони зосередження живої сили та військової техніки окупантів</text:span>
</text:h>
      <text:p text:style-name="P4">
Author: ['АРМІЯINFORM']</text:p>
      <text:p text:style-name="P4">
Time: 2023-04-16T58:00:00-04:00</text:p>
      <text:p text:style-name="P4">
Description: Про це повідомляє ГШ ЗС України в ранковому зведенні.    «Підрозділи ракетних вій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6707431_235620132471120_1602012866277788_n.jpg" text:style-name="Internet_20_link" text:visited-style-name="Visited_20_Internet_20_Link">
336707431_235620132471120_1602012866277788_n.jpg</text:a>
']</text:p>
      <text:p text:style-name="P4">
Tags: ['STOPRUSSIA', 'ВТОРГНЕННЯ РФ', 'ВТРАТИ ЗС РФ', 'ГШ ЗС УКРАЇНИ']</text:p>
      <text:p text:style-name="P4">
Category: News</text:p>
      <!--METADATA-->
      <text:p text:style-name="P4">
<draw:frame draw:style-name="fr1" draw:name="Image255" text:anchor-type="as-char" svg:width="6.9236in" svg:height="4.615733in" draw:z-index="0">
<draw:image xlink:href="../Images/AРМІЯINFORM/2023-04-16T58-00-00-04-00/336707431_235620132471120_1602012866277788_n.jpg" xlink:type="simple" xlink:show="embed" xlink:actuate="onLoad" draw:mime-type="image/jpeg"/>
</draw:frame>
 <text:span text:style-name="T4">
🔥Ситуація щодо російського вторгнення</text:span>
</text:p>
      <text:p text:style-name="P4">
Про це<text:a xlink:type="simple" xlink:href="https://www.facebook.com/GeneralStaff.ua/posts/pfbid0WBTL7u6jrEH8yTucMexaFAXRC8YqzwTKp13dbkYX5fcWzmQH6CpL8nB185kbTSrPl" text:style-name="Internet_20_link" text:visited-style-name="Visited_20_Internet_20_Link">
повідомляє</text:a>
ГШ ЗС України в ранковому зведенні.</text:p>
      <text:p text:style-name="P4">
«Підрозділи ракетних військ і артилерії уразили 3 райони зосередження живоїсили, озброєння та військової техніки противника, а також район зосередженняартилерії, радіолокаційну станцію, 2 станції радіоелектронної боротьби,зенітно-ракетний комплекс та склад боєприпасів», — йдеться у повідомленні.</text:p>
      <text:p text:style-name="P4">
Source: <text:a xlink:type="simple" xlink:href="https://armyinform.com.ua/2023/04/16/syly-oborony-urazyly-3-rajony-zoseredzhennya-zhyvoyi-syly-ta-vijskovoyi-tehniky-okupantiv/" text:style-name="Internet_20_link" text:visited-style-name="Visited_20_Internet_20_Link">
https://armyinform.com.ua/2023/04/16/syly-oborony-urazyly-3-rajony-zoseredzhennya-zhyvoyi-syly-ta-vijskovoyi-tehniky-okupantiv/</text:a>
</text:p>
      <!--NEWS-->
      <text:h text:style-name="P10" text:outline-level="1">
<text:span text:style-name="T4">
Захисники Бахмута та Мар’їнки за добу відбили понад 60 атак противника</text:span>
</text:h>
      <text:p text:style-name="P4">
Author: ['АРМІЯINFORM']</text:p>
      <text:p text:style-name="P4">
Time: 2023-04-16T59:00:00-04:00</text:p>
      <text:p text:style-name="P4">
Description: Про це повідомляє ГШ ЗС України у ранковому зведенні.    «Противник зазнає чимал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ogon.jpg" text:style-name="Internet_20_link" text:visited-style-name="Visited_20_Internet_20_Link">
vogon.jpg</text:a>
']</text:p>
      <text:p text:style-name="P4">
Tags: ['STOPRUSSIA', 'БАХМУТ', 'БІЛОРУСЬ', 'ВТОРГНЕННЯ РФ', 'ГШ ЗС УКРАЇНИ', 'МАР’ЇНКА', 'ХРОНІКА ОБОРОНИ']</text:p>
      <text:p text:style-name="P4">
Category: News</text:p>
      <!--METADATA-->
      <text:p text:style-name="P4">
<draw:frame draw:style-name="fr1" draw:name="Image256" text:anchor-type="as-char" svg:width="6.9236in" svg:height="5.755023in" draw:z-index="0">
<draw:image xlink:href="../Images/AРМІЯINFORM/2023-04-16T59-00-00-04-00/vogon.jpg" xlink:type="simple" xlink:show="embed" xlink:actuate="onLoad" draw:mime-type="image/jpeg"/>
</draw:frame>
 <text:span text:style-name="T4">
🔥Ситуація щодо російського вторгнення</text:span>
</text:p>
      <text:p text:style-name="P4">
Про це<text:a xlink:type="simple" xlink:href="https://www.facebook.com/GeneralStaff.ua/posts/pfbid0WBTL7u6jrEH8yTucMexaFAXRC8YqzwTKp13dbkYX5fcWzmQH6CpL8nB185kbTSrPl" text:style-name="Internet_20_link" text:visited-style-name="Visited_20_Internet_20_Link">
повідомляє</text:a>
ГШ ЗС України у ранковому зведенні.</text:p>
      <text:p text:style-name="P4">
«Противник зазнає чималих втрат, проте не відмовляється від своїх планів щодоокупації нашої території. Продовжує зосереджувати основні зусилля на веденнінаступальних дій на Лиманському, Бахмутському, Авдіївському та Мар’їнськомунапрямках. В епіцентрі бойових дій залишаються Бахмут та Мар’їнка. Протягомдоби, на зазначених ділянках фронту, наші воїни відбили понад 60 атакпротивника», — йдеться у повідомленні.</text:p>
      <text:p text:style-name="P4">
Також зазначається, що на Волинському, Поліському, Сіверському таСлобожанському напрямках ознак формування наступальних угруповань противникане виявлено. Триває комплексна перевірка бойової готовності збройних силреспубліки білорусь. На території республіки білорусь продовжують перебуватидеякі підрозділи територіальних військ збройних сил російської федерації.</text:p>
      <text:p text:style-name="P4">
Source: <text:a xlink:type="simple" xlink:href="https://armyinform.com.ua/2023/04/16/v-epiczentri-bojovyh-dij-bahmut-ta-maryinka-za-dobu-vidbyto-60-atak-protyvnyka/" text:style-name="Internet_20_link" text:visited-style-name="Visited_20_Internet_20_Link">
https://armyinform.com.ua/2023/04/16/v-epiczentri-bojovyh-dij-bahmut-ta-maryinka-za-dobu-vidbyto-60-atak-protyvnyka/</text:a>
</text:p>
      <!--NEWS-->
      <text:h text:style-name="P10" text:outline-level="1">
<text:span text:style-name="T4">
Ворог завдав авіаційних та ракетних ударів по цивільній інфраструктурі</text:span>
</text:h>
      <text:p text:style-name="P4">
Author: ['АРМІЯINFORM']</text:p>
      <text:p text:style-name="P4">
Time: 2023-04-16T60:00:00-04:00</text:p>
      <text:p text:style-name="P4">
Description: Про це повідомляє ГШ ЗС України в ранковому зведенні.    «Протягом доби против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4444.jpg" text:style-name="Internet_20_link" text:visited-style-name="Visited_20_Internet_20_Link">
44444.jpg</text:a>
']</text:p>
      <text:p text:style-name="P4">
Tags: ['STOPRUSSIA', 'ВОЄННІ ЗЛОЧИНИ ЗС РФ', 'ВТОРГНЕННЯ РФ', 'ГШ ЗС УКРАЇНИ']</text:p>
      <text:p text:style-name="P4">
Category: News</text:p>
      <!--METADATA-->
      <text:p text:style-name="P4">
<draw:frame draw:style-name="fr1" draw:name="Image257" text:anchor-type="as-char" svg:width="6.9236in" svg:height="4.320326in" draw:z-index="0">
<draw:image xlink:href="../Images/AРМІЯINFORM/2023-04-16T60-00-00-04-00/44444.jpg" xlink:type="simple" xlink:show="embed" xlink:actuate="onLoad" draw:mime-type="image/jpeg"/>
</draw:frame>
 <text:span text:style-name="T4">
🔥Ситуація щодо російського вторгнення</text:span>
</text:p>
      <text:p text:style-name="P4">
Про це<text:a xlink:type="simple" xlink:href="https://www.facebook.com/GeneralStaff.ua/posts/pfbid0WBTL7u6jrEH8yTucMexaFAXRC8YqzwTKp13dbkYX5fcWzmQH6CpL8nB185kbTSrPl" text:style-name="Internet_20_link" text:visited-style-name="Visited_20_Internet_20_Link">
повідомляє</text:a>
ГШ ЗС України в ранковому зведенні.</text:p>
      <text:p text:style-name="P4">
«Протягом доби противник завдав 28 авіаційних та 6 ракетних ударів, здійснив38 обстрілів з реактивних систем залпового вогню по позиціях наших військ тацивільній інфраструктурі населених пунктів», — йдеться у повідомленні.</text:p>
      <text:p text:style-name="P4">
У ГШ ЗС України підкреслюють — російський агресор і надалі використовуєтактику терору, ймовірність завдання ракетних та авіаційних ударів по всійтериторії України залишається високою.</text:p>
      <text:p text:style-name="P4">
Source: <text:a xlink:type="simple" xlink:href="https://armyinform.com.ua/2023/04/16/vorog-zavdav-aviaczijnyh-ta-raketnyh-udariv-po-czyvilnij-infrastrukturi/" text:style-name="Internet_20_link" text:visited-style-name="Visited_20_Internet_20_Link">
https://armyinform.com.ua/2023/04/16/vorog-zavdav-aviaczijnyh-ta-raketnyh-udariv-po-czyvilnij-infrastrukturi/</text:a>
</text:p>
      <!--NEWS-->
      <text:h text:style-name="P10" text:outline-level="1">
<text:span text:style-name="T4">
Через значні втрати міннападу рф змінило навчальні плани у військових вишах</text:span>
</text:h>
      <text:p text:style-name="P4">
Author: ['АРМІЯINFORM']</text:p>
      <text:p text:style-name="P4">
Time: 2023-04-16T61:00:00-04:00</text:p>
      <text:p text:style-name="P4">
Description: Про це повідомляє ГШ ЗС України в ранковому зведенні.    «російська федерація щоден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ruz-200-rf.jpg" text:style-name="Internet_20_link" text:visited-style-name="Visited_20_Internet_20_Link">
gruz-200-rf.jpg</text:a>
']</text:p>
      <text:p text:style-name="P4">
Tags: ['STOPRUSSIA', 'ВОЄННІ ЗЛОЧИНИ ЗС РФ', 'ВТОРГНЕННЯ РФ', 'ГШ ЗС УКРАЇНИ']</text:p>
      <text:p text:style-name="P4">
Category: News</text:p>
      <!--METADATA-->
      <text:p text:style-name="P4">
<draw:frame draw:style-name="fr1" draw:name="Image258" text:anchor-type="as-char" svg:width="6.9236in" svg:height="4.076881in" draw:z-index="0">
<draw:image xlink:href="../Images/AРМІЯINFORM/2023-04-16T61-00-00-04-00/gruz-200-rf.jpg" xlink:type="simple" xlink:show="embed" xlink:actuate="onLoad" draw:mime-type="image/jpeg"/>
</draw:frame>
 <text:span text:style-name="T4">
🔥Ситуація щодо російського вторгнення</text:span>
</text:p>
      <text:p text:style-name="P4">
Про це<text:a xlink:type="simple" xlink:href="https://www.facebook.com/GeneralStaff.ua/posts/pfbid0WBTL7u6jrEH8yTucMexaFAXRC8YqzwTKp13dbkYX5fcWzmQH6CpL8nB185kbTSrPl" text:style-name="Internet_20_link" text:visited-style-name="Visited_20_Internet_20_Link">
повідомляє</text:a>
ГШ ЗС України в ранковому зведенні.</text:p>
      <text:p text:style-name="P4">
«російська федерація щоденно зазнає втрат у розв’язаній нею війні протиУкраїни, що дається взнаки. Відомо, що міністром оборони російської федераціїприйнято рішення щодо переносу початку навчального процесу для офіцерськогоскладу у деяких вищих військових навчальних закладах з 1 вересня на 1 грудня»,— йдеться у повідомленні.</text:p>
      <text:p text:style-name="P4">
Також відзначається зменшення кількості особового складу у підрозділах, якіпройшли навчання на полігонах. Що, ймовірно, пов’язано із постійною відправкоюу райони ведення бойових дій малочисельних груп для поповнення втрат бойовихпідрозділів.</text:p>
      <text:p text:style-name="P4">
Source: <text:a xlink:type="simple" xlink:href="https://armyinform.com.ua/2023/04/16/cherez-znachni-vtraty-minnapadu-rf-zminylo-navchalni-plany-u-vijskovyh-vyshah/" text:style-name="Internet_20_link" text:visited-style-name="Visited_20_Internet_20_Link">
https://armyinform.com.ua/2023/04/16/cherez-znachni-vtraty-minnapadu-rf-zminylo-navchalni-plany-u-vijskovyh-vyshah/</text:a>
</text:p>
      <!--NEWS-->
      <text:h text:style-name="P10" text:outline-level="1">
<text:span text:style-name="T4">
«Воскресіння Господнє символізує перемогу — добра, правди, перемогу життя» — Володимир Зеленський</text:span>
</text:h>
      <text:p text:style-name="P4">
Author: ['АРМІЯINFORM']</text:p>
      <text:p text:style-name="P4">
Time: 2023-04-16T62:00:00-04:00</text:p>
      <text:p text:style-name="P4">
Description: https://www.youtube.com/watch?v=Ot4vuzM4eGc    Великий народе великої країн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ОЛОДИМИР ЗЕЛЕНСЬКИЙ', 'ВТОРГНЕННЯ РФ', 'ОФІС ПРЕЗИДЕНТА УКРАЇНИ', 'ПРИВІТАННЯ']</text:p>
      <text:p text:style-name="P4">
Category: News</text:p>
      <!--METADATA-->
      <text:p text:style-name="P4">
<text:span text:style-name="T4">
<text:span text:style-name="T5">
Великий народе великої країни!</text:span>
</text:span>
</text:p>
      <text:p text:style-name="P4">
Наприкінці минулої зими росія принесла на нашу землю повномасштабну війну. А знею – смерть, біль та морок. Уранці 24 лютого сонце так і не зійшло. Світаноктак і не настав. Уранці 24 лютого почалася темна ніч. І водночас почалося нашепробудження. Наша боротьба.</text:p>
      <text:p text:style-name="P4">
Темрява не змогла затьмарити наш дух, прагнення волі, любов до рідної землі таготовність її захищати.</text:p>
      <text:p text:style-name="P4">
Ми зберегли світло всередині себе. Перемогли паніку, страх, міжусобиці йчвари. Ми об’єдналися. Мільйони спалахів у мільйонах українських сердець сталиодним великим багаттям. У цьому вогні гартувалися наша міць і незламність, цейвогонь не дав згаснути нашій надії та вірі, цей вогонь побачив увесь світ.Згуртувався довкола нього, став поруч із нами.</text:p>
      <text:p text:style-name="P4">
Тоді ми перемогли розпач, зневіру, втому, біль. Мільйони вогників в очахмільйонів українців злилися в один потужний промінь світла. Він допоміг незаблукати в пітьмі, не збитися з дороги, осяяв шлях до правильної мети.</text:p>
      <text:p text:style-name="P4">
Це те, за що боролися різні покоління у різних століттях. Те, за що останнідев'ять років і 417 днів віддавали життя наші воїни світла – захисники йзахисниці України.</text:p>
      <text:p text:style-name="P4">
Те, за що ми б’ємося проти темних сил сьогодні. Це наш світанок. Нашевідродження. Це розсвіт незалежної України.</text:p>
      <text:p text:style-name="P4">
Ми відзначаємо сьогодні свято Воскресіння Господнього. Його головним символомє перемога: перемога добра, перемога правди, перемога життя. З непохитноювірою у незворотність цих перемог ми зустрічаємо Великдень.</text:p>
      <text:p text:style-name="P4">
Цього дня рік тому всі ми молилися, щоб Україна вистояла. Сьогодні – щобУкраїна перемогла. Ми не лише чекаємо й просимо, а здобуваємо й творимо цюперемогу самі. 417 днів. Ми вже пройшли чималий шлях. Попереду в нас чи ненайважча з вершин. Ми подолаємо її. І разом зустрінемо свій світанок. Коли надусією нашою країною зійде сонце. Це синьо-жовтий прапор. Він неодміннопідійметься на всій нашій Богом даній землі. На всіх тимчасово окупованихчортами територіях. Наш прапор замайорить на берегах Азовського моря іСіверського Дінця, над териконами та Ай-Петрі. Сонце засяє на півдні, сонцезасяє на сході, сонце засяє в Криму. Жовтогаряче сонце у мирному синьому небі,і це – світло справедливості.</text:p>
      <text:p text:style-name="P4">
Це світло возз’єднання людей і сімей. Українців. Усіх, хто зараз на фронті, івсіх, хто допомагає їм у тилу. Сяйво усмішок переможців та їхніх родин. Блискбойових орденів героїв, які повернуться. Блиск щасливих очей батьків, дітей,коханих і близьких, які дочекаються.</text:p>
      <text:p text:style-name="P4">
Це світло відродження. Відбудова того, що знищив і понівечив окупант.Відбудова нашої прекрасної країни, яка в майбутньому стане ще прекраснішою.</text:p>
      <text:p text:style-name="P4">
Це світло істини й правди. Торжество закону й правосуддя. Притягнення довідповідальності та покарання всіх, хто віддавав і виконував злочинні накази.Всіх, хто вбивав, катував, грабував і відповідатиме і в міжнародномутрибуналі, і на суді Божому.</text:p>
      <text:p text:style-name="P4">
Небеса бачать нашу віру й твердість. Світ бачить нашу відвагу й незламність.Ворог бачить нашу силу й рішучість. А отже, Україна побачить світло перемоги.</text:p>
      <text:p text:style-name="P4">
Віра в неї єднає всіх нас. Завжди, а особливо сьогодні. У Великдень, щоспоконвіку був для українців родинним святом, днем тепла, надії й великогоєднання. Війна не змогла стерти нас, наші цінності, наші традиції, наші святай ті найголовніші речі, які вони символізують.</text:p>
      <text:p text:style-name="P4">
І тому хоч би де ми відзначали Пасху, хоч би де кожен із нас зараз був – мизустрічаємо Великдень разом.</text:p>
      <text:p text:style-name="P4">
Ми одна велика сім’я. Українці. У нас одна велика домівка. Україна. У нас однавелика мета. Перемога. Для всіх.</text:p>
      <text:p text:style-name="P4">
Тих, хто вже не з нами, хто віддав життя за Україну. Ми пам’ятаємо кожного йпросимо в Бога упокоїти їхні душі. Ми віримо в кожного, хто продовжує боронитиБатьківщину, і просимо в Бога захистити їх і вберегти.</text:p>
      <text:p text:style-name="P4">
Всіма силами ми боремося за свою землю й просимо сприяння небесних сил. Усотнях молитов, які промовляли наші предки перед боєм. Які допомагають ібережуть наших воїнів сьогодні.</text:p>
      <text:p text:style-name="P4">
<text:span text:style-name="T5">
Одягнувшись завісою Христа,</text:span>
</text:p>
      <text:p text:style-name="P4">
<text:span text:style-name="T5">
шкіра моя – панцир залізний,</text:span>
</text:p>
      <text:p text:style-name="P4">
<text:span text:style-name="T5">
кров – руда міцна, кістка – меч булатний.</text:span>
</text:p>
      <text:p text:style-name="P4">
<text:span text:style-name="T5">
Швидше стріли, пильніше сокола.</text:span>
</text:p>
      <text:p text:style-name="P4">
<text:span text:style-name="T5">
Броня на мені.</text:span>
</text:p>
      <text:p text:style-name="P4">
<text:span text:style-name="T5">
Господь у мені.</text:span>
</text:p>
      <text:p text:style-name="P4">
<text:span text:style-name="T5">
Щоб було завтра.</text:span>
</text:p>
      <text:p text:style-name="P4">
<text:span text:style-name="T5">
Щоб був мирний світанок.</text:span>
</text:p>
      <text:p text:style-name="P4">
<text:span text:style-name="T5">
Щоб була перемога.</text:span>
</text:p>
      <text:p text:style-name="P4">
<text:span text:style-name="T5">
Щоб була Україна.</text:span>
</text:p>
      <text:p text:style-name="P4">
<text:span text:style-name="T4">
<text:span text:style-name="T5">
Христос воскрес! Воістину воскрес!</text:span>
</text:span>
</text:p>
      <text:p text:style-name="P4">
Source: <text:a xlink:type="simple" xlink:href="https://armyinform.com.ua/2023/04/16/voskresinnya-gospodnye-symvolizuye-peremogu-dobra-pravdy-peremogu-zhyttya-volodymyr-zelenskyj/" text:style-name="Internet_20_link" text:visited-style-name="Visited_20_Internet_20_Link">
https://armyinform.com.ua/2023/04/16/voskresinnya-gospodnye-symvolizuye-peremogu-dobra-pravdy-peremogu-zhyttya-volodymyr-zelenskyj/</text:a>
</text:p>
      <!--NEWS-->
      <text:h text:style-name="P10" text:outline-level="1">
<text:span text:style-name="T4">
Сили оборони за добу ліквідували 520 окупантів, знищили 10 артсистем та літак Су-25</text:span>
</text:h>
      <text:p text:style-name="P4">
Author: ['АРМІЯINFORM']</text:p>
      <text:p text:style-name="P4">
Time: 2023-04-16T63:00:00-04:00</text:p>
      <text:p text:style-name="P4">
Description: Загальні бойові втрати противника з 24.02.22 по 16.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6.04.2023_vtraty-scaled.jpg" text:style-name="Internet_20_link" text:visited-style-name="Visited_20_Internet_20_Link">
16.04.2023_vtraty-scaled.jpg</text:a>
']</text:p>
      <text:p text:style-name="P4">
Tags: ['STOPRUSSIA', 'АГРЕСІЯ РФ', 'ВІЙНА', 'ВТОРГНЕННЯ РФ', 'ВТРАТИ ВОРОГА', 'ГШ ЗСУ']</text:p>
      <text:p text:style-name="P4">
Category: News</text:p>
      <!--METADATA-->
      <text:p text:style-name="P4">
<draw:frame draw:style-name="fr1" draw:name="Image259" text:anchor-type="as-char" svg:width="6.9236in" svg:height="6.963988in" draw:z-index="0">
<draw:image xlink:href="../Images/AРМІЯINFORM/2023-04-16T63-00-00-04-00/16.04.2023_vtraty-scaled.jpg" xlink:type="simple" xlink:show="embed" xlink:actuate="onLoad" draw:mime-type="image/jpeg"/>
</draw:frame>
 <text:span text:style-name="T4">
🔥 Ситуація щодо російського вторгнення</text:span>
</text:p>
      <text:p text:style-name="P4">
Загальні бойові втрати противника з 24.02.22 по 16.04.23 орієнтовностановлять:</text:p>
      <ul>
        <li>
<text:span text:style-name="T4">
особового складу ‒</text:span>
 182070 (+520) осіб ліквідовано  * <text:span text:style-name="T4">
танків ‒</text:span>
 3657 (+4)  * <text:span text:style-name="T4">
бойових броньованих машин ‒</text:span>
 7083 (+10)  * <text:span text:style-name="T4">
артилерійських систем ‒</text:span>
 2795 (+10)  * <text:span text:style-name="T4">
РСЗВ ‒</text:span>
 538 (+3)  * <text:span text:style-name="T4">
засоби ППО ‒</text:span>
 284 (+1)  * <text:span text:style-name="T4">
літаків ‒</text:span>
 308 (+1)  * <text:span text:style-name="T4">
гелікоптерів ‒</text:span>
 293 (0)  * <text:span text:style-name="T4">
БПЛА оперативно-тактичного рівня ‒</text:span>
 2339 (0)  * <text:span text:style-name="T4">
крилаті ракети ‒</text:span>
 911 (0)  * <text:span text:style-name="T4">
кораблі / катери ‒</text:span>
 18 (0)  * <text:span text:style-name="T4">
автомобільної техніки та автоцистерн ‒</text:span>
 5658 (+12)  * <text:span text:style-name="T4">
спеціальна техніка ‒</text:span>
 326 (+2)</li>
      </ul>
      <text:p text:style-name="P4">
Дані уточнюються…</text:p>
      <text:p text:style-name="P4">
Бий окупанта! Разом переможемо! Наша сила - в правді!</text:p>
      <text:p text:style-name="P4">
<text:span text:style-name="T4">
Джерело:</text:span>
 <text:span text:style-name="T5">
<text:a xlink:type="simple" xlink:href="https://www.facebook.com/GeneralStaff.ua" text:style-name="Internet_20_link" text:visited-style-name="Visited_20_Internet_20_Link">
Генеральний штаб Збройних СилУкраїни</text:a>
 станом на 16.04.23.</text:span>
</text:p>
      <text:p text:style-name="P4">
Source: <text:a xlink:type="simple" xlink:href="https://armyinform.com.ua/2023/04/16/syly-oborony-za-dobu-likviduvaly-520-okupantiv-znyshhyly-10-artsystem-ta-litak-su-25/" text:style-name="Internet_20_link" text:visited-style-name="Visited_20_Internet_20_Link">
https://armyinform.com.ua/2023/04/16/syly-oborony-za-dobu-likviduvaly-520-okupantiv-znyshhyly-10-artsystem-ta-litak-su-25/</text:a>
</text:p>
      <!--NEWS-->
      <text:h text:style-name="P10" text:outline-level="1">
<text:span text:style-name="T4">
В Україні хвилина мовчання</text:span>
</text:h>
      <text:p text:style-name="P4">
Author: ['АРМІЯINFORM']</text:p>
      <text:p text:style-name="P4">
Time: 2023-04-16T64: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60" text:anchor-type="as-char" svg:width="6.9236in" svg:height="3.895992in" draw:z-index="0">
<draw:image xlink:href="../Images/AРМІЯINFORM/2023-04-16T64-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4/16/v-ukrayini-hvylyna-movchannya/" text:style-name="Internet_20_link" text:visited-style-name="Visited_20_Internet_20_Link">
https://armyinform.com.ua/2023/04/16/v-ukrayini-hvylyna-movchannya/</text:a>
</text:p>
      <!--NEWS-->
      <text:h text:style-name="P10" text:outline-level="1">
<text:span text:style-name="T4">
Зруйнована церква: жахливий злочин російської армії в ніч Воскресіння Господнього</text:span>
</text:h>
      <text:p text:style-name="P4">
Author: ['АРМІЯINFORM']</text:p>
      <text:p text:style-name="P4">
Time: 2023-04-16T65:00:00-04:00</text:p>
      <text:p text:style-name="P4">
Description: Про це повідомляє ДСНС України на своїй офіційній сторінці в соціальній мережі Facebook.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6696030_1441369730006404_6891967409812375889_n.jpg" text:style-name="Internet_20_link" text:visited-style-name="Visited_20_Internet_20_Link">
336696030_1441369730006404_6891967409812375889_n.jpg</text:a>
']</text:p>
      <text:p text:style-name="P4">
Tags: ['STOPRUSSIA', 'АГРЕСІЯ РФ', 'ВІЙНА', 'ВТОРГНЕННЯ РФ', 'ДСНС УКРАЇНИ']</text:p>
      <text:p text:style-name="P4">
Category: News</text:p>
      <!--METADATA-->
      <text:p text:style-name="P4">
<draw:frame draw:style-name="fr1" draw:name="Image261" text:anchor-type="as-char" svg:width="6.9236in" svg:height="8.659191in" draw:z-index="0">
<draw:image xlink:href="../Images/AРМІЯINFORM/2023-04-16T65-00-00-04-00/336696030_1441369730006404_6891967409812375889_n.jpg" xlink:type="simple" xlink:show="embed" xlink:actuate="onLoad" draw:mime-type="image/jpeg"/>
</draw:frame>
</text:p>
      <text:p text:style-name="P4">
Про це<text:a xlink:type="simple" xlink:href="https://www.facebook.com/MNS.GOV.UA/posts/pfbid02cCi2J3UwBcjTs3PYatkYhHCjSDHmQhYJfwKcizeebjHwMsTUSnFKnwGchnCmDCDJl" text:style-name="Internet_20_link" text:visited-style-name="Visited_20_Internet_20_Link">
повідомляє</text:a>
ДСНС України на своїй офіційній сторінці в соціальній мережі Facebook.</text:p>
      <text:p text:style-name="P4">
У ніч на 16 квітня — Воскресіння Христа — російська армія завдала ракетногоудару по Запорізькому району.</text:p>
      <text:p text:style-name="P4">
На цих кадрах — зруйнована ворожою ракетою церква в населеному пунктіпередмістя Запоріжжя.</text:p>
      <text:p text:style-name="P4">
Це жорстока ілюстрація того, яке насправді обличчя мають цінності «русскогоміра», що, прикриваючись спотвореними ідеями православʼя, руйнують, знищують,паплюжать найсвятіше.</text:p>
      <text:p text:style-name="P4">
Source: <text:a xlink:type="simple" xlink:href="https://armyinform.com.ua/2023/04/16/zrujnovana-czerkva-na-peredmisti-zaporizhzhya-novyj-zhahlyvyj-zlochyn-rosijskoyi-armiyi-v-nich-velykogo-voskresinnya/" text:style-name="Internet_20_link" text:visited-style-name="Visited_20_Internet_20_Link">
https://armyinform.com.ua/2023/04/16/zrujnovana-czerkva-na-peredmisti-zaporizhzhya-novyj-zhahlyvyj-zlochyn-rosijskoyi-armiyi-v-nich-velykogo-voskresinnya/</text:a>
</text:p>
      <!--NEWS-->
      <text:h text:style-name="P10" text:outline-level="1">
<text:span text:style-name="T4">
Привітання з Великоднем від військовослужбовців Хмельниччини</text:span>
</text:h>
      <text:p text:style-name="P4">
Author: ['Анастасія Богач']</text:p>
      <text:p text:style-name="P4">
Time: 2023-04-16T66:00:00-04:00</text:p>
      <text:p text:style-name="P4">
Description: https://www.youtube.com/watch?v=4IkFoPxZV4o    16 квітня християни східного обря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ПРИВІТАННЯ З ВЕЛИКОДНЕМ', 'ХМЕЛЬНИЦЬКА ОБЛАСТЬ']</text:p>
      <text:p text:style-name="P4">
Category: News</text:p>
      <!--METADATA-->
      <text:p text:style-name="P4">
16 квітня християни східного обряду святкують велике свято — Великдень.</text:p>
      <text:p text:style-name="P4">
Цьогоріч мільйони українців через російсько-українську війну зустрічаютьВеликдень за сотні, тисячі кілометрів від рідного дому. Десятки тисячзахисників та захисниць у цей день боронять нашу землю від російськихокупантів на передовій. Нехай Господь береже їх, щоб усі наші воїниповернулись додому живі та здорові. І щоб наступний Великдень кожен українецьзустрів у теплому сімейному колі в рідній домівці.</text:p>
      <text:p text:style-name="P4">
Також у цей світлий день хочеться побажати всім миру, гараздів, добра таспокою. Нехай Великдень принесе нашій Україні бажану перемогу добра над злом.</text:p>
      <text:p text:style-name="P4">
Христос Воскрес!</text:p>
      <text:p text:style-name="P4">
<text:span text:style-name="T5">
Відео автора</text:span>
</text:p>
      <text:p text:style-name="P4">
Source: <text:a xlink:type="simple" xlink:href="https://armyinform.com.ua/2023/04/16/pryvitannya-z-velykodnem-vid-vijskovosluzhbovcziv-hmelnychchyny/" text:style-name="Internet_20_link" text:visited-style-name="Visited_20_Internet_20_Link">
https://armyinform.com.ua/2023/04/16/pryvitannya-z-velykodnem-vid-vijskovosluzhbovcziv-hmelnychchyny/</text:a>
</text:p>
      <!--NEWS-->
      <text:h text:style-name="P10" text:outline-level="1">
<text:span text:style-name="T4">
Ще 130 українських Оборонців вдалося визволити з російського полону на Великдень</text:span>
</text:h>
      <text:p text:style-name="P4">
Author: ['АРМІЯINFORM']</text:p>
      <text:p text:style-name="P4">
Time: 2023-04-16T67:00:00-04:00</text:p>
      <text:p text:style-name="P4">
Description: Про це повідомляє Координаційний штаб з питань поводження з військовополоненим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6919765_1578761609276599_3112091043734731093_n.jpg" text:style-name="Internet_20_link" text:visited-style-name="Visited_20_Internet_20_Link">
336919765_1578761609276599_3112091043734731093_n.jpg</text:a>
', '<text:a xlink:type="simple" xlink:href="https://armyinform.com.ua/wp-content/uploads/2023/04/336696450_3557992754522642_1589951838178040106_n-150x150.jpg" text:style-name="Internet_20_link" text:visited-style-name="Visited_20_Internet_20_Link">
336696450_3557992754522642_1589951838178040106_n-150x150.jpg</text:a>
', '<text:a xlink:type="simple" xlink:href="https://armyinform.com.ua/wp-content/uploads/2023/04/336674389_601117875404828_5699480249093441218_n-150x150.jpg" text:style-name="Internet_20_link" text:visited-style-name="Visited_20_Internet_20_Link">
336674389_601117875404828_5699480249093441218_n-150x150.jpg</text:a>
', '<text:a xlink:type="simple" xlink:href="https://armyinform.com.ua/wp-content/uploads/2023/04/337901208_611650750864590_2331135498910928049_n-150x150.jpg" text:style-name="Internet_20_link" text:visited-style-name="Visited_20_Internet_20_Link">
337901208_611650750864590_2331135498910928049_n-150x150.jpg</text:a>
', '<text:a xlink:type="simple" xlink:href="https://armyinform.com.ua/wp-content/uploads/2023/04/336911890_1581605272336521_6074852075014630565_n-150x150.jpg" text:style-name="Internet_20_link" text:visited-style-name="Visited_20_Internet_20_Link">
336911890_1581605272336521_6074852075014630565_n-150x150.jpg</text:a>
', '<text:a xlink:type="simple" xlink:href="https://armyinform.com.ua/wp-content/uploads/2023/04/336673785_1538311006698996_7304728279291929638_n-150x150.jpg" text:style-name="Internet_20_link" text:visited-style-name="Visited_20_Internet_20_Link">
336673785_1538311006698996_7304728279291929638_n-150x150.jpg</text:a>
', '<text:a xlink:type="simple" xlink:href="https://armyinform.com.ua/wp-content/uploads/2023/04/336674720_782818099730897_6240764617579239457_n-150x150.jpg" text:style-name="Internet_20_link" text:visited-style-name="Visited_20_Internet_20_Link">
336674720_782818099730897_6240764617579239457_n-150x150.jpg</text:a>
', '<text:a xlink:type="simple" xlink:href="https://armyinform.com.ua/wp-content/uploads/2023/04/336711479_193939550069777_2187791744378089216_n-150x150.jpg" text:style-name="Internet_20_link" text:visited-style-name="Visited_20_Internet_20_Link">
336711479_193939550069777_2187791744378089216_n-150x150.jpg</text:a>
', '<text:a xlink:type="simple" xlink:href="https://armyinform.com.ua/wp-content/uploads/2023/04/337155171_957959412047549_261371492617951449_n-150x150.jpg" text:style-name="Internet_20_link" text:visited-style-name="Visited_20_Internet_20_Link">
337155171_957959412047549_261371492617951449_n-150x150.jpg</text:a>
']</text:p>
      <text:p text:style-name="P4">
Tags: ['STOPRUSSIA', 'АГРЕСІЯ РФ', 'ВІЙНА', 'ВІЙСЬКОВОПОЛОНЕНІ', 'ВТОРГНЕННЯ РФ', 'ОБМІН ПОЛОНЕНИМИ']</text:p>
      <text:p text:style-name="P4">
Category: News</text:p>
      <!--METADATA-->
      <text:p text:style-name="P4">
<draw:frame draw:style-name="fr1" draw:name="Image262" text:anchor-type="as-char" svg:width="6.9236in" svg:height="3.894525in" draw:z-index="0">
<draw:image xlink:href="../Images/AРМІЯINFORM/2023-04-16T67-00-00-04-00/336919765_1578761609276599_3112091043734731093_n.jpg" xlink:type="simple" xlink:show="embed" xlink:actuate="onLoad" draw:mime-type="image/jpeg"/>
</draw:frame>
</text:p>
      <text:p text:style-name="P4">
Про це<text:a xlink:type="simple" xlink:href="https://www.facebook.com/koordshtab/posts/pfbid02Dw5bs6ERMeLPHsUetHgfTAXb2L7pdV7KZmzaBeKtuukmGExKqShiLt75G7NobWjhl" text:style-name="Internet_20_link" text:visited-style-name="Visited_20_Internet_20_Link">
повідомляє</text:a>
Координаційний штаб з питань поводження з військовополоненими.</text:p>
      <text:p text:style-name="P4">
Цього разу завдяки зусиллям Координаційного штабу додому повертаються 92військовослужбовця Збройних Сил України, 20 тероборонців, 11 нацгвардійців,троє прикордонників, по двоє представників Військово-морських сил та Державноїспеціальної служби транспорту.</text:p>
      <text:p text:style-name="P4">
<text:a xlink:type="simple" xlink:href="https://armyinform.com.ua/wp-content/uploads/2023/04/336696450_3557992754522642_1589951838178040106_n.jpg" text:style-name="Internet_20_link" text:visited-style-name="Visited_20_Internet_20_Link">
<draw:frame draw:style-name="fr1" draw:name="Image263" text:anchor-type="as-char" svg:width="6.9236in" svg:height="6.9236in" draw:z-index="0">
<draw:image xlink:href="../Images/AРМІЯINFORM/2023-04-16T67-00-00-04-00/336696450_3557992754522642_1589951838178040106_n-150x150.jpg" xlink:type="simple" xlink:show="embed" xlink:actuate="onLoad" draw:mime-type="image/jpeg"/>
</draw:frame>
</text:a>
</text:p>
      <text:p text:style-name="P4">
<text:a xlink:type="simple" xlink:href="https://armyinform.com.ua/wp-content/uploads/2023/04/336674389_601117875404828_5699480249093441218_n.jpg" text:style-name="Internet_20_link" text:visited-style-name="Visited_20_Internet_20_Link">
<draw:frame draw:style-name="fr1" draw:name="Image264" text:anchor-type="as-char" svg:width="6.9236in" svg:height="6.9236in" draw:z-index="0">
<draw:image xlink:href="../Images/AРМІЯINFORM/2023-04-16T67-00-00-04-00/336674389_601117875404828_5699480249093441218_n-150x150.jpg" xlink:type="simple" xlink:show="embed" xlink:actuate="onLoad" draw:mime-type="image/jpeg"/>
</draw:frame>
</text:a>
</text:p>
      <text:p text:style-name="P4">
<text:a xlink:type="simple" xlink:href="https://armyinform.com.ua/wp-content/uploads/2023/04/337901208_611650750864590_2331135498910928049_n.jpg" text:style-name="Internet_20_link" text:visited-style-name="Visited_20_Internet_20_Link">
<draw:frame draw:style-name="fr1" draw:name="Image265" text:anchor-type="as-char" svg:width="6.9236in" svg:height="6.9236in" draw:z-index="0">
<draw:image xlink:href="../Images/AРМІЯINFORM/2023-04-16T67-00-00-04-00/337901208_611650750864590_2331135498910928049_n-150x150.jpg" xlink:type="simple" xlink:show="embed" xlink:actuate="onLoad" draw:mime-type="image/jpeg"/>
</draw:frame>
</text:a>
</text:p>
      <text:p text:style-name="P4">
<text:a xlink:type="simple" xlink:href="https://armyinform.com.ua/wp-content/uploads/2023/04/336911890_1581605272336521_6074852075014630565_n.jpg" text:style-name="Internet_20_link" text:visited-style-name="Visited_20_Internet_20_Link">
<draw:frame draw:style-name="fr1" draw:name="Image266" text:anchor-type="as-char" svg:width="6.9236in" svg:height="6.9236in" draw:z-index="0">
<draw:image xlink:href="../Images/AРМІЯINFORM/2023-04-16T67-00-00-04-00/336911890_1581605272336521_6074852075014630565_n-150x150.jpg" xlink:type="simple" xlink:show="embed" xlink:actuate="onLoad" draw:mime-type="image/jpeg"/>
</draw:frame>
</text:a>
</text:p>
      <text:p text:style-name="P4">
Усі врятовані Захисники — рядові та сержанти. Більшість з визволених воїнівзахищали Україну на Бахмутському та Соледарському напрямках, а також наЗапоріжжі, Херсонщині, Луганщині.</text:p>
      <text:p text:style-name="P4">
48 зі 130 звільнених сьогодні Оборонців вважались зниклими безвісти. Частина зурятованих мають поранення, числені контузії та втрачені кінцівки. Такожзвільнено з полону двох рідних братів, які воювали в районі м. Бахмут.Найстаршому зі звільнених Оборонців вже виповнилося 58 років, наймолодшому —21 рік.</text:p>
      <text:p text:style-name="P4">
<text:a xlink:type="simple" xlink:href="https://armyinform.com.ua/wp-content/uploads/2023/04/336673785_1538311006698996_7304728279291929638_n.jpg" text:style-name="Internet_20_link" text:visited-style-name="Visited_20_Internet_20_Link">
<draw:frame draw:style-name="fr1" draw:name="Image267" text:anchor-type="as-char" svg:width="6.9236in" svg:height="6.9236in" draw:z-index="0">
<draw:image xlink:href="../Images/AРМІЯINFORM/2023-04-16T67-00-00-04-00/336673785_1538311006698996_7304728279291929638_n-150x150.jpg" xlink:type="simple" xlink:show="embed" xlink:actuate="onLoad" draw:mime-type="image/jpeg"/>
</draw:frame>
</text:a>
</text:p>
      <text:p text:style-name="P4">
<text:a xlink:type="simple" xlink:href="https://armyinform.com.ua/wp-content/uploads/2023/04/336674720_782818099730897_6240764617579239457_n.jpg" text:style-name="Internet_20_link" text:visited-style-name="Visited_20_Internet_20_Link">
<draw:frame draw:style-name="fr1" draw:name="Image268" text:anchor-type="as-char" svg:width="6.9236in" svg:height="6.9236in" draw:z-index="0">
<draw:image xlink:href="../Images/AРМІЯINFORM/2023-04-16T67-00-00-04-00/336674720_782818099730897_6240764617579239457_n-150x150.jpg" xlink:type="simple" xlink:show="embed" xlink:actuate="onLoad" draw:mime-type="image/jpeg"/>
</draw:frame>
</text:a>
</text:p>
      <text:p text:style-name="P4">
<text:a xlink:type="simple" xlink:href="https://armyinform.com.ua/wp-content/uploads/2023/04/336711479_193939550069777_2187791744378089216_n.jpg" text:style-name="Internet_20_link" text:visited-style-name="Visited_20_Internet_20_Link">
<draw:frame draw:style-name="fr1" draw:name="Image269" text:anchor-type="as-char" svg:width="6.9236in" svg:height="6.9236in" draw:z-index="0">
<draw:image xlink:href="../Images/AРМІЯINFORM/2023-04-16T67-00-00-04-00/336711479_193939550069777_2187791744378089216_n-150x150.jpg" xlink:type="simple" xlink:show="embed" xlink:actuate="onLoad" draw:mime-type="image/jpeg"/>
</draw:frame>
</text:a>
</text:p>
      <text:p text:style-name="P4">
<text:a xlink:type="simple" xlink:href="https://armyinform.com.ua/wp-content/uploads/2023/04/337155171_957959412047549_261371492617951449_n.jpg" text:style-name="Internet_20_link" text:visited-style-name="Visited_20_Internet_20_Link">
<draw:frame draw:style-name="fr1" draw:name="Image270" text:anchor-type="as-char" svg:width="6.9236in" svg:height="6.9236in" draw:z-index="0">
<draw:image xlink:href="../Images/AРМІЯINFORM/2023-04-16T67-00-00-04-00/337155171_957959412047549_261371492617951449_n-150x150.jpg" xlink:type="simple" xlink:show="embed" xlink:actuate="onLoad" draw:mime-type="image/jpeg"/>
</draw:frame>
</text:a>
</text:p>
      <text:p text:style-name="P4">
За минулий тиждень команді Координаційного штабу вдалося визволити з неволіворога 230 наших воїнів. Усі вони зможуть відсвяткувати Паску. Разом з усієюкраїною ми вітаємо врятованих Захисників на рідній землі та не припиняємозусиль для звільнення всіх полонених українців.</text:p>
      <text:p text:style-name="P4">
Усі наші воїни повернуться додому! Слава Україні!</text:p>
      <text:p text:style-name="P4">
Source: <text:a xlink:type="simple" xlink:href="https://armyinform.com.ua/2023/04/16/shhe-130-ukrayinskyh-oboroncziv-vdalosya-vyzvolyty-z-rosijskogo-polonu-na-velykden/" text:style-name="Internet_20_link" text:visited-style-name="Visited_20_Internet_20_Link">
https://armyinform.com.ua/2023/04/16/shhe-130-ukrayinskyh-oboroncziv-vdalosya-vyzvolyty-z-rosijskogo-polonu-na-velykden/</text:a>
</text:p>
      <!--NEWS-->
      <text:h text:style-name="P10" text:outline-level="1">
<text:span text:style-name="T4">
4 цивільних загинуло, 16 поранено у російських обстрілах — Military Media Center</text:span>
</text:h>
      <text:p text:style-name="P4">
Author: ['АРМІЯINFORM']</text:p>
      <text:p text:style-name="P4">
Time: 2023-04-16T68:00:00-04:00</text:p>
      <text:p text:style-name="P4">
Description: Як повідомляє Military Media Center.    За наданою Ситуаційним центром Міністерст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0bf6cfd-43c1-4acb-a0c2-b261abfdc848.jpg" text:style-name="Internet_20_link" text:visited-style-name="Visited_20_Internet_20_Link">
f0bf6cfd-43c1-4acb-a0c2-b261abfdc848.jpg</text:a>
']</text:p>
      <text:p text:style-name="P4">
Tags: ['STOPRUSSIA', 'АГРЕСІЯ РФ', 'ВІЙНА', 'ВТОРГНЕННЯ РФ']</text:p>
      <text:p text:style-name="P4">
Category: News</text:p>
      <!--METADATA-->
      <text:p text:style-name="P4">
<draw:frame draw:style-name="fr1" draw:name="Image271" text:anchor-type="as-char" svg:width="6.9236in" svg:height="4.923755in" draw:z-index="0">
<draw:image xlink:href="../Images/AРМІЯINFORM/2023-04-16T68-00-00-04-00/f0bf6cfd-43c1-4acb-a0c2-b261abfdc848.jpg" xlink:type="simple" xlink:show="embed" xlink:actuate="onLoad" draw:mime-type="image/jpeg"/>
</draw:frame>
</text:p>
      <text:p text:style-name="P4">
Як <text:a xlink:type="simple" xlink:href="https://t.me/militarymediacenter/1724" text:style-name="Internet_20_link" text:visited-style-name="Visited_20_Internet_20_Link">
повідомляє</text:a>
 Military Media Center.</text:p>
      <text:p text:style-name="P4">
За наданою Ситуаційним центром Міністерства оборони України інформацією,протягом минулої доби російські війська обстріляли територію 8 областейУкраїни.</text:p>
      <text:p text:style-name="P4">
Загалом із різних видів озброєння (міномети, танки, артилерія, РСЗВ, ЗРК«С-300», БПЛА, тактична авіація) здійснено обстріли 97 населених пунктів,підтверджено ураження 60 об’єктів інфраструктури.</text:p>
      <text:p text:style-name="P4">
Попередньо загинуло 4 особи та 16 поранено.</text:p>
      <text:p text:style-name="P4">
Source: <text:a xlink:type="simple" xlink:href="https://armyinform.com.ua/2023/04/16/4-czyvilnyh-zagynulo-16-poraneno-u-rosijskyh-obstrilah-military-media-center/" text:style-name="Internet_20_link" text:visited-style-name="Visited_20_Internet_20_Link">
https://armyinform.com.ua/2023/04/16/4-czyvilnyh-zagynulo-16-poraneno-u-rosijskyh-obstrilah-military-media-center/</text:a>
</text:p>
      <!--NEWS-->
      <text:h text:style-name="P10" text:outline-level="1">
<text:span text:style-name="T4">
Сім носіїв ракет «Калібр» тримає росія в Середземному морі — ВМС ЗСУ</text:span>
</text:h>
      <text:p text:style-name="P4">
Author: ['АРМІЯINFORM']</text:p>
      <text:p text:style-name="P4">
Time: 2023-04-16T69:00:00-04:00</text:p>
      <text:p text:style-name="P4">
Description: Станом на 16 квітня у Чорному морі на бойовому чергуванні знаходиться 7 ворож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022-10-17-u-chornomu-ta-seredzemnomu-moryah.jpg" text:style-name="Internet_20_link" text:visited-style-name="Visited_20_Internet_20_Link">
2022-10-17-u-chornomu-ta-seredzemnomu-moryah.jpg</text:a>
', '<text:a xlink:type="simple" xlink:href="https://armyinform.com.ua/wp-content/uploads/2023/04/341334146_218544044199485_3527496367985291996_n.jpg" text:style-name="Internet_20_link" text:visited-style-name="Visited_20_Internet_20_Link">
341334146_218544044199485_3527496367985291996_n.jpg</text:a>
']</text:p>
      <text:p text:style-name="P4">
Tags: ['STOPRUSSIA', 'АГРЕСІЯ РФ', 'ВІЙНА', 'ВМС ЗС УКРАЇНИ', 'ВТОРГНЕННЯ РФ', 'ІНФОГРАФІКА']</text:p>
      <text:p text:style-name="P4">
Category: News</text:p>
      <!--METADATA-->
      <text:p text:style-name="P4">
<draw:frame draw:style-name="fr1" draw:name="Image272" text:anchor-type="as-char" svg:width="6.9236in" svg:height="4.448227in" draw:z-index="0">
<draw:image xlink:href="../Images/AРМІЯINFORM/2023-04-16T69-00-00-04-00/2022-10-17-u-chornomu-ta-seredzemnomu-moryah.jpg" xlink:type="simple" xlink:show="embed" xlink:actuate="onLoad" draw:mime-type="image/jpeg"/>
</draw:frame>
</text:p>
      <text:p text:style-name="P4">
Станом на 16 квітня у Чорному морі на бойовому чергуванні знаходиться 7ворожих кораблів, серед яких два носії крилатих ракет «Калібр» загальний залпдо 8 ракет.</text:p>
      <text:p text:style-name="P4">
Про цеп<text:a xlink:type="simple" xlink:href="https://www.facebook.com/photo" text:style-name="Internet_20_link" text:visited-style-name="Visited_20_Internet_20_Link">
овідомляє</text:a>
Командування Військово-Морських Сил ЗС України.</text:p>
      <text:p text:style-name="P4">
«В Чорному морі на бойовому чергуванні знаходиться 7 ворожих кораблі, середяких 2 носії крилатих ракет «калібр» загальний залп до 8 ракет;</text:p>
      <text:p text:style-name="P4">
в Азовському морі — 1 ворожий корабель;</text:p>
      <text:p text:style-name="P4">
в Середземному морі на бойовому чергуванні знаходиться до 7 ворожих кораблів,з них 3 носії крилатих ракет «Калібр», загальний залп до 20 ракет».</text:p>
      <text:p text:style-name="P4">
<draw:frame draw:style-name="fr1" draw:name="Image273" text:anchor-type="as-char" svg:width="6.273458in" svg:height="10.0in" draw:z-index="0">
<draw:image xlink:href="../Images/AРМІЯINFORM/2023-04-16T69-00-00-04-00/341334146_218544044199485_3527496367985291996_n.jpg" xlink:type="simple" xlink:show="embed" xlink:actuate="onLoad" draw:mime-type="image/jpeg"/>
</draw:frame>
</text:p>
      <text:p text:style-name="P4">
<text:span text:style-name="T4">
за добу, в інтересах рф, прохід Керч-Єнікальською протокою здійснили:</text:span>
</text:p>
      <ul>
        <li>
до Азовського моря — 27 суден, з них 11 рухались з протоки Босфор;  * до Чорного моря — 17 суден, з них 6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4/16/sim-nosiyi-raket-kalibr-trymaye-rosiya-v-seredzemnomu-mori-vms-zsu/" text:style-name="Internet_20_link" text:visited-style-name="Visited_20_Internet_20_Link">
https://armyinform.com.ua/2023/04/16/sim-nosiyi-raket-kalibr-trymaye-rosiya-v-seredzemnomu-mori-vms-zsu/</text:a>
</text:p>
      <!--NEWS-->
      <text:h text:style-name="P10" text:outline-level="1">
<text:span text:style-name="T4">
«Вітаю весь український народ з Величним святом — Воскресіння Христового!» — Валерій Залужний</text:span>
</text:h>
      <text:p text:style-name="P4">
Author: ['АРМІЯINFORM']</text:p>
      <text:p text:style-name="P4">
Time: 2023-04-16T70:00:00-04:00</text:p>
      <text:p text:style-name="P4">
Description: Про це повідомив Головнокомандувач ЗСУ генерал Валерій Залужний.    Христос Воскрес!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6663262_756301279405741_2386732483482656160_n.jpg" text:style-name="Internet_20_link" text:visited-style-name="Visited_20_Internet_20_Link">
336663262_756301279405741_2386732483482656160_n.jpg</text:a>
']</text:p>
      <text:p text:style-name="P4">
Tags: ['STOPRUSSIA', 'АГРЕСІЯ РФ', 'ВАЛЕРІЙ ЗАЛУЖНИЙ', 'ВІЙНА', 'ВТОРГНЕННЯ РФ', 'ПРИВІТАННЯ З ВЕЛИКОДНЕМ']</text:p>
      <text:p text:style-name="P4">
Category: News</text:p>
      <!--METADATA-->
      <text:p text:style-name="P4">
<draw:frame draw:style-name="fr1" draw:name="Image274" text:anchor-type="as-char" svg:width="6.9236in" svg:height="6.9236in" draw:z-index="0">
<draw:image xlink:href="../Images/AРМІЯINFORM/2023-04-16T70-00-00-04-00/336663262_756301279405741_2386732483482656160_n.jpg" xlink:type="simple" xlink:show="embed" xlink:actuate="onLoad" draw:mime-type="image/jpeg"/>
</draw:frame>
</text:p>
      <text:p text:style-name="P4">
Про це<text:a xlink:type="simple" xlink:href="https://www.facebook.com/CinCAFU/posts/pfbid02BDi3F3fBaHGSupM3Xnh6jwa2meEu7BXLb4CouecdC3iiHppZiTZPedov85is2k4Dl" text:style-name="Internet_20_link" text:visited-style-name="Visited_20_Internet_20_Link">
повідомив</text:a>
Головнокомандувач ЗСУ генерал Валерій Залужний.</text:p>
      <text:p text:style-name="P4">
Христос Воскрес!</text:p>
      <text:p text:style-name="P4">
Вітаю всіх, хто в цей день тримає оборону в окопах.</text:p>
      <text:p text:style-name="P4">
Перебуває в бліндажах.</text:p>
      <text:p text:style-name="P4">
Веде розвідку.</text:p>
      <text:p text:style-name="P4">
Несе бойове чергування. Допомагає армії.</text:p>
      <text:p text:style-name="P4">
Вітаю всіх, хто наближає нашу Перемогу!</text:p>
      <text:p text:style-name="P4">
Вітаю весь український народ з Величним святом — Воскресіння Христового!</text:p>
      <text:p text:style-name="P4">
Великдень — це свято великої надії. Надії, яка принесе нам мир. Вірю, щоразом, у єдності, ми подолаємо ворога.</text:p>
      <text:p text:style-name="P4">
Бажаю усім нам сили і натхнення у боротьбі за правду і свободу!</text:p>
      <text:p text:style-name="P4">
Воістину Воскрес Христос!</text:p>
      <text:p text:style-name="P4">
Source: <text:a xlink:type="simple" xlink:href="https://armyinform.com.ua/2023/04/16/vitayu-ves-ukrayinskyj-narod-z-velychnym-svyatom-voskresinnya-hrystovogo-valerij-zaluzhnyj/" text:style-name="Internet_20_link" text:visited-style-name="Visited_20_Internet_20_Link">
https://armyinform.com.ua/2023/04/16/vitayu-ves-ukrayinskyj-narod-z-velychnym-svyatom-voskresinnya-hrystovogo-valerij-zaluzhnyj/</text:a>
</text:p>
      <!--NEWS-->
      <text:h text:style-name="P10" text:outline-level="1">
<text:span text:style-name="T4">
Ворог гатить по об’єктах соціальної інфраструктури та житлових будинках, є загиблі й постраждалі серед мирних мешканців — Наталія Гуменюк</text:span>
</text:h>
      <text:p text:style-name="P4">
Author: ['Вячеслав Діордієв']</text:p>
      <text:p text:style-name="P4">
Time: 2023-04-16T71:00:00-04:00</text:p>
      <text:p text:style-name="P4">
Description: Як наголосила під час телевізійного марафону керівниця об’єднаного координацій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979672221d1d85eb.jpg" text:style-name="Internet_20_link" text:visited-style-name="Visited_20_Internet_20_Link">
979672221d1d85eb.jpg</text:a>
', '<text:a xlink:type="simple" xlink:href="https://armyinform.com.ua/wp-content/uploads/2023/04/d3f1864d12d558c6.jpg" text:style-name="Internet_20_link" text:visited-style-name="Visited_20_Internet_20_Link">
d3f1864d12d558c6.jpg</text:a>
']</text:p>
      <text:p text:style-name="P4">
Tags: ['STOPRUSSIA', 'АГРЕСІЯ РФ', 'ВІЙНА', 'ВТОРГНЕННЯ РФ', 'НАТАЛІЯ ГУМЕНЮК']</text:p>
      <text:p text:style-name="P4">
Category: News</text:p>
      <!--METADATA-->
      <text:p text:style-name="P4">
<draw:frame draw:style-name="fr1" draw:name="Image275" text:anchor-type="as-char" svg:width="6.9236in" svg:height="3.887868in" draw:z-index="0">
<draw:image xlink:href="../Images/AРМІЯINFORM/2023-04-16T71-00-00-04-00/979672221d1d85eb.jpg" xlink:type="simple" xlink:show="embed" xlink:actuate="onLoad" draw:mime-type="image/jpeg"/>
</draw:frame>
</text:p>
      <text:p text:style-name="P4">
Як наголосила під час <text:a xlink:type="simple" xlink:href="https://www.youtube.com/watch" text:style-name="Internet_20_link" text:visited-style-name="Visited_20_Internet_20_Link">
телевізійного марафону</text:a>
керівниця об’єднаногокоординаційного пресцентру Сил оборони півдня України Наталія Гуменюк, ворогпродовжує свою підступну практику щодо обстрілів нашої території, застосовуючизенітно-ракетний комплекс С-300 в режимі «земля-земля». У такий спосіб,зокрема, минулої ночі була обстріляна Снігурівська громада, що наМиколаївщині, а також населені пункти Херсонщини, внаслідок чого є загиблі тапостраждалі серед цивільних мешканців.</text:p>
      <text:p text:style-name="P4">
— Так, порівняно з тим, що відбувалося напередодні, минулої доби кількістьворожих обстрілів зменшилася з понад ста за добу до шістдесяти. Але, як ізазвичай, характерною ознакою ведення вогню противником залишається те, що вінгатить по об’єктах соціальної інфраструктури: лікарнях, школах, господарчихспорудах та приватних оселях наших громадян, внаслідок чого гинуть істраждають мирні мешканці, — підкреслила Наталія Гуменюк.</text:p>
      <text:p text:style-name="P4">
<draw:frame draw:style-name="fr1" draw:name="Image276" text:anchor-type="as-char" svg:width="6.9236in" svg:height="3.898161in" draw:z-index="0">
<draw:image xlink:href="../Images/AРМІЯINFORM/2023-04-16T71-00-00-04-00/d3f1864d12d558c6.jpg" xlink:type="simple" xlink:show="embed" xlink:actuate="onLoad" draw:mime-type="image/jpeg"/>
</draw:frame>
</text:p>
      <text:p text:style-name="P4">
Щодо аналізу оперативної обстановки стосовно Чорного моря, то, за її словами,вона змінюється досить швидко, і небезпека з боку російського угрупованнязалишається.</text:p>
      <text:p text:style-name="P4">
— Наразі на бойовому чергуванні перебуває два російські підводні ракетоносії,споряджені вісьмома ракетами типу «Калібр», які здійснюють свої маневри. Окрімтого, аналітика попередніх днів свідчить, що у будь-яку мить до них можедоєднатися споряджений надводний ракетоносій, який також виходить на бойовечергування, — зазначила керівниця об’єднаного координаційного пресцентру Силоборони півдня України.</text:p>
      <text:p text:style-name="P4">
Source: <text:a xlink:type="simple" xlink:href="https://armyinform.com.ua/2023/04/16/vorog-gatyt-po-obyektah-soczialnoyi-infrastruktury-ta-zhytlovyh-budynkah-ye-zagybli-j-postrazhdali-sered-myrnyh-meshkancziv-nataliya-gumenyuk/" text:style-name="Internet_20_link" text:visited-style-name="Visited_20_Internet_20_Link">
https://armyinform.com.ua/2023/04/16/vorog-gatyt-po-obyektah-soczialnoyi-infrastruktury-ta-zhytlovyh-budynkah-ye-zagybli-j-postrazhdali-sered-myrnyh-meshkancziv-nataliya-gumenyuk/</text:a>
</text:p>
      <!--NEWS-->
      <text:h text:style-name="P10" text:outline-level="1">
<text:span text:style-name="T4">
Ми здобуваємо та творимо перемогу самі — Володимир Зеленський</text:span>
</text:h>
      <text:p text:style-name="P4">
Author: ['АРМІЯINFORM']</text:p>
      <text:p text:style-name="P4">
Time: 2023-04-16T72:00:00-04:00</text:p>
      <text:p text:style-name="P4">
Description: Про глава держави написав у своєму Телеграмі.    Цього дня рік тому всі ми молили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8748ced-ff15-44fc-9d3f-aa0146a30e9d.jpg" text:style-name="Internet_20_link" text:visited-style-name="Visited_20_Internet_20_Link">
c8748ced-ff15-44fc-9d3f-aa0146a30e9d.jpg</text:a>
', '<text:a xlink:type="simple" xlink:href="https://armyinform.com.ua/wp-content/uploads/2023/04/56122192-91de-4c5a-927c-4bf2974c7b01-150x150.jpg" text:style-name="Internet_20_link" text:visited-style-name="Visited_20_Internet_20_Link">
56122192-91de-4c5a-927c-4bf2974c7b01-150x150.jpg</text:a>
', '<text:a xlink:type="simple" xlink:href="https://armyinform.com.ua/wp-content/uploads/2023/04/a15e64b5-f701-47fa-b6d6-83200f3e1360-150x150.jpg" text:style-name="Internet_20_link" text:visited-style-name="Visited_20_Internet_20_Link">
a15e64b5-f701-47fa-b6d6-83200f3e1360-150x150.jpg</text:a>
', '<text:a xlink:type="simple" xlink:href="https://armyinform.com.ua/wp-content/uploads/2023/04/92fe622c-fee0-46bb-a633-dcb0b8a794a3-150x150.jpg" text:style-name="Internet_20_link" text:visited-style-name="Visited_20_Internet_20_Link">
92fe622c-fee0-46bb-a633-dcb0b8a794a3-150x150.jpg</text:a>
', '<text:a xlink:type="simple" xlink:href="https://armyinform.com.ua/wp-content/uploads/2023/04/8a1c9131-72ea-41db-ba06-b3796dfe36c3-150x150.jpg" text:style-name="Internet_20_link" text:visited-style-name="Visited_20_Internet_20_Link">
8a1c9131-72ea-41db-ba06-b3796dfe36c3-150x150.jpg</text:a>
', '<text:a xlink:type="simple" xlink:href="https://armyinform.com.ua/wp-content/uploads/2023/04/86de386f-7185-4547-9681-eee9a0103490-150x150.jpg" text:style-name="Internet_20_link" text:visited-style-name="Visited_20_Internet_20_Link">
86de386f-7185-4547-9681-eee9a0103490-150x150.jpg</text:a>
', '<text:a xlink:type="simple" xlink:href="https://armyinform.com.ua/wp-content/uploads/2023/04/8ca39ab5-38e8-4d6b-a69f-97ff72033c21-150x150.jpg" text:style-name="Internet_20_link" text:visited-style-name="Visited_20_Internet_20_Link">
8ca39ab5-38e8-4d6b-a69f-97ff72033c21-150x150.jpg</text:a>
', '<text:a xlink:type="simple" xlink:href="https://armyinform.com.ua/wp-content/uploads/2023/04/94f78857-34e2-4176-86cf-f6a3f62a1614-150x150.jpg" text:style-name="Internet_20_link" text:visited-style-name="Visited_20_Internet_20_Link">
94f78857-34e2-4176-86cf-f6a3f62a1614-150x150.jpg</text:a>
', '<text:a xlink:type="simple" xlink:href="https://armyinform.com.ua/wp-content/uploads/2023/04/5346c67a-2610-4c89-9382-c77bde40cf7d-150x150.jpg" text:style-name="Internet_20_link" text:visited-style-name="Visited_20_Internet_20_Link">
5346c67a-2610-4c89-9382-c77bde40cf7d-150x150.jpg</text:a>
', '<text:a xlink:type="simple" xlink:href="https://armyinform.com.ua/wp-content/uploads/2023/04/c3305d99-16da-4a0d-b0af-baecd8f0c372-150x150.jpg" text:style-name="Internet_20_link" text:visited-style-name="Visited_20_Internet_20_Link">
c3305d99-16da-4a0d-b0af-baecd8f0c372-150x150.jpg</text:a>
']</text:p>
      <text:p text:style-name="P4">
Tags: ['STOPRUSSIA', 'АГРЕСІЯ РФ', 'ВІЙНА', 'ВОЛОДИМИР ЗЕЛЕНСЬКИЙ', 'ВТОРГНЕННЯ РФ']</text:p>
      <text:p text:style-name="P4">
Category: News</text:p>
      <!--METADATA-->
      <text:p text:style-name="P4">
<draw:frame draw:style-name="fr1" draw:name="Image277" text:anchor-type="as-char" svg:width="6.9236in" svg:height="4.615733in" draw:z-index="0">
<draw:image xlink:href="../Images/AРМІЯINFORM/2023-04-16T72-00-00-04-00/c8748ced-ff15-44fc-9d3f-aa0146a30e9d.jpg" xlink:type="simple" xlink:show="embed" xlink:actuate="onLoad" draw:mime-type="image/jpeg"/>
</draw:frame>
</text:p>
      <text:p text:style-name="P4">
Про глава держави <text:a xlink:type="simple" xlink:href="https://t.me/V_Zelenskiy_official/5830" text:style-name="Internet_20_link" text:visited-style-name="Visited_20_Internet_20_Link">
написав</text:a>
 у своємуТелеграмі.</text:p>
      <text:p text:style-name="P4">
Цього дня рік тому всі ми молилися, щоб Україна вистояла. Сьогодні — щобУкраїна перемогла. Ми не лише чекаємо й просимо, а здобуваємо й творимо цюперемогу самі. 417 днів.</text:p>
      <text:p text:style-name="P4">
<text:a xlink:type="simple" xlink:href="https://armyinform.com.ua/wp-content/uploads/2023/04/56122192-91de-4c5a-927c-4bf2974c7b01.jpg" text:style-name="Internet_20_link" text:visited-style-name="Visited_20_Internet_20_Link">
<draw:frame draw:style-name="fr1" draw:name="Image278" text:anchor-type="as-char" svg:width="6.9236in" svg:height="6.9236in" draw:z-index="0">
<draw:image xlink:href="../Images/AРМІЯINFORM/2023-04-16T72-00-00-04-00/56122192-91de-4c5a-927c-4bf2974c7b01-150x150.jpg" xlink:type="simple" xlink:show="embed" xlink:actuate="onLoad" draw:mime-type="image/jpeg"/>
</draw:frame>
</text:a>
</text:p>
      <text:p text:style-name="P4">
<text:a xlink:type="simple" xlink:href="https://armyinform.com.ua/wp-content/uploads/2023/04/a15e64b5-f701-47fa-b6d6-83200f3e1360.jpg" text:style-name="Internet_20_link" text:visited-style-name="Visited_20_Internet_20_Link">
<draw:frame draw:style-name="fr1" draw:name="Image279" text:anchor-type="as-char" svg:width="6.9236in" svg:height="6.9236in" draw:z-index="0">
<draw:image xlink:href="../Images/AРМІЯINFORM/2023-04-16T72-00-00-04-00/a15e64b5-f701-47fa-b6d6-83200f3e1360-150x150.jpg" xlink:type="simple" xlink:show="embed" xlink:actuate="onLoad" draw:mime-type="image/jpeg"/>
</draw:frame>
</text:a>
</text:p>
      <text:p text:style-name="P4">
<text:a xlink:type="simple" xlink:href="https://armyinform.com.ua/wp-content/uploads/2023/04/92fe622c-fee0-46bb-a633-dcb0b8a794a3.jpg" text:style-name="Internet_20_link" text:visited-style-name="Visited_20_Internet_20_Link">
<draw:frame draw:style-name="fr1" draw:name="Image280" text:anchor-type="as-char" svg:width="6.9236in" svg:height="6.9236in" draw:z-index="0">
<draw:image xlink:href="../Images/AРМІЯINFORM/2023-04-16T72-00-00-04-00/92fe622c-fee0-46bb-a633-dcb0b8a794a3-150x150.jpg" xlink:type="simple" xlink:show="embed" xlink:actuate="onLoad" draw:mime-type="image/jpeg"/>
</draw:frame>
</text:a>
</text:p>
      <text:p text:style-name="P4">
<text:a xlink:type="simple" xlink:href="https://armyinform.com.ua/wp-content/uploads/2023/04/8a1c9131-72ea-41db-ba06-b3796dfe36c3.jpg" text:style-name="Internet_20_link" text:visited-style-name="Visited_20_Internet_20_Link">
<draw:frame draw:style-name="fr1" draw:name="Image281" text:anchor-type="as-char" svg:width="6.9236in" svg:height="6.9236in" draw:z-index="0">
<draw:image xlink:href="../Images/AРМІЯINFORM/2023-04-16T72-00-00-04-00/8a1c9131-72ea-41db-ba06-b3796dfe36c3-150x150.jpg" xlink:type="simple" xlink:show="embed" xlink:actuate="onLoad" draw:mime-type="image/jpeg"/>
</draw:frame>
</text:a>
</text:p>
      <text:p text:style-name="P4">
<text:a xlink:type="simple" xlink:href="https://armyinform.com.ua/wp-content/uploads/2023/04/86de386f-7185-4547-9681-eee9a0103490.jpg" text:style-name="Internet_20_link" text:visited-style-name="Visited_20_Internet_20_Link">
<draw:frame draw:style-name="fr1" draw:name="Image282" text:anchor-type="as-char" svg:width="6.9236in" svg:height="6.9236in" draw:z-index="0">
<draw:image xlink:href="../Images/AРМІЯINFORM/2023-04-16T72-00-00-04-00/86de386f-7185-4547-9681-eee9a0103490-150x150.jpg" xlink:type="simple" xlink:show="embed" xlink:actuate="onLoad" draw:mime-type="image/jpeg"/>
</draw:frame>
</text:a>
</text:p>
      <text:p text:style-name="P4">
<text:a xlink:type="simple" xlink:href="https://armyinform.com.ua/wp-content/uploads/2023/04/8ca39ab5-38e8-4d6b-a69f-97ff72033c21.jpg" text:style-name="Internet_20_link" text:visited-style-name="Visited_20_Internet_20_Link">
<draw:frame draw:style-name="fr1" draw:name="Image283" text:anchor-type="as-char" svg:width="6.9236in" svg:height="6.9236in" draw:z-index="0">
<draw:image xlink:href="../Images/AРМІЯINFORM/2023-04-16T72-00-00-04-00/8ca39ab5-38e8-4d6b-a69f-97ff72033c21-150x150.jpg" xlink:type="simple" xlink:show="embed" xlink:actuate="onLoad" draw:mime-type="image/jpeg"/>
</draw:frame>
</text:a>
</text:p>
      <text:p text:style-name="P4">
<text:a xlink:type="simple" xlink:href="https://armyinform.com.ua/wp-content/uploads/2023/04/94f78857-34e2-4176-86cf-f6a3f62a1614.jpg" text:style-name="Internet_20_link" text:visited-style-name="Visited_20_Internet_20_Link">
<draw:frame draw:style-name="fr1" draw:name="Image284" text:anchor-type="as-char" svg:width="6.9236in" svg:height="6.9236in" draw:z-index="0">
<draw:image xlink:href="../Images/AРМІЯINFORM/2023-04-16T72-00-00-04-00/94f78857-34e2-4176-86cf-f6a3f62a1614-150x150.jpg" xlink:type="simple" xlink:show="embed" xlink:actuate="onLoad" draw:mime-type="image/jpeg"/>
</draw:frame>
</text:a>
</text:p>
      <text:p text:style-name="P4">
<text:a xlink:type="simple" xlink:href="https://armyinform.com.ua/wp-content/uploads/2023/04/5346c67a-2610-4c89-9382-c77bde40cf7d.jpg" text:style-name="Internet_20_link" text:visited-style-name="Visited_20_Internet_20_Link">
<draw:frame draw:style-name="fr1" draw:name="Image285" text:anchor-type="as-char" svg:width="6.9236in" svg:height="6.9236in" draw:z-index="0">
<draw:image xlink:href="../Images/AРМІЯINFORM/2023-04-16T72-00-00-04-00/5346c67a-2610-4c89-9382-c77bde40cf7d-150x150.jpg" xlink:type="simple" xlink:show="embed" xlink:actuate="onLoad" draw:mime-type="image/jpeg"/>
</draw:frame>
</text:a>
</text:p>
      <text:p text:style-name="P4">
<text:a xlink:type="simple" xlink:href="https://armyinform.com.ua/wp-content/uploads/2023/04/c3305d99-16da-4a0d-b0af-baecd8f0c372.jpg" text:style-name="Internet_20_link" text:visited-style-name="Visited_20_Internet_20_Link">
<draw:frame draw:style-name="fr1" draw:name="Image286" text:anchor-type="as-char" svg:width="6.9236in" svg:height="6.9236in" draw:z-index="0">
<draw:image xlink:href="../Images/AРМІЯINFORM/2023-04-16T72-00-00-04-00/c3305d99-16da-4a0d-b0af-baecd8f0c372-150x150.jpg" xlink:type="simple" xlink:show="embed" xlink:actuate="onLoad" draw:mime-type="image/jpeg"/>
</draw:frame>
</text:a>
</text:p>
      <text:p text:style-name="P4">
Source: <text:a xlink:type="simple" xlink:href="https://armyinform.com.ua/2023/04/16/my-zdobuvayemo-ta-tvorymo-peremogu-sami-volodymyr-zelenskyj/" text:style-name="Internet_20_link" text:visited-style-name="Visited_20_Internet_20_Link">
https://armyinform.com.ua/2023/04/16/my-zdobuvayemo-ta-tvorymo-peremogu-sami-volodymyr-zelenskyj/</text:a>
</text:p>
      <!--NEWS-->
      <text:h text:style-name="P10" text:outline-level="1">
<text:span text:style-name="T4">
469 дітей загинули в Україні внаслідок збройної агресії рф</text:span>
</text:h>
      <text:p text:style-name="P4">
Author: ['АРМІЯINFORM']</text:p>
      <text:p text:style-name="P4">
Time: 2023-04-16T73:00:00-04:00</text:p>
      <text:p text:style-name="P4">
Description: Про це повідомляє Офіс генерального прокурора.          Станом на ранок 16 квіт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6a6a2edc107ab4e2d7e2b9b9fa4af618.jpg" text:style-name="Internet_20_link" text:visited-style-name="Visited_20_Internet_20_Link">
6a6a2edc107ab4e2d7e2b9b9fa4af618.jpg</text:a>
']</text:p>
      <text:p text:style-name="P4">
Tags: ['STOPRUSSIA', 'АГРЕСІЯ РФ', 'ВІЙНА', 'ВТОРГНЕННЯ РФ', 'ДІТИ ВІЙНИ', 'ОФІС ГЕНЕРАЛЬНОГО ПРОКУРОРА УКРАЇНИ']</text:p>
      <text:p text:style-name="P4">
Category: News</text:p>
      <!--METADATA-->
      <text:p text:style-name="P4">
<draw:frame draw:style-name="fr1" draw:name="Image287" text:anchor-type="as-char" svg:width="6.9236in" svg:height="4.619339in" draw:z-index="0">
<draw:image xlink:href="../Images/AРМІЯINFORM/2023-04-16T73-00-00-04-00/6a6a2edc107ab4e2d7e2b9b9fa4af618.jpg" xlink:type="simple" xlink:show="embed" xlink:actuate="onLoad" draw:mime-type="image/jpeg"/>
</draw:frame>
 Ілюстративнефото</text:p>
      <text:p text:style-name="P4">
Про це <text:a xlink:type="simple" xlink:href="https://gp.gov.ua/ua/posts/yuvenalni-prokurori-469-ditei-zaginuli-v-ukrayini-vnaslidok-zbroinoyi-agresiyi-rf-2" text:style-name="Internet_20_link" text:visited-style-name="Visited_20_Internet_20_Link">
повідомляє</text:a>
 Офіс генеральногопрокурора.</text:p>
      <text:p text:style-name="P4">
Станом на ранок 16 квітня 2023 року більше ніж 1417 дітей постраждали вУкраїні внаслідок повномасштабної збройної агресії рф. За офіційноюінформацією ювенальних прокурорів, 469 дітей загинуло та понад 948 дісталипоранення різного ступеня тяжкості.</text:p>
      <text:p text:style-name="P4">
Ці цифри не остаточні. Триває робота з їх встановлення в місцях веденнябойових дій, на тимчасово окупованих та звільнених територіях.</text:p>
      <text:p text:style-name="P4">
<text:span text:style-name="T4">
Найбільше постраждало дітей у Донецькій області — 451, Харківській — 275,Київській — 127, Херсонській — 94, Запорізькій — 89, Миколаївській — 85,Чернігівській — 68, Луганській — 66, Дніпропетровській — 66.</text:span>
</text:p>
      <text:p text:style-name="P4">
Source: <text:a xlink:type="simple" xlink:href="https://armyinform.com.ua/2023/04/16/469-ditej-zagynuly-v-ukrayini-vnaslidok-zbrojnoyi-agresiyi-rf/" text:style-name="Internet_20_link" text:visited-style-name="Visited_20_Internet_20_Link">
https://armyinform.com.ua/2023/04/16/469-ditej-zagynuly-v-ukrayini-vnaslidok-zbrojnoyi-agresiyi-rf/</text:a>
</text:p>
      <!--NEWS-->
      <text:h text:style-name="P10" text:outline-level="1">
<text:span text:style-name="T4">
За добу піротехніки ДСНС знешкодили понад 300 вибухонебезпечних предметів</text:span>
</text:h>
      <text:p text:style-name="P4">
Author: ['АРМІЯINFORM']</text:p>
      <text:p text:style-name="P4">
Time: 2023-04-16T74:00:00-04:00</text:p>
      <text:p text:style-name="P4">
Description: Протягом доби піротехнічні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626bf4da61ec9.jpeg" text:style-name="Internet_20_link" text:visited-style-name="Visited_20_Internet_20_Link">
626bf4da61ec9.jpeg</text:a>
']</text:p>
      <text:p text:style-name="P4">
Tags: ['STOPRUSSIA', 'АГРЕСІЯ РФ', 'ВТОРГНЕННЯ РФ', 'ДСНС УКРАЇНИ', 'РОЗМІНУВАННЯ']</text:p>
      <text:p text:style-name="P4">
Category: News</text:p>
      <!--METADATA-->
      <text:p text:style-name="P4">
<draw:frame draw:style-name="fr1" draw:name="Image288" text:anchor-type="as-char" svg:width="6.9236in" svg:height="4.32725in" draw:z-index="0">
<draw:image xlink:href="../Images/AРМІЯINFORM/2023-04-16T74-00-00-04-00/626bf4da61ec9.jpeg" xlink:type="simple" xlink:show="embed" xlink:actuate="onLoad" draw:mime-type="image/jpeg"/>
</draw:frame>
Ілюстративне фото</text:p>
      <text:p text:style-name="P4">
<text:span text:style-name="T4">
Протягом доби</text:span>
 піротехнічні підрозділи Державної служби України знадзвичайних ситуацій <text:span text:style-name="T4">
123 рази</text:span>
 залучалися до виконання завдань зрозмінування.</text:p>
      <text:p text:style-name="P4">
Про це <text:a xlink:type="simple" xlink:href="https://dsns.gov.ua/uk/news/nadzvicaini-podiyi/informaciia-shhodo-diialnosti-pirotexnicnix-pidrozdiliv-dsns-103" text:style-name="Internet_20_link" text:visited-style-name="Visited_20_Internet_20_Link">
повідомляє </text:a>
ДСНСУкраїни.</text:p>
      <text:p text:style-name="P4">
Піротехнічними підрозділами виявлено, вилучено і знешкоджено 368вибухонебезпечних предметів. Обстежено (очищено) територію площею <text:span text:style-name="T4">
40гектарів.</text:span>
</text:p>
      <text:p text:style-name="P4">
Найчастіше піротехнічні підрозділи працювали: в Харківській області 16 тис.827 разів, Київщині — 7 тис. 436, Донеччині — 4 тис. 703, Чернігівщині — 4тис. 445, Миколаївщині — 4 тис. 419, Херсонщині — 4 тис. 160, Сумщині — 1 тис.814, Черкащині — 1 тис. 85.</text:p>
      <text:p text:style-name="P4">
<text:span text:style-name="T4">
Довідково.</text:span>
 Всього з початку широкомасштабного військового вторгненняросійської федерації на території України знешкоджено <text:span text:style-name="T4">
345 тис. 451 од.вибухонебезпечних предметів</text:span>
 та <text:span text:style-name="T4">
2 тис. 891 кг</text:span>
 вибухової речовини, у томучислі <text:span text:style-name="T4">
2 тис. 206 од. авіаційних бомб.</text:span>
 Обстежено територію площею близько<text:span text:style-name="T4">
82 тис. 307 гектарів.</text:span>
</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4/16/za-dobu-pirotehniky-dsns-zneshkodyly-ponad-300-vybuhonebezpechnyh-predmetiv-8/" text:style-name="Internet_20_link" text:visited-style-name="Visited_20_Internet_20_Link">
https://armyinform.com.ua/2023/04/16/za-dobu-pirotehniky-dsns-zneshkodyly-ponad-300-vybuhonebezpechnyh-predmetiv-8/</text:a>
</text:p>
      <!--NEWS-->
      <text:h text:style-name="P10" text:outline-level="1">
<text:span text:style-name="T4">
США передаватимуть зброю Тайваню за прикладом України</text:span>
</text:h>
      <text:p text:style-name="P4">
Author: ['АРМІЯINFORM']</text:p>
      <text:p text:style-name="P4">
Time: 2023-04-16T75:00:00-04:00</text:p>
      <text:p text:style-name="P4">
Description: Міністерство оборони США планує скористатися повноваженнями, наданими Конгресом,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3.04.23_finansuvannya-zbroyi-dlya-tanjvanyu_1.jpg" text:style-name="Internet_20_link" text:visited-style-name="Visited_20_Internet_20_Link">
13.04.23_finansuvannya-zbroyi-dlya-tanjvanyu_1.jpg</text:a>
', '<text:a xlink:type="simple" xlink:href="https://armyinform.com.ua/wp-content/uploads/2023/04/13.04.23_finansuvannya-zbroyi-dlya-tanjvanyu.jpg" text:style-name="Internet_20_link" text:visited-style-name="Visited_20_Internet_20_Link">
13.04.23_finansuvannya-zbroyi-dlya-tanjvanyu.jpg</text:a>
']</text:p>
      <text:p text:style-name="P4">
Tags: ['США', 'ТАЙВАНЬ']</text:p>
      <text:p text:style-name="P4">
Category: News</text:p>
      <!--METADATA-->
      <text:p text:style-name="P4">
<draw:frame draw:style-name="fr1" draw:name="Image289" text:anchor-type="as-char" svg:width="6.9236in" svg:height="3.894525in" draw:z-index="0">
<draw:image xlink:href="../Images/AРМІЯINFORM/2023-04-16T75-00-00-04-00/13.04.23_finansuvannya-zbroyi-dlya-tanjvanyu_1.jpg" xlink:type="simple" xlink:show="embed" xlink:actuate="onLoad" draw:mime-type="image/jpeg"/>
</draw:frame>
</text:p>
      <text:p text:style-name="P4">
Міністерство оборони США планує скористатися повноваженнями, наданимиКонгресом, для передачі зброї Тайваню. Конгрес дав дозвіл на загальну щорічнувійськову допомогу Тайваню в розмірі 3 мільярдів доларів у рамкахзаконопроєкту про дозвіл на оборону на 2023 фінансовий рік.</text:p>
      <text:p text:style-name="P4">
Пентагон має намір використати дозвіл на 1 мільярд доларів для передачі зброїТайваню за допомогою того ж самого механізму, який США використовували дляпередачі обладнання Україні. Президентське повноваження дозволило б негайнопередати військову техніку Тайваню, оскільки вона надходить безпосередньо зіснуючих військових запасів США.</text:p>
      <text:p text:style-name="P4">
Поставка зброї Тайваню є частиною намагань Вашингтону стримувати можливу атакуКитаю на острів. Адже Пекін постійно підкреслює, що вважає Тайвань своєютериторією, і пообіцяв відвоювати її силою, якщо це буде необхідно.</text:p>
      <text:p text:style-name="P4">
<draw:frame draw:style-name="fr1" draw:name="Image290" text:anchor-type="as-char" svg:width="6.9236in" svg:height="4.725357in" draw:z-index="0">
<draw:image xlink:href="../Images/AРМІЯINFORM/2023-04-16T75-00-00-04-00/13.04.23_finansuvannya-zbroyi-dlya-tanjvanyu.jpg" xlink:type="simple" xlink:show="embed" xlink:actuate="onLoad" draw:mime-type="image/jpeg"/>
</draw:frame>
</text:p>
      <text:p text:style-name="P4">
Представник Американсько-Тайванської ділової ради, зауважив, що президентськіповноваження не гарантують повного вирішення проблеми, але навіть такий крок єдуже корисним для Тайваню з точки зору його безпеки.</text:p>
      <text:p text:style-name="P4">
На додаток до президентських повноважень, інший високопоставлений чиновникПентагону повідомив Конгресу, що департамент також хоче, щоб Конгрес спрямував2 мільярди доларів на військову допомогу Тайваню за програмою FMF, якою керуєДержавний департамент. Ця ініціатива дозволяє іншим країнам купувати військовутехніку США за допомогою грантів або позик.</text:p>
      <text:p text:style-name="P4">
<text:span text:style-name="T5">
Підготував Валерій Гастинщиков</text:span>
</text:p>
      <text:p text:style-name="P4">
Source: <text:a xlink:type="simple" xlink:href="https://armyinform.com.ua/2023/04/16/ssha-peredavatymut-zbroyu-tajvanyu-za-prykladom-ukrayiny/" text:style-name="Internet_20_link" text:visited-style-name="Visited_20_Internet_20_Link">
https://armyinform.com.ua/2023/04/16/ssha-peredavatymut-zbroyu-tajvanyu-za-prykladom-ukrayiny/</text:a>
</text:p>
      <!--NEWS-->
      <text:h text:style-name="P10" text:outline-level="1">
<text:span text:style-name="T4">
Розслідування проти військовослужбовців рф в Україні: Нацполіція порушила майже 72 тисячі проваджень</text:span>
</text:h>
      <text:p text:style-name="P4">
Author: ['АРМІЯINFORM']</text:p>
      <text:p text:style-name="P4">
Time: 2023-04-16T76:00:00-04:00</text:p>
      <text:p text:style-name="P4">
Description: Про це повідомляє Національна поліція України.          З початку повномасштаб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b84c1da-7d36-4780-adc9-84cc1facf07a_cx1_cy11_cw99_w1023_r1_s.jpg" text:style-name="Internet_20_link" text:visited-style-name="Visited_20_Internet_20_Link">
fb84c1da-7d36-4780-adc9-84cc1facf07a_cx1_cy11_cw99_w1023_r1_s.jpg</text:a>
', '<text:a xlink:type="simple" xlink:href="https://armyinform.com.ua/wp-content/uploads/2023/04/336677890_1387109495475935_8122321369280734895_n.jpg" text:style-name="Internet_20_link" text:visited-style-name="Visited_20_Internet_20_Link">
336677890_1387109495475935_8122321369280734895_n.jpg</text:a>
']</text:p>
      <text:p text:style-name="P4">
Tags: ['STOPRUSSIA', 'АГРЕСІЯ РФ', 'ВІЙНА', 'ВІЙСЬКОВІ ЗЛОЧИНИ РФ', 'ВТОРГНЕННЯ РФ', 'ЗЛОЧИНИ РФ', 'НАЦПОЛІЦІЯ']</text:p>
      <text:p text:style-name="P4">
Category: News</text:p>
      <!--METADATA-->
      <text:p text:style-name="P4">
<draw:frame draw:style-name="fr1" draw:name="Image291" text:anchor-type="as-char" svg:width="6.9236in" svg:height="3.891564in" draw:z-index="0">
<draw:image xlink:href="../Images/AРМІЯINFORM/2023-04-16T76-00-00-04-00/fb84c1da-7d36-4780-adc9-84cc1facf07a_cx1_cy11_cw99_w1023_r1_s.jpg" xlink:type="simple" xlink:show="embed" xlink:actuate="onLoad" draw:mime-type="image/jpeg"/>
</draw:frame>
Ілюстративне фото</text:p>
      <text:p text:style-name="P4">
Про це <text:a xlink:type="simple" xlink:href="https://www.npu.gov.ua/news/zlochyny-vchyneni-viiskovymy-rf-pid-chas-povnomasshtabnoho-vtorhnennia-v-ukrainu-stanom-na-16042023" text:style-name="Internet_20_link" text:visited-style-name="Visited_20_Internet_20_Link">
повідомляє</text:a>
Національна поліція України.</text:p>
      <text:p text:style-name="P4">
З початку повномасштабного вторгнення росії в Україну слідчі Національноїполіції України розпочали 71 999 кримінальних проваджень за фактами вчиненняна території України злочинів військовослужбовцями збройних сил російськоїфедерації та їхніми пособниками.</text:p>
      <text:p text:style-name="P4">
<draw:frame draw:style-name="fr1" draw:name="Image292" text:anchor-type="as-char" svg:width="6.9236in" svg:height="4.067615in" draw:z-index="0">
<draw:image xlink:href="../Images/AРМІЯINFORM/2023-04-16T76-00-00-04-00/336677890_1387109495475935_8122321369280734895_n.jpg" xlink:type="simple" xlink:show="embed" xlink:actuate="onLoad" draw:mime-type="image/jpeg"/>
</draw:frame>
</text:p>
      <text:p text:style-name="P4">
<text:span text:style-name="T4">
З них:</text:span>
</text:p>
      <ul>
        <li>
59 837 — за ст. 438 Кримінального кодексу України (Порушення законів та звичаїв війни)  * 9 192 — за ст. 110 Кримінального кодексу України (Посягання на територіальну цілісність і недоторканність України)  * 2 721 — за ст. 111-1 Кримінального кодексу України (Колабораційна діяльність)  * 152 — за ст. 111 Кримінального кодексу України (Державна зрада)  * 37 — за ст. 113 Кримінального кодексу України (Диверсія) та ін.</li>
      </ul>
      <text:p text:style-name="P4">
Source: <text:a xlink:type="simple" xlink:href="https://armyinform.com.ua/2023/04/16/rozsliduvannya-proty-vijskovosluzhbovcziv-rf-v-ukrayini-naczpolicziya-porushyla-majzhe-72-tysyachi-provadzhen/" text:style-name="Internet_20_link" text:visited-style-name="Visited_20_Internet_20_Link">
https://armyinform.com.ua/2023/04/16/rozsliduvannya-proty-vijskovosluzhbovcziv-rf-v-ukrayini-naczpolicziya-porushyla-majzhe-72-tysyachi-provadzhen/</text:a>
</text:p>
      <!--NEWS-->
      <text:h text:style-name="P10" text:outline-level="1">
<text:span text:style-name="T4">
Поліція задокументувала 17 ударів по Донеччині за добу</text:span>
</text:h>
      <text:p text:style-name="P4">
Author: ['АРМІЯINFORM']</text:p>
      <text:p text:style-name="P4">
Time: 2023-04-16T77:00:00-04:00</text:p>
      <text:p text:style-name="P4">
Description: Про це повідомляє Національна поліція України.    Війська рф випустили снаряди по міст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43bb60686025117058236-e1681635663507.jpg" text:style-name="Internet_20_link" text:visited-style-name="Visited_20_Internet_20_Link">
643bb60686025117058236-e1681635663507.jpg</text:a>
', '<text:a xlink:type="simple" xlink:href="https://armyinform.com.ua/wp-content/uploads/2023/04/643bb60c8b240513447155.jpg" text:style-name="Internet_20_link" text:visited-style-name="Visited_20_Internet_20_Link">
643bb60c8b240513447155.jpg</text:a>
', '<text:a xlink:type="simple" xlink:href="https://armyinform.com.ua/wp-content/uploads/2023/04/643bb6077bfb2129426455.jpg" text:style-name="Internet_20_link" text:visited-style-name="Visited_20_Internet_20_Link">
643bb6077bfb2129426455.jpg</text:a>
']</text:p>
      <text:p text:style-name="P4">
Tags: []</text:p>
      <text:p text:style-name="P4">
Category: News</text:p>
      <!--METADATA-->
      <text:p text:style-name="P4">
<draw:frame draw:style-name="fr1" draw:name="Image293" text:anchor-type="as-char" svg:width="6.9236in" svg:height="7.888216in" draw:z-index="0">
<draw:image xlink:href="../Images/AРМІЯINFORM/2023-04-16T77-00-00-04-00/643bb60686025117058236-e1681635663507.jpg" xlink:type="simple" xlink:show="embed" xlink:actuate="onLoad" draw:mime-type="image/jpeg"/>
</draw:frame>
</text:p>
      <text:p text:style-name="P4">
Про це <text:a xlink:type="simple" xlink:href="https://www.npu.gov.ua/news/politsiia-zadokumentuvala-17-udariv-po-donechchyni-za-dobu" text:style-name="Internet_20_link" text:visited-style-name="Visited_20_Internet_20_Link">
повідомляє</text:a>
 Національна поліція України.</text:p>
      <text:p text:style-name="P4">
Війська рф випустили снаряди по містах Авдіївка, Костянтинівка, Залізне,Торецьк, Курахове, смт Велика Новосілка, Очеретине, селах Новокалинове,Олександропіль, Предтечине, Новоселівка перша.</text:p>
      <text:p text:style-name="P4">
Окупанти вели вогонь з авіації, РСЗВ «Град», «Ураган», артилерії, мінометів.</text:p>
      <text:p text:style-name="P4">
Знищено та пошкоджено 27 цивільних об’єктів — 14 житлових будинків,торговельні павільйони, аптеку, гараж, приміщення торгового центру, лініюелектропередач, адмінбудівлю, автомобілі.</text:p>
      <text:p text:style-name="P4">
<draw:frame draw:style-name="fr1" draw:name="Image294" text:anchor-type="as-char" svg:width="6.9236in" svg:height="4.892677in" draw:z-index="0">
<draw:image xlink:href="../Images/AРМІЯINFORM/2023-04-16T77-00-00-04-00/643bb60c8b240513447155.jpg" xlink:type="simple" xlink:show="embed" xlink:actuate="onLoad" draw:mime-type="image/jpeg"/>
</draw:frame>
</text:p>
      <text:p text:style-name="P4">
З авіації росіяни обстріляли Авдіївку. З «Ураганів» — Новоселівку Першу. З«Градів» — Велику Новосілку та Торецьк. Пошкоджено приватні оселі та об’єктиінфраструктури. Інформації щодо жертв не надходило.</text:p>
      <text:p text:style-name="P4">
Артилерією ворожі війська накрили Костянтинівку. Поцілили в 3 багатоквартирнихбудинки, аптеку, торговий центр, автомобілі та торговельні павільйони.Поранили цивільних мешканців.</text:p>
      <text:p text:style-name="P4">
Внаслідок мінометного обстрілу маємо травмованого у Залізному.</text:p>
      <text:p text:style-name="P4">
Поліцією та СБУ відкрито кримінальні провадження за ст.438 (порушення законівта звичаїв війни) Кримінального кодексу України.</text:p>
      <text:p text:style-name="P4">
За допомогою поліції евакуйовано ще 175 людей, з початку обов’язковоїевакуації — понад 61 990 осіб, серед них 7578 — діти, 2768 — люди зінвалідністю.</text:p>
      <text:p text:style-name="P4">
<draw:frame draw:style-name="fr1" draw:name="Image295" text:anchor-type="as-char" svg:width="6.9236in" svg:height="3.894525in" draw:z-index="0">
<draw:image xlink:href="../Images/AРМІЯINFORM/2023-04-16T77-00-00-04-00/643bb6077bfb2129426455.jpg" xlink:type="simple" xlink:show="embed" xlink:actuate="onLoad" draw:mime-type="image/jpeg"/>
</draw:frame>
</text:p>
      <text:p text:style-name="P4">
<text:span text:style-name="T4">
Важливо!</text:span>
</text:p>
      <text:p text:style-name="P4">
Шановні громадяни, дотримуйтесь комендантської години та не виїжджайтесамостійно неперевіреними маршрутами — ворог розстрілює цивільні авто. Владаза допомогою поліції організує евакуацію з подальшим поселенням —скористайтеся шансом вберегти своє життя.</text:p>
      <text:p text:style-name="P4">
Не підіймайте невідомі предмети та не чіпайте нерозірвані снаряди. Викликайтепіротехніків за телефоном 101.</text:p>
      <text:p text:style-name="P4">
Попереджаємо про шахрайські схеми під час війни, зокрема пов’язані з орендоюжитла, пошуком рідних тощо. Дотримуйтесь простих правил, щоб убезпечити себевід аферистів.</text:p>
      <text:p text:style-name="P4">
Будьте обережні, в захоплених населених пунктах загарбники займаютьсямародерством, відбирають транспорт.</text:p>
      <text:p text:style-name="P4">
Окупант масово розповсюджує фейки, тож довіряйте виключно офіційним джереламінформації.</text:p>
      <text:p text:style-name="P4">
Source: <text:a xlink:type="simple" xlink:href="https://armyinform.com.ua/2023/04/16/pid-obstrilamy-perebuvaly-11-naselenyh-punktiv-donechchyny/" text:style-name="Internet_20_link" text:visited-style-name="Visited_20_Internet_20_Link">
https://armyinform.com.ua/2023/04/16/pid-obstrilamy-perebuvaly-11-naselenyh-punktiv-donechchyny/</text:a>
</text:p>
      <!--NEWS-->
      <text:h text:style-name="P10" text:outline-level="1">
<text:span text:style-name="T4">
У Слов’янську з-під завалів дістали ще одного чоловіка — ДСНС</text:span>
</text:h>
      <text:p text:style-name="P4">
Author: ['АРМІЯINFORM']</text:p>
      <text:p text:style-name="P4">
Time: 2023-04-16T78:00:00-04:00</text:p>
      <text:p text:style-name="P4">
Description: Про це повідомляє Державна служба України з надзвичайних ситуацій.  — На місці провед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16_12-07-23.jpg" text:style-name="Internet_20_link" text:visited-style-name="Visited_20_Internet_20_Link">
photo_2023-04-16_12-07-23.jpg</text:a>
']</text:p>
      <text:p text:style-name="P4">
Tags: ['STOPRUSSIA', 'АГРЕСІЯ РФ', 'ВТОРГНЕННЯ РФ', 'ДСНС УКРАЇНИ', 'СЛОВ’ЯНСЬК']</text:p>
      <text:p text:style-name="P4">
Category: News</text:p>
      <!--METADATA-->
      <text:p text:style-name="P4">
<draw:frame draw:style-name="fr1" draw:name="Image296" text:anchor-type="as-char" svg:width="6.9236in" svg:height="5.1927in" draw:z-index="0">
<draw:image xlink:href="../Images/AРМІЯINFORM/2023-04-16T78-00-00-04-00/photo_2023-04-16_12-07-23.jpg" xlink:type="simple" xlink:show="embed" xlink:actuate="onLoad" draw:mime-type="image/jpeg"/>
</draw:frame>
</text:p>
      <text:p text:style-name="P4">
Про це<text:a xlink:type="simple" xlink:href="https://armyinform.com.ua/reformator/script%20async%20src=%22https:/telegram.org/js/telegram-widget.js" text:style-name="Internet_20_link" text:visited-style-name="Visited_20_Internet_20_Link">
повідомляє</text:a>
 Державна служба України з надзвичайнихситуацій.</text:p>
      <text:p text:style-name="P4">
— На місці проведення аварійно-рятувальних робіт у Слов’янську вилучено тілозагиблого чоловіка. Роботи тривають. За інформацією Національної поліції, підзавалом можливе перебування ще 3 осіб, — йдеться у повідомленні.</text:p>
      <text:p text:style-name="P4">
Як зазначається, станом на 12:00 16 квітня внаслідок обстрілу м. Слов’янськ,який відбувся 14 квітня, постраждало 34 особи, з них 12 загиблих та 22поранених.</text:p>
      <text:p text:style-name="P4">
Залучено 41 чоловік особового складу ДСНС та 11 одиниць техніки. Відкомунальних служб — 6 одиниць техніки та 6 чоловік.</text:p>
      <text:p text:style-name="P4">
Source: <text:a xlink:type="simple" xlink:href="https://armyinform.com.ua/2023/04/16/u-slovyansku-z-pid-zavaliv-distaly-shhe-odnogo-cholovika-dsns/" text:style-name="Internet_20_link" text:visited-style-name="Visited_20_Internet_20_Link">
https://armyinform.com.ua/2023/04/16/u-slovyansku-z-pid-zavaliv-distaly-shhe-odnogo-cholovika-dsns/</text:a>
</text:p>
      <!--NEWS-->
      <text:h text:style-name="P10" text:outline-level="1">
<text:span text:style-name="T4">
Військових капеланів навчатимуть у США, Британії та Південній Кореї</text:span>
</text:h>
      <text:p text:style-name="P4">
Author: ['Світлана Кирган']</text:p>
      <text:p text:style-name="P4">
Time: 2023-04-16T79:00:00-04:00</text:p>
      <text:p text:style-name="P4">
Description: Про це начальник служби військового капеланства ЗСУ Апарату Головнокомандувача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oto-2-8.jpg" text:style-name="Internet_20_link" text:visited-style-name="Visited_20_Internet_20_Link">
foto-2-8.jpg</text:a>
']</text:p>
      <text:p text:style-name="P4">
Tags: ['STOPRUSSIA', 'АГРЕСІЯ РФ', 'ВІЙНА', 'ВІЙСЬКОВІ КАПЕЛАНИ', 'ВТОРГНЕННЯ РФ', 'КАПЕЛАНИ']</text:p>
      <text:p text:style-name="P4">
Category: News</text:p>
      <!--METADATA-->
      <text:p text:style-name="P4">
<draw:frame draw:style-name="fr1" draw:name="Image297" text:anchor-type="as-char" svg:width="6.9236in" svg:height="4.615733in" draw:z-index="0">
<draw:image xlink:href="../Images/AРМІЯINFORM/2023-04-16T79-00-00-04-00/foto-2-8.jpg" xlink:type="simple" xlink:show="embed" xlink:actuate="onLoad" draw:mime-type="image/jpeg"/>
</draw:frame>
</text:p>
      <text:p text:style-name="P4">
Про це начальник служби військового капеланства ЗСУ Апарату ГоловнокомандувачаЗСУ, полковник Олексій Терещук сказав під час<text:a xlink:type="simple" xlink:href="https://armyinform.com.ua/2023/04/16/prysutnist-vijskovogo-kapelana-u-stroyu-nadaye-voyinam-upevnenosti-v-tomu-shho-z-namy-bog-i-my-peremozhemo-sluzhba-vijskovogo-kapelanstva-zsu/" text:style-name="Internet_20_link" text:visited-style-name="Visited_20_Internet_20_Link">
інтерв’ю</text:a>
 нашомукореспонденту.</text:p>
      <text:p text:style-name="P4">
— Ми активно співпрацюємо з країнами-учасницями НАТО, насамперед це США. Вже єконкретні домовленості стосовно підготовки 25 українських військових капеланівсаме капеланською службою США. Їх готуватимуть упродовж двох тижнів наполігоні, де зазвичай тренують наших військовослужбовців, — сказав ОлексійТерещук.</text:p>
      <text:p text:style-name="P4">
Він зазначив, що нам надзвичайно цікавий досвід США, адже капеланська службатам існує понад 200 років.</text:p>
      <text:p text:style-name="P4">
— Крім того, нещодавно ми мали зустріч з британськими партнерами стосовнопрограми Orbital, де вирішили, що будемо запускати підготовку капеланів напостійній основі. Як наші звичайні військовослужбовці тренуються в Британії,так само туди будуть приїздити і капелани. Вже після цього ми матимемо певнебачення, куди нам рухатися і як надалі розвивати нашу підготовку, — розповівОлексій Терещук.</text:p>
      <text:p text:style-name="P4">
Начальник служби військового капеланства також повідомив, що у червні нашихвійськових капеланів можуть запросити на підготовку до Південної Кореї.</text:p>
      <text:p text:style-name="P4">
— Для нас дуже важливим було ознайомитися з досвідом підготовки ПівденноїКореї, бо там також дуже потужна капеланська служба, яка за релігійнимформатом щодо розподілу конфесійної належності схожа на нашу. Тобто там є однадомінуюча релігійна організація і решта. Також прогнозую, що десь у червні насзапросять туди на підготовку, — зауважив Олексій Терещук.</text:p>
      <text:p text:style-name="P4">
Source: <text:a xlink:type="simple" xlink:href="https://armyinform.com.ua/2023/04/16/vijskovyh-kapelaniv-navchatymut-u-ssha-brytaniyi-ta-pivdennij-koreyi/" text:style-name="Internet_20_link" text:visited-style-name="Visited_20_Internet_20_Link">
https://armyinform.com.ua/2023/04/16/vijskovyh-kapelaniv-navchatymut-u-ssha-brytaniyi-ta-pivdennij-koreyi/</text:a>
</text:p>
      <!--NEWS-->
      <text:h text:style-name="P10" text:outline-level="1">
<text:span text:style-name="T4">
На тимчасово окупованих територіях триває насильницька паспортизація громадян України — Наталія Гуменюк</text:span>
</text:h>
      <text:p text:style-name="P4">
Author: ['Вячеслав Діордієв']</text:p>
      <text:p text:style-name="P4">
Time: 2023-04-16T80:00:00-04:00</text:p>
      <text:p text:style-name="P4">
Description: За словами керівниці об’єднаного координаційного пресцентру Сил оборони півдня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nataliya-gumenyuk-e1672058964734.jpg" text:style-name="Internet_20_link" text:visited-style-name="Visited_20_Internet_20_Link">
2-nataliya-gumenyuk-e1672058964734.jpg</text:a>
']</text:p>
      <text:p text:style-name="P4">
Tags: ['STOPRUSSIA', 'АГРЕСІЯ РФ', 'ВІЙНА', 'ВТОРГНЕННЯ РФ', 'КРИМ', 'НАТАЛІЯ ГУМЕНЮК']</text:p>
      <text:p text:style-name="P4">
Category: News</text:p>
      <!--METADATA-->
      <text:p text:style-name="P4">
<draw:frame draw:style-name="fr1" draw:name="Image298" text:anchor-type="as-char" svg:width="6.9236in" svg:height="4.206087in" draw:z-index="0">
<draw:image xlink:href="../Images/AРМІЯINFORM/2023-04-16T80-00-00-04-00/2-nataliya-gumenyuk-e1672058964734.jpg" xlink:type="simple" xlink:show="embed" xlink:actuate="onLoad" draw:mime-type="image/jpeg"/>
</draw:frame>
</text:p>
      <text:p text:style-name="P4">
За словами керівниці об’єднаного координаційного пресцентру Сил оборони півдняУкраїни Наталії Гуменюк, на тимчасово окупованих територіях півдня країнитриває насильницька паспортизація громадян України. Про це вона повідомила вефірі <text:a xlink:type="simple" xlink:href="https://www.youtube.com/watch" text:style-name="Internet_20_link" text:visited-style-name="Visited_20_Internet_20_Link">
телевізійного марафону</text:a>
«Єдині новини».</text:p>
      <text:p text:style-name="P4">
— За нашими даними, людей відловлюють всюди: на вулицях, блокпостах, при будь-якому пересуванні, примушуючи їх до російського громадянства. Особливоокупанти намагаються насильницькими методами спонукати до цього осіб чоловічоїстаті, які передусім розглядаються як мобілізаційний ресурс, та одразу їхвносять до списку потенційних призовників до армії країни-агресора, —розповіла Наталія Гуменюк.</text:p>
      <text:p text:style-name="P4">
За її словами, з метою уникнення цього є розроблені рекомендації щодоорганізації виїзду наших громадян на підконтрольні Україні території, якіпередаються людям через рух спротиву та волонтерські організації, — наголосилакерівниця об’єднаного координаційного пресцентру Сил оборони півдня.</text:p>
      <text:p text:style-name="P4">
— Є навіть низка інструкцій про те, як поводитися у критичному випадку, колилюдину все-таки примусово призвали до ворожого війська. Також ми доводимо, щоні в якому разі не можна погоджуватися на заклики щодо евакуації, що лунаютьвід окупаційної влади. Адже насправді це є депортацією — примусовимпереселенням до росії, — підкреслила офіцер.</text:p>
      <text:p text:style-name="P4">
Source: <text:a xlink:type="simple" xlink:href="https://armyinform.com.ua/2023/04/16/na-tymchasovo-okupovanyh-terytoriyah-tryvaye-nasylnyczka-pasportyzacziya-gromadyan-ukrayiny-nataliya-gumenyuk/" text:style-name="Internet_20_link" text:visited-style-name="Visited_20_Internet_20_Link">
https://armyinform.com.ua/2023/04/16/na-tymchasovo-okupovanyh-terytoriyah-tryvaye-nasylnyczka-pasportyzacziya-gromadyan-ukrayiny-nataliya-gumenyuk/</text:a>
</text:p>
      <!--NEWS-->
      <text:h text:style-name="P10" text:outline-level="1">
<text:span text:style-name="T4">
Втрати ворога за минулу добу на Бахмутському напрямку становлять 121 вбитими та понад 120 пораненими — Сергій Череватий</text:span>
</text:h>
      <text:p text:style-name="P4">
Author: ['Вячеслав Діордієв']</text:p>
      <text:p text:style-name="P4">
Time: 2023-04-16T81:00:00-04:00</text:p>
      <text:p text:style-name="P4">
Description: Великодній період не вплинув на дії російських окупантів щодо припинення ними вогн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hmut-2.jpg" text:style-name="Internet_20_link" text:visited-style-name="Visited_20_Internet_20_Link">
bahmut-2.jpg</text:a>
']</text:p>
      <text:p text:style-name="P4">
Tags: ['STOPRUSSIA', 'АГРЕСІЯ РФ', 'ВІЙНА', 'ВТОРГНЕННЯ РФ', 'ВТРАТИ ВОРОГА']</text:p>
      <text:p text:style-name="P4">
Category: News</text:p>
      <!--METADATA-->
      <text:p text:style-name="P4">
<draw:frame draw:style-name="fr1" draw:name="Image299" text:anchor-type="as-char" svg:width="6.9236in" svg:height="4.609964in" draw:z-index="0">
<draw:image xlink:href="../Images/AРМІЯINFORM/2023-04-16T81-00-00-04-00/bahmut-2.jpg" xlink:type="simple" xlink:show="embed" xlink:actuate="onLoad" draw:mime-type="image/jpeg"/>
</draw:frame>
</text:p>
      <text:p text:style-name="P4">
Великодній період не вплинув на дії російських окупантів щодо припинення нимивогню на Бахмутському напрямку. Про це в ході <text:a xlink:type="simple" xlink:href="https://www.youtube.com/watch" text:style-name="Internet_20_link" text:visited-style-name="Visited_20_Internet_20_Link">
телевізійногомарафону</text:a>
 «Єдині новини»повідомив речник Східного угруповання військ ЗС України полковник СергійЧереватий.</text:p>
      <text:p text:style-name="P4">
За його словами, ворог лише в пропагандистських заявах наголошує на своїх такзваних духовних скріпах та православних традиціях. Насправді ж він єабсолютним уособленням сил зла, темряви, яких зараз мужньо долає українськевійсько світла й добра.</text:p>
      <text:p text:style-name="P4">
— Попри велике свято, росіяни із сатанинською завзятістю продовжують гатити понаших позиціях. Зокрема за минулу добу було зафіксовано 265 ворожих обстрілівіз систем ствольної та реактивної артилерії. На Бахмутському напрямкувідбулося понад 30 бойових зіткнень, а саме місто Бахмут було обстріляне 97разів, — наголосив офіцер.</text:p>
      <text:p text:style-name="P4">
Полковник Сергій Череватий також додав, що внаслідок рішучих дій Сил оборониУкраїни за минулу добу втрати ворога на Бахмутському напрямку становили 121вбитими та понад 120 пораненими.</text:p>
      <text:p text:style-name="P4">
Відповідаючи на запитання ведучого, речник Східного угруповання військ ЗСУкраїни також повідомив, що головною таранною ворожою силою на цьому проміжкуфронту залишається пвк «вагнер».</text:p>
      <text:p text:style-name="P4">
— Використовуючи нелюдські терористичні методи, цих в’язнів під загрозоюсмерті просто кидають на забій, тоді як інші підрозділи окупаційної росарміїдіють більш обачливо та обережно. І я гадаю, що в середньостроковійперспективі саме Бахмут стане для представників цієї терористичної організаціїостанньою точкою в житті, — підкреслив Сергій Череватий.</text:p>
      <text:p text:style-name="P4">
Source: <text:a xlink:type="simple" xlink:href="https://armyinform.com.ua/2023/04/16/vtraty-voroga-za-mynulu-dobu-na-bahmutskomu-napryamku-stanovlyat-121-vbytymy-ta-ponad-120-poranenymy-sergij-cherevatyj/" text:style-name="Internet_20_link" text:visited-style-name="Visited_20_Internet_20_Link">
https://armyinform.com.ua/2023/04/16/vtraty-voroga-za-mynulu-dobu-na-bahmutskomu-napryamku-stanovlyat-121-vbytymy-ta-ponad-120-poranenymy-sergij-cherevatyj/</text:a>
</text:p>
      <!--NEWS-->
      <text:h text:style-name="P10" text:outline-level="1">
<text:span text:style-name="T4">
Як гірські піхотинці святкували Великдень на передовій</text:span>
</text:h>
      <text:p text:style-name="P4">
Author: ['Оксана Уретій']</text:p>
      <text:p text:style-name="P4">
Time: 2023-04-16T82:00:00-04:00</text:p>
      <text:p text:style-name="P4">
Description: Світле свято Воскресіння Господнього відзначили сьогодні в прифронтовому містеч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_20230416_112317_637.jpg" text:style-name="Internet_20_link" text:visited-style-name="Visited_20_Internet_20_Link">
img_20230416_112317_637.jpg</text:a>
', '<text:a xlink:type="simple" xlink:href="https://armyinform.com.ua/wp-content/uploads/2023/04/img_20230416_112311_174-150x150.jpg" text:style-name="Internet_20_link" text:visited-style-name="Visited_20_Internet_20_Link">
img_20230416_112311_174-150x150.jpg</text:a>
', '<text:a xlink:type="simple" xlink:href="https://armyinform.com.ua/wp-content/uploads/2023/04/img_20230416_112245_759-150x150.jpg" text:style-name="Internet_20_link" text:visited-style-name="Visited_20_Internet_20_Link">
img_20230416_112245_759-150x150.jpg</text:a>
', '<text:a xlink:type="simple" xlink:href="https://armyinform.com.ua/wp-content/uploads/2023/04/img_20230416_112256_055-150x150.jpg" text:style-name="Internet_20_link" text:visited-style-name="Visited_20_Internet_20_Link">
img_20230416_112256_055-150x150.jpg</text:a>
', '<text:a xlink:type="simple" xlink:href="https://armyinform.com.ua/wp-content/uploads/2023/04/img_20230416_112300_749-150x150.jpg" text:style-name="Internet_20_link" text:visited-style-name="Visited_20_Internet_20_Link">
img_20230416_112300_749-150x150.jpg</text:a>
', '<text:a xlink:type="simple" xlink:href="https://armyinform.com.ua/wp-content/uploads/2023/04/img_20230416_112238_514-150x150.jpg" text:style-name="Internet_20_link" text:visited-style-name="Visited_20_Internet_20_Link">
img_20230416_112238_514-150x150.jpg</text:a>
', '<text:a xlink:type="simple" xlink:href="https://armyinform.com.ua/wp-content/uploads/2023/04/img_20230416_112232_180-150x150.jpg" text:style-name="Internet_20_link" text:visited-style-name="Visited_20_Internet_20_Link">
img_20230416_112232_180-150x150.jpg</text:a>
', '<text:a xlink:type="simple" xlink:href="https://armyinform.com.ua/wp-content/uploads/2023/04/img_20230416_112340_614-150x150.jpg" text:style-name="Internet_20_link" text:visited-style-name="Visited_20_Internet_20_Link">
img_20230416_112340_614-150x150.jpg</text:a>
', '<text:a xlink:type="simple" xlink:href="https://armyinform.com.ua/wp-content/uploads/2023/04/img_20230416_112344_169-150x150.jpg" text:style-name="Internet_20_link" text:visited-style-name="Visited_20_Internet_20_Link">
img_20230416_112344_169-150x150.jpg</text:a>
', '<text:a xlink:type="simple" xlink:href="https://armyinform.com.ua/wp-content/uploads/2023/04/img_20230416_112347_959-150x150.jpg" text:style-name="Internet_20_link" text:visited-style-name="Visited_20_Internet_20_Link">
img_20230416_112347_959-150x150.jpg</text:a>
', '<text:a xlink:type="simple" xlink:href="https://armyinform.com.ua/wp-content/uploads/2023/04/img_20230416_112354_446-150x150.jpg" text:style-name="Internet_20_link" text:visited-style-name="Visited_20_Internet_20_Link">
img_20230416_112354_446-150x150.jpg</text:a>
', '<text:a xlink:type="simple" xlink:href="https://armyinform.com.ua/wp-content/uploads/2023/04/img_20230416_112358_523-150x150.jpg" text:style-name="Internet_20_link" text:visited-style-name="Visited_20_Internet_20_Link">
img_20230416_112358_523-150x150.jpg</text:a>
', '<text:a xlink:type="simple" xlink:href="https://armyinform.com.ua/wp-content/uploads/2023/04/img_20230416_112512_794-150x150.jpg" text:style-name="Internet_20_link" text:visited-style-name="Visited_20_Internet_20_Link">
img_20230416_112512_794-150x150.jpg</text:a>
', '<text:a xlink:type="simple" xlink:href="https://armyinform.com.ua/wp-content/uploads/2023/04/img_20230416_112629_730-150x150.jpg" text:style-name="Internet_20_link" text:visited-style-name="Visited_20_Internet_20_Link">
img_20230416_112629_730-150x150.jpg</text:a>
', '<text:a xlink:type="simple" xlink:href="https://armyinform.com.ua/wp-content/uploads/2023/04/img_20230416_112638_606-150x150.jpg" text:style-name="Internet_20_link" text:visited-style-name="Visited_20_Internet_20_Link">
img_20230416_112638_606-150x150.jpg</text:a>
', '<text:a xlink:type="simple" xlink:href="https://armyinform.com.ua/wp-content/uploads/2023/04/img_20230416_112655_352-150x150.jpg" text:style-name="Internet_20_link" text:visited-style-name="Visited_20_Internet_20_Link">
img_20230416_112655_352-150x150.jpg</text:a>
', '<text:a xlink:type="simple" xlink:href="https://armyinform.com.ua/wp-content/uploads/2023/04/img_20230416_112335_203-150x150.jpg" text:style-name="Internet_20_link" text:visited-style-name="Visited_20_Internet_20_Link">
img_20230416_112335_203-150x150.jpg</text:a>
']</text:p>
      <text:p text:style-name="P4">
Tags: ['STOPRUSSIA', 'АГРЕСІЯ РФ', 'ВІЙНА', 'ВТОРГНЕННЯ РФ', 'ЗАПОРІЖЖЯ']</text:p>
      <text:p text:style-name="P4">
Category: News</text:p>
      <!--METADATA-->
      <text:p text:style-name="P4">
<draw:frame draw:style-name="fr1" draw:name="Image300" text:anchor-type="as-char" svg:width="6.9236in" svg:height="3.894525in" draw:z-index="0">
<draw:image xlink:href="../Images/AРМІЯINFORM/2023-04-16T82-00-00-04-00/img_20230416_112317_637.jpg" xlink:type="simple" xlink:show="embed" xlink:actuate="onLoad" draw:mime-type="image/jpeg"/>
</draw:frame>
</text:p>
      <text:p text:style-name="P4">
Світле свято Воскресіння Господнього відзначили сьогодні в прифронтовомумістечку на Запоріжжі воїни однієї з гірсько-штурмових бригад. У цей деньбійці різних підрозділів, які виконують завдання на передовій, змогливідвідати Пасхальне богослужіння, яке провели капелани отець Андрій та отецьІгор.</text:p>
      <text:p text:style-name="P4">
Священнослужителі прочитали святкову молитву. Окрім того, під час відправилунали молитви за Українське військо, Перемогу над ворогом та справедливий мирдля України.</text:p>
      <text:p text:style-name="P4">
<text:a xlink:type="simple" xlink:href="https://armyinform.com.ua/wp-content/uploads/2023/04/img_20230416_112311_174.jpg" text:style-name="Internet_20_link" text:visited-style-name="Visited_20_Internet_20_Link">
<draw:frame draw:style-name="fr1" draw:name="Image301" text:anchor-type="as-char" svg:width="6.9236in" svg:height="6.9236in" draw:z-index="0">
<draw:image xlink:href="../Images/AРМІЯINFORM/2023-04-16T82-00-00-04-00/img_20230416_112311_174-150x150.jpg" xlink:type="simple" xlink:show="embed" xlink:actuate="onLoad" draw:mime-type="image/jpeg"/>
</draw:frame>
</text:a>
</text:p>
      <text:p text:style-name="P4">
<text:a xlink:type="simple" xlink:href="https://armyinform.com.ua/wp-content/uploads/2023/04/img_20230416_112245_759.jpg" text:style-name="Internet_20_link" text:visited-style-name="Visited_20_Internet_20_Link">
<draw:frame draw:style-name="fr1" draw:name="Image302" text:anchor-type="as-char" svg:width="6.9236in" svg:height="6.9236in" draw:z-index="0">
<draw:image xlink:href="../Images/AРМІЯINFORM/2023-04-16T82-00-00-04-00/img_20230416_112245_759-150x150.jpg" xlink:type="simple" xlink:show="embed" xlink:actuate="onLoad" draw:mime-type="image/jpeg"/>
</draw:frame>
</text:a>
</text:p>
      <text:p text:style-name="P4">
<text:a xlink:type="simple" xlink:href="https://armyinform.com.ua/wp-content/uploads/2023/04/img_20230416_112256_055.jpg" text:style-name="Internet_20_link" text:visited-style-name="Visited_20_Internet_20_Link">
<draw:frame draw:style-name="fr1" draw:name="Image303" text:anchor-type="as-char" svg:width="6.9236in" svg:height="6.9236in" draw:z-index="0">
<draw:image xlink:href="../Images/AРМІЯINFORM/2023-04-16T82-00-00-04-00/img_20230416_112256_055-150x150.jpg" xlink:type="simple" xlink:show="embed" xlink:actuate="onLoad" draw:mime-type="image/jpeg"/>
</draw:frame>
</text:a>
</text:p>
      <text:p text:style-name="P4">
<text:a xlink:type="simple" xlink:href="https://armyinform.com.ua/wp-content/uploads/2023/04/img_20230416_112300_749.jpg" text:style-name="Internet_20_link" text:visited-style-name="Visited_20_Internet_20_Link">
<draw:frame draw:style-name="fr1" draw:name="Image304" text:anchor-type="as-char" svg:width="6.9236in" svg:height="6.9236in" draw:z-index="0">
<draw:image xlink:href="../Images/AРМІЯINFORM/2023-04-16T82-00-00-04-00/img_20230416_112300_749-150x150.jpg" xlink:type="simple" xlink:show="embed" xlink:actuate="onLoad" draw:mime-type="image/jpeg"/>
</draw:frame>
</text:a>
</text:p>
      <text:p text:style-name="P4">
<text:a xlink:type="simple" xlink:href="https://armyinform.com.ua/wp-content/uploads/2023/04/img_20230416_112238_514.jpg" text:style-name="Internet_20_link" text:visited-style-name="Visited_20_Internet_20_Link">
<draw:frame draw:style-name="fr1" draw:name="Image305" text:anchor-type="as-char" svg:width="6.9236in" svg:height="6.9236in" draw:z-index="0">
<draw:image xlink:href="../Images/AРМІЯINFORM/2023-04-16T82-00-00-04-00/img_20230416_112238_514-150x150.jpg" xlink:type="simple" xlink:show="embed" xlink:actuate="onLoad" draw:mime-type="image/jpeg"/>
</draw:frame>
</text:a>
</text:p>
      <text:p text:style-name="P4">
<text:a xlink:type="simple" xlink:href="https://armyinform.com.ua/wp-content/uploads/2023/04/img_20230416_112232_180.jpg" text:style-name="Internet_20_link" text:visited-style-name="Visited_20_Internet_20_Link">
<draw:frame draw:style-name="fr1" draw:name="Image306" text:anchor-type="as-char" svg:width="6.9236in" svg:height="6.9236in" draw:z-index="0">
<draw:image xlink:href="../Images/AРМІЯINFORM/2023-04-16T82-00-00-04-00/img_20230416_112232_180-150x150.jpg" xlink:type="simple" xlink:show="embed" xlink:actuate="onLoad" draw:mime-type="image/jpeg"/>
</draw:frame>
</text:a>
</text:p>
      <text:p text:style-name="P4">
— Війна триває вже десятий рік, і вже другий рік, як почалось широкомасштабневторгнення російської федерації. Ворог укотре показав, що для нього немаєнічого святого, коли Великодньої ночі окупанти влучили в церкву в Комишувасі.Церква зруйнована, але купол і хрест залишились неушкодженими. Це показує, щоросіяни, прикриваючись Богом та Церквою, не розуміють самої суті християнства,яке побудоване на любові. І цю любов ми бачимо в Ісусові Христі, який віддавжиття за кожного з нас, — промовив отець Андрій. — Сьогодні ви, дорогівійськовослужбовці, виконуєте заповідь, яка є в Євангелії від Івана: «Немаєбільшої любові над ту, коли хтось віддає своє життя за своїх друзів». Ви,ризикуючи своїм життям, часто робите це несвідомо, адже пішли у військо, бовам небайдужа доля України та доля ваших родин. Ви тут, щоб у нас було гарне йдобре майбутнє. Наші воїни є мужніми, відважними, сміливими. І ми молимося зате, щоб війна швидше завершилась і мир запанував на українській землі, щобворог був знищений і потоптаний. І так буде, бо Бог і правда — на нашому боці.</text:p>
      <text:p text:style-name="P4">
Також присутні вшанували подвиг загиблих побратимів.</text:p>
      <text:p text:style-name="P4">
— Ми завжди пам’ятатимемо тих захисників, які віддали своє життя на полі боюза свободу нашої держави. Багато з них повернулося на щитах до своїх родин. Мивіримо, що вони нині в небесному війську. Вони, як янголи, охоронятимуть насіз небес.</text:p>
      <text:p text:style-name="P4">
<text:a xlink:type="simple" xlink:href="https://armyinform.com.ua/wp-content/uploads/2023/04/img_20230416_112340_614.jpg" text:style-name="Internet_20_link" text:visited-style-name="Visited_20_Internet_20_Link">
<draw:frame draw:style-name="fr1" draw:name="Image307" text:anchor-type="as-char" svg:width="6.9236in" svg:height="6.9236in" draw:z-index="0">
<draw:image xlink:href="../Images/AРМІЯINFORM/2023-04-16T82-00-00-04-00/img_20230416_112340_614-150x150.jpg" xlink:type="simple" xlink:show="embed" xlink:actuate="onLoad" draw:mime-type="image/jpeg"/>
</draw:frame>
</text:a>
</text:p>
      <text:p text:style-name="P4">
<text:a xlink:type="simple" xlink:href="https://armyinform.com.ua/wp-content/uploads/2023/04/img_20230416_112344_169.jpg" text:style-name="Internet_20_link" text:visited-style-name="Visited_20_Internet_20_Link">
<draw:frame draw:style-name="fr1" draw:name="Image308" text:anchor-type="as-char" svg:width="6.9236in" svg:height="6.9236in" draw:z-index="0">
<draw:image xlink:href="../Images/AРМІЯINFORM/2023-04-16T82-00-00-04-00/img_20230416_112344_169-150x150.jpg" xlink:type="simple" xlink:show="embed" xlink:actuate="onLoad" draw:mime-type="image/jpeg"/>
</draw:frame>
</text:a>
</text:p>
      <text:p text:style-name="P4">
<text:a xlink:type="simple" xlink:href="https://armyinform.com.ua/wp-content/uploads/2023/04/img_20230416_112347_959.jpg" text:style-name="Internet_20_link" text:visited-style-name="Visited_20_Internet_20_Link">
<draw:frame draw:style-name="fr1" draw:name="Image309" text:anchor-type="as-char" svg:width="6.9236in" svg:height="6.9236in" draw:z-index="0">
<draw:image xlink:href="../Images/AРМІЯINFORM/2023-04-16T82-00-00-04-00/img_20230416_112347_959-150x150.jpg" xlink:type="simple" xlink:show="embed" xlink:actuate="onLoad" draw:mime-type="image/jpeg"/>
</draw:frame>
</text:a>
</text:p>
      <text:p text:style-name="P4">
<text:a xlink:type="simple" xlink:href="https://armyinform.com.ua/wp-content/uploads/2023/04/img_20230416_112354_446.jpg" text:style-name="Internet_20_link" text:visited-style-name="Visited_20_Internet_20_Link">
<draw:frame draw:style-name="fr1" draw:name="Image310" text:anchor-type="as-char" svg:width="6.9236in" svg:height="6.9236in" draw:z-index="0">
<draw:image xlink:href="../Images/AРМІЯINFORM/2023-04-16T82-00-00-04-00/img_20230416_112354_446-150x150.jpg" xlink:type="simple" xlink:show="embed" xlink:actuate="onLoad" draw:mime-type="image/jpeg"/>
</draw:frame>
</text:a>
</text:p>
      <text:p text:style-name="P4">
<text:a xlink:type="simple" xlink:href="https://armyinform.com.ua/wp-content/uploads/2023/04/img_20230416_112358_523.jpg" text:style-name="Internet_20_link" text:visited-style-name="Visited_20_Internet_20_Link">
<draw:frame draw:style-name="fr1" draw:name="Image311" text:anchor-type="as-char" svg:width="6.9236in" svg:height="6.9236in" draw:z-index="0">
<draw:image xlink:href="../Images/AРМІЯINFORM/2023-04-16T82-00-00-04-00/img_20230416_112358_523-150x150.jpg" xlink:type="simple" xlink:show="embed" xlink:actuate="onLoad" draw:mime-type="image/jpeg"/>
</draw:frame>
</text:a>
</text:p>
      <text:p text:style-name="P4">
<text:a xlink:type="simple" xlink:href="https://armyinform.com.ua/wp-content/uploads/2023/04/img_20230416_112512_794.jpg" text:style-name="Internet_20_link" text:visited-style-name="Visited_20_Internet_20_Link">
<draw:frame draw:style-name="fr1" draw:name="Image312" text:anchor-type="as-char" svg:width="6.9236in" svg:height="6.9236in" draw:z-index="0">
<draw:image xlink:href="../Images/AРМІЯINFORM/2023-04-16T82-00-00-04-00/img_20230416_112512_794-150x150.jpg" xlink:type="simple" xlink:show="embed" xlink:actuate="onLoad" draw:mime-type="image/jpeg"/>
</draw:frame>
</text:a>
</text:p>
      <text:p text:style-name="P4">
<text:a xlink:type="simple" xlink:href="https://armyinform.com.ua/wp-content/uploads/2023/04/img_20230416_112629_730.jpg" text:style-name="Internet_20_link" text:visited-style-name="Visited_20_Internet_20_Link">
<draw:frame draw:style-name="fr1" draw:name="Image313" text:anchor-type="as-char" svg:width="6.9236in" svg:height="6.9236in" draw:z-index="0">
<draw:image xlink:href="../Images/AРМІЯINFORM/2023-04-16T82-00-00-04-00/img_20230416_112629_730-150x150.jpg" xlink:type="simple" xlink:show="embed" xlink:actuate="onLoad" draw:mime-type="image/jpeg"/>
</draw:frame>
</text:a>
</text:p>
      <text:p text:style-name="P4">
<text:a xlink:type="simple" xlink:href="https://armyinform.com.ua/wp-content/uploads/2023/04/img_20230416_112638_606.jpg" text:style-name="Internet_20_link" text:visited-style-name="Visited_20_Internet_20_Link">
<draw:frame draw:style-name="fr1" draw:name="Image314" text:anchor-type="as-char" svg:width="6.9236in" svg:height="6.9236in" draw:z-index="0">
<draw:image xlink:href="../Images/AРМІЯINFORM/2023-04-16T82-00-00-04-00/img_20230416_112638_606-150x150.jpg" xlink:type="simple" xlink:show="embed" xlink:actuate="onLoad" draw:mime-type="image/jpeg"/>
</draw:frame>
</text:a>
</text:p>
      <text:p text:style-name="P4">
<text:a xlink:type="simple" xlink:href="https://armyinform.com.ua/wp-content/uploads/2023/04/img_20230416_112655_352.jpg" text:style-name="Internet_20_link" text:visited-style-name="Visited_20_Internet_20_Link">
<draw:frame draw:style-name="fr1" draw:name="Image315" text:anchor-type="as-char" svg:width="6.9236in" svg:height="6.9236in" draw:z-index="0">
<draw:image xlink:href="../Images/AРМІЯINFORM/2023-04-16T82-00-00-04-00/img_20230416_112655_352-150x150.jpg" xlink:type="simple" xlink:show="embed" xlink:actuate="onLoad" draw:mime-type="image/jpeg"/>
</draw:frame>
</text:a>
</text:p>
      <text:p text:style-name="P4">
<text:a xlink:type="simple" xlink:href="https://armyinform.com.ua/wp-content/uploads/2023/04/img_20230416_112335_203.jpg" text:style-name="Internet_20_link" text:visited-style-name="Visited_20_Internet_20_Link">
<draw:frame draw:style-name="fr1" draw:name="Image316" text:anchor-type="as-char" svg:width="6.9236in" svg:height="6.9236in" draw:z-index="0">
<draw:image xlink:href="../Images/AРМІЯINFORM/2023-04-16T82-00-00-04-00/img_20230416_112335_203-150x150.jpg" xlink:type="simple" xlink:show="embed" xlink:actuate="onLoad" draw:mime-type="image/jpeg"/>
</draw:frame>
</text:a>
</text:p>
      <text:p text:style-name="P4">
Наприкінці богослужіння капелани освятили великодні кошики захисників іпривітали присутніх зі Світлим святом Христового Воскресіння.</text:p>
      <text:p text:style-name="P4">
У великодніх кошиках, на які в багатьох військових перетворились цього дняшоломи, — традиційні страви: паски, крашанки та писанки, копчена ковбаса йсало, масло й сир, сіль тощо.</text:p>
      <text:p text:style-name="P4">
Багатьом захисникам цей день дав можливість не лише долучитись до святковоїмолитви, а й зустрітись із побратимами, які виконують завдання на різнихпозиціях.</text:p>
      <text:p text:style-name="P4">
— Великоднє свято для багатьох захисників — це привід ще раз зателефонуватидодому, почути слова підтримки і на якийсь час перенестись у відносно мирнежиття, — зазначив Віктор, один із воїнів бригади. — Добре слово від рідних ідрузів завжди зігріває та додає наснаги. Також я сьогодні був щиро радийпобачити товаришів живими та здоровими й передати привіт усім, хто не змігприїхати на богослужіння. Такі миті на війні — неоціненні.</text:p>
      <text:p text:style-name="P4">
<text:span text:style-name="T5">
Фото Владислава Дем’яненка</text:span>
</text:p>
      <text:p text:style-name="P4">
Source: <text:a xlink:type="simple" xlink:href="https://armyinform.com.ua/2023/04/16/yak-girski-pihotynczi-svyatkuvaly-velykden-na-peredovij/" text:style-name="Internet_20_link" text:visited-style-name="Visited_20_Internet_20_Link">
https://armyinform.com.ua/2023/04/16/yak-girski-pihotynczi-svyatkuvaly-velykden-na-peredovij/</text:a>
</text:p>
      <!--NEWS-->
      <text:h text:style-name="P10" text:outline-level="1">
<text:span text:style-name="T4">
Від початку вторгнення рф в Україну повернули 2235 військовополонених — Ганна Маляр</text:span>
</text:h>
      <text:p text:style-name="P4">
Author: ['АРМІЯINFORM']</text:p>
      <text:p text:style-name="P4">
Time: 2023-04-16T83:00:00-04:00</text:p>
      <text:p text:style-name="P4">
Description: Про це повідомила заступник Міністра оборони України Ганна Маляр у Телеграмі.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022-09-28-tryvayut-peremovyny-shhodo-obminu.jpg" text:style-name="Internet_20_link" text:visited-style-name="Visited_20_Internet_20_Link">
2022-09-28-tryvayut-peremovyny-shhodo-obminu.jpg</text:a>
']</text:p>
      <text:p text:style-name="P4">
Tags: ['STOPRUSSIA', 'АГРЕСІЯ РФ', 'ВІЙНА', 'ВІЙСЬКОВОПОЛОНЕНІ', 'ВТОРГНЕННЯ РФ', 'ГАННА МАЛЯР']</text:p>
      <text:p text:style-name="P4">
Category: News</text:p>
      <!--METADATA-->
      <text:p text:style-name="P4">
<draw:frame draw:style-name="fr1" draw:name="Image317" text:anchor-type="as-char" svg:width="6.9236in" svg:height="3.957991in" draw:z-index="0">
<draw:image xlink:href="../Images/AРМІЯINFORM/2023-04-16T83-00-00-04-00/2022-09-28-tryvayut-peremovyny-shhodo-obminu.jpg" xlink:type="simple" xlink:show="embed" xlink:actuate="onLoad" draw:mime-type="image/jpeg"/>
</draw:frame>
 Ілюстративне фото</text:p>
      <text:p text:style-name="P4">
Про це <text:a xlink:type="simple" xlink:href="https://t.me/annamaliar/654" text:style-name="Internet_20_link" text:visited-style-name="Visited_20_Internet_20_Link">
повідомила</text:a>
 заступник Міністра оборониУкраїни Ганна Маляр у <text:a xlink:type="simple" xlink:href="https://t.me/pgo_gov_ua/9694" text:style-name="Internet_20_link" text:visited-style-name="Visited_20_Internet_20_Link">
Телеграмі</text:a>
.</text:p>
      <text:p text:style-name="P4">
Координаційний штаб з питань поводження з військовополоненими ГУР МОУ успівпраці з Офісом Президента від початку повномасштабного вторгненняповернули в Україну 2235 осіб.</text:p>
      <text:p text:style-name="P4">
Обмін та поводження з військовополоненими — це ще один доказ цивілізованостіУкраїнської держави навіть в умовах такої руйнівної війни.</text:p>
      <text:p text:style-name="P4">
Вкотре у нас прекрасні новини. Ще 130 українських Оборонців вдалося визволитиз російського полону на Великдень.</text:p>
      <text:p text:style-name="P4">
Але що стоїть за цими радісними для кожного українця словами?</text:p>
      <text:p text:style-name="P4">
Україна з 24 лютого 2022 року вперше з початку війни, тобто з 2014,організувала процес обміну та поводження з військовополоненими у повнійвідповідності до норм міжнародного права.</text:p>
      <text:p text:style-name="P4">
Вперше цей процес став повністю офіційним та відкритим наскільки дозволяєбезпека.</text:p>
      <text:p text:style-name="P4">
Весною 2022 оперативно були прийняті всі необхідні закони, постанови, наказита запущений новий ефективний цивілізований державний механізм обміну таповодження з військовополоненими.</text:p>
      <text:p text:style-name="P4">
11 березня 2022 був створений Координаційний штаб з питань поводження звійськовополоненими при Головному управлінні розвідки Міноборони. Штабкоординує діяльність більше десяти державних інституцій, що беруть участь упроцесах обміну та поводження з військовополоненими.</text:p>
      <text:p text:style-name="P4">
Створені умови для тримання військовополонених ворога з дотриманням всіх вимогЖеневських конвенцій.</text:p>
      <text:p text:style-name="P4">
Врегульовано логістику військовополоненого ворога від моменту затримання додоставки у табір. У цьому процесі беруть участь декілька силових відомств іділянка відповідальності кожного закріплена нормативно.</text:p>
      <text:p text:style-name="P4">
Тема обміну потребує тиші заради безпеки наших військових, які знаходяться уворожих місцях несвободи. Тому сказати тут можна небагато.</text:p>
      <text:p text:style-name="P4">
Втім, результати говорять самі за себе.</text:p>
      <text:p text:style-name="P4">
Координаційний штаб ГУР МОУ у співпраці з Офісом Президента від початкуповномасштабного вторгнення повернули в Україну 2235 осіб.</text:p>
      <text:p text:style-name="P4">
Source: <text:a xlink:type="simple" xlink:href="https://armyinform.com.ua/2023/04/16/vid-pochatku-vtorgnennya-rf-v-ukrayinu-povernuly-2235-vijskovopolonenyh-ganna-malyar/" text:style-name="Internet_20_link" text:visited-style-name="Visited_20_Internet_20_Link">
https://armyinform.com.ua/2023/04/16/vid-pochatku-vtorgnennya-rf-v-ukrayinu-povernuly-2235-vijskovopolonenyh-ganna-malyar/</text:a>
</text:p>
      <!--NEWS-->
      <text:h text:style-name="P10" text:outline-level="1">
<text:span text:style-name="T4">
За минулу добу на Лимансько-Куп’янському напрямку ворог 375 разів обстріляв позиції Сил оборони України</text:span>
</text:h>
      <text:p text:style-name="P4">
Author: ['Вячеслав Діордієв']</text:p>
      <text:p text:style-name="P4">
Time: 2023-04-16T84:00:00-04:00</text:p>
      <text:p text:style-name="P4">
Description: Як наголосив під час телевізійного марафону «Єдині новини» речник Східного угрупо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herevatyj-1.jpg" text:style-name="Internet_20_link" text:visited-style-name="Visited_20_Internet_20_Link">
cherevatyj-1.jpg</text:a>
']</text:p>
      <text:p text:style-name="P4">
Tags: ['STOPRUSSIA', 'АГРЕСІЯ РФ', 'ВІЙНА', 'ВТОРГНЕННЯ РФ']</text:p>
      <text:p text:style-name="P4">
Category: News</text:p>
      <!--METADATA-->
      <text:p text:style-name="P4">
<draw:frame draw:style-name="fr1" draw:name="Image318" text:anchor-type="as-char" svg:width="6.9236in" svg:height="5.1927in" draw:z-index="0">
<draw:image xlink:href="../Images/AРМІЯINFORM/2023-04-16T84-00-00-04-00/cherevatyj-1.jpg" xlink:type="simple" xlink:show="embed" xlink:actuate="onLoad" draw:mime-type="image/jpeg"/>
</draw:frame>
</text:p>
      <text:p text:style-name="P4">
Як наголосив під час <text:a xlink:type="simple" xlink:href="https://www.youtube.com/watch" text:style-name="Internet_20_link" text:visited-style-name="Visited_20_Internet_20_Link">
телевізійногомарафону</text:a>
 «Єдині новини» речникСхідного угруповання військ ЗС України полковник Сергій Череватий, українськівійськові системно працюють над зменшенням бойової активності ворога наЛимансько-Куп’янському напрямку, але й донині цей напрямок залишається«лідером» щодо кількості ворожих обстрілів з артилерійських систем різнихкалібрів.</text:p>
      <text:p text:style-name="P4">
— На відміну від Бахмутського напрямку тут діють регулярні війська окупаційноїармії. Лише за минулу добу вони здійснили 375 обстрілів по позиціях Силоборони України. Окрім того, ворог здійснив десять авіаційних нальотів тавідбулося п’ять боєзіткнень, внаслідок чого втрати противника в живій силістановлять 27 осіб убитими та понад 60 пораненими, — повідомив СергійЧереватий.</text:p>
      <text:p text:style-name="P4">
За словами офіцера, саме на цьому напрямку рашисти використовують найбільшукількість бронетехніки, яку регулярно знищують Сили оборони України.</text:p>
      <text:p text:style-name="P4">
— У цьому сенсі не стала винятком і минула доба. росармія не дорахуваласятрьох танків Т-72, двох одиниць БМП, бронетранспортера, броньованої ремонтно-евакуаційної машини, а також наші десантники підбили штурмовий літак Су-25, —зазначив речник Східного угруповання військ ЗС України.</text:p>
      <text:p text:style-name="P4">
Source: <text:a xlink:type="simple" xlink:href="https://armyinform.com.ua/2023/04/16/za-mynulu-dobu-na-lymansko-kupyanskomu-napryamku-vorog-375-raziv-obstrilyav-pozycziyi-syl-oborony-ukrayiny/" text:style-name="Internet_20_link" text:visited-style-name="Visited_20_Internet_20_Link">
https://armyinform.com.ua/2023/04/16/za-mynulu-dobu-na-lymansko-kupyanskomu-napryamku-vorog-375-raziv-obstrilyav-pozycziyi-syl-oborony-ukrayiny/</text:a>
</text:p>
      <!--NEWS-->
      <text:h text:style-name="P10" text:outline-level="1">
<text:span text:style-name="T4">
Підрозділами ВМС ЗСУ знищено 14 окупантів, розрахунок ПТРК та бліндаж</text:span>
</text:h>
      <text:p text:style-name="P4">
Author: ['АРМІЯINFORM']</text:p>
      <text:p text:style-name="P4">
Time: 2023-04-16T85:00:00-04:00</text:p>
      <text:p text:style-name="P4">
Description: Військові частини та підрозділи Військово-Морських Сил Збройних Сил України у склад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16_16-56-52.jpg" text:style-name="Internet_20_link" text:visited-style-name="Visited_20_Internet_20_Link">
photo_2023-04-16_16-56-52.jpg</text:a>
']</text:p>
      <text:p text:style-name="P4">
Tags: ['STOPRUSSIA', 'АГРЕСІЯ РФ', 'ВМС ЗС УКРАЇНИ', 'ВТОРГНЕННЯ РФ', 'ВТРАТИ ВОРОГА']</text:p>
      <text:p text:style-name="P4">
Category: News</text:p>
      <!--METADATA-->
      <text:p text:style-name="P4">
<draw:frame draw:style-name="fr1" draw:name="Image319" text:anchor-type="as-char" svg:width="6.9236in" svg:height="9.358192in" draw:z-index="0">
<draw:image xlink:href="../Images/AРМІЯINFORM/2023-04-16T85-00-00-04-00/photo_2023-04-16_16-56-52.jpg" xlink:type="simple" xlink:show="embed" xlink:actuate="onLoad" draw:mime-type="image/jpeg"/>
</draw:frame>
</text:p>
      <text:p text:style-name="P4">
Військові частини та підрозділи Військово-Морських Сил Збройних Сил України ускладі угруповань продовжують виконувати завдання щодо відсічі повномасштабноїзбройної агресії російської федерації.</text:p>
      <text:p text:style-name="P4">
Про це<text:a xlink:type="simple" xlink:href="https://armyinform.com.ua/reformator/script%20async%20src=%22https:/telegram.org/js/telegram-widget.js" text:style-name="Internet_20_link" text:visited-style-name="Visited_20_Internet_20_Link">
повідомляють</text:a>
 Військово-Морські Сили ЗС України.</text:p>
      <text:p text:style-name="P4">
— Минулої доби підрозділами ВМС ЗС України було знищено 14 окупантів 1розрахунок ПТРК та 1 бліндаж. Остаточні втрати ворога уточнюються, — йдеться вповідомленні.</text:p>
      <text:p text:style-name="P4">
Source: <text:a xlink:type="simple" xlink:href="https://armyinform.com.ua/2023/04/16/pidrozdilamy-vms-zsu-znyshheno-14-okupantiv-rozrahunok-ptrk-ta-blindazh/" text:style-name="Internet_20_link" text:visited-style-name="Visited_20_Internet_20_Link">
https://armyinform.com.ua/2023/04/16/pidrozdilamy-vms-zsu-znyshheno-14-okupantiv-rozrahunok-ptrk-ta-blindazh/</text:a>
</text:p>
      <!--NEWS-->
      <text:h text:style-name="P10" text:outline-level="1">
<text:span text:style-name="T4">
На Миколаївщині загинули підлітки внаслідок ворожого обстрілу</text:span>
</text:h>
      <text:p text:style-name="P4">
Author: ['АРМІЯINFORM']</text:p>
      <text:p text:style-name="P4">
Time: 2023-04-16T86:00:00-04:00</text:p>
      <text:p text:style-name="P4">
Description: У пасхальну ніч внаслідок масованого ракетного обстрілу Снігурів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16_10-13-35.jpg" text:style-name="Internet_20_link" text:visited-style-name="Visited_20_Internet_20_Link">
photo_2023-04-16_10-13-35.jpg</text:a>
', '<text:a xlink:type="simple" xlink:href="https://armyinform.com.ua/wp-content/uploads/2023/04/photo_2023-04-16_10-13-35-2-150x150.jpg" text:style-name="Internet_20_link" text:visited-style-name="Visited_20_Internet_20_Link">
photo_2023-04-16_10-13-35-2-150x150.jpg</text:a>
', '<text:a xlink:type="simple" xlink:href="https://armyinform.com.ua/wp-content/uploads/2023/04/photo_2023-04-16_10-13-34-150x150.jpg" text:style-name="Internet_20_link" text:visited-style-name="Visited_20_Internet_20_Link">
photo_2023-04-16_10-13-34-150x150.jpg</text:a>
', '<text:a xlink:type="simple" xlink:href="https://armyinform.com.ua/wp-content/uploads/2023/04/photo_2023-04-16_10-13-35-3-150x150.jpg" text:style-name="Internet_20_link" text:visited-style-name="Visited_20_Internet_20_Link">
photo_2023-04-16_10-13-35-3-150x150.jpg</text:a>
', '<text:a xlink:type="simple" xlink:href="https://armyinform.com.ua/wp-content/uploads/2023/04/photo_2023-04-16_10-13-36-2-150x150.jpg" text:style-name="Internet_20_link" text:visited-style-name="Visited_20_Internet_20_Link">
photo_2023-04-16_10-13-36-2-150x150.jpg</text:a>
', '<text:a xlink:type="simple" xlink:href="https://armyinform.com.ua/wp-content/uploads/2023/04/photo_2023-04-16_10-13-36-150x150.jpg" text:style-name="Internet_20_link" text:visited-style-name="Visited_20_Internet_20_Link">
photo_2023-04-16_10-13-36-150x150.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320" text:anchor-type="as-char" svg:width="6.9236in" svg:height="5.1927in" draw:z-index="0">
<draw:image xlink:href="../Images/AРМІЯINFORM/2023-04-16T86-00-00-04-00/photo_2023-04-16_10-13-35.jpg" xlink:type="simple" xlink:show="embed" xlink:actuate="onLoad" draw:mime-type="image/jpeg"/>
</draw:frame>
</text:p>
      <text:p text:style-name="P4">
У пасхальну ніч внаслідок масованого ракетного обстрілу Снігурівки загинули17-річний хлопець та 18-річна дівчина. За процесуального керівництваМиколаївської обласної прокуратури розпочато досудове розслідування укримінальному провадженні за фактом порушення законів та звичаїв війни,поєднане з умисним вбивством (ч. 2 ст. 438 КК України).</text:p>
      <text:p text:style-name="P4">
Про це<text:a xlink:type="simple" xlink:href="https://armyinform.com.ua/reformator/script%20async%20src=%22https:/telegram.org/js/telegram-widget.js" text:style-name="Internet_20_link" text:visited-style-name="Visited_20_Internet_20_Link">
повідомляє</text:a>
 Офіс Генерального прокурора.</text:p>
      <text:p text:style-name="P4">
«За даними слідства, 16 квітня 2023 року о 02:10 армія рф атакувала ракетамимісто Снігурівку Миколаївської області. Ворожі снаряди поцілили по житловихбудинках та об’єктах цивільної інфраструктури. Внаслідок обстрілу загинули17-річний хлопець та 18-річна дівчина», — йдеться в повідомленні.</text:p>
      <text:p text:style-name="P4">
<text:a xlink:type="simple" xlink:href="https://armyinform.com.ua/wp-content/uploads/2023/04/photo_2023-04-16_10-13-35-2.jpg" text:style-name="Internet_20_link" text:visited-style-name="Visited_20_Internet_20_Link">
<draw:frame draw:style-name="fr1" draw:name="Image321" text:anchor-type="as-char" svg:width="6.9236in" svg:height="6.9236in" draw:z-index="0">
<draw:image xlink:href="../Images/AРМІЯINFORM/2023-04-16T86-00-00-04-00/photo_2023-04-16_10-13-35-2-150x150.jpg" xlink:type="simple" xlink:show="embed" xlink:actuate="onLoad" draw:mime-type="image/jpeg"/>
</draw:frame>
</text:a>
</text:p>
      <text:p text:style-name="P4">
<text:a xlink:type="simple" xlink:href="https://armyinform.com.ua/wp-content/uploads/2023/04/photo_2023-04-16_10-13-34.jpg" text:style-name="Internet_20_link" text:visited-style-name="Visited_20_Internet_20_Link">
<draw:frame draw:style-name="fr1" draw:name="Image322" text:anchor-type="as-char" svg:width="6.9236in" svg:height="6.9236in" draw:z-index="0">
<draw:image xlink:href="../Images/AРМІЯINFORM/2023-04-16T86-00-00-04-00/photo_2023-04-16_10-13-34-150x150.jpg" xlink:type="simple" xlink:show="embed" xlink:actuate="onLoad" draw:mime-type="image/jpeg"/>
</draw:frame>
</text:a>
</text:p>
      <text:p text:style-name="P4">
<text:a xlink:type="simple" xlink:href="https://armyinform.com.ua/wp-content/uploads/2023/04/photo_2023-04-16_10-13-35-3.jpg" text:style-name="Internet_20_link" text:visited-style-name="Visited_20_Internet_20_Link">
<draw:frame draw:style-name="fr1" draw:name="Image323" text:anchor-type="as-char" svg:width="6.9236in" svg:height="6.9236in" draw:z-index="0">
<draw:image xlink:href="../Images/AРМІЯINFORM/2023-04-16T86-00-00-04-00/photo_2023-04-16_10-13-35-3-150x150.jpg" xlink:type="simple" xlink:show="embed" xlink:actuate="onLoad" draw:mime-type="image/jpeg"/>
</draw:frame>
</text:a>
</text:p>
      <text:p text:style-name="P4">
<text:a xlink:type="simple" xlink:href="https://armyinform.com.ua/wp-content/uploads/2023/04/photo_2023-04-16_10-13-36-2.jpg" text:style-name="Internet_20_link" text:visited-style-name="Visited_20_Internet_20_Link">
<draw:frame draw:style-name="fr1" draw:name="Image324" text:anchor-type="as-char" svg:width="6.9236in" svg:height="6.9236in" draw:z-index="0">
<draw:image xlink:href="../Images/AРМІЯINFORM/2023-04-16T86-00-00-04-00/photo_2023-04-16_10-13-36-2-150x150.jpg" xlink:type="simple" xlink:show="embed" xlink:actuate="onLoad" draw:mime-type="image/jpeg"/>
</draw:frame>
</text:a>
</text:p>
      <text:p text:style-name="P4">
<text:a xlink:type="simple" xlink:href="https://armyinform.com.ua/wp-content/uploads/2023/04/photo_2023-04-16_10-13-36.jpg" text:style-name="Internet_20_link" text:visited-style-name="Visited_20_Internet_20_Link">
<draw:frame draw:style-name="fr1" draw:name="Image325" text:anchor-type="as-char" svg:width="6.9236in" svg:height="6.9236in" draw:z-index="0">
<draw:image xlink:href="../Images/AРМІЯINFORM/2023-04-16T86-00-00-04-00/photo_2023-04-16_10-13-36-150x150.jpg" xlink:type="simple" xlink:show="embed" xlink:actuate="onLoad" draw:mime-type="image/jpeg"/>
</draw:frame>
</text:a>
</text:p>
      <text:p text:style-name="P4">
За попередніми даними, окупанти випустили близько 10 ракет С-300 по мирномунаселенню Снігурівки.</text:p>
      <text:p text:style-name="P4">
На місці події працюють прокурори, слідчі СБУ та поліції, криміналісти тавибухотехніки ГУ Нацполіції в області.</text:p>
      <text:p text:style-name="P4">
Source: <text:a xlink:type="simple" xlink:href="https://armyinform.com.ua/2023/04/16/zagynuly-pidlitky-vnaslidok-vorozhogo-obstrilu-na-mykolayivshhyni-rozpochato-provadzhennya/" text:style-name="Internet_20_link" text:visited-style-name="Visited_20_Internet_20_Link">
https://armyinform.com.ua/2023/04/16/zagynuly-pidlitky-vnaslidok-vorozhogo-obstrilu-na-mykolayivshhyni-rozpochato-provadzhennya/</text:a>
</text:p>
      <!--NEWS-->
      <text:h text:style-name="P10" text:outline-level="1">
<text:span text:style-name="T4">
Окупанти готуються викрасти дітей з Енергодара</text:span>
</text:h>
      <text:p text:style-name="P4">
Author: ['АРМІЯINFORM']</text:p>
      <text:p text:style-name="P4">
Time: 2023-04-16T87:00:00-04:00</text:p>
      <text:p text:style-name="P4">
Description: Про це ідеться у Телеграм-каналі «Енергодар».    У школах та садочках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0_360_1681634102-574.jpg" text:style-name="Internet_20_link" text:visited-style-name="Visited_20_Internet_20_Link">
630_360_1681634102-574.jpg</text:a>
']</text:p>
      <text:p text:style-name="P4">
Tags: ['STOPRUSSIA', 'АГРЕСІЯ РФ', 'ВІЙНА', 'ВТОРГНЕННЯ РФ', 'ЕНЕРГОДАР']</text:p>
      <text:p text:style-name="P4">
Category: News</text:p>
      <!--METADATA-->
      <text:p text:style-name="P4">
<draw:frame draw:style-name="fr1" draw:name="Image326" text:anchor-type="as-char" svg:width="6.9236in" svg:height="3.956343in" draw:z-index="0">
<draw:image xlink:href="../Images/AРМІЯINFORM/2023-04-16T87-00-00-04-00/630_360_1681634102-574.jpg" xlink:type="simple" xlink:show="embed" xlink:actuate="onLoad" draw:mime-type="image/jpeg"/>
</draw:frame>
</text:p>
      <text:p text:style-name="P4">
Про це ідеться у <text:a xlink:type="simple" xlink:href="https://t.me/energodar_ukr/4546" text:style-name="Internet_20_link" text:visited-style-name="Visited_20_Internet_20_Link">
Телеграм-каналі</text:a>
«Енергодар».</text:p>
      <text:p text:style-name="P4">
У школах та садочках тимчасово окупованого Енергодара розповсюджуютьінформацію про примусову евакуацію, яка розпочалась і триватиме до 20 квітня.</text:p>
      <text:p text:style-name="P4">
Вивозити дітей у бік Криму планують на станційних автобусах, таким чином,нібито легалізуючи крадіжку ще й транспорту ЗАЕС, яким персонал станціїдобирається на роботу. Наразі окупанти вже почали вивозити з дитячих садочківміста меблі, матраци та інші речі.</text:p>
      <text:p text:style-name="P4">
Source: <text:a xlink:type="simple" xlink:href="https://armyinform.com.ua/2023/04/16/okupanty-gotuyutsya-vykrasty-ditej-z-energodara-energoatom/" text:style-name="Internet_20_link" text:visited-style-name="Visited_20_Internet_20_Link">
https://armyinform.com.ua/2023/04/16/okupanty-gotuyutsya-vykrasty-ditej-z-energodara-energoatom/</text:a>
</text:p>
      <!--NEWS-->
      <text:h text:style-name="P10" text:outline-level="1">
<text:span text:style-name="T4">
Наша авіація завдала 5 ударів по районах зосередження противника</text:span>
</text:h>
      <text:p text:style-name="P4">
Author: ['АРМІЯINFORM']</text:p>
      <text:p text:style-name="P4">
Time: 2023-04-16T88:00:00-04:00</text:p>
      <text:p text:style-name="P4">
Description: Про це повідомляє Генеральний штаб Збройних Сил України.    — Авіація Сил оборони з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foto-aviacziya.jpg" text:style-name="Internet_20_link" text:visited-style-name="Visited_20_Internet_20_Link">
foto-aviacziya.jpg</text:a>
']</text:p>
      <text:p text:style-name="P4">
Tags: ['STOPRUSSIA', 'АГРЕСІЯ РФ', 'ВТОРГНЕННЯ РФ', 'ВТРАТИ ВОРОГА', 'ГШ ЗСУ', 'ХРОНІКА ОБОРОНИ']</text:p>
      <text:p text:style-name="P4">
Category: News</text:p>
      <!--METADATA-->
      <text:p text:style-name="P4">
<draw:frame draw:style-name="fr1" draw:name="Image327" text:anchor-type="as-char" svg:width="6.9236in" svg:height="5.385022in" draw:z-index="0">
<draw:image xlink:href="../Images/AРМІЯINFORM/2023-04-16T88-00-00-04-00/foto-aviacziya.jpg" xlink:type="simple" xlink:show="embed" xlink:actuate="onLoad" draw:mime-type="image/jpeg"/>
</draw:frame>
Ілюстративне фото</text:p>
      <text:p text:style-name="P4">
<text:span text:style-name="T4">
🔥 Ситуація щодо російського вторгнення</text:span>
</text:p>
      <text:p text:style-name="P4">
Про це<text:a xlink:type="simple" xlink:href="https://www.facebook.com/GeneralStaff.ua/posts/pfbid037q8RHnbbEjr5u32B9YhqGHnaeriiCiqHYMYvj4Rhn3D2cTL1ztwYHBD5HETDfQ4yl" text:style-name="Internet_20_link" text:visited-style-name="Visited_20_Internet_20_Link">
повідомляє</text:a>
Генеральний штаб Збройних Сил України.</text:p>
      <text:p text:style-name="P4">
— Авіація Сил оборони за добу завдала 5 ударів по районах зосередженняособового складу та зенітно-ракетному комплексу окупантів, — йдеться вповідомленні.</text:p>
      <text:p text:style-name="P4">
Окрім цього, за даними Генштабу підрозділи ракетних військ і артилеріїпротягом доби уразили пункт управління, зенітно-ракетний комплекс, районзосередження живої сили, озброєння та військової техніки противника, складпально-мастильних матеріалів та 2 склади боєприпасів противника.</text:p>
      <text:p text:style-name="P4">
Source: <text:a xlink:type="simple" xlink:href="https://armyinform.com.ua/2023/04/16/nasha-aviacziya-zavdala-5-udariv-rajonah-zoseredzhennya-protyvnyka/" text:style-name="Internet_20_link" text:visited-style-name="Visited_20_Internet_20_Link">
https://armyinform.com.ua/2023/04/16/nasha-aviacziya-zavdala-5-udariv-rajonah-zoseredzhennya-protyvnyka/</text:a>
</text:p>
      <!--NEWS-->
      <text:h text:style-name="P10" text:outline-level="1">
<text:span text:style-name="T4">
Денис Шмигаль розповів про результати візиту до США і Канади</text:span>
</text:h>
      <text:p text:style-name="P4">
Author: ['АРМІЯINFORM']</text:p>
      <text:p text:style-name="P4">
Time: 2023-04-16T89:00:00-04:00</text:p>
      <text:p text:style-name="P4">
Description: Перший візит урядової команди в Канаду. Продуктивні зустрічі з прем’єром Джастіном Трю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7454536-64a4-4d49-8365-737ea14932d3.jpg" text:style-name="Internet_20_link" text:visited-style-name="Visited_20_Internet_20_Link">
c7454536-64a4-4d49-8365-737ea14932d3.jpg</text:a>
', '<text:a xlink:type="simple" xlink:href="https://armyinform.com.ua/wp-content/uploads/2023/04/bee8e462-af1b-4b77-86cf-f97295f39d07.jpg" text:style-name="Internet_20_link" text:visited-style-name="Visited_20_Internet_20_Link">
bee8e462-af1b-4b77-86cf-f97295f39d07.jpg</text:a>
', '<text:a xlink:type="simple" xlink:href="https://armyinform.com.ua/wp-content/uploads/2023/04/75c88e3f-50b6-42d8-92e0-3521cd5eca95.jpg" text:style-name="Internet_20_link" text:visited-style-name="Visited_20_Internet_20_Link">
75c88e3f-50b6-42d8-92e0-3521cd5eca95.jpg</text:a>
']</text:p>
      <text:p text:style-name="P4">
Tags: ['STOPRUSSIA', 'АГРЕСІЯ РФ', 'ВІЙНА', 'ВТОРГНЕННЯ РФ', 'ДЕНИС ШМИГАЛЬ', 'ДЖАСТІН ТРЮДО', 'КАНАДА', 'США']</text:p>
      <text:p text:style-name="P4">
Category: News</text:p>
      <!--METADATA-->
      <text:p text:style-name="P4">
<draw:frame draw:style-name="fr1" draw:name="Image328" text:anchor-type="as-char" svg:width="6.9236in" svg:height="4.615733in" draw:z-index="0">
<draw:image xlink:href="../Images/AРМІЯINFORM/2023-04-16T89-00-00-04-00/c7454536-64a4-4d49-8365-737ea14932d3.jpg" xlink:type="simple" xlink:show="embed" xlink:actuate="onLoad" draw:mime-type="image/jpeg"/>
</draw:frame>
</text:p>
      <text:p text:style-name="P4">
Перший візит урядової команди в Канаду. Продуктивні зустрічі з прем’єромДжастіном Трюдо та віцепрем’єркою Христею Фріланд. Оновлюємо Угоду про вільнуторгівлю. Маємо завірення про черговий пакет військової підтримки. Про це<text:a xlink:type="simple" xlink:href="https://t.me/Denys_Smyhal/5037" text:style-name="Internet_20_link" text:visited-style-name="Visited_20_Internet_20_Link">
повідомляє</text:a>
 Денис Шмигаль у Телеграмі.</text:p>
      <text:p text:style-name="P4">
<draw:frame draw:style-name="fr1" draw:name="Image329" text:anchor-type="as-char" svg:width="6.9236in" svg:height="4.615733in" draw:z-index="0">
<draw:image xlink:href="../Images/AРМІЯINFORM/2023-04-16T89-00-00-04-00/bee8e462-af1b-4b77-86cf-f97295f39d07.jpg" xlink:type="simple" xlink:show="embed" xlink:actuate="onLoad" draw:mime-type="image/jpeg"/>
</draw:frame>
</text:p>
      <text:p text:style-name="P4">
Новий пакет санкцій проти росії від Канади. Зокрема, проти компанії «Волга-Днепр». Готуємося до конфіскації літака АН-124 та інших активів агресора вКанаді й передачу їх на користь України. Проти 120 юридичних і фізичних осіб,включно з представниками «росатома», ввели також санкції США.</text:p>
      <text:p text:style-name="P4">
Вашингтон. Предметні зустрічі з міністрами оборони, фінансів торгівлі,транспорту США. Посилюємо координацію з усіх нагальних питань. Готуємося доконтрнаступу, звільнення територій та їх подальшого відновлення. Маємоабсолютну підтримку від американських партнерів.</text:p>
      <text:p text:style-name="P4">
<draw:frame draw:style-name="fr1" draw:name="Image330" text:anchor-type="as-char" svg:width="6.9236in" svg:height="4.615733in" draw:z-index="0">
<draw:image xlink:href="../Images/AРМІЯINFORM/2023-04-16T89-00-00-04-00/75c88e3f-50b6-42d8-92e0-3521cd5eca95.jpg" xlink:type="simple" xlink:show="embed" xlink:actuate="onLoad" draw:mime-type="image/jpeg"/>
</draw:frame>
</text:p>
      <text:p text:style-name="P4">
Угоди зі Світовим банком, USAID та DFC. СБ виділяє 200 млн доларів навідновлення енергетики, а DFC допоможе в залученні приватних інвестицій длявідновлення економіки. Крім того, компанія Boeing звільняє українські компаніївід зобов’язання на 200 млн доларів.</text:p>
      <text:p text:style-name="P4">
Круглий стіл міністерського рівня на Spring Meetings за онлайн-участіПрезидента України. Отримали запевнення країн G7 у додатковій підтримці насуму понад 5 млрд доларів. Також Швейцарія надасть 1,8 млрд франків протягомнаступних шести років. Данія створює спецфонд і планує наповнити його на 1млрд євро. Додаткову підтримку Україні нададуть Іспанія, Ірландія, Японія,Литва, Латвія, Ісландія, Нідерланди.</text:p>
      <text:p text:style-name="P4">
Зустрічі з прем’єром Польщі, міністрами фінансів Великої Британії, Німеччини,Франції, головами МВФ, Світового банку, ЄІБ та іншими високопосадовцями.Ключові теми: відновлення, санкції, фінансова підтримка.</text:p>
      <text:p text:style-name="P4">
Під час цього візиту ще раз переконалися, що в України є надійні друзі тапартнери, на яких можемо розраховувати. Продовжуємо зміцнювати проукраїнськукоаліцію у світі та залучати ще більше учасників до відновлення України.</text:p>
      <text:p text:style-name="P4">
Source: <text:a xlink:type="simple" xlink:href="https://armyinform.com.ua/2023/04/16/vazhlyvi-ugody-ta-novi-zobovyazannya-partneriv-shhodo-pidtrymky-ukrayiny/" text:style-name="Internet_20_link" text:visited-style-name="Visited_20_Internet_20_Link">
https://armyinform.com.ua/2023/04/16/vazhlyvi-ugody-ta-novi-zobovyazannya-partneriv-shhodo-pidtrymky-ukrayiny/</text:a>
</text:p>
      <!--NEWS-->
      <text:h text:style-name="P10" text:outline-level="1">
<text:span text:style-name="T4">
Ворог змінив тактику обстрілів території України — Юрій Ігнат</text:span>
</text:h>
      <text:p text:style-name="P4">
Author: ['Вячеслав Діордієв']</text:p>
      <text:p text:style-name="P4">
Time: 2023-04-16T90:00:00-04:00</text:p>
      <text:p text:style-name="P4">
Description: Про це в ефірі телевізійного марафону «Єдині новини» повідомив речник Команд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gnat.jpg" text:style-name="Internet_20_link" text:visited-style-name="Visited_20_Internet_20_Link">
ignat.jpg</text:a>
']</text:p>
      <text:p text:style-name="P4">
Tags: ['STOPRUSSIA', 'АГРЕСІЯ РФ', 'ВІЙНА', 'ВТОРГНЕННЯ РФ', 'ЮРІЙ ІГНАТ']</text:p>
      <text:p text:style-name="P4">
Category: News</text:p>
      <!--METADATA-->
      <text:p text:style-name="P4">
<draw:frame draw:style-name="fr1" draw:name="Image331" text:anchor-type="as-char" svg:width="6.9236in" svg:height="4.869599in" draw:z-index="0">
<draw:image xlink:href="../Images/AРМІЯINFORM/2023-04-16T90-00-00-04-00/ignat.jpg" xlink:type="simple" xlink:show="embed" xlink:actuate="onLoad" draw:mime-type="image/jpeg"/>
</draw:frame>
</text:p>
      <text:p text:style-name="P4">
Про це в ефірі <text:a xlink:type="simple" xlink:href="https://www.youtube.com/watch" text:style-name="Internet_20_link" text:visited-style-name="Visited_20_Internet_20_Link">
телевізійногомарафону</text:a>
 «Єдині новини»повідомив речник Командування Повітряних Сил ЗС України полковник Юрій Ігнат.</text:p>
      <text:p text:style-name="P4">
Відповідаючи на запитання ведучого щодо тактики, яку застосовує противник підчас завдавання ракетних ударів по території України, офіцер наголосив, що цятактика дещо змінилися.</text:p>
      <text:p text:style-name="P4">
— Восени та взимку ми вже звикли чути про масовані обстріли всієї територіїнашої країни, коли ворог застосовував увесь свій стратегічний арсенал крилатихракет, випустивши його по об’єктах нашої критичної інфраструктури. Але з весниця тактика дещо змінилися й передусім він атакує південні, східні та північнірегіони. Навіть сьогодні, на Великдень, спостерігається велика активністьросійської авіації, систем реактивної артилерії та зенітно-ракетних комплексівС-300, — підкреслив офіцер.</text:p>
      <text:p text:style-name="P4">
Щодо ворожих зенітно-ракетних систем С-300, то, як зазначив речникКомандування Повітряних Сил ЗС України, за оприлюдненою кілька місяців томуінформацією, загалом на зберіганні в росіян було близько 7 тисяч ракет,призначених для ураження цілей з цього комплексу.</text:p>
      <text:p text:style-name="P4">
— Зрозуміло, що чимало ними за цей період вже було використано. Але все одне уворога цих ракет залишається ще багато. Інша річ: в якому вони стані? Якзберігаються та чи готові до застосування? Приміром, нам відомі випадки, щоракети, які були випущені з території росії, не долітали до України, авибухали на території самої країни-агресора. А що стосується інформації провідновлення виробництва ворогом крилатих ракет Х-50, то по суті вони єаналогом тих же Х-101, які ми здатні збивати силами нашої системипротиповітряної оборони, — наголосив полковник Юрій Ігнат.</text:p>
      <text:p text:style-name="P4">
Source: <text:a xlink:type="simple" xlink:href="https://armyinform.com.ua/2023/04/16/vorog-zminyv-taktyku-obstriliv-terytoriyi-ukrayiny-yurij-ignat/" text:style-name="Internet_20_link" text:visited-style-name="Visited_20_Internet_20_Link">
https://armyinform.com.ua/2023/04/16/vorog-zminyv-taktyku-obstriliv-terytoriyi-ukrayiny-yurij-ignat/</text:a>
</text:p>
      <!--NEWS-->
      <text:h text:style-name="P10" text:outline-level="1">
<text:span text:style-name="T4">
Окупанти обстріляли храм у м. Нікополь на Дніпропетровщині — розпочато розслідування</text:span>
</text:h>
      <text:p text:style-name="P4">
Author: ['АРМІЯINFORM']</text:p>
      <text:p text:style-name="P4">
Time: 2023-04-16T91:00:00-04:00</text:p>
      <text:p text:style-name="P4">
Description: За процесуального керівництва Дніпропетровської обласної прокуратури розпочато досуд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16_15-15-21.jpg" text:style-name="Internet_20_link" text:visited-style-name="Visited_20_Internet_20_Link">
photo_2023-04-16_15-15-21.jpg</text:a>
']</text:p>
      <text:p text:style-name="P4">
Tags: ['STOPRUSSIA', 'АГРЕСІЯ РФ', 'ВТОРГНЕННЯ РФ', 'ОФІС ГЕНПРОКУРОРА УКРАЇНИ']</text:p>
      <text:p text:style-name="P4">
Category: News</text:p>
      <!--METADATA-->
      <text:p text:style-name="P4">
<draw:frame draw:style-name="fr1" draw:name="Image332" text:anchor-type="as-char" svg:width="6.9236in" svg:height="5.1927in" draw:z-index="0">
<draw:image xlink:href="../Images/AРМІЯINFORM/2023-04-16T91-00-00-04-00/photo_2023-04-16_15-15-21.jpg" xlink:type="simple" xlink:show="embed" xlink:actuate="onLoad" draw:mime-type="image/jpeg"/>
</draw:frame>
</text:p>
      <text:p text:style-name="P4">
За процесуального керівництва Дніпропетровської обласної прокуратури розпочатодосудове розслідування у кримінальному провадженні за фактом порушення законівта звичаїв війни (ч. 1 ст. 438 КК України).</text:p>
      <text:p text:style-name="P4">
Про це<text:a xlink:type="simple" xlink:href="https://armyinform.com.ua/reformator/script%20async%20src=%22https:/telegram.org/js/telegram-widget.js" text:style-name="Internet_20_link" text:visited-style-name="Visited_20_Internet_20_Link">
повідомляє</text:a>
 Офіс Генерального прокурора.</text:p>
      <text:p text:style-name="P4">
«За даними слідства, 16 квітня 2023 року збройні сили рф здійснилиартилерійський обстріл по житлових кварталах міста Нікополя. Пошкодженьзазнали житлові будинки, господарчі споруди, автомобілі та храм. Поранено двохгромадян, які перебували на території храму», — йдеться в повідомленні.</text:p>
      <text:p text:style-name="P4">
За попередніми даними, вогонь по цивільних об’єктах вівся зі ствольноїартилерії.</text:p>
      <text:p text:style-name="P4">
Проводяться першочергові заходи для фіксування злочину, скоєного армієюкраїни-агресора.</text:p>
      <text:p text:style-name="P4">
Source: <text:a xlink:type="simple" xlink:href="https://armyinform.com.ua/2023/04/16/okupanty-obstrilyaly-hram-u-m-nikopol-na-dnipropetrovshhyni-rozpochato-rozsliduvannya/" text:style-name="Internet_20_link" text:visited-style-name="Visited_20_Internet_20_Link">
https://armyinform.com.ua/2023/04/16/okupanty-obstrilyaly-hram-u-m-nikopol-na-dnipropetrovshhyni-rozpochato-rozsliduvannya/</text:a>
</text:p>
      <!--NEWS-->
      <text:h text:style-name="P10" text:outline-level="1">
<text:span text:style-name="T4">
ЗСУ відбили понад 45 атак загарбника на Донеччині</text:span>
</text:h>
      <text:p text:style-name="P4">
Author: ['АРМІЯINFORM']</text:p>
      <text:p text:style-name="P4">
Time: 2023-04-16T92:00:00-04:00</text:p>
      <text:p text:style-name="P4">
Description: Про це повідомляє Генеральний штаб Збройних Сил України.    — Ворог зазнає чимал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0_360_1676912332-614.jpg" text:style-name="Internet_20_link" text:visited-style-name="Visited_20_Internet_20_Link">
630_360_1676912332-614.jpg</text:a>
']</text:p>
      <text:p text:style-name="P4">
Tags: ['STOPRUSSIA', 'АГРЕСІЯ РФ', 'ВТОРГНЕННЯ РФ', 'ГШ ЗСУ', 'ХРОНІКА ОБОРОНИ']</text:p>
      <text:p text:style-name="P4">
Category: News</text:p>
      <!--METADATA-->
      <text:p text:style-name="P4">
<draw:frame draw:style-name="fr1" draw:name="Image333" text:anchor-type="as-char" svg:width="6.9236in" svg:height="3.956343in" draw:z-index="0">
<draw:image xlink:href="../Images/AРМІЯINFORM/2023-04-16T92-00-00-04-00/630_360_1676912332-614.jpg" xlink:type="simple" xlink:show="embed" xlink:actuate="onLoad" draw:mime-type="image/jpeg"/>
</draw:frame>
 Ілюстративне фото <text:span text:style-name="T4">
🔥Ситуація щодо російського вторгнення</text:span>
</text:p>
      <text:p text:style-name="P4">
Про це<text:a xlink:type="simple" xlink:href="https://www.facebook.com/GeneralStaff.ua/posts/pfbid037q8RHnbbEjr5u32B9YhqGHnaeriiCiqHYMYvj4Rhn3D2cTL1ztwYHBD5HETDfQ4yl" text:style-name="Internet_20_link" text:visited-style-name="Visited_20_Internet_20_Link">
повідомляє</text:a>
Генеральний штаб Збройних Сил України.</text:p>
      <text:p text:style-name="P4">
— Ворог зазнає чималих втрат, проте не відмовляється від своїх планів щодоокупації нашої території. Продовжує зосереджувати основні зусилля на веденнінаступальних дій на Лиманському, Бахмутському, Авдіївському та Мар’їнськомунапрямках. Активно застосовує оперативно-тактичну та армійську авіацію назазначених напрямках. В епіцентрі бойових дій залишаються Бахмут та Мар’їнка.Протягом доби, на зазначених ділянках фронту, нашими захисниками відбито понад45 атак противника, — зазначається у повідомленні.</text:p>
      <text:p text:style-name="P4">
Source: <text:a xlink:type="simple" xlink:href="https://armyinform.com.ua/2023/04/16/zsu-vidbyly-ponad-45-atak-zagarbnyka-na-donechchyni/" text:style-name="Internet_20_link" text:visited-style-name="Visited_20_Internet_20_Link">
https://armyinform.com.ua/2023/04/16/zsu-vidbyly-ponad-45-atak-zagarbnyka-na-donechchyni/</text:a>
</text:p>
      <!--NEWS-->
      <text:h text:style-name="P10" text:outline-level="1">
<text:span text:style-name="T4">
Українські захисники збили 4 БПЛА рф</text:span>
</text:h>
      <text:p text:style-name="P4">
Author: ['АРМІЯINFORM']</text:p>
      <text:p text:style-name="P4">
Time: 2023-04-16T93:00:00-04:00</text:p>
      <text:p text:style-name="P4">
Description: Про це повідомляє Генеральний штаб Збройних Сил України.  — Наші захисники зб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86-13.jpg" text:style-name="Internet_20_link" text:visited-style-name="Visited_20_Internet_20_Link">
86-13.jpg</text:a>
']</text:p>
      <text:p text:style-name="P4">
Tags: ['STOPRUSSIA', 'АГРЕСІЯ РФ', 'ВТОРГНЕННЯ РФ', 'ВТРАТИ ВОРОГА', 'ГШ ЗСУ']</text:p>
      <text:p text:style-name="P4">
Category: News</text:p>
      <!--METADATA-->
      <text:p text:style-name="P4">
<draw:frame draw:style-name="fr1" draw:name="Image334" text:anchor-type="as-char" svg:width="6.9236in" svg:height="4.615733in" draw:z-index="0">
<draw:image xlink:href="../Images/AРМІЯINFORM/2023-04-16T93-00-00-04-00/86-13.jpg" xlink:type="simple" xlink:show="embed" xlink:actuate="onLoad" draw:mime-type="image/jpeg"/>
</draw:frame>
Ілюстративне фото</text:p>
      <text:p text:style-name="P4">
<text:span text:style-name="T4">
🔥 Ситуація щодо російського вторгнення</text:span>
</text:p>
      <text:p text:style-name="P4">
Про це<text:a xlink:type="simple" xlink:href="https://www.facebook.com/GeneralStaff.ua/posts/pfbid037q8RHnbbEjr5u32B9YhqGHnaeriiCiqHYMYvj4Rhn3D2cTL1ztwYHBD5HETDfQ4yl" text:style-name="Internet_20_link" text:visited-style-name="Visited_20_Internet_20_Link">
повідомляє</text:a>
Генеральний штаб Збройних Сил України.</text:p>
      <text:p text:style-name="P4">
— Наші захисники збили 4 ворожих БпЛА (2 — типу «Орлан-10», 1 розвідувальний«Елерон» та 1 дрон-камікадзе «Ланцет»), — йдеться у повідомленні.</text:p>
      <text:p text:style-name="P4">
Source: <text:a xlink:type="simple" xlink:href="https://armyinform.com.ua/2023/04/16/ukrayinski-zahysnyky-zbyly-4-bpla-rf/" text:style-name="Internet_20_link" text:visited-style-name="Visited_20_Internet_20_Link">
https://armyinform.com.ua/2023/04/16/ukrayinski-zahysnyky-zbyly-4-bpla-rf/</text:a>
</text:p>
      <!--NEWS-->
      <text:h text:style-name="P10" text:outline-level="1">
<text:span text:style-name="T4">
На Запоріжжі рашисти облаштували під військовий шпиталь шкільний спортзал</text:span>
</text:h>
      <text:p text:style-name="P4">
Author: ['АРМІЯINFORM']</text:p>
      <text:p text:style-name="P4">
Time: 2023-04-16T94:00:00-04:00</text:p>
      <text:p text:style-name="P4">
Description: російські окупаційні війська продовжують зазнавати великих втрат. Всі медичні закла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riginal-4-1.jpg" text:style-name="Internet_20_link" text:visited-style-name="Visited_20_Internet_20_Link">
original-4-1.jpg</text:a>
']</text:p>
      <text:p text:style-name="P4">
Tags: ['STOPRUSSIA', 'АГРЕСІЯ РФ', 'ВТОРГНЕННЯ РФ', 'ГШ ЗСУ']</text:p>
      <text:p text:style-name="P4">
Category: News</text:p>
      <!--METADATA-->
      <text:p text:style-name="P4">
<draw:frame draw:style-name="fr1" draw:name="Image335" text:anchor-type="as-char" svg:width="6.9236in" svg:height="4.881138in" draw:z-index="0">
<draw:image xlink:href="../Images/AРМІЯINFORM/2023-04-16T94-00-00-04-00/original-4-1.jpg" xlink:type="simple" xlink:show="embed" xlink:actuate="onLoad" draw:mime-type="image/jpeg"/>
</draw:frame>
Ілюстративне фото</text:p>
      <text:p text:style-name="P4">
<text:span text:style-name="T4">
🔥 Ситуація щодо російського вторгнення</text:span>
</text:p>
      <text:p text:style-name="P4">
російські окупаційні війська продовжують зазнавати великих втрат. Всі медичнізаклади на тимчасово окупованій території переповнені пораненими загарбниками.Внаслідок цього противник використовує цивільні навчальні заклади тимчасовозаховплених територій у власних цілях.</text:p>
      <text:p text:style-name="P4">
Про це<text:a xlink:type="simple" xlink:href="https://www.facebook.com/GeneralStaff.ua/posts/pfbid037q8RHnbbEjr5u32B9YhqGHnaeriiCiqHYMYvj4Rhn3D2cTL1ztwYHBD5HETDfQ4yl" text:style-name="Internet_20_link" text:visited-style-name="Visited_20_Internet_20_Link">
повідомляє</text:a>
Генеральний штаб Збройних Сил України.</text:p>
      <text:p text:style-name="P4">
— Так, в населеному пункті Високе Запорізької області, спортивний зал місцевоїшколи окупанти облаштували під військовий шпиталь. Медичні послуги надаютьсявиключно російським військовослужбовцям, — йдеться у зведенні.</text:p>
      <text:p text:style-name="P4">
Станом на 15 квітня на лікуванні перебувало близько 100 окупантів зпораненнями різного ступеню важкості.</text:p>
      <text:p text:style-name="P4">
Також, російські зайди продовжують грабувати мирне населення України,привласнюючи зерновий урожай мирних громадян України.</text:p>
      <text:p text:style-name="P4">
У місті Бердянськ Запорізької області, так звана російська окупаційна «влада»намагається вивезти викрадену кукурудзу, завантажуючи її на баржі.</text:p>
      <text:p text:style-name="P4">
Source: <text:a xlink:type="simple" xlink:href="https://armyinform.com.ua/2023/04/16/na-zaporizhzhi-rashysty-oblashtuvaly-pid-vijskovyj-shpytal-shkilnyj-sportzal/" text:style-name="Internet_20_link" text:visited-style-name="Visited_20_Internet_20_Link">
https://armyinform.com.ua/2023/04/16/na-zaporizhzhi-rashysty-oblashtuvaly-pid-vijskovyj-shpytal-shkilnyj-sportzal/</text:a>
</text:p>
      <!--NEWS-->
      <text:h text:style-name="P10" text:outline-level="1">
<text:span text:style-name="T4">
Силами оборони України за тиждень знищено 3920 окупантів та 244 одиниці техніки</text:span>
</text:h>
      <text:p text:style-name="P4">
Author: ['АРМІЯINFORM']</text:p>
      <text:p text:style-name="P4">
Time: 2023-04-16T95:00:00-04:00</text:p>
      <text:p text:style-name="P4">
Description: Про це повідомляє перший заступник Міністра оборони України генерал-лейтенант Олександ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e0b88e01-0324-46c1-87a9-db47127974d6.jpg" text:style-name="Internet_20_link" text:visited-style-name="Visited_20_Internet_20_Link">
e0b88e01-0324-46c1-87a9-db47127974d6.jpg</text:a>
']</text:p>
      <text:p text:style-name="P4">
Tags: ['STOPRUSSIA', 'АГРЕСІЯ РФ', 'ВІЙНА', 'ВТОРГНЕННЯ РФ', 'ВТРАТИ ВОРОГА', 'ОЛЕКСАНДР ПАВЛЮК']</text:p>
      <text:p text:style-name="P4">
Category: News</text:p>
      <!--METADATA-->
      <text:p text:style-name="P4">
<draw:frame draw:style-name="fr1" draw:name="Image336" text:anchor-type="as-char" svg:width="6.9236in" svg:height="5.014077in" draw:z-index="0">
<draw:image xlink:href="../Images/AРМІЯINFORM/2023-04-16T95-00-00-04-00/e0b88e01-0324-46c1-87a9-db47127974d6.jpg" xlink:type="simple" xlink:show="embed" xlink:actuate="onLoad" draw:mime-type="image/jpeg"/>
</draw:frame>
</text:p>
      <text:p text:style-name="P4">
Про це <text:a xlink:type="simple" xlink:href="https://t.me/Pavliuk_KSV/3975" text:style-name="Internet_20_link" text:visited-style-name="Visited_20_Internet_20_Link">
повідомляє</text:a>
 перший заступник Міністраоборони України генерал-лейтенант Олександр Павлюк у Телеграмі.</text:p>
      <text:p text:style-name="P4">
<text:span text:style-name="T4">
Втрати ворога за тиждень:</text:span>
</text:p>
      <ul>
        <li>
3920 знищених окупантів,  * 244 одиниці озброєння та військової техніки</li>
      </ul>
      <text:p text:style-name="P4">
За тиждень 10 квітня — 16 квітня Силами оборони України знищено близько 3920осіб особового складу противника.</text:p>
      <text:p text:style-name="P4">
<text:span text:style-name="T4">
Суттєвих втрат зазнали озброєння/військова техніка російських військ:</text:span>
</text:p>
      <ul>
        <li>
21 танк  * 59 бойових броньованих машин  * 55 артилерійських систем  * 5 РСЗВ  * 2 установки ППО  * 56 одиниць автотехніки  * 17 одиниць спецтехніки</li>
      </ul>
      <text:p text:style-name="P4">
Окрім цього нашими захисниками збито 1 ворожий літак, 1 гелікоптер та 27 БпЛА.</text:p>
      <text:p text:style-name="P4">
Source: <text:a xlink:type="simple" xlink:href="https://armyinform.com.ua/2023/04/16/sylamy-oborony-ukrayiny-za-tyzhden-znyshheno-bilshe-3900-vorozhyh-bijcziv-ta-244-odynyczi-tehniky/" text:style-name="Internet_20_link" text:visited-style-name="Visited_20_Internet_20_Link">
https://armyinform.com.ua/2023/04/16/sylamy-oborony-ukrayiny-za-tyzhden-znyshheno-bilshe-3900-vorozhyh-bijcziv-ta-244-odynyczi-tehniky/</text:a>
</text:p>
      <!--NEWS-->
      <text:h text:style-name="P10" text:outline-level="1">
<text:span text:style-name="T4">
За відмову від паспорта рф окупанти погрожують примусовим виселенням та конфіскацією майна</text:span>
</text:h>
      <text:p text:style-name="P4">
Author: ['АРМІЯINFORM']</text:p>
      <text:p text:style-name="P4">
Time: 2023-04-16T96:00:00-04:00</text:p>
      <text:p text:style-name="P4">
Description: За повідомленням Генерального штабу ЗС України, російські окупанти продовж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c969d148f-1_600x.png" text:style-name="Internet_20_link" text:visited-style-name="Visited_20_Internet_20_Link">
4c969d148f-1_600x.png</text:a>
']</text:p>
      <text:p text:style-name="P4">
Tags: ['STOPRUSSIA', 'АГРЕСІЯ РФ', 'ВТОРГНЕННЯ РФ', 'ГШ ЗСУ', 'ХЕРСОНЩИНА']</text:p>
      <text:p text:style-name="P4">
Category: News</text:p>
      <!--METADATA-->
      <text:p text:style-name="P4">
<draw:frame draw:style-name="fr1" draw:name="Image337" text:anchor-type="as-char" svg:width="6.9236in" svg:height="4.938835in" draw:z-index="0">
<draw:image xlink:href="../Images/AРМІЯINFORM/2023-04-16T96-00-00-04-00/4c969d148f-1_600x.png" xlink:type="simple" xlink:show="embed" xlink:actuate="onLoad" draw:mime-type="image/png"/>
</draw:frame>
 Ілюстративне фото</text:p>
      <text:p text:style-name="P4">
<text:span text:style-name="T4">
🔥 Ситуація щодо російського вторгнення</text:span>
</text:p>
      <text:p text:style-name="P4">
За<text:a xlink:type="simple" xlink:href="https://www.facebook.com/GeneralStaff.ua/posts/pfbid037q8RHnbbEjr5u32B9YhqGHnaeriiCiqHYMYvj4Rhn3D2cTL1ztwYHBD5HETDfQ4yl" text:style-name="Internet_20_link" text:visited-style-name="Visited_20_Internet_20_Link">
повідомленням</text:a>
Генерального штабу ЗС України, російські окупанти продовжують примусовупаспортизацію населення тимчасово зайнятих територій України.</text:p>
      <text:p text:style-name="P4">
Зокрема, в населеному пункті Таврія Херсонської області, загарбники активноздійснюють будинковий обхід місцевих мешканців, з метою перевірки наявностіросійського паспорта. Громадянам України, які не отримали російський паспорт,повідомлено, що у разі неоформлення документів до 1 червня, таку особу будедепортовано з конфіскацією усього особистого майна.</text:p>
      <text:p text:style-name="P4">
Source: <text:a xlink:type="simple" xlink:href="https://armyinform.com.ua/2023/04/16/za-vidmovu-vid-pasporta-rf-okupanty-pogrozhuyut-prymusovym-vyselennyam-ta-konfiskacziyeyu-majna/" text:style-name="Internet_20_link" text:visited-style-name="Visited_20_Internet_20_Link">
https://armyinform.com.ua/2023/04/16/za-vidmovu-vid-pasporta-rf-okupanty-pogrozhuyut-prymusovym-vyselennyam-ta-konfiskacziyeyu-majna/</text:a>
</text:p>
      <!--NEWS-->
      <text:h text:style-name="P10" text:outline-level="1">
<text:span text:style-name="T4">
«Вони отримають зірочки, а ми як гарматне м’ясо — не хочеш воювати — дезертир — перехоплення ГУР</text:span>
</text:h>
      <text:p text:style-name="P4">
Author: ['АРМІЯINFORM']</text:p>
      <text:p text:style-name="P4">
Time: 2023-04-16T97:00:00-04:00</text:p>
      <text:p text:style-name="P4">
Description: Про це повідомляє ГУР МО України.    https://www.youtube.com/watch?v=MmA24WQ3IJ4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УР', 'ГУР ПЕРЕХОПЛЕННЯ']</text:p>
      <text:p text:style-name="P4">
Category: News</text:p>
      <!--METADATA-->
      <text:p text:style-name="P4">
Про це <text:a xlink:type="simple" xlink:href="https://gur.gov.ua/content/ony-poluchaiut-zvezdochky-a-my-kak-pushechnoe-miaso-ne-khochesh-ydty---dyzertyr-posadym-nakh-i.html" text:style-name="Internet_20_link" text:visited-style-name="Visited_20_Internet_20_Link">
повідомляє</text:a>
 ГУР МОУкраїни.</text:p>
      <text:p text:style-name="P4">
Source: <text:a xlink:type="simple" xlink:href="https://armyinform.com.ua/2023/04/16/vony-otrymayut-zirochky-a-my-yak-garmatne-myaso-ne-hochesh-voyuvaty-dezertyr-perehoplennya-gur/" text:style-name="Internet_20_link" text:visited-style-name="Visited_20_Internet_20_Link">
https://armyinform.com.ua/2023/04/16/vony-otrymayut-zirochky-a-my-yak-garmatne-myaso-ne-hochesh-voyuvaty-dezertyr-perehoplennya-gur/</text:a>
</text:p>
      <!--NEWS-->
      <text:h text:style-name="P10" text:outline-level="1">
<text:span text:style-name="T4">
Фейки, що просували російські медіа цього тижня</text:span>
</text:h>
      <text:p text:style-name="P4">
Author: ['АРМІЯINFORM']</text:p>
      <text:p text:style-name="P4">
Time: 2023-04-16T98:00:00-04:00</text:p>
      <text:p text:style-name="P4">
Description: Центр протидії дезінформації на своїй сторінці у Facebook повідомив про фейки, пошире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fejky-rashky-na-zahodi-golovna.jpg" text:style-name="Internet_20_link" text:visited-style-name="Visited_20_Internet_20_Link">
fejky-rashky-na-zahodi-golovna.jpg</text:a>
']</text:p>
      <text:p text:style-name="P4">
Tags: ['STOPRUSSIA', 'АГРЕСІЯ РФ', 'ВІЙНА', 'ВТОРГНЕННЯ РФ', 'РОСІЙСЬКІ ФЕЙКИ', 'ФЕЙКИ РФ', 'ЦЕНТР ПРОТИДІЇ ДЕЗІНФОРМАЦІЇ']</text:p>
      <text:p text:style-name="P4">
Category: News</text:p>
      <!--METADATA-->
      <text:p text:style-name="P4">
<draw:frame draw:style-name="fr1" draw:name="Image338" text:anchor-type="as-char" svg:width="6.9236in" svg:height="4.32725in" draw:z-index="0">
<draw:image xlink:href="../Images/AРМІЯINFORM/2023-04-16T98-00-00-04-00/fejky-rashky-na-zahodi-golovna.jpg" xlink:type="simple" xlink:show="embed" xlink:actuate="onLoad" draw:mime-type="image/jpeg"/>
</draw:frame>
</text:p>
      <text:p text:style-name="P4">
Центр протидії дезінформації на своїй сторінці у Facebook<text:a xlink:type="simple" xlink:href="https://www.facebook.com/protydiyadezinformatsiyi.cpd/posts/pfbid02hiFpwpCPkiTsrSLGgEXTpCfyF3yYiAaViA3nyugezfALiaH97PzMsmJ9FkLq6Xmal" text:style-name="Internet_20_link" text:visited-style-name="Visited_20_Internet_20_Link">
повідомив</text:a>
про фейки, поширені ворожими пропагандистами.</text:p>
      <text:p text:style-name="P4">
Командуванню ЗСУ байдуже на власні підрозділи у Бахмуті.</text:p>
      <text:p text:style-name="P4">
Україна не має ні сил, ні засобів для контрнаступу,.. тому Вашингтон допустиввитік таємної інформації.</text:p>
      <text:p text:style-name="P4">
На США лежить відповідальність за військово-біологічну окупацію України.</text:p>
      <text:p text:style-name="P4">
Київ підтримує кримінальну активність розкольницьких структур і неонацистськихорганізацій.</text:p>
      <text:p text:style-name="P4">
Західна зброя, що надходить в Україну, зокрема ПЗРК і ПТРК, потрапляє в рукитерористів і екстремістів.</text:p>
      <text:p text:style-name="P4">
Геополітична ситуація через біозброю США нагадує початок «атомної ери».</text:p>
      <text:p text:style-name="P4">
Source: <text:a xlink:type="simple" xlink:href="https://armyinform.com.ua/2023/04/16/fejky-shho-prosuvaly-rosijski-media-czogo-tyzhnya/" text:style-name="Internet_20_link" text:visited-style-name="Visited_20_Internet_20_Link">
https://armyinform.com.ua/2023/04/16/fejky-shho-prosuvaly-rosijski-media-czogo-tyzhnya/</text:a>
</text:p>
      <!--NEWS-->
      <text:h text:style-name="P10" text:outline-level="1">
<text:span text:style-name="T4">
Коротко. Війна. День 417. Відеодайджест</text:span>
</text:h>
      <text:p text:style-name="P4">
Author: ['АРМІЯINFORM']</text:p>
      <text:p text:style-name="P4">
Time: 2023-04-16T99:00:00-04:00</text:p>
      <text:p text:style-name="P4">
Description: Джерело: ГШ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023-04-16_234837.jpg" text:style-name="Internet_20_link" text:visited-style-name="Visited_20_Internet_20_Link">
2023-04-16_234837.jpg</text:a>
']</text:p>
      <text:p text:style-name="P4">
Tags: ['STOPRUSSIA', 'АГРЕСІЯ РФ', 'ВІЙНА', 'ВТОРГНЕННЯ РФ', 'ГШ ЗСУ']</text:p>
      <text:p text:style-name="P4">
Category: News</text:p>
      <!--METADATA-->
      <text:p text:style-name="P4">
<draw:frame draw:style-name="fr1" draw:name="Image339" text:anchor-type="as-char" svg:width="6.9236in" svg:height="3.756053in" draw:z-index="0">
<draw:image xlink:href="../Images/AРМІЯINFORM/2023-04-16T99-00-00-04-00/2023-04-16_234837.jpg" xlink:type="simple" xlink:show="embed" xlink:actuate="onLoad" draw:mime-type="image/jpeg"/>
</draw:frame>
</text:p>
      <text:p text:style-name="P4">
<text:span text:style-name="T4">
Джерело:</text:span>
<text:a xlink:type="simple" xlink:href="https://www.facebook.com/GeneralStaff.ua/videos/812723353841958/" text:style-name="Internet_20_link" text:visited-style-name="Visited_20_Internet_20_Link">
 <text:span text:style-name="T5">
ГШЗСУ</text:span>
</text:a>
</text:p>
      <text:p text:style-name="P4">
Source: <text:a xlink:type="simple" xlink:href="https://armyinform.com.ua/2023/04/16/korotko-vijna-den-417-videodajdzhest/" text:style-name="Internet_20_link" text:visited-style-name="Visited_20_Internet_20_Link">
https://armyinform.com.ua/2023/04/16/korotko-vijna-den-417-videodajdzhest/</text:a>
</text:p>
      <!--NEWS-->
      <text:h text:style-name="P10" text:outline-level="1">
<text:span text:style-name="T4">
Україна вже повернула додому 2235 військовополонених – Маляр</text:span>
</text:h>
      <text:p text:style-name="P4">
Authors: Ukrinform (Person)</text:p>
      <text:p text:style-name="P4">
Publisher: Укринформ (Organization)</text:p>
      <text:p text:style-name="P4">
Published Time: 2023-04-17T00:21:00+03:00</text:p>
      <text:p text:style-name="P4">
Modified Time: 2023-04-17T00:21:00+03:00</text:p>
      <text:p text:style-name="P4">
Description: Координаційний штаб з питань поводження з військовополоненими, Головне управління розвідки МО у співпраці з Офісом Президента від початку повномасштабного вторгнення повернули в Україну 2235 осіб. — Укрінформ.</text:p>
      <text:p text:style-name="P4">
Images: ["<text:a xlink:type="simple" xlink:href="https://static.ukrinform.com/photos/2023_04/thumb_files/630_360_1681680631-471.jpg" text:style-name="Internet_20_link" text:visited-style-name="Visited_20_Internet_20_Link">
630_360_16816...</text:a>
"]</text:p>
      <text:p text:style-name="P4">
Tags: ['Полонені', 'Війна з росією', 'Ганна Маляр']</text:p>
      <text:p text:style-name="P4">
Type: Article</text:p>
      <!--METADATA-->
      <text:p text:style-name="P4">
<draw:frame draw:style-name="fr1" draw:name="Image340" text:anchor-type="as-char" svg:width="6.9236in" svg:height="3.956343in" draw:z-index="0">
<draw:image xlink:href="../Images/yкринформ/2023-04-17T00-21-00-03-00/630_360_1681680631-471.jpg" xlink:type="simple" xlink:show="embed" xlink:actuate="onLoad" draw:mime-type="image/jpeg"/>
</draw:frame>
Координаційний штаб з питань поводження з військовополоненими, Головнеуправління розвідки МО у співпраці з Офісом Президента від початкуповномасштабного вторгнення повернули в Україну 2235 осіб.</text:p>
      <text:p text:style-name="P4">
Як передає Укрінформ, про це заступниця міністра оборони Ганна Малярповідомляє у <text:a xlink:type="simple" xlink:href="https://t.me/annamaliar/654" text:style-name="Internet_20_link" text:visited-style-name="Visited_20_Internet_20_Link">
 </text:a>
 .</text:p>
      <text:p text:style-name="P4">
"Обмін та поводження з військовополоненими - це ще один доказ цивілізованостіУкраїнської держави навіть в умовах такої руйнівної війни. Вкотре у наспрекрасні новини. Ще 130 українських оборонців вдалося визволити з російськогополону на Великдень", - зазначила Маляр.</text:p>
      <text:p text:style-name="P4">
<text:span text:style-name="T4">
Читайте також:</text:span>
 <text:span text:style-name="T4">
<text:a xlink:type="simple" xlink:href="https://www.ukrinform.ua/rubric-society/3694938-poloneni-ukrainci-ta-ihni-rodici-maut-pravo-na-grosovu-dopomogu-ta-insi-socgarantii-lubinec.html" text:style-name="Internet_20_link" text:visited-style-name="Visited_20_Internet_20_Link">
 </text:a>
 </text:span>
</text:p>
      <text:p text:style-name="P4">
За її словами, Україна з 24 лютого 2022 року вперше з початку війни, тобто з2014, організувала процес обміну та поводження з військовополоненими у повнійвідповідності до норм міжнародного права.</text:p>
      <text:p text:style-name="P4">
"Вперше цей процес став повністю офіційним та відкритим наскільки дозволяєбезпека. Весною 2022 оперативно були прийняті всі необхідні закони, постанови,накази та запущений новий ефективний цивілізований державний механізм обмінута поводження з військовополоненими", - наголосила Маляр.</text:p>
      <text:p text:style-name="P4">
11 березня 2022 був створений Координаційний штаб з питань поводження звійськовополоненими при ГУР МО. Штаб координує діяльність понад десятидержавних інституцій, що беруть участь у процесах обміну та поводження звійськовополоненими.</text:p>
      <text:p text:style-name="P4">
<text:span text:style-name="T4">
Читайте також:</text:span>
 <text:span text:style-name="T4">
<text:a xlink:type="simple" xlink:href="https://www.ukrinform.ua/rubric-ato/3682545-vijskovi-castini-ne-berut-pramoi-ucasti-v-obmini-polonenimi-koordinacijnij-stab.html" text:style-name="Internet_20_link" text:visited-style-name="Visited_20_Internet_20_Link">
 </text:a>
</text:span>
</text:p>
      <text:p text:style-name="P4">
Створені умови для тримання військовополонених ворога з дотриманням всіх вимогЖеневських конвенцій.</text:p>
      <text:p text:style-name="P4">
Врегульовано логістику військовополоненого ворога від моменту затримання додоставки у табір. У цьому процесі беруть участь декілька силових відомств іділянка відповідальності кожного закріплена нормативно.</text:p>
      <text:p text:style-name="P4">
"Тема обміну потребує тиші заради безпеки наших військових, які знаходяться уворожих місцях несвободи. Тому сказати тут можна небагато. Втім, результатиговорять самі за себе. Координаційний штаб ГУР МОУ у співпраці з ОфісомПрезидента від початку повномасштабного вторгнення повернули в Україну 2235осіб", - підкреслила Маляр.</text:p>
      <text:p text:style-name="P4">
Як повідомляв Укрінформ, Україна та росія провели Великодній обмін полоненими- _<text:span text:style-name="T4">
<text:a xlink:type="simple" xlink:href="https://www.ukrinform.ua/rubric-ato/3696541-z-rosijskogo-polonu-vizvolili-se-130-ukrainskih-vijskovih.html" text:style-name="Internet_20_link" text:visited-style-name="Visited_20_Internet_20_Link">
 </text:a>
 </text:span>
 _</text:p>
      <text:p text:style-name="P4">
Source: <text:a xlink:type="simple" xlink:href="https://www.ukrinform.ua/rubric-ato/3696777-ukraina-vze-povernula-dodomu-2235-vijskovopolonenih-malar.html" text:style-name="Internet_20_link" text:visited-style-name="Visited_20_Internet_20_Link">
https://www.ukrinform.ua/rubric-ato/3696777-ukraina-vze-povernula-dodomu-2235-vijskovopolonenih-malar.html</text:a>
</text:p>
      <!--NEWS-->
      <text:h text:style-name="P10" text:outline-level="1">
<text:span text:style-name="T4">
Генсек ООН закликав покарати винних у загибелі його підлеглих у Судані</text:span>
</text:h>
      <text:p text:style-name="P4">
Authors: Ukrinform (Person)</text:p>
      <text:p text:style-name="P4">
Publisher: Укринформ (Organization)</text:p>
      <text:p text:style-name="P4">
Published Time: 2023-04-17T00:39:00+03:00</text:p>
      <text:p text:style-name="P4">
Modified Time: 2023-04-17T00:39:00+03:00</text:p>
      <text:p text:style-name="P4">
Description: Генеральний секретар ООН Антоніу Гутерреш закликав покарати винних у загибелі його підлеглих під час бойових дій у Судані армією та силами швидкого реагування. — Укрінформ.</text:p>
      <text:p text:style-name="P4">
Images: ["<text:a xlink:type="simple" xlink:href="https://static.ukrinform.com/photos/2023_03/thumb_files/630_360_1678288128-890.jpg" text:style-name="Internet_20_link" text:visited-style-name="Visited_20_Internet_20_Link">
630_360_16782...</text:a>
"]</text:p>
      <text:p text:style-name="P4">
Tags: ['Гутерреш', 'ООН', 'Смерть', 'Судан']</text:p>
      <text:p text:style-name="P4">
Type: Article</text:p>
      <!--METADATA-->
      <text:p text:style-name="P4">
<draw:frame draw:style-name="fr1" draw:name="Image341" text:anchor-type="as-char" svg:width="6.9236in" svg:height="3.956343in" draw:z-index="0">
<draw:image xlink:href="../Images/yкринформ/2023-04-17T00-39-00-03-00/630_360_1678288128-890.jpg" xlink:type="simple" xlink:show="embed" xlink:actuate="onLoad" draw:mime-type="image/jpeg"/>
</draw:frame>
Генеральний секретар ООН Антоніу Гутерреш закликав покарати винних у загибелійого підлеглих під час бойових дій у Судані армією та силами швидкогореагування.</text:p>
      <text:p text:style-name="P4">
Про це повідомляє Укрінформ із посиланням на <text:a xlink:type="simple" xlink:href="https://twitter.com/antonioguterres/status/1647679219911073793" text:style-name="Internet_20_link" text:visited-style-name="Visited_20_Internet_20_Link">
</text:a>
 генсека ООН.</text:p>
      <text:p text:style-name="P4">
"Жахливо. Зіткнення, що тривають у Судані, призвели до загибелі та пораненьцивільних осіб, у тому числі трьох наших колег, загиблих під час виконанняроботи. Винні мають бути негайно притягнуті до відповідальності", - написаввін.</text:p>
      <text:p text:style-name="Quotations">

<text:p text:style-name="P4">
Appalling.  &gt;
  &gt;
  The ongoing clashes in Sudan have resulted in the deaths &amp; injuries of&gt;
 civilians, including 3 of our <text:a xlink:type="simple" xlink:href="https://twitter.com/WFP" text:style-name="Internet_20_link" text:visited-style-name="Visited_20_Internet_20_Link">
&gt;
 </text:a>
 colleagues killed while&gt;
 carrying out their work.  &gt;
  &gt;
  Those responsible should be brought to justice without delay.  &gt;
  &gt;
  Humanitarian workers are <text:a xlink:type="simple" xlink:href="https://twitter.com/hashtag/NotATarget" text:style-name="Internet_20_link" text:visited-style-name="Visited_20_Internet_20_Link">
&gt;
 </text:a>
 .&gt;
&gt;
 — António Guterres (@antonioguterres) <text:a xlink:type="simple" xlink:href="https://twitter.com/antonioguterres/status/1647679219911073793" text:style-name="Internet_20_link" text:visited-style-name="Visited_20_Internet_20_Link">
&gt;
 </text:a>
</text:p>

</text:p>
      <text:p text:style-name="P4">
<text:span text:style-name="T4">
Читайте також:</text:span>
 <text:span text:style-name="T4">
<text:a xlink:type="simple" xlink:href="https://www.ukrinform.ua/rubric-world/3696692-u-sudani-vnaslidok-suticok-zaginuli-j-zaznali-poranen-spivrobiniki-oon.html" text:style-name="Internet_20_link" text:visited-style-name="Visited_20_Internet_20_Link">
 </text:a>
 </text:span>
</text:p>
      <text:p text:style-name="P4">
Як повідомляв Укрінформ, 15 квітня після кількох днів напруженості між армією<text:span text:style-name="T4">
<text:a xlink:type="simple" xlink:href="https://www.ukrinform.ua/tag-sudan" text:style-name="Internet_20_link" text:visited-style-name="Visited_20_Internet_20_Link">
 </text:a>
 </text:span>
 та Силами швидкого реагування(RSF) в Хартумі пролунали вибухи й стрілянина. Суперечка зосереджена навколозапропонованого переходу країни до цивільного правління.</text:p>
      <text:p text:style-name="P4">
За останніми даними, загинули щонайменше 56 людей, 595 зазнали поранень.</text:p>
      <text:p text:style-name="P4">
Source: <text:a xlink:type="simple" xlink:href="https://www.ukrinform.ua/rubric-world/3696778-gensek-oon-zaklikav-pokarati-vinnih-u-zagibeli-jogo-pidleglih-u-sudani.html" text:style-name="Internet_20_link" text:visited-style-name="Visited_20_Internet_20_Link">
https://www.ukrinform.ua/rubric-world/3696778-gensek-oon-zaklikav-pokarati-vinnih-u-zagibeli-jogo-pidleglih-u-sudani.html</text:a>
</text:p>
      <!--NEWS-->
      <text:h text:style-name="P10" text:outline-level="1">
<text:span text:style-name="T4">
Безпека перш за все: як наші воїни навчаються, щоб не допускати помилок</text:span>
</text:h>
      <text:p text:style-name="P4">
Author: ['АРМІЯINFORM']</text:p>
      <text:p text:style-name="P4">
Time: 2023-04-17T97:00:00-04:00</text:p>
      <text:p text:style-name="P4">
Description: Наші воїни говорять, що постійний розвиток та передача досвіду — це нова реальн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6678969_627493832069929_5148567550107735089_n.jpg" text:style-name="Internet_20_link" text:visited-style-name="Visited_20_Internet_20_Link">
336678969_627493832069929_5148567550107735089_n.jpg</text:a>
', '<text:a xlink:type="simple" xlink:href="https://armyinform.com.ua/wp-content/uploads/2023/04/336675115_1019471552360962_96303350838287847_n-150x150.jpg" text:style-name="Internet_20_link" text:visited-style-name="Visited_20_Internet_20_Link">
336675115_1019471552360962_96303350838287847_n-150x150.jpg</text:a>
', '<text:a xlink:type="simple" xlink:href="https://armyinform.com.ua/wp-content/uploads/2023/04/336681444_802617214077686_5728714152765575396_n-150x150.jpg" text:style-name="Internet_20_link" text:visited-style-name="Visited_20_Internet_20_Link">
336681444_802617214077686_5728714152765575396_n-150x150.jpg</text:a>
', '<text:a xlink:type="simple" xlink:href="https://armyinform.com.ua/wp-content/uploads/2023/04/336689654_597973842264156_3466042690449563749_n-150x150.jpg" text:style-name="Internet_20_link" text:visited-style-name="Visited_20_Internet_20_Link">
336689654_597973842264156_3466042690449563749_n-150x150.jpg</text:a>
', '<text:a xlink:type="simple" xlink:href="https://armyinform.com.ua/wp-content/uploads/2023/04/336681054_216171301058305_5144797056928692989_n-150x150.jpg" text:style-name="Internet_20_link" text:visited-style-name="Visited_20_Internet_20_Link">
336681054_216171301058305_5144797056928692989_n-150x150.jpg</text:a>
', '<text:a xlink:type="simple" xlink:href="https://armyinform.com.ua/wp-content/uploads/2023/04/336684226_2547131365442888_3431754666898405789_n-150x150.jpg" text:style-name="Internet_20_link" text:visited-style-name="Visited_20_Internet_20_Link">
336684226_2547131365442888_3431754666898405789_n-150x150.jpg</text:a>
']</text:p>
      <text:p text:style-name="P4">
Tags: ['STOPRUSSIA', 'АГРЕСІЯ РФ', 'ВІЙНА', 'ВТОРГНЕННЯ РФ']</text:p>
      <text:p text:style-name="P4">
Category: News</text:p>
      <!--METADATA-->
      <text:p text:style-name="P4">
<draw:frame draw:style-name="fr1" draw:name="Image342" text:anchor-type="as-char" svg:width="6.9236in" svg:height="6.9236in" draw:z-index="0">
<draw:image xlink:href="../Images/AРМІЯINFORM/2023-04-17T97-00-00-04-00/336678969_627493832069929_5148567550107735089_n.jpg" xlink:type="simple" xlink:show="embed" xlink:actuate="onLoad" draw:mime-type="image/jpeg"/>
</draw:frame>
</text:p>
      <text:p text:style-name="P4">
Наші воїни говорять, що постійний розвиток та передача досвіду — це новареальність та критична необхідність сьогодення. Менше помилок — більшеврятованих життів, і щоб їх не допускати, вони багато та наполегливотренуються.</text:p>
      <text:p text:style-name="P4">
<text:a xlink:type="simple" xlink:href="https://armyinform.com.ua/wp-content/uploads/2023/04/336675115_1019471552360962_96303350838287847_n.jpg" text:style-name="Internet_20_link" text:visited-style-name="Visited_20_Internet_20_Link">
<draw:frame draw:style-name="fr1" draw:name="Image343" text:anchor-type="as-char" svg:width="6.9236in" svg:height="6.9236in" draw:z-index="0">
<draw:image xlink:href="../Images/AРМІЯINFORM/2023-04-17T97-00-00-04-00/336675115_1019471552360962_96303350838287847_n-150x150.jpg" xlink:type="simple" xlink:show="embed" xlink:actuate="onLoad" draw:mime-type="image/jpeg"/>
</draw:frame>
</text:a>
</text:p>
      <text:p text:style-name="P4">
<text:a xlink:type="simple" xlink:href="https://armyinform.com.ua/wp-content/uploads/2023/04/336681444_802617214077686_5728714152765575396_n.jpg" text:style-name="Internet_20_link" text:visited-style-name="Visited_20_Internet_20_Link">
<draw:frame draw:style-name="fr1" draw:name="Image344" text:anchor-type="as-char" svg:width="6.9236in" svg:height="6.9236in" draw:z-index="0">
<draw:image xlink:href="../Images/AРМІЯINFORM/2023-04-17T97-00-00-04-00/336681444_802617214077686_5728714152765575396_n-150x150.jpg" xlink:type="simple" xlink:show="embed" xlink:actuate="onLoad" draw:mime-type="image/jpeg"/>
</draw:frame>
</text:a>
</text:p>
      <text:p text:style-name="P4">
<text:a xlink:type="simple" xlink:href="https://armyinform.com.ua/wp-content/uploads/2023/04/336689654_597973842264156_3466042690449563749_n.jpg" text:style-name="Internet_20_link" text:visited-style-name="Visited_20_Internet_20_Link">
<draw:frame draw:style-name="fr1" draw:name="Image345" text:anchor-type="as-char" svg:width="6.9236in" svg:height="6.9236in" draw:z-index="0">
<draw:image xlink:href="../Images/AРМІЯINFORM/2023-04-17T97-00-00-04-00/336689654_597973842264156_3466042690449563749_n-150x150.jpg" xlink:type="simple" xlink:show="embed" xlink:actuate="onLoad" draw:mime-type="image/jpeg"/>
</draw:frame>
</text:a>
</text:p>
      <text:p text:style-name="P4">
<text:a xlink:type="simple" xlink:href="https://armyinform.com.ua/wp-content/uploads/2023/04/336681054_216171301058305_5144797056928692989_n.jpg" text:style-name="Internet_20_link" text:visited-style-name="Visited_20_Internet_20_Link">
<draw:frame draw:style-name="fr1" draw:name="Image346" text:anchor-type="as-char" svg:width="6.9236in" svg:height="6.9236in" draw:z-index="0">
<draw:image xlink:href="../Images/AРМІЯINFORM/2023-04-17T97-00-00-04-00/336681054_216171301058305_5144797056928692989_n-150x150.jpg" xlink:type="simple" xlink:show="embed" xlink:actuate="onLoad" draw:mime-type="image/jpeg"/>
</draw:frame>
</text:a>
</text:p>
      <text:p text:style-name="P4">
<text:a xlink:type="simple" xlink:href="https://armyinform.com.ua/wp-content/uploads/2023/04/336684226_2547131365442888_3431754666898405789_n.jpg" text:style-name="Internet_20_link" text:visited-style-name="Visited_20_Internet_20_Link">
<draw:frame draw:style-name="fr1" draw:name="Image347" text:anchor-type="as-char" svg:width="6.9236in" svg:height="6.9236in" draw:z-index="0">
<draw:image xlink:href="../Images/AРМІЯINFORM/2023-04-17T97-00-00-04-00/336684226_2547131365442888_3431754666898405789_n-150x150.jpg" xlink:type="simple" xlink:show="embed" xlink:actuate="onLoad" draw:mime-type="image/jpeg"/>
</draw:frame>
</text:a>
</text:p>
      <text:p text:style-name="P4">
<text:span text:style-name="T4">
Джерело:</text:span>
 <text:span text:style-name="T5">
<text:a xlink:type="simple" xlink:href="https://www.facebook.com/JointForcesCommandAFU/posts/pfbid02CsGRm9Qt4QpLWTU6Zmq2UaYxDBaky4oGyiMM7ewtBA9eYHKDkHWVhTnNnVG2AD8Fl" text:style-name="Internet_20_link" text:visited-style-name="Visited_20_Internet_20_Link">
Командування Об'єднаних Сил ЗСУкраїни</text:a>
</text:span>
</text:p>
      <text:p text:style-name="P4">
Source: <text:a xlink:type="simple" xlink:href="https://armyinform.com.ua/2023/04/17/bezpeka-persh-za-vse-yak-nashi-voyiny-navchayutsya-shhob-ne-dopuskaty-pomylok/" text:style-name="Internet_20_link" text:visited-style-name="Visited_20_Internet_20_Link">
https://armyinform.com.ua/2023/04/17/bezpeka-persh-za-vse-yak-nashi-voyiny-navchayutsya-shhob-ne-dopuskaty-pomylok/</text:a>
</text:p>
      <!--NEWS-->
      <text:h text:style-name="P10" text:outline-level="1">
<text:span text:style-name="T4">
Основні фейки, що просували світові ЗМІ</text:span>
</text:h>
      <text:p text:style-name="P4">
Author: ['АРМІЯINFORM']</text:p>
      <text:p text:style-name="P4">
Time: 2023-04-17T98:00:00-04:00</text:p>
      <text:p text:style-name="P4">
Description: Центр протидії дезінформації на своїй сторінці у Facebook повідомив про фейки, пошире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6706283_3580734978812031_4393184494829456333_n.jpg" text:style-name="Internet_20_link" text:visited-style-name="Visited_20_Internet_20_Link">
336706283_3580734978812031_4393184494829456333_n.jpg</text:a>
']</text:p>
      <text:p text:style-name="P4">
Tags: ['STOPRUSSIA', 'АГРЕСІЯ РФ', 'ВІЙНА', 'ВТОРГНЕННЯ РФ', 'РОСІЙСЬКІ ФЕЙКИ', 'ФЕЙКИ']</text:p>
      <text:p text:style-name="P4">
Category: News</text:p>
      <!--METADATA-->
      <text:p text:style-name="P4">
<draw:frame draw:style-name="fr1" draw:name="Image348" text:anchor-type="as-char" svg:width="6.9236in" svg:height="6.9236in" draw:z-index="0">
<draw:image xlink:href="../Images/AРМІЯINFORM/2023-04-17T98-00-00-04-00/336706283_3580734978812031_4393184494829456333_n.jpg" xlink:type="simple" xlink:show="embed" xlink:actuate="onLoad" draw:mime-type="image/jpeg"/>
</draw:frame>
</text:p>
      <text:p text:style-name="P4">
Центр протидії дезінформації на своїй сторінці у Facebook<text:a xlink:type="simple" xlink:href="https://www.facebook.com/protydiyadezinformatsiyi.cpd/posts/pfbid02hK6ynrCAwV7t3drycfojM7f5MBh3fC8cVNqTzmWopmV5Ckjr282UQgxohJN4kGyTl" text:style-name="Internet_20_link" text:visited-style-name="Visited_20_Internet_20_Link">
повідомив</text:a>
про фейки, поширені ворожими пропагандистами.</text:p>
      <text:p text:style-name="P4">
росія виникла як антизахідна політична держава у Х столітті, коли її першіправлячі міста та династії вирішили навернутися на православ’я.</text:p>
      <text:p text:style-name="P4">
росіяни могли захопити Бахмут набагато раніше, але існувало попереднє рішенняне робити цього.</text:p>
      <text:p text:style-name="P4">
Дуглас Макгрегор, Скотт Ріттер, Деніел Л. Девіс, Андрій Мартьянов і Жак Бо –справжні військові та професіонали розвідки, які вважають, що росіяни виграютьцю війну.</text:p>
      <text:p text:style-name="P4">
В.Зеленський готовий передати Польщі кілька західних регіонів країни в обмінна масштабну військову допомогу у «захопленні» Криму.</text:p>
      <text:p text:style-name="P4">
Україна програє конфлікт на виснаження, адже адміністрація Байдена замістьмирних переговорів лише «закидує» Україну зброєю, сподіваючись, що це допоможеїй перемогти.</text:p>
      <text:p text:style-name="P4">
Весняний контрнаступ України – смертельна пастка для США і НАТО.</text:p>
      <text:p text:style-name="P4">
Завдяки «спецоперації» росія розвіяла міф про непереможність Заходу.</text:p>
      <text:p text:style-name="P4">
Source: <text:a xlink:type="simple" xlink:href="https://armyinform.com.ua/2023/04/17/osnovni-fejky-shho-prosuvaly-svitovi-zmi-czogo-tyzhnya/" text:style-name="Internet_20_link" text:visited-style-name="Visited_20_Internet_20_Link">
https://armyinform.com.ua/2023/04/17/osnovni-fejky-shho-prosuvaly-svitovi-zmi-czogo-tyzhnya/</text:a>
</text:p>
      <!--NEWS-->
      <text:h text:style-name="P10" text:outline-level="1">
<text:span text:style-name="T4">
За рік війни Польща надала Україні допомогу на суму майже 11 мільярдів євро</text:span>
</text:h>
      <text:p text:style-name="P4">
Author: ['АРМІЯINFORM']</text:p>
      <text:p text:style-name="P4">
Time: 2023-04-17T99:00:00-04:00</text:p>
      <text:p text:style-name="P4">
Description: Про це повідомляє Служба зовнішньої розвідки України на своїй офіційній сторінц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lyustratyvne-foto_large-2.jpg" text:style-name="Internet_20_link" text:visited-style-name="Visited_20_Internet_20_Link">
ilyustratyvne-foto_large-2.jpg</text:a>
']</text:p>
      <text:p text:style-name="P4">
Tags: ['STOPRUSSIA', 'АГРЕСІЯ РФ', 'ВІЙНА', 'ВТОРГНЕННЯ РФ', 'СЛУЖБА ЗОВНІШНЬОЇ РОЗВІДКИ УКРАЇНИ']</text:p>
      <text:p text:style-name="P4">
Category: News</text:p>
      <!--METADATA-->
      <text:p text:style-name="P4">
<draw:frame draw:style-name="fr1" draw:name="Image349" text:anchor-type="as-char" svg:width="6.9236in" svg:height="3.893007in" draw:z-index="0">
<draw:image xlink:href="../Images/AРМІЯINFORM/2023-04-17T99-00-00-04-00/ilyustratyvne-foto_large-2.jpg" xlink:type="simple" xlink:show="embed" xlink:actuate="onLoad" draw:mime-type="image/jpeg"/>
</draw:frame>
</text:p>
      <text:p text:style-name="P4">
Про це<text:a xlink:type="simple" xlink:href="https://www.facebook.com/SZRUkraine/posts/pfbid02wCdwMj7pbL1EooAv2omnpRfY5o62oVQvbQRTDDREJrMxtijvXdazSWxAUp1eokF9l" text:style-name="Internet_20_link" text:visited-style-name="Visited_20_Internet_20_Link">
повідомляє</text:a>
Служба зовнішньої розвідки України на своїй офіційній сторінці в Facebook.</text:p>
      <text:p text:style-name="P4">
Кількість країн-учасниць групи, що працює над створенням спецтрибуналу щодоросійського злочину агресії, зросла до 34. Коста-Ріка заявила про готовністьприєднатися до роботи Core Group.</text:p>
      <text:p text:style-name="P4">
Члени спільної слідчої групи з розслідування тяжких міжнародних злочинів вУкраїні (JIT) підписали угоду щодо розслідування не лише воєнних злочинів, а йзлочину геноциду.</text:p>
      <text:p text:style-name="P4">
За рік війни Польща надала Україні допомогу на суму майже 11 мільярдів євро.</text:p>
      <text:p text:style-name="P4">
У Польщу доставили всі вісім танків Leopard 2, які Канада обіцяла передатиУкраїні.</text:p>
      <text:p text:style-name="P4">
Канада розгортає у Польщі три симулятори для тренування українських екіпажівтанків Leopard 2.</text:p>
      <text:p text:style-name="P4">
«Я не маю жодного сумніву й повністю впевнений, що Україна переможе», — заявивпрем’єр-міністр Канади Джастін Трюдо.</text:p>
      <text:p text:style-name="P4">
Міністерство оборони США уклало з виробником ракетних двигунів «AerojetRocketdyne» угоду на $ 215,6 млн на розширення та модернізацію підприємствцієї компанії. «Кошти будуть спрямовані на модернізацію виробничих процесів напідприємствах компанії, консолідацію виробничих ліній, закупівлю обладнання,створення систем обробки даних та збільшення швидкості виробництва та поставокJavelin, Stinger та керованих ракет GMLRS», — повідомляють у міноборони США.Зазначається, що цю роботу профінансували програмою про додаткові асигнуваннядля України.</text:p>
      <text:p text:style-name="P4">
Source: <text:a xlink:type="simple" xlink:href="https://armyinform.com.ua/2023/04/17/svit-prodovzhuye-dopomagaty-ukrayini-sluzhba-zovnishnoyi-rozvidky-ukrayiny/" text:style-name="Internet_20_link" text:visited-style-name="Visited_20_Internet_20_Link">
https://armyinform.com.ua/2023/04/17/svit-prodovzhuye-dopomagaty-ukrayini-sluzhba-zovnishnoyi-rozvidky-ukrayin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